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_E</text:p>
          </table:table-cell>
          <table:table-cell office:value-type="string" calcext:value-type="string">
            <text:p>e1_E</text:p>
          </table:table-cell>
          <table:table-cell office:value-type="string" calcext:value-type="string">
            <text:p>e2_E</text:p>
          </table:table-cell>
          <table:table-cell office:value-type="string" calcext:value-type="string">
            <text:p>e3_E</text:p>
          </table:table-cell>
          <table:table-cell office:value-type="string" calcext:value-type="string">
            <text:p>f_E</text:p>
          </table:table-cell>
          <table:table-cell/>
          <table:table-cell office:value-type="string" calcext:value-type="string">
            <text:p>time_T</text:p>
          </table:table-cell>
          <table:table-cell office:value-type="string" calcext:value-type="string">
            <text:p>e1_T</text:p>
          </table:table-cell>
          <table:table-cell office:value-type="string" calcext:value-type="string">
            <text:p>e2_T</text:p>
          </table:table-cell>
          <table:table-cell office:value-type="string" calcext:value-type="string">
            <text:p>e3_T</text:p>
          </table:table-cell>
          <table:table-cell office:value-type="string" calcext:value-type="string">
            <text:p>f_T</text:p>
          </table:table-cell>
          <table:table-cell/>
          <table:table-cell office:value-type="string" calcext:value-type="string">
            <text:p>Time_20</text:p>
          </table:table-cell>
          <table:table-cell office:value-type="string" calcext:value-type="string">
            <text:p>E1_20</text:p>
          </table:table-cell>
          <table:table-cell office:value-type="string" calcext:value-type="string">
            <text:p>E2_20</text:p>
          </table:table-cell>
          <table:table-cell office:value-type="string" calcext:value-type="string">
            <text:p>E3_20</text:p>
          </table:table-cell>
          <table:table-cell office:value-type="string" calcext:value-type="string">
            <text:p>F_20</text:p>
          </table:table-cell>
          <table:table-cell table:number-columns-repeated="100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9" calcext:value-type="float">
            <text:p>0.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59" calcext:value-type="float">
            <text:p>0.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2" calcext:value-type="float">
            <text:p>0.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2" calcext:value-type="float">
            <text:p>0.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6" calcext:value-type="float">
            <text:p>0.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6" calcext:value-type="float">
            <text:p>0.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9" calcext:value-type="float">
            <text:p>0.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69" calcext:value-type="float">
            <text:p>0.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.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.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4" calcext:value-type="float">
            <text:p>0.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6" calcext:value-type="float">
            <text:p>0.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7" calcext:value-type="float">
            <text:p>0.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6" calcext:value-type="float">
            <text:p>0.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7" calcext:value-type="float">
            <text:p>0.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9" calcext:value-type="float">
            <text:p>0.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79" calcext:value-type="float">
            <text:p>0.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10000000000001" calcext:value-type="float">
            <text:p>0.81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20000000000001" calcext:value-type="float">
            <text:p>0.82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30000000000001" calcext:value-type="float">
            <text:p>0.83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40000000000001" calcext:value-type="float">
            <text:p>0.84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50000000000001" calcext:value-type="float">
            <text:p>0.85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60000000000001" calcext:value-type="float">
            <text:p>0.86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70000000000001" calcext:value-type="float">
            <text:p>0.87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80000000000001" calcext:value-type="float">
            <text:p>0.88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890000000000001" calcext:value-type="float">
            <text:p>0.89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00000000000001" calcext:value-type="float">
            <text:p>0.90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2" calcext:value-type="float">
            <text:p>0.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10000000000001" calcext:value-type="float">
            <text:p>0.91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20000000000001" calcext:value-type="float">
            <text:p>0.92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30000000000001" calcext:value-type="float">
            <text:p>0.93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40000000000001" calcext:value-type="float">
            <text:p>0.94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6" calcext:value-type="float">
            <text:p>0.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50000000000001" calcext:value-type="float">
            <text:p>0.95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60000000000001" calcext:value-type="float">
            <text:p>0.96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70000000000001" calcext:value-type="float">
            <text:p>0.97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9" calcext:value-type="float">
            <text:p>0.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80000000000001" calcext:value-type="float">
            <text:p>0.98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990000000000001" calcext:value-type="float">
            <text:p>0.990000000000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0833333333333279" calcext:value-type="float">
            <text:p>0.000833333333333279</text:p>
          </table:table-cell>
          <table:table-cell table:number-columns-repeated="2" office:value-type="float" office:value="0.999166666666667" calcext:value-type="float">
            <text:p>0.999166666666667</text:p>
          </table:table-cell>
          <table:table-cell table:number-columns-repeated="1007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.9975" calcext:value-type="float">
            <text:p>0.9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0833333333333279" calcext:value-type="float">
            <text:p>0.000833333333333279</text:p>
          </table:table-cell>
          <table:table-cell table:number-columns-repeated="2" office:value-type="float" office:value="0.999166666666667" calcext:value-type="float">
            <text:p>0.999166666666667</text:p>
          </table:table-cell>
          <table:table-cell table:number-columns-repeated="1007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95" calcext:value-type="float">
            <text:p>0.995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00749375" calcext:value-type="float">
            <text:p>0.00749375</text:p>
          </table:table-cell>
          <table:table-cell table:number-columns-repeated="2" office:value-type="float" office:value="0.992506" calcext:value-type="float">
            <text:p>0.992506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00581669787328554" calcext:value-type="float">
            <text:p>0.00581669787328554</text:p>
          </table:table-cell>
          <table:table-cell table:number-columns-repeated="2" office:value-type="float" office:value="0.994183302126714" calcext:value-type="float">
            <text:p>0.994183302126714</text:p>
          </table:table-cell>
          <table:table-cell table:number-columns-repeated="1007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99" calcext:value-type="float">
            <text:p>0.99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0124688" calcext:value-type="float">
            <text:p>0.0124688</text:p>
          </table:table-cell>
          <table:table-cell table:number-columns-repeated="2" office:value-type="float" office:value="0.987531" calcext:value-type="float">
            <text:p>0.987531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.0107752077789045" calcext:value-type="float">
            <text:p>0.0107752077789045</text:p>
          </table:table-cell>
          <table:table-cell table:number-columns-repeated="2" office:value-type="float" office:value="0.989224792221095" calcext:value-type="float">
            <text:p>0.989224792221095</text:p>
          </table:table-cell>
          <table:table-cell table:number-columns-repeated="1007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0.014975" calcext:value-type="float">
            <text:p>0.014975</text:p>
          </table:table-cell>
          <table:table-cell table:number-columns-repeated="2" office:value-type="float" office:value="0.985025" calcext:value-type="float">
            <text:p>0.98502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0.0174189" calcext:value-type="float">
            <text:p>0.0174189</text:p>
          </table:table-cell>
          <table:table-cell table:number-columns-repeated="2" office:value-type="float" office:value="0.982581" calcext:value-type="float">
            <text:p>0.98258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015708987013196" calcext:value-type="float">
            <text:p>0.015708987013196</text:p>
          </table:table-cell>
          <table:table-cell table:number-columns-repeated="2" office:value-type="float" office:value="0.984291012986804" calcext:value-type="float">
            <text:p>0.984291012986804</text:p>
          </table:table-cell>
          <table:table-cell table:number-columns-repeated="1007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0.019925" calcext:value-type="float">
            <text:p>0.019925</text:p>
          </table:table-cell>
          <table:table-cell table:number-columns-repeated="2" office:value-type="float" office:value="0.980075" calcext:value-type="float">
            <text:p>0.98007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0.0223441" calcext:value-type="float">
            <text:p>0.0223441</text:p>
          </table:table-cell>
          <table:table-cell table:number-columns-repeated="2" office:value-type="float" office:value="0.977656" calcext:value-type="float">
            <text:p>0.977656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0206181589208978" calcext:value-type="float">
            <text:p>0.0206181589208978</text:p>
          </table:table-cell>
          <table:table-cell table:number-columns-repeated="2" office:value-type="float" office:value="0.979381841079102" calcext:value-type="float">
            <text:p>0.979381841079102</text:p>
          </table:table-cell>
          <table:table-cell table:number-columns-repeated="1007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0248501" calcext:value-type="float">
            <text:p>0.0248501</text:p>
          </table:table-cell>
          <table:table-cell table:number-columns-repeated="2" office:value-type="float" office:value="0.97515" calcext:value-type="float">
            <text:p>0.97515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0272447" calcext:value-type="float">
            <text:p>0.0272447</text:p>
          </table:table-cell>
          <table:table-cell table:number-columns-repeated="2" office:value-type="float" office:value="0.972755" calcext:value-type="float">
            <text:p>0.97275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0.0255028462315635" calcext:value-type="float">
            <text:p>0.0255028462315635</text:p>
          </table:table-cell>
          <table:table-cell table:number-columns-repeated="2" office:value-type="float" office:value="0.974497153768436" calcext:value-type="float">
            <text:p>0.974497153768436</text:p>
          </table:table-cell>
          <table:table-cell table:number-columns-repeated="1007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.0297505" calcext:value-type="float">
            <text:p>0.0297505</text:p>
          </table:table-cell>
          <table:table-cell table:number-columns-repeated="2" office:value-type="float" office:value="0.970249" calcext:value-type="float">
            <text:p>0.970249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.0321208" calcext:value-type="float">
            <text:p>0.0321208</text:p>
          </table:table-cell>
          <table:table-cell table:number-columns-repeated="2" office:value-type="float" office:value="0.967879" calcext:value-type="float">
            <text:p>0.967879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0.0303631710626301" calcext:value-type="float">
            <text:p>0.0303631710626301</text:p>
          </table:table-cell>
          <table:table-cell table:number-columns-repeated="2" office:value-type="float" office:value="0.96963682893737" calcext:value-type="float">
            <text:p>0.96963682893737</text:p>
          </table:table-cell>
          <table:table-cell table:number-columns-repeated="1007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.0346262" calcext:value-type="float">
            <text:p>0.0346262</text:p>
          </table:table-cell>
          <table:table-cell table:number-columns-repeated="2" office:value-type="float" office:value="0.965374" calcext:value-type="float">
            <text:p>0.965374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.0369723" calcext:value-type="float">
            <text:p>0.0369723</text:p>
          </table:table-cell>
          <table:table-cell table:number-columns-repeated="2" office:value-type="float" office:value="0.963028" calcext:value-type="float">
            <text:p>0.963028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0351992549224715" calcext:value-type="float">
            <text:p>0.0351992549224715</text:p>
          </table:table-cell>
          <table:table-cell table:number-columns-repeated="2" office:value-type="float" office:value="0.964800745077528" calcext:value-type="float">
            <text:p>0.964800745077528</text:p>
          </table:table-cell>
          <table:table-cell table:number-columns-repeated="100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0394775" calcext:value-type="float">
            <text:p>0.0394775</text:p>
          </table:table-cell>
          <table:table-cell table:number-columns-repeated="2" office:value-type="float" office:value="0.960523" calcext:value-type="float">
            <text:p>0.96052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0417996" calcext:value-type="float">
            <text:p>0.0417996</text:p>
          </table:table-cell>
          <table:table-cell table:number-columns-repeated="2" office:value-type="float" office:value="0.9582" calcext:value-type="float">
            <text:p>0.9582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.0400112187134362" calcext:value-type="float">
            <text:p>0.0400112187134362</text:p>
          </table:table-cell>
          <table:table-cell table:number-columns-repeated="2" office:value-type="float" office:value="0.959988781286564" calcext:value-type="float">
            <text:p>0.959988781286564</text:p>
          </table:table-cell>
          <table:table-cell table:number-columns-repeated="1007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0.0443044" calcext:value-type="float">
            <text:p>0.0443044</text:p>
          </table:table-cell>
          <table:table-cell table:number-columns-repeated="2" office:value-type="float" office:value="0.955696" calcext:value-type="float">
            <text:p>0.955696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0.0466027" calcext:value-type="float">
            <text:p>0.0466027</text:p>
          </table:table-cell>
          <table:table-cell table:number-columns-repeated="2" office:value-type="float" office:value="0.953397" calcext:value-type="float">
            <text:p>0.953397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0.0447991827348695" calcext:value-type="float">
            <text:p>0.0447991827348695</text:p>
          </table:table-cell>
          <table:table-cell table:number-columns-repeated="2" office:value-type="float" office:value="0.955200817265131" calcext:value-type="float">
            <text:p>0.955200817265131</text:p>
          </table:table-cell>
          <table:table-cell table:number-columns-repeated="1007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0.049107" calcext:value-type="float">
            <text:p>0.049107</text:p>
          </table:table-cell>
          <table:table-cell table:number-columns-repeated="2" office:value-type="float" office:value="0.950893" calcext:value-type="float">
            <text:p>0.950893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0.0513817" calcext:value-type="float">
            <text:p>0.0513817</text:p>
          </table:table-cell>
          <table:table-cell table:number-columns-repeated="2" office:value-type="float" office:value="0.948618" calcext:value-type="float">
            <text:p>0.94861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0495632666861213" calcext:value-type="float">
            <text:p>0.0495632666861213</text:p>
          </table:table-cell>
          <table:table-cell table:number-columns-repeated="2" office:value-type="float" office:value="0.950436733313879" calcext:value-type="float">
            <text:p>0.950436733313879</text:p>
          </table:table-cell>
          <table:table-cell table:number-columns-repeated="1007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0.0538855" calcext:value-type="float">
            <text:p>0.0538855</text:p>
          </table:table-cell>
          <table:table-cell table:number-columns-repeated="2" office:value-type="float" office:value="0.946115" calcext:value-type="float">
            <text:p>0.94611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0.0561367" calcext:value-type="float">
            <text:p>0.0561367</text:p>
          </table:table-cell>
          <table:table-cell table:number-columns-repeated="2" office:value-type="float" office:value="0.943863" calcext:value-type="float">
            <text:p>0.943863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0.0543035896695386" calcext:value-type="float">
            <text:p>0.0543035896695386</text:p>
          </table:table-cell>
          <table:table-cell table:number-columns-repeated="2" office:value-type="float" office:value="0.945696410330461" calcext:value-type="float">
            <text:p>0.945696410330461</text:p>
          </table:table-cell>
          <table:table-cell table:number-columns-repeated="1007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float" office:value="0.0586399" calcext:value-type="float">
            <text:p>0.0586399</text:p>
          </table:table-cell>
          <table:table-cell table:number-columns-repeated="2" office:value-type="float" office:value="0.94136" calcext:value-type="float">
            <text:p>0.94136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float" office:value="0.0608679" calcext:value-type="float">
            <text:p>0.0608679</text:p>
          </table:table-cell>
          <table:table-cell table:number-columns-repeated="2" office:value-type="float" office:value="0.939132" calcext:value-type="float">
            <text:p>0.939132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0.0590202701934428" calcext:value-type="float">
            <text:p>0.0590202701934428</text:p>
          </table:table-cell>
          <table:table-cell table:number-columns-repeated="2" office:value-type="float" office:value="0.940979729806557" calcext:value-type="float">
            <text:p>0.940979729806557</text:p>
          </table:table-cell>
          <table:table-cell table:number-columns-repeated="1007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0.0633705" calcext:value-type="float">
            <text:p>0.0633705</text:p>
          </table:table-cell>
          <table:table-cell table:number-columns-repeated="2" office:value-type="float" office:value="0.93663" calcext:value-type="float">
            <text:p>0.93663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0.0655754" calcext:value-type="float">
            <text:p>0.0655754</text:p>
          </table:table-cell>
          <table:table-cell table:number-columns-repeated="2" office:value-type="float" office:value="0.934425" calcext:value-type="float">
            <text:p>0.93442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0.0637134261750927" calcext:value-type="float">
            <text:p>0.0637134261750927</text:p>
          </table:table-cell>
          <table:table-cell table:number-columns-repeated="2" office:value-type="float" office:value="0.936286573824907" calcext:value-type="float">
            <text:p>0.936286573824907</text:p>
          </table:table-cell>
          <table:table-cell table:number-columns-repeated="1007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.0680773" calcext:value-type="float">
            <text:p>0.0680773</text:p>
          </table:table-cell>
          <table:table-cell table:number-columns-repeated="2" office:value-type="float" office:value="0.931923" calcext:value-type="float">
            <text:p>0.931923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.0702593" calcext:value-type="float">
            <text:p>0.0702593</text:p>
          </table:table-cell>
          <table:table-cell table:number-columns-repeated="2" office:value-type="float" office:value="0.929741" calcext:value-type="float">
            <text:p>0.929741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float" office:value="0.0683831749436323" calcext:value-type="float">
            <text:p>0.0683831749436323</text:p>
          </table:table-cell>
          <table:table-cell table:number-columns-repeated="2" office:value-type="float" office:value="0.931616825056368" calcext:value-type="float">
            <text:p>0.931616825056368</text:p>
          </table:table-cell>
          <table:table-cell table:number-columns-repeated="1007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.0727604" calcext:value-type="float">
            <text:p>0.0727604</text:p>
          </table:table-cell>
          <table:table-cell table:number-columns-repeated="2" office:value-type="float" office:value="0.92724" calcext:value-type="float">
            <text:p>0.92724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.0749197" calcext:value-type="float">
            <text:p>0.0749197</text:p>
          </table:table-cell>
          <table:table-cell table:number-columns-repeated="2" office:value-type="float" office:value="0.92508" calcext:value-type="float">
            <text:p>0.92508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0.0730296332430239" calcext:value-type="float">
            <text:p>0.0730296332430239</text:p>
          </table:table-cell>
          <table:table-cell table:number-columns-repeated="2" office:value-type="float" office:value="0.926970366756976" calcext:value-type="float">
            <text:p>0.926970366756976</text:p>
          </table:table-cell>
          <table:table-cell table:number-columns-repeated="1007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0.0774201" calcext:value-type="float">
            <text:p>0.0774201</text:p>
          </table:table-cell>
          <table:table-cell table:number-columns-repeated="2" office:value-type="float" office:value="0.92258" calcext:value-type="float">
            <text:p>0.92258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0.0795568" calcext:value-type="float">
            <text:p>0.0795568</text:p>
          </table:table-cell>
          <table:table-cell table:number-columns-repeated="2" office:value-type="float" office:value="0.920443" calcext:value-type="float">
            <text:p>0.920443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.0776529172349671" calcext:value-type="float">
            <text:p>0.0776529172349671</text:p>
          </table:table-cell>
          <table:table-cell table:number-columns-repeated="2" office:value-type="float" office:value="0.922347082765033" calcext:value-type="float">
            <text:p>0.922347082765033</text:p>
          </table:table-cell>
          <table:table-cell table:number-columns-repeated="1007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0.0820563" calcext:value-type="float">
            <text:p>0.0820563</text:p>
          </table:table-cell>
          <table:table-cell table:number-columns-repeated="2" office:value-type="float" office:value="0.917944" calcext:value-type="float">
            <text:p>0.917944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0.0841706" calcext:value-type="float">
            <text:p>0.0841706</text:p>
          </table:table-cell>
          <table:table-cell table:number-columns-repeated="2" office:value-type="float" office:value="0.915829" calcext:value-type="float">
            <text:p>0.915829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.0822531425018025" calcext:value-type="float">
            <text:p>0.0822531425018025</text:p>
          </table:table-cell>
          <table:table-cell table:number-columns-repeated="2" office:value-type="float" office:value="0.917746857498198" calcext:value-type="float">
            <text:p>0.917746857498198</text:p>
          </table:table-cell>
          <table:table-cell table:number-columns-repeated="100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0866692" calcext:value-type="float">
            <text:p>0.0866692</text:p>
          </table:table-cell>
          <table:table-cell table:number-columns-repeated="2" office:value-type="float" office:value="0.913331" calcext:value-type="float">
            <text:p>0.9133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0887613" calcext:value-type="float">
            <text:p>0.0887613</text:p>
          </table:table-cell>
          <table:table-cell table:number-columns-repeated="2" office:value-type="float" office:value="0.911239" calcext:value-type="float">
            <text:p>0.911239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0.0868304240494013" calcext:value-type="float">
            <text:p>0.0868304240494013</text:p>
          </table:table-cell>
          <table:table-cell table:number-columns-repeated="2" office:value-type="float" office:value="0.913169575950599" calcext:value-type="float">
            <text:p>0.913169575950599</text:p>
          </table:table-cell>
          <table:table-cell table:number-columns-repeated="1007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.0912589" calcext:value-type="float">
            <text:p>0.0912589</text:p>
          </table:table-cell>
          <table:table-cell table:number-columns-repeated="2" office:value-type="float" office:value="0.908741" calcext:value-type="float">
            <text:p>0.90874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.0933289" calcext:value-type="float">
            <text:p>0.0933289</text:p>
          </table:table-cell>
          <table:table-cell table:number-columns-repeated="2" office:value-type="float" office:value="0.906671" calcext:value-type="float">
            <text:p>0.906671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0.0913848763100406" calcext:value-type="float">
            <text:p>0.0913848763100406</text:p>
          </table:table-cell>
          <table:table-cell table:number-columns-repeated="2" office:value-type="float" office:value="0.908615123689959" calcext:value-type="float">
            <text:p>0.908615123689959</text:p>
          </table:table-cell>
          <table:table-cell table:number-columns-repeated="1007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0.0958255" calcext:value-type="float">
            <text:p>0.0958255</text:p>
          </table:table-cell>
          <table:table-cell table:number-columns-repeated="2" office:value-type="float" office:value="0.904174" calcext:value-type="float">
            <text:p>0.904174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0.0978737" calcext:value-type="float">
            <text:p>0.0978737</text:p>
          </table:table-cell>
          <table:table-cell table:number-columns-repeated="2" office:value-type="float" office:value="0.902126" calcext:value-type="float">
            <text:p>0.90212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0959166131452642" calcext:value-type="float">
            <text:p>0.0959166131452642</text:p>
          </table:table-cell>
          <table:table-cell table:number-columns-repeated="2" office:value-type="float" office:value="0.904083386854736" calcext:value-type="float">
            <text:p>0.904083386854736</text:p>
          </table:table-cell>
          <table:table-cell table:number-columns-repeated="1007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0.100369" calcext:value-type="float">
            <text:p>0.100369</text:p>
          </table:table-cell>
          <table:table-cell table:number-columns-repeated="2" office:value-type="float" office:value="0.899631" calcext:value-type="float">
            <text:p>0.899631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0.102396" calcext:value-type="float">
            <text:p>0.102396</text:p>
          </table:table-cell>
          <table:table-cell table:number-columns-repeated="2" office:value-type="float" office:value="0.897604" calcext:value-type="float">
            <text:p>0.897604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.100425747848729" calcext:value-type="float">
            <text:p>0.100425747848729</text:p>
          </table:table-cell>
          <table:table-cell table:number-columns-repeated="2" office:value-type="float" office:value="0.899574252151271" calcext:value-type="float">
            <text:p>0.899574252151271</text:p>
          </table:table-cell>
          <table:table-cell table:number-columns-repeated="1007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0.10489" calcext:value-type="float">
            <text:p>0.10489</text:p>
          </table:table-cell>
          <table:table-cell table:number-columns-repeated="2" office:value-type="float" office:value="0.89511" calcext:value-type="float">
            <text:p>0.89511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0.106895" calcext:value-type="float">
            <text:p>0.106895</text:p>
          </table:table-cell>
          <table:table-cell table:number-columns-repeated="2" office:value-type="float" office:value="0.893105" calcext:value-type="float">
            <text:p>0.893105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0.104912393149037" calcext:value-type="float">
            <text:p>0.104912393149037</text:p>
          </table:table-cell>
          <table:table-cell table:number-columns-repeated="2" office:value-type="float" office:value="0.895087606850963" calcext:value-type="float">
            <text:p>0.895087606850963</text:p>
          </table:table-cell>
          <table:table-cell table:number-columns-repeated="1007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.109388" calcext:value-type="float">
            <text:p>0.109388</text:p>
          </table:table-cell>
          <table:table-cell table:number-columns-repeated="2" office:value-type="float" office:value="0.890612" calcext:value-type="float">
            <text:p>0.890612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.111372" calcext:value-type="float">
            <text:p>0.111372</text:p>
          </table:table-cell>
          <table:table-cell table:number-columns-repeated="2" office:value-type="float" office:value="0.888628" calcext:value-type="float">
            <text:p>0.888628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0.109376661212555" calcext:value-type="float">
            <text:p>0.109376661212555</text:p>
          </table:table-cell>
          <table:table-cell table:number-columns-repeated="2" office:value-type="float" office:value="0.890623338787445" calcext:value-type="float">
            <text:p>0.890623338787445</text:p>
          </table:table-cell>
          <table:table-cell table:number-columns-repeated="1007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.113864" calcext:value-type="float">
            <text:p>0.113864</text:p>
          </table:table-cell>
          <table:table-cell table:number-columns-repeated="2" office:value-type="float" office:value="0.886136" calcext:value-type="float">
            <text:p>0.886136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.115826" calcext:value-type="float">
            <text:p>0.115826</text:p>
          </table:table-cell>
          <table:table-cell table:number-columns-repeated="2" office:value-type="float" office:value="0.884174" calcext:value-type="float">
            <text:p>0.884174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0.113818663646217" calcext:value-type="float">
            <text:p>0.113818663646217</text:p>
          </table:table-cell>
          <table:table-cell table:number-columns-repeated="2" office:value-type="float" office:value="0.886181336353783" calcext:value-type="float">
            <text:p>0.886181336353783</text:p>
          </table:table-cell>
          <table:table-cell table:number-columns-repeated="1007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0.118317" calcext:value-type="float">
            <text:p>0.118317</text:p>
          </table:table-cell>
          <table:table-cell table:number-columns-repeated="2" office:value-type="float" office:value="0.881683" calcext:value-type="float">
            <text:p>0.881683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0.120258" calcext:value-type="float">
            <text:p>0.120258</text:p>
          </table:table-cell>
          <table:table-cell table:number-columns-repeated="2" office:value-type="float" office:value="0.879742" calcext:value-type="float">
            <text:p>0.879742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.118238511500315" calcext:value-type="float">
            <text:p>0.118238511500315</text:p>
          </table:table-cell>
          <table:table-cell table:number-columns-repeated="2" office:value-type="float" office:value="0.881761488499685" calcext:value-type="float">
            <text:p>0.881761488499685</text:p>
          </table:table-cell>
          <table:table-cell table:number-columns-repeated="1007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0.122748" calcext:value-type="float">
            <text:p>0.122748</text:p>
          </table:table-cell>
          <table:table-cell table:number-columns-repeated="2" office:value-type="float" office:value="0.877252" calcext:value-type="float">
            <text:p>0.877252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0.124668" calcext:value-type="float">
            <text:p>0.124668</text:p>
          </table:table-cell>
          <table:table-cell table:number-columns-repeated="2" office:value-type="float" office:value="0.875332" calcext:value-type="float">
            <text:p>0.875332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.122636315271276" calcext:value-type="float">
            <text:p>0.122636315271276</text:p>
          </table:table-cell>
          <table:table-cell table:number-columns-repeated="2" office:value-type="float" office:value="0.877363684728724" calcext:value-type="float">
            <text:p>0.877363684728724</text:p>
          </table:table-cell>
          <table:table-cell table:number-columns-repeated="1007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0.127156" calcext:value-type="float">
            <text:p>0.127156</text:p>
          </table:table-cell>
          <table:table-cell table:number-columns-repeated="2" office:value-type="float" office:value="0.872844" calcext:value-type="float">
            <text:p>0.872844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0.129056" calcext:value-type="float">
            <text:p>0.129056</text:p>
          </table:table-cell>
          <table:table-cell table:number-columns-repeated="2" office:value-type="float" office:value="0.870944" calcext:value-type="float">
            <text:p>0.870944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0.127012184904423" calcext:value-type="float">
            <text:p>0.127012184904423</text:p>
          </table:table-cell>
          <table:table-cell table:number-columns-repeated="2" office:value-type="float" office:value="0.872987815095577" calcext:value-type="float">
            <text:p>0.872987815095577</text:p>
          </table:table-cell>
          <table:table-cell table:number-columns-repeated="100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131542" calcext:value-type="float">
            <text:p>0.131542</text:p>
          </table:table-cell>
          <table:table-cell table:number-columns-repeated="2" office:value-type="float" office:value="0.868458" calcext:value-type="float">
            <text:p>0.86845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133421" calcext:value-type="float">
            <text:p>0.133421</text:p>
          </table:table-cell>
          <table:table-cell table:number-columns-repeated="2" office:value-type="float" office:value="0.866579" calcext:value-type="float">
            <text:p>0.866579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float" office:value="0.131366229796724" calcext:value-type="float">
            <text:p>0.131366229796724</text:p>
          </table:table-cell>
          <table:table-cell table:number-columns-repeated="2" office:value-type="float" office:value="0.868633770203276" calcext:value-type="float">
            <text:p>0.868633770203276</text:p>
          </table:table-cell>
          <table:table-cell table:number-columns-repeated="1007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float" office:value="0.135906" calcext:value-type="float">
            <text:p>0.135906</text:p>
          </table:table-cell>
          <table:table-cell table:number-columns-repeated="2" office:value-type="float" office:value="0.864094" calcext:value-type="float">
            <text:p>0.864094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float" office:value="0.137765" calcext:value-type="float">
            <text:p>0.137765</text:p>
          </table:table-cell>
          <table:table-cell table:number-columns-repeated="2" office:value-type="float" office:value="0.862235" calcext:value-type="float">
            <text:p>0.862235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0.135698558799529" calcext:value-type="float">
            <text:p>0.135698558799529</text:p>
          </table:table-cell>
          <table:table-cell table:number-columns-repeated="2" office:value-type="float" office:value="0.864301441200471" calcext:value-type="float">
            <text:p>0.864301441200471</text:p>
          </table:table-cell>
          <table:table-cell table:number-columns-repeated="1007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0.140249" calcext:value-type="float">
            <text:p>0.140249</text:p>
          </table:table-cell>
          <table:table-cell table:number-columns-repeated="2" office:value-type="float" office:value="0.859751" calcext:value-type="float">
            <text:p>0.859751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0.142087" calcext:value-type="float">
            <text:p>0.142087</text:p>
          </table:table-cell>
          <table:table-cell table:number-columns-repeated="2" office:value-type="float" office:value="0.857913" calcext:value-type="float">
            <text:p>0.85791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140009280221288" calcext:value-type="float">
            <text:p>0.140009280221288</text:p>
          </table:table-cell>
          <table:table-cell table:number-columns-repeated="2" office:value-type="float" office:value="0.859990719778712" calcext:value-type="float">
            <text:p>0.859990719778712</text:p>
          </table:table-cell>
          <table:table-cell table:number-columns-repeated="1007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0.144569" calcext:value-type="float">
            <text:p>0.144569</text:p>
          </table:table-cell>
          <table:table-cell table:number-columns-repeated="2" office:value-type="float" office:value="0.855431" calcext:value-type="float">
            <text:p>0.855431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0.146388" calcext:value-type="float">
            <text:p>0.146388</text:p>
          </table:table-cell>
          <table:table-cell table:number-columns-repeated="2" office:value-type="float" office:value="0.853612" calcext:value-type="float">
            <text:p>0.853612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float" office:value="0.144298501830262" calcext:value-type="float">
            <text:p>0.144298501830262</text:p>
          </table:table-cell>
          <table:table-cell table:number-columns-repeated="2" office:value-type="float" office:value="0.855701498169738" calcext:value-type="float">
            <text:p>0.855701498169738</text:p>
          </table:table-cell>
          <table:table-cell table:number-columns-repeated="1007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148868" calcext:value-type="float">
            <text:p>0.148868</text:p>
          </table:table-cell>
          <table:table-cell table:number-columns-repeated="2" office:value-type="float" office:value="0.851132" calcext:value-type="float">
            <text:p>0.851132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150666" calcext:value-type="float">
            <text:p>0.150666</text:p>
          </table:table-cell>
          <table:table-cell table:number-columns-repeated="2" office:value-type="float" office:value="0.849334" calcext:value-type="float">
            <text:p>0.849334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0.148566330857215" calcext:value-type="float">
            <text:p>0.148566330857215</text:p>
          </table:table-cell>
          <table:table-cell table:number-columns-repeated="2" office:value-type="float" office:value="0.851433669142785" calcext:value-type="float">
            <text:p>0.851433669142785</text:p>
          </table:table-cell>
          <table:table-cell table:number-columns-repeated="1007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0.153145" calcext:value-type="float">
            <text:p>0.153145</text:p>
          </table:table-cell>
          <table:table-cell table:number-columns-repeated="2" office:value-type="float" office:value="0.846855" calcext:value-type="float">
            <text:p>0.84685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0.154924" calcext:value-type="float">
            <text:p>0.154924</text:p>
          </table:table-cell>
          <table:table-cell table:number-columns-repeated="2" office:value-type="float" office:value="0.845076" calcext:value-type="float">
            <text:p>0.845076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0.152812873998093" calcext:value-type="float">
            <text:p>0.152812873998093</text:p>
          </table:table-cell>
          <table:table-cell table:number-columns-repeated="2" office:value-type="float" office:value="0.847187126001907" calcext:value-type="float">
            <text:p>0.847187126001907</text:p>
          </table:table-cell>
          <table:table-cell table:number-columns-repeated="1007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0.157401" calcext:value-type="float">
            <text:p>0.157401</text:p>
          </table:table-cell>
          <table:table-cell table:number-columns-repeated="2" office:value-type="float" office:value="0.842599" calcext:value-type="float">
            <text:p>0.842599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0.15916" calcext:value-type="float">
            <text:p>0.15916</text:p>
          </table:table-cell>
          <table:table-cell table:number-columns-repeated="2" office:value-type="float" office:value="0.84084" calcext:value-type="float">
            <text:p>0.84084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157038237416697" calcext:value-type="float">
            <text:p>0.157038237416697</text:p>
          </table:table-cell>
          <table:table-cell table:number-columns-repeated="2" office:value-type="float" office:value="0.842961762583303" calcext:value-type="float">
            <text:p>0.842961762583303</text:p>
          </table:table-cell>
          <table:table-cell table:number-columns-repeated="1007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0.161635" calcext:value-type="float">
            <text:p>0.161635</text:p>
          </table:table-cell>
          <table:table-cell table:number-columns-repeated="2" office:value-type="float" office:value="0.838365" calcext:value-type="float">
            <text:p>0.838365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0.163375" calcext:value-type="float">
            <text:p>0.163375</text:p>
          </table:table-cell>
          <table:table-cell table:number-columns-repeated="2" office:value-type="float" office:value="0.836625" calcext:value-type="float">
            <text:p>0.83662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0.161242526747333" calcext:value-type="float">
            <text:p>0.161242526747333</text:p>
          </table:table-cell>
          <table:table-cell table:number-columns-repeated="2" office:value-type="float" office:value="0.838757473252667" calcext:value-type="float">
            <text:p>0.838757473252667</text:p>
          </table:table-cell>
          <table:table-cell table:number-columns-repeated="1007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0.165848" calcext:value-type="float">
            <text:p>0.165848</text:p>
          </table:table-cell>
          <table:table-cell table:number-columns-repeated="2" office:value-type="float" office:value="0.834152" calcext:value-type="float">
            <text:p>0.834152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0.167568" calcext:value-type="float">
            <text:p>0.167568</text:p>
          </table:table-cell>
          <table:table-cell table:number-columns-repeated="2" office:value-type="float" office:value="0.832432" calcext:value-type="float">
            <text:p>0.83243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0.165425847097452" calcext:value-type="float">
            <text:p>0.165425847097452</text:p>
          </table:table-cell>
          <table:table-cell table:number-columns-repeated="2" office:value-type="float" office:value="0.834574152902548" calcext:value-type="float">
            <text:p>0.834574152902548</text:p>
          </table:table-cell>
          <table:table-cell table:number-columns-repeated="1007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0.17004" calcext:value-type="float">
            <text:p>0.17004</text:p>
          </table:table-cell>
          <table:table-cell table:number-columns-repeated="2" office:value-type="float" office:value="0.82996" calcext:value-type="float">
            <text:p>0.82996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0.171741" calcext:value-type="float">
            <text:p>0.171741</text:p>
          </table:table-cell>
          <table:table-cell table:number-columns-repeated="2" office:value-type="float" office:value="0.828259" calcext:value-type="float">
            <text:p>0.828259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0.169588303050281" calcext:value-type="float">
            <text:p>0.169588303050281</text:p>
          </table:table-cell>
          <table:table-cell table:number-columns-repeated="2" office:value-type="float" office:value="0.830411696949719" calcext:value-type="float">
            <text:p>0.830411696949719</text:p>
          </table:table-cell>
          <table:table-cell table:number-columns-repeated="100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74211" calcext:value-type="float">
            <text:p>0.174211</text:p>
          </table:table-cell>
          <table:table-cell table:number-columns-repeated="2" office:value-type="float" office:value="0.825789" calcext:value-type="float">
            <text:p>0.82578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75893" calcext:value-type="float">
            <text:p>0.175893</text:p>
          </table:table-cell>
          <table:table-cell table:number-columns-repeated="2" office:value-type="float" office:value="0.824107" calcext:value-type="float">
            <text:p>0.824107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0.173729998667436" calcext:value-type="float">
            <text:p>0.173729998667436</text:p>
          </table:table-cell>
          <table:table-cell table:number-columns-repeated="2" office:value-type="float" office:value="0.826270001332564" calcext:value-type="float">
            <text:p>0.826270001332564</text:p>
          </table:table-cell>
          <table:table-cell table:number-columns-repeated="1007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0.17836" calcext:value-type="float">
            <text:p>0.17836</text:p>
          </table:table-cell>
          <table:table-cell table:number-columns-repeated="2" office:value-type="float" office:value="0.82164" calcext:value-type="float">
            <text:p>0.82164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0.180023" calcext:value-type="float">
            <text:p>0.180023</text:p>
          </table:table-cell>
          <table:table-cell table:number-columns-repeated="2" office:value-type="float" office:value="0.819977" calcext:value-type="float">
            <text:p>0.819977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0.177851037491523" calcext:value-type="float">
            <text:p>0.177851037491523</text:p>
          </table:table-cell>
          <table:table-cell table:number-columns-repeated="2" office:value-type="float" office:value="0.822148962508477" calcext:value-type="float">
            <text:p>0.822148962508477</text:p>
          </table:table-cell>
          <table:table-cell table:number-columns-repeated="1007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office:value-type="float" office:value="0.182489" calcext:value-type="float">
            <text:p>0.182489</text:p>
          </table:table-cell>
          <table:table-cell table:number-columns-repeated="2" office:value-type="float" office:value="0.817511" calcext:value-type="float">
            <text:p>0.81751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office:value-type="float" office:value="0.184134" calcext:value-type="float">
            <text:p>0.184134</text:p>
          </table:table-cell>
          <table:table-cell table:number-columns-repeated="2" office:value-type="float" office:value="0.815866" calcext:value-type="float">
            <text:p>0.81586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181951522548727" calcext:value-type="float">
            <text:p>0.181951522548727</text:p>
          </table:table-cell>
          <table:table-cell table:number-columns-repeated="2" office:value-type="float" office:value="0.818048477451273" calcext:value-type="float">
            <text:p>0.818048477451273</text:p>
          </table:table-cell>
          <table:table-cell table:number-columns-repeated="1007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0.186598" calcext:value-type="float">
            <text:p>0.186598</text:p>
          </table:table-cell>
          <table:table-cell table:number-columns-repeated="2" office:value-type="float" office:value="0.813402" calcext:value-type="float">
            <text:p>0.813402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0.188223" calcext:value-type="float">
            <text:p>0.188223</text:p>
          </table:table-cell>
          <table:table-cell table:number-columns-repeated="2" office:value-type="float" office:value="0.811777" calcext:value-type="float">
            <text:p>0.811777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0.186031556351389" calcext:value-type="float">
            <text:p>0.186031556351389</text:p>
          </table:table-cell>
          <table:table-cell table:number-columns-repeated="2" office:value-type="float" office:value="0.813968443648611" calcext:value-type="float">
            <text:p>0.813968443648611</text:p>
          </table:table-cell>
          <table:table-cell table:number-columns-repeated="1007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0.190685" calcext:value-type="float">
            <text:p>0.190685</text:p>
          </table:table-cell>
          <table:table-cell table:number-columns-repeated="2" office:value-type="float" office:value="0.809315" calcext:value-type="float">
            <text:p>0.809315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0.192292" calcext:value-type="float">
            <text:p>0.192292</text:p>
          </table:table-cell>
          <table:table-cell table:number-columns-repeated="2" office:value-type="float" office:value="0.807708" calcext:value-type="float">
            <text:p>0.807708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office:value-type="float" office:value="0.190091240900565" calcext:value-type="float">
            <text:p>0.190091240900565</text:p>
          </table:table-cell>
          <table:table-cell table:number-columns-repeated="2" office:value-type="float" office:value="0.809908759099435" calcext:value-type="float">
            <text:p>0.809908759099435</text:p>
          </table:table-cell>
          <table:table-cell table:number-columns-repeated="1007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0.194752" calcext:value-type="float">
            <text:p>0.194752</text:p>
          </table:table-cell>
          <table:table-cell table:number-columns-repeated="2" office:value-type="float" office:value="0.805248" calcext:value-type="float">
            <text:p>0.805248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0.196341" calcext:value-type="float">
            <text:p>0.196341</text:p>
          </table:table-cell>
          <table:table-cell table:number-columns-repeated="2" office:value-type="float" office:value="0.803659" calcext:value-type="float">
            <text:p>0.803659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0.194130677688581" calcext:value-type="float">
            <text:p>0.194130677688581</text:p>
          </table:table-cell>
          <table:table-cell table:number-columns-repeated="2" office:value-type="float" office:value="0.805869322311419" calcext:value-type="float">
            <text:p>0.805869322311419</text:p>
          </table:table-cell>
          <table:table-cell table:number-columns-repeated="1007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0.198799" calcext:value-type="float">
            <text:p>0.198799</text:p>
          </table:table-cell>
          <table:table-cell table:number-columns-repeated="2" office:value-type="float" office:value="0.801201" calcext:value-type="float">
            <text:p>0.801201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0.20037" calcext:value-type="float">
            <text:p>0.20037</text:p>
          </table:table-cell>
          <table:table-cell table:number-columns-repeated="2" office:value-type="float" office:value="0.79963" calcext:value-type="float">
            <text:p>0.7996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0.198149967701568" calcext:value-type="float">
            <text:p>0.198149967701568</text:p>
          </table:table-cell>
          <table:table-cell table:number-columns-repeated="2" office:value-type="float" office:value="0.801850032298432" calcext:value-type="float">
            <text:p>0.801850032298432</text:p>
          </table:table-cell>
          <table:table-cell table:number-columns-repeated="1007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0.202825" calcext:value-type="float">
            <text:p>0.202825</text:p>
          </table:table-cell>
          <table:table-cell table:number-columns-repeated="2" office:value-type="float" office:value="0.797175" calcext:value-type="float">
            <text:p>0.797175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0.204378" calcext:value-type="float">
            <text:p>0.204378</text:p>
          </table:table-cell>
          <table:table-cell table:number-columns-repeated="2" office:value-type="float" office:value="0.795622" calcext:value-type="float">
            <text:p>0.79562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0.202149211421984" calcext:value-type="float">
            <text:p>0.202149211421984</text:p>
          </table:table-cell>
          <table:table-cell table:number-columns-repeated="2" office:value-type="float" office:value="0.797850788578016" calcext:value-type="float">
            <text:p>0.797850788578016</text:p>
          </table:table-cell>
          <table:table-cell table:number-columns-repeated="1007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0.206831" calcext:value-type="float">
            <text:p>0.206831</text:p>
          </table:table-cell>
          <table:table-cell table:number-columns-repeated="2" office:value-type="float" office:value="0.793169" calcext:value-type="float">
            <text:p>0.793169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0.208366" calcext:value-type="float">
            <text:p>0.208366</text:p>
          </table:table-cell>
          <table:table-cell table:number-columns-repeated="2" office:value-type="float" office:value="0.791634" calcext:value-type="float">
            <text:p>0.791634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0.20612850883113" calcext:value-type="float">
            <text:p>0.20612850883113</text:p>
          </table:table-cell>
          <table:table-cell table:number-columns-repeated="2" office:value-type="float" office:value="0.79387149116887" calcext:value-type="float">
            <text:p>0.79387149116887</text:p>
          </table:table-cell>
          <table:table-cell table:number-columns-repeated="1007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office:value-type="float" office:value="0.210817" calcext:value-type="float">
            <text:p>0.210817</text:p>
          </table:table-cell>
          <table:table-cell table:number-columns-repeated="2" office:value-type="float" office:value="0.789183" calcext:value-type="float">
            <text:p>0.789183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office:value-type="float" office:value="0.212334" calcext:value-type="float">
            <text:p>0.212334</text:p>
          </table:table-cell>
          <table:table-cell table:number-columns-repeated="2" office:value-type="float" office:value="0.787666" calcext:value-type="float">
            <text:p>0.787666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0.210087959411651" calcext:value-type="float">
            <text:p>0.210087959411651</text:p>
          </table:table-cell>
          <table:table-cell table:number-columns-repeated="2" office:value-type="float" office:value="0.789912040588349" calcext:value-type="float">
            <text:p>0.789912040588349</text:p>
          </table:table-cell>
          <table:table-cell table:number-columns-repeated="100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214783" calcext:value-type="float">
            <text:p>0.214783</text:p>
          </table:table-cell>
          <table:table-cell table:number-columns-repeated="2" office:value-type="float" office:value="0.785217" calcext:value-type="float">
            <text:p>0.78521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216282" calcext:value-type="float">
            <text:p>0.216282</text:p>
          </table:table-cell>
          <table:table-cell table:number-columns-repeated="2" office:value-type="float" office:value="0.783718" calcext:value-type="float">
            <text:p>0.783718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0.214027662150015" calcext:value-type="float">
            <text:p>0.214027662150015</text:p>
          </table:table-cell>
          <table:table-cell table:number-columns-repeated="2" office:value-type="float" office:value="0.785972337849985" calcext:value-type="float">
            <text:p>0.785972337849985</text:p>
          </table:table-cell>
          <table:table-cell table:number-columns-repeated="1007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0.218729" calcext:value-type="float">
            <text:p>0.218729</text:p>
          </table:table-cell>
          <table:table-cell table:number-columns-repeated="2" office:value-type="float" office:value="0.781271" calcext:value-type="float">
            <text:p>0.78127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0.220211" calcext:value-type="float">
            <text:p>0.220211</text:p>
          </table:table-cell>
          <table:table-cell table:number-columns-repeated="2" office:value-type="float" office:value="0.779789" calcext:value-type="float">
            <text:p>0.77978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office:value-type="float" office:value="0.217947715538998" calcext:value-type="float">
            <text:p>0.217947715538998</text:p>
          </table:table-cell>
          <table:table-cell table:number-columns-repeated="2" office:value-type="float" office:value="0.782052284461002" calcext:value-type="float">
            <text:p>0.782052284461002</text:p>
          </table:table-cell>
          <table:table-cell table:number-columns-repeated="1007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office:value-type="float" office:value="0.222655" calcext:value-type="float">
            <text:p>0.222655</text:p>
          </table:table-cell>
          <table:table-cell table:number-columns-repeated="2" office:value-type="float" office:value="0.777345" calcext:value-type="float">
            <text:p>0.777345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office:value-type="float" office:value="0.224119" calcext:value-type="float">
            <text:p>0.224119</text:p>
          </table:table-cell>
          <table:table-cell table:number-columns-repeated="2" office:value-type="float" office:value="0.775881" calcext:value-type="float">
            <text:p>0.77588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221848217580137" calcext:value-type="float">
            <text:p>0.221848217580137</text:p>
          </table:table-cell>
          <table:table-cell table:number-columns-repeated="2" office:value-type="float" office:value="0.778151782419863" calcext:value-type="float">
            <text:p>0.778151782419863</text:p>
          </table:table-cell>
          <table:table-cell table:number-columns-repeated="1007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0.226561" calcext:value-type="float">
            <text:p>0.226561</text:p>
          </table:table-cell>
          <table:table-cell table:number-columns-repeated="2" office:value-type="float" office:value="0.773439" calcext:value-type="float">
            <text:p>0.773439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0.228009" calcext:value-type="float">
            <text:p>0.228009</text:p>
          </table:table-cell>
          <table:table-cell table:number-columns-repeated="2" office:value-type="float" office:value="0.771991" calcext:value-type="float">
            <text:p>0.77199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0.225729265786187" calcext:value-type="float">
            <text:p>0.225729265786187</text:p>
          </table:table-cell>
          <table:table-cell table:number-columns-repeated="2" office:value-type="float" office:value="0.774270734213813" calcext:value-type="float">
            <text:p>0.774270734213813</text:p>
          </table:table-cell>
          <table:table-cell table:number-columns-repeated="1007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office:value-type="float" office:value="0.230448" calcext:value-type="float">
            <text:p>0.230448</text:p>
          </table:table-cell>
          <table:table-cell table:number-columns-repeated="2" office:value-type="float" office:value="0.769552" calcext:value-type="float">
            <text:p>0.769552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office:value-type="float" office:value="0.231878" calcext:value-type="float">
            <text:p>0.231878</text:p>
          </table:table-cell>
          <table:table-cell table:number-columns-repeated="2" office:value-type="float" office:value="0.768122" calcext:value-type="float">
            <text:p>0.76812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office:value-type="float" office:value="0.229590957183556" calcext:value-type="float">
            <text:p>0.229590957183556</text:p>
          </table:table-cell>
          <table:table-cell table:number-columns-repeated="2" office:value-type="float" office:value="0.770409042816444" calcext:value-type="float">
            <text:p>0.770409042816444</text:p>
          </table:table-cell>
          <table:table-cell table:number-columns-repeated="1007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.234315" calcext:value-type="float">
            <text:p>0.234315</text:p>
          </table:table-cell>
          <table:table-cell table:number-columns-repeated="2" office:value-type="float" office:value="0.765685" calcext:value-type="float">
            <text:p>0.765685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.235729" calcext:value-type="float">
            <text:p>0.235729</text:p>
          </table:table-cell>
          <table:table-cell table:number-columns-repeated="2" office:value-type="float" office:value="0.764271" calcext:value-type="float">
            <text:p>0.76427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0.233433388314728" calcext:value-type="float">
            <text:p>0.233433388314728</text:p>
          </table:table-cell>
          <table:table-cell table:number-columns-repeated="2" office:value-type="float" office:value="0.766566611685272" calcext:value-type="float">
            <text:p>0.766566611685272</text:p>
          </table:table-cell>
          <table:table-cell table:number-columns-repeated="1007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.238163" calcext:value-type="float">
            <text:p>0.238163</text:p>
          </table:table-cell>
          <table:table-cell table:number-columns-repeated="2" office:value-type="float" office:value="0.761837" calcext:value-type="float">
            <text:p>0.761837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.23956" calcext:value-type="float">
            <text:p>0.23956</text:p>
          </table:table-cell>
          <table:table-cell table:number-columns-repeated="2" office:value-type="float" office:value="0.76044" calcext:value-type="float">
            <text:p>0.76044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office:value-type="float" office:value="0.237256655240684" calcext:value-type="float">
            <text:p>0.237256655240684</text:p>
          </table:table-cell>
          <table:table-cell table:number-columns-repeated="2" office:value-type="float" office:value="0.762743344759316" calcext:value-type="float">
            <text:p>0.762743344759316</text:p>
          </table:table-cell>
          <table:table-cell table:number-columns-repeated="1007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0.241991" calcext:value-type="float">
            <text:p>0.241991</text:p>
          </table:table-cell>
          <table:table-cell table:number-columns-repeated="2" office:value-type="float" office:value="0.758009" calcext:value-type="float">
            <text:p>0.758009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0.243371" calcext:value-type="float">
            <text:p>0.243371</text:p>
          </table:table-cell>
          <table:table-cell table:number-columns-repeated="2" office:value-type="float" office:value="0.756629" calcext:value-type="float">
            <text:p>0.756629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.241060853543294" calcext:value-type="float">
            <text:p>0.241060853543294</text:p>
          </table:table-cell>
          <table:table-cell table:number-columns-repeated="2" office:value-type="float" office:value="0.758939146456706" calcext:value-type="float">
            <text:p>0.758939146456706</text:p>
          </table:table-cell>
          <table:table-cell table:number-columns-repeated="1007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float" office:value="0.2458" calcext:value-type="float">
            <text:p>0.2458</text:p>
          </table:table-cell>
          <table:table-cell table:number-columns-repeated="2" office:value-type="float" office:value="0.7542" calcext:value-type="float">
            <text:p>0.7542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float" office:value="0.247164" calcext:value-type="float">
            <text:p>0.247164</text:p>
          </table:table-cell>
          <table:table-cell table:number-columns-repeated="2" office:value-type="float" office:value="0.752836" calcext:value-type="float">
            <text:p>0.752836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0.244846078327715" calcext:value-type="float">
            <text:p>0.244846078327715</text:p>
          </table:table-cell>
          <table:table-cell table:number-columns-repeated="2" office:value-type="float" office:value="0.755153921672285" calcext:value-type="float">
            <text:p>0.755153921672285</text:p>
          </table:table-cell>
          <table:table-cell table:number-columns-repeated="1007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0.24959" calcext:value-type="float">
            <text:p>0.24959</text:p>
          </table:table-cell>
          <table:table-cell table:number-columns-repeated="2" office:value-type="float" office:value="0.75041" calcext:value-type="float">
            <text:p>0.75041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0.250938" calcext:value-type="float">
            <text:p>0.250938</text:p>
          </table:table-cell>
          <table:table-cell table:number-columns-repeated="2" office:value-type="float" office:value="0.749062" calcext:value-type="float">
            <text:p>0.749062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0.248612424224764" calcext:value-type="float">
            <text:p>0.248612424224764</text:p>
          </table:table-cell>
          <table:table-cell table:number-columns-repeated="2" office:value-type="float" office:value="0.751387575775237" calcext:value-type="float">
            <text:p>0.751387575775237</text:p>
          </table:table-cell>
          <table:table-cell table:number-columns-repeated="100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253361" calcext:value-type="float">
            <text:p>0.253361</text:p>
          </table:table-cell>
          <table:table-cell table:number-columns-repeated="2" office:value-type="float" office:value="0.746639" calcext:value-type="float">
            <text:p>0.74663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254692" calcext:value-type="float">
            <text:p>0.254692</text:p>
          </table:table-cell>
          <table:table-cell table:number-columns-repeated="2" office:value-type="float" office:value="0.745308" calcext:value-type="float">
            <text:p>0.745308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float" office:value="0.252359985393283" calcext:value-type="float">
            <text:p>0.252359985393283</text:p>
          </table:table-cell>
          <table:table-cell table:number-columns-repeated="2" office:value-type="float" office:value="0.747640014606717" calcext:value-type="float">
            <text:p>0.747640014606717</text:p>
          </table:table-cell>
          <table:table-cell table:number-columns-repeated="1007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office:value-type="float" office:value="0.257113" calcext:value-type="float">
            <text:p>0.257113</text:p>
          </table:table-cell>
          <table:table-cell table:number-columns-repeated="2" office:value-type="float" office:value="0.742887" calcext:value-type="float">
            <text:p>0.742887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office:value-type="float" office:value="0.258428" calcext:value-type="float">
            <text:p>0.258428</text:p>
          </table:table-cell>
          <table:table-cell table:number-columns-repeated="2" office:value-type="float" office:value="0.741572" calcext:value-type="float">
            <text:p>0.741572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0.256088855522498" calcext:value-type="float">
            <text:p>0.256088855522498</text:p>
          </table:table-cell>
          <table:table-cell table:number-columns-repeated="2" office:value-type="float" office:value="0.743911144477502" calcext:value-type="float">
            <text:p>0.743911144477502</text:p>
          </table:table-cell>
          <table:table-cell table:number-columns-repeated="1007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0.260847" calcext:value-type="float">
            <text:p>0.260847</text:p>
          </table:table-cell>
          <table:table-cell table:number-columns-repeated="2" office:value-type="float" office:value="0.739153" calcext:value-type="float">
            <text:p>0.739153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0.262146" calcext:value-type="float">
            <text:p>0.262146</text:p>
          </table:table-cell>
          <table:table-cell table:number-columns-repeated="2" office:value-type="float" office:value="0.737854" calcext:value-type="float">
            <text:p>0.7378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259799127834356" calcext:value-type="float">
            <text:p>0.259799127834356</text:p>
          </table:table-cell>
          <table:table-cell table:number-columns-repeated="2" office:value-type="float" office:value="0.740200872165644" calcext:value-type="float">
            <text:p>0.740200872165644</text:p>
          </table:table-cell>
          <table:table-cell table:number-columns-repeated="1007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0.264561" calcext:value-type="float">
            <text:p>0.264561</text:p>
          </table:table-cell>
          <table:table-cell table:number-columns-repeated="2" office:value-type="float" office:value="0.735439" calcext:value-type="float">
            <text:p>0.735439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0.265844" calcext:value-type="float">
            <text:p>0.265844</text:p>
          </table:table-cell>
          <table:table-cell table:number-columns-repeated="2" office:value-type="float" office:value="0.734156" calcext:value-type="float">
            <text:p>0.734156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office:value-type="float" office:value="0.263490895085857" calcext:value-type="float">
            <text:p>0.263490895085857</text:p>
          </table:table-cell>
          <table:table-cell table:number-columns-repeated="2" office:value-type="float" office:value="0.736509104914143" calcext:value-type="float">
            <text:p>0.736509104914143</text:p>
          </table:table-cell>
          <table:table-cell table:number-columns-repeated="1007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0.268257" calcext:value-type="float">
            <text:p>0.268257</text:p>
          </table:table-cell>
          <table:table-cell table:number-columns-repeated="2" office:value-type="float" office:value="0.731743" calcext:value-type="float">
            <text:p>0.731743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0.269524" calcext:value-type="float">
            <text:p>0.269524</text:p>
          </table:table-cell>
          <table:table-cell table:number-columns-repeated="2" office:value-type="float" office:value="0.730476" calcext:value-type="float">
            <text:p>0.730476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0.267164249571376" calcext:value-type="float">
            <text:p>0.267164249571376</text:p>
          </table:table-cell>
          <table:table-cell table:number-columns-repeated="2" office:value-type="float" office:value="0.732835750428624" calcext:value-type="float">
            <text:p>0.732835750428624</text:p>
          </table:table-cell>
          <table:table-cell table:number-columns-repeated="1007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0.271934" calcext:value-type="float">
            <text:p>0.271934</text:p>
          </table:table-cell>
          <table:table-cell table:number-columns-repeated="2" office:value-type="float" office:value="0.728066" calcext:value-type="float">
            <text:p>0.728066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0.273186" calcext:value-type="float">
            <text:p>0.273186</text:p>
          </table:table-cell>
          <table:table-cell table:number-columns-repeated="2" office:value-type="float" office:value="0.726814" calcext:value-type="float">
            <text:p>0.726814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0.270819283124966" calcext:value-type="float">
            <text:p>0.270819283124966</text:p>
          </table:table-cell>
          <table:table-cell table:number-columns-repeated="2" office:value-type="float" office:value="0.729180716875034" calcext:value-type="float">
            <text:p>0.729180716875034</text:p>
          </table:table-cell>
          <table:table-cell table:number-columns-repeated="1007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0.275593" calcext:value-type="float">
            <text:p>0.275593</text:p>
          </table:table-cell>
          <table:table-cell table:number-columns-repeated="2" office:value-type="float" office:value="0.724407" calcext:value-type="float">
            <text:p>0.724407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0.276829" calcext:value-type="float">
            <text:p>0.276829</text:p>
          </table:table-cell>
          <table:table-cell table:number-columns-repeated="2" office:value-type="float" office:value="0.723171" calcext:value-type="float">
            <text:p>0.723171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0.274456087122656" calcext:value-type="float">
            <text:p>0.274456087122656</text:p>
          </table:table-cell>
          <table:table-cell table:number-columns-repeated="2" office:value-type="float" office:value="0.725543912877344" calcext:value-type="float">
            <text:p>0.725543912877344</text:p>
          </table:table-cell>
          <table:table-cell table:number-columns-repeated="1007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0.279233" calcext:value-type="float">
            <text:p>0.279233</text:p>
          </table:table-cell>
          <table:table-cell table:number-columns-repeated="2" office:value-type="float" office:value="0.720767" calcext:value-type="float">
            <text:p>0.720767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0.280454" calcext:value-type="float">
            <text:p>0.280454</text:p>
          </table:table-cell>
          <table:table-cell table:number-columns-repeated="2" office:value-type="float" office:value="0.719546" calcext:value-type="float">
            <text:p>0.719546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0.278074752484736" calcext:value-type="float">
            <text:p>0.278074752484736</text:p>
          </table:table-cell>
          <table:table-cell table:number-columns-repeated="2" office:value-type="float" office:value="0.721925247515264" calcext:value-type="float">
            <text:p>0.721925247515264</text:p>
          </table:table-cell>
          <table:table-cell table:number-columns-repeated="1007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office:value-type="float" office:value="0.282855" calcext:value-type="float">
            <text:p>0.282855</text:p>
          </table:table-cell>
          <table:table-cell table:number-columns-repeated="2" office:value-type="float" office:value="0.717145" calcext:value-type="float">
            <text:p>0.717145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office:value-type="float" office:value="0.284061" calcext:value-type="float">
            <text:p>0.284061</text:p>
          </table:table-cell>
          <table:table-cell table:number-columns-repeated="2" office:value-type="float" office:value="0.715939" calcext:value-type="float">
            <text:p>0.715939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0.281675369678027" calcext:value-type="float">
            <text:p>0.281675369678027</text:p>
          </table:table-cell>
          <table:table-cell table:number-columns-repeated="2" office:value-type="float" office:value="0.718324630321973" calcext:value-type="float">
            <text:p>0.718324630321973</text:p>
          </table:table-cell>
          <table:table-cell table:number-columns-repeated="1007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0.286459" calcext:value-type="float">
            <text:p>0.286459</text:p>
          </table:table-cell>
          <table:table-cell table:number-columns-repeated="2" office:value-type="float" office:value="0.713541" calcext:value-type="float">
            <text:p>0.713541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0.287649" calcext:value-type="float">
            <text:p>0.287649</text:p>
          </table:table-cell>
          <table:table-cell table:number-columns-repeated="2" office:value-type="float" office:value="0.712351" calcext:value-type="float">
            <text:p>0.712351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0.285258028718148" calcext:value-type="float">
            <text:p>0.285258028718148</text:p>
          </table:table-cell>
          <table:table-cell table:number-columns-repeated="2" office:value-type="float" office:value="0.714741971281852" calcext:value-type="float">
            <text:p>0.714741971281852</text:p>
          </table:table-cell>
          <table:table-cell table:number-columns-repeated="1007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290045" calcext:value-type="float">
            <text:p>0.290045</text:p>
          </table:table-cell>
          <table:table-cell table:number-columns-repeated="2" office:value-type="float" office:value="0.709955" calcext:value-type="float">
            <text:p>0.7099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29122" calcext:value-type="float">
            <text:p>0.29122</text:p>
          </table:table-cell>
          <table:table-cell table:number-columns-repeated="2" office:value-type="float" office:value="0.70878" calcext:value-type="float">
            <text:p>0.70878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office:value-type="float" office:value="0.288822819171761" calcext:value-type="float">
            <text:p>0.288822819171761</text:p>
          </table:table-cell>
          <table:table-cell table:number-columns-repeated="2" office:value-type="float" office:value="0.711177180828239" calcext:value-type="float">
            <text:p>0.711177180828239</text:p>
          </table:table-cell>
          <table:table-cell table:number-columns-repeated="1007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float" office:value="0.293612" calcext:value-type="float">
            <text:p>0.293612</text:p>
          </table:table-cell>
          <table:table-cell table:number-columns-repeated="2" office:value-type="float" office:value="0.706388" calcext:value-type="float">
            <text:p>0.706388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float" office:value="0.294773" calcext:value-type="float">
            <text:p>0.294773</text:p>
          </table:table-cell>
          <table:table-cell table:number-columns-repeated="2" office:value-type="float" office:value="0.705227" calcext:value-type="float">
            <text:p>0.705227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0.292369830158813" calcext:value-type="float">
            <text:p>0.292369830158813</text:p>
          </table:table-cell>
          <table:table-cell table:number-columns-repeated="2" office:value-type="float" office:value="0.707630169841187" calcext:value-type="float">
            <text:p>0.707630169841187</text:p>
          </table:table-cell>
          <table:table-cell table:number-columns-repeated="1007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0.297162" calcext:value-type="float">
            <text:p>0.297162</text:p>
          </table:table-cell>
          <table:table-cell table:number-columns-repeated="2" office:value-type="float" office:value="0.702838" calcext:value-type="float">
            <text:p>0.702838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0.298308" calcext:value-type="float">
            <text:p>0.298308</text:p>
          </table:table-cell>
          <table:table-cell table:number-columns-repeated="2" office:value-type="float" office:value="0.701692" calcext:value-type="float">
            <text:p>0.70169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295899150354763" calcext:value-type="float">
            <text:p>0.295899150354763</text:p>
          </table:table-cell>
          <table:table-cell table:number-columns-repeated="2" office:value-type="float" office:value="0.704100849645237" calcext:value-type="float">
            <text:p>0.704100849645237</text:p>
          </table:table-cell>
          <table:table-cell table:number-columns-repeated="1007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0.300694" calcext:value-type="float">
            <text:p>0.300694</text:p>
          </table:table-cell>
          <table:table-cell table:number-columns-repeated="2" office:value-type="float" office:value="0.699306" calcext:value-type="float">
            <text:p>0.699306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0.301825" calcext:value-type="float">
            <text:p>0.301825</text:p>
          </table:table-cell>
          <table:table-cell table:number-columns-repeated="2" office:value-type="float" office:value="0.698175" calcext:value-type="float">
            <text:p>0.698175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float" office:value="0.299410867992801" calcext:value-type="float">
            <text:p>0.299410867992801</text:p>
          </table:table-cell>
          <table:table-cell table:number-columns-repeated="2" office:value-type="float" office:value="0.700589132007199" calcext:value-type="float">
            <text:p>0.700589132007199</text:p>
          </table:table-cell>
          <table:table-cell table:number-columns-repeated="1007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office:value-type="float" office:value="0.304208" calcext:value-type="float">
            <text:p>0.304208</text:p>
          </table:table-cell>
          <table:table-cell table:number-columns-repeated="2" office:value-type="float" office:value="0.695792" calcext:value-type="float">
            <text:p>0.695792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office:value-type="float" office:value="0.305325" calcext:value-type="float">
            <text:p>0.305325</text:p>
          </table:table-cell>
          <table:table-cell table:number-columns-repeated="2" office:value-type="float" office:value="0.694675" calcext:value-type="float">
            <text:p>0.694675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0.302905070866049" calcext:value-type="float">
            <text:p>0.302905070866049</text:p>
          </table:table-cell>
          <table:table-cell table:number-columns-repeated="2" office:value-type="float" office:value="0.697094929133951" calcext:value-type="float">
            <text:p>0.697094929133951</text:p>
          </table:table-cell>
          <table:table-cell table:number-columns-repeated="1007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307705" calcext:value-type="float">
            <text:p>0.307705</text:p>
          </table:table-cell>
          <table:table-cell table:number-columns-repeated="2" office:value-type="float" office:value="0.692295" calcext:value-type="float">
            <text:p>0.69229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308807" calcext:value-type="float">
            <text:p>0.308807</text:p>
          </table:table-cell>
          <table:table-cell table:number-columns-repeated="2" office:value-type="float" office:value="0.691193" calcext:value-type="float">
            <text:p>0.69119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0.306381846329762" calcext:value-type="float">
            <text:p>0.306381846329762</text:p>
          </table:table-cell>
          <table:table-cell table:number-columns-repeated="2" office:value-type="float" office:value="0.693618153670238" calcext:value-type="float">
            <text:p>0.693618153670238</text:p>
          </table:table-cell>
          <table:table-cell table:number-columns-repeated="1007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311184" calcext:value-type="float">
            <text:p>0.311184</text:p>
          </table:table-cell>
          <table:table-cell table:number-columns-repeated="2" office:value-type="float" office:value="0.688816" calcext:value-type="float">
            <text:p>0.688816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312272" calcext:value-type="float">
            <text:p>0.312272</text:p>
          </table:table-cell>
          <table:table-cell table:number-columns-repeated="2" office:value-type="float" office:value="0.687728" calcext:value-type="float">
            <text:p>0.687728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office:value-type="float" office:value="0.309841281303508" calcext:value-type="float">
            <text:p>0.309841281303508</text:p>
          </table:table-cell>
          <table:table-cell table:number-columns-repeated="2" office:value-type="float" office:value="0.690158718696492" calcext:value-type="float">
            <text:p>0.690158718696492</text:p>
          </table:table-cell>
          <table:table-cell table:number-columns-repeated="1007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office:value-type="float" office:value="0.314645" calcext:value-type="float">
            <text:p>0.314645</text:p>
          </table:table-cell>
          <table:table-cell table:number-columns-repeated="2" office:value-type="float" office:value="0.685355" calcext:value-type="float">
            <text:p>0.685355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office:value-type="float" office:value="0.315719" calcext:value-type="float">
            <text:p>0.315719</text:p>
          </table:table-cell>
          <table:table-cell table:number-columns-repeated="2" office:value-type="float" office:value="0.684281" calcext:value-type="float">
            <text:p>0.68428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31328346227334" calcext:value-type="float">
            <text:p>0.31328346227334</text:p>
          </table:table-cell>
          <table:table-cell table:number-columns-repeated="2" office:value-type="float" office:value="0.68671653772666" calcext:value-type="float">
            <text:p>0.68671653772666</text:p>
          </table:table-cell>
          <table:table-cell table:number-columns-repeated="100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0.318089" calcext:value-type="float">
            <text:p>0.318089</text:p>
          </table:table-cell>
          <table:table-cell table:number-columns-repeated="2" office:value-type="float" office:value="0.681911" calcext:value-type="float">
            <text:p>0.681911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0.319149" calcext:value-type="float">
            <text:p>0.319149</text:p>
          </table:table-cell>
          <table:table-cell table:number-columns-repeated="2" office:value-type="float" office:value="0.680851" calcext:value-type="float">
            <text:p>0.680851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316708475293963" calcext:value-type="float">
            <text:p>0.316708475293963</text:p>
          </table:table-cell>
          <table:table-cell table:number-columns-repeated="2" office:value-type="float" office:value="0.683291524706037" calcext:value-type="float">
            <text:p>0.683291524706037</text:p>
          </table:table-cell>
          <table:table-cell table:number-columns-repeated="1007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0.321516" calcext:value-type="float">
            <text:p>0.321516</text:p>
          </table:table-cell>
          <table:table-cell table:number-columns-repeated="2" office:value-type="float" office:value="0.678484" calcext:value-type="float">
            <text:p>0.678484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0.322562" calcext:value-type="float">
            <text:p>0.322562</text:p>
          </table:table-cell>
          <table:table-cell table:number-columns-repeated="2" office:value-type="float" office:value="0.677438" calcext:value-type="float">
            <text:p>0.677438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office:value-type="float" office:value="0.320116405990881" calcext:value-type="float">
            <text:p>0.320116405990881</text:p>
          </table:table-cell>
          <table:table-cell table:number-columns-repeated="2" office:value-type="float" office:value="0.679883594009119" calcext:value-type="float">
            <text:p>0.679883594009119</text:p>
          </table:table-cell>
          <table:table-cell table:number-columns-repeated="100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324926" calcext:value-type="float">
            <text:p>0.324926</text:p>
          </table:table-cell>
          <table:table-cell table:number-columns-repeated="2" office:value-type="float" office:value="0.675074" calcext:value-type="float">
            <text:p>0.67507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325958" calcext:value-type="float">
            <text:p>0.325958</text:p>
          </table:table-cell>
          <table:table-cell table:number-columns-repeated="2" office:value-type="float" office:value="0.674042" calcext:value-type="float">
            <text:p>0.674042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0.323507339562537" calcext:value-type="float">
            <text:p>0.323507339562537</text:p>
          </table:table-cell>
          <table:table-cell table:number-columns-repeated="2" office:value-type="float" office:value="0.676492660437463" calcext:value-type="float">
            <text:p>0.676492660437463</text:p>
          </table:table-cell>
          <table:table-cell table:number-columns-repeated="1007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  <table:table-cell office:value-type="float" office:value="0.328318" calcext:value-type="float">
            <text:p>0.328318</text:p>
          </table:table-cell>
          <table:table-cell table:number-columns-repeated="2" office:value-type="float" office:value="0.671682" calcext:value-type="float">
            <text:p>0.67168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  <table:table-cell office:value-type="float" office:value="0.329336" calcext:value-type="float">
            <text:p>0.329336</text:p>
          </table:table-cell>
          <table:table-cell table:number-columns-repeated="2" office:value-type="float" office:value="0.670664" calcext:value-type="float">
            <text:p>0.670664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0.326881360782449" calcext:value-type="float">
            <text:p>0.326881360782449</text:p>
          </table:table-cell>
          <table:table-cell table:number-columns-repeated="2" office:value-type="float" office:value="0.673118639217551" calcext:value-type="float">
            <text:p>0.673118639217551</text:p>
          </table:table-cell>
          <table:table-cell table:number-columns-repeated="1007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" calcext:value-type="float">
            <text:p>1</text:p>
          </table:table-cell>
          <table:table-cell office:value-type="float" office:value="0.331693" calcext:value-type="float">
            <text:p>0.331693</text:p>
          </table:table-cell>
          <table:table-cell table:number-columns-repeated="2" office:value-type="float" office:value="0.668307" calcext:value-type="float">
            <text:p>0.668307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1" calcext:value-type="float">
            <text:p>1</text:p>
          </table:table-cell>
          <table:table-cell office:value-type="float" office:value="0.332698" calcext:value-type="float">
            <text:p>0.332698</text:p>
          </table:table-cell>
          <table:table-cell table:number-columns-repeated="2" office:value-type="float" office:value="0.667302" calcext:value-type="float">
            <text:p>0.66730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330238554001323" calcext:value-type="float">
            <text:p>0.330238554001323</text:p>
          </table:table-cell>
          <table:table-cell table:number-columns-repeated="2" office:value-type="float" office:value="0.669761445998677" calcext:value-type="float">
            <text:p>0.669761445998677</text:p>
          </table:table-cell>
          <table:table-cell table:number-columns-repeated="1007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0.335052" calcext:value-type="float">
            <text:p>0.335052</text:p>
          </table:table-cell>
          <table:table-cell table:number-columns-repeated="2" office:value-type="float" office:value="0.664948" calcext:value-type="float">
            <text:p>0.664948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0.336043" calcext:value-type="float">
            <text:p>0.336043</text:p>
          </table:table-cell>
          <table:table-cell table:number-columns-repeated="2" office:value-type="float" office:value="0.663957" calcext:value-type="float">
            <text:p>0.663957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  <table:table-cell office:value-type="float" office:value="0.333579003149163" calcext:value-type="float">
            <text:p>0.333579003149163</text:p>
          </table:table-cell>
          <table:table-cell table:number-columns-repeated="2" office:value-type="float" office:value="0.666420996850837" calcext:value-type="float">
            <text:p>0.666420996850837</text:p>
          </table:table-cell>
          <table:table-cell table:number-columns-repeated="1007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" calcext:value-type="float">
            <text:p>1</text:p>
          </table:table-cell>
          <table:table-cell office:value-type="float" office:value="0.338393" calcext:value-type="float">
            <text:p>0.338393</text:p>
          </table:table-cell>
          <table:table-cell table:number-columns-repeated="2" office:value-type="float" office:value="0.661607" calcext:value-type="float">
            <text:p>0.661607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" calcext:value-type="float">
            <text:p>1</text:p>
          </table:table-cell>
          <table:table-cell office:value-type="float" office:value="0.339371" calcext:value-type="float">
            <text:p>0.339371</text:p>
          </table:table-cell>
          <table:table-cell table:number-columns-repeated="2" office:value-type="float" office:value="0.660629" calcext:value-type="float">
            <text:p>0.660629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1" calcext:value-type="float">
            <text:p>1</text:p>
          </table:table-cell>
          <table:table-cell office:value-type="float" office:value="0.336902791737372" calcext:value-type="float">
            <text:p>0.336902791737372</text:p>
          </table:table-cell>
          <table:table-cell table:number-columns-repeated="2" office:value-type="float" office:value="0.663097208262628" calcext:value-type="float">
            <text:p>0.663097208262628</text:p>
          </table:table-cell>
          <table:table-cell table:number-columns-repeated="1007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0.341718" calcext:value-type="float">
            <text:p>0.341718</text:p>
          </table:table-cell>
          <table:table-cell table:number-columns-repeated="2" office:value-type="float" office:value="0.658282" calcext:value-type="float">
            <text:p>0.658282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0.342683" calcext:value-type="float">
            <text:p>0.342683</text:p>
          </table:table-cell>
          <table:table-cell table:number-columns-repeated="2" office:value-type="float" office:value="0.657317" calcext:value-type="float">
            <text:p>0.657317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0.340210002860839" calcext:value-type="float">
            <text:p>0.340210002860839</text:p>
          </table:table-cell>
          <table:table-cell table:number-columns-repeated="2" office:value-type="float" office:value="0.659789997139161" calcext:value-type="float">
            <text:p>0.659789997139161</text:p>
          </table:table-cell>
          <table:table-cell table:number-columns-repeated="1007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0.345026" calcext:value-type="float">
            <text:p>0.345026</text:p>
          </table:table-cell>
          <table:table-cell table:number-columns-repeated="2" office:value-type="float" office:value="0.654974" calcext:value-type="float">
            <text:p>0.654974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0.345978" calcext:value-type="float">
            <text:p>0.345978</text:p>
          </table:table-cell>
          <table:table-cell table:number-columns-repeated="2" office:value-type="float" office:value="0.654022" calcext:value-type="float">
            <text:p>0.654022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" calcext:value-type="float">
            <text:p>1</text:p>
          </table:table-cell>
          <table:table-cell office:value-type="float" office:value="0.343500719200014" calcext:value-type="float">
            <text:p>0.343500719200014</text:p>
          </table:table-cell>
          <table:table-cell table:number-columns-repeated="2" office:value-type="float" office:value="0.656499280799986" calcext:value-type="float">
            <text:p>0.656499280799986</text:p>
          </table:table-cell>
          <table:table-cell table:number-columns-repeated="1007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office:value-type="float" office:value="0.348318" calcext:value-type="float">
            <text:p>0.348318</text:p>
          </table:table-cell>
          <table:table-cell table:number-columns-repeated="2" office:value-type="float" office:value="0.651682" calcext:value-type="float">
            <text:p>0.651682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office:value-type="float" office:value="0.349256" calcext:value-type="float">
            <text:p>0.349256</text:p>
          </table:table-cell>
          <table:table-cell table:number-columns-repeated="2" office:value-type="float" office:value="0.650744" calcext:value-type="float">
            <text:p>0.650744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0.346775023022976" calcext:value-type="float">
            <text:p>0.346775023022976</text:p>
          </table:table-cell>
          <table:table-cell table:number-columns-repeated="2" office:value-type="float" office:value="0.653224976977024" calcext:value-type="float">
            <text:p>0.653224976977024</text:p>
          </table:table-cell>
          <table:table-cell table:number-columns-repeated="1007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office:value-type="float" office:value="0.351592" calcext:value-type="float">
            <text:p>0.351592</text:p>
          </table:table-cell>
          <table:table-cell table:number-columns-repeated="2" office:value-type="float" office:value="0.648408" calcext:value-type="float">
            <text:p>0.648408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office:value-type="float" office:value="0.352518" calcext:value-type="float">
            <text:p>0.352518</text:p>
          </table:table-cell>
          <table:table-cell table:number-columns-repeated="2" office:value-type="float" office:value="0.647482" calcext:value-type="float">
            <text:p>0.647482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0.350032996187491" calcext:value-type="float">
            <text:p>0.350032996187491</text:p>
          </table:table-cell>
          <table:table-cell table:number-columns-repeated="2" office:value-type="float" office:value="0.649967003812509" calcext:value-type="float">
            <text:p>0.649967003812509</text:p>
          </table:table-cell>
          <table:table-cell table:number-columns-repeated="1007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0.354851" calcext:value-type="float">
            <text:p>0.354851</text:p>
          </table:table-cell>
          <table:table-cell table:number-columns-repeated="2" office:value-type="float" office:value="0.645149" calcext:value-type="float">
            <text:p>0.645149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0.355763" calcext:value-type="float">
            <text:p>0.355763</text:p>
          </table:table-cell>
          <table:table-cell table:number-columns-repeated="2" office:value-type="float" office:value="0.644237" calcext:value-type="float">
            <text:p>0.644237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office:value-type="float" office:value="0.353274720143059" calcext:value-type="float">
            <text:p>0.353274720143059</text:p>
          </table:table-cell>
          <table:table-cell table:number-columns-repeated="2" office:value-type="float" office:value="0.646725279856941" calcext:value-type="float">
            <text:p>0.646725279856941</text:p>
          </table:table-cell>
          <table:table-cell table:number-columns-repeated="1007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358093" calcext:value-type="float">
            <text:p>0.358093</text:p>
          </table:table-cell>
          <table:table-cell table:number-columns-repeated="2" office:value-type="float" office:value="0.641907" calcext:value-type="float">
            <text:p>0.64190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358993" calcext:value-type="float">
            <text:p>0.358993</text:p>
          </table:table-cell>
          <table:table-cell table:number-columns-repeated="2" office:value-type="float" office:value="0.641007" calcext:value-type="float">
            <text:p>0.64100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office:value-type="float" office:value="0.356500275932947" calcext:value-type="float">
            <text:p>0.356500275932947</text:p>
          </table:table-cell>
          <table:table-cell table:number-columns-repeated="2" office:value-type="float" office:value="0.643499724067053" calcext:value-type="float">
            <text:p>0.643499724067053</text:p>
          </table:table-cell>
          <table:table-cell table:number-columns-repeated="1007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float" office:value="0.361319" calcext:value-type="float">
            <text:p>0.361319</text:p>
          </table:table-cell>
          <table:table-cell table:number-columns-repeated="2" office:value-type="float" office:value="0.638681" calcext:value-type="float">
            <text:p>0.638681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float" office:value="0.362206" calcext:value-type="float">
            <text:p>0.362206</text:p>
          </table:table-cell>
          <table:table-cell table:number-columns-repeated="2" office:value-type="float" office:value="0.637794" calcext:value-type="float">
            <text:p>0.637794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0.359709744196218" calcext:value-type="float">
            <text:p>0.359709744196218</text:p>
          </table:table-cell>
          <table:table-cell table:number-columns-repeated="2" office:value-type="float" office:value="0.640290255803782" calcext:value-type="float">
            <text:p>0.640290255803782</text:p>
          </table:table-cell>
          <table:table-cell table:number-columns-repeated="1007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office:value-type="float" office:value="0.364528" calcext:value-type="float">
            <text:p>0.364528</text:p>
          </table:table-cell>
          <table:table-cell table:number-columns-repeated="2" office:value-type="float" office:value="0.635472" calcext:value-type="float">
            <text:p>0.635472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office:value-type="float" office:value="0.365403" calcext:value-type="float">
            <text:p>0.365403</text:p>
          </table:table-cell>
          <table:table-cell table:number-columns-repeated="2" office:value-type="float" office:value="0.634597" calcext:value-type="float">
            <text:p>0.63459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362903205169746" calcext:value-type="float">
            <text:p>0.362903205169746</text:p>
          </table:table-cell>
          <table:table-cell table:number-columns-repeated="2" office:value-type="float" office:value="0.637096794830254" calcext:value-type="float">
            <text:p>0.637096794830254</text:p>
          </table:table-cell>
          <table:table-cell table:number-columns-repeated="1007"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0.367722" calcext:value-type="float">
            <text:p>0.367722</text:p>
          </table:table-cell>
          <table:table-cell table:number-columns-repeated="2" office:value-type="float" office:value="0.632278" calcext:value-type="float">
            <text:p>0.632278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0.368584" calcext:value-type="float">
            <text:p>0.368584</text:p>
          </table:table-cell>
          <table:table-cell table:number-columns-repeated="2" office:value-type="float" office:value="0.631416" calcext:value-type="float">
            <text:p>0.631416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float" office:value="0.36608073869022" calcext:value-type="float">
            <text:p>0.36608073869022</text:p>
          </table:table-cell>
          <table:table-cell table:number-columns-repeated="2" office:value-type="float" office:value="0.63391926130978" calcext:value-type="float">
            <text:p>0.63391926130978</text:p>
          </table:table-cell>
          <table:table-cell table:number-columns-repeated="1007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0.370899" calcext:value-type="float">
            <text:p>0.370899</text:p>
          </table:table-cell>
          <table:table-cell table:number-columns-repeated="2" office:value-type="float" office:value="0.629101" calcext:value-type="float">
            <text:p>0.629101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0.371749" calcext:value-type="float">
            <text:p>0.371749</text:p>
          </table:table-cell>
          <table:table-cell table:number-columns-repeated="2" office:value-type="float" office:value="0.628251" calcext:value-type="float">
            <text:p>0.628251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office:value-type="float" office:value="0.369242424196146" calcext:value-type="float">
            <text:p>0.369242424196146</text:p>
          </table:table-cell>
          <table:table-cell table:number-columns-repeated="2" office:value-type="float" office:value="0.630757575803854" calcext:value-type="float">
            <text:p>0.630757575803854</text:p>
          </table:table-cell>
          <table:table-cell table:number-columns-repeated="1007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0.37406" calcext:value-type="float">
            <text:p>0.37406</text:p>
          </table:table-cell>
          <table:table-cell table:number-columns-repeated="2" office:value-type="float" office:value="0.62594" calcext:value-type="float">
            <text:p>0.62594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0.374898" calcext:value-type="float">
            <text:p>0.374898</text:p>
          </table:table-cell>
          <table:table-cell table:number-columns-repeated="2" office:value-type="float" office:value="0.625102" calcext:value-type="float">
            <text:p>0.625102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0.372388340729824" calcext:value-type="float">
            <text:p>0.372388340729824</text:p>
          </table:table-cell>
          <table:table-cell table:number-columns-repeated="2" office:value-type="float" office:value="0.627611659270176" calcext:value-type="float">
            <text:p>0.627611659270176</text:p>
          </table:table-cell>
          <table:table-cell table:number-columns-repeated="1007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0.377206" calcext:value-type="float">
            <text:p>0.377206</text:p>
          </table:table-cell>
          <table:table-cell table:number-columns-repeated="2" office:value-type="float" office:value="0.622794" calcext:value-type="float">
            <text:p>0.622794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0.378031" calcext:value-type="float">
            <text:p>0.378031</text:p>
          </table:table-cell>
          <table:table-cell table:number-columns-repeated="2" office:value-type="float" office:value="0.621969" calcext:value-type="float">
            <text:p>0.621969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0.375518566939333" calcext:value-type="float">
            <text:p>0.375518566939333</text:p>
          </table:table-cell>
          <table:table-cell table:number-columns-repeated="2" office:value-type="float" office:value="0.624481433060667" calcext:value-type="float">
            <text:p>0.624481433060667</text:p>
          </table:table-cell>
          <table:table-cell table:number-columns-repeated="1007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380336" calcext:value-type="float">
            <text:p>0.380336</text:p>
          </table:table-cell>
          <table:table-cell table:number-columns-repeated="2" office:value-type="float" office:value="0.619664" calcext:value-type="float">
            <text:p>0.619664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381149" calcext:value-type="float">
            <text:p>0.381149</text:p>
          </table:table-cell>
          <table:table-cell table:number-columns-repeated="2" office:value-type="float" office:value="0.618851" calcext:value-type="float">
            <text:p>0.618851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0.378633181080491" calcext:value-type="float">
            <text:p>0.378633181080491</text:p>
          </table:table-cell>
          <table:table-cell table:number-columns-repeated="2" office:value-type="float" office:value="0.621366818919509" calcext:value-type="float">
            <text:p>0.621366818919509</text:p>
          </table:table-cell>
          <table:table-cell table:number-columns-repeated="1007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0.383449" calcext:value-type="float">
            <text:p>0.383449</text:p>
          </table:table-cell>
          <table:table-cell table:number-columns-repeated="2" office:value-type="float" office:value="0.616551" calcext:value-type="float">
            <text:p>0.61655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0.384251" calcext:value-type="float">
            <text:p>0.384251</text:p>
          </table:table-cell>
          <table:table-cell table:number-columns-repeated="2" office:value-type="float" office:value="0.615749" calcext:value-type="float">
            <text:p>0.615749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0.381732261018812" calcext:value-type="float">
            <text:p>0.381732261018812</text:p>
          </table:table-cell>
          <table:table-cell table:number-columns-repeated="2" office:value-type="float" office:value="0.618267738981188" calcext:value-type="float">
            <text:p>0.618267738981188</text:p>
          </table:table-cell>
          <table:table-cell table:number-columns-repeated="1007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0.386548" calcext:value-type="float">
            <text:p>0.386548</text:p>
          </table:table-cell>
          <table:table-cell table:number-columns-repeated="2" office:value-type="float" office:value="0.613452" calcext:value-type="float">
            <text:p>0.613452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0.387338" calcext:value-type="float">
            <text:p>0.387338</text:p>
          </table:table-cell>
          <table:table-cell table:number-columns-repeated="2" office:value-type="float" office:value="0.612662" calcext:value-type="float">
            <text:p>0.612662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0.384815884231458" calcext:value-type="float">
            <text:p>0.384815884231458</text:p>
          </table:table-cell>
          <table:table-cell table:number-columns-repeated="2" office:value-type="float" office:value="0.615184115768542" calcext:value-type="float">
            <text:p>0.61518411576854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9631" calcext:value-type="float">
            <text:p>0.389631</text:p>
          </table:table-cell>
          <table:table-cell table:number-columns-repeated="2" office:value-type="float" office:value="0.610369" calcext:value-type="float">
            <text:p>0.610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0409" calcext:value-type="float">
            <text:p>0.390409</text:p>
          </table:table-cell>
          <table:table-cell table:number-columns-repeated="2" office:value-type="float" office:value="0.609591" calcext:value-type="float">
            <text:p>0.609591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0.387884127809169" calcext:value-type="float">
            <text:p>0.387884127809169</text:p>
          </table:table-cell>
          <table:table-cell table:number-columns-repeated="2" office:value-type="float" office:value="0.612115872190831" calcext:value-type="float">
            <text:p>0.612115872190831</text:p>
          </table:table-cell>
          <table:table-cell table:number-columns-repeated="1007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0.392698" calcext:value-type="float">
            <text:p>0.392698</text:p>
          </table:table-cell>
          <table:table-cell table:number-columns-repeated="2" office:value-type="float" office:value="0.607302" calcext:value-type="float">
            <text:p>0.607302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0.393464" calcext:value-type="float">
            <text:p>0.393464</text:p>
          </table:table-cell>
          <table:table-cell table:number-columns-repeated="2" office:value-type="float" office:value="0.606536" calcext:value-type="float">
            <text:p>0.606536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0.390937068458194" calcext:value-type="float">
            <text:p>0.390937068458194</text:p>
          </table:table-cell>
          <table:table-cell table:number-columns-repeated="2" office:value-type="float" office:value="0.609062931541806" calcext:value-type="float">
            <text:p>0.609062931541806</text:p>
          </table:table-cell>
          <table:table-cell table:number-columns-repeated="1007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0.39575" calcext:value-type="float">
            <text:p>0.39575</text:p>
          </table:table-cell>
          <table:table-cell table:number-columns-repeated="2" office:value-type="float" office:value="0.60425" calcext:value-type="float">
            <text:p>0.60425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0.396505" calcext:value-type="float">
            <text:p>0.396505</text:p>
          </table:table-cell>
          <table:table-cell table:number-columns-repeated="2" office:value-type="float" office:value="0.603495" calcext:value-type="float">
            <text:p>0.603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93974782502209" calcext:value-type="float">
            <text:p>0.393974782502209</text:p>
          </table:table-cell>
          <table:table-cell table:number-columns-repeated="2" office:value-type="float" office:value="0.606025217497791" calcext:value-type="float">
            <text:p>0.606025217497791</text:p>
          </table:table-cell>
          <table:table-cell table:number-columns-repeated="1007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0.398786" calcext:value-type="float">
            <text:p>0.398786</text:p>
          </table:table-cell>
          <table:table-cell table:number-columns-repeated="2" office:value-type="float" office:value="0.601214" calcext:value-type="float">
            <text:p>0.601214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0.39953" calcext:value-type="float">
            <text:p>0.39953</text:p>
          </table:table-cell>
          <table:table-cell table:number-columns-repeated="2" office:value-type="float" office:value="0.60047" calcext:value-type="float">
            <text:p>0.60047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float" office:value="0.396997345884223" calcext:value-type="float">
            <text:p>0.396997345884223</text:p>
          </table:table-cell>
          <table:table-cell table:number-columns-repeated="2" office:value-type="float" office:value="0.603002654115777" calcext:value-type="float">
            <text:p>0.603002654115777</text:p>
          </table:table-cell>
          <table:table-cell table:number-columns-repeated="1007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0.401807" calcext:value-type="float">
            <text:p>0.401807</text:p>
          </table:table-cell>
          <table:table-cell table:number-columns-repeated="2" office:value-type="float" office:value="0.598193" calcext:value-type="float">
            <text:p>0.598193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0.40254" calcext:value-type="float">
            <text:p>0.40254</text:p>
          </table:table-cell>
          <table:table-cell table:number-columns-repeated="2" office:value-type="float" office:value="0.59746" calcext:value-type="float">
            <text:p>0.59746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0.400004834168477" calcext:value-type="float">
            <text:p>0.400004834168477</text:p>
          </table:table-cell>
          <table:table-cell table:number-columns-repeated="2" office:value-type="float" office:value="0.599995165831523" calcext:value-type="float">
            <text:p>0.599995165831523</text:p>
          </table:table-cell>
          <table:table-cell table:number-columns-repeated="1007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0.404814" calcext:value-type="float">
            <text:p>0.404814</text:p>
          </table:table-cell>
          <table:table-cell table:number-columns-repeated="2" office:value-type="float" office:value="0.595186" calcext:value-type="float">
            <text:p>0.595186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0.405534" calcext:value-type="float">
            <text:p>0.405534</text:p>
          </table:table-cell>
          <table:table-cell table:number-columns-repeated="2" office:value-type="float" office:value="0.594466" calcext:value-type="float">
            <text:p>0.594466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0.402997322542337" calcext:value-type="float">
            <text:p>0.402997322542337</text:p>
          </table:table-cell>
          <table:table-cell table:number-columns-repeated="2" office:value-type="float" office:value="0.597002677457664" calcext:value-type="float">
            <text:p>0.597002677457664</text:p>
          </table:table-cell>
          <table:table-cell table:number-columns-repeated="1007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.407804" calcext:value-type="float">
            <text:p>0.407804</text:p>
          </table:table-cell>
          <table:table-cell table:number-columns-repeated="2" office:value-type="float" office:value="0.592196" calcext:value-type="float">
            <text:p>0.592196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.408514" calcext:value-type="float">
            <text:p>0.408514</text:p>
          </table:table-cell>
          <table:table-cell table:number-columns-repeated="2" office:value-type="float" office:value="0.591486" calcext:value-type="float">
            <text:p>0.591486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0.405974885818165" calcext:value-type="float">
            <text:p>0.405974885818165</text:p>
          </table:table-cell>
          <table:table-cell table:number-columns-repeated="2" office:value-type="float" office:value="0.594025114181835" calcext:value-type="float">
            <text:p>0.594025114181835</text:p>
          </table:table-cell>
          <table:table-cell table:number-columns-repeated="1007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office:value-type="float" office:value="0.41078" calcext:value-type="float">
            <text:p>0.41078</text:p>
          </table:table-cell>
          <table:table-cell table:number-columns-repeated="2" office:value-type="float" office:value="0.58922" calcext:value-type="float">
            <text:p>0.58922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office:value-type="float" office:value="0.411479" calcext:value-type="float">
            <text:p>0.411479</text:p>
          </table:table-cell>
          <table:table-cell table:number-columns-repeated="2" office:value-type="float" office:value="0.588521" calcext:value-type="float">
            <text:p>0.588521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0.408937598435201" calcext:value-type="float">
            <text:p>0.408937598435201</text:p>
          </table:table-cell>
          <table:table-cell table:number-columns-repeated="2" office:value-type="float" office:value="0.591062401564799" calcext:value-type="float">
            <text:p>0.591062401564799</text:p>
          </table:table-cell>
          <table:table-cell table:number-columns-repeated="1007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0.413741" calcext:value-type="float">
            <text:p>0.413741</text:p>
          </table:table-cell>
          <table:table-cell table:number-columns-repeated="2" office:value-type="float" office:value="0.586259" calcext:value-type="float">
            <text:p>0.586259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0.414429" calcext:value-type="float">
            <text:p>0.414429</text:p>
          </table:table-cell>
          <table:table-cell table:number-columns-repeated="2" office:value-type="float" office:value="0.585571" calcext:value-type="float">
            <text:p>0.585571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.411885534461413" calcext:value-type="float">
            <text:p>0.411885534461413</text:p>
          </table:table-cell>
          <table:table-cell table:number-columns-repeated="2" office:value-type="float" office:value="0.588114465538587" calcext:value-type="float">
            <text:p>0.588114465538587</text:p>
          </table:table-cell>
          <table:table-cell table:number-columns-repeated="1007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0.416687" calcext:value-type="float">
            <text:p>0.416687</text:p>
          </table:table-cell>
          <table:table-cell table:number-columns-repeated="2" office:value-type="float" office:value="0.583313" calcext:value-type="float">
            <text:p>0.583313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0.417364" calcext:value-type="float">
            <text:p>0.417364</text:p>
          </table:table-cell>
          <table:table-cell table:number-columns-repeated="2" office:value-type="float" office:value="0.582636" calcext:value-type="float">
            <text:p>0.582636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office:value-type="float" office:value="0.414818767595356" calcext:value-type="float">
            <text:p>0.414818767595356</text:p>
          </table:table-cell>
          <table:table-cell table:number-columns-repeated="2" office:value-type="float" office:value="0.585181232404644" calcext:value-type="float">
            <text:p>0.585181232404644</text:p>
          </table:table-cell>
          <table:table-cell table:number-columns-repeated="1007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19619" calcext:value-type="float">
            <text:p>0.419619</text:p>
          </table:table-cell>
          <table:table-cell table:number-columns-repeated="2" office:value-type="float" office:value="0.580381" calcext:value-type="float">
            <text:p>0.58038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0285" calcext:value-type="float">
            <text:p>0.420285</text:p>
          </table:table-cell>
          <table:table-cell table:number-columns-repeated="2" office:value-type="float" office:value="0.579715" calcext:value-type="float">
            <text:p>0.579715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0.417737371168011" calcext:value-type="float">
            <text:p>0.417737371168011</text:p>
          </table:table-cell>
          <table:table-cell table:number-columns-repeated="2" office:value-type="float" office:value="0.582262628831989" calcext:value-type="float">
            <text:p>0.582262628831989</text:p>
          </table:table-cell>
          <table:table-cell table:number-columns-repeated="1007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0.422535" calcext:value-type="float">
            <text:p>0.422535</text:p>
          </table:table-cell>
          <table:table-cell table:number-columns-repeated="2" office:value-type="float" office:value="0.577465" calcext:value-type="float">
            <text:p>0.577465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0.423191" calcext:value-type="float">
            <text:p>0.423191</text:p>
          </table:table-cell>
          <table:table-cell table:number-columns-repeated="2" office:value-type="float" office:value="0.576809" calcext:value-type="float">
            <text:p>0.576809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0.420641418144619" calcext:value-type="float">
            <text:p>0.420641418144619</text:p>
          </table:table-cell>
          <table:table-cell table:number-columns-repeated="2" office:value-type="float" office:value="0.579358581855381" calcext:value-type="float">
            <text:p>0.579358581855381</text:p>
          </table:table-cell>
          <table:table-cell table:number-columns-repeated="1007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0.425437" calcext:value-type="float">
            <text:p>0.425437</text:p>
          </table:table-cell>
          <table:table-cell table:number-columns-repeated="2" office:value-type="float" office:value="0.574563" calcext:value-type="float">
            <text:p>0.574563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0.426082" calcext:value-type="float">
            <text:p>0.426082</text:p>
          </table:table-cell>
          <table:table-cell table:number-columns-repeated="2" office:value-type="float" office:value="0.573918" calcext:value-type="float">
            <text:p>0.57391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3530981126506" calcext:value-type="float">
            <text:p>0.423530981126506</text:p>
          </table:table-cell>
          <table:table-cell table:number-columns-repeated="2" office:value-type="float" office:value="0.576469018873494" calcext:value-type="float">
            <text:p>0.576469018873494</text:p>
          </table:table-cell>
          <table:table-cell table:number-columns-repeated="1007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0.428325" calcext:value-type="float">
            <text:p>0.428325</text:p>
          </table:table-cell>
          <table:table-cell table:number-columns-repeated="2" office:value-type="float" office:value="0.571675" calcext:value-type="float">
            <text:p>0.571675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0.428959" calcext:value-type="float">
            <text:p>0.428959</text:p>
          </table:table-cell>
          <table:table-cell table:number-columns-repeated="2" office:value-type="float" office:value="0.571041" calcext:value-type="float">
            <text:p>0.571041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0.426406132352896" calcext:value-type="float">
            <text:p>0.426406132352896</text:p>
          </table:table-cell>
          <table:table-cell table:number-columns-repeated="2" office:value-type="float" office:value="0.573593867647104" calcext:value-type="float">
            <text:p>0.573593867647104</text:p>
          </table:table-cell>
          <table:table-cell table:number-columns-repeated="1007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0.431197" calcext:value-type="float">
            <text:p>0.431197</text:p>
          </table:table-cell>
          <table:table-cell table:number-columns-repeated="2" office:value-type="float" office:value="0.568803" calcext:value-type="float">
            <text:p>0.568803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0.431821" calcext:value-type="float">
            <text:p>0.431821</text:p>
          </table:table-cell>
          <table:table-cell table:number-columns-repeated="2" office:value-type="float" office:value="0.568179" calcext:value-type="float">
            <text:p>0.568179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0.429266943702721" calcext:value-type="float">
            <text:p>0.429266943702721</text:p>
          </table:table-cell>
          <table:table-cell table:number-columns-repeated="2" office:value-type="float" office:value="0.570733056297279" calcext:value-type="float">
            <text:p>0.570733056297279</text:p>
          </table:table-cell>
          <table:table-cell table:number-columns-repeated="1007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0.434056" calcext:value-type="float">
            <text:p>0.434056</text:p>
          </table:table-cell>
          <table:table-cell table:number-columns-repeated="2" office:value-type="float" office:value="0.565944" calcext:value-type="float">
            <text:p>0.565944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0.434669" calcext:value-type="float">
            <text:p>0.434669</text:p>
          </table:table-cell>
          <table:table-cell table:number-columns-repeated="2" office:value-type="float" office:value="0.565331" calcext:value-type="float">
            <text:p>0.565331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0.432113486696413" calcext:value-type="float">
            <text:p>0.432113486696413</text:p>
          </table:table-cell>
          <table:table-cell table:number-columns-repeated="2" office:value-type="float" office:value="0.567886513303587" calcext:value-type="float">
            <text:p>0.567886513303587</text:p>
          </table:table-cell>
          <table:table-cell table:number-columns-repeated="1007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.4369" calcext:value-type="float">
            <text:p>0.4369</text:p>
          </table:table-cell>
          <table:table-cell table:number-columns-repeated="2" office:value-type="float" office:value="0.5631" calcext:value-type="float">
            <text:p>0.5631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.437503" calcext:value-type="float">
            <text:p>0.437503</text:p>
          </table:table-cell>
          <table:table-cell table:number-columns-repeated="2" office:value-type="float" office:value="0.562497" calcext:value-type="float">
            <text:p>0.562497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0.434945832497695" calcext:value-type="float">
            <text:p>0.434945832497695</text:p>
          </table:table-cell>
          <table:table-cell table:number-columns-repeated="2" office:value-type="float" office:value="0.565054167502305" calcext:value-type="float">
            <text:p>0.565054167502305</text:p>
          </table:table-cell>
          <table:table-cell table:number-columns-repeated="1007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0.439729" calcext:value-type="float">
            <text:p>0.439729</text:p>
          </table:table-cell>
          <table:table-cell table:number-columns-repeated="2" office:value-type="float" office:value="0.560271" calcext:value-type="float">
            <text:p>0.560271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0.440323" calcext:value-type="float">
            <text:p>0.440323</text:p>
          </table:table-cell>
          <table:table-cell table:number-columns-repeated="2" office:value-type="float" office:value="0.559677" calcext:value-type="float">
            <text:p>0.559677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0.43776405191536" calcext:value-type="float">
            <text:p>0.43776405191536</text:p>
          </table:table-cell>
          <table:table-cell table:number-columns-repeated="2" office:value-type="float" office:value="0.562235948084641" calcext:value-type="float">
            <text:p>0.562235948084641</text:p>
          </table:table-cell>
          <table:table-cell table:number-columns-repeated="1007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0.442545" calcext:value-type="float">
            <text:p>0.442545</text:p>
          </table:table-cell>
          <table:table-cell table:number-columns-repeated="2" office:value-type="float" office:value="0.557455" calcext:value-type="float">
            <text:p>0.557455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0.443128" calcext:value-type="float">
            <text:p>0.443128</text:p>
          </table:table-cell>
          <table:table-cell table:number-columns-repeated="2" office:value-type="float" office:value="0.556872" calcext:value-type="float">
            <text:p>0.556872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0.440568215405039" calcext:value-type="float">
            <text:p>0.440568215405039</text:p>
          </table:table-cell>
          <table:table-cell table:number-columns-repeated="2" office:value-type="float" office:value="0.559431784594961" calcext:value-type="float">
            <text:p>0.559431784594961</text:p>
          </table:table-cell>
          <table:table-cell table:number-columns-repeated="1007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0.445346" calcext:value-type="float">
            <text:p>0.445346</text:p>
          </table:table-cell>
          <table:table-cell table:number-columns-repeated="2" office:value-type="float" office:value="0.554654" calcext:value-type="float">
            <text:p>0.554654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0.445919" calcext:value-type="float">
            <text:p>0.445919</text:p>
          </table:table-cell>
          <table:table-cell table:number-columns-repeated="2" office:value-type="float" office:value="0.554081" calcext:value-type="float">
            <text:p>0.554081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0.443358393070967" calcext:value-type="float">
            <text:p>0.443358393070967</text:p>
          </table:table-cell>
          <table:table-cell table:number-columns-repeated="2" office:value-type="float" office:value="0.556641606929033" calcext:value-type="float">
            <text:p>0.556641606929033</text:p>
          </table:table-cell>
          <table:table-cell table:number-columns-repeated="100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448134" calcext:value-type="float">
            <text:p>0.448134</text:p>
          </table:table-cell>
          <table:table-cell table:number-columns-repeated="2" office:value-type="float" office:value="0.551866" calcext:value-type="float">
            <text:p>0.55186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448697" calcext:value-type="float">
            <text:p>0.448697</text:p>
          </table:table-cell>
          <table:table-cell table:number-columns-repeated="2" office:value-type="float" office:value="0.551303" calcext:value-type="float">
            <text:p>0.551303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0.446134654667729" calcext:value-type="float">
            <text:p>0.446134654667729</text:p>
          </table:table-cell>
          <table:table-cell table:number-columns-repeated="2" office:value-type="float" office:value="0.553865345332271" calcext:value-type="float">
            <text:p>0.553865345332271</text:p>
          </table:table-cell>
          <table:table-cell table:number-columns-repeated="1007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0.450907" calcext:value-type="float">
            <text:p>0.450907</text:p>
          </table:table-cell>
          <table:table-cell table:number-columns-repeated="2" office:value-type="float" office:value="0.549093" calcext:value-type="float">
            <text:p>0.549093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0.45146" calcext:value-type="float">
            <text:p>0.45146</text:p>
          </table:table-cell>
          <table:table-cell table:number-columns-repeated="2" office:value-type="float" office:value="0.54854" calcext:value-type="float">
            <text:p>0.54854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0.448897069602012" calcext:value-type="float">
            <text:p>0.448897069602012</text:p>
          </table:table-cell>
          <table:table-cell table:number-columns-repeated="2" office:value-type="float" office:value="0.551102930397988" calcext:value-type="float">
            <text:p>0.551102930397988</text:p>
          </table:table-cell>
          <table:table-cell table:number-columns-repeated="1007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0.453666" calcext:value-type="float">
            <text:p>0.453666</text:p>
          </table:table-cell>
          <table:table-cell table:number-columns-repeated="2" office:value-type="float" office:value="0.546334" calcext:value-type="float">
            <text:p>0.546334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0.45421" calcext:value-type="float">
            <text:p>0.45421</text:p>
          </table:table-cell>
          <table:table-cell table:number-columns-repeated="2" office:value-type="float" office:value="0.54579" calcext:value-type="float">
            <text:p>0.5457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451645706934331" calcext:value-type="float">
            <text:p>0.451645706934331</text:p>
          </table:table-cell>
          <table:table-cell table:number-columns-repeated="2" office:value-type="float" office:value="0.548354293065669" calcext:value-type="float">
            <text:p>0.548354293065669</text:p>
          </table:table-cell>
          <table:table-cell table:number-columns-repeated="1007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0.456412" calcext:value-type="float">
            <text:p>0.456412</text:p>
          </table:table-cell>
          <table:table-cell table:number-columns-repeated="2" office:value-type="float" office:value="0.543588" calcext:value-type="float">
            <text:p>0.543588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0.456946" calcext:value-type="float">
            <text:p>0.456946</text:p>
          </table:table-cell>
          <table:table-cell table:number-columns-repeated="2" office:value-type="float" office:value="0.543054" calcext:value-type="float">
            <text:p>0.543054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0.454380635380764" calcext:value-type="float">
            <text:p>0.454380635380764</text:p>
          </table:table-cell>
          <table:table-cell table:number-columns-repeated="2" office:value-type="float" office:value="0.545619364619236" calcext:value-type="float">
            <text:p>0.545619364619236</text:p>
          </table:table-cell>
          <table:table-cell table:number-columns-repeated="1007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.459143" calcext:value-type="float">
            <text:p>0.459143</text:p>
          </table:table-cell>
          <table:table-cell table:number-columns-repeated="2" office:value-type="float" office:value="0.540857" calcext:value-type="float">
            <text:p>0.540857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.459668" calcext:value-type="float">
            <text:p>0.459668</text:p>
          </table:table-cell>
          <table:table-cell table:number-columns-repeated="2" office:value-type="float" office:value="0.540332" calcext:value-type="float">
            <text:p>0.540332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0.457101923314664" calcext:value-type="float">
            <text:p>0.457101923314664</text:p>
          </table:table-cell>
          <table:table-cell table:number-columns-repeated="2" office:value-type="float" office:value="0.542898076685336" calcext:value-type="float">
            <text:p>0.542898076685336</text:p>
          </table:table-cell>
          <table:table-cell table:number-columns-repeated="1007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.461861" calcext:value-type="float">
            <text:p>0.461861</text:p>
          </table:table-cell>
          <table:table-cell table:number-columns-repeated="2" office:value-type="float" office:value="0.538139" calcext:value-type="float">
            <text:p>0.538139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.462376" calcext:value-type="float">
            <text:p>0.462376</text:p>
          </table:table-cell>
          <table:table-cell table:number-columns-repeated="2" office:value-type="float" office:value="0.537624" calcext:value-type="float">
            <text:p>0.537624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0.459809638768371" calcext:value-type="float">
            <text:p>0.459809638768371</text:p>
          </table:table-cell>
          <table:table-cell table:number-columns-repeated="2" office:value-type="float" office:value="0.540190361231629" calcext:value-type="float">
            <text:p>0.540190361231629</text:p>
          </table:table-cell>
          <table:table-cell table:number-columns-repeated="1007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0.464566" calcext:value-type="float">
            <text:p>0.464566</text:p>
          </table:table-cell>
          <table:table-cell table:number-columns-repeated="2" office:value-type="float" office:value="0.535434" calcext:value-type="float">
            <text:p>0.535434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0.465071" calcext:value-type="float">
            <text:p>0.465071</text:p>
          </table:table-cell>
          <table:table-cell table:number-columns-repeated="2" office:value-type="float" office:value="0.534929" calcext:value-type="float">
            <text:p>0.534929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.462503849434912" calcext:value-type="float">
            <text:p>0.462503849434912</text:p>
          </table:table-cell>
          <table:table-cell table:number-columns-repeated="2" office:value-type="float" office:value="0.537496150565088" calcext:value-type="float">
            <text:p>0.537496150565088</text:p>
          </table:table-cell>
          <table:table-cell table:number-columns-repeated="1007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0.467256" calcext:value-type="float">
            <text:p>0.467256</text:p>
          </table:table-cell>
          <table:table-cell table:number-columns-repeated="2" office:value-type="float" office:value="0.532744" calcext:value-type="float">
            <text:p>0.532744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0.467753" calcext:value-type="float">
            <text:p>0.467753</text:p>
          </table:table-cell>
          <table:table-cell table:number-columns-repeated="2" office:value-type="float" office:value="0.532247" calcext:value-type="float">
            <text:p>0.532247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float" office:value="0.465184622669694" calcext:value-type="float">
            <text:p>0.465184622669694</text:p>
          </table:table-cell>
          <table:table-cell table:number-columns-repeated="2" office:value-type="float" office:value="0.534815377330306" calcext:value-type="float">
            <text:p>0.534815377330306</text:p>
          </table:table-cell>
          <table:table-cell table:number-columns-repeated="100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0.469933" calcext:value-type="float">
            <text:p>0.469933</text:p>
          </table:table-cell>
          <table:table-cell table:number-columns-repeated="2" office:value-type="float" office:value="0.530067" calcext:value-type="float">
            <text:p>0.530067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0.47042" calcext:value-type="float">
            <text:p>0.47042</text:p>
          </table:table-cell>
          <table:table-cell table:number-columns-repeated="2" office:value-type="float" office:value="0.52958" calcext:value-type="float">
            <text:p>0.52958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0.467852025492189" calcext:value-type="float">
            <text:p>0.467852025492189</text:p>
          </table:table-cell>
          <table:table-cell table:number-columns-repeated="2" office:value-type="float" office:value="0.532147974507811" calcext:value-type="float">
            <text:p>0.532147974507811</text:p>
          </table:table-cell>
          <table:table-cell table:number-columns-repeated="1007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.472597" calcext:value-type="float">
            <text:p>0.472597</text:p>
          </table:table-cell>
          <table:table-cell table:number-columns-repeated="2" office:value-type="float" office:value="0.527403" calcext:value-type="float">
            <text:p>0.527403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.473075" calcext:value-type="float">
            <text:p>0.473075</text:p>
          </table:table-cell>
          <table:table-cell table:number-columns-repeated="2" office:value-type="float" office:value="0.526925" calcext:value-type="float">
            <text:p>0.526925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0.470506124587604" calcext:value-type="float">
            <text:p>0.470506124587604</text:p>
          </table:table-cell>
          <table:table-cell table:number-columns-repeated="2" office:value-type="float" office:value="0.529493875412396" calcext:value-type="float">
            <text:p>0.529493875412396</text:p>
          </table:table-cell>
          <table:table-cell table:number-columns-repeated="100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475247" calcext:value-type="float">
            <text:p>0.475247</text:p>
          </table:table-cell>
          <table:table-cell table:number-columns-repeated="2" office:value-type="float" office:value="0.524753" calcext:value-type="float">
            <text:p>0.52475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475716" calcext:value-type="float">
            <text:p>0.475716</text:p>
          </table:table-cell>
          <table:table-cell table:number-columns-repeated="2" office:value-type="float" office:value="0.524284" calcext:value-type="float">
            <text:p>0.524284</text:p>
          </table:table-cell>
          <table:table-cell/>
          <table:table-cell office:value-type="float" office:value="2.27999999999999" calcext:value-type="float">
            <text:p>2.27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73146986308557" calcext:value-type="float">
            <text:p>0.473146986308557</text:p>
          </table:table-cell>
          <table:table-cell table:number-columns-repeated="2" office:value-type="float" office:value="0.526853013691443" calcext:value-type="float">
            <text:p>0.526853013691443</text:p>
          </table:table-cell>
          <table:table-cell table:number-columns-repeated="1007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0.477885" calcext:value-type="float">
            <text:p>0.477885</text:p>
          </table:table-cell>
          <table:table-cell table:number-columns-repeated="2" office:value-type="float" office:value="0.522115" calcext:value-type="float">
            <text:p>0.522115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0.478344" calcext:value-type="float">
            <text:p>0.478344</text:p>
          </table:table-cell>
          <table:table-cell table:number-columns-repeated="2" office:value-type="float" office:value="0.521656" calcext:value-type="float">
            <text:p>0.521656</text:p>
          </table:table-cell>
          <table:table-cell/>
          <table:table-cell office:value-type="float" office:value="2.28999999999999" calcext:value-type="float">
            <text:p>2.28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75774676676728" calcext:value-type="float">
            <text:p>0.475774676676728</text:p>
          </table:table-cell>
          <table:table-cell table:number-columns-repeated="2" office:value-type="float" office:value="0.524225323323272" calcext:value-type="float">
            <text:p>0.524225323323272</text:p>
          </table:table-cell>
          <table:table-cell table:number-columns-repeated="1007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0.480508" calcext:value-type="float">
            <text:p>0.480508</text:p>
          </table:table-cell>
          <table:table-cell table:number-columns-repeated="2" office:value-type="float" office:value="0.519492" calcext:value-type="float">
            <text:p>0.519492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float" office:value="0.480959" calcext:value-type="float">
            <text:p>0.480959</text:p>
          </table:table-cell>
          <table:table-cell table:number-columns-repeated="2" office:value-type="float" office:value="0.519041" calcext:value-type="float">
            <text:p>0.519041</text:p>
          </table:table-cell>
          <table:table-cell/>
          <table:table-cell office:value-type="float" office:value="2.29999999999999" calcext:value-type="float">
            <text:p>2.2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78389261384512" calcext:value-type="float">
            <text:p>0.478389261384512</text:p>
          </table:table-cell>
          <table:table-cell table:number-columns-repeated="2" office:value-type="float" office:value="0.521610738615488" calcext:value-type="float">
            <text:p>0.521610738615488</text:p>
          </table:table-cell>
          <table:table-cell table:number-columns-repeated="1007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0.483119" calcext:value-type="float">
            <text:p>0.483119</text:p>
          </table:table-cell>
          <table:table-cell table:number-columns-repeated="2" office:value-type="float" office:value="0.516881" calcext:value-type="float">
            <text:p>0.51688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0.483561" calcext:value-type="float">
            <text:p>0.483561</text:p>
          </table:table-cell>
          <table:table-cell table:number-columns-repeated="2" office:value-type="float" office:value="0.516439" calcext:value-type="float">
            <text:p>0.516439</text:p>
          </table:table-cell>
          <table:table-cell/>
          <table:table-cell office:value-type="float" office:value="2.30999999999999" calcext:value-type="float">
            <text:p>2.30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80990805796663" calcext:value-type="float">
            <text:p>0.480990805796663</text:p>
          </table:table-cell>
          <table:table-cell table:number-columns-repeated="2" office:value-type="float" office:value="0.519009194203337" calcext:value-type="float">
            <text:p>0.519009194203337</text:p>
          </table:table-cell>
          <table:table-cell table:number-columns-repeated="1007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0.485716" calcext:value-type="float">
            <text:p>0.485716</text:p>
          </table:table-cell>
          <table:table-cell table:number-columns-repeated="2" office:value-type="float" office:value="0.514284" calcext:value-type="float">
            <text:p>0.514284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float" office:value="0.48615" calcext:value-type="float">
            <text:p>0.48615</text:p>
          </table:table-cell>
          <table:table-cell table:number-columns-repeated="2" office:value-type="float" office:value="0.51385" calcext:value-type="float">
            <text:p>0.51385</text:p>
          </table:table-cell>
          <table:table-cell/>
          <table:table-cell office:value-type="float" office:value="2.31999999999999" calcext:value-type="float">
            <text:p>2.31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83579374951928" calcext:value-type="float">
            <text:p>0.483579374951928</text:p>
          </table:table-cell>
          <table:table-cell table:number-columns-repeated="2" office:value-type="float" office:value="0.516420625048072" calcext:value-type="float">
            <text:p>0.516420625048072</text:p>
          </table:table-cell>
          <table:table-cell table:number-columns-repeated="1007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0.488301" calcext:value-type="float">
            <text:p>0.488301</text:p>
          </table:table-cell>
          <table:table-cell table:number-columns-repeated="2" office:value-type="float" office:value="0.511699" calcext:value-type="float">
            <text:p>0.511699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float" office:value="0.488725" calcext:value-type="float">
            <text:p>0.488725</text:p>
          </table:table-cell>
          <table:table-cell table:number-columns-repeated="2" office:value-type="float" office:value="0.511275" calcext:value-type="float">
            <text:p>0.511275</text:p>
          </table:table-cell>
          <table:table-cell/>
          <table:table-cell office:value-type="float" office:value="2.32999999999999" calcext:value-type="float">
            <text:p>2.32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8615503356467" calcext:value-type="float">
            <text:p>0.48615503356467</text:p>
          </table:table-cell>
          <table:table-cell table:number-columns-repeated="2" office:value-type="float" office:value="0.51384496643533" calcext:value-type="float">
            <text:p>0.51384496643533</text:p>
          </table:table-cell>
          <table:table-cell table:number-columns-repeated="1007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0.490872" calcext:value-type="float">
            <text:p>0.490872</text:p>
          </table:table-cell>
          <table:table-cell table:number-columns-repeated="2" office:value-type="float" office:value="0.509128" calcext:value-type="float">
            <text:p>0.509128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0.491288" calcext:value-type="float">
            <text:p>0.491288</text:p>
          </table:table-cell>
          <table:table-cell table:number-columns-repeated="2" office:value-type="float" office:value="0.508712" calcext:value-type="float">
            <text:p>0.508712</text:p>
          </table:table-cell>
          <table:table-cell/>
          <table:table-cell office:value-type="float" office:value="2.33999999999999" calcext:value-type="float">
            <text:p>2.33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88717846026488" calcext:value-type="float">
            <text:p>0.488717846026488</text:p>
          </table:table-cell>
          <table:table-cell table:number-columns-repeated="2" office:value-type="float" office:value="0.511282153973512" calcext:value-type="float">
            <text:p>0.511282153973512</text:p>
          </table:table-cell>
          <table:table-cell table:number-columns-repeated="1007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0.493431" calcext:value-type="float">
            <text:p>0.493431</text:p>
          </table:table-cell>
          <table:table-cell table:number-columns-repeated="2" office:value-type="float" office:value="0.506569" calcext:value-type="float">
            <text:p>0.506569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float" office:value="0.493838" calcext:value-type="float">
            <text:p>0.493838</text:p>
          </table:table-cell>
          <table:table-cell table:number-columns-repeated="2" office:value-type="float" office:value="0.506162" calcext:value-type="float">
            <text:p>0.506162</text:p>
          </table:table-cell>
          <table:table-cell/>
          <table:table-cell office:value-type="float" office:value="2.34999999999999" calcext:value-type="float">
            <text:p>2.34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91267876407828" calcext:value-type="float">
            <text:p>0.491267876407828</text:p>
          </table:table-cell>
          <table:table-cell table:number-columns-repeated="2" office:value-type="float" office:value="0.508732123592172" calcext:value-type="float">
            <text:p>0.508732123592172</text:p>
          </table:table-cell>
          <table:table-cell table:number-columns-repeated="1007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0.495976" calcext:value-type="float">
            <text:p>0.495976</text:p>
          </table:table-cell>
          <table:table-cell table:number-columns-repeated="2" office:value-type="float" office:value="0.504024" calcext:value-type="float">
            <text:p>0.504024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float" office:value="0.496375" calcext:value-type="float">
            <text:p>0.496375</text:p>
          </table:table-cell>
          <table:table-cell table:number-columns-repeated="2" office:value-type="float" office:value="0.503625" calcext:value-type="float">
            <text:p>0.503625</text:p>
          </table:table-cell>
          <table:table-cell/>
          <table:table-cell office:value-type="float" office:value="2.35999999999999" calcext:value-type="float">
            <text:p>2.35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93805188459582" calcext:value-type="float">
            <text:p>0.493805188459582</text:p>
          </table:table-cell>
          <table:table-cell table:number-columns-repeated="2" office:value-type="float" office:value="0.506194811540418" calcext:value-type="float">
            <text:p>0.506194811540418</text:p>
          </table:table-cell>
          <table:table-cell table:number-columns-repeated="1007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float" office:value="0.498509" calcext:value-type="float">
            <text:p>0.498509</text:p>
          </table:table-cell>
          <table:table-cell table:number-columns-repeated="2" office:value-type="float" office:value="0.501491" calcext:value-type="float">
            <text:p>0.501491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float" office:value="0.4989" calcext:value-type="float">
            <text:p>0.4989</text:p>
          </table:table-cell>
          <table:table-cell table:number-columns-repeated="2" office:value-type="float" office:value="0.5011" calcext:value-type="float">
            <text:p>0.5011</text:p>
          </table:table-cell>
          <table:table-cell/>
          <table:table-cell office:value-type="float" office:value="2.36999999999999" calcext:value-type="float">
            <text:p>2.36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96329845614683" calcext:value-type="float">
            <text:p>0.496329845614683</text:p>
          </table:table-cell>
          <table:table-cell table:number-columns-repeated="2" office:value-type="float" office:value="0.503670154385317" calcext:value-type="float">
            <text:p>0.503670154385317</text:p>
          </table:table-cell>
          <table:table-cell table:number-columns-repeated="100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501029" calcext:value-type="float">
            <text:p>0.501029</text:p>
          </table:table-cell>
          <table:table-cell table:number-columns-repeated="2" office:value-type="float" office:value="0.498971" calcext:value-type="float">
            <text:p>0.49897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501412" calcext:value-type="float">
            <text:p>0.501412</text:p>
          </table:table-cell>
          <table:table-cell table:number-columns-repeated="2" office:value-type="float" office:value="0.498588" calcext:value-type="float">
            <text:p>0.498588</text:p>
          </table:table-cell>
          <table:table-cell/>
          <table:table-cell office:value-type="float" office:value="2.37999999999999" calcext:value-type="float">
            <text:p>2.37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498841910989691" calcext:value-type="float">
            <text:p>0.498841910989691</text:p>
          </table:table-cell>
          <table:table-cell table:number-columns-repeated="2" office:value-type="float" office:value="0.501158089010309" calcext:value-type="float">
            <text:p>0.501158089010309</text:p>
          </table:table-cell>
          <table:table-cell table:number-columns-repeated="1007"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0.503537" calcext:value-type="float">
            <text:p>0.503537</text:p>
          </table:table-cell>
          <table:table-cell table:number-columns-repeated="2" office:value-type="float" office:value="0.496463" calcext:value-type="float">
            <text:p>0.496463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0.503911" calcext:value-type="float">
            <text:p>0.503911</text:p>
          </table:table-cell>
          <table:table-cell table:number-columns-repeated="2" office:value-type="float" office:value="0.496089" calcext:value-type="float">
            <text:p>0.496089</text:p>
          </table:table-cell>
          <table:table-cell/>
          <table:table-cell office:value-type="float" office:value="2.38999999999999" calcext:value-type="float">
            <text:p>2.38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01341447386373" calcext:value-type="float">
            <text:p>0.501341447386373</text:p>
          </table:table-cell>
          <table:table-cell table:number-columns-repeated="2" office:value-type="float" office:value="0.498658552613627" calcext:value-type="float">
            <text:p>0.498658552613627</text:p>
          </table:table-cell>
          <table:table-cell table:number-columns-repeated="1007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office:value-type="float" office:value="0.506032" calcext:value-type="float">
            <text:p>0.506032</text:p>
          </table:table-cell>
          <table:table-cell table:number-columns-repeated="2" office:value-type="float" office:value="0.493968" calcext:value-type="float">
            <text:p>0.493968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office:value-type="float" office:value="0.506397" calcext:value-type="float">
            <text:p>0.506397</text:p>
          </table:table-cell>
          <table:table-cell table:number-columns-repeated="2" office:value-type="float" office:value="0.493603" calcext:value-type="float">
            <text:p>0.493603</text:p>
          </table:table-cell>
          <table:table-cell/>
          <table:table-cell office:value-type="float" office:value="2.39999999999999" calcext:value-type="float">
            <text:p>2.3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03828517293267" calcext:value-type="float">
            <text:p>0.503828517293267</text:p>
          </table:table-cell>
          <table:table-cell table:number-columns-repeated="2" office:value-type="float" office:value="0.496171482706733" calcext:value-type="float">
            <text:p>0.496171482706733</text:p>
          </table:table-cell>
          <table:table-cell table:number-columns-repeated="1007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0.508514" calcext:value-type="float">
            <text:p>0.508514</text:p>
          </table:table-cell>
          <table:table-cell table:number-columns-repeated="2" office:value-type="float" office:value="0.491486" calcext:value-type="float">
            <text:p>0.491486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0.508872" calcext:value-type="float">
            <text:p>0.508872</text:p>
          </table:table-cell>
          <table:table-cell table:number-columns-repeated="2" office:value-type="float" office:value="0.491128" calcext:value-type="float">
            <text:p>0.491128</text:p>
          </table:table-cell>
          <table:table-cell/>
          <table:table-cell office:value-type="float" office:value="2.40999999999999" calcext:value-type="float">
            <text:p>2.40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06303182887252" calcext:value-type="float">
            <text:p>0.506303182887252</text:p>
          </table:table-cell>
          <table:table-cell table:number-columns-repeated="2" office:value-type="float" office:value="0.493696817112748" calcext:value-type="float">
            <text:p>0.493696817112748</text:p>
          </table:table-cell>
          <table:table-cell table:number-columns-repeated="1007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0.510984" calcext:value-type="float">
            <text:p>0.510984</text:p>
          </table:table-cell>
          <table:table-cell table:number-columns-repeated="2" office:value-type="float" office:value="0.489016" calcext:value-type="float">
            <text:p>0.489016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0.511334" calcext:value-type="float">
            <text:p>0.511334</text:p>
          </table:table-cell>
          <table:table-cell table:number-columns-repeated="2" office:value-type="float" office:value="0.488666" calcext:value-type="float">
            <text:p>0.488666</text:p>
          </table:table-cell>
          <table:table-cell/>
          <table:table-cell office:value-type="float" office:value="2.41999999999999" calcext:value-type="float">
            <text:p>2.41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08765506035095" calcext:value-type="float">
            <text:p>0.508765506035095</text:p>
          </table:table-cell>
          <table:table-cell table:number-columns-repeated="2" office:value-type="float" office:value="0.491234493964905" calcext:value-type="float">
            <text:p>0.491234493964905</text:p>
          </table:table-cell>
          <table:table-cell table:number-columns-repeated="1007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0.513441" calcext:value-type="float">
            <text:p>0.513441</text:p>
          </table:table-cell>
          <table:table-cell table:number-columns-repeated="2" office:value-type="float" office:value="0.486559" calcext:value-type="float">
            <text:p>0.486559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office:value-type="float" office:value="0.513783" calcext:value-type="float">
            <text:p>0.513783</text:p>
          </table:table-cell>
          <table:table-cell table:number-columns-repeated="2" office:value-type="float" office:value="0.486217" calcext:value-type="float">
            <text:p>0.486217</text:p>
          </table:table-cell>
          <table:table-cell/>
          <table:table-cell office:value-type="float" office:value="2.42999999999999" calcext:value-type="float">
            <text:p>2.42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11215548295004" calcext:value-type="float">
            <text:p>0.511215548295004</text:p>
          </table:table-cell>
          <table:table-cell table:number-columns-repeated="2" office:value-type="float" office:value="0.488784451704996" calcext:value-type="float">
            <text:p>0.488784451704996</text:p>
          </table:table-cell>
          <table:table-cell table:number-columns-repeated="1007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0.515886" calcext:value-type="float">
            <text:p>0.515886</text:p>
          </table:table-cell>
          <table:table-cell table:number-columns-repeated="2" office:value-type="float" office:value="0.484114" calcext:value-type="float">
            <text:p>0.484114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0.51622" calcext:value-type="float">
            <text:p>0.51622</text:p>
          </table:table-cell>
          <table:table-cell table:number-columns-repeated="2" office:value-type="float" office:value="0.48378" calcext:value-type="float">
            <text:p>0.48378</text:p>
          </table:table-cell>
          <table:table-cell/>
          <table:table-cell office:value-type="float" office:value="2.43999999999999" calcext:value-type="float">
            <text:p>2.43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13653370918164" calcext:value-type="float">
            <text:p>0.513653370918164</text:p>
          </table:table-cell>
          <table:table-cell table:number-columns-repeated="2" office:value-type="float" office:value="0.486346629081836" calcext:value-type="float">
            <text:p>0.486346629081836</text:p>
          </table:table-cell>
          <table:table-cell table:number-columns-repeated="1007"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" calcext:value-type="float">
            <text:p>1</text:p>
          </table:table-cell>
          <table:table-cell office:value-type="float" office:value="0.518319" calcext:value-type="float">
            <text:p>0.518319</text:p>
          </table:table-cell>
          <table:table-cell table:number-columns-repeated="2" office:value-type="float" office:value="0.481681" calcext:value-type="float">
            <text:p>0.481681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1" calcext:value-type="float">
            <text:p>1</text:p>
          </table:table-cell>
          <table:table-cell office:value-type="float" office:value="0.518645" calcext:value-type="float">
            <text:p>0.518645</text:p>
          </table:table-cell>
          <table:table-cell table:number-columns-repeated="2" office:value-type="float" office:value="0.481355" calcext:value-type="float">
            <text:p>0.481355</text:p>
          </table:table-cell>
          <table:table-cell/>
          <table:table-cell office:value-type="float" office:value="2.44999999999999" calcext:value-type="float">
            <text:p>2.44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16079034850265" calcext:value-type="float">
            <text:p>0.516079034850265</text:p>
          </table:table-cell>
          <table:table-cell table:number-columns-repeated="2" office:value-type="float" office:value="0.483920965149735" calcext:value-type="float">
            <text:p>0.483920965149735</text:p>
          </table:table-cell>
          <table:table-cell table:number-columns-repeated="1007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  <table:table-cell office:value-type="float" office:value="0.52074" calcext:value-type="float">
            <text:p>0.52074</text:p>
          </table:table-cell>
          <table:table-cell table:number-columns-repeated="2" office:value-type="float" office:value="0.47926" calcext:value-type="float">
            <text:p>0.47926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  <table:table-cell office:value-type="float" office:value="0.521058" calcext:value-type="float">
            <text:p>0.521058</text:p>
          </table:table-cell>
          <table:table-cell table:number-columns-repeated="2" office:value-type="float" office:value="0.478942" calcext:value-type="float">
            <text:p>0.478942</text:p>
          </table:table-cell>
          <table:table-cell/>
          <table:table-cell office:value-type="float" office:value="2.45999999999999" calcext:value-type="float">
            <text:p>2.45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18492600733034" calcext:value-type="float">
            <text:p>0.518492600733034</text:p>
          </table:table-cell>
          <table:table-cell table:number-columns-repeated="2" office:value-type="float" office:value="0.481507399266966" calcext:value-type="float">
            <text:p>0.481507399266966</text:p>
          </table:table-cell>
          <table:table-cell table:number-columns-repeated="1007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  <table:table-cell office:value-type="float" office:value="0.523148" calcext:value-type="float">
            <text:p>0.523148</text:p>
          </table:table-cell>
          <table:table-cell table:number-columns-repeated="2" office:value-type="float" office:value="0.476852" calcext:value-type="float">
            <text:p>0.476852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  <table:table-cell office:value-type="float" office:value="0.523459" calcext:value-type="float">
            <text:p>0.523459</text:p>
          </table:table-cell>
          <table:table-cell table:number-columns-repeated="2" office:value-type="float" office:value="0.476541" calcext:value-type="float">
            <text:p>0.476541</text:p>
          </table:table-cell>
          <table:table-cell/>
          <table:table-cell office:value-type="float" office:value="2.46999999999999" calcext:value-type="float">
            <text:p>2.46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20894128905743" calcext:value-type="float">
            <text:p>0.520894128905743</text:p>
          </table:table-cell>
          <table:table-cell table:number-columns-repeated="2" office:value-type="float" office:value="0.479105871094257" calcext:value-type="float">
            <text:p>0.479105871094257</text:p>
          </table:table-cell>
          <table:table-cell table:number-columns-repeated="100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525544" calcext:value-type="float">
            <text:p>0.525544</text:p>
          </table:table-cell>
          <table:table-cell table:number-columns-repeated="2" office:value-type="float" office:value="0.474456" calcext:value-type="float">
            <text:p>0.47445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525848" calcext:value-type="float">
            <text:p>0.525848</text:p>
          </table:table-cell>
          <table:table-cell table:number-columns-repeated="2" office:value-type="float" office:value="0.474152" calcext:value-type="float">
            <text:p>0.474152</text:p>
          </table:table-cell>
          <table:table-cell/>
          <table:table-cell office:value-type="float" office:value="2.47999999999999" calcext:value-type="float">
            <text:p>2.47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23283679406721" calcext:value-type="float">
            <text:p>0.523283679406721</text:p>
          </table:table-cell>
          <table:table-cell table:number-columns-repeated="2" office:value-type="float" office:value="0.476716320593279" calcext:value-type="float">
            <text:p>0.476716320593279</text:p>
          </table:table-cell>
          <table:table-cell table:number-columns-repeated="1007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float" office:value="0.527929" calcext:value-type="float">
            <text:p>0.527929</text:p>
          </table:table-cell>
          <table:table-cell table:number-columns-repeated="2" office:value-type="float" office:value="0.472071" calcext:value-type="float">
            <text:p>0.472071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float" office:value="0.528224" calcext:value-type="float">
            <text:p>0.528224</text:p>
          </table:table-cell>
          <table:table-cell table:number-columns-repeated="2" office:value-type="float" office:value="0.471776" calcext:value-type="float">
            <text:p>0.471776</text:p>
          </table:table-cell>
          <table:table-cell/>
          <table:table-cell office:value-type="float" office:value="2.48999999999999" calcext:value-type="float">
            <text:p>2.48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25661311974856" calcext:value-type="float">
            <text:p>0.525661311974856</text:p>
          </table:table-cell>
          <table:table-cell table:number-columns-repeated="2" office:value-type="float" office:value="0.474338688025144" calcext:value-type="float">
            <text:p>0.474338688025144</text:p>
          </table:table-cell>
          <table:table-cell table:number-columns-repeated="1007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" calcext:value-type="float">
            <text:p>1</text:p>
          </table:table-cell>
          <table:table-cell office:value-type="float" office:value="0.530301" calcext:value-type="float">
            <text:p>0.530301</text:p>
          </table:table-cell>
          <table:table-cell table:number-columns-repeated="2" office:value-type="float" office:value="0.469699" calcext:value-type="float">
            <text:p>0.469699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1" calcext:value-type="float">
            <text:p>1</text:p>
          </table:table-cell>
          <table:table-cell office:value-type="float" office:value="0.530589" calcext:value-type="float">
            <text:p>0.530589</text:p>
          </table:table-cell>
          <table:table-cell table:number-columns-repeated="2" office:value-type="float" office:value="0.469411" calcext:value-type="float">
            <text:p>0.469411</text:p>
          </table:table-cell>
          <table:table-cell/>
          <table:table-cell office:value-type="float" office:value="2.49999999999999" calcext:value-type="float">
            <text:p>2.4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28027086051085" calcext:value-type="float">
            <text:p>0.528027086051085</text:p>
          </table:table-cell>
          <table:table-cell table:number-columns-repeated="2" office:value-type="float" office:value="0.471972913948915" calcext:value-type="float">
            <text:p>0.471972913948915</text:p>
          </table:table-cell>
          <table:table-cell table:number-columns-repeated="1007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0.532661" calcext:value-type="float">
            <text:p>0.532661</text:p>
          </table:table-cell>
          <table:table-cell table:number-columns-repeated="2" office:value-type="float" office:value="0.467339" calcext:value-type="float">
            <text:p>0.467339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0.532942" calcext:value-type="float">
            <text:p>0.532942</text:p>
          </table:table-cell>
          <table:table-cell table:number-columns-repeated="2" office:value-type="float" office:value="0.467058" calcext:value-type="float">
            <text:p>0.467058</text:p>
          </table:table-cell>
          <table:table-cell/>
          <table:table-cell office:value-type="float" office:value="2.50999999999999" calcext:value-type="float">
            <text:p>2.50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30381060779883" calcext:value-type="float">
            <text:p>0.530381060779883</text:p>
          </table:table-cell>
          <table:table-cell table:number-columns-repeated="2" office:value-type="float" office:value="0.469618939220117" calcext:value-type="float">
            <text:p>0.469618939220117</text:p>
          </table:table-cell>
          <table:table-cell table:number-columns-repeated="1007"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0.53501" calcext:value-type="float">
            <text:p>0.53501</text:p>
          </table:table-cell>
          <table:table-cell table:number-columns-repeated="2" office:value-type="float" office:value="0.46499" calcext:value-type="float">
            <text:p>0.46499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0.535283" calcext:value-type="float">
            <text:p>0.535283</text:p>
          </table:table-cell>
          <table:table-cell table:number-columns-repeated="2" office:value-type="float" office:value="0.464717" calcext:value-type="float">
            <text:p>0.464717</text:p>
          </table:table-cell>
          <table:table-cell/>
          <table:table-cell office:value-type="float" office:value="2.51999999999999" calcext:value-type="float">
            <text:p>2.51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32723295010742" calcext:value-type="float">
            <text:p>0.532723295010742</text:p>
          </table:table-cell>
          <table:table-cell table:number-columns-repeated="2" office:value-type="float" office:value="0.467276704989258" calcext:value-type="float">
            <text:p>0.467276704989258</text:p>
          </table:table-cell>
          <table:table-cell table:number-columns-repeated="1007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0.537346" calcext:value-type="float">
            <text:p>0.537346</text:p>
          </table:table-cell>
          <table:table-cell table:number-columns-repeated="2" office:value-type="float" office:value="0.462654" calcext:value-type="float">
            <text:p>0.462654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0.537613" calcext:value-type="float">
            <text:p>0.537613</text:p>
          </table:table-cell>
          <table:table-cell table:number-columns-repeated="2" office:value-type="float" office:value="0.462387" calcext:value-type="float">
            <text:p>0.462387</text:p>
          </table:table-cell>
          <table:table-cell/>
          <table:table-cell office:value-type="float" office:value="2.52999999999999" calcext:value-type="float">
            <text:p>2.52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35053847299638" calcext:value-type="float">
            <text:p>0.535053847299638</text:p>
          </table:table-cell>
          <table:table-cell table:number-columns-repeated="2" office:value-type="float" office:value="0.464946152700362" calcext:value-type="float">
            <text:p>0.464946152700362</text:p>
          </table:table-cell>
          <table:table-cell table:number-columns-repeated="1007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0.539671" calcext:value-type="float">
            <text:p>0.539671</text:p>
          </table:table-cell>
          <table:table-cell table:number-columns-repeated="2" office:value-type="float" office:value="0.460329" calcext:value-type="float">
            <text:p>0.460329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0.53993" calcext:value-type="float">
            <text:p>0.53993</text:p>
          </table:table-cell>
          <table:table-cell table:number-columns-repeated="2" office:value-type="float" office:value="0.46007" calcext:value-type="float">
            <text:p>0.46007</text:p>
          </table:table-cell>
          <table:table-cell/>
          <table:table-cell office:value-type="float" office:value="2.53999999999999" calcext:value-type="float">
            <text:p>2.53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37372775910502" calcext:value-type="float">
            <text:p>0.537372775910502</text:p>
          </table:table-cell>
          <table:table-cell table:number-columns-repeated="2" office:value-type="float" office:value="0.462627224089498" calcext:value-type="float">
            <text:p>0.462627224089498</text:p>
          </table:table-cell>
          <table:table-cell table:number-columns-repeated="1007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0.541985" calcext:value-type="float">
            <text:p>0.541985</text:p>
          </table:table-cell>
          <table:table-cell table:number-columns-repeated="2" office:value-type="float" office:value="0.458015" calcext:value-type="float">
            <text:p>0.458015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0.542237" calcext:value-type="float">
            <text:p>0.542237</text:p>
          </table:table-cell>
          <table:table-cell table:number-columns-repeated="2" office:value-type="float" office:value="0.457763" calcext:value-type="float">
            <text:p>0.457763</text:p>
          </table:table-cell>
          <table:table-cell/>
          <table:table-cell office:value-type="float" office:value="2.54999999999999" calcext:value-type="float">
            <text:p>2.54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39680138816668" calcext:value-type="float">
            <text:p>0.539680138816668</text:p>
          </table:table-cell>
          <table:table-cell table:number-columns-repeated="2" office:value-type="float" office:value="0.460319861183332" calcext:value-type="float">
            <text:p>0.460319861183332</text:p>
          </table:table-cell>
          <table:table-cell table:number-columns-repeated="1007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float" office:value="0.544286" calcext:value-type="float">
            <text:p>0.544286</text:p>
          </table:table-cell>
          <table:table-cell table:number-columns-repeated="2" office:value-type="float" office:value="0.455714" calcext:value-type="float">
            <text:p>0.455714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float" office:value="0.544531" calcext:value-type="float">
            <text:p>0.544531</text:p>
          </table:table-cell>
          <table:table-cell table:number-columns-repeated="2" office:value-type="float" office:value="0.455469" calcext:value-type="float">
            <text:p>0.455469</text:p>
          </table:table-cell>
          <table:table-cell/>
          <table:table-cell office:value-type="float" office:value="2.55999999999999" calcext:value-type="float">
            <text:p>2.55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41975993702329" calcext:value-type="float">
            <text:p>0.541975993702329</text:p>
          </table:table-cell>
          <table:table-cell table:number-columns-repeated="2" office:value-type="float" office:value="0.458024006297671" calcext:value-type="float">
            <text:p>0.458024006297671</text:p>
          </table:table-cell>
          <table:table-cell table:number-columns-repeated="1007"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0.546576" calcext:value-type="float">
            <text:p>0.546576</text:p>
          </table:table-cell>
          <table:table-cell table:number-columns-repeated="2" office:value-type="float" office:value="0.453424" calcext:value-type="float">
            <text:p>0.453424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 office:value-type="float" office:value="0.546814" calcext:value-type="float">
            <text:p>0.546814</text:p>
          </table:table-cell>
          <table:table-cell table:number-columns-repeated="2" office:value-type="float" office:value="0.453186" calcext:value-type="float">
            <text:p>0.453186</text:p>
          </table:table-cell>
          <table:table-cell/>
          <table:table-cell office:value-type="float" office:value="2.56999999999999" calcext:value-type="float">
            <text:p>2.56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44260397963978" calcext:value-type="float">
            <text:p>0.544260397963978</text:p>
          </table:table-cell>
          <table:table-cell table:number-columns-repeated="2" office:value-type="float" office:value="0.455739602036022" calcext:value-type="float">
            <text:p>0.455739602036022</text:p>
          </table:table-cell>
          <table:table-cell table:number-columns-repeated="100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548855" calcext:value-type="float">
            <text:p>0.548855</text:p>
          </table:table-cell>
          <table:table-cell table:number-columns-repeated="2" office:value-type="float" office:value="0.451145" calcext:value-type="float">
            <text:p>0.45114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549086" calcext:value-type="float">
            <text:p>0.549086</text:p>
          </table:table-cell>
          <table:table-cell table:number-columns-repeated="2" office:value-type="float" office:value="0.450914" calcext:value-type="float">
            <text:p>0.450914</text:p>
          </table:table-cell>
          <table:table-cell/>
          <table:table-cell office:value-type="float" office:value="2.57999999999999" calcext:value-type="float">
            <text:p>2.57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46533408711839" calcext:value-type="float">
            <text:p>0.546533408711839</text:p>
          </table:table-cell>
          <table:table-cell table:number-columns-repeated="2" office:value-type="float" office:value="0.453466591288161" calcext:value-type="float">
            <text:p>0.453466591288161</text:p>
          </table:table-cell>
          <table:table-cell table:number-columns-repeated="1007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office:value-type="float" office:value="0.551122" calcext:value-type="float">
            <text:p>0.551122</text:p>
          </table:table-cell>
          <table:table-cell table:number-columns-repeated="2" office:value-type="float" office:value="0.448878" calcext:value-type="float">
            <text:p>0.448878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office:value-type="float" office:value="0.551346" calcext:value-type="float">
            <text:p>0.551346</text:p>
          </table:table-cell>
          <table:table-cell table:number-columns-repeated="2" office:value-type="float" office:value="0.448654" calcext:value-type="float">
            <text:p>0.448654</text:p>
          </table:table-cell>
          <table:table-cell/>
          <table:table-cell office:value-type="float" office:value="2.58999999999999" calcext:value-type="float">
            <text:p>2.58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48795082771301" calcext:value-type="float">
            <text:p>0.548795082771301</text:p>
          </table:table-cell>
          <table:table-cell table:number-columns-repeated="2" office:value-type="float" office:value="0.451204917228699" calcext:value-type="float">
            <text:p>0.451204917228699</text:p>
          </table:table-cell>
          <table:table-cell table:number-columns-repeated="1007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office:value-type="float" office:value="0.553378" calcext:value-type="float">
            <text:p>0.553378</text:p>
          </table:table-cell>
          <table:table-cell table:number-columns-repeated="2" office:value-type="float" office:value="0.446622" calcext:value-type="float">
            <text:p>0.446622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office:value-type="float" office:value="0.553595" calcext:value-type="float">
            <text:p>0.553595</text:p>
          </table:table-cell>
          <table:table-cell table:number-columns-repeated="2" office:value-type="float" office:value="0.446405" calcext:value-type="float">
            <text:p>0.446405</text:p>
          </table:table-cell>
          <table:table-cell/>
          <table:table-cell office:value-type="float" office:value="2.59999999999999" calcext:value-type="float">
            <text:p>2.5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51045476684331" calcext:value-type="float">
            <text:p>0.551045476684331</text:p>
          </table:table-cell>
          <table:table-cell table:number-columns-repeated="2" office:value-type="float" office:value="0.448954523315669" calcext:value-type="float">
            <text:p>0.448954523315669</text:p>
          </table:table-cell>
          <table:table-cell table:number-columns-repeated="1007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0.555622" calcext:value-type="float">
            <text:p>0.555622</text:p>
          </table:table-cell>
          <table:table-cell table:number-columns-repeated="2" office:value-type="float" office:value="0.444378" calcext:value-type="float">
            <text:p>0.444378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0.555833" calcext:value-type="float">
            <text:p>0.555833</text:p>
          </table:table-cell>
          <table:table-cell table:number-columns-repeated="2" office:value-type="float" office:value="0.444167" calcext:value-type="float">
            <text:p>0.444167</text:p>
          </table:table-cell>
          <table:table-cell/>
          <table:table-cell office:value-type="float" office:value="2.60999999999999" calcext:value-type="float">
            <text:p>2.60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53284646710896" calcext:value-type="float">
            <text:p>0.553284646710896</text:p>
          </table:table-cell>
          <table:table-cell table:number-columns-repeated="2" office:value-type="float" office:value="0.446715353289104" calcext:value-type="float">
            <text:p>0.446715353289104</text:p>
          </table:table-cell>
          <table:table-cell table:number-columns-repeated="1007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0.557855" calcext:value-type="float">
            <text:p>0.557855</text:p>
          </table:table-cell>
          <table:table-cell table:number-columns-repeated="2" office:value-type="float" office:value="0.442145" calcext:value-type="float">
            <text:p>0.442145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0.558059" calcext:value-type="float">
            <text:p>0.558059</text:p>
          </table:table-cell>
          <table:table-cell table:number-columns-repeated="2" office:value-type="float" office:value="0.441941" calcext:value-type="float">
            <text:p>0.441941</text:p>
          </table:table-cell>
          <table:table-cell/>
          <table:table-cell office:value-type="float" office:value="2.61999999999999" calcext:value-type="float">
            <text:p>2.61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55512648830362" calcext:value-type="float">
            <text:p>0.555512648830362</text:p>
          </table:table-cell>
          <table:table-cell table:number-columns-repeated="2" office:value-type="float" office:value="0.444487351169638" calcext:value-type="float">
            <text:p>0.444487351169638</text:p>
          </table:table-cell>
          <table:table-cell table:number-columns-repeated="1007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.560077" calcext:value-type="float">
            <text:p>0.560077</text:p>
          </table:table-cell>
          <table:table-cell table:number-columns-repeated="2" office:value-type="float" office:value="0.439923" calcext:value-type="float">
            <text:p>0.439923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float" office:value="0.560274" calcext:value-type="float">
            <text:p>0.560274</text:p>
          </table:table-cell>
          <table:table-cell table:number-columns-repeated="2" office:value-type="float" office:value="0.439726" calcext:value-type="float">
            <text:p>0.439726</text:p>
          </table:table-cell>
          <table:table-cell/>
          <table:table-cell office:value-type="float" office:value="2.62999999999999" calcext:value-type="float">
            <text:p>2.62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57729538742898" calcext:value-type="float">
            <text:p>0.557729538742898</text:p>
          </table:table-cell>
          <table:table-cell table:number-columns-repeated="2" office:value-type="float" office:value="0.442270461257102" calcext:value-type="float">
            <text:p>0.442270461257102</text:p>
          </table:table-cell>
          <table:table-cell table:number-columns-repeated="1007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0.562288" calcext:value-type="float">
            <text:p>0.562288</text:p>
          </table:table-cell>
          <table:table-cell table:number-columns-repeated="2" office:value-type="float" office:value="0.437712" calcext:value-type="float">
            <text:p>0.437712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0.562479" calcext:value-type="float">
            <text:p>0.562479</text:p>
          </table:table-cell>
          <table:table-cell table:number-columns-repeated="2" office:value-type="float" office:value="0.437521" calcext:value-type="float">
            <text:p>0.437521</text:p>
          </table:table-cell>
          <table:table-cell/>
          <table:table-cell office:value-type="float" office:value="2.63999999999999" calcext:value-type="float">
            <text:p>2.63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59935371870869" calcext:value-type="float">
            <text:p>0.559935371870869</text:p>
          </table:table-cell>
          <table:table-cell table:number-columns-repeated="2" office:value-type="float" office:value="0.440064628129131" calcext:value-type="float">
            <text:p>0.440064628129131</text:p>
          </table:table-cell>
          <table:table-cell table:number-columns-repeated="1007"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0.564487" calcext:value-type="float">
            <text:p>0.564487</text:p>
          </table:table-cell>
          <table:table-cell table:number-columns-repeated="2" office:value-type="float" office:value="0.435513" calcext:value-type="float">
            <text:p>0.435513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0.564672" calcext:value-type="float">
            <text:p>0.564672</text:p>
          </table:table-cell>
          <table:table-cell table:number-columns-repeated="2" office:value-type="float" office:value="0.435328" calcext:value-type="float">
            <text:p>0.435328</text:p>
          </table:table-cell>
          <table:table-cell/>
          <table:table-cell office:value-type="float" office:value="2.64999999999999" calcext:value-type="float">
            <text:p>2.64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62130203360216" calcext:value-type="float">
            <text:p>0.562130203360216</text:p>
          </table:table-cell>
          <table:table-cell table:number-columns-repeated="2" office:value-type="float" office:value="0.437869796639784" calcext:value-type="float">
            <text:p>0.437869796639784</text:p>
          </table:table-cell>
          <table:table-cell table:number-columns-repeated="1007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" calcext:value-type="float">
            <text:p>1</text:p>
          </table:table-cell>
          <table:table-cell office:value-type="float" office:value="0.566676" calcext:value-type="float">
            <text:p>0.566676</text:p>
          </table:table-cell>
          <table:table-cell table:number-columns-repeated="2" office:value-type="float" office:value="0.433324" calcext:value-type="float">
            <text:p>0.433324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1" calcext:value-type="float">
            <text:p>1</text:p>
          </table:table-cell>
          <table:table-cell office:value-type="float" office:value="0.566854" calcext:value-type="float">
            <text:p>0.566854</text:p>
          </table:table-cell>
          <table:table-cell table:number-columns-repeated="2" office:value-type="float" office:value="0.433146" calcext:value-type="float">
            <text:p>0.433146</text:p>
          </table:table-cell>
          <table:table-cell/>
          <table:table-cell office:value-type="float" office:value="2.65999999999999" calcext:value-type="float">
            <text:p>2.65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64314088081841" calcext:value-type="float">
            <text:p>0.564314088081841</text:p>
          </table:table-cell>
          <table:table-cell table:number-columns-repeated="2" office:value-type="float" office:value="0.435685911918159" calcext:value-type="float">
            <text:p>0.435685911918159</text:p>
          </table:table-cell>
          <table:table-cell table:number-columns-repeated="1007"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" calcext:value-type="float">
            <text:p>1</text:p>
          </table:table-cell>
          <table:table-cell office:value-type="float" office:value="0.568854" calcext:value-type="float">
            <text:p>0.568854</text:p>
          </table:table-cell>
          <table:table-cell table:number-columns-repeated="2" office:value-type="float" office:value="0.431146" calcext:value-type="float">
            <text:p>0.431146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1" calcext:value-type="float">
            <text:p>1</text:p>
          </table:table-cell>
          <table:table-cell office:value-type="float" office:value="0.569025" calcext:value-type="float">
            <text:p>0.569025</text:p>
          </table:table-cell>
          <table:table-cell table:number-columns-repeated="2" office:value-type="float" office:value="0.430975" calcext:value-type="float">
            <text:p>0.430975</text:p>
          </table:table-cell>
          <table:table-cell/>
          <table:table-cell office:value-type="float" office:value="2.66999999999999" calcext:value-type="float">
            <text:p>2.66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66487080632977" calcext:value-type="float">
            <text:p>0.566487080632977</text:p>
          </table:table-cell>
          <table:table-cell table:number-columns-repeated="2" office:value-type="float" office:value="0.433512919367023" calcext:value-type="float">
            <text:p>0.433512919367023</text:p>
          </table:table-cell>
          <table:table-cell table:number-columns-repeated="100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57102" calcext:value-type="float">
            <text:p>0.57102</text:p>
          </table:table-cell>
          <table:table-cell table:number-columns-repeated="2" office:value-type="float" office:value="0.42898" calcext:value-type="float">
            <text:p>0.4289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571185" calcext:value-type="float">
            <text:p>0.571185</text:p>
          </table:table-cell>
          <table:table-cell table:number-columns-repeated="2" office:value-type="float" office:value="0.428815" calcext:value-type="float">
            <text:p>0.428815</text:p>
          </table:table-cell>
          <table:table-cell/>
          <table:table-cell office:value-type="float" office:value="2.67999999999999" calcext:value-type="float">
            <text:p>2.67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6864923533855" calcext:value-type="float">
            <text:p>0.56864923533855</text:p>
          </table:table-cell>
          <table:table-cell table:number-columns-repeated="2" office:value-type="float" office:value="0.43135076466145" calcext:value-type="float">
            <text:p>0.43135076466145</text:p>
          </table:table-cell>
          <table:table-cell table:number-columns-repeated="1007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office:value-type="float" office:value="0.573176" calcext:value-type="float">
            <text:p>0.573176</text:p>
          </table:table-cell>
          <table:table-cell table:number-columns-repeated="2" office:value-type="float" office:value="0.426824" calcext:value-type="float">
            <text:p>0.426824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office:value-type="float" office:value="0.573335" calcext:value-type="float">
            <text:p>0.573335</text:p>
          </table:table-cell>
          <table:table-cell table:number-columns-repeated="2" office:value-type="float" office:value="0.426665" calcext:value-type="float">
            <text:p>0.426665</text:p>
          </table:table-cell>
          <table:table-cell/>
          <table:table-cell office:value-type="float" office:value="2.68999999999999" calcext:value-type="float">
            <text:p>2.68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7080060625254" calcext:value-type="float">
            <text:p>0.57080060625254</text:p>
          </table:table-cell>
          <table:table-cell table:number-columns-repeated="2" office:value-type="float" office:value="0.42919939374746" calcext:value-type="float">
            <text:p>0.42919939374746</text:p>
          </table:table-cell>
          <table:table-cell table:number-columns-repeated="1007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office:value-type="float" office:value="0.575321" calcext:value-type="float">
            <text:p>0.575321</text:p>
          </table:table-cell>
          <table:table-cell table:number-columns-repeated="2" office:value-type="float" office:value="0.424679" calcext:value-type="float">
            <text:p>0.424679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office:value-type="float" office:value="0.575473" calcext:value-type="float">
            <text:p>0.575473</text:p>
          </table:table-cell>
          <table:table-cell table:number-columns-repeated="2" office:value-type="float" office:value="0.424527" calcext:value-type="float">
            <text:p>0.424527</text:p>
          </table:table-cell>
          <table:table-cell/>
          <table:table-cell office:value-type="float" office:value="2.69999999999999" calcext:value-type="float">
            <text:p>2.69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72941247159332" calcext:value-type="float">
            <text:p>0.572941247159332</text:p>
          </table:table-cell>
          <table:table-cell table:number-columns-repeated="2" office:value-type="float" office:value="0.427058752840668" calcext:value-type="float">
            <text:p>0.427058752840668</text:p>
          </table:table-cell>
          <table:table-cell table:number-columns-repeated="1007"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0.577455" calcext:value-type="float">
            <text:p>0.577455</text:p>
          </table:table-cell>
          <table:table-cell table:number-columns-repeated="2" office:value-type="float" office:value="0.422545" calcext:value-type="float">
            <text:p>0.42254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0.577601" calcext:value-type="float">
            <text:p>0.577601</text:p>
          </table:table-cell>
          <table:table-cell table:number-columns-repeated="2" office:value-type="float" office:value="0.422399" calcext:value-type="float">
            <text:p>0.422399</text:p>
          </table:table-cell>
          <table:table-cell/>
          <table:table-cell office:value-type="float" office:value="2.70999999999999" calcext:value-type="float">
            <text:p>2.70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75071211575061" calcext:value-type="float">
            <text:p>0.575071211575061</text:p>
          </table:table-cell>
          <table:table-cell table:number-columns-repeated="2" office:value-type="float" office:value="0.424928788424939" calcext:value-type="float">
            <text:p>0.424928788424939</text:p>
          </table:table-cell>
          <table:table-cell table:number-columns-repeated="1007"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0.579578" calcext:value-type="float">
            <text:p>0.579578</text:p>
          </table:table-cell>
          <table:table-cell table:number-columns-repeated="2" office:value-type="float" office:value="0.420422" calcext:value-type="float">
            <text:p>0.420422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0.579719" calcext:value-type="float">
            <text:p>0.579719</text:p>
          </table:table-cell>
          <table:table-cell table:number-columns-repeated="2" office:value-type="float" office:value="0.420281" calcext:value-type="float">
            <text:p>0.420281</text:p>
          </table:table-cell>
          <table:table-cell/>
          <table:table-cell office:value-type="float" office:value="2.71999999999999" calcext:value-type="float">
            <text:p>2.71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77190552748948" calcext:value-type="float">
            <text:p>0.577190552748948</text:p>
          </table:table-cell>
          <table:table-cell table:number-columns-repeated="2" office:value-type="float" office:value="0.422809447251052" calcext:value-type="float">
            <text:p>0.422809447251052</text:p>
          </table:table-cell>
          <table:table-cell table:number-columns-repeated="1007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.581691" calcext:value-type="float">
            <text:p>0.581691</text:p>
          </table:table-cell>
          <table:table-cell table:number-columns-repeated="2" office:value-type="float" office:value="0.418309" calcext:value-type="float">
            <text:p>0.418309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float" office:value="0.581825" calcext:value-type="float">
            <text:p>0.581825</text:p>
          </table:table-cell>
          <table:table-cell table:number-columns-repeated="2" office:value-type="float" office:value="0.418175" calcext:value-type="float">
            <text:p>0.418175</text:p>
          </table:table-cell>
          <table:table-cell/>
          <table:table-cell office:value-type="float" office:value="2.72999999999999" calcext:value-type="float">
            <text:p>2.72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79299323664632" calcext:value-type="float">
            <text:p>0.579299323664632</text:p>
          </table:table-cell>
          <table:table-cell table:number-columns-repeated="2" office:value-type="float" office:value="0.420700676335368" calcext:value-type="float">
            <text:p>0.420700676335368</text:p>
          </table:table-cell>
          <table:table-cell table:number-columns-repeated="1007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0.583793" calcext:value-type="float">
            <text:p>0.583793</text:p>
          </table:table-cell>
          <table:table-cell table:number-columns-repeated="2" office:value-type="float" office:value="0.416207" calcext:value-type="float">
            <text:p>0.416207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0.583922" calcext:value-type="float">
            <text:p>0.583922</text:p>
          </table:table-cell>
          <table:table-cell table:number-columns-repeated="2" office:value-type="float" office:value="0.416078" calcext:value-type="float">
            <text:p>0.416078</text:p>
          </table:table-cell>
          <table:table-cell/>
          <table:table-cell office:value-type="float" office:value="2.73999999999999" calcext:value-type="float">
            <text:p>2.73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581397577041496" calcext:value-type="float">
            <text:p>0.581397577041496</text:p>
          </table:table-cell>
          <table:table-cell table:number-columns-repeated="2" office:value-type="float" office:value="0.418602422958504" calcext:value-type="float">
            <text:p>0.418602422958504</text:p>
          </table:table-cell>
          <table:table-cell table:number-columns-repeated="1007"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  <table:table-cell office:value-type="float" office:value="0.585885" calcext:value-type="float">
            <text:p>0.585885</text:p>
          </table:table-cell>
          <table:table-cell table:number-columns-repeated="2" office:value-type="float" office:value="0.414115" calcext:value-type="float">
            <text:p>0.414115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  <table:table-cell office:value-type="float" office:value="0.586007" calcext:value-type="float">
            <text:p>0.586007</text:p>
          </table:table-cell>
          <table:table-cell table:number-columns-repeated="2" office:value-type="float" office:value="0.413993" calcext:value-type="float">
            <text:p>0.413993</text:p>
          </table:table-cell>
          <table:table-cell/>
          <table:table-cell office:value-type="float" office:value="2.74999999999998" calcext:value-type="float">
            <text:p>2.74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83485365335984" calcext:value-type="float">
            <text:p>0.583485365335984</text:p>
          </table:table-cell>
          <table:table-cell table:number-columns-repeated="2" office:value-type="float" office:value="0.416514634664016" calcext:value-type="float">
            <text:p>0.416514634664016</text:p>
          </table:table-cell>
          <table:table-cell table:number-columns-repeated="1007"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office:value-type="float" office:value="0.587966" calcext:value-type="float">
            <text:p>0.587966</text:p>
          </table:table-cell>
          <table:table-cell table:number-columns-repeated="2" office:value-type="float" office:value="0.412034" calcext:value-type="float">
            <text:p>0.412034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office:value-type="float" office:value="0.588082" calcext:value-type="float">
            <text:p>0.588082</text:p>
          </table:table-cell>
          <table:table-cell table:number-columns-repeated="2" office:value-type="float" office:value="0.411918" calcext:value-type="float">
            <text:p>0.411918</text:p>
          </table:table-cell>
          <table:table-cell/>
          <table:table-cell office:value-type="float" office:value="2.75999999999998" calcext:value-type="float">
            <text:p>2.75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85562740742913" calcext:value-type="float">
            <text:p>0.585562740742913</text:p>
          </table:table-cell>
          <table:table-cell table:number-columns-repeated="2" office:value-type="float" office:value="0.414437259257087" calcext:value-type="float">
            <text:p>0.414437259257087</text:p>
          </table:table-cell>
          <table:table-cell table:number-columns-repeated="1007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office:value-type="float" office:value="0.590036" calcext:value-type="float">
            <text:p>0.590036</text:p>
          </table:table-cell>
          <table:table-cell table:number-columns-repeated="2" office:value-type="float" office:value="0.409964" calcext:value-type="float">
            <text:p>0.409964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office:value-type="float" office:value="0.590147" calcext:value-type="float">
            <text:p>0.590147</text:p>
          </table:table-cell>
          <table:table-cell table:number-columns-repeated="2" office:value-type="float" office:value="0.409853" calcext:value-type="float">
            <text:p>0.409853</text:p>
          </table:table-cell>
          <table:table-cell/>
          <table:table-cell office:value-type="float" office:value="2.76999999999998" calcext:value-type="float">
            <text:p>2.76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87629755196774" calcext:value-type="float">
            <text:p>0.587629755196774</text:p>
          </table:table-cell>
          <table:table-cell table:number-columns-repeated="2" office:value-type="float" office:value="0.412370244803226" calcext:value-type="float">
            <text:p>0.412370244803226</text:p>
          </table:table-cell>
          <table:table-cell table:number-columns-repeated="100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.592096" calcext:value-type="float">
            <text:p>0.592096</text:p>
          </table:table-cell>
          <table:table-cell table:number-columns-repeated="2" office:value-type="float" office:value="0.407904" calcext:value-type="float">
            <text:p>0.40790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.592202" calcext:value-type="float">
            <text:p>0.592202</text:p>
          </table:table-cell>
          <table:table-cell table:number-columns-repeated="2" office:value-type="float" office:value="0.407798" calcext:value-type="float">
            <text:p>0.407798</text:p>
          </table:table-cell>
          <table:table-cell/>
          <table:table-cell office:value-type="float" office:value="2.77999999999998" calcext:value-type="float">
            <text:p>2.77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89686460373038" calcext:value-type="float">
            <text:p>0.589686460373038</text:p>
          </table:table-cell>
          <table:table-cell table:number-columns-repeated="2" office:value-type="float" office:value="0.410313539626962" calcext:value-type="float">
            <text:p>0.410313539626962</text:p>
          </table:table-cell>
          <table:table-cell table:number-columns-repeated="1007"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0.594146" calcext:value-type="float">
            <text:p>0.594146</text:p>
          </table:table-cell>
          <table:table-cell table:number-columns-repeated="2" office:value-type="float" office:value="0.405854" calcext:value-type="float">
            <text:p>0.405854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0.594246" calcext:value-type="float">
            <text:p>0.594246</text:p>
          </table:table-cell>
          <table:table-cell table:number-columns-repeated="2" office:value-type="float" office:value="0.405754" calcext:value-type="float">
            <text:p>0.405754</text:p>
          </table:table-cell>
          <table:table-cell/>
          <table:table-cell office:value-type="float" office:value="2.78999999999998" calcext:value-type="float">
            <text:p>2.78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91732907689441" calcext:value-type="float">
            <text:p>0.591732907689441</text:p>
          </table:table-cell>
          <table:table-cell table:number-columns-repeated="2" office:value-type="float" office:value="0.408267092310559" calcext:value-type="float">
            <text:p>0.408267092310559</text:p>
          </table:table-cell>
          <table:table-cell table:number-columns-repeated="1007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0.596186" calcext:value-type="float">
            <text:p>0.596186</text:p>
          </table:table-cell>
          <table:table-cell table:number-columns-repeated="2" office:value-type="float" office:value="0.403814" calcext:value-type="float">
            <text:p>0.403814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0.59628" calcext:value-type="float">
            <text:p>0.59628</text:p>
          </table:table-cell>
          <table:table-cell table:number-columns-repeated="2" office:value-type="float" office:value="0.40372" calcext:value-type="float">
            <text:p>0.40372</text:p>
          </table:table-cell>
          <table:table-cell/>
          <table:table-cell office:value-type="float" office:value="2.79999999999998" calcext:value-type="float">
            <text:p>2.79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93769148307273" calcext:value-type="float">
            <text:p>0.593769148307273</text:p>
          </table:table-cell>
          <table:table-cell table:number-columns-repeated="2" office:value-type="float" office:value="0.406230851692727" calcext:value-type="float">
            <text:p>0.406230851692727</text:p>
          </table:table-cell>
          <table:table-cell table:number-columns-repeated="1007"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0.598215" calcext:value-type="float">
            <text:p>0.598215</text:p>
          </table:table-cell>
          <table:table-cell table:number-columns-repeated="2" office:value-type="float" office:value="0.401785" calcext:value-type="float">
            <text:p>0.40178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0.598303" calcext:value-type="float">
            <text:p>0.598303</text:p>
          </table:table-cell>
          <table:table-cell table:number-columns-repeated="2" office:value-type="float" office:value="0.401697" calcext:value-type="float">
            <text:p>0.401697</text:p>
          </table:table-cell>
          <table:table-cell/>
          <table:table-cell office:value-type="float" office:value="2.80999999999998" calcext:value-type="float">
            <text:p>2.80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95795233132654" calcext:value-type="float">
            <text:p>0.595795233132654</text:p>
          </table:table-cell>
          <table:table-cell table:number-columns-repeated="2" office:value-type="float" office:value="0.404204766867346" calcext:value-type="float">
            <text:p>0.404204766867346</text:p>
          </table:table-cell>
          <table:table-cell table:number-columns-repeated="1007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office:value-type="float" office:value="0.600234" calcext:value-type="float">
            <text:p>0.600234</text:p>
          </table:table-cell>
          <table:table-cell table:number-columns-repeated="2" office:value-type="float" office:value="0.399766" calcext:value-type="float">
            <text:p>0.399766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office:value-type="float" office:value="0.600317" calcext:value-type="float">
            <text:p>0.600317</text:p>
          </table:table-cell>
          <table:table-cell table:number-columns-repeated="2" office:value-type="float" office:value="0.399683" calcext:value-type="float">
            <text:p>0.399683</text:p>
          </table:table-cell>
          <table:table-cell/>
          <table:table-cell office:value-type="float" office:value="2.81999999999998" calcext:value-type="float">
            <text:p>2.81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97811212817811" calcext:value-type="float">
            <text:p>0.597811212817811</text:p>
          </table:table-cell>
          <table:table-cell table:number-columns-repeated="2" office:value-type="float" office:value="0.402188787182189" calcext:value-type="float">
            <text:p>0.402188787182189</text:p>
          </table:table-cell>
          <table:table-cell table:number-columns-repeated="1007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0.602243" calcext:value-type="float">
            <text:p>0.602243</text:p>
          </table:table-cell>
          <table:table-cell table:number-columns-repeated="2" office:value-type="float" office:value="0.397757" calcext:value-type="float">
            <text:p>0.397757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0.60232" calcext:value-type="float">
            <text:p>0.60232</text:p>
          </table:table-cell>
          <table:table-cell table:number-columns-repeated="2" office:value-type="float" office:value="0.39768" calcext:value-type="float">
            <text:p>0.39768</text:p>
          </table:table-cell>
          <table:table-cell/>
          <table:table-cell office:value-type="float" office:value="2.82999999999998" calcext:value-type="float">
            <text:p>2.82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599817137762342" calcext:value-type="float">
            <text:p>0.599817137762342</text:p>
          </table:table-cell>
          <table:table-cell table:number-columns-repeated="2" office:value-type="float" office:value="0.400182862237658" calcext:value-type="float">
            <text:p>0.400182862237658</text:p>
          </table:table-cell>
          <table:table-cell table:number-columns-repeated="1007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0.604242" calcext:value-type="float">
            <text:p>0.604242</text:p>
          </table:table-cell>
          <table:table-cell table:number-columns-repeated="2" office:value-type="float" office:value="0.395758" calcext:value-type="float">
            <text:p>0.395758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0.604314" calcext:value-type="float">
            <text:p>0.604314</text:p>
          </table:table-cell>
          <table:table-cell table:number-columns-repeated="2" office:value-type="float" office:value="0.395686" calcext:value-type="float">
            <text:p>0.395686</text:p>
          </table:table-cell>
          <table:table-cell/>
          <table:table-cell office:value-type="float" office:value="2.83999999999998" calcext:value-type="float">
            <text:p>2.83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01813058114474" calcext:value-type="float">
            <text:p>0.601813058114474</text:p>
          </table:table-cell>
          <table:table-cell table:number-columns-repeated="2" office:value-type="float" office:value="0.398186941885527" calcext:value-type="float">
            <text:p>0.398186941885527</text:p>
          </table:table-cell>
          <table:table-cell table:number-columns-repeated="1007"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  <table:table-cell office:value-type="float" office:value="0.606231" calcext:value-type="float">
            <text:p>0.606231</text:p>
          </table:table-cell>
          <table:table-cell table:number-columns-repeated="2" office:value-type="float" office:value="0.393769" calcext:value-type="float">
            <text:p>0.393769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  <table:table-cell office:value-type="float" office:value="0.606297" calcext:value-type="float">
            <text:p>0.606297</text:p>
          </table:table-cell>
          <table:table-cell table:number-columns-repeated="2" office:value-type="float" office:value="0.393703" calcext:value-type="float">
            <text:p>0.393703</text:p>
          </table:table-cell>
          <table:table-cell/>
          <table:table-cell office:value-type="float" office:value="2.84999999999998" calcext:value-type="float">
            <text:p>2.84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03799023772319" calcext:value-type="float">
            <text:p>0.603799023772319</text:p>
          </table:table-cell>
          <table:table-cell table:number-columns-repeated="2" office:value-type="float" office:value="0.396200976227681" calcext:value-type="float">
            <text:p>0.396200976227681</text:p>
          </table:table-cell>
          <table:table-cell table:number-columns-repeated="1007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0.60821" calcext:value-type="float">
            <text:p>0.60821</text:p>
          </table:table-cell>
          <table:table-cell table:number-columns-repeated="2" office:value-type="float" office:value="0.39179" calcext:value-type="float">
            <text:p>0.39179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0.608271" calcext:value-type="float">
            <text:p>0.608271</text:p>
          </table:table-cell>
          <table:table-cell table:number-columns-repeated="2" office:value-type="float" office:value="0.391729" calcext:value-type="float">
            <text:p>0.391729</text:p>
          </table:table-cell>
          <table:table-cell/>
          <table:table-cell office:value-type="float" office:value="2.85999999999998" calcext:value-type="float">
            <text:p>2.85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05775084385124" calcext:value-type="float">
            <text:p>0.605775084385124</text:p>
          </table:table-cell>
          <table:table-cell table:number-columns-repeated="2" office:value-type="float" office:value="0.394224915614876" calcext:value-type="float">
            <text:p>0.394224915614876</text:p>
          </table:table-cell>
          <table:table-cell table:number-columns-repeated="1007"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1" calcext:value-type="float">
            <text:p>1</text:p>
          </table:table-cell>
          <table:table-cell office:value-type="float" office:value="0.610178" calcext:value-type="float">
            <text:p>0.610178</text:p>
          </table:table-cell>
          <table:table-cell table:number-columns-repeated="2" office:value-type="float" office:value="0.389822" calcext:value-type="float">
            <text:p>0.389822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" calcext:value-type="float">
            <text:p>1</text:p>
          </table:table-cell>
          <table:table-cell office:value-type="float" office:value="0.610234" calcext:value-type="float">
            <text:p>0.610234</text:p>
          </table:table-cell>
          <table:table-cell table:number-columns-repeated="2" office:value-type="float" office:value="0.389766" calcext:value-type="float">
            <text:p>0.389766</text:p>
          </table:table-cell>
          <table:table-cell/>
          <table:table-cell office:value-type="float" office:value="2.86999999999998" calcext:value-type="float">
            <text:p>2.86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07741289354506" calcext:value-type="float">
            <text:p>0.607741289354506</text:p>
          </table:table-cell>
          <table:table-cell table:number-columns-repeated="2" office:value-type="float" office:value="0.392258710645494" calcext:value-type="float">
            <text:p>0.392258710645494</text:p>
          </table:table-cell>
          <table:table-cell table:number-columns-repeated="1007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612137" calcext:value-type="float">
            <text:p>0.612137</text:p>
          </table:table-cell>
          <table:table-cell table:number-columns-repeated="2" office:value-type="float" office:value="0.387863" calcext:value-type="float">
            <text:p>0.38786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612188" calcext:value-type="float">
            <text:p>0.612188</text:p>
          </table:table-cell>
          <table:table-cell table:number-columns-repeated="2" office:value-type="float" office:value="0.387812" calcext:value-type="float">
            <text:p>0.387812</text:p>
          </table:table-cell>
          <table:table-cell/>
          <table:table-cell office:value-type="float" office:value="2.87999999999998" calcext:value-type="float">
            <text:p>2.87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09697687835692" calcext:value-type="float">
            <text:p>0.609697687835692</text:p>
          </table:table-cell>
          <table:table-cell table:number-columns-repeated="2" office:value-type="float" office:value="0.390302312164308" calcext:value-type="float">
            <text:p>0.390302312164308</text:p>
          </table:table-cell>
          <table:table-cell table:number-columns-repeated="1007"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0.614086" calcext:value-type="float">
            <text:p>0.614086</text:p>
          </table:table-cell>
          <table:table-cell table:number-columns-repeated="2" office:value-type="float" office:value="0.385914" calcext:value-type="float">
            <text:p>0.38591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0.614132" calcext:value-type="float">
            <text:p>0.614132</text:p>
          </table:table-cell>
          <table:table-cell table:number-columns-repeated="2" office:value-type="float" office:value="0.385868" calcext:value-type="float">
            <text:p>0.385868</text:p>
          </table:table-cell>
          <table:table-cell/>
          <table:table-cell office:value-type="float" office:value="2.88999999999998" calcext:value-type="float">
            <text:p>2.88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11644328738746" calcext:value-type="float">
            <text:p>0.611644328738746</text:p>
          </table:table-cell>
          <table:table-cell table:number-columns-repeated="2" office:value-type="float" office:value="0.388355671261254" calcext:value-type="float">
            <text:p>0.388355671261254</text:p>
          </table:table-cell>
          <table:table-cell table:number-columns-repeated="1007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.616026" calcext:value-type="float">
            <text:p>0.616026</text:p>
          </table:table-cell>
          <table:table-cell table:number-columns-repeated="2" office:value-type="float" office:value="0.383974" calcext:value-type="float">
            <text:p>0.38397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.616066" calcext:value-type="float">
            <text:p>0.616066</text:p>
          </table:table-cell>
          <table:table-cell table:number-columns-repeated="2" office:value-type="float" office:value="0.383934" calcext:value-type="float">
            <text:p>0.383934</text:p>
          </table:table-cell>
          <table:table-cell/>
          <table:table-cell office:value-type="float" office:value="2.89999999999998" calcext:value-type="float">
            <text:p>2.89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13581260729791" calcext:value-type="float">
            <text:p>0.613581260729791</text:p>
          </table:table-cell>
          <table:table-cell table:number-columns-repeated="2" office:value-type="float" office:value="0.386418739270209" calcext:value-type="float">
            <text:p>0.386418739270209</text:p>
          </table:table-cell>
          <table:table-cell table:number-columns-repeated="1007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0.617955" calcext:value-type="float">
            <text:p>0.617955</text:p>
          </table:table-cell>
          <table:table-cell table:number-columns-repeated="2" office:value-type="float" office:value="0.382045" calcext:value-type="float">
            <text:p>0.382045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0.617991" calcext:value-type="float">
            <text:p>0.617991</text:p>
          </table:table-cell>
          <table:table-cell table:number-columns-repeated="2" office:value-type="float" office:value="0.382009" calcext:value-type="float">
            <text:p>0.382009</text:p>
          </table:table-cell>
          <table:table-cell/>
          <table:table-cell office:value-type="float" office:value="2.90999999999998" calcext:value-type="float">
            <text:p>2.90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15508532232228" calcext:value-type="float">
            <text:p>0.615508532232228</text:p>
          </table:table-cell>
          <table:table-cell table:number-columns-repeated="2" office:value-type="float" office:value="0.384491467767772" calcext:value-type="float">
            <text:p>0.384491467767772</text:p>
          </table:table-cell>
          <table:table-cell table:number-columns-repeated="1007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office:value-type="float" office:value="0.619875" calcext:value-type="float">
            <text:p>0.619875</text:p>
          </table:table-cell>
          <table:table-cell table:number-columns-repeated="2" office:value-type="float" office:value="0.380125" calcext:value-type="float">
            <text:p>0.38012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  <table:table-cell office:value-type="float" office:value="0.619905" calcext:value-type="float">
            <text:p>0.619905</text:p>
          </table:table-cell>
          <table:table-cell table:number-columns-repeated="2" office:value-type="float" office:value="0.380095" calcext:value-type="float">
            <text:p>0.380095</text:p>
          </table:table-cell>
          <table:table-cell/>
          <table:table-cell office:value-type="float" office:value="2.91999999999998" calcext:value-type="float">
            <text:p>2.91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17426191427946" calcext:value-type="float">
            <text:p>0.617426191427946</text:p>
          </table:table-cell>
          <table:table-cell table:number-columns-repeated="2" office:value-type="float" office:value="0.382573808572054" calcext:value-type="float">
            <text:p>0.382573808572054</text:p>
          </table:table-cell>
          <table:table-cell table:number-columns-repeated="1007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office:value-type="float" office:value="0.621785" calcext:value-type="float">
            <text:p>0.621785</text:p>
          </table:table-cell>
          <table:table-cell table:number-columns-repeated="2" office:value-type="float" office:value="0.378215" calcext:value-type="float">
            <text:p>0.37821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office:value-type="float" office:value="0.621811" calcext:value-type="float">
            <text:p>0.621811</text:p>
          </table:table-cell>
          <table:table-cell table:number-columns-repeated="2" office:value-type="float" office:value="0.378189" calcext:value-type="float">
            <text:p>0.378189</text:p>
          </table:table-cell>
          <table:table-cell/>
          <table:table-cell office:value-type="float" office:value="2.92999999999998" calcext:value-type="float">
            <text:p>2.92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19334286258524" calcext:value-type="float">
            <text:p>0.619334286258524</text:p>
          </table:table-cell>
          <table:table-cell table:number-columns-repeated="2" office:value-type="float" office:value="0.380665713741476" calcext:value-type="float">
            <text:p>0.380665713741476</text:p>
          </table:table-cell>
          <table:table-cell table:number-columns-repeated="1007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0.623686" calcext:value-type="float">
            <text:p>0.623686</text:p>
          </table:table-cell>
          <table:table-cell table:number-columns-repeated="2" office:value-type="float" office:value="0.376314" calcext:value-type="float">
            <text:p>0.376314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0.623706" calcext:value-type="float">
            <text:p>0.623706</text:p>
          </table:table-cell>
          <table:table-cell table:number-columns-repeated="2" office:value-type="float" office:value="0.376294" calcext:value-type="float">
            <text:p>0.376294</text:p>
          </table:table-cell>
          <table:table-cell/>
          <table:table-cell office:value-type="float" office:value="2.93999999999998" calcext:value-type="float">
            <text:p>2.93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21232864426432" calcext:value-type="float">
            <text:p>0.621232864426432</text:p>
          </table:table-cell>
          <table:table-cell table:number-columns-repeated="2" office:value-type="float" office:value="0.378767135573568" calcext:value-type="float">
            <text:p>0.378767135573568</text:p>
          </table:table-cell>
          <table:table-cell table:number-columns-repeated="1007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0.625577" calcext:value-type="float">
            <text:p>0.625577</text:p>
          </table:table-cell>
          <table:table-cell table:number-columns-repeated="2" office:value-type="float" office:value="0.374423" calcext:value-type="float">
            <text:p>0.374423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0.625593" calcext:value-type="float">
            <text:p>0.625593</text:p>
          </table:table-cell>
          <table:table-cell table:number-columns-repeated="2" office:value-type="float" office:value="0.374407" calcext:value-type="float">
            <text:p>0.374407</text:p>
          </table:table-cell>
          <table:table-cell/>
          <table:table-cell office:value-type="float" office:value="2.94999999999998" calcext:value-type="float">
            <text:p>2.94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23121973396224" calcext:value-type="float">
            <text:p>0.623121973396224</text:p>
          </table:table-cell>
          <table:table-cell table:number-columns-repeated="2" office:value-type="float" office:value="0.376878026603776" calcext:value-type="float">
            <text:p>0.376878026603776</text:p>
          </table:table-cell>
          <table:table-cell table:number-columns-repeated="1007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0.627459" calcext:value-type="float">
            <text:p>0.627459</text:p>
          </table:table-cell>
          <table:table-cell table:number-columns-repeated="2" office:value-type="float" office:value="0.372541" calcext:value-type="float">
            <text:p>0.372541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0.627469" calcext:value-type="float">
            <text:p>0.627469</text:p>
          </table:table-cell>
          <table:table-cell table:number-columns-repeated="2" office:value-type="float" office:value="0.372531" calcext:value-type="float">
            <text:p>0.372531</text:p>
          </table:table-cell>
          <table:table-cell/>
          <table:table-cell office:value-type="float" office:value="2.95999999999998" calcext:value-type="float">
            <text:p>2.95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25001660395721" calcext:value-type="float">
            <text:p>0.625001660395721</text:p>
          </table:table-cell>
          <table:table-cell table:number-columns-repeated="2" office:value-type="float" office:value="0.374998339604279" calcext:value-type="float">
            <text:p>0.374998339604279</text:p>
          </table:table-cell>
          <table:table-cell table:number-columns-repeated="1007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0.629331" calcext:value-type="float">
            <text:p>0.629331</text:p>
          </table:table-cell>
          <table:table-cell table:number-columns-repeated="2" office:value-type="float" office:value="0.370669" calcext:value-type="float">
            <text:p>0.370669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0.629337" calcext:value-type="float">
            <text:p>0.629337</text:p>
          </table:table-cell>
          <table:table-cell table:number-columns-repeated="2" office:value-type="float" office:value="0.370663" calcext:value-type="float">
            <text:p>0.370663</text:p>
          </table:table-cell>
          <table:table-cell/>
          <table:table-cell office:value-type="float" office:value="2.96999999999998" calcext:value-type="float">
            <text:p>2.96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26871972417197" calcext:value-type="float">
            <text:p>0.626871972417197</text:p>
          </table:table-cell>
          <table:table-cell table:number-columns-repeated="2" office:value-type="float" office:value="0.373128027582803" calcext:value-type="float">
            <text:p>0.37312802758280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31193" calcext:value-type="float">
            <text:p>0.631193</text:p>
          </table:table-cell>
          <table:table-cell table:number-columns-repeated="2" office:value-type="float" office:value="0.368807" calcext:value-type="float">
            <text:p>0.368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31195" calcext:value-type="float">
            <text:p>0.631195</text:p>
          </table:table-cell>
          <table:table-cell table:number-columns-repeated="2" office:value-type="float" office:value="0.368805" calcext:value-type="float">
            <text:p>0.368805</text:p>
          </table:table-cell>
          <table:table-cell/>
          <table:table-cell office:value-type="float" office:value="2.97999999999998" calcext:value-type="float">
            <text:p>2.97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2873295621855" calcext:value-type="float">
            <text:p>0.62873295621855</text:p>
          </table:table-cell>
          <table:table-cell table:number-columns-repeated="2" office:value-type="float" office:value="0.37126704378145" calcext:value-type="float">
            <text:p>0.37126704378145</text:p>
          </table:table-cell>
          <table:table-cell table:number-columns-repeated="1007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0.633047" calcext:value-type="float">
            <text:p>0.633047</text:p>
          </table:table-cell>
          <table:table-cell table:number-columns-repeated="2" office:value-type="float" office:value="0.366953" calcext:value-type="float">
            <text:p>0.366953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0.633043" calcext:value-type="float">
            <text:p>0.633043</text:p>
          </table:table-cell>
          <table:table-cell table:number-columns-repeated="2" office:value-type="float" office:value="0.366957" calcext:value-type="float">
            <text:p>0.366957</text:p>
          </table:table-cell>
          <table:table-cell/>
          <table:table-cell office:value-type="float" office:value="2.98999999999998" calcext:value-type="float">
            <text:p>2.98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30584658324472" calcext:value-type="float">
            <text:p>0.630584658324472</text:p>
          </table:table-cell>
          <table:table-cell table:number-columns-repeated="2" office:value-type="float" office:value="0.369415341675528" calcext:value-type="float">
            <text:p>0.369415341675528</text:p>
          </table:table-cell>
          <table:table-cell table:number-columns-repeated="1007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" calcext:value-type="float">
            <text:p>1</text:p>
          </table:table-cell>
          <table:table-cell office:value-type="float" office:value="0.634891" calcext:value-type="float">
            <text:p>0.634891</text:p>
          </table:table-cell>
          <table:table-cell table:number-columns-repeated="2" office:value-type="float" office:value="0.365109" calcext:value-type="float">
            <text:p>0.365109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" calcext:value-type="float">
            <text:p>1</text:p>
          </table:table-cell>
          <table:table-cell office:value-type="float" office:value="0.634883" calcext:value-type="float">
            <text:p>0.634883</text:p>
          </table:table-cell>
          <table:table-cell table:number-columns-repeated="2" office:value-type="float" office:value="0.365117" calcext:value-type="float">
            <text:p>0.365117</text:p>
          </table:table-cell>
          <table:table-cell/>
          <table:table-cell office:value-type="float" office:value="2.99999999999998" calcext:value-type="float">
            <text:p>2.99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32427125027611" calcext:value-type="float">
            <text:p>0.632427125027611</text:p>
          </table:table-cell>
          <table:table-cell table:number-columns-repeated="2" office:value-type="float" office:value="0.367572874972389" calcext:value-type="float">
            <text:p>0.367572874972389</text:p>
          </table:table-cell>
          <table:table-cell table:number-columns-repeated="1007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0.636726" calcext:value-type="float">
            <text:p>0.636726</text:p>
          </table:table-cell>
          <table:table-cell table:number-columns-repeated="2" office:value-type="float" office:value="0.363274" calcext:value-type="float">
            <text:p>0.363274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0.636713" calcext:value-type="float">
            <text:p>0.636713</text:p>
          </table:table-cell>
          <table:table-cell table:number-columns-repeated="2" office:value-type="float" office:value="0.363287" calcext:value-type="float">
            <text:p>0.363287</text:p>
          </table:table-cell>
          <table:table-cell/>
          <table:table-cell office:value-type="float" office:value="3.00999999999998" calcext:value-type="float">
            <text:p>3.00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34260402389732" calcext:value-type="float">
            <text:p>0.634260402389732</text:p>
          </table:table-cell>
          <table:table-cell table:number-columns-repeated="2" office:value-type="float" office:value="0.365739597610268" calcext:value-type="float">
            <text:p>0.365739597610268</text:p>
          </table:table-cell>
          <table:table-cell table:number-columns-repeated="1007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0.638551" calcext:value-type="float">
            <text:p>0.638551</text:p>
          </table:table-cell>
          <table:table-cell table:number-columns-repeated="2" office:value-type="float" office:value="0.361449" calcext:value-type="float">
            <text:p>0.36144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0.638534" calcext:value-type="float">
            <text:p>0.638534</text:p>
          </table:table-cell>
          <table:table-cell table:number-columns-repeated="2" office:value-type="float" office:value="0.361466" calcext:value-type="float">
            <text:p>0.361466</text:p>
          </table:table-cell>
          <table:table-cell/>
          <table:table-cell office:value-type="float" office:value="3.01999999999998" calcext:value-type="float">
            <text:p>3.01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36084536242864" calcext:value-type="float">
            <text:p>0.636084536242864</text:p>
          </table:table-cell>
          <table:table-cell table:number-columns-repeated="2" office:value-type="float" office:value="0.363915463757136" calcext:value-type="float">
            <text:p>0.363915463757136</text:p>
          </table:table-cell>
          <table:table-cell table:number-columns-repeated="1007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" calcext:value-type="float">
            <text:p>1</text:p>
          </table:table-cell>
          <table:table-cell office:value-type="float" office:value="0.640368" calcext:value-type="float">
            <text:p>0.640368</text:p>
          </table:table-cell>
          <table:table-cell table:number-columns-repeated="2" office:value-type="float" office:value="0.359632" calcext:value-type="float">
            <text:p>0.359632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" calcext:value-type="float">
            <text:p>1</text:p>
          </table:table-cell>
          <table:table-cell office:value-type="float" office:value="0.640346" calcext:value-type="float">
            <text:p>0.640346</text:p>
          </table:table-cell>
          <table:table-cell table:number-columns-repeated="2" office:value-type="float" office:value="0.359654" calcext:value-type="float">
            <text:p>0.359654</text:p>
          </table:table-cell>
          <table:table-cell/>
          <table:table-cell office:value-type="float" office:value="3.02999999999998" calcext:value-type="float">
            <text:p>3.02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37899572190448" calcext:value-type="float">
            <text:p>0.637899572190448</text:p>
          </table:table-cell>
          <table:table-cell table:number-columns-repeated="2" office:value-type="float" office:value="0.362100427809552" calcext:value-type="float">
            <text:p>0.362100427809552</text:p>
          </table:table-cell>
          <table:table-cell table:number-columns-repeated="1007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0.642175" calcext:value-type="float">
            <text:p>0.642175</text:p>
          </table:table-cell>
          <table:table-cell table:number-columns-repeated="2" office:value-type="float" office:value="0.357825" calcext:value-type="float">
            <text:p>0.357825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0.642149" calcext:value-type="float">
            <text:p>0.642149</text:p>
          </table:table-cell>
          <table:table-cell table:number-columns-repeated="2" office:value-type="float" office:value="0.357851" calcext:value-type="float">
            <text:p>0.357851</text:p>
          </table:table-cell>
          <table:table-cell/>
          <table:table-cell office:value-type="float" office:value="3.03999999999998" calcext:value-type="float">
            <text:p>3.03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39705555608477" calcext:value-type="float">
            <text:p>0.639705555608477</text:p>
          </table:table-cell>
          <table:table-cell table:number-columns-repeated="2" office:value-type="float" office:value="0.360294444391523" calcext:value-type="float">
            <text:p>0.360294444391523</text:p>
          </table:table-cell>
          <table:table-cell table:number-columns-repeated="1007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office:value-type="float" office:value="0.643973" calcext:value-type="float">
            <text:p>0.643973</text:p>
          </table:table-cell>
          <table:table-cell table:number-columns-repeated="2" office:value-type="float" office:value="0.356027" calcext:value-type="float">
            <text:p>0.356027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office:value-type="float" office:value="0.643942" calcext:value-type="float">
            <text:p>0.643942</text:p>
          </table:table-cell>
          <table:table-cell table:number-columns-repeated="2" office:value-type="float" office:value="0.356058" calcext:value-type="float">
            <text:p>0.356058</text:p>
          </table:table-cell>
          <table:table-cell/>
          <table:table-cell office:value-type="float" office:value="3.04999999999998" calcext:value-type="float">
            <text:p>3.04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41502531646632" calcext:value-type="float">
            <text:p>0.641502531646632</text:p>
          </table:table-cell>
          <table:table-cell table:number-columns-repeated="2" office:value-type="float" office:value="0.358497468353368" calcext:value-type="float">
            <text:p>0.358497468353368</text:p>
          </table:table-cell>
          <table:table-cell table:number-columns-repeated="1007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float" office:value="0.645762" calcext:value-type="float">
            <text:p>0.645762</text:p>
          </table:table-cell>
          <table:table-cell table:number-columns-repeated="2" office:value-type="float" office:value="0.354238" calcext:value-type="float">
            <text:p>0.354238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float" office:value="0.645727" calcext:value-type="float">
            <text:p>0.645727</text:p>
          </table:table-cell>
          <table:table-cell table:number-columns-repeated="2" office:value-type="float" office:value="0.354273" calcext:value-type="float">
            <text:p>0.354273</text:p>
          </table:table-cell>
          <table:table-cell/>
          <table:table-cell office:value-type="float" office:value="3.05999999999998" calcext:value-type="float">
            <text:p>3.05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43290545229405" calcext:value-type="float">
            <text:p>0.643290545229405</text:p>
          </table:table-cell>
          <table:table-cell table:number-columns-repeated="2" office:value-type="float" office:value="0.356709454770595" calcext:value-type="float">
            <text:p>0.356709454770595</text:p>
          </table:table-cell>
          <table:table-cell table:number-columns-repeated="1007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0.647542" calcext:value-type="float">
            <text:p>0.647542</text:p>
          </table:table-cell>
          <table:table-cell table:number-columns-repeated="2" office:value-type="float" office:value="0.352458" calcext:value-type="float">
            <text:p>0.352458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0.647503" calcext:value-type="float">
            <text:p>0.647503</text:p>
          </table:table-cell>
          <table:table-cell table:number-columns-repeated="2" office:value-type="float" office:value="0.352497" calcext:value-type="float">
            <text:p>0.352497</text:p>
          </table:table-cell>
          <table:table-cell/>
          <table:table-cell office:value-type="float" office:value="3.06999999999998" calcext:value-type="float">
            <text:p>3.06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45069641057231" calcext:value-type="float">
            <text:p>0.645069641057231</text:p>
          </table:table-cell>
          <table:table-cell table:number-columns-repeated="2" office:value-type="float" office:value="0.354930358942769" calcext:value-type="float">
            <text:p>0.354930358942769</text:p>
          </table:table-cell>
          <table:table-cell table:number-columns-repeated="1007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0.649313" calcext:value-type="float">
            <text:p>0.649313</text:p>
          </table:table-cell>
          <table:table-cell table:number-columns-repeated="2" office:value-type="float" office:value="0.350687" calcext:value-type="float">
            <text:p>0.35068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0.64927" calcext:value-type="float">
            <text:p>0.64927</text:p>
          </table:table-cell>
          <table:table-cell table:number-columns-repeated="2" office:value-type="float" office:value="0.35073" calcext:value-type="float">
            <text:p>0.35073</text:p>
          </table:table-cell>
          <table:table-cell/>
          <table:table-cell office:value-type="float" office:value="3.07999999999998" calcext:value-type="float">
            <text:p>3.07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46839863607598" calcext:value-type="float">
            <text:p>0.646839863607598</text:p>
          </table:table-cell>
          <table:table-cell table:number-columns-repeated="2" office:value-type="float" office:value="0.353160136392402" calcext:value-type="float">
            <text:p>0.353160136392402</text:p>
          </table:table-cell>
          <table:table-cell table:number-columns-repeated="1007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" calcext:value-type="float">
            <text:p>1</text:p>
          </table:table-cell>
          <table:table-cell office:value-type="float" office:value="0.651076" calcext:value-type="float">
            <text:p>0.651076</text:p>
          </table:table-cell>
          <table:table-cell table:number-columns-repeated="2" office:value-type="float" office:value="0.348924" calcext:value-type="float">
            <text:p>0.348924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" calcext:value-type="float">
            <text:p>1</text:p>
          </table:table-cell>
          <table:table-cell office:value-type="float" office:value="0.651028" calcext:value-type="float">
            <text:p>0.651028</text:p>
          </table:table-cell>
          <table:table-cell table:number-columns-repeated="2" office:value-type="float" office:value="0.348972" calcext:value-type="float">
            <text:p>0.348972</text:p>
          </table:table-cell>
          <table:table-cell/>
          <table:table-cell office:value-type="float" office:value="3.08999999999998" calcext:value-type="float">
            <text:p>3.08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48601257136161" calcext:value-type="float">
            <text:p>0.648601257136161</text:p>
          </table:table-cell>
          <table:table-cell table:number-columns-repeated="2" office:value-type="float" office:value="0.351398742863839" calcext:value-type="float">
            <text:p>0.351398742863839</text:p>
          </table:table-cell>
          <table:table-cell table:number-columns-repeated="1007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0.652829" calcext:value-type="float">
            <text:p>0.652829</text:p>
          </table:table-cell>
          <table:table-cell table:number-columns-repeated="2" office:value-type="float" office:value="0.347171" calcext:value-type="float">
            <text:p>0.347171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0.652777" calcext:value-type="float">
            <text:p>0.652777</text:p>
          </table:table-cell>
          <table:table-cell table:number-columns-repeated="2" office:value-type="float" office:value="0.347223" calcext:value-type="float">
            <text:p>0.347223</text:p>
          </table:table-cell>
          <table:table-cell/>
          <table:table-cell office:value-type="float" office:value="3.09999999999998" calcext:value-type="float">
            <text:p>3.09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50353865677851" calcext:value-type="float">
            <text:p>0.650353865677851</text:p>
          </table:table-cell>
          <table:table-cell table:number-columns-repeated="2" office:value-type="float" office:value="0.349646134322149" calcext:value-type="float">
            <text:p>0.349646134322149</text:p>
          </table:table-cell>
          <table:table-cell table:number-columns-repeated="1007"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0.654574" calcext:value-type="float">
            <text:p>0.654574</text:p>
          </table:table-cell>
          <table:table-cell table:number-columns-repeated="2" office:value-type="float" office:value="0.345426" calcext:value-type="float">
            <text:p>0.345426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0.654518" calcext:value-type="float">
            <text:p>0.654518</text:p>
          </table:table-cell>
          <table:table-cell table:number-columns-repeated="2" office:value-type="float" office:value="0.345482" calcext:value-type="float">
            <text:p>0.345482</text:p>
          </table:table-cell>
          <table:table-cell/>
          <table:table-cell office:value-type="float" office:value="3.10999999999998" calcext:value-type="float">
            <text:p>3.10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52097733047971" calcext:value-type="float">
            <text:p>0.652097733047971</text:p>
          </table:table-cell>
          <table:table-cell table:number-columns-repeated="2" office:value-type="float" office:value="0.347902266952029" calcext:value-type="float">
            <text:p>0.347902266952029</text:p>
          </table:table-cell>
          <table:table-cell table:number-columns-repeated="1007"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0.65631" calcext:value-type="float">
            <text:p>0.65631</text:p>
          </table:table-cell>
          <table:table-cell table:number-columns-repeated="2" office:value-type="float" office:value="0.34369" calcext:value-type="float">
            <text:p>0.34369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0.656249" calcext:value-type="float">
            <text:p>0.656249</text:p>
          </table:table-cell>
          <table:table-cell table:number-columns-repeated="2" office:value-type="float" office:value="0.343751" calcext:value-type="float">
            <text:p>0.343751</text:p>
          </table:table-cell>
          <table:table-cell/>
          <table:table-cell office:value-type="float" office:value="3.11999999999998" calcext:value-type="float">
            <text:p>3.11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53832902843299" calcext:value-type="float">
            <text:p>0.653832902843299</text:p>
          </table:table-cell>
          <table:table-cell table:number-columns-repeated="2" office:value-type="float" office:value="0.346167097156701" calcext:value-type="float">
            <text:p>0.346167097156701</text:p>
          </table:table-cell>
          <table:table-cell table:number-columns-repeated="1007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0.658037" calcext:value-type="float">
            <text:p>0.658037</text:p>
          </table:table-cell>
          <table:table-cell table:number-columns-repeated="2" office:value-type="float" office:value="0.341963" calcext:value-type="float">
            <text:p>0.341963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0.657973" calcext:value-type="float">
            <text:p>0.657973</text:p>
          </table:table-cell>
          <table:table-cell table:number-columns-repeated="2" office:value-type="float" office:value="0.342027" calcext:value-type="float">
            <text:p>0.342027</text:p>
          </table:table-cell>
          <table:table-cell/>
          <table:table-cell office:value-type="float" office:value="3.12999999999998" calcext:value-type="float">
            <text:p>3.12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55559418443167" calcext:value-type="float">
            <text:p>0.655559418443167</text:p>
          </table:table-cell>
          <table:table-cell table:number-columns-repeated="2" office:value-type="float" office:value="0.344440581556833" calcext:value-type="float">
            <text:p>0.344440581556833</text:p>
          </table:table-cell>
          <table:table-cell table:number-columns-repeated="1007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0.659755" calcext:value-type="float">
            <text:p>0.659755</text:p>
          </table:table-cell>
          <table:table-cell table:number-columns-repeated="2" office:value-type="float" office:value="0.340245" calcext:value-type="float">
            <text:p>0.340245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0.659687" calcext:value-type="float">
            <text:p>0.659687</text:p>
          </table:table-cell>
          <table:table-cell table:number-columns-repeated="2" office:value-type="float" office:value="0.340313" calcext:value-type="float">
            <text:p>0.340313</text:p>
          </table:table-cell>
          <table:table-cell/>
          <table:table-cell office:value-type="float" office:value="3.13999999999998" calcext:value-type="float">
            <text:p>3.13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57277323010558" calcext:value-type="float">
            <text:p>0.657277323010558</text:p>
          </table:table-cell>
          <table:table-cell table:number-columns-repeated="2" office:value-type="float" office:value="0.342722676989442" calcext:value-type="float">
            <text:p>0.342722676989442</text:p>
          </table:table-cell>
          <table:table-cell table:number-columns-repeated="1007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float" office:value="0.661465" calcext:value-type="float">
            <text:p>0.661465</text:p>
          </table:table-cell>
          <table:table-cell table:number-columns-repeated="2" office:value-type="float" office:value="0.338535" calcext:value-type="float">
            <text:p>0.338535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float" office:value="0.661393" calcext:value-type="float">
            <text:p>0.661393</text:p>
          </table:table-cell>
          <table:table-cell table:number-columns-repeated="2" office:value-type="float" office:value="0.338607" calcext:value-type="float">
            <text:p>0.338607</text:p>
          </table:table-cell>
          <table:table-cell/>
          <table:table-cell office:value-type="float" office:value="3.14999999999998" calcext:value-type="float">
            <text:p>3.14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58986659493173" calcext:value-type="float">
            <text:p>0.658986659493173</text:p>
          </table:table-cell>
          <table:table-cell table:number-columns-repeated="2" office:value-type="float" office:value="0.341013340506827" calcext:value-type="float">
            <text:p>0.341013340506827</text:p>
          </table:table-cell>
          <table:table-cell table:number-columns-repeated="1007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0.663166" calcext:value-type="float">
            <text:p>0.663166</text:p>
          </table:table-cell>
          <table:table-cell table:number-columns-repeated="2" office:value-type="float" office:value="0.336834" calcext:value-type="float">
            <text:p>0.336834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0.66309" calcext:value-type="float">
            <text:p>0.66309</text:p>
          </table:table-cell>
          <table:table-cell table:number-columns-repeated="2" office:value-type="float" office:value="0.33691" calcext:value-type="float">
            <text:p>0.33691</text:p>
          </table:table-cell>
          <table:table-cell/>
          <table:table-cell office:value-type="float" office:value="3.15999999999998" calcext:value-type="float">
            <text:p>3.15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60687470624515" calcext:value-type="float">
            <text:p>0.660687470624515</text:p>
          </table:table-cell>
          <table:table-cell table:number-columns-repeated="2" office:value-type="float" office:value="0.339312529375485" calcext:value-type="float">
            <text:p>0.339312529375485</text:p>
          </table:table-cell>
          <table:table-cell table:number-columns-repeated="1007"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0.664859" calcext:value-type="float">
            <text:p>0.664859</text:p>
          </table:table-cell>
          <table:table-cell table:number-columns-repeated="2" office:value-type="float" office:value="0.335141" calcext:value-type="float">
            <text:p>0.335141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0.664779" calcext:value-type="float">
            <text:p>0.664779</text:p>
          </table:table-cell>
          <table:table-cell table:number-columns-repeated="2" office:value-type="float" office:value="0.335221" calcext:value-type="float">
            <text:p>0.335221</text:p>
          </table:table-cell>
          <table:table-cell/>
          <table:table-cell office:value-type="float" office:value="3.16999999999998" calcext:value-type="float">
            <text:p>3.16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6237979892495" calcext:value-type="float">
            <text:p>0.66237979892495</text:p>
          </table:table-cell>
          <table:table-cell table:number-columns-repeated="2" office:value-type="float" office:value="0.33762020107505" calcext:value-type="float">
            <text:p>0.33762020107505</text:p>
          </table:table-cell>
          <table:table-cell table:number-columns-repeated="100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666543" calcext:value-type="float">
            <text:p>0.666543</text:p>
          </table:table-cell>
          <table:table-cell table:number-columns-repeated="2" office:value-type="float" office:value="0.333457" calcext:value-type="float">
            <text:p>0.33345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666459" calcext:value-type="float">
            <text:p>0.666459</text:p>
          </table:table-cell>
          <table:table-cell table:number-columns-repeated="2" office:value-type="float" office:value="0.333541" calcext:value-type="float">
            <text:p>0.333541</text:p>
          </table:table-cell>
          <table:table-cell/>
          <table:table-cell office:value-type="float" office:value="3.17999999999998" calcext:value-type="float">
            <text:p>3.17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64063686702774" calcext:value-type="float">
            <text:p>0.664063686702774</text:p>
          </table:table-cell>
          <table:table-cell table:number-columns-repeated="2" office:value-type="float" office:value="0.335936313297226" calcext:value-type="float">
            <text:p>0.335936313297226</text:p>
          </table:table-cell>
          <table:table-cell table:number-columns-repeated="1007"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.668219" calcext:value-type="float">
            <text:p>0.668219</text:p>
          </table:table-cell>
          <table:table-cell table:number-columns-repeated="2" office:value-type="float" office:value="0.331781" calcext:value-type="float">
            <text:p>0.331781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0.668131" calcext:value-type="float">
            <text:p>0.668131</text:p>
          </table:table-cell>
          <table:table-cell table:number-columns-repeated="2" office:value-type="float" office:value="0.331869" calcext:value-type="float">
            <text:p>0.331869</text:p>
          </table:table-cell>
          <table:table-cell/>
          <table:table-cell office:value-type="float" office:value="3.18999999999998" calcext:value-type="float">
            <text:p>3.18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65739176055268" calcext:value-type="float">
            <text:p>0.665739176055268</text:p>
          </table:table-cell>
          <table:table-cell table:number-columns-repeated="2" office:value-type="float" office:value="0.334260823944732" calcext:value-type="float">
            <text:p>0.334260823944732</text:p>
          </table:table-cell>
          <table:table-cell table:number-columns-repeated="1007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0.669886" calcext:value-type="float">
            <text:p>0.669886</text:p>
          </table:table-cell>
          <table:table-cell table:number-columns-repeated="2" office:value-type="float" office:value="0.330114" calcext:value-type="float">
            <text:p>0.330114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0.669795" calcext:value-type="float">
            <text:p>0.669795</text:p>
          </table:table-cell>
          <table:table-cell table:number-columns-repeated="2" office:value-type="float" office:value="0.330205" calcext:value-type="float">
            <text:p>0.330205</text:p>
          </table:table-cell>
          <table:table-cell/>
          <table:table-cell office:value-type="float" office:value="3.19999999999998" calcext:value-type="float">
            <text:p>3.19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67406308869755" calcext:value-type="float">
            <text:p>0.667406308869755</text:p>
          </table:table-cell>
          <table:table-cell table:number-columns-repeated="2" office:value-type="float" office:value="0.332593691130245" calcext:value-type="float">
            <text:p>0.332593691130245</text:p>
          </table:table-cell>
          <table:table-cell table:number-columns-repeated="1007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.671545" calcext:value-type="float">
            <text:p>0.671545</text:p>
          </table:table-cell>
          <table:table-cell table:number-columns-repeated="2" office:value-type="float" office:value="0.328455" calcext:value-type="float">
            <text:p>0.328455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.67145" calcext:value-type="float">
            <text:p>0.67145</text:p>
          </table:table-cell>
          <table:table-cell table:number-columns-repeated="2" office:value-type="float" office:value="0.32855" calcext:value-type="float">
            <text:p>0.32855</text:p>
          </table:table-cell>
          <table:table-cell/>
          <table:table-cell office:value-type="float" office:value="3.20999999999998" calcext:value-type="float">
            <text:p>3.2099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669065126824641" calcext:value-type="float">
            <text:p>0.669065126824641</text:p>
          </table:table-cell>
          <table:table-cell table:number-columns-repeated="2" office:value-type="float" office:value="0.330934873175359" calcext:value-type="float">
            <text:p>0.330934873175359</text:p>
          </table:table-cell>
          <table:table-cell table:number-columns-repeated="1007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0.673196" calcext:value-type="float">
            <text:p>0.673196</text:p>
          </table:table-cell>
          <table:table-cell table:number-columns-repeated="2" office:value-type="float" office:value="0.326804" calcext:value-type="float">
            <text:p>0.326804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0.673097" calcext:value-type="float">
            <text:p>0.673097</text:p>
          </table:table-cell>
          <table:table-cell table:number-columns-repeated="2" office:value-type="float" office:value="0.326903" calcext:value-type="float">
            <text:p>0.326903</text:p>
          </table:table-cell>
          <table:table-cell/>
          <table:table-cell office:value-type="float" office:value="3.21999999999997" calcext:value-type="float">
            <text:p>3.21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70715671390462" calcext:value-type="float">
            <text:p>0.670715671390462</text:p>
          </table:table-cell>
          <table:table-cell table:number-columns-repeated="2" office:value-type="float" office:value="0.329284328609538" calcext:value-type="float">
            <text:p>0.329284328609538</text:p>
          </table:table-cell>
          <table:table-cell table:number-columns-repeated="1007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.674838" calcext:value-type="float">
            <text:p>0.674838</text:p>
          </table:table-cell>
          <table:table-cell table:number-columns-repeated="2" office:value-type="float" office:value="0.325162" calcext:value-type="float">
            <text:p>0.325162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.674735" calcext:value-type="float">
            <text:p>0.674735</text:p>
          </table:table-cell>
          <table:table-cell table:number-columns-repeated="2" office:value-type="float" office:value="0.325265" calcext:value-type="float">
            <text:p>0.325265</text:p>
          </table:table-cell>
          <table:table-cell/>
          <table:table-cell office:value-type="float" office:value="3.22999999999997" calcext:value-type="float">
            <text:p>3.22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72357983830917" calcext:value-type="float">
            <text:p>0.672357983830917</text:p>
          </table:table-cell>
          <table:table-cell table:number-columns-repeated="2" office:value-type="float" office:value="0.327642016169083" calcext:value-type="float">
            <text:p>0.327642016169083</text:p>
          </table:table-cell>
          <table:table-cell table:number-columns-repeated="1007"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0.676472" calcext:value-type="float">
            <text:p>0.676472</text:p>
          </table:table-cell>
          <table:table-cell table:number-columns-repeated="2" office:value-type="float" office:value="0.323528" calcext:value-type="float">
            <text:p>0.323528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0.676366" calcext:value-type="float">
            <text:p>0.676366</text:p>
          </table:table-cell>
          <table:table-cell table:number-columns-repeated="2" office:value-type="float" office:value="0.323634" calcext:value-type="float">
            <text:p>0.323634</text:p>
          </table:table-cell>
          <table:table-cell/>
          <table:table-cell office:value-type="float" office:value="3.23999999999997" calcext:value-type="float">
            <text:p>3.23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73992105203903" calcext:value-type="float">
            <text:p>0.673992105203903</text:p>
          </table:table-cell>
          <table:table-cell table:number-columns-repeated="2" office:value-type="float" office:value="0.326007894796097" calcext:value-type="float">
            <text:p>0.326007894796097</text:p>
          </table:table-cell>
          <table:table-cell table:number-columns-repeated="1007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0.678098" calcext:value-type="float">
            <text:p>0.678098</text:p>
          </table:table-cell>
          <table:table-cell table:number-columns-repeated="2" office:value-type="float" office:value="0.321902" calcext:value-type="float">
            <text:p>0.321902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0.677988" calcext:value-type="float">
            <text:p>0.677988</text:p>
          </table:table-cell>
          <table:table-cell table:number-columns-repeated="2" office:value-type="float" office:value="0.322012" calcext:value-type="float">
            <text:p>0.322012</text:p>
          </table:table-cell>
          <table:table-cell/>
          <table:table-cell office:value-type="float" office:value="3.24999999999997" calcext:value-type="float">
            <text:p>3.24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7561807636254" calcext:value-type="float">
            <text:p>0.67561807636254</text:p>
          </table:table-cell>
          <table:table-cell table:number-columns-repeated="2" office:value-type="float" office:value="0.32438192363746" calcext:value-type="float">
            <text:p>0.32438192363746</text:p>
          </table:table-cell>
          <table:table-cell table:number-columns-repeated="1007"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0.679715" calcext:value-type="float">
            <text:p>0.679715</text:p>
          </table:table-cell>
          <table:table-cell table:number-columns-repeated="2" office:value-type="float" office:value="0.320285" calcext:value-type="float">
            <text:p>0.320285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0.679602" calcext:value-type="float">
            <text:p>0.679602</text:p>
          </table:table-cell>
          <table:table-cell table:number-columns-repeated="2" office:value-type="float" office:value="0.320398" calcext:value-type="float">
            <text:p>0.320398</text:p>
          </table:table-cell>
          <table:table-cell/>
          <table:table-cell office:value-type="float" office:value="3.25999999999997" calcext:value-type="float">
            <text:p>3.25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77235937956191" calcext:value-type="float">
            <text:p>0.677235937956191</text:p>
          </table:table-cell>
          <table:table-cell table:number-columns-repeated="2" office:value-type="float" office:value="0.322764062043809" calcext:value-type="float">
            <text:p>0.322764062043809</text:p>
          </table:table-cell>
          <table:table-cell table:number-columns-repeated="1007"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float" office:value="0.681325" calcext:value-type="float">
            <text:p>0.681325</text:p>
          </table:table-cell>
          <table:table-cell table:number-columns-repeated="2" office:value-type="float" office:value="0.318675" calcext:value-type="float">
            <text:p>0.318675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float" office:value="0.681208" calcext:value-type="float">
            <text:p>0.681208</text:p>
          </table:table-cell>
          <table:table-cell table:number-columns-repeated="2" office:value-type="float" office:value="0.318792" calcext:value-type="float">
            <text:p>0.318792</text:p>
          </table:table-cell>
          <table:table-cell/>
          <table:table-cell office:value-type="float" office:value="3.26999999999997" calcext:value-type="float">
            <text:p>3.26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78845730431481" calcext:value-type="float">
            <text:p>0.678845730431481</text:p>
          </table:table-cell>
          <table:table-cell table:number-columns-repeated="2" office:value-type="float" office:value="0.321154269568519" calcext:value-type="float">
            <text:p>0.321154269568519</text:p>
          </table:table-cell>
          <table:table-cell table:number-columns-repeated="1007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682926" calcext:value-type="float">
            <text:p>0.682926</text:p>
          </table:table-cell>
          <table:table-cell table:number-columns-repeated="2" office:value-type="float" office:value="0.317074" calcext:value-type="float">
            <text:p>0.31707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682806" calcext:value-type="float">
            <text:p>0.682806</text:p>
          </table:table-cell>
          <table:table-cell table:number-columns-repeated="2" office:value-type="float" office:value="0.317194" calcext:value-type="float">
            <text:p>0.317194</text:p>
          </table:table-cell>
          <table:table-cell/>
          <table:table-cell office:value-type="float" office:value="3.27999999999997" calcext:value-type="float">
            <text:p>3.27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0447494033304" calcext:value-type="float">
            <text:p>0.680447494033304</text:p>
          </table:table-cell>
          <table:table-cell table:number-columns-repeated="2" office:value-type="float" office:value="0.319552505966696" calcext:value-type="float">
            <text:p>0.319552505966696</text:p>
          </table:table-cell>
          <table:table-cell table:number-columns-repeated="1007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float" office:value="0.68452" calcext:value-type="float">
            <text:p>0.68452</text:p>
          </table:table-cell>
          <table:table-cell table:number-columns-repeated="2" office:value-type="float" office:value="0.31548" calcext:value-type="float">
            <text:p>0.31548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float" office:value="0.684396" calcext:value-type="float">
            <text:p>0.684396</text:p>
          </table:table-cell>
          <table:table-cell table:number-columns-repeated="2" office:value-type="float" office:value="0.315604" calcext:value-type="float">
            <text:p>0.315604</text:p>
          </table:table-cell>
          <table:table-cell/>
          <table:table-cell office:value-type="float" office:value="3.28999999999997" calcext:value-type="float">
            <text:p>3.28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2041268805835" calcext:value-type="float">
            <text:p>0.682041268805835</text:p>
          </table:table-cell>
          <table:table-cell table:number-columns-repeated="2" office:value-type="float" office:value="0.317958731194165" calcext:value-type="float">
            <text:p>0.317958731194165</text:p>
          </table:table-cell>
          <table:table-cell table:number-columns-repeated="1007"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float" office:value="0.686105" calcext:value-type="float">
            <text:p>0.686105</text:p>
          </table:table-cell>
          <table:table-cell table:number-columns-repeated="2" office:value-type="float" office:value="0.313895" calcext:value-type="float">
            <text:p>0.313895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float" office:value="0.685978" calcext:value-type="float">
            <text:p>0.685978</text:p>
          </table:table-cell>
          <table:table-cell table:number-columns-repeated="2" office:value-type="float" office:value="0.314022" calcext:value-type="float">
            <text:p>0.314022</text:p>
          </table:table-cell>
          <table:table-cell/>
          <table:table-cell office:value-type="float" office:value="3.29999999999997" calcext:value-type="float">
            <text:p>3.29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3627094593526" calcext:value-type="float">
            <text:p>0.683627094593526</text:p>
          </table:table-cell>
          <table:table-cell table:number-columns-repeated="2" office:value-type="float" office:value="0.316372905406474" calcext:value-type="float">
            <text:p>0.316372905406474</text:p>
          </table:table-cell>
          <table:table-cell table:number-columns-repeated="1007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0.687682" calcext:value-type="float">
            <text:p>0.687682</text:p>
          </table:table-cell>
          <table:table-cell table:number-columns-repeated="2" office:value-type="float" office:value="0.312318" calcext:value-type="float">
            <text:p>0.312318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0.687552" calcext:value-type="float">
            <text:p>0.687552</text:p>
          </table:table-cell>
          <table:table-cell table:number-columns-repeated="2" office:value-type="float" office:value="0.312448" calcext:value-type="float">
            <text:p>0.312448</text:p>
          </table:table-cell>
          <table:table-cell/>
          <table:table-cell office:value-type="float" office:value="3.30999999999997" calcext:value-type="float">
            <text:p>3.30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5205011042104" calcext:value-type="float">
            <text:p>0.685205011042104</text:p>
          </table:table-cell>
          <table:table-cell table:number-columns-repeated="2" office:value-type="float" office:value="0.314794988957896" calcext:value-type="float">
            <text:p>0.314794988957896</text:p>
          </table:table-cell>
          <table:table-cell table:number-columns-repeated="1007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float" office:value="0.689252" calcext:value-type="float">
            <text:p>0.689252</text:p>
          </table:table-cell>
          <table:table-cell table:number-columns-repeated="2" office:value-type="float" office:value="0.310748" calcext:value-type="float">
            <text:p>0.310748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float" office:value="0.689118" calcext:value-type="float">
            <text:p>0.689118</text:p>
          </table:table-cell>
          <table:table-cell table:number-columns-repeated="2" office:value-type="float" office:value="0.310882" calcext:value-type="float">
            <text:p>0.310882</text:p>
          </table:table-cell>
          <table:table-cell/>
          <table:table-cell office:value-type="float" office:value="3.31999999999997" calcext:value-type="float">
            <text:p>3.31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6775057599563" calcext:value-type="float">
            <text:p>0.686775057599563</text:p>
          </table:table-cell>
          <table:table-cell table:number-columns-repeated="2" office:value-type="float" office:value="0.313224942400437" calcext:value-type="float">
            <text:p>0.313224942400437</text:p>
          </table:table-cell>
          <table:table-cell table:number-columns-repeated="1007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0.690813" calcext:value-type="float">
            <text:p>0.690813</text:p>
          </table:table-cell>
          <table:table-cell table:number-columns-repeated="2" office:value-type="float" office:value="0.309187" calcext:value-type="float">
            <text:p>0.309187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0.690677" calcext:value-type="float">
            <text:p>0.690677</text:p>
          </table:table-cell>
          <table:table-cell table:number-columns-repeated="2" office:value-type="float" office:value="0.309323" calcext:value-type="float">
            <text:p>0.309323</text:p>
          </table:table-cell>
          <table:table-cell/>
          <table:table-cell office:value-type="float" office:value="3.32999999999997" calcext:value-type="float">
            <text:p>3.32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8337273517148" calcext:value-type="float">
            <text:p>0.688337273517148</text:p>
          </table:table-cell>
          <table:table-cell table:number-columns-repeated="2" office:value-type="float" office:value="0.311662726482852" calcext:value-type="float">
            <text:p>0.311662726482852</text:p>
          </table:table-cell>
          <table:table-cell table:number-columns-repeated="1007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0.692367" calcext:value-type="float">
            <text:p>0.692367</text:p>
          </table:table-cell>
          <table:table-cell table:number-columns-repeated="2" office:value-type="float" office:value="0.307633" calcext:value-type="float">
            <text:p>0.307633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0.692227" calcext:value-type="float">
            <text:p>0.692227</text:p>
          </table:table-cell>
          <table:table-cell table:number-columns-repeated="2" office:value-type="float" office:value="0.307773" calcext:value-type="float">
            <text:p>0.307773</text:p>
          </table:table-cell>
          <table:table-cell/>
          <table:table-cell office:value-type="float" office:value="3.33999999999997" calcext:value-type="float">
            <text:p>3.33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89891697850338" calcext:value-type="float">
            <text:p>0.689891697850338</text:p>
          </table:table-cell>
          <table:table-cell table:number-columns-repeated="2" office:value-type="float" office:value="0.310108302149662" calcext:value-type="float">
            <text:p>0.310108302149662</text:p>
          </table:table-cell>
          <table:table-cell table:number-columns-repeated="1007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0.693913" calcext:value-type="float">
            <text:p>0.693913</text:p>
          </table:table-cell>
          <table:table-cell table:number-columns-repeated="2" office:value-type="float" office:value="0.306087" calcext:value-type="float">
            <text:p>0.306087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0.69377" calcext:value-type="float">
            <text:p>0.69377</text:p>
          </table:table-cell>
          <table:table-cell table:number-columns-repeated="2" office:value-type="float" office:value="0.30623" calcext:value-type="float">
            <text:p>0.30623</text:p>
          </table:table-cell>
          <table:table-cell/>
          <table:table-cell office:value-type="float" office:value="3.34999999999997" calcext:value-type="float">
            <text:p>3.34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91438369459824" calcext:value-type="float">
            <text:p>0.691438369459824</text:p>
          </table:table-cell>
          <table:table-cell table:number-columns-repeated="2" office:value-type="float" office:value="0.308561630540176" calcext:value-type="float">
            <text:p>0.308561630540176</text:p>
          </table:table-cell>
          <table:table-cell table:number-columns-repeated="1007"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0.695451" calcext:value-type="float">
            <text:p>0.695451</text:p>
          </table:table-cell>
          <table:table-cell table:number-columns-repeated="2" office:value-type="float" office:value="0.304549" calcext:value-type="float">
            <text:p>0.304549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0.695305" calcext:value-type="float">
            <text:p>0.695305</text:p>
          </table:table-cell>
          <table:table-cell table:number-columns-repeated="2" office:value-type="float" office:value="0.304695" calcext:value-type="float">
            <text:p>0.304695</text:p>
          </table:table-cell>
          <table:table-cell/>
          <table:table-cell office:value-type="float" office:value="3.35999999999997" calcext:value-type="float">
            <text:p>3.35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92977327012475" calcext:value-type="float">
            <text:p>0.692977327012475</text:p>
          </table:table-cell>
          <table:table-cell table:number-columns-repeated="2" office:value-type="float" office:value="0.307022672987525" calcext:value-type="float">
            <text:p>0.307022672987525</text:p>
          </table:table-cell>
          <table:table-cell table:number-columns-repeated="1007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float" office:value="0.696982" calcext:value-type="float">
            <text:p>0.696982</text:p>
          </table:table-cell>
          <table:table-cell table:number-columns-repeated="2" office:value-type="float" office:value="0.303018" calcext:value-type="float">
            <text:p>0.303018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float" office:value="0.696832" calcext:value-type="float">
            <text:p>0.696832</text:p>
          </table:table-cell>
          <table:table-cell table:number-columns-repeated="2" office:value-type="float" office:value="0.303168" calcext:value-type="float">
            <text:p>0.303168</text:p>
          </table:table-cell>
          <table:table-cell/>
          <table:table-cell office:value-type="float" office:value="3.36999999999997" calcext:value-type="float">
            <text:p>3.36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9450860898231" calcext:value-type="float">
            <text:p>0.69450860898231</text:p>
          </table:table-cell>
          <table:table-cell table:number-columns-repeated="2" office:value-type="float" office:value="0.30549139101769" calcext:value-type="float">
            <text:p>0.30549139101769</text:p>
          </table:table-cell>
          <table:table-cell table:number-columns-repeated="100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698504" calcext:value-type="float">
            <text:p>0.698504</text:p>
          </table:table-cell>
          <table:table-cell table:number-columns-repeated="2" office:value-type="float" office:value="0.301496" calcext:value-type="float">
            <text:p>0.30149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698352" calcext:value-type="float">
            <text:p>0.698352</text:p>
          </table:table-cell>
          <table:table-cell table:number-columns-repeated="2" office:value-type="float" office:value="0.301648" calcext:value-type="float">
            <text:p>0.301648</text:p>
          </table:table-cell>
          <table:table-cell/>
          <table:table-cell office:value-type="float" office:value="3.37999999999997" calcext:value-type="float">
            <text:p>3.37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96032253651459" calcext:value-type="float">
            <text:p>0.696032253651459</text:p>
          </table:table-cell>
          <table:table-cell table:number-columns-repeated="2" office:value-type="float" office:value="0.303967746348541" calcext:value-type="float">
            <text:p>0.303967746348541</text:p>
          </table:table-cell>
          <table:table-cell table:number-columns-repeated="1007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0.70002" calcext:value-type="float">
            <text:p>0.70002</text:p>
          </table:table-cell>
          <table:table-cell table:number-columns-repeated="2" office:value-type="float" office:value="0.29998" calcext:value-type="float">
            <text:p>0.29998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0.699864" calcext:value-type="float">
            <text:p>0.699864</text:p>
          </table:table-cell>
          <table:table-cell table:number-columns-repeated="2" office:value-type="float" office:value="0.300136" calcext:value-type="float">
            <text:p>0.300136</text:p>
          </table:table-cell>
          <table:table-cell/>
          <table:table-cell office:value-type="float" office:value="3.38999999999997" calcext:value-type="float">
            <text:p>3.38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97548299111118" calcext:value-type="float">
            <text:p>0.697548299111118</text:p>
          </table:table-cell>
          <table:table-cell table:number-columns-repeated="2" office:value-type="float" office:value="0.302451700888882" calcext:value-type="float">
            <text:p>0.302451700888882</text:p>
          </table:table-cell>
          <table:table-cell table:number-columns-repeated="1007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office:value-type="float" office:value="0.701527" calcext:value-type="float">
            <text:p>0.701527</text:p>
          </table:table-cell>
          <table:table-cell table:number-columns-repeated="2" office:value-type="float" office:value="0.298473" calcext:value-type="float">
            <text:p>0.298473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office:value-type="float" office:value="0.701368" calcext:value-type="float">
            <text:p>0.701368</text:p>
          </table:table-cell>
          <table:table-cell table:number-columns-repeated="2" office:value-type="float" office:value="0.298632" calcext:value-type="float">
            <text:p>0.298632</text:p>
          </table:table-cell>
          <table:table-cell/>
          <table:table-cell office:value-type="float" office:value="3.39999999999997" calcext:value-type="float">
            <text:p>3.39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699056783262502" calcext:value-type="float">
            <text:p>0.699056783262502</text:p>
          </table:table-cell>
          <table:table-cell table:number-columns-repeated="2" office:value-type="float" office:value="0.300943216737498" calcext:value-type="float">
            <text:p>0.300943216737498</text:p>
          </table:table-cell>
          <table:table-cell table:number-columns-repeated="1007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0.703027" calcext:value-type="float">
            <text:p>0.703027</text:p>
          </table:table-cell>
          <table:table-cell table:number-columns-repeated="2" office:value-type="float" office:value="0.296973" calcext:value-type="float">
            <text:p>0.296973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0.702865" calcext:value-type="float">
            <text:p>0.702865</text:p>
          </table:table-cell>
          <table:table-cell table:number-columns-repeated="2" office:value-type="float" office:value="0.297135" calcext:value-type="float">
            <text:p>0.297135</text:p>
          </table:table-cell>
          <table:table-cell/>
          <table:table-cell office:value-type="float" office:value="3.40999999999997" calcext:value-type="float">
            <text:p>3.40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0557743817794" calcext:value-type="float">
            <text:p>0.700557743817794</text:p>
          </table:table-cell>
          <table:table-cell table:number-columns-repeated="2" office:value-type="float" office:value="0.299442256182206" calcext:value-type="float">
            <text:p>0.299442256182206</text:p>
          </table:table-cell>
          <table:table-cell table:number-columns-repeated="1007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office:value-type="float" office:value="0.704519" calcext:value-type="float">
            <text:p>0.704519</text:p>
          </table:table-cell>
          <table:table-cell table:number-columns-repeated="2" office:value-type="float" office:value="0.295481" calcext:value-type="float">
            <text:p>0.295481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office:value-type="float" office:value="0.704355" calcext:value-type="float">
            <text:p>0.704355</text:p>
          </table:table-cell>
          <table:table-cell table:number-columns-repeated="2" office:value-type="float" office:value="0.295645" calcext:value-type="float">
            <text:p>0.295645</text:p>
          </table:table-cell>
          <table:table-cell/>
          <table:table-cell office:value-type="float" office:value="3.41999999999997" calcext:value-type="float">
            <text:p>3.41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2051218301085" calcext:value-type="float">
            <text:p>0.702051218301085</text:p>
          </table:table-cell>
          <table:table-cell table:number-columns-repeated="2" office:value-type="float" office:value="0.297948781698915" calcext:value-type="float">
            <text:p>0.297948781698915</text:p>
          </table:table-cell>
          <table:table-cell table:number-columns-repeated="1007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0.706004" calcext:value-type="float">
            <text:p>0.706004</text:p>
          </table:table-cell>
          <table:table-cell table:number-columns-repeated="2" office:value-type="float" office:value="0.293996" calcext:value-type="float">
            <text:p>0.293996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0.705837" calcext:value-type="float">
            <text:p>0.705837</text:p>
          </table:table-cell>
          <table:table-cell table:number-columns-repeated="2" office:value-type="float" office:value="0.294163" calcext:value-type="float">
            <text:p>0.294163</text:p>
          </table:table-cell>
          <table:table-cell/>
          <table:table-cell office:value-type="float" office:value="3.42999999999997" calcext:value-type="float">
            <text:p>3.42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3537244049316" calcext:value-type="float">
            <text:p>0.703537244049316</text:p>
          </table:table-cell>
          <table:table-cell table:number-columns-repeated="2" office:value-type="float" office:value="0.296462755950685" calcext:value-type="float">
            <text:p>0.296462755950685</text:p>
          </table:table-cell>
          <table:table-cell table:number-columns-repeated="1007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0.707482" calcext:value-type="float">
            <text:p>0.707482</text:p>
          </table:table-cell>
          <table:table-cell table:number-columns-repeated="2" office:value-type="float" office:value="0.292518" calcext:value-type="float">
            <text:p>0.292518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0.707311" calcext:value-type="float">
            <text:p>0.707311</text:p>
          </table:table-cell>
          <table:table-cell table:number-columns-repeated="2" office:value-type="float" office:value="0.292689" calcext:value-type="float">
            <text:p>0.292689</text:p>
          </table:table-cell>
          <table:table-cell/>
          <table:table-cell office:value-type="float" office:value="3.43999999999997" calcext:value-type="float">
            <text:p>3.43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5015858213207" calcext:value-type="float">
            <text:p>0.705015858213207</text:p>
          </table:table-cell>
          <table:table-cell table:number-columns-repeated="2" office:value-type="float" office:value="0.294984141786793" calcext:value-type="float">
            <text:p>0.294984141786793</text:p>
          </table:table-cell>
          <table:table-cell table:number-columns-repeated="1007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" calcext:value-type="float">
            <text:p>1</text:p>
          </table:table-cell>
          <table:table-cell office:value-type="float" office:value="0.708952" calcext:value-type="float">
            <text:p>0.708952</text:p>
          </table:table-cell>
          <table:table-cell table:number-columns-repeated="2" office:value-type="float" office:value="0.291048" calcext:value-type="float">
            <text:p>0.291048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1" calcext:value-type="float">
            <text:p>1</text:p>
          </table:table-cell>
          <table:table-cell office:value-type="float" office:value="0.708778" calcext:value-type="float">
            <text:p>0.708778</text:p>
          </table:table-cell>
          <table:table-cell table:number-columns-repeated="2" office:value-type="float" office:value="0.291222" calcext:value-type="float">
            <text:p>0.291222</text:p>
          </table:table-cell>
          <table:table-cell/>
          <table:table-cell office:value-type="float" office:value="3.44999999999997" calcext:value-type="float">
            <text:p>3.44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6487097758189" calcext:value-type="float">
            <text:p>0.706487097758189</text:p>
          </table:table-cell>
          <table:table-cell table:number-columns-repeated="2" office:value-type="float" office:value="0.293512902241811" calcext:value-type="float">
            <text:p>0.293512902241811</text:p>
          </table:table-cell>
          <table:table-cell table:number-columns-repeated="1007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0.710414" calcext:value-type="float">
            <text:p>0.710414</text:p>
          </table:table-cell>
          <table:table-cell table:number-columns-repeated="2" office:value-type="float" office:value="0.289586" calcext:value-type="float">
            <text:p>0.289586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0.710238" calcext:value-type="float">
            <text:p>0.710238</text:p>
          </table:table-cell>
          <table:table-cell table:number-columns-repeated="2" office:value-type="float" office:value="0.289762" calcext:value-type="float">
            <text:p>0.289762</text:p>
          </table:table-cell>
          <table:table-cell/>
          <table:table-cell office:value-type="float" office:value="3.45999999999997" calcext:value-type="float">
            <text:p>3.45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7950999465329" calcext:value-type="float">
            <text:p>0.707950999465329</text:p>
          </table:table-cell>
          <table:table-cell table:number-columns-repeated="2" office:value-type="float" office:value="0.292049000534671" calcext:value-type="float">
            <text:p>0.292049000534671</text:p>
          </table:table-cell>
          <table:table-cell table:number-columns-repeated="1007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" calcext:value-type="float">
            <text:p>1</text:p>
          </table:table-cell>
          <table:table-cell office:value-type="float" office:value="0.711869" calcext:value-type="float">
            <text:p>0.711869</text:p>
          </table:table-cell>
          <table:table-cell table:number-columns-repeated="2" office:value-type="float" office:value="0.288131" calcext:value-type="float">
            <text:p>0.288131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1" calcext:value-type="float">
            <text:p>1</text:p>
          </table:table-cell>
          <table:table-cell office:value-type="float" office:value="0.711691" calcext:value-type="float">
            <text:p>0.711691</text:p>
          </table:table-cell>
          <table:table-cell table:number-columns-repeated="2" office:value-type="float" office:value="0.288309" calcext:value-type="float">
            <text:p>0.288309</text:p>
          </table:table-cell>
          <table:table-cell/>
          <table:table-cell office:value-type="float" office:value="3.46999999999997" calcext:value-type="float">
            <text:p>3.46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09407599932244" calcext:value-type="float">
            <text:p>0.709407599932244</text:p>
          </table:table-cell>
          <table:table-cell table:number-columns-repeated="2" office:value-type="float" office:value="0.290592400067756" calcext:value-type="float">
            <text:p>0.290592400067756</text:p>
          </table:table-cell>
          <table:table-cell table:number-columns-repeated="1007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713317" calcext:value-type="float">
            <text:p>0.713317</text:p>
          </table:table-cell>
          <table:table-cell table:number-columns-repeated="2" office:value-type="float" office:value="0.286683" calcext:value-type="float">
            <text:p>0.28668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713136" calcext:value-type="float">
            <text:p>0.713136</text:p>
          </table:table-cell>
          <table:table-cell table:number-columns-repeated="2" office:value-type="float" office:value="0.286864" calcext:value-type="float">
            <text:p>0.286864</text:p>
          </table:table-cell>
          <table:table-cell/>
          <table:table-cell office:value-type="float" office:value="3.47999999999997" calcext:value-type="float">
            <text:p>3.47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0856935574023" calcext:value-type="float">
            <text:p>0.710856935574023</text:p>
          </table:table-cell>
          <table:table-cell table:number-columns-repeated="2" office:value-type="float" office:value="0.289143064425977" calcext:value-type="float">
            <text:p>0.289143064425977</text:p>
          </table:table-cell>
          <table:table-cell table:number-columns-repeated="1007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" calcext:value-type="float">
            <text:p>1</text:p>
          </table:table-cell>
          <table:table-cell office:value-type="float" office:value="0.714758" calcext:value-type="float">
            <text:p>0.714758</text:p>
          </table:table-cell>
          <table:table-cell table:number-columns-repeated="2" office:value-type="float" office:value="0.285242" calcext:value-type="float">
            <text:p>0.285242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1" calcext:value-type="float">
            <text:p>1</text:p>
          </table:table-cell>
          <table:table-cell office:value-type="float" office:value="0.714574" calcext:value-type="float">
            <text:p>0.714574</text:p>
          </table:table-cell>
          <table:table-cell table:number-columns-repeated="2" office:value-type="float" office:value="0.285426" calcext:value-type="float">
            <text:p>0.285426</text:p>
          </table:table-cell>
          <table:table-cell/>
          <table:table-cell office:value-type="float" office:value="3.48999999999997" calcext:value-type="float">
            <text:p>3.48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2299042624132" calcext:value-type="float">
            <text:p>0.712299042624132</text:p>
          </table:table-cell>
          <table:table-cell table:number-columns-repeated="2" office:value-type="float" office:value="0.287700957375868" calcext:value-type="float">
            <text:p>0.287700957375868</text:p>
          </table:table-cell>
          <table:table-cell table:number-columns-repeated="1007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office:value-type="float" office:value="0.716191" calcext:value-type="float">
            <text:p>0.716191</text:p>
          </table:table-cell>
          <table:table-cell table:number-columns-repeated="2" office:value-type="float" office:value="0.283809" calcext:value-type="float">
            <text:p>0.283809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office:value-type="float" office:value="0.716004" calcext:value-type="float">
            <text:p>0.716004</text:p>
          </table:table-cell>
          <table:table-cell table:number-columns-repeated="2" office:value-type="float" office:value="0.283996" calcext:value-type="float">
            <text:p>0.283996</text:p>
          </table:table-cell>
          <table:table-cell/>
          <table:table-cell office:value-type="float" office:value="3.49999999999997" calcext:value-type="float">
            <text:p>3.49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3733957135322" calcext:value-type="float">
            <text:p>0.713733957135322</text:p>
          </table:table-cell>
          <table:table-cell table:number-columns-repeated="2" office:value-type="float" office:value="0.286266042864678" calcext:value-type="float">
            <text:p>0.286266042864678</text:p>
          </table:table-cell>
          <table:table-cell table:number-columns-repeated="1007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0.717618" calcext:value-type="float">
            <text:p>0.717618</text:p>
          </table:table-cell>
          <table:table-cell table:number-columns-repeated="2" office:value-type="float" office:value="0.282382" calcext:value-type="float">
            <text:p>0.282382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0.717428" calcext:value-type="float">
            <text:p>0.717428</text:p>
          </table:table-cell>
          <table:table-cell table:number-columns-repeated="2" office:value-type="float" office:value="0.282572" calcext:value-type="float">
            <text:p>0.282572</text:p>
          </table:table-cell>
          <table:table-cell/>
          <table:table-cell office:value-type="float" office:value="3.50999999999997" calcext:value-type="float">
            <text:p>3.50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516171498053" calcext:value-type="float">
            <text:p>0.71516171498053</text:p>
          </table:table-cell>
          <table:table-cell table:number-columns-repeated="2" office:value-type="float" office:value="0.28483828501947" calcext:value-type="float">
            <text:p>0.28483828501947</text:p>
          </table:table-cell>
          <table:table-cell table:number-columns-repeated="1007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0.719037" calcext:value-type="float">
            <text:p>0.719037</text:p>
          </table:table-cell>
          <table:table-cell table:number-columns-repeated="2" office:value-type="float" office:value="0.280963" calcext:value-type="float">
            <text:p>0.280963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0.718844" calcext:value-type="float">
            <text:p>0.718844</text:p>
          </table:table-cell>
          <table:table-cell table:number-columns-repeated="2" office:value-type="float" office:value="0.281156" calcext:value-type="float">
            <text:p>0.281156</text:p>
          </table:table-cell>
          <table:table-cell/>
          <table:table-cell office:value-type="float" office:value="3.51999999999997" calcext:value-type="float">
            <text:p>3.51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6582351853778" calcext:value-type="float">
            <text:p>0.716582351853778</text:p>
          </table:table-cell>
          <table:table-cell table:number-columns-repeated="2" office:value-type="float" office:value="0.283417648146222" calcext:value-type="float">
            <text:p>0.283417648146222</text:p>
          </table:table-cell>
          <table:table-cell table:number-columns-repeated="1007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office:value-type="float" office:value="0.720449" calcext:value-type="float">
            <text:p>0.720449</text:p>
          </table:table-cell>
          <table:table-cell table:number-columns-repeated="2" office:value-type="float" office:value="0.279551" calcext:value-type="float">
            <text:p>0.279551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office:value-type="float" office:value="0.720254" calcext:value-type="float">
            <text:p>0.720254</text:p>
          </table:table-cell>
          <table:table-cell table:number-columns-repeated="2" office:value-type="float" office:value="0.279746" calcext:value-type="float">
            <text:p>0.279746</text:p>
          </table:table-cell>
          <table:table-cell/>
          <table:table-cell office:value-type="float" office:value="3.52999999999997" calcext:value-type="float">
            <text:p>3.52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7995903271061" calcext:value-type="float">
            <text:p>0.717995903271061</text:p>
          </table:table-cell>
          <table:table-cell table:number-columns-repeated="2" office:value-type="float" office:value="0.282004096728939" calcext:value-type="float">
            <text:p>0.282004096728939</text:p>
          </table:table-cell>
          <table:table-cell table:number-columns-repeated="1007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0.721853" calcext:value-type="float">
            <text:p>0.721853</text:p>
          </table:table-cell>
          <table:table-cell table:number-columns-repeated="2" office:value-type="float" office:value="0.278147" calcext:value-type="float">
            <text:p>0.278147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0.721656" calcext:value-type="float">
            <text:p>0.721656</text:p>
          </table:table-cell>
          <table:table-cell table:number-columns-repeated="2" office:value-type="float" office:value="0.278344" calcext:value-type="float">
            <text:p>0.278344</text:p>
          </table:table-cell>
          <table:table-cell/>
          <table:table-cell office:value-type="float" office:value="3.53999999999997" calcext:value-type="float">
            <text:p>3.53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19402404571238" calcext:value-type="float">
            <text:p>0.719402404571238</text:p>
          </table:table-cell>
          <table:table-cell table:number-columns-repeated="2" office:value-type="float" office:value="0.280597595428762" calcext:value-type="float">
            <text:p>0.280597595428762</text:p>
          </table:table-cell>
          <table:table-cell table:number-columns-repeated="1007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office:value-type="float" office:value="0.723251" calcext:value-type="float">
            <text:p>0.723251</text:p>
          </table:table-cell>
          <table:table-cell table:number-columns-repeated="2" office:value-type="float" office:value="0.276749" calcext:value-type="float">
            <text:p>0.276749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office:value-type="float" office:value="0.723051" calcext:value-type="float">
            <text:p>0.723051</text:p>
          </table:table-cell>
          <table:table-cell table:number-columns-repeated="2" office:value-type="float" office:value="0.276949" calcext:value-type="float">
            <text:p>0.276949</text:p>
          </table:table-cell>
          <table:table-cell/>
          <table:table-cell office:value-type="float" office:value="3.54999999999997" calcext:value-type="float">
            <text:p>3.54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0801890916915" calcext:value-type="float">
            <text:p>0.720801890916915</text:p>
          </table:table-cell>
          <table:table-cell table:number-columns-repeated="2" office:value-type="float" office:value="0.279198109083085" calcext:value-type="float">
            <text:p>0.279198109083085</text:p>
          </table:table-cell>
          <table:table-cell table:number-columns-repeated="1007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0.724642" calcext:value-type="float">
            <text:p>0.724642</text:p>
          </table:table-cell>
          <table:table-cell table:number-columns-repeated="2" office:value-type="float" office:value="0.275358" calcext:value-type="float">
            <text:p>0.275358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office:value-type="float" office:value="0.724439" calcext:value-type="float">
            <text:p>0.724439</text:p>
          </table:table-cell>
          <table:table-cell table:number-columns-repeated="2" office:value-type="float" office:value="0.275561" calcext:value-type="float">
            <text:p>0.275561</text:p>
          </table:table-cell>
          <table:table-cell/>
          <table:table-cell office:value-type="float" office:value="3.55999999999997" calcext:value-type="float">
            <text:p>3.55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2194397295323" calcext:value-type="float">
            <text:p>0.722194397295323</text:p>
          </table:table-cell>
          <table:table-cell table:number-columns-repeated="2" office:value-type="float" office:value="0.277805602704677" calcext:value-type="float">
            <text:p>0.277805602704677</text:p>
          </table:table-cell>
          <table:table-cell table:number-columns-repeated="1007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" calcext:value-type="float">
            <text:p>1</text:p>
          </table:table-cell>
          <table:table-cell office:value-type="float" office:value="0.726026" calcext:value-type="float">
            <text:p>0.726026</text:p>
          </table:table-cell>
          <table:table-cell table:number-columns-repeated="2" office:value-type="float" office:value="0.273974" calcext:value-type="float">
            <text:p>0.273974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1" calcext:value-type="float">
            <text:p>1</text:p>
          </table:table-cell>
          <table:table-cell office:value-type="float" office:value="0.725821" calcext:value-type="float">
            <text:p>0.725821</text:p>
          </table:table-cell>
          <table:table-cell table:number-columns-repeated="2" office:value-type="float" office:value="0.274179" calcext:value-type="float">
            <text:p>0.274179</text:p>
          </table:table-cell>
          <table:table-cell/>
          <table:table-cell office:value-type="float" office:value="3.56999999999997" calcext:value-type="float">
            <text:p>3.56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3579958519195" calcext:value-type="float">
            <text:p>0.723579958519195</text:p>
          </table:table-cell>
          <table:table-cell table:number-columns-repeated="2" office:value-type="float" office:value="0.276420041480805" calcext:value-type="float">
            <text:p>0.276420041480805</text:p>
          </table:table-cell>
          <table:table-cell table:number-columns-repeated="100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727402" calcext:value-type="float">
            <text:p>0.727402</text:p>
          </table:table-cell>
          <table:table-cell table:number-columns-repeated="2" office:value-type="float" office:value="0.272598" calcext:value-type="float">
            <text:p>0.2725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727195" calcext:value-type="float">
            <text:p>0.727195</text:p>
          </table:table-cell>
          <table:table-cell table:number-columns-repeated="2" office:value-type="float" office:value="0.272805" calcext:value-type="float">
            <text:p>0.272805</text:p>
          </table:table-cell>
          <table:table-cell/>
          <table:table-cell office:value-type="float" office:value="3.57999999999997" calcext:value-type="float">
            <text:p>3.57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4958609227633" calcext:value-type="float">
            <text:p>0.724958609227633</text:p>
          </table:table-cell>
          <table:table-cell table:number-columns-repeated="2" office:value-type="float" office:value="0.275041390772367" calcext:value-type="float">
            <text:p>0.275041390772367</text:p>
          </table:table-cell>
          <table:table-cell table:number-columns-repeated="1007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" calcext:value-type="float">
            <text:p>1</text:p>
          </table:table-cell>
          <table:table-cell office:value-type="float" office:value="0.728772" calcext:value-type="float">
            <text:p>0.728772</text:p>
          </table:table-cell>
          <table:table-cell table:number-columns-repeated="2" office:value-type="float" office:value="0.271228" calcext:value-type="float">
            <text:p>0.271228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1" calcext:value-type="float">
            <text:p>1</text:p>
          </table:table-cell>
          <table:table-cell office:value-type="float" office:value="0.728563" calcext:value-type="float">
            <text:p>0.728563</text:p>
          </table:table-cell>
          <table:table-cell table:number-columns-repeated="2" office:value-type="float" office:value="0.271437" calcext:value-type="float">
            <text:p>0.271437</text:p>
          </table:table-cell>
          <table:table-cell/>
          <table:table-cell office:value-type="float" office:value="3.58999999999997" calcext:value-type="float">
            <text:p>3.58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6330383886977" calcext:value-type="float">
            <text:p>0.726330383886977</text:p>
          </table:table-cell>
          <table:table-cell table:number-columns-repeated="2" office:value-type="float" office:value="0.273669616113023" calcext:value-type="float">
            <text:p>0.273669616113023</text:p>
          </table:table-cell>
          <table:table-cell table:number-columns-repeated="1007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0.730135" calcext:value-type="float">
            <text:p>0.730135</text:p>
          </table:table-cell>
          <table:table-cell table:number-columns-repeated="2" office:value-type="float" office:value="0.269865" calcext:value-type="float">
            <text:p>0.269865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0.729923" calcext:value-type="float">
            <text:p>0.729923</text:p>
          </table:table-cell>
          <table:table-cell table:number-columns-repeated="2" office:value-type="float" office:value="0.270077" calcext:value-type="float">
            <text:p>0.270077</text:p>
          </table:table-cell>
          <table:table-cell/>
          <table:table-cell office:value-type="float" office:value="3.59999999999997" calcext:value-type="float">
            <text:p>3.59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7695316791664" calcext:value-type="float">
            <text:p>0.727695316791664</text:p>
          </table:table-cell>
          <table:table-cell table:number-columns-repeated="2" office:value-type="float" office:value="0.272304683208336" calcext:value-type="float">
            <text:p>0.272304683208336</text:p>
          </table:table-cell>
          <table:table-cell table:number-columns-repeated="1007"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0.731491" calcext:value-type="float">
            <text:p>0.731491</text:p>
          </table:table-cell>
          <table:table-cell table:number-columns-repeated="2" office:value-type="float" office:value="0.268509" calcext:value-type="float">
            <text:p>0.268509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0.731277" calcext:value-type="float">
            <text:p>0.731277</text:p>
          </table:table-cell>
          <table:table-cell table:number-columns-repeated="2" office:value-type="float" office:value="0.268723" calcext:value-type="float">
            <text:p>0.268723</text:p>
          </table:table-cell>
          <table:table-cell/>
          <table:table-cell office:value-type="float" office:value="3.60999999999997" calcext:value-type="float">
            <text:p>3.60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29053442065088" calcext:value-type="float">
            <text:p>0.729053442065088</text:p>
          </table:table-cell>
          <table:table-cell table:number-columns-repeated="2" office:value-type="float" office:value="0.270946557934912" calcext:value-type="float">
            <text:p>0.270946557934912</text:p>
          </table:table-cell>
          <table:table-cell table:number-columns-repeated="1007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0.732841" calcext:value-type="float">
            <text:p>0.732841</text:p>
          </table:table-cell>
          <table:table-cell table:number-columns-repeated="2" office:value-type="float" office:value="0.267159" calcext:value-type="float">
            <text:p>0.267159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0.732624" calcext:value-type="float">
            <text:p>0.732624</text:p>
          </table:table-cell>
          <table:table-cell table:number-columns-repeated="2" office:value-type="float" office:value="0.267376" calcext:value-type="float">
            <text:p>0.267376</text:p>
          </table:table-cell>
          <table:table-cell/>
          <table:table-cell office:value-type="float" office:value="3.61999999999997" calcext:value-type="float">
            <text:p>3.61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0404793660453" calcext:value-type="float">
            <text:p>0.730404793660453</text:p>
          </table:table-cell>
          <table:table-cell table:number-columns-repeated="2" office:value-type="float" office:value="0.269595206339547" calcext:value-type="float">
            <text:p>0.269595206339547</text:p>
          </table:table-cell>
          <table:table-cell table:number-columns-repeated="1007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office:value-type="float" office:value="0.734183" calcext:value-type="float">
            <text:p>0.734183</text:p>
          </table:table-cell>
          <table:table-cell table:number-columns-repeated="2" office:value-type="float" office:value="0.265817" calcext:value-type="float">
            <text:p>0.265817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office:value-type="float" office:value="0.733964" calcext:value-type="float">
            <text:p>0.733964</text:p>
          </table:table-cell>
          <table:table-cell table:number-columns-repeated="2" office:value-type="float" office:value="0.266036" calcext:value-type="float">
            <text:p>0.266036</text:p>
          </table:table-cell>
          <table:table-cell/>
          <table:table-cell office:value-type="float" office:value="3.62999999999997" calcext:value-type="float">
            <text:p>3.62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1749405361617" calcext:value-type="float">
            <text:p>0.731749405361617</text:p>
          </table:table-cell>
          <table:table-cell table:number-columns-repeated="2" office:value-type="float" office:value="0.268250594638383" calcext:value-type="float">
            <text:p>0.268250594638383</text:p>
          </table:table-cell>
          <table:table-cell table:number-columns-repeated="1007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0.735519" calcext:value-type="float">
            <text:p>0.735519</text:p>
          </table:table-cell>
          <table:table-cell table:number-columns-repeated="2" office:value-type="float" office:value="0.264481" calcext:value-type="float">
            <text:p>0.264481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0.735298" calcext:value-type="float">
            <text:p>0.735298</text:p>
          </table:table-cell>
          <table:table-cell table:number-columns-repeated="2" office:value-type="float" office:value="0.264702" calcext:value-type="float">
            <text:p>0.264702</text:p>
          </table:table-cell>
          <table:table-cell/>
          <table:table-cell office:value-type="float" office:value="3.63999999999997" calcext:value-type="float">
            <text:p>3.63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3087310783945" calcext:value-type="float">
            <text:p>0.733087310783945</text:p>
          </table:table-cell>
          <table:table-cell table:number-columns-repeated="2" office:value-type="float" office:value="0.266912689216055" calcext:value-type="float">
            <text:p>0.266912689216055</text:p>
          </table:table-cell>
          <table:table-cell table:number-columns-repeated="1007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office:value-type="float" office:value="0.736848" calcext:value-type="float">
            <text:p>0.736848</text:p>
          </table:table-cell>
          <table:table-cell table:number-columns-repeated="2" office:value-type="float" office:value="0.263152" calcext:value-type="float">
            <text:p>0.263152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office:value-type="float" office:value="0.736625" calcext:value-type="float">
            <text:p>0.736625</text:p>
          </table:table-cell>
          <table:table-cell table:number-columns-repeated="2" office:value-type="float" office:value="0.263375" calcext:value-type="float">
            <text:p>0.263375</text:p>
          </table:table-cell>
          <table:table-cell/>
          <table:table-cell office:value-type="float" office:value="3.64999999999997" calcext:value-type="float">
            <text:p>3.64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441854337514" calcext:value-type="float">
            <text:p>0.73441854337514</text:p>
          </table:table-cell>
          <table:table-cell table:number-columns-repeated="2" office:value-type="float" office:value="0.26558145662486" calcext:value-type="float">
            <text:p>0.26558145662486</text:p>
          </table:table-cell>
          <table:table-cell table:number-columns-repeated="1007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office:value-type="float" office:value="0.738171" calcext:value-type="float">
            <text:p>0.738171</text:p>
          </table:table-cell>
          <table:table-cell table:number-columns-repeated="2" office:value-type="float" office:value="0.261829" calcext:value-type="float">
            <text:p>0.261829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office:value-type="float" office:value="0.737945" calcext:value-type="float">
            <text:p>0.737945</text:p>
          </table:table-cell>
          <table:table-cell table:number-columns-repeated="2" office:value-type="float" office:value="0.262055" calcext:value-type="float">
            <text:p>0.262055</text:p>
          </table:table-cell>
          <table:table-cell/>
          <table:table-cell office:value-type="float" office:value="3.65999999999997" calcext:value-type="float">
            <text:p>3.65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5743136416087" calcext:value-type="float">
            <text:p>0.735743136416087</text:p>
          </table:table-cell>
          <table:table-cell table:number-columns-repeated="2" office:value-type="float" office:value="0.264256863583913" calcext:value-type="float">
            <text:p>0.264256863583913</text:p>
          </table:table-cell>
          <table:table-cell table:number-columns-repeated="1007"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0.739486" calcext:value-type="float">
            <text:p>0.739486</text:p>
          </table:table-cell>
          <table:table-cell table:number-columns-repeated="2" office:value-type="float" office:value="0.260514" calcext:value-type="float">
            <text:p>0.260514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0.739258" calcext:value-type="float">
            <text:p>0.739258</text:p>
          </table:table-cell>
          <table:table-cell table:number-columns-repeated="2" office:value-type="float" office:value="0.260742" calcext:value-type="float">
            <text:p>0.260742</text:p>
          </table:table-cell>
          <table:table-cell/>
          <table:table-cell office:value-type="float" office:value="3.66999999999997" calcext:value-type="float">
            <text:p>3.66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7061123021682" calcext:value-type="float">
            <text:p>0.737061123021682</text:p>
          </table:table-cell>
          <table:table-cell table:number-columns-repeated="2" office:value-type="float" office:value="0.262938876978318" calcext:value-type="float">
            <text:p>0.262938876978318</text:p>
          </table:table-cell>
          <table:table-cell table:number-columns-repeated="1007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740795" calcext:value-type="float">
            <text:p>0.740795</text:p>
          </table:table-cell>
          <table:table-cell table:number-columns-repeated="2" office:value-type="float" office:value="0.259205" calcext:value-type="float">
            <text:p>0.25920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740565" calcext:value-type="float">
            <text:p>0.740565</text:p>
          </table:table-cell>
          <table:table-cell table:number-columns-repeated="2" office:value-type="float" office:value="0.259435" calcext:value-type="float">
            <text:p>0.259435</text:p>
          </table:table-cell>
          <table:table-cell/>
          <table:table-cell office:value-type="float" office:value="3.67999999999997" calcext:value-type="float">
            <text:p>3.67999999999997</text:p>
          </table:table-cell>
          <table:table-cell office:value-type="float" office:value="1" calcext:value-type="float">
            <text:p>1</text:p>
          </table:table-cell>
          <table:table-cell office:value-type="float" office:value="0.738372536141657" calcext:value-type="float">
            <text:p>0.738372536141657</text:p>
          </table:table-cell>
          <table:table-cell table:number-columns-repeated="2" office:value-type="float" office:value="0.261627463858343" calcext:value-type="float">
            <text:p>0.261627463858343</text:p>
          </table:table-cell>
          <table:table-cell table:number-columns-repeated="1007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0.742098" calcext:value-type="float">
            <text:p>0.742098</text:p>
          </table:table-cell>
          <table:table-cell table:number-columns-repeated="2" office:value-type="float" office:value="0.257902" calcext:value-type="float">
            <text:p>0.257902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office:value-type="float" office:value="0.741866" calcext:value-type="float">
            <text:p>0.741866</text:p>
          </table:table-cell>
          <table:table-cell table:number-columns-repeated="2" office:value-type="float" office:value="0.258134" calcext:value-type="float">
            <text:p>0.258134</text:p>
          </table:table-cell>
          <table:table-cell/>
          <table:table-cell office:value-type="float" office:value="3.68999999999996" calcext:value-type="float">
            <text:p>3.68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39677408561409" calcext:value-type="float">
            <text:p>0.739677408561409</text:p>
          </table:table-cell>
          <table:table-cell table:number-columns-repeated="2" office:value-type="float" office:value="0.260322591438591" calcext:value-type="float">
            <text:p>0.260322591438591</text:p>
          </table:table-cell>
          <table:table-cell table:number-columns-repeated="1007"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0.743394" calcext:value-type="float">
            <text:p>0.743394</text:p>
          </table:table-cell>
          <table:table-cell table:number-columns-repeated="2" office:value-type="float" office:value="0.256606" calcext:value-type="float">
            <text:p>0.256606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0.74316" calcext:value-type="float">
            <text:p>0.74316</text:p>
          </table:table-cell>
          <table:table-cell table:number-columns-repeated="2" office:value-type="float" office:value="0.25684" calcext:value-type="float">
            <text:p>0.25684</text:p>
          </table:table-cell>
          <table:table-cell/>
          <table:table-cell office:value-type="float" office:value="3.69999999999996" calcext:value-type="float">
            <text:p>3.69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0975772902817" calcext:value-type="float">
            <text:p>0.740975772902817</text:p>
          </table:table-cell>
          <table:table-cell table:number-columns-repeated="2" office:value-type="float" office:value="0.259024227097183" calcext:value-type="float">
            <text:p>0.259024227097183</text:p>
          </table:table-cell>
          <table:table-cell table:number-columns-repeated="1007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0.744684" calcext:value-type="float">
            <text:p>0.744684</text:p>
          </table:table-cell>
          <table:table-cell table:number-columns-repeated="2" office:value-type="float" office:value="0.255316" calcext:value-type="float">
            <text:p>0.255316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0.744447" calcext:value-type="float">
            <text:p>0.744447</text:p>
          </table:table-cell>
          <table:table-cell table:number-columns-repeated="2" office:value-type="float" office:value="0.255553" calcext:value-type="float">
            <text:p>0.255553</text:p>
          </table:table-cell>
          <table:table-cell/>
          <table:table-cell office:value-type="float" office:value="3.70999999999996" calcext:value-type="float">
            <text:p>3.70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2267661625057" calcext:value-type="float">
            <text:p>0.742267661625057</text:p>
          </table:table-cell>
          <table:table-cell table:number-columns-repeated="2" office:value-type="float" office:value="0.257732338374943" calcext:value-type="float">
            <text:p>0.257732338374943</text:p>
          </table:table-cell>
          <table:table-cell table:number-columns-repeated="1007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0.745967" calcext:value-type="float">
            <text:p>0.745967</text:p>
          </table:table-cell>
          <table:table-cell table:number-columns-repeated="2" office:value-type="float" office:value="0.254033" calcext:value-type="float">
            <text:p>0.254033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0.745728" calcext:value-type="float">
            <text:p>0.745728</text:p>
          </table:table-cell>
          <table:table-cell table:number-columns-repeated="2" office:value-type="float" office:value="0.254272" calcext:value-type="float">
            <text:p>0.254272</text:p>
          </table:table-cell>
          <table:table-cell/>
          <table:table-cell office:value-type="float" office:value="3.71999999999996" calcext:value-type="float">
            <text:p>3.71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3553107025414" calcext:value-type="float">
            <text:p>0.743553107025414</text:p>
          </table:table-cell>
          <table:table-cell table:number-columns-repeated="2" office:value-type="float" office:value="0.256446892974586" calcext:value-type="float">
            <text:p>0.256446892974586</text:p>
          </table:table-cell>
          <table:table-cell table:number-columns-repeated="1007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.747243" calcext:value-type="float">
            <text:p>0.747243</text:p>
          </table:table-cell>
          <table:table-cell table:number-columns-repeated="2" office:value-type="float" office:value="0.252757" calcext:value-type="float">
            <text:p>0.252757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0.747003" calcext:value-type="float">
            <text:p>0.747003</text:p>
          </table:table-cell>
          <table:table-cell table:number-columns-repeated="2" office:value-type="float" office:value="0.252997" calcext:value-type="float">
            <text:p>0.252997</text:p>
          </table:table-cell>
          <table:table-cell/>
          <table:table-cell office:value-type="float" office:value="3.72999999999996" calcext:value-type="float">
            <text:p>3.72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483214124009" calcext:value-type="float">
            <text:p>0.74483214124009</text:p>
          </table:table-cell>
          <table:table-cell table:number-columns-repeated="2" office:value-type="float" office:value="0.25516785875991" calcext:value-type="float">
            <text:p>0.25516785875991</text:p>
          </table:table-cell>
          <table:table-cell table:number-columns-repeated="1007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0.748513" calcext:value-type="float">
            <text:p>0.748513</text:p>
          </table:table-cell>
          <table:table-cell table:number-columns-repeated="2" office:value-type="float" office:value="0.251487" calcext:value-type="float">
            <text:p>0.251487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0.748271" calcext:value-type="float">
            <text:p>0.748271</text:p>
          </table:table-cell>
          <table:table-cell table:number-columns-repeated="2" office:value-type="float" office:value="0.251729" calcext:value-type="float">
            <text:p>0.251729</text:p>
          </table:table-cell>
          <table:table-cell/>
          <table:table-cell office:value-type="float" office:value="3.73999999999996" calcext:value-type="float">
            <text:p>3.73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6104796245007" calcext:value-type="float">
            <text:p>0.746104796245007</text:p>
          </table:table-cell>
          <table:table-cell table:number-columns-repeated="2" office:value-type="float" office:value="0.253895203754993" calcext:value-type="float">
            <text:p>0.253895203754993</text:p>
          </table:table-cell>
          <table:table-cell table:number-columns-repeated="1007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office:value-type="float" office:value="0.749777" calcext:value-type="float">
            <text:p>0.749777</text:p>
          </table:table-cell>
          <table:table-cell table:number-columns-repeated="2" office:value-type="float" office:value="0.250223" calcext:value-type="float">
            <text:p>0.25022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office:value-type="float" office:value="0.749533" calcext:value-type="float">
            <text:p>0.749533</text:p>
          </table:table-cell>
          <table:table-cell table:number-columns-repeated="2" office:value-type="float" office:value="0.250467" calcext:value-type="float">
            <text:p>0.250467</text:p>
          </table:table-cell>
          <table:table-cell/>
          <table:table-cell office:value-type="float" office:value="3.74999999999996" calcext:value-type="float">
            <text:p>3.74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7371103856607" calcext:value-type="float">
            <text:p>0.747371103856607</text:p>
          </table:table-cell>
          <table:table-cell table:number-columns-repeated="2" office:value-type="float" office:value="0.252628896143393" calcext:value-type="float">
            <text:p>0.252628896143393</text:p>
          </table:table-cell>
          <table:table-cell table:number-columns-repeated="1007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0.751035" calcext:value-type="float">
            <text:p>0.751035</text:p>
          </table:table-cell>
          <table:table-cell table:number-columns-repeated="2" office:value-type="float" office:value="0.248965" calcext:value-type="float">
            <text:p>0.248965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office:value-type="float" office:value="0.750788" calcext:value-type="float">
            <text:p>0.750788</text:p>
          </table:table-cell>
          <table:table-cell table:number-columns-repeated="2" office:value-type="float" office:value="0.249212" calcext:value-type="float">
            <text:p>0.249212</text:p>
          </table:table-cell>
          <table:table-cell/>
          <table:table-cell office:value-type="float" office:value="3.75999999999996" calcext:value-type="float">
            <text:p>3.75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8631095732645" calcext:value-type="float">
            <text:p>0.748631095732645</text:p>
          </table:table-cell>
          <table:table-cell table:number-columns-repeated="2" office:value-type="float" office:value="0.251368904267355" calcext:value-type="float">
            <text:p>0.251368904267355</text:p>
          </table:table-cell>
          <table:table-cell table:number-columns-repeated="1007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office:value-type="float" office:value="0.752286" calcext:value-type="float">
            <text:p>0.752286</text:p>
          </table:table-cell>
          <table:table-cell table:number-columns-repeated="2" office:value-type="float" office:value="0.247714" calcext:value-type="float">
            <text:p>0.247714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office:value-type="float" office:value="0.752037" calcext:value-type="float">
            <text:p>0.752037</text:p>
          </table:table-cell>
          <table:table-cell table:number-columns-repeated="2" office:value-type="float" office:value="0.247963" calcext:value-type="float">
            <text:p>0.247963</text:p>
          </table:table-cell>
          <table:table-cell/>
          <table:table-cell office:value-type="float" office:value="3.76999999999996" calcext:value-type="float">
            <text:p>3.76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49884803372985" calcext:value-type="float">
            <text:p>0.749884803372985</text:p>
          </table:table-cell>
          <table:table-cell table:number-columns-repeated="2" office:value-type="float" office:value="0.250115196627015" calcext:value-type="float">
            <text:p>0.250115196627015</text:p>
          </table:table-cell>
          <table:table-cell table:number-columns-repeated="100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.75353" calcext:value-type="float">
            <text:p>0.75353</text:p>
          </table:table-cell>
          <table:table-cell table:number-columns-repeated="2" office:value-type="float" office:value="0.24647" calcext:value-type="float">
            <text:p>0.2464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.75328" calcext:value-type="float">
            <text:p>0.75328</text:p>
          </table:table-cell>
          <table:table-cell table:number-columns-repeated="2" office:value-type="float" office:value="0.24672" calcext:value-type="float">
            <text:p>0.24672</text:p>
          </table:table-cell>
          <table:table-cell/>
          <table:table-cell office:value-type="float" office:value="3.77999999999996" calcext:value-type="float">
            <text:p>3.77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1132258120382" calcext:value-type="float">
            <text:p>0.751132258120382</text:p>
          </table:table-cell>
          <table:table-cell table:number-columns-repeated="2" office:value-type="float" office:value="0.248867741879618" calcext:value-type="float">
            <text:p>0.248867741879618</text:p>
          </table:table-cell>
          <table:table-cell table:number-columns-repeated="1007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office:value-type="float" office:value="0.754769" calcext:value-type="float">
            <text:p>0.754769</text:p>
          </table:table-cell>
          <table:table-cell table:number-columns-repeated="2" office:value-type="float" office:value="0.245231" calcext:value-type="float">
            <text:p>0.245231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office:value-type="float" office:value="0.754517" calcext:value-type="float">
            <text:p>0.754517</text:p>
          </table:table-cell>
          <table:table-cell table:number-columns-repeated="2" office:value-type="float" office:value="0.245483" calcext:value-type="float">
            <text:p>0.245483</text:p>
          </table:table-cell>
          <table:table-cell/>
          <table:table-cell office:value-type="float" office:value="3.78999999999996" calcext:value-type="float">
            <text:p>3.78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237349116127" calcext:value-type="float">
            <text:p>0.75237349116127</text:p>
          </table:table-cell>
          <table:table-cell table:number-columns-repeated="2" office:value-type="float" office:value="0.24762650883873" calcext:value-type="float">
            <text:p>0.24762650883873</text:p>
          </table:table-cell>
          <table:table-cell table:number-columns-repeated="1007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" calcext:value-type="float">
            <text:p>1</text:p>
          </table:table-cell>
          <table:table-cell office:value-type="float" office:value="0.756001" calcext:value-type="float">
            <text:p>0.756001</text:p>
          </table:table-cell>
          <table:table-cell table:number-columns-repeated="2" office:value-type="float" office:value="0.243999" calcext:value-type="float">
            <text:p>0.243999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1" calcext:value-type="float">
            <text:p>1</text:p>
          </table:table-cell>
          <table:table-cell office:value-type="float" office:value="0.755747" calcext:value-type="float">
            <text:p>0.755747</text:p>
          </table:table-cell>
          <table:table-cell table:number-columns-repeated="2" office:value-type="float" office:value="0.244253" calcext:value-type="float">
            <text:p>0.244253</text:p>
          </table:table-cell>
          <table:table-cell/>
          <table:table-cell office:value-type="float" office:value="3.79999999999996" calcext:value-type="float">
            <text:p>3.79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360853352654" calcext:value-type="float">
            <text:p>0.75360853352654</text:p>
          </table:table-cell>
          <table:table-cell table:number-columns-repeated="2" office:value-type="float" office:value="0.24639146647346" calcext:value-type="float">
            <text:p>0.24639146647346</text:p>
          </table:table-cell>
          <table:table-cell table:number-columns-repeated="1007"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0.757228" calcext:value-type="float">
            <text:p>0.757228</text:p>
          </table:table-cell>
          <table:table-cell table:number-columns-repeated="2" office:value-type="float" office:value="0.242772" calcext:value-type="float">
            <text:p>0.242772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0.756972" calcext:value-type="float">
            <text:p>0.756972</text:p>
          </table:table-cell>
          <table:table-cell table:number-columns-repeated="2" office:value-type="float" office:value="0.243028" calcext:value-type="float">
            <text:p>0.243028</text:p>
          </table:table-cell>
          <table:table-cell/>
          <table:table-cell office:value-type="float" office:value="3.80999999999996" calcext:value-type="float">
            <text:p>3.80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4837416092316" calcext:value-type="float">
            <text:p>0.754837416092316</text:p>
          </table:table-cell>
          <table:table-cell table:number-columns-repeated="2" office:value-type="float" office:value="0.245162583907684" calcext:value-type="float">
            <text:p>0.245162583907684</text:p>
          </table:table-cell>
          <table:table-cell table:number-columns-repeated="1007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0.758448" calcext:value-type="float">
            <text:p>0.758448</text:p>
          </table:table-cell>
          <table:table-cell table:number-columns-repeated="2" office:value-type="float" office:value="0.241552" calcext:value-type="float">
            <text:p>0.241552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0.75819" calcext:value-type="float">
            <text:p>0.75819</text:p>
          </table:table-cell>
          <table:table-cell table:number-columns-repeated="2" office:value-type="float" office:value="0.24181" calcext:value-type="float">
            <text:p>0.24181</text:p>
          </table:table-cell>
          <table:table-cell/>
          <table:table-cell office:value-type="float" office:value="3.81999999999996" calcext:value-type="float">
            <text:p>3.81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6060169580725" calcext:value-type="float">
            <text:p>0.756060169580725</text:p>
          </table:table-cell>
          <table:table-cell table:number-columns-repeated="2" office:value-type="float" office:value="0.243939830419275" calcext:value-type="float">
            <text:p>0.243939830419275</text:p>
          </table:table-cell>
          <table:table-cell table:number-columns-repeated="1007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office:value-type="float" office:value="0.759661" calcext:value-type="float">
            <text:p>0.759661</text:p>
          </table:table-cell>
          <table:table-cell table:number-columns-repeated="2" office:value-type="float" office:value="0.240339" calcext:value-type="float">
            <text:p>0.240339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office:value-type="float" office:value="0.759402" calcext:value-type="float">
            <text:p>0.759402</text:p>
          </table:table-cell>
          <table:table-cell table:number-columns-repeated="2" office:value-type="float" office:value="0.240598" calcext:value-type="float">
            <text:p>0.240598</text:p>
          </table:table-cell>
          <table:table-cell/>
          <table:table-cell office:value-type="float" office:value="3.82999999999996" calcext:value-type="float">
            <text:p>3.82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7276824560668" calcext:value-type="float">
            <text:p>0.757276824560668</text:p>
          </table:table-cell>
          <table:table-cell table:number-columns-repeated="2" office:value-type="float" office:value="0.242723175439332" calcext:value-type="float">
            <text:p>0.242723175439332</text:p>
          </table:table-cell>
          <table:table-cell table:number-columns-repeated="1007"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0.760869" calcext:value-type="float">
            <text:p>0.760869</text:p>
          </table:table-cell>
          <table:table-cell table:number-columns-repeated="2" office:value-type="float" office:value="0.239131" calcext:value-type="float">
            <text:p>0.239131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0.760608" calcext:value-type="float">
            <text:p>0.760608</text:p>
          </table:table-cell>
          <table:table-cell table:number-columns-repeated="2" office:value-type="float" office:value="0.239392" calcext:value-type="float">
            <text:p>0.239392</text:p>
          </table:table-cell>
          <table:table-cell/>
          <table:table-cell office:value-type="float" office:value="3.83999999999996" calcext:value-type="float">
            <text:p>3.83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8487411448584" calcext:value-type="float">
            <text:p>0.758487411448584</text:p>
          </table:table-cell>
          <table:table-cell table:number-columns-repeated="2" office:value-type="float" office:value="0.241512588551416" calcext:value-type="float">
            <text:p>0.241512588551416</text:p>
          </table:table-cell>
          <table:table-cell table:number-columns-repeated="1007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office:value-type="float" office:value="0.762071" calcext:value-type="float">
            <text:p>0.762071</text:p>
          </table:table-cell>
          <table:table-cell table:number-columns-repeated="2" office:value-type="float" office:value="0.237929" calcext:value-type="float">
            <text:p>0.237929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office:value-type="float" office:value="0.761808" calcext:value-type="float">
            <text:p>0.761808</text:p>
          </table:table-cell>
          <table:table-cell table:number-columns-repeated="2" office:value-type="float" office:value="0.238192" calcext:value-type="float">
            <text:p>0.238192</text:p>
          </table:table-cell>
          <table:table-cell/>
          <table:table-cell office:value-type="float" office:value="3.84999999999996" calcext:value-type="float">
            <text:p>3.84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59691960509207" calcext:value-type="float">
            <text:p>0.759691960509207</text:p>
          </table:table-cell>
          <table:table-cell table:number-columns-repeated="2" office:value-type="float" office:value="0.240308039490793" calcext:value-type="float">
            <text:p>0.240308039490793</text:p>
          </table:table-cell>
          <table:table-cell table:number-columns-repeated="1007"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0.763267" calcext:value-type="float">
            <text:p>0.763267</text:p>
          </table:table-cell>
          <table:table-cell table:number-columns-repeated="2" office:value-type="float" office:value="0.236733" calcext:value-type="float">
            <text:p>0.23673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0.763002" calcext:value-type="float">
            <text:p>0.763002</text:p>
          </table:table-cell>
          <table:table-cell table:number-columns-repeated="2" office:value-type="float" office:value="0.236998" calcext:value-type="float">
            <text:p>0.236998</text:p>
          </table:table-cell>
          <table:table-cell/>
          <table:table-cell office:value-type="float" office:value="3.85999999999996" calcext:value-type="float">
            <text:p>3.85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0890501856327" calcext:value-type="float">
            <text:p>0.760890501856327</text:p>
          </table:table-cell>
          <table:table-cell table:number-columns-repeated="2" office:value-type="float" office:value="0.239109498143673" calcext:value-type="float">
            <text:p>0.239109498143673</text:p>
          </table:table-cell>
          <table:table-cell table:number-columns-repeated="1007"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.764456" calcext:value-type="float">
            <text:p>0.764456</text:p>
          </table:table-cell>
          <table:table-cell table:number-columns-repeated="2" office:value-type="float" office:value="0.235544" calcext:value-type="float">
            <text:p>0.235544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.76419" calcext:value-type="float">
            <text:p>0.76419</text:p>
          </table:table-cell>
          <table:table-cell table:number-columns-repeated="2" office:value-type="float" office:value="0.23581" calcext:value-type="float">
            <text:p>0.23581</text:p>
          </table:table-cell>
          <table:table-cell/>
          <table:table-cell office:value-type="float" office:value="3.86999999999996" calcext:value-type="float">
            <text:p>3.86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2083065453539" calcext:value-type="float">
            <text:p>0.762083065453539</text:p>
          </table:table-cell>
          <table:table-cell table:number-columns-repeated="2" office:value-type="float" office:value="0.237916934546461" calcext:value-type="float">
            <text:p>0.237916934546461</text:p>
          </table:table-cell>
          <table:table-cell table:number-columns-repeated="1007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76564" calcext:value-type="float">
            <text:p>0.76564</text:p>
          </table:table-cell>
          <table:table-cell table:number-columns-repeated="2" office:value-type="float" office:value="0.23436" calcext:value-type="float">
            <text:p>0.2343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765372" calcext:value-type="float">
            <text:p>0.765372</text:p>
          </table:table-cell>
          <table:table-cell table:number-columns-repeated="2" office:value-type="float" office:value="0.234628" calcext:value-type="float">
            <text:p>0.234628</text:p>
          </table:table-cell>
          <table:table-cell/>
          <table:table-cell office:value-type="float" office:value="3.87999999999996" calcext:value-type="float">
            <text:p>3.87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3269681114997" calcext:value-type="float">
            <text:p>0.763269681114997</text:p>
          </table:table-cell>
          <table:table-cell table:number-columns-repeated="2" office:value-type="float" office:value="0.236730318885003" calcext:value-type="float">
            <text:p>0.236730318885003</text:p>
          </table:table-cell>
          <table:table-cell table:number-columns-repeated="1007"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office:value-type="float" office:value="0.766818" calcext:value-type="float">
            <text:p>0.766818</text:p>
          </table:table-cell>
          <table:table-cell table:number-columns-repeated="2" office:value-type="float" office:value="0.233182" calcext:value-type="float">
            <text:p>0.233182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office:value-type="float" office:value="0.766548" calcext:value-type="float">
            <text:p>0.766548</text:p>
          </table:table-cell>
          <table:table-cell table:number-columns-repeated="2" office:value-type="float" office:value="0.233452" calcext:value-type="float">
            <text:p>0.233452</text:p>
          </table:table-cell>
          <table:table-cell/>
          <table:table-cell office:value-type="float" office:value="3.88999999999996" calcext:value-type="float">
            <text:p>3.88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4450378506152" calcext:value-type="float">
            <text:p>0.764450378506152</text:p>
          </table:table-cell>
          <table:table-cell table:number-columns-repeated="2" office:value-type="float" office:value="0.235549621493848" calcext:value-type="float">
            <text:p>0.235549621493848</text:p>
          </table:table-cell>
          <table:table-cell table:number-columns-repeated="1007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0.767989" calcext:value-type="float">
            <text:p>0.767989</text:p>
          </table:table-cell>
          <table:table-cell table:number-columns-repeated="2" office:value-type="float" office:value="0.232011" calcext:value-type="float">
            <text:p>0.232011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0.767718" calcext:value-type="float">
            <text:p>0.767718</text:p>
          </table:table-cell>
          <table:table-cell table:number-columns-repeated="2" office:value-type="float" office:value="0.232282" calcext:value-type="float">
            <text:p>0.232282</text:p>
          </table:table-cell>
          <table:table-cell/>
          <table:table-cell office:value-type="float" office:value="3.89999999999996" calcext:value-type="float">
            <text:p>3.89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5625187144503" calcext:value-type="float">
            <text:p>0.765625187144503</text:p>
          </table:table-cell>
          <table:table-cell table:number-columns-repeated="2" office:value-type="float" office:value="0.234374812855497" calcext:value-type="float">
            <text:p>0.234374812855497</text:p>
          </table:table-cell>
          <table:table-cell table:number-columns-repeated="1007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0.769155" calcext:value-type="float">
            <text:p>0.769155</text:p>
          </table:table-cell>
          <table:table-cell table:number-columns-repeated="2" office:value-type="float" office:value="0.230845" calcext:value-type="float">
            <text:p>0.230845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0.768883" calcext:value-type="float">
            <text:p>0.768883</text:p>
          </table:table-cell>
          <table:table-cell table:number-columns-repeated="2" office:value-type="float" office:value="0.231117" calcext:value-type="float">
            <text:p>0.231117</text:p>
          </table:table-cell>
          <table:table-cell/>
          <table:table-cell office:value-type="float" office:value="3.90999999999996" calcext:value-type="float">
            <text:p>3.90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6794136400325" calcext:value-type="float">
            <text:p>0.766794136400325</text:p>
          </table:table-cell>
          <table:table-cell table:number-columns-repeated="2" office:value-type="float" office:value="0.233205863599675" calcext:value-type="float">
            <text:p>0.233205863599675</text:p>
          </table:table-cell>
          <table:table-cell table:number-columns-repeated="1007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" calcext:value-type="float">
            <text:p>1</text:p>
          </table:table-cell>
          <table:table-cell office:value-type="float" office:value="0.770315" calcext:value-type="float">
            <text:p>0.770315</text:p>
          </table:table-cell>
          <table:table-cell table:number-columns-repeated="2" office:value-type="float" office:value="0.229685" calcext:value-type="float">
            <text:p>0.22968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1" calcext:value-type="float">
            <text:p>1</text:p>
          </table:table-cell>
          <table:table-cell office:value-type="float" office:value="0.770041" calcext:value-type="float">
            <text:p>0.770041</text:p>
          </table:table-cell>
          <table:table-cell table:number-columns-repeated="2" office:value-type="float" office:value="0.229959" calcext:value-type="float">
            <text:p>0.229959</text:p>
          </table:table-cell>
          <table:table-cell/>
          <table:table-cell office:value-type="float" office:value="3.91999999999996" calcext:value-type="float">
            <text:p>3.91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795725549741" calcext:value-type="float">
            <text:p>0.76795725549741</text:p>
          </table:table-cell>
          <table:table-cell table:number-columns-repeated="2" office:value-type="float" office:value="0.23204274450259" calcext:value-type="float">
            <text:p>0.23204274450259</text:p>
          </table:table-cell>
          <table:table-cell table:number-columns-repeated="1007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77147" calcext:value-type="float">
            <text:p>0.77147</text:p>
          </table:table-cell>
          <table:table-cell table:number-columns-repeated="2" office:value-type="float" office:value="0.22853" calcext:value-type="float">
            <text:p>0.22853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771194" calcext:value-type="float">
            <text:p>0.771194</text:p>
          </table:table-cell>
          <table:table-cell table:number-columns-repeated="2" office:value-type="float" office:value="0.228806" calcext:value-type="float">
            <text:p>0.228806</text:p>
          </table:table-cell>
          <table:table-cell/>
          <table:table-cell office:value-type="float" office:value="3.92999999999996" calcext:value-type="float">
            <text:p>3.92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69114573513798" calcext:value-type="float">
            <text:p>0.769114573513798</text:p>
          </table:table-cell>
          <table:table-cell table:number-columns-repeated="2" office:value-type="float" office:value="0.230885426486202" calcext:value-type="float">
            <text:p>0.230885426486202</text:p>
          </table:table-cell>
          <table:table-cell table:number-columns-repeated="1007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772618" calcext:value-type="float">
            <text:p>0.772618</text:p>
          </table:table-cell>
          <table:table-cell table:number-columns-repeated="2" office:value-type="float" office:value="0.227382" calcext:value-type="float">
            <text:p>0.227382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772341" calcext:value-type="float">
            <text:p>0.772341</text:p>
          </table:table-cell>
          <table:table-cell table:number-columns-repeated="2" office:value-type="float" office:value="0.227659" calcext:value-type="float">
            <text:p>0.227659</text:p>
          </table:table-cell>
          <table:table-cell/>
          <table:table-cell office:value-type="float" office:value="3.93999999999996" calcext:value-type="float">
            <text:p>3.93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0266119382499" calcext:value-type="float">
            <text:p>0.770266119382499</text:p>
          </table:table-cell>
          <table:table-cell table:number-columns-repeated="2" office:value-type="float" office:value="0.229733880617501" calcext:value-type="float">
            <text:p>0.229733880617501</text:p>
          </table:table-cell>
          <table:table-cell table:number-columns-repeated="1007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office:value-type="float" office:value="0.773761" calcext:value-type="float">
            <text:p>0.773761</text:p>
          </table:table-cell>
          <table:table-cell table:number-columns-repeated="2" office:value-type="float" office:value="0.226239" calcext:value-type="float">
            <text:p>0.226239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office:value-type="float" office:value="0.773482" calcext:value-type="float">
            <text:p>0.773482</text:p>
          </table:table-cell>
          <table:table-cell table:number-columns-repeated="2" office:value-type="float" office:value="0.226518" calcext:value-type="float">
            <text:p>0.226518</text:p>
          </table:table-cell>
          <table:table-cell/>
          <table:table-cell office:value-type="float" office:value="3.94999999999996" calcext:value-type="float">
            <text:p>3.94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1411921892218" calcext:value-type="float">
            <text:p>0.771411921892218</text:p>
          </table:table-cell>
          <table:table-cell table:number-columns-repeated="2" office:value-type="float" office:value="0.228588078107782" calcext:value-type="float">
            <text:p>0.228588078107782</text:p>
          </table:table-cell>
          <table:table-cell table:number-columns-repeated="1007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" calcext:value-type="float">
            <text:p>1</text:p>
          </table:table-cell>
          <table:table-cell office:value-type="float" office:value="0.774898" calcext:value-type="float">
            <text:p>0.774898</text:p>
          </table:table-cell>
          <table:table-cell table:number-columns-repeated="2" office:value-type="float" office:value="0.225102" calcext:value-type="float">
            <text:p>0.225102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1" calcext:value-type="float">
            <text:p>1</text:p>
          </table:table-cell>
          <table:table-cell office:value-type="float" office:value="0.774617" calcext:value-type="float">
            <text:p>0.774617</text:p>
          </table:table-cell>
          <table:table-cell table:number-columns-repeated="2" office:value-type="float" office:value="0.225383" calcext:value-type="float">
            <text:p>0.225383</text:p>
          </table:table-cell>
          <table:table-cell/>
          <table:table-cell office:value-type="float" office:value="3.95999999999996" calcext:value-type="float">
            <text:p>3.95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255200968808" calcext:value-type="float">
            <text:p>0.77255200968808</text:p>
          </table:table-cell>
          <table:table-cell table:number-columns-repeated="2" office:value-type="float" office:value="0.22744799031192" calcext:value-type="float">
            <text:p>0.22744799031192</text:p>
          </table:table-cell>
          <table:table-cell table:number-columns-repeated="1007"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office:value-type="float" office:value="0.776029" calcext:value-type="float">
            <text:p>0.776029</text:p>
          </table:table-cell>
          <table:table-cell table:number-columns-repeated="2" office:value-type="float" office:value="0.223971" calcext:value-type="float">
            <text:p>0.223971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office:value-type="float" office:value="0.775747" calcext:value-type="float">
            <text:p>0.775747</text:p>
          </table:table-cell>
          <table:table-cell table:number-columns-repeated="2" office:value-type="float" office:value="0.224253" calcext:value-type="float">
            <text:p>0.224253</text:p>
          </table:table-cell>
          <table:table-cell/>
          <table:table-cell office:value-type="float" office:value="3.96999999999996" calcext:value-type="float">
            <text:p>3.96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3686411272337" calcext:value-type="float">
            <text:p>0.773686411272337</text:p>
          </table:table-cell>
          <table:table-cell table:number-columns-repeated="2" office:value-type="float" office:value="0.226313588727663" calcext:value-type="float">
            <text:p>0.22631358872766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77154" calcext:value-type="float">
            <text:p>0.777154</text:p>
          </table:table-cell>
          <table:table-cell table:number-columns-repeated="2" office:value-type="float" office:value="0.222846" calcext:value-type="float">
            <text:p>0.2228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76871" calcext:value-type="float">
            <text:p>0.776871</text:p>
          </table:table-cell>
          <table:table-cell table:number-columns-repeated="2" office:value-type="float" office:value="0.223129" calcext:value-type="float">
            <text:p>0.223129</text:p>
          </table:table-cell>
          <table:table-cell/>
          <table:table-cell office:value-type="float" office:value="3.97999999999996" calcext:value-type="float">
            <text:p>3.97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4815155005089" calcext:value-type="float">
            <text:p>0.774815155005089</text:p>
          </table:table-cell>
          <table:table-cell table:number-columns-repeated="2" office:value-type="float" office:value="0.225184844994911" calcext:value-type="float">
            <text:p>0.225184844994911</text:p>
          </table:table-cell>
          <table:table-cell table:number-columns-repeated="1007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office:value-type="float" office:value="0.778274" calcext:value-type="float">
            <text:p>0.778274</text:p>
          </table:table-cell>
          <table:table-cell table:number-columns-repeated="2" office:value-type="float" office:value="0.221726" calcext:value-type="float">
            <text:p>0.221726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office:value-type="float" office:value="0.77799" calcext:value-type="float">
            <text:p>0.77799</text:p>
          </table:table-cell>
          <table:table-cell table:number-columns-repeated="2" office:value-type="float" office:value="0.22201" calcext:value-type="float">
            <text:p>0.22201</text:p>
          </table:table-cell>
          <table:table-cell/>
          <table:table-cell office:value-type="float" office:value="3.98999999999996" calcext:value-type="float">
            <text:p>3.98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5938269104988" calcext:value-type="float">
            <text:p>0.775938269104988</text:p>
          </table:table-cell>
          <table:table-cell table:number-columns-repeated="2" office:value-type="float" office:value="0.224061730895012" calcext:value-type="float">
            <text:p>0.224061730895012</text:p>
          </table:table-cell>
          <table:table-cell table:number-columns-repeated="1007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 office:value-type="float" office:value="0.779388" calcext:value-type="float">
            <text:p>0.779388</text:p>
          </table:table-cell>
          <table:table-cell table:number-columns-repeated="2" office:value-type="float" office:value="0.220612" calcext:value-type="float">
            <text:p>0.220612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 office:value-type="float" office:value="0.779103" calcext:value-type="float">
            <text:p>0.779103</text:p>
          </table:table-cell>
          <table:table-cell table:number-columns-repeated="2" office:value-type="float" office:value="0.220897" calcext:value-type="float">
            <text:p>0.220897</text:p>
          </table:table-cell>
          <table:table-cell/>
          <table:table-cell office:value-type="float" office:value="3.99999999999996" calcext:value-type="float">
            <text:p>3.99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7055781649944" calcext:value-type="float">
            <text:p>0.777055781649944</text:p>
          </table:table-cell>
          <table:table-cell table:number-columns-repeated="2" office:value-type="float" office:value="0.222944218350056" calcext:value-type="float">
            <text:p>0.222944218350056</text:p>
          </table:table-cell>
          <table:table-cell table:number-columns-repeated="1007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0.780497" calcext:value-type="float">
            <text:p>0.780497</text:p>
          </table:table-cell>
          <table:table-cell table:number-columns-repeated="2" office:value-type="float" office:value="0.219503" calcext:value-type="float">
            <text:p>0.219503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0.78021" calcext:value-type="float">
            <text:p>0.78021</text:p>
          </table:table-cell>
          <table:table-cell table:number-columns-repeated="2" office:value-type="float" office:value="0.21979" calcext:value-type="float">
            <text:p>0.21979</text:p>
          </table:table-cell>
          <table:table-cell/>
          <table:table-cell office:value-type="float" office:value="4.00999999999996" calcext:value-type="float">
            <text:p>4.00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8167720577831" calcext:value-type="float">
            <text:p>0.778167720577831</text:p>
          </table:table-cell>
          <table:table-cell table:number-columns-repeated="2" office:value-type="float" office:value="0.221832279422169" calcext:value-type="float">
            <text:p>0.221832279422169</text:p>
          </table:table-cell>
          <table:table-cell table:number-columns-repeated="1007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0.7816" calcext:value-type="float">
            <text:p>0.7816</text:p>
          </table:table-cell>
          <table:table-cell table:number-columns-repeated="2" office:value-type="float" office:value="0.2184" calcext:value-type="float">
            <text:p>0.2184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0.781312" calcext:value-type="float">
            <text:p>0.781312</text:p>
          </table:table-cell>
          <table:table-cell table:number-columns-repeated="2" office:value-type="float" office:value="0.218688" calcext:value-type="float">
            <text:p>0.218688</text:p>
          </table:table-cell>
          <table:table-cell/>
          <table:table-cell office:value-type="float" office:value="4.01999999999996" calcext:value-type="float">
            <text:p>4.01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79274113687178" calcext:value-type="float">
            <text:p>0.779274113687178</text:p>
          </table:table-cell>
          <table:table-cell table:number-columns-repeated="2" office:value-type="float" office:value="0.220725886312822" calcext:value-type="float">
            <text:p>0.220725886312822</text:p>
          </table:table-cell>
          <table:table-cell table:number-columns-repeated="1007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.782698" calcext:value-type="float">
            <text:p>0.782698</text:p>
          </table:table-cell>
          <table:table-cell table:number-columns-repeated="2" office:value-type="float" office:value="0.217302" calcext:value-type="float">
            <text:p>0.21730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.782408" calcext:value-type="float">
            <text:p>0.782408</text:p>
          </table:table-cell>
          <table:table-cell table:number-columns-repeated="2" office:value-type="float" office:value="0.217592" calcext:value-type="float">
            <text:p>0.217592</text:p>
          </table:table-cell>
          <table:table-cell/>
          <table:table-cell office:value-type="float" office:value="4.02999999999996" calcext:value-type="float">
            <text:p>4.02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0374988637871" calcext:value-type="float">
            <text:p>0.780374988637871</text:p>
          </table:table-cell>
          <table:table-cell table:number-columns-repeated="2" office:value-type="float" office:value="0.219625011362129" calcext:value-type="float">
            <text:p>0.219625011362129</text:p>
          </table:table-cell>
          <table:table-cell table:number-columns-repeated="1007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.78379" calcext:value-type="float">
            <text:p>0.78379</text:p>
          </table:table-cell>
          <table:table-cell table:number-columns-repeated="2" office:value-type="float" office:value="0.21621" calcext:value-type="float">
            <text:p>0.21621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.783498" calcext:value-type="float">
            <text:p>0.783498</text:p>
          </table:table-cell>
          <table:table-cell table:number-columns-repeated="2" office:value-type="float" office:value="0.216502" calcext:value-type="float">
            <text:p>0.216502</text:p>
          </table:table-cell>
          <table:table-cell/>
          <table:table-cell office:value-type="float" office:value="4.03999999999996" calcext:value-type="float">
            <text:p>4.03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1470372951841" calcext:value-type="float">
            <text:p>0.781470372951841</text:p>
          </table:table-cell>
          <table:table-cell table:number-columns-repeated="2" office:value-type="float" office:value="0.218529627048159" calcext:value-type="float">
            <text:p>0.218529627048159</text:p>
          </table:table-cell>
          <table:table-cell table:number-columns-repeated="1007"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office:value-type="float" office:value="0.784876" calcext:value-type="float">
            <text:p>0.784876</text:p>
          </table:table-cell>
          <table:table-cell table:number-columns-repeated="2" office:value-type="float" office:value="0.215124" calcext:value-type="float">
            <text:p>0.215124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office:value-type="float" office:value="0.784584" calcext:value-type="float">
            <text:p>0.784584</text:p>
          </table:table-cell>
          <table:table-cell table:number-columns-repeated="2" office:value-type="float" office:value="0.215416" calcext:value-type="float">
            <text:p>0.215416</text:p>
          </table:table-cell>
          <table:table-cell/>
          <table:table-cell office:value-type="float" office:value="4.04999999999996" calcext:value-type="float">
            <text:p>4.04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2560294013754" calcext:value-type="float">
            <text:p>0.782560294013754</text:p>
          </table:table-cell>
          <table:table-cell table:number-columns-repeated="2" office:value-type="float" office:value="0.217439705986246" calcext:value-type="float">
            <text:p>0.217439705986246</text:p>
          </table:table-cell>
          <table:table-cell table:number-columns-repeated="1007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office:value-type="float" office:value="0.785957" calcext:value-type="float">
            <text:p>0.785957</text:p>
          </table:table-cell>
          <table:table-cell table:number-columns-repeated="2" office:value-type="float" office:value="0.214043" calcext:value-type="float">
            <text:p>0.214043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office:value-type="float" office:value="0.785663" calcext:value-type="float">
            <text:p>0.785663</text:p>
          </table:table-cell>
          <table:table-cell table:number-columns-repeated="2" office:value-type="float" office:value="0.214337" calcext:value-type="float">
            <text:p>0.214337</text:p>
          </table:table-cell>
          <table:table-cell/>
          <table:table-cell office:value-type="float" office:value="4.05999999999996" calcext:value-type="float">
            <text:p>4.05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3644779071691" calcext:value-type="float">
            <text:p>0.783644779071691</text:p>
          </table:table-cell>
          <table:table-cell table:number-columns-repeated="2" office:value-type="float" office:value="0.216355220928309" calcext:value-type="float">
            <text:p>0.216355220928309</text:p>
          </table:table-cell>
          <table:table-cell table:number-columns-repeated="1007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0.787033" calcext:value-type="float">
            <text:p>0.787033</text:p>
          </table:table-cell>
          <table:table-cell table:number-columns-repeated="2" office:value-type="float" office:value="0.212967" calcext:value-type="float">
            <text:p>0.212967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0.786738" calcext:value-type="float">
            <text:p>0.786738</text:p>
          </table:table-cell>
          <table:table-cell table:number-columns-repeated="2" office:value-type="float" office:value="0.213262" calcext:value-type="float">
            <text:p>0.213262</text:p>
          </table:table-cell>
          <table:table-cell/>
          <table:table-cell office:value-type="float" office:value="4.06999999999996" calcext:value-type="float">
            <text:p>4.06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4723855237838" calcext:value-type="float">
            <text:p>0.784723855237838</text:p>
          </table:table-cell>
          <table:table-cell table:number-columns-repeated="2" office:value-type="float" office:value="0.215276144762163" calcext:value-type="float">
            <text:p>0.215276144762163</text:p>
          </table:table-cell>
          <table:table-cell table:number-columns-repeated="1007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788103" calcext:value-type="float">
            <text:p>0.788103</text:p>
          </table:table-cell>
          <table:table-cell table:number-columns-repeated="2" office:value-type="float" office:value="0.211897" calcext:value-type="float">
            <text:p>0.21189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787807" calcext:value-type="float">
            <text:p>0.787807</text:p>
          </table:table-cell>
          <table:table-cell table:number-columns-repeated="2" office:value-type="float" office:value="0.212193" calcext:value-type="float">
            <text:p>0.212193</text:p>
          </table:table-cell>
          <table:table-cell/>
          <table:table-cell office:value-type="float" office:value="4.07999999999996" calcext:value-type="float">
            <text:p>4.07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5797549489152" calcext:value-type="float">
            <text:p>0.785797549489152</text:p>
          </table:table-cell>
          <table:table-cell table:number-columns-repeated="2" office:value-type="float" office:value="0.214202450510848" calcext:value-type="float">
            <text:p>0.214202450510848</text:p>
          </table:table-cell>
          <table:table-cell table:number-columns-repeated="1007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0.789168" calcext:value-type="float">
            <text:p>0.789168</text:p>
          </table:table-cell>
          <table:table-cell table:number-columns-repeated="2" office:value-type="float" office:value="0.210832" calcext:value-type="float">
            <text:p>0.210832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office:value-type="float" office:value="0.78887" calcext:value-type="float">
            <text:p>0.78887</text:p>
          </table:table-cell>
          <table:table-cell table:number-columns-repeated="2" office:value-type="float" office:value="0.21113" calcext:value-type="float">
            <text:p>0.21113</text:p>
          </table:table-cell>
          <table:table-cell/>
          <table:table-cell office:value-type="float" office:value="4.08999999999996" calcext:value-type="float">
            <text:p>4.08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6865888668048" calcext:value-type="float">
            <text:p>0.786865888668048</text:p>
          </table:table-cell>
          <table:table-cell table:number-columns-repeated="2" office:value-type="float" office:value="0.213134111331952" calcext:value-type="float">
            <text:p>0.213134111331952</text:p>
          </table:table-cell>
          <table:table-cell table:number-columns-repeated="1007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0.790227" calcext:value-type="float">
            <text:p>0.790227</text:p>
          </table:table-cell>
          <table:table-cell table:number-columns-repeated="2" office:value-type="float" office:value="0.209773" calcext:value-type="float">
            <text:p>0.209773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0.789929" calcext:value-type="float">
            <text:p>0.789929</text:p>
          </table:table-cell>
          <table:table-cell table:number-columns-repeated="2" office:value-type="float" office:value="0.210071" calcext:value-type="float">
            <text:p>0.210071</text:p>
          </table:table-cell>
          <table:table-cell/>
          <table:table-cell office:value-type="float" office:value="4.09999999999996" calcext:value-type="float">
            <text:p>4.09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792889948306" calcext:value-type="float">
            <text:p>0.78792889948306</text:p>
          </table:table-cell>
          <table:table-cell table:number-columns-repeated="2" office:value-type="float" office:value="0.21207110051694" calcext:value-type="float">
            <text:p>0.21207110051694</text:p>
          </table:table-cell>
          <table:table-cell table:number-columns-repeated="1007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0.791281" calcext:value-type="float">
            <text:p>0.791281</text:p>
          </table:table-cell>
          <table:table-cell table:number-columns-repeated="2" office:value-type="float" office:value="0.208719" calcext:value-type="float">
            <text:p>0.208719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0.790982" calcext:value-type="float">
            <text:p>0.790982</text:p>
          </table:table-cell>
          <table:table-cell table:number-columns-repeated="2" office:value-type="float" office:value="0.209018" calcext:value-type="float">
            <text:p>0.209018</text:p>
          </table:table-cell>
          <table:table-cell/>
          <table:table-cell office:value-type="float" office:value="4.10999999999996" calcext:value-type="float">
            <text:p>4.10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88986608509513" calcext:value-type="float">
            <text:p>0.788986608509513</text:p>
          </table:table-cell>
          <table:table-cell table:number-columns-repeated="2" office:value-type="float" office:value="0.211013391490487" calcext:value-type="float">
            <text:p>0.211013391490487</text:p>
          </table:table-cell>
          <table:table-cell table:number-columns-repeated="1007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0.79233" calcext:value-type="float">
            <text:p>0.79233</text:p>
          </table:table-cell>
          <table:table-cell table:number-columns-repeated="2" office:value-type="float" office:value="0.20767" calcext:value-type="float">
            <text:p>0.20767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0.79203" calcext:value-type="float">
            <text:p>0.79203</text:p>
          </table:table-cell>
          <table:table-cell table:number-columns-repeated="2" office:value-type="float" office:value="0.20797" calcext:value-type="float">
            <text:p>0.20797</text:p>
          </table:table-cell>
          <table:table-cell/>
          <table:table-cell office:value-type="float" office:value="4.11999999999996" calcext:value-type="float">
            <text:p>4.11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90039042190189" calcext:value-type="float">
            <text:p>0.790039042190189</text:p>
          </table:table-cell>
          <table:table-cell table:number-columns-repeated="2" office:value-type="float" office:value="0.209960957809811" calcext:value-type="float">
            <text:p>0.209960957809811</text:p>
          </table:table-cell>
          <table:table-cell table:number-columns-repeated="1007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793374" calcext:value-type="float">
            <text:p>0.793374</text:p>
          </table:table-cell>
          <table:table-cell table:number-columns-repeated="2" office:value-type="float" office:value="0.206626" calcext:value-type="float">
            <text:p>0.206626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793072" calcext:value-type="float">
            <text:p>0.793072</text:p>
          </table:table-cell>
          <table:table-cell table:number-columns-repeated="2" office:value-type="float" office:value="0.206928" calcext:value-type="float">
            <text:p>0.206928</text:p>
          </table:table-cell>
          <table:table-cell/>
          <table:table-cell office:value-type="float" office:value="4.12999999999996" calcext:value-type="float">
            <text:p>4.12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91086226835985" calcext:value-type="float">
            <text:p>0.791086226835985</text:p>
          </table:table-cell>
          <table:table-cell table:number-columns-repeated="2" office:value-type="float" office:value="0.208913773164015" calcext:value-type="float">
            <text:p>0.208913773164015</text:p>
          </table:table-cell>
          <table:table-cell table:number-columns-repeated="1007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0.794412" calcext:value-type="float">
            <text:p>0.794412</text:p>
          </table:table-cell>
          <table:table-cell table:number-columns-repeated="2" office:value-type="float" office:value="0.205588" calcext:value-type="float">
            <text:p>0.205588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0.794109" calcext:value-type="float">
            <text:p>0.794109</text:p>
          </table:table-cell>
          <table:table-cell table:number-columns-repeated="2" office:value-type="float" office:value="0.205891" calcext:value-type="float">
            <text:p>0.205891</text:p>
          </table:table-cell>
          <table:table-cell/>
          <table:table-cell office:value-type="float" office:value="4.13999999999996" calcext:value-type="float">
            <text:p>4.13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9212818862657" calcext:value-type="float">
            <text:p>0.79212818862657</text:p>
          </table:table-cell>
          <table:table-cell table:number-columns-repeated="2" office:value-type="float" office:value="0.20787181137343" calcext:value-type="float">
            <text:p>0.20787181137343</text:p>
          </table:table-cell>
          <table:table-cell table:number-columns-repeated="1007"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0.795445" calcext:value-type="float">
            <text:p>0.795445</text:p>
          </table:table-cell>
          <table:table-cell table:number-columns-repeated="2" office:value-type="float" office:value="0.204555" calcext:value-type="float">
            <text:p>0.204555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0.795141" calcext:value-type="float">
            <text:p>0.795141</text:p>
          </table:table-cell>
          <table:table-cell table:number-columns-repeated="2" office:value-type="float" office:value="0.204859" calcext:value-type="float">
            <text:p>0.204859</text:p>
          </table:table-cell>
          <table:table-cell/>
          <table:table-cell office:value-type="float" office:value="4.14999999999996" calcext:value-type="float">
            <text:p>4.14999999999996</text:p>
          </table:table-cell>
          <table:table-cell office:value-type="float" office:value="1" calcext:value-type="float">
            <text:p>1</text:p>
          </table:table-cell>
          <table:table-cell office:value-type="float" office:value="0.793164953611044" calcext:value-type="float">
            <text:p>0.793164953611044</text:p>
          </table:table-cell>
          <table:table-cell table:number-columns-repeated="2" office:value-type="float" office:value="0.206835046388956" calcext:value-type="float">
            <text:p>0.206835046388956</text:p>
          </table:table-cell>
          <table:table-cell table:number-columns-repeated="1007"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.796473" calcext:value-type="float">
            <text:p>0.796473</text:p>
          </table:table-cell>
          <table:table-cell table:number-columns-repeated="2" office:value-type="float" office:value="0.203527" calcext:value-type="float">
            <text:p>0.203527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.796168" calcext:value-type="float">
            <text:p>0.796168</text:p>
          </table:table-cell>
          <table:table-cell table:number-columns-repeated="2" office:value-type="float" office:value="0.203832" calcext:value-type="float">
            <text:p>0.203832</text:p>
          </table:table-cell>
          <table:table-cell/>
          <table:table-cell office:value-type="float" office:value="4.15999999999995" calcext:value-type="float">
            <text:p>4.15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794196547708586" calcext:value-type="float">
            <text:p>0.794196547708586</text:p>
          </table:table-cell>
          <table:table-cell table:number-columns-repeated="2" office:value-type="float" office:value="0.205803452291414" calcext:value-type="float">
            <text:p>0.205803452291414</text:p>
          </table:table-cell>
          <table:table-cell table:number-columns-repeated="1007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float" office:value="0.797496" calcext:value-type="float">
            <text:p>0.797496</text:p>
          </table:table-cell>
          <table:table-cell table:number-columns-repeated="2" office:value-type="float" office:value="0.202504" calcext:value-type="float">
            <text:p>0.202504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float" office:value="0.79719" calcext:value-type="float">
            <text:p>0.79719</text:p>
          </table:table-cell>
          <table:table-cell table:number-columns-repeated="2" office:value-type="float" office:value="0.20281" calcext:value-type="float">
            <text:p>0.20281</text:p>
          </table:table-cell>
          <table:table-cell/>
          <table:table-cell office:value-type="float" office:value="4.16999999999995" calcext:value-type="float">
            <text:p>4.16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795222996709102" calcext:value-type="float">
            <text:p>0.795222996709102</text:p>
          </table:table-cell>
          <table:table-cell table:number-columns-repeated="2" office:value-type="float" office:value="0.204777003290898" calcext:value-type="float">
            <text:p>0.204777003290898</text:p>
          </table:table-cell>
          <table:table-cell table:number-columns-repeated="100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798514" calcext:value-type="float">
            <text:p>0.798514</text:p>
          </table:table-cell>
          <table:table-cell table:number-columns-repeated="2" office:value-type="float" office:value="0.201486" calcext:value-type="float">
            <text:p>0.20148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798206" calcext:value-type="float">
            <text:p>0.798206</text:p>
          </table:table-cell>
          <table:table-cell table:number-columns-repeated="2" office:value-type="float" office:value="0.201794" calcext:value-type="float">
            <text:p>0.201794</text:p>
          </table:table-cell>
          <table:table-cell/>
          <table:table-cell office:value-type="float" office:value="4.17999999999995" calcext:value-type="float">
            <text:p>4.17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79624432627387" calcext:value-type="float">
            <text:p>0.79624432627387</text:p>
          </table:table-cell>
          <table:table-cell table:number-columns-repeated="2" office:value-type="float" office:value="0.20375567372613" calcext:value-type="float">
            <text:p>0.20375567372613</text:p>
          </table:table-cell>
          <table:table-cell table:number-columns-repeated="1007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float" office:value="0.799526" calcext:value-type="float">
            <text:p>0.799526</text:p>
          </table:table-cell>
          <table:table-cell table:number-columns-repeated="2" office:value-type="float" office:value="0.200474" calcext:value-type="float">
            <text:p>0.200474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float" office:value="0.799218" calcext:value-type="float">
            <text:p>0.799218</text:p>
          </table:table-cell>
          <table:table-cell table:number-columns-repeated="2" office:value-type="float" office:value="0.200782" calcext:value-type="float">
            <text:p>0.200782</text:p>
          </table:table-cell>
          <table:table-cell/>
          <table:table-cell office:value-type="float" office:value="4.18999999999995" calcext:value-type="float">
            <text:p>4.18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797260561936183" calcext:value-type="float">
            <text:p>0.797260561936183</text:p>
          </table:table-cell>
          <table:table-cell table:number-columns-repeated="2" office:value-type="float" office:value="0.202739438063817" calcext:value-type="float">
            <text:p>0.202739438063817</text:p>
          </table:table-cell>
          <table:table-cell table:number-columns-repeated="1007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office:value-type="float" office:value="0.800534" calcext:value-type="float">
            <text:p>0.800534</text:p>
          </table:table-cell>
          <table:table-cell table:number-columns-repeated="2" office:value-type="float" office:value="0.199466" calcext:value-type="float">
            <text:p>0.199466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office:value-type="float" office:value="0.800224" calcext:value-type="float">
            <text:p>0.800224</text:p>
          </table:table-cell>
          <table:table-cell table:number-columns-repeated="2" office:value-type="float" office:value="0.199776" calcext:value-type="float">
            <text:p>0.199776</text:p>
          </table:table-cell>
          <table:table-cell/>
          <table:table-cell office:value-type="float" office:value="4.19999999999995" calcext:value-type="float">
            <text:p>4.19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798271729101985" calcext:value-type="float">
            <text:p>0.798271729101985</text:p>
          </table:table-cell>
          <table:table-cell table:number-columns-repeated="2" office:value-type="float" office:value="0.201728270898015" calcext:value-type="float">
            <text:p>0.201728270898015</text:p>
          </table:table-cell>
          <table:table-cell table:number-columns-repeated="1007"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0.801536" calcext:value-type="float">
            <text:p>0.801536</text:p>
          </table:table-cell>
          <table:table-cell table:number-columns-repeated="2" office:value-type="float" office:value="0.198464" calcext:value-type="float">
            <text:p>0.198464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0.801226" calcext:value-type="float">
            <text:p>0.801226</text:p>
          </table:table-cell>
          <table:table-cell table:number-columns-repeated="2" office:value-type="float" office:value="0.198774" calcext:value-type="float">
            <text:p>0.198774</text:p>
          </table:table-cell>
          <table:table-cell/>
          <table:table-cell office:value-type="float" office:value="4.20999999999995" calcext:value-type="float">
            <text:p>4.20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799277853050508" calcext:value-type="float">
            <text:p>0.799277853050508</text:p>
          </table:table-cell>
          <table:table-cell table:number-columns-repeated="2" office:value-type="float" office:value="0.200722146949492" calcext:value-type="float">
            <text:p>0.200722146949492</text:p>
          </table:table-cell>
          <table:table-cell table:number-columns-repeated="1007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0.802533" calcext:value-type="float">
            <text:p>0.802533</text:p>
          </table:table-cell>
          <table:table-cell table:number-columns-repeated="2" office:value-type="float" office:value="0.197467" calcext:value-type="float">
            <text:p>0.197467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0.802222" calcext:value-type="float">
            <text:p>0.802222</text:p>
          </table:table-cell>
          <table:table-cell table:number-columns-repeated="2" office:value-type="float" office:value="0.197778" calcext:value-type="float">
            <text:p>0.197778</text:p>
          </table:table-cell>
          <table:table-cell/>
          <table:table-cell office:value-type="float" office:value="4.21999999999995" calcext:value-type="float">
            <text:p>4.21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0278958934903" calcext:value-type="float">
            <text:p>0.800278958934903</text:p>
          </table:table-cell>
          <table:table-cell table:number-columns-repeated="2" office:value-type="float" office:value="0.199721041065097" calcext:value-type="float">
            <text:p>0.199721041065097</text:p>
          </table:table-cell>
          <table:table-cell table:number-columns-repeated="1007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803526" calcext:value-type="float">
            <text:p>0.803526</text:p>
          </table:table-cell>
          <table:table-cell table:number-columns-repeated="2" office:value-type="float" office:value="0.196474" calcext:value-type="float">
            <text:p>0.19647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803214" calcext:value-type="float">
            <text:p>0.803214</text:p>
          </table:table-cell>
          <table:table-cell table:number-columns-repeated="2" office:value-type="float" office:value="0.196786" calcext:value-type="float">
            <text:p>0.196786</text:p>
          </table:table-cell>
          <table:table-cell/>
          <table:table-cell office:value-type="float" office:value="4.22999999999995" calcext:value-type="float">
            <text:p>4.22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1275071782869" calcext:value-type="float">
            <text:p>0.801275071782869</text:p>
          </table:table-cell>
          <table:table-cell table:number-columns-repeated="2" office:value-type="float" office:value="0.198724928217131" calcext:value-type="float">
            <text:p>0.198724928217131</text:p>
          </table:table-cell>
          <table:table-cell table:number-columns-repeated="1007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0.804513" calcext:value-type="float">
            <text:p>0.804513</text:p>
          </table:table-cell>
          <table:table-cell table:number-columns-repeated="2" office:value-type="float" office:value="0.195487" calcext:value-type="float">
            <text:p>0.195487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0.8042" calcext:value-type="float">
            <text:p>0.8042</text:p>
          </table:table-cell>
          <table:table-cell table:number-columns-repeated="2" office:value-type="float" office:value="0.1958" calcext:value-type="float">
            <text:p>0.1958</text:p>
          </table:table-cell>
          <table:table-cell/>
          <table:table-cell office:value-type="float" office:value="4.23999999999995" calcext:value-type="float">
            <text:p>4.23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2266216497279" calcext:value-type="float">
            <text:p>0.802266216497279</text:p>
          </table:table-cell>
          <table:table-cell table:number-columns-repeated="2" office:value-type="float" office:value="0.197733783502721" calcext:value-type="float">
            <text:p>0.197733783502721</text:p>
          </table:table-cell>
          <table:table-cell table:number-columns-repeated="1007"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0.805495" calcext:value-type="float">
            <text:p>0.805495</text:p>
          </table:table-cell>
          <table:table-cell table:number-columns-repeated="2" office:value-type="float" office:value="0.194505" calcext:value-type="float">
            <text:p>0.194505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0.805181" calcext:value-type="float">
            <text:p>0.805181</text:p>
          </table:table-cell>
          <table:table-cell table:number-columns-repeated="2" office:value-type="float" office:value="0.194819" calcext:value-type="float">
            <text:p>0.194819</text:p>
          </table:table-cell>
          <table:table-cell/>
          <table:table-cell office:value-type="float" office:value="4.24999999999995" calcext:value-type="float">
            <text:p>4.24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3252417856804" calcext:value-type="float">
            <text:p>0.803252417856804</text:p>
          </table:table-cell>
          <table:table-cell table:number-columns-repeated="2" office:value-type="float" office:value="0.196747582143196" calcext:value-type="float">
            <text:p>0.196747582143196</text:p>
          </table:table-cell>
          <table:table-cell table:number-columns-repeated="1007"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0.806473" calcext:value-type="float">
            <text:p>0.806473</text:p>
          </table:table-cell>
          <table:table-cell table:number-columns-repeated="2" office:value-type="float" office:value="0.193527" calcext:value-type="float">
            <text:p>0.193527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float" office:value="0.806158" calcext:value-type="float">
            <text:p>0.806158</text:p>
          </table:table-cell>
          <table:table-cell table:number-columns-repeated="2" office:value-type="float" office:value="0.193842" calcext:value-type="float">
            <text:p>0.193842</text:p>
          </table:table-cell>
          <table:table-cell/>
          <table:table-cell office:value-type="float" office:value="4.25999999999995" calcext:value-type="float">
            <text:p>4.25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4233700516527" calcext:value-type="float">
            <text:p>0.804233700516527</text:p>
          </table:table-cell>
          <table:table-cell table:number-columns-repeated="2" office:value-type="float" office:value="0.195766299483473" calcext:value-type="float">
            <text:p>0.195766299483473</text:p>
          </table:table-cell>
          <table:table-cell table:number-columns-repeated="1007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office:value-type="float" office:value="0.807445" calcext:value-type="float">
            <text:p>0.807445</text:p>
          </table:table-cell>
          <table:table-cell table:number-columns-repeated="2" office:value-type="float" office:value="0.192555" calcext:value-type="float">
            <text:p>0.192555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office:value-type="float" office:value="0.80713" calcext:value-type="float">
            <text:p>0.80713</text:p>
          </table:table-cell>
          <table:table-cell table:number-columns-repeated="2" office:value-type="float" office:value="0.19287" calcext:value-type="float">
            <text:p>0.19287</text:p>
          </table:table-cell>
          <table:table-cell/>
          <table:table-cell office:value-type="float" office:value="4.26999999999995" calcext:value-type="float">
            <text:p>4.26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5210089008568" calcext:value-type="float">
            <text:p>0.805210089008568</text:p>
          </table:table-cell>
          <table:table-cell table:number-columns-repeated="2" office:value-type="float" office:value="0.194789910991433" calcext:value-type="float">
            <text:p>0.194789910991433</text:p>
          </table:table-cell>
          <table:table-cell table:number-columns-repeated="1007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0.808413" calcext:value-type="float">
            <text:p>0.808413</text:p>
          </table:table-cell>
          <table:table-cell table:number-columns-repeated="2" office:value-type="float" office:value="0.191587" calcext:value-type="float">
            <text:p>0.19158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0.808096" calcext:value-type="float">
            <text:p>0.808096</text:p>
          </table:table-cell>
          <table:table-cell table:number-columns-repeated="2" office:value-type="float" office:value="0.191904" calcext:value-type="float">
            <text:p>0.191904</text:p>
          </table:table-cell>
          <table:table-cell/>
          <table:table-cell office:value-type="float" office:value="4.27999999999995" calcext:value-type="float">
            <text:p>4.27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6181607742688" calcext:value-type="float">
            <text:p>0.806181607742688</text:p>
          </table:table-cell>
          <table:table-cell table:number-columns-repeated="2" office:value-type="float" office:value="0.193818392257312" calcext:value-type="float">
            <text:p>0.193818392257312</text:p>
          </table:table-cell>
          <table:table-cell table:number-columns-repeated="1007"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.809376" calcext:value-type="float">
            <text:p>0.809376</text:p>
          </table:table-cell>
          <table:table-cell table:number-columns-repeated="2" office:value-type="float" office:value="0.190624" calcext:value-type="float">
            <text:p>0.190624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.809058" calcext:value-type="float">
            <text:p>0.809058</text:p>
          </table:table-cell>
          <table:table-cell table:number-columns-repeated="2" office:value-type="float" office:value="0.190942" calcext:value-type="float">
            <text:p>0.190942</text:p>
          </table:table-cell>
          <table:table-cell/>
          <table:table-cell office:value-type="float" office:value="4.28999999999995" calcext:value-type="float">
            <text:p>4.28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7148281006907" calcext:value-type="float">
            <text:p>0.807148281006907</text:p>
          </table:table-cell>
          <table:table-cell table:number-columns-repeated="2" office:value-type="float" office:value="0.192851718993093" calcext:value-type="float">
            <text:p>0.192851718993093</text:p>
          </table:table-cell>
          <table:table-cell table:number-columns-repeated="1007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0.810334" calcext:value-type="float">
            <text:p>0.810334</text:p>
          </table:table-cell>
          <table:table-cell table:number-columns-repeated="2" office:value-type="float" office:value="0.189666" calcext:value-type="float">
            <text:p>0.189666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float" office:value="0.810015" calcext:value-type="float">
            <text:p>0.810015</text:p>
          </table:table-cell>
          <table:table-cell table:number-columns-repeated="2" office:value-type="float" office:value="0.189985" calcext:value-type="float">
            <text:p>0.189985</text:p>
          </table:table-cell>
          <table:table-cell/>
          <table:table-cell office:value-type="float" office:value="4.29999999999995" calcext:value-type="float">
            <text:p>4.29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8110132968107" calcext:value-type="float">
            <text:p>0.808110132968107</text:p>
          </table:table-cell>
          <table:table-cell table:number-columns-repeated="2" office:value-type="float" office:value="0.191889867031893" calcext:value-type="float">
            <text:p>0.191889867031893</text:p>
          </table:table-cell>
          <table:table-cell table:number-columns-repeated="1007"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0.811287" calcext:value-type="float">
            <text:p>0.811287</text:p>
          </table:table-cell>
          <table:table-cell table:number-columns-repeated="2" office:value-type="float" office:value="0.188713" calcext:value-type="float">
            <text:p>0.188713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0.810968" calcext:value-type="float">
            <text:p>0.810968</text:p>
          </table:table-cell>
          <table:table-cell table:number-columns-repeated="2" office:value-type="float" office:value="0.189032" calcext:value-type="float">
            <text:p>0.189032</text:p>
          </table:table-cell>
          <table:table-cell/>
          <table:table-cell office:value-type="float" office:value="4.30999999999995" calcext:value-type="float">
            <text:p>4.30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09067187672637" calcext:value-type="float">
            <text:p>0.809067187672637</text:p>
          </table:table-cell>
          <table:table-cell table:number-columns-repeated="2" office:value-type="float" office:value="0.190932812327363" calcext:value-type="float">
            <text:p>0.190932812327363</text:p>
          </table:table-cell>
          <table:table-cell table:number-columns-repeated="1007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" calcext:value-type="float">
            <text:p>1</text:p>
          </table:table-cell>
          <table:table-cell office:value-type="float" office:value="0.812235" calcext:value-type="float">
            <text:p>0.812235</text:p>
          </table:table-cell>
          <table:table-cell table:number-columns-repeated="2" office:value-type="float" office:value="0.187765" calcext:value-type="float">
            <text:p>0.187765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1" calcext:value-type="float">
            <text:p>1</text:p>
          </table:table-cell>
          <table:table-cell office:value-type="float" office:value="0.811915" calcext:value-type="float">
            <text:p>0.811915</text:p>
          </table:table-cell>
          <table:table-cell table:number-columns-repeated="2" office:value-type="float" office:value="0.188085" calcext:value-type="float">
            <text:p>0.188085</text:p>
          </table:table-cell>
          <table:table-cell/>
          <table:table-cell office:value-type="float" office:value="4.31999999999995" calcext:value-type="float">
            <text:p>4.31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0019469046914" calcext:value-type="float">
            <text:p>0.810019469046914</text:p>
          </table:table-cell>
          <table:table-cell table:number-columns-repeated="2" office:value-type="float" office:value="0.189980530953086" calcext:value-type="float">
            <text:p>0.189980530953086</text:p>
          </table:table-cell>
          <table:table-cell table:number-columns-repeated="1007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" calcext:value-type="float">
            <text:p>1</text:p>
          </table:table-cell>
          <table:table-cell office:value-type="float" office:value="0.813179" calcext:value-type="float">
            <text:p>0.813179</text:p>
          </table:table-cell>
          <table:table-cell table:number-columns-repeated="2" office:value-type="float" office:value="0.186821" calcext:value-type="float">
            <text:p>0.18682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1" calcext:value-type="float">
            <text:p>1</text:p>
          </table:table-cell>
          <table:table-cell office:value-type="float" office:value="0.812858" calcext:value-type="float">
            <text:p>0.812858</text:p>
          </table:table-cell>
          <table:table-cell table:number-columns-repeated="2" office:value-type="float" office:value="0.187142" calcext:value-type="float">
            <text:p>0.187142</text:p>
          </table:table-cell>
          <table:table-cell/>
          <table:table-cell office:value-type="float" office:value="4.32999999999995" calcext:value-type="float">
            <text:p>4.32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0967000898023" calcext:value-type="float">
            <text:p>0.810967000898023</text:p>
          </table:table-cell>
          <table:table-cell table:number-columns-repeated="2" office:value-type="float" office:value="0.189032999101977" calcext:value-type="float">
            <text:p>0.189032999101977</text:p>
          </table:table-cell>
          <table:table-cell table:number-columns-repeated="1007"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0.814117" calcext:value-type="float">
            <text:p>0.814117</text:p>
          </table:table-cell>
          <table:table-cell table:number-columns-repeated="2" office:value-type="float" office:value="0.185883" calcext:value-type="float">
            <text:p>0.185883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0.813796" calcext:value-type="float">
            <text:p>0.813796</text:p>
          </table:table-cell>
          <table:table-cell table:number-columns-repeated="2" office:value-type="float" office:value="0.186204" calcext:value-type="float">
            <text:p>0.186204</text:p>
          </table:table-cell>
          <table:table-cell/>
          <table:table-cell office:value-type="float" office:value="4.33999999999995" calcext:value-type="float">
            <text:p>4.33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1909806914309" calcext:value-type="float">
            <text:p>0.811909806914309</text:p>
          </table:table-cell>
          <table:table-cell table:number-columns-repeated="2" office:value-type="float" office:value="0.188090193085691" calcext:value-type="float">
            <text:p>0.188090193085691</text:p>
          </table:table-cell>
          <table:table-cell table:number-columns-repeated="1007"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" calcext:value-type="float">
            <text:p>1</text:p>
          </table:table-cell>
          <table:table-cell office:value-type="float" office:value="0.815052" calcext:value-type="float">
            <text:p>0.815052</text:p>
          </table:table-cell>
          <table:table-cell table:number-columns-repeated="2" office:value-type="float" office:value="0.184948" calcext:value-type="float">
            <text:p>0.184948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1" calcext:value-type="float">
            <text:p>1</text:p>
          </table:table-cell>
          <table:table-cell office:value-type="float" office:value="0.81473" calcext:value-type="float">
            <text:p>0.81473</text:p>
          </table:table-cell>
          <table:table-cell table:number-columns-repeated="2" office:value-type="float" office:value="0.18527" calcext:value-type="float">
            <text:p>0.18527</text:p>
          </table:table-cell>
          <table:table-cell/>
          <table:table-cell office:value-type="float" office:value="4.34999999999995" calcext:value-type="float">
            <text:p>4.34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2847910665971" calcext:value-type="float">
            <text:p>0.812847910665971</text:p>
          </table:table-cell>
          <table:table-cell table:number-columns-repeated="2" office:value-type="float" office:value="0.187152089334029" calcext:value-type="float">
            <text:p>0.187152089334029</text:p>
          </table:table-cell>
          <table:table-cell table:number-columns-repeated="1007"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" calcext:value-type="float">
            <text:p>1</text:p>
          </table:table-cell>
          <table:table-cell office:value-type="float" office:value="0.815981" calcext:value-type="float">
            <text:p>0.815981</text:p>
          </table:table-cell>
          <table:table-cell table:number-columns-repeated="2" office:value-type="float" office:value="0.184019" calcext:value-type="float">
            <text:p>0.184019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1" calcext:value-type="float">
            <text:p>1</text:p>
          </table:table-cell>
          <table:table-cell office:value-type="float" office:value="0.815658" calcext:value-type="float">
            <text:p>0.815658</text:p>
          </table:table-cell>
          <table:table-cell table:number-columns-repeated="2" office:value-type="float" office:value="0.184342" calcext:value-type="float">
            <text:p>0.184342</text:p>
          </table:table-cell>
          <table:table-cell/>
          <table:table-cell office:value-type="float" office:value="4.35999999999995" calcext:value-type="float">
            <text:p>4.35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3781335605653" calcext:value-type="float">
            <text:p>0.813781335605653</text:p>
          </table:table-cell>
          <table:table-cell table:number-columns-repeated="2" office:value-type="float" office:value="0.186218664394347" calcext:value-type="float">
            <text:p>0.186218664394347</text:p>
          </table:table-cell>
          <table:table-cell table:number-columns-repeated="1007"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office:value-type="float" office:value="0.816906" calcext:value-type="float">
            <text:p>0.816906</text:p>
          </table:table-cell>
          <table:table-cell table:number-columns-repeated="2" office:value-type="float" office:value="0.183094" calcext:value-type="float">
            <text:p>0.183094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office:value-type="float" office:value="0.816582" calcext:value-type="float">
            <text:p>0.816582</text:p>
          </table:table-cell>
          <table:table-cell table:number-columns-repeated="2" office:value-type="float" office:value="0.183418" calcext:value-type="float">
            <text:p>0.183418</text:p>
          </table:table-cell>
          <table:table-cell/>
          <table:table-cell office:value-type="float" office:value="4.36999999999995" calcext:value-type="float">
            <text:p>4.36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4710105069026" calcext:value-type="float">
            <text:p>0.814710105069026</text:p>
          </table:table-cell>
          <table:table-cell table:number-columns-repeated="2" office:value-type="float" office:value="0.185289894930974" calcext:value-type="float">
            <text:p>0.185289894930974</text:p>
          </table:table-cell>
          <table:table-cell table:number-columns-repeated="100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817826" calcext:value-type="float">
            <text:p>0.817826</text:p>
          </table:table-cell>
          <table:table-cell table:number-columns-repeated="2" office:value-type="float" office:value="0.182174" calcext:value-type="float">
            <text:p>0.18217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817502" calcext:value-type="float">
            <text:p>0.817502</text:p>
          </table:table-cell>
          <table:table-cell table:number-columns-repeated="2" office:value-type="float" office:value="0.182498" calcext:value-type="float">
            <text:p>0.182498</text:p>
          </table:table-cell>
          <table:table-cell/>
          <table:table-cell office:value-type="float" office:value="4.37999999999995" calcext:value-type="float">
            <text:p>4.37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5634242275375" calcext:value-type="float">
            <text:p>0.815634242275375</text:p>
          </table:table-cell>
          <table:table-cell table:number-columns-repeated="2" office:value-type="float" office:value="0.184365757724625" calcext:value-type="float">
            <text:p>0.184365757724625</text:p>
          </table:table-cell>
          <table:table-cell table:number-columns-repeated="1007"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" calcext:value-type="float">
            <text:p>1</text:p>
          </table:table-cell>
          <table:table-cell office:value-type="float" office:value="0.818741" calcext:value-type="float">
            <text:p>0.818741</text:p>
          </table:table-cell>
          <table:table-cell table:number-columns-repeated="2" office:value-type="float" office:value="0.181259" calcext:value-type="float">
            <text:p>0.181259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1" calcext:value-type="float">
            <text:p>1</text:p>
          </table:table-cell>
          <table:table-cell office:value-type="float" office:value="0.818416" calcext:value-type="float">
            <text:p>0.818416</text:p>
          </table:table-cell>
          <table:table-cell table:number-columns-repeated="2" office:value-type="float" office:value="0.181584" calcext:value-type="float">
            <text:p>0.181584</text:p>
          </table:table-cell>
          <table:table-cell/>
          <table:table-cell office:value-type="float" office:value="4.38999999999995" calcext:value-type="float">
            <text:p>4.38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6553770328179" calcext:value-type="float">
            <text:p>0.816553770328179</text:p>
          </table:table-cell>
          <table:table-cell table:number-columns-repeated="2" office:value-type="float" office:value="0.183446229671821" calcext:value-type="float">
            <text:p>0.183446229671821</text:p>
          </table:table-cell>
          <table:table-cell table:number-columns-repeated="1007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" calcext:value-type="float">
            <text:p>1</text:p>
          </table:table-cell>
          <table:table-cell office:value-type="float" office:value="0.819652" calcext:value-type="float">
            <text:p>0.819652</text:p>
          </table:table-cell>
          <table:table-cell table:number-columns-repeated="2" office:value-type="float" office:value="0.180348" calcext:value-type="float">
            <text:p>0.180348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1" calcext:value-type="float">
            <text:p>1</text:p>
          </table:table-cell>
          <table:table-cell office:value-type="float" office:value="0.819327" calcext:value-type="float">
            <text:p>0.819327</text:p>
          </table:table-cell>
          <table:table-cell table:number-columns-repeated="2" office:value-type="float" office:value="0.180673" calcext:value-type="float">
            <text:p>0.180673</text:p>
          </table:table-cell>
          <table:table-cell/>
          <table:table-cell office:value-type="float" office:value="4.39999999999995" calcext:value-type="float">
            <text:p>4.39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7468712215686" calcext:value-type="float">
            <text:p>0.817468712215686</text:p>
          </table:table-cell>
          <table:table-cell table:number-columns-repeated="2" office:value-type="float" office:value="0.182531287784314" calcext:value-type="float">
            <text:p>0.182531287784314</text:p>
          </table:table-cell>
          <table:table-cell table:number-columns-repeated="1007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0.820558" calcext:value-type="float">
            <text:p>0.820558</text:p>
          </table:table-cell>
          <table:table-cell table:number-columns-repeated="2" office:value-type="float" office:value="0.179442" calcext:value-type="float">
            <text:p>0.179442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0.820232" calcext:value-type="float">
            <text:p>0.820232</text:p>
          </table:table-cell>
          <table:table-cell table:number-columns-repeated="2" office:value-type="float" office:value="0.179768" calcext:value-type="float">
            <text:p>0.179768</text:p>
          </table:table-cell>
          <table:table-cell/>
          <table:table-cell office:value-type="float" office:value="4.40999999999995" calcext:value-type="float">
            <text:p>4.40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8379090811492" calcext:value-type="float">
            <text:p>0.818379090811492</text:p>
          </table:table-cell>
          <table:table-cell table:number-columns-repeated="2" office:value-type="float" office:value="0.181620909188508" calcext:value-type="float">
            <text:p>0.181620909188508</text:p>
          </table:table-cell>
          <table:table-cell table:number-columns-repeated="1007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office:value-type="float" office:value="0.82146" calcext:value-type="float">
            <text:p>0.82146</text:p>
          </table:table-cell>
          <table:table-cell table:number-columns-repeated="2" office:value-type="float" office:value="0.17854" calcext:value-type="float">
            <text:p>0.17854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office:value-type="float" office:value="0.821133" calcext:value-type="float">
            <text:p>0.821133</text:p>
          </table:table-cell>
          <table:table-cell table:number-columns-repeated="2" office:value-type="float" office:value="0.178867" calcext:value-type="float">
            <text:p>0.178867</text:p>
          </table:table-cell>
          <table:table-cell/>
          <table:table-cell office:value-type="float" office:value="4.41999999999995" calcext:value-type="float">
            <text:p>4.41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19284928875109" calcext:value-type="float">
            <text:p>0.819284928875109</text:p>
          </table:table-cell>
          <table:table-cell table:number-columns-repeated="2" office:value-type="float" office:value="0.180715071124891" calcext:value-type="float">
            <text:p>0.180715071124891</text:p>
          </table:table-cell>
          <table:table-cell table:number-columns-repeated="1007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office:value-type="float" office:value="0.822357" calcext:value-type="float">
            <text:p>0.822357</text:p>
          </table:table-cell>
          <table:table-cell table:number-columns-repeated="2" office:value-type="float" office:value="0.177643" calcext:value-type="float">
            <text:p>0.177643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office:value-type="float" office:value="0.82203" calcext:value-type="float">
            <text:p>0.82203</text:p>
          </table:table-cell>
          <table:table-cell table:number-columns-repeated="2" office:value-type="float" office:value="0.17797" calcext:value-type="float">
            <text:p>0.17797</text:p>
          </table:table-cell>
          <table:table-cell/>
          <table:table-cell office:value-type="float" office:value="4.42999999999995" calcext:value-type="float">
            <text:p>4.42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0186249052536" calcext:value-type="float">
            <text:p>0.820186249052536</text:p>
          </table:table-cell>
          <table:table-cell table:number-columns-repeated="2" office:value-type="float" office:value="0.179813750947464" calcext:value-type="float">
            <text:p>0.179813750947464</text:p>
          </table:table-cell>
          <table:table-cell table:number-columns-repeated="1007"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0.82325" calcext:value-type="float">
            <text:p>0.82325</text:p>
          </table:table-cell>
          <table:table-cell table:number-columns-repeated="2" office:value-type="float" office:value="0.17675" calcext:value-type="float">
            <text:p>0.17675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0.822922" calcext:value-type="float">
            <text:p>0.822922</text:p>
          </table:table-cell>
          <table:table-cell table:number-columns-repeated="2" office:value-type="float" office:value="0.177078" calcext:value-type="float">
            <text:p>0.177078</text:p>
          </table:table-cell>
          <table:table-cell/>
          <table:table-cell office:value-type="float" office:value="4.43999999999995" calcext:value-type="float">
            <text:p>4.43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1083073876823" calcext:value-type="float">
            <text:p>0.821083073876823</text:p>
          </table:table-cell>
          <table:table-cell table:number-columns-repeated="2" office:value-type="float" office:value="0.178916926123177" calcext:value-type="float">
            <text:p>0.178916926123177</text:p>
          </table:table-cell>
          <table:table-cell table:number-columns-repeated="1007"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0.824138" calcext:value-type="float">
            <text:p>0.824138</text:p>
          </table:table-cell>
          <table:table-cell table:number-columns-repeated="2" office:value-type="float" office:value="0.175862" calcext:value-type="float">
            <text:p>0.175862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float" office:value="0.82381" calcext:value-type="float">
            <text:p>0.82381</text:p>
          </table:table-cell>
          <table:table-cell table:number-columns-repeated="2" office:value-type="float" office:value="0.17619" calcext:value-type="float">
            <text:p>0.17619</text:p>
          </table:table-cell>
          <table:table-cell/>
          <table:table-cell office:value-type="float" office:value="4.44999999999995" calcext:value-type="float">
            <text:p>4.44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1975425768639" calcext:value-type="float">
            <text:p>0.821975425768639</text:p>
          </table:table-cell>
          <table:table-cell table:number-columns-repeated="2" office:value-type="float" office:value="0.178024574231361" calcext:value-type="float">
            <text:p>0.178024574231361</text:p>
          </table:table-cell>
          <table:table-cell table:number-columns-repeated="1007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office:value-type="float" office:value="0.825022" calcext:value-type="float">
            <text:p>0.825022</text:p>
          </table:table-cell>
          <table:table-cell table:number-columns-repeated="2" office:value-type="float" office:value="0.174978" calcext:value-type="float">
            <text:p>0.174978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office:value-type="float" office:value="0.824693" calcext:value-type="float">
            <text:p>0.824693</text:p>
          </table:table-cell>
          <table:table-cell table:number-columns-repeated="2" office:value-type="float" office:value="0.175307" calcext:value-type="float">
            <text:p>0.175307</text:p>
          </table:table-cell>
          <table:table-cell/>
          <table:table-cell office:value-type="float" office:value="4.45999999999995" calcext:value-type="float">
            <text:p>4.45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2863327036827" calcext:value-type="float">
            <text:p>0.822863327036827</text:p>
          </table:table-cell>
          <table:table-cell table:number-columns-repeated="2" office:value-type="float" office:value="0.177136672963173" calcext:value-type="float">
            <text:p>0.177136672963173</text:p>
          </table:table-cell>
          <table:table-cell table:number-columns-repeated="1007"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0.825901" calcext:value-type="float">
            <text:p>0.825901</text:p>
          </table:table-cell>
          <table:table-cell table:number-columns-repeated="2" office:value-type="float" office:value="0.174099" calcext:value-type="float">
            <text:p>0.174099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0.825572" calcext:value-type="float">
            <text:p>0.825572</text:p>
          </table:table-cell>
          <table:table-cell table:number-columns-repeated="2" office:value-type="float" office:value="0.174428" calcext:value-type="float">
            <text:p>0.174428</text:p>
          </table:table-cell>
          <table:table-cell/>
          <table:table-cell office:value-type="float" office:value="4.46999999999995" calcext:value-type="float">
            <text:p>4.46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3746799878966" calcext:value-type="float">
            <text:p>0.823746799878966</text:p>
          </table:table-cell>
          <table:table-cell table:number-columns-repeated="2" office:value-type="float" office:value="0.176253200121034" calcext:value-type="float">
            <text:p>0.176253200121034</text:p>
          </table:table-cell>
          <table:table-cell table:number-columns-repeated="100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826776" calcext:value-type="float">
            <text:p>0.826776</text:p>
          </table:table-cell>
          <table:table-cell table:number-columns-repeated="2" office:value-type="float" office:value="0.173224" calcext:value-type="float">
            <text:p>0.17322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826446" calcext:value-type="float">
            <text:p>0.826446</text:p>
          </table:table-cell>
          <table:table-cell table:number-columns-repeated="2" office:value-type="float" office:value="0.173554" calcext:value-type="float">
            <text:p>0.173554</text:p>
          </table:table-cell>
          <table:table-cell/>
          <table:table-cell office:value-type="float" office:value="4.47999999999995" calcext:value-type="float">
            <text:p>4.47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4625866381921" calcext:value-type="float">
            <text:p>0.824625866381921</text:p>
          </table:table-cell>
          <table:table-cell table:number-columns-repeated="2" office:value-type="float" office:value="0.175374133618079" calcext:value-type="float">
            <text:p>0.175374133618079</text:p>
          </table:table-cell>
          <table:table-cell table:number-columns-repeated="1007"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" calcext:value-type="float">
            <text:p>1</text:p>
          </table:table-cell>
          <table:table-cell office:value-type="float" office:value="0.827647" calcext:value-type="float">
            <text:p>0.827647</text:p>
          </table:table-cell>
          <table:table-cell table:number-columns-repeated="2" office:value-type="float" office:value="0.172353" calcext:value-type="float">
            <text:p>0.172353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1" calcext:value-type="float">
            <text:p>1</text:p>
          </table:table-cell>
          <table:table-cell office:value-type="float" office:value="0.827316" calcext:value-type="float">
            <text:p>0.827316</text:p>
          </table:table-cell>
          <table:table-cell table:number-columns-repeated="2" office:value-type="float" office:value="0.172684" calcext:value-type="float">
            <text:p>0.172684</text:p>
          </table:table-cell>
          <table:table-cell/>
          <table:table-cell office:value-type="float" office:value="4.48999999999995" calcext:value-type="float">
            <text:p>4.48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5500548522402" calcext:value-type="float">
            <text:p>0.825500548522402</text:p>
          </table:table-cell>
          <table:table-cell table:number-columns-repeated="2" office:value-type="float" office:value="0.174499451477598" calcext:value-type="float">
            <text:p>0.174499451477598</text:p>
          </table:table-cell>
          <table:table-cell table:number-columns-repeated="1007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0.828513" calcext:value-type="float">
            <text:p>0.828513</text:p>
          </table:table-cell>
          <table:table-cell table:number-columns-repeated="2" office:value-type="float" office:value="0.171487" calcext:value-type="float">
            <text:p>0.171487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office:value-type="float" office:value="0.828182" calcext:value-type="float">
            <text:p>0.828182</text:p>
          </table:table-cell>
          <table:table-cell table:number-columns-repeated="2" office:value-type="float" office:value="0.171818" calcext:value-type="float">
            <text:p>0.171818</text:p>
          </table:table-cell>
          <table:table-cell/>
          <table:table-cell office:value-type="float" office:value="4.49999999999995" calcext:value-type="float">
            <text:p>4.49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6370868167507" calcext:value-type="float">
            <text:p>0.826370868167507</text:p>
          </table:table-cell>
          <table:table-cell table:number-columns-repeated="2" office:value-type="float" office:value="0.173629131832493" calcext:value-type="float">
            <text:p>0.173629131832493</text:p>
          </table:table-cell>
          <table:table-cell table:number-columns-repeated="1007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0.829375" calcext:value-type="float">
            <text:p>0.829375</text:p>
          </table:table-cell>
          <table:table-cell table:number-columns-repeated="2" office:value-type="float" office:value="0.170625" calcext:value-type="float">
            <text:p>0.170625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0.829043" calcext:value-type="float">
            <text:p>0.829043</text:p>
          </table:table-cell>
          <table:table-cell table:number-columns-repeated="2" office:value-type="float" office:value="0.170957" calcext:value-type="float">
            <text:p>0.170957</text:p>
          </table:table-cell>
          <table:table-cell/>
          <table:table-cell office:value-type="float" office:value="4.50999999999995" calcext:value-type="float">
            <text:p>4.50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7236847075274" calcext:value-type="float">
            <text:p>0.827236847075274</text:p>
          </table:table-cell>
          <table:table-cell table:number-columns-repeated="2" office:value-type="float" office:value="0.172763152924726" calcext:value-type="float">
            <text:p>0.172763152924726</text:p>
          </table:table-cell>
          <table:table-cell table:number-columns-repeated="1007"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office:value-type="float" office:value="0.830232" calcext:value-type="float">
            <text:p>0.830232</text:p>
          </table:table-cell>
          <table:table-cell table:number-columns-repeated="2" office:value-type="float" office:value="0.169768" calcext:value-type="float">
            <text:p>0.16976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office:value-type="float" office:value="0.8299" calcext:value-type="float">
            <text:p>0.8299</text:p>
          </table:table-cell>
          <table:table-cell table:number-columns-repeated="2" office:value-type="float" office:value="0.1701" calcext:value-type="float">
            <text:p>0.1701</text:p>
          </table:table-cell>
          <table:table-cell/>
          <table:table-cell office:value-type="float" office:value="4.51999999999995" calcext:value-type="float">
            <text:p>4.51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8098506895219" calcext:value-type="float">
            <text:p>0.828098506895219</text:p>
          </table:table-cell>
          <table:table-cell table:number-columns-repeated="2" office:value-type="float" office:value="0.171901493104781" calcext:value-type="float">
            <text:p>0.171901493104781</text:p>
          </table:table-cell>
          <table:table-cell table:number-columns-repeated="1007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" calcext:value-type="float">
            <text:p>1</text:p>
          </table:table-cell>
          <table:table-cell office:value-type="float" office:value="0.831085" calcext:value-type="float">
            <text:p>0.831085</text:p>
          </table:table-cell>
          <table:table-cell table:number-columns-repeated="2" office:value-type="float" office:value="0.168915" calcext:value-type="float">
            <text:p>0.168915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1" calcext:value-type="float">
            <text:p>1</text:p>
          </table:table-cell>
          <table:table-cell office:value-type="float" office:value="0.830752" calcext:value-type="float">
            <text:p>0.830752</text:p>
          </table:table-cell>
          <table:table-cell table:number-columns-repeated="2" office:value-type="float" office:value="0.169248" calcext:value-type="float">
            <text:p>0.169248</text:p>
          </table:table-cell>
          <table:table-cell/>
          <table:table-cell office:value-type="float" office:value="4.52999999999995" calcext:value-type="float">
            <text:p>4.52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8955869168884" calcext:value-type="float">
            <text:p>0.828955869168884</text:p>
          </table:table-cell>
          <table:table-cell table:number-columns-repeated="2" office:value-type="float" office:value="0.171044130831116" calcext:value-type="float">
            <text:p>0.171044130831116</text:p>
          </table:table-cell>
          <table:table-cell table:number-columns-repeated="1007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0.831934" calcext:value-type="float">
            <text:p>0.831934</text:p>
          </table:table-cell>
          <table:table-cell table:number-columns-repeated="2" office:value-type="float" office:value="0.168066" calcext:value-type="float">
            <text:p>0.168066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0.831601" calcext:value-type="float">
            <text:p>0.831601</text:p>
          </table:table-cell>
          <table:table-cell table:number-columns-repeated="2" office:value-type="float" office:value="0.168399" calcext:value-type="float">
            <text:p>0.168399</text:p>
          </table:table-cell>
          <table:table-cell/>
          <table:table-cell office:value-type="float" office:value="4.53999999999995" calcext:value-type="float">
            <text:p>4.53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29808955330369" calcext:value-type="float">
            <text:p>0.829808955330369</text:p>
          </table:table-cell>
          <table:table-cell table:number-columns-repeated="2" office:value-type="float" office:value="0.170191044669631" calcext:value-type="float">
            <text:p>0.170191044669631</text:p>
          </table:table-cell>
          <table:table-cell table:number-columns-repeated="1007"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" calcext:value-type="float">
            <text:p>1</text:p>
          </table:table-cell>
          <table:table-cell office:value-type="float" office:value="0.832779" calcext:value-type="float">
            <text:p>0.832779</text:p>
          </table:table-cell>
          <table:table-cell table:number-columns-repeated="2" office:value-type="float" office:value="0.167221" calcext:value-type="float">
            <text:p>0.167221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1" calcext:value-type="float">
            <text:p>1</text:p>
          </table:table-cell>
          <table:table-cell office:value-type="float" office:value="0.832445" calcext:value-type="float">
            <text:p>0.832445</text:p>
          </table:table-cell>
          <table:table-cell table:number-columns-repeated="2" office:value-type="float" office:value="0.167555" calcext:value-type="float">
            <text:p>0.167555</text:p>
          </table:table-cell>
          <table:table-cell/>
          <table:table-cell office:value-type="float" office:value="4.54999999999995" calcext:value-type="float">
            <text:p>4.54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0657786706874" calcext:value-type="float">
            <text:p>0.830657786706874</text:p>
          </table:table-cell>
          <table:table-cell table:number-columns-repeated="2" office:value-type="float" office:value="0.169342213293126" calcext:value-type="float">
            <text:p>0.169342213293126</text:p>
          </table:table-cell>
          <table:table-cell table:number-columns-repeated="1007"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office:value-type="float" office:value="0.833619" calcext:value-type="float">
            <text:p>0.833619</text:p>
          </table:table-cell>
          <table:table-cell table:number-columns-repeated="2" office:value-type="float" office:value="0.166381" calcext:value-type="float">
            <text:p>0.1663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office:value-type="float" office:value="0.833285" calcext:value-type="float">
            <text:p>0.833285</text:p>
          </table:table-cell>
          <table:table-cell table:number-columns-repeated="2" office:value-type="float" office:value="0.166715" calcext:value-type="float">
            <text:p>0.166715</text:p>
          </table:table-cell>
          <table:table-cell/>
          <table:table-cell office:value-type="float" office:value="4.55999999999995" calcext:value-type="float">
            <text:p>4.55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1502384519226" calcext:value-type="float">
            <text:p>0.831502384519226</text:p>
          </table:table-cell>
          <table:table-cell table:number-columns-repeated="2" office:value-type="float" office:value="0.168497615480774" calcext:value-type="float">
            <text:p>0.168497615480774</text:p>
          </table:table-cell>
          <table:table-cell table:number-columns-repeated="1007"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" calcext:value-type="float">
            <text:p>1</text:p>
          </table:table-cell>
          <table:table-cell office:value-type="float" office:value="0.834455" calcext:value-type="float">
            <text:p>0.834455</text:p>
          </table:table-cell>
          <table:table-cell table:number-columns-repeated="2" office:value-type="float" office:value="0.165545" calcext:value-type="float">
            <text:p>0.165545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1" calcext:value-type="float">
            <text:p>1</text:p>
          </table:table-cell>
          <table:table-cell office:value-type="float" office:value="0.83412" calcext:value-type="float">
            <text:p>0.83412</text:p>
          </table:table-cell>
          <table:table-cell table:number-columns-repeated="2" office:value-type="float" office:value="0.16588" calcext:value-type="float">
            <text:p>0.16588</text:p>
          </table:table-cell>
          <table:table-cell/>
          <table:table-cell office:value-type="float" office:value="4.56999999999995" calcext:value-type="float">
            <text:p>4.56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2342769882415" calcext:value-type="float">
            <text:p>0.832342769882415</text:p>
          </table:table-cell>
          <table:table-cell table:number-columns-repeated="2" office:value-type="float" office:value="0.167657230117585" calcext:value-type="float">
            <text:p>0.167657230117585</text:p>
          </table:table-cell>
          <table:table-cell table:number-columns-repeated="100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0.835287" calcext:value-type="float">
            <text:p>0.835287</text:p>
          </table:table-cell>
          <table:table-cell table:number-columns-repeated="2" office:value-type="float" office:value="0.164713" calcext:value-type="float">
            <text:p>0.16471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0.834952" calcext:value-type="float">
            <text:p>0.834952</text:p>
          </table:table-cell>
          <table:table-cell table:number-columns-repeated="2" office:value-type="float" office:value="0.165048" calcext:value-type="float">
            <text:p>0.165048</text:p>
          </table:table-cell>
          <table:table-cell/>
          <table:table-cell office:value-type="float" office:value="4.57999999999995" calcext:value-type="float">
            <text:p>4.57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317896380612" calcext:value-type="float">
            <text:p>0.83317896380612</text:p>
          </table:table-cell>
          <table:table-cell table:number-columns-repeated="2" office:value-type="float" office:value="0.16682103619388" calcext:value-type="float">
            <text:p>0.16682103619388</text:p>
          </table:table-cell>
          <table:table-cell table:number-columns-repeated="1007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office:value-type="float" office:value="0.836115" calcext:value-type="float">
            <text:p>0.836115</text:p>
          </table:table-cell>
          <table:table-cell table:number-columns-repeated="2" office:value-type="float" office:value="0.163885" calcext:value-type="float">
            <text:p>0.163885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office:value-type="float" office:value="0.835779" calcext:value-type="float">
            <text:p>0.835779</text:p>
          </table:table-cell>
          <table:table-cell table:number-columns-repeated="2" office:value-type="float" office:value="0.164221" calcext:value-type="float">
            <text:p>0.164221</text:p>
          </table:table-cell>
          <table:table-cell/>
          <table:table-cell office:value-type="float" office:value="4.58999999999995" calcext:value-type="float">
            <text:p>4.58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4010987195231" calcext:value-type="float">
            <text:p>0.834010987195231</text:p>
          </table:table-cell>
          <table:table-cell table:number-columns-repeated="2" office:value-type="float" office:value="0.165989012804769" calcext:value-type="float">
            <text:p>0.165989012804769</text:p>
          </table:table-cell>
          <table:table-cell table:number-columns-repeated="1007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" calcext:value-type="float">
            <text:p>1</text:p>
          </table:table-cell>
          <table:table-cell office:value-type="float" office:value="0.836938" calcext:value-type="float">
            <text:p>0.836938</text:p>
          </table:table-cell>
          <table:table-cell table:number-columns-repeated="2" office:value-type="float" office:value="0.163062" calcext:value-type="float">
            <text:p>0.163062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" calcext:value-type="float">
            <text:p>1</text:p>
          </table:table-cell>
          <table:table-cell office:value-type="float" office:value="0.836602" calcext:value-type="float">
            <text:p>0.836602</text:p>
          </table:table-cell>
          <table:table-cell table:number-columns-repeated="2" office:value-type="float" office:value="0.163398" calcext:value-type="float">
            <text:p>0.163398</text:p>
          </table:table-cell>
          <table:table-cell/>
          <table:table-cell office:value-type="float" office:value="4.59999999999995" calcext:value-type="float">
            <text:p>4.59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4838860850376" calcext:value-type="float">
            <text:p>0.834838860850376</text:p>
          </table:table-cell>
          <table:table-cell table:number-columns-repeated="2" office:value-type="float" office:value="0.165161139149624" calcext:value-type="float">
            <text:p>0.165161139149624</text:p>
          </table:table-cell>
          <table:table-cell table:number-columns-repeated="1007"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0.837758" calcext:value-type="float">
            <text:p>0.837758</text:p>
          </table:table-cell>
          <table:table-cell table:number-columns-repeated="2" office:value-type="float" office:value="0.162242" calcext:value-type="float">
            <text:p>0.162242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0.837421" calcext:value-type="float">
            <text:p>0.837421</text:p>
          </table:table-cell>
          <table:table-cell table:number-columns-repeated="2" office:value-type="float" office:value="0.162579" calcext:value-type="float">
            <text:p>0.162579</text:p>
          </table:table-cell>
          <table:table-cell/>
          <table:table-cell office:value-type="float" office:value="4.60999999999995" calcext:value-type="float">
            <text:p>4.60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5662605468441" calcext:value-type="float">
            <text:p>0.835662605468441</text:p>
          </table:table-cell>
          <table:table-cell table:number-columns-repeated="2" office:value-type="float" office:value="0.164337394531559" calcext:value-type="float">
            <text:p>0.164337394531559</text:p>
          </table:table-cell>
          <table:table-cell table:number-columns-repeated="1007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float" office:value="0.838573" calcext:value-type="float">
            <text:p>0.838573</text:p>
          </table:table-cell>
          <table:table-cell table:number-columns-repeated="2" office:value-type="float" office:value="0.161427" calcext:value-type="float">
            <text:p>0.161427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" calcext:value-type="float">
            <text:p>1</text:p>
          </table:table-cell>
          <table:table-cell office:value-type="float" office:value="0.838236" calcext:value-type="float">
            <text:p>0.838236</text:p>
          </table:table-cell>
          <table:table-cell table:number-columns-repeated="2" office:value-type="float" office:value="0.161764" calcext:value-type="float">
            <text:p>0.161764</text:p>
          </table:table-cell>
          <table:table-cell/>
          <table:table-cell office:value-type="float" office:value="4.61999999999995" calcext:value-type="float">
            <text:p>4.61999999999995</text:p>
          </table:table-cell>
          <table:table-cell office:value-type="float" office:value="1" calcext:value-type="float">
            <text:p>1</text:p>
          </table:table-cell>
          <table:table-cell office:value-type="float" office:value="0.836482241643083" calcext:value-type="float">
            <text:p>0.836482241643083</text:p>
          </table:table-cell>
          <table:table-cell table:number-columns-repeated="2" office:value-type="float" office:value="0.163517758356917" calcext:value-type="float">
            <text:p>0.163517758356917</text:p>
          </table:table-cell>
          <table:table-cell table:number-columns-repeated="1007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0.839384" calcext:value-type="float">
            <text:p>0.839384</text:p>
          </table:table-cell>
          <table:table-cell table:number-columns-repeated="2" office:value-type="float" office:value="0.160616" calcext:value-type="float">
            <text:p>0.160616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0.839047" calcext:value-type="float">
            <text:p>0.839047</text:p>
          </table:table-cell>
          <table:table-cell table:number-columns-repeated="2" office:value-type="float" office:value="0.160953" calcext:value-type="float">
            <text:p>0.160953</text:p>
          </table:table-cell>
          <table:table-cell/>
          <table:table-cell office:value-type="float" office:value="4.62999999999994" calcext:value-type="float">
            <text:p>4.62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3729778986525" calcext:value-type="float">
            <text:p>0.83729778986525</text:p>
          </table:table-cell>
          <table:table-cell table:number-columns-repeated="2" office:value-type="float" office:value="0.16270221013475" calcext:value-type="float">
            <text:p>0.16270221013475</text:p>
          </table:table-cell>
          <table:table-cell table:number-columns-repeated="1007"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0.840191" calcext:value-type="float">
            <text:p>0.840191</text:p>
          </table:table-cell>
          <table:table-cell table:number-columns-repeated="2" office:value-type="float" office:value="0.159809" calcext:value-type="float">
            <text:p>0.159809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0.839854" calcext:value-type="float">
            <text:p>0.839854</text:p>
          </table:table-cell>
          <table:table-cell table:number-columns-repeated="2" office:value-type="float" office:value="0.160146" calcext:value-type="float">
            <text:p>0.160146</text:p>
          </table:table-cell>
          <table:table-cell/>
          <table:table-cell office:value-type="float" office:value="4.63999999999994" calcext:value-type="float">
            <text:p>4.63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38109270523689" calcext:value-type="float">
            <text:p>0.838109270523689</text:p>
          </table:table-cell>
          <table:table-cell table:number-columns-repeated="2" office:value-type="float" office:value="0.161890729476311" calcext:value-type="float">
            <text:p>0.161890729476311</text:p>
          </table:table-cell>
          <table:table-cell table:number-columns-repeated="1007"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.840994" calcext:value-type="float">
            <text:p>0.840994</text:p>
          </table:table-cell>
          <table:table-cell table:number-columns-repeated="2" office:value-type="float" office:value="0.159006" calcext:value-type="float">
            <text:p>0.159006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.840657" calcext:value-type="float">
            <text:p>0.840657</text:p>
          </table:table-cell>
          <table:table-cell table:number-columns-repeated="2" office:value-type="float" office:value="0.159343" calcext:value-type="float">
            <text:p>0.159343</text:p>
          </table:table-cell>
          <table:table-cell/>
          <table:table-cell office:value-type="float" office:value="4.64999999999994" calcext:value-type="float">
            <text:p>4.64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3891670390546" calcext:value-type="float">
            <text:p>0.83891670390546</text:p>
          </table:table-cell>
          <table:table-cell table:number-columns-repeated="2" office:value-type="float" office:value="0.16108329609454" calcext:value-type="float">
            <text:p>0.16108329609454</text:p>
          </table:table-cell>
          <table:table-cell table:number-columns-repeated="1007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0.841793" calcext:value-type="float">
            <text:p>0.841793</text:p>
          </table:table-cell>
          <table:table-cell table:number-columns-repeated="2" office:value-type="float" office:value="0.158207" calcext:value-type="float">
            <text:p>0.158207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0.841455" calcext:value-type="float">
            <text:p>0.841455</text:p>
          </table:table-cell>
          <table:table-cell table:number-columns-repeated="2" office:value-type="float" office:value="0.158545" calcext:value-type="float">
            <text:p>0.158545</text:p>
          </table:table-cell>
          <table:table-cell/>
          <table:table-cell office:value-type="float" office:value="4.65999999999994" calcext:value-type="float">
            <text:p>4.65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39720110196439" calcext:value-type="float">
            <text:p>0.839720110196439</text:p>
          </table:table-cell>
          <table:table-cell table:number-columns-repeated="2" office:value-type="float" office:value="0.160279889803561" calcext:value-type="float">
            <text:p>0.160279889803561</text:p>
          </table:table-cell>
          <table:table-cell table:number-columns-repeated="1007"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" calcext:value-type="float">
            <text:p>1</text:p>
          </table:table-cell>
          <table:table-cell office:value-type="float" office:value="0.842589" calcext:value-type="float">
            <text:p>0.842589</text:p>
          </table:table-cell>
          <table:table-cell table:number-columns-repeated="2" office:value-type="float" office:value="0.157411" calcext:value-type="float">
            <text:p>0.157411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" calcext:value-type="float">
            <text:p>1</text:p>
          </table:table-cell>
          <table:table-cell office:value-type="float" office:value="0.84225" calcext:value-type="float">
            <text:p>0.84225</text:p>
          </table:table-cell>
          <table:table-cell table:number-columns-repeated="2" office:value-type="float" office:value="0.15775" calcext:value-type="float">
            <text:p>0.15775</text:p>
          </table:table-cell>
          <table:table-cell/>
          <table:table-cell office:value-type="float" office:value="4.66999999999994" calcext:value-type="float">
            <text:p>4.66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0519509481824" calcext:value-type="float">
            <text:p>0.840519509481824</text:p>
          </table:table-cell>
          <table:table-cell table:number-columns-repeated="2" office:value-type="float" office:value="0.159480490518176" calcext:value-type="float">
            <text:p>0.159480490518176</text:p>
          </table:table-cell>
          <table:table-cell table:number-columns-repeated="1007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.84338" calcext:value-type="float">
            <text:p>0.84338</text:p>
          </table:table-cell>
          <table:table-cell table:number-columns-repeated="2" office:value-type="float" office:value="0.15662" calcext:value-type="float">
            <text:p>0.1566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.843041" calcext:value-type="float">
            <text:p>0.843041</text:p>
          </table:table-cell>
          <table:table-cell table:number-columns-repeated="2" office:value-type="float" office:value="0.156959" calcext:value-type="float">
            <text:p>0.156959</text:p>
          </table:table-cell>
          <table:table-cell/>
          <table:table-cell office:value-type="float" office:value="4.67999999999994" calcext:value-type="float">
            <text:p>4.67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1314921746641" calcext:value-type="float">
            <text:p>0.841314921746641</text:p>
          </table:table-cell>
          <table:table-cell table:number-columns-repeated="2" office:value-type="float" office:value="0.158685078253359" calcext:value-type="float">
            <text:p>0.158685078253359</text:p>
          </table:table-cell>
          <table:table-cell table:number-columns-repeated="1007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" calcext:value-type="float">
            <text:p>1</text:p>
          </table:table-cell>
          <table:table-cell office:value-type="float" office:value="0.844167" calcext:value-type="float">
            <text:p>0.844167</text:p>
          </table:table-cell>
          <table:table-cell table:number-columns-repeated="2" office:value-type="float" office:value="0.155833" calcext:value-type="float">
            <text:p>0.155833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" calcext:value-type="float">
            <text:p>1</text:p>
          </table:table-cell>
          <table:table-cell office:value-type="float" office:value="0.843828" calcext:value-type="float">
            <text:p>0.843828</text:p>
          </table:table-cell>
          <table:table-cell table:number-columns-repeated="2" office:value-type="float" office:value="0.156172" calcext:value-type="float">
            <text:p>0.156172</text:p>
          </table:table-cell>
          <table:table-cell/>
          <table:table-cell office:value-type="float" office:value="4.68999999999994" calcext:value-type="float">
            <text:p>4.68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2106366876236" calcext:value-type="float">
            <text:p>0.842106366876236</text:p>
          </table:table-cell>
          <table:table-cell table:number-columns-repeated="2" office:value-type="float" office:value="0.157893633123764" calcext:value-type="float">
            <text:p>0.157893633123764</text:p>
          </table:table-cell>
          <table:table-cell table:number-columns-repeated="1007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" calcext:value-type="float">
            <text:p>1</text:p>
          </table:table-cell>
          <table:table-cell office:value-type="float" office:value="0.84495" calcext:value-type="float">
            <text:p>0.84495</text:p>
          </table:table-cell>
          <table:table-cell table:number-columns-repeated="2" office:value-type="float" office:value="0.15505" calcext:value-type="float">
            <text:p>0.15505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" calcext:value-type="float">
            <text:p>1</text:p>
          </table:table-cell>
          <table:table-cell office:value-type="float" office:value="0.844611" calcext:value-type="float">
            <text:p>0.844611</text:p>
          </table:table-cell>
          <table:table-cell table:number-columns-repeated="2" office:value-type="float" office:value="0.155389" calcext:value-type="float">
            <text:p>0.155389</text:p>
          </table:table-cell>
          <table:table-cell/>
          <table:table-cell office:value-type="float" office:value="4.69999999999994" calcext:value-type="float">
            <text:p>4.69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289386465678" calcext:value-type="float">
            <text:p>0.84289386465678</text:p>
          </table:table-cell>
          <table:table-cell table:number-columns-repeated="2" office:value-type="float" office:value="0.15710613534322" calcext:value-type="float">
            <text:p>0.15710613534322</text:p>
          </table:table-cell>
          <table:table-cell table:number-columns-repeated="1007"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0.845729" calcext:value-type="float">
            <text:p>0.845729</text:p>
          </table:table-cell>
          <table:table-cell table:number-columns-repeated="2" office:value-type="float" office:value="0.154271" calcext:value-type="float">
            <text:p>0.154271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0.845389" calcext:value-type="float">
            <text:p>0.845389</text:p>
          </table:table-cell>
          <table:table-cell table:number-columns-repeated="2" office:value-type="float" office:value="0.154611" calcext:value-type="float">
            <text:p>0.154611</text:p>
          </table:table-cell>
          <table:table-cell/>
          <table:table-cell office:value-type="float" office:value="4.70999999999994" calcext:value-type="float">
            <text:p>4.70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3677434775757" calcext:value-type="float">
            <text:p>0.843677434775757</text:p>
          </table:table-cell>
          <table:table-cell table:number-columns-repeated="2" office:value-type="float" office:value="0.156322565224243" calcext:value-type="float">
            <text:p>0.156322565224243</text:p>
          </table:table-cell>
          <table:table-cell table:number-columns-repeated="1007"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1" calcext:value-type="float">
            <text:p>1</text:p>
          </table:table-cell>
          <table:table-cell office:value-type="float" office:value="0.846504" calcext:value-type="float">
            <text:p>0.846504</text:p>
          </table:table-cell>
          <table:table-cell table:number-columns-repeated="2" office:value-type="float" office:value="0.153496" calcext:value-type="float">
            <text:p>0.153496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" calcext:value-type="float">
            <text:p>1</text:p>
          </table:table-cell>
          <table:table-cell office:value-type="float" office:value="0.846164" calcext:value-type="float">
            <text:p>0.846164</text:p>
          </table:table-cell>
          <table:table-cell table:number-columns-repeated="2" office:value-type="float" office:value="0.153836" calcext:value-type="float">
            <text:p>0.153836</text:p>
          </table:table-cell>
          <table:table-cell/>
          <table:table-cell office:value-type="float" office:value="4.71999999999994" calcext:value-type="float">
            <text:p>4.71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4457096822462" calcext:value-type="float">
            <text:p>0.844457096822462</text:p>
          </table:table-cell>
          <table:table-cell table:number-columns-repeated="2" office:value-type="float" office:value="0.155542903177538" calcext:value-type="float">
            <text:p>0.155542903177538</text:p>
          </table:table-cell>
          <table:table-cell table:number-columns-repeated="1007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office:value-type="float" office:value="0.847275" calcext:value-type="float">
            <text:p>0.847275</text:p>
          </table:table-cell>
          <table:table-cell table:number-columns-repeated="2" office:value-type="float" office:value="0.152725" calcext:value-type="float">
            <text:p>0.15272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office:value-type="float" office:value="0.846936" calcext:value-type="float">
            <text:p>0.846936</text:p>
          </table:table-cell>
          <table:table-cell table:number-columns-repeated="2" office:value-type="float" office:value="0.153064" calcext:value-type="float">
            <text:p>0.153064</text:p>
          </table:table-cell>
          <table:table-cell/>
          <table:table-cell office:value-type="float" office:value="4.72999999999994" calcext:value-type="float">
            <text:p>4.72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5232870288487" calcext:value-type="float">
            <text:p>0.845232870288487</text:p>
          </table:table-cell>
          <table:table-cell table:number-columns-repeated="2" office:value-type="float" office:value="0.154767129711513" calcext:value-type="float">
            <text:p>0.154767129711513</text:p>
          </table:table-cell>
          <table:table-cell table:number-columns-repeated="1007"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0.848043" calcext:value-type="float">
            <text:p>0.848043</text:p>
          </table:table-cell>
          <table:table-cell table:number-columns-repeated="2" office:value-type="float" office:value="0.151957" calcext:value-type="float">
            <text:p>0.151957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0.847703" calcext:value-type="float">
            <text:p>0.847703</text:p>
          </table:table-cell>
          <table:table-cell table:number-columns-repeated="2" office:value-type="float" office:value="0.152297" calcext:value-type="float">
            <text:p>0.152297</text:p>
          </table:table-cell>
          <table:table-cell/>
          <table:table-cell office:value-type="float" office:value="4.73999999999994" calcext:value-type="float">
            <text:p>4.73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6004774568208" calcext:value-type="float">
            <text:p>0.846004774568208</text:p>
          </table:table-cell>
          <table:table-cell table:number-columns-repeated="2" office:value-type="float" office:value="0.153995225431792" calcext:value-type="float">
            <text:p>0.153995225431792</text:p>
          </table:table-cell>
          <table:table-cell table:number-columns-repeated="1007"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1" calcext:value-type="float">
            <text:p>1</text:p>
          </table:table-cell>
          <table:table-cell office:value-type="float" office:value="0.848807" calcext:value-type="float">
            <text:p>0.848807</text:p>
          </table:table-cell>
          <table:table-cell table:number-columns-repeated="2" office:value-type="float" office:value="0.151193" calcext:value-type="float">
            <text:p>0.151193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" calcext:value-type="float">
            <text:p>1</text:p>
          </table:table-cell>
          <table:table-cell office:value-type="float" office:value="0.848466" calcext:value-type="float">
            <text:p>0.848466</text:p>
          </table:table-cell>
          <table:table-cell table:number-columns-repeated="2" office:value-type="float" office:value="0.151534" calcext:value-type="float">
            <text:p>0.151534</text:p>
          </table:table-cell>
          <table:table-cell/>
          <table:table-cell office:value-type="float" office:value="4.74999999999994" calcext:value-type="float">
            <text:p>4.74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6772828959273" calcext:value-type="float">
            <text:p>0.846772828959273</text:p>
          </table:table-cell>
          <table:table-cell table:number-columns-repeated="2" office:value-type="float" office:value="0.153227171040727" calcext:value-type="float">
            <text:p>0.153227171040727</text:p>
          </table:table-cell>
          <table:table-cell table:number-columns-repeated="1007"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" calcext:value-type="float">
            <text:p>1</text:p>
          </table:table-cell>
          <table:table-cell office:value-type="float" office:value="0.849566" calcext:value-type="float">
            <text:p>0.849566</text:p>
          </table:table-cell>
          <table:table-cell table:number-columns-repeated="2" office:value-type="float" office:value="0.150434" calcext:value-type="float">
            <text:p>0.150434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1" calcext:value-type="float">
            <text:p>1</text:p>
          </table:table-cell>
          <table:table-cell office:value-type="float" office:value="0.849226" calcext:value-type="float">
            <text:p>0.849226</text:p>
          </table:table-cell>
          <table:table-cell table:number-columns-repeated="2" office:value-type="float" office:value="0.150774" calcext:value-type="float">
            <text:p>0.150774</text:p>
          </table:table-cell>
          <table:table-cell/>
          <table:table-cell office:value-type="float" office:value="4.75999999999994" calcext:value-type="float">
            <text:p>4.75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7537052663081" calcext:value-type="float">
            <text:p>0.847537052663081</text:p>
          </table:table-cell>
          <table:table-cell table:number-columns-repeated="2" office:value-type="float" office:value="0.152462947336919" calcext:value-type="float">
            <text:p>0.152462947336919</text:p>
          </table:table-cell>
          <table:table-cell table:number-columns-repeated="1007"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1" calcext:value-type="float">
            <text:p>1</text:p>
          </table:table-cell>
          <table:table-cell office:value-type="float" office:value="0.850322" calcext:value-type="float">
            <text:p>0.850322</text:p>
          </table:table-cell>
          <table:table-cell table:number-columns-repeated="2" office:value-type="float" office:value="0.149678" calcext:value-type="float">
            <text:p>0.149678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" calcext:value-type="float">
            <text:p>1</text:p>
          </table:table-cell>
          <table:table-cell office:value-type="float" office:value="0.849982" calcext:value-type="float">
            <text:p>0.849982</text:p>
          </table:table-cell>
          <table:table-cell table:number-columns-repeated="2" office:value-type="float" office:value="0.150018" calcext:value-type="float">
            <text:p>0.150018</text:p>
          </table:table-cell>
          <table:table-cell/>
          <table:table-cell office:value-type="float" office:value="4.76999999999994" calcext:value-type="float">
            <text:p>4.76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8297464785264" calcext:value-type="float">
            <text:p>0.848297464785264</text:p>
          </table:table-cell>
          <table:table-cell table:number-columns-repeated="2" office:value-type="float" office:value="0.151702535214736" calcext:value-type="float">
            <text:p>0.151702535214736</text:p>
          </table:table-cell>
          <table:table-cell table:number-columns-repeated="100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851074" calcext:value-type="float">
            <text:p>0.851074</text:p>
          </table:table-cell>
          <table:table-cell table:number-columns-repeated="2" office:value-type="float" office:value="0.148926" calcext:value-type="float">
            <text:p>0.148926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850734" calcext:value-type="float">
            <text:p>0.850734</text:p>
          </table:table-cell>
          <table:table-cell table:number-columns-repeated="2" office:value-type="float" office:value="0.149266" calcext:value-type="float">
            <text:p>0.149266</text:p>
          </table:table-cell>
          <table:table-cell/>
          <table:table-cell office:value-type="float" office:value="4.77999999999994" calcext:value-type="float">
            <text:p>4.77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9054084336167" calcext:value-type="float">
            <text:p>0.849054084336167</text:p>
          </table:table-cell>
          <table:table-cell table:number-columns-repeated="2" office:value-type="float" office:value="0.150945915663833" calcext:value-type="float">
            <text:p>0.150945915663833</text:p>
          </table:table-cell>
          <table:table-cell table:number-columns-repeated="1007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0.851823" calcext:value-type="float">
            <text:p>0.851823</text:p>
          </table:table-cell>
          <table:table-cell table:number-columns-repeated="2" office:value-type="float" office:value="0.148177" calcext:value-type="float">
            <text:p>0.148177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0.851482" calcext:value-type="float">
            <text:p>0.851482</text:p>
          </table:table-cell>
          <table:table-cell table:number-columns-repeated="2" office:value-type="float" office:value="0.148518" calcext:value-type="float">
            <text:p>0.148518</text:p>
          </table:table-cell>
          <table:table-cell/>
          <table:table-cell office:value-type="float" office:value="4.78999999999994" calcext:value-type="float">
            <text:p>4.78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49806930231316" calcext:value-type="float">
            <text:p>0.849806930231316</text:p>
          </table:table-cell>
          <table:table-cell table:number-columns-repeated="2" office:value-type="float" office:value="0.150193069768684" calcext:value-type="float">
            <text:p>0.150193069768684</text:p>
          </table:table-cell>
          <table:table-cell table:number-columns-repeated="1007"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" calcext:value-type="float">
            <text:p>1</text:p>
          </table:table-cell>
          <table:table-cell office:value-type="float" office:value="0.852568" calcext:value-type="float">
            <text:p>0.852568</text:p>
          </table:table-cell>
          <table:table-cell table:number-columns-repeated="2" office:value-type="float" office:value="0.147432" calcext:value-type="float">
            <text:p>0.147432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1" calcext:value-type="float">
            <text:p>1</text:p>
          </table:table-cell>
          <table:table-cell office:value-type="float" office:value="0.852226" calcext:value-type="float">
            <text:p>0.852226</text:p>
          </table:table-cell>
          <table:table-cell table:number-columns-repeated="2" office:value-type="float" office:value="0.147774" calcext:value-type="float">
            <text:p>0.147774</text:p>
          </table:table-cell>
          <table:table-cell/>
          <table:table-cell office:value-type="float" office:value="4.79999999999994" calcext:value-type="float">
            <text:p>4.79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0556021291898" calcext:value-type="float">
            <text:p>0.850556021291898</text:p>
          </table:table-cell>
          <table:table-cell table:number-columns-repeated="2" office:value-type="float" office:value="0.149443978708102" calcext:value-type="float">
            <text:p>0.149443978708102</text:p>
          </table:table-cell>
          <table:table-cell table:number-columns-repeated="1007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office:value-type="float" office:value="0.853308" calcext:value-type="float">
            <text:p>0.853308</text:p>
          </table:table-cell>
          <table:table-cell table:number-columns-repeated="2" office:value-type="float" office:value="0.146692" calcext:value-type="float">
            <text:p>0.146692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office:value-type="float" office:value="0.852967" calcext:value-type="float">
            <text:p>0.852967</text:p>
          </table:table-cell>
          <table:table-cell table:number-columns-repeated="2" office:value-type="float" office:value="0.147033" calcext:value-type="float">
            <text:p>0.147033</text:p>
          </table:table-cell>
          <table:table-cell/>
          <table:table-cell office:value-type="float" office:value="4.80999999999994" calcext:value-type="float">
            <text:p>4.80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1301376245229" calcext:value-type="float">
            <text:p>0.851301376245229</text:p>
          </table:table-cell>
          <table:table-cell table:number-columns-repeated="2" office:value-type="float" office:value="0.148698623754771" calcext:value-type="float">
            <text:p>0.148698623754771</text:p>
          </table:table-cell>
          <table:table-cell table:number-columns-repeated="1007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.854046" calcext:value-type="float">
            <text:p>0.854046</text:p>
          </table:table-cell>
          <table:table-cell table:number-columns-repeated="2" office:value-type="float" office:value="0.145954" calcext:value-type="float">
            <text:p>0.145954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.853704" calcext:value-type="float">
            <text:p>0.853704</text:p>
          </table:table-cell>
          <table:table-cell table:number-columns-repeated="2" office:value-type="float" office:value="0.146296" calcext:value-type="float">
            <text:p>0.146296</text:p>
          </table:table-cell>
          <table:table-cell/>
          <table:table-cell office:value-type="float" office:value="4.81999999999994" calcext:value-type="float">
            <text:p>4.81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2043013725222" calcext:value-type="float">
            <text:p>0.852043013725222</text:p>
          </table:table-cell>
          <table:table-cell table:number-columns-repeated="2" office:value-type="float" office:value="0.147956986274778" calcext:value-type="float">
            <text:p>0.147956986274778</text:p>
          </table:table-cell>
          <table:table-cell table:number-columns-repeated="1007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" calcext:value-type="float">
            <text:p>1</text:p>
          </table:table-cell>
          <table:table-cell office:value-type="float" office:value="0.854779" calcext:value-type="float">
            <text:p>0.854779</text:p>
          </table:table-cell>
          <table:table-cell table:number-columns-repeated="2" office:value-type="float" office:value="0.145221" calcext:value-type="float">
            <text:p>0.145221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1" calcext:value-type="float">
            <text:p>1</text:p>
          </table:table-cell>
          <table:table-cell office:value-type="float" office:value="0.854437" calcext:value-type="float">
            <text:p>0.854437</text:p>
          </table:table-cell>
          <table:table-cell table:number-columns-repeated="2" office:value-type="float" office:value="0.145563" calcext:value-type="float">
            <text:p>0.145563</text:p>
          </table:table-cell>
          <table:table-cell/>
          <table:table-cell office:value-type="float" office:value="4.82999999999994" calcext:value-type="float">
            <text:p>4.82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2780952272851" calcext:value-type="float">
            <text:p>0.852780952272851</text:p>
          </table:table-cell>
          <table:table-cell table:number-columns-repeated="2" office:value-type="float" office:value="0.147219047727149" calcext:value-type="float">
            <text:p>0.147219047727149</text:p>
          </table:table-cell>
          <table:table-cell table:number-columns-repeated="1007"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office:value-type="float" office:value="0.855509" calcext:value-type="float">
            <text:p>0.855509</text:p>
          </table:table-cell>
          <table:table-cell table:number-columns-repeated="2" office:value-type="float" office:value="0.144491" calcext:value-type="float">
            <text:p>0.14449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office:value-type="float" office:value="0.855167" calcext:value-type="float">
            <text:p>0.855167</text:p>
          </table:table-cell>
          <table:table-cell table:number-columns-repeated="2" office:value-type="float" office:value="0.144833" calcext:value-type="float">
            <text:p>0.144833</text:p>
          </table:table-cell>
          <table:table-cell/>
          <table:table-cell office:value-type="float" office:value="4.83999999999994" calcext:value-type="float">
            <text:p>4.83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351521033662" calcext:value-type="float">
            <text:p>0.85351521033662</text:p>
          </table:table-cell>
          <table:table-cell table:number-columns-repeated="2" office:value-type="float" office:value="0.14648478966338" calcext:value-type="float">
            <text:p>0.14648478966338</text:p>
          </table:table-cell>
          <table:table-cell table:number-columns-repeated="1007"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" calcext:value-type="float">
            <text:p>1</text:p>
          </table:table-cell>
          <table:table-cell office:value-type="float" office:value="0.856235" calcext:value-type="float">
            <text:p>0.856235</text:p>
          </table:table-cell>
          <table:table-cell table:number-columns-repeated="2" office:value-type="float" office:value="0.143765" calcext:value-type="float">
            <text:p>0.143765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1" calcext:value-type="float">
            <text:p>1</text:p>
          </table:table-cell>
          <table:table-cell office:value-type="float" office:value="0.855893" calcext:value-type="float">
            <text:p>0.855893</text:p>
          </table:table-cell>
          <table:table-cell table:number-columns-repeated="2" office:value-type="float" office:value="0.144107" calcext:value-type="float">
            <text:p>0.144107</text:p>
          </table:table-cell>
          <table:table-cell/>
          <table:table-cell office:value-type="float" office:value="4.84999999999994" calcext:value-type="float">
            <text:p>4.84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4245806273018" calcext:value-type="float">
            <text:p>0.854245806273018</text:p>
          </table:table-cell>
          <table:table-cell table:number-columns-repeated="2" office:value-type="float" office:value="0.145754193726982" calcext:value-type="float">
            <text:p>0.145754193726982</text:p>
          </table:table-cell>
          <table:table-cell table:number-columns-repeated="1007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.856957" calcext:value-type="float">
            <text:p>0.856957</text:p>
          </table:table-cell>
          <table:table-cell table:number-columns-repeated="2" office:value-type="float" office:value="0.143043" calcext:value-type="float">
            <text:p>0.143043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.856615" calcext:value-type="float">
            <text:p>0.856615</text:p>
          </table:table-cell>
          <table:table-cell table:number-columns-repeated="2" office:value-type="float" office:value="0.143385" calcext:value-type="float">
            <text:p>0.143385</text:p>
          </table:table-cell>
          <table:table-cell/>
          <table:table-cell office:value-type="float" office:value="4.85999999999994" calcext:value-type="float">
            <text:p>4.85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4972758346981" calcext:value-type="float">
            <text:p>0.854972758346981</text:p>
          </table:table-cell>
          <table:table-cell table:number-columns-repeated="2" office:value-type="float" office:value="0.145027241653019" calcext:value-type="float">
            <text:p>0.145027241653019</text:p>
          </table:table-cell>
          <table:table-cell table:number-columns-repeated="1007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0.857676" calcext:value-type="float">
            <text:p>0.857676</text:p>
          </table:table-cell>
          <table:table-cell table:number-columns-repeated="2" office:value-type="float" office:value="0.142324" calcext:value-type="float">
            <text:p>0.142324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0.857334" calcext:value-type="float">
            <text:p>0.857334</text:p>
          </table:table-cell>
          <table:table-cell table:number-columns-repeated="2" office:value-type="float" office:value="0.142666" calcext:value-type="float">
            <text:p>0.142666</text:p>
          </table:table-cell>
          <table:table-cell/>
          <table:table-cell office:value-type="float" office:value="4.86999999999994" calcext:value-type="float">
            <text:p>4.86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569608473235" calcext:value-type="float">
            <text:p>0.85569608473235</text:p>
          </table:table-cell>
          <table:table-cell table:number-columns-repeated="2" office:value-type="float" office:value="0.14430391526765" calcext:value-type="float">
            <text:p>0.14430391526765</text:p>
          </table:table-cell>
          <table:table-cell table:number-columns-repeated="1007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0.858391" calcext:value-type="float">
            <text:p>0.858391</text:p>
          </table:table-cell>
          <table:table-cell table:number-columns-repeated="2" office:value-type="float" office:value="0.141609" calcext:value-type="float">
            <text:p>0.14160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0.858049" calcext:value-type="float">
            <text:p>0.858049</text:p>
          </table:table-cell>
          <table:table-cell table:number-columns-repeated="2" office:value-type="float" office:value="0.141951" calcext:value-type="float">
            <text:p>0.141951</text:p>
          </table:table-cell>
          <table:table-cell/>
          <table:table-cell office:value-type="float" office:value="4.87999999999994" calcext:value-type="float">
            <text:p>4.87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6415803512321" calcext:value-type="float">
            <text:p>0.856415803512321</text:p>
          </table:table-cell>
          <table:table-cell table:number-columns-repeated="2" office:value-type="float" office:value="0.143584196487679" calcext:value-type="float">
            <text:p>0.143584196487679</text:p>
          </table:table-cell>
          <table:table-cell table:number-columns-repeated="1007"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0.859103" calcext:value-type="float">
            <text:p>0.859103</text:p>
          </table:table-cell>
          <table:table-cell table:number-columns-repeated="2" office:value-type="float" office:value="0.140897" calcext:value-type="float">
            <text:p>0.140897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0.858761" calcext:value-type="float">
            <text:p>0.858761</text:p>
          </table:table-cell>
          <table:table-cell table:number-columns-repeated="2" office:value-type="float" office:value="0.141239" calcext:value-type="float">
            <text:p>0.141239</text:p>
          </table:table-cell>
          <table:table-cell/>
          <table:table-cell office:value-type="float" office:value="4.88999999999994" calcext:value-type="float">
            <text:p>4.88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7131932679902" calcext:value-type="float">
            <text:p>0.857131932679902</text:p>
          </table:table-cell>
          <table:table-cell table:number-columns-repeated="2" office:value-type="float" office:value="0.142868067320098" calcext:value-type="float">
            <text:p>0.142868067320098</text:p>
          </table:table-cell>
          <table:table-cell table:number-columns-repeated="1007"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" calcext:value-type="float">
            <text:p>1</text:p>
          </table:table-cell>
          <table:table-cell office:value-type="float" office:value="0.859811" calcext:value-type="float">
            <text:p>0.859811</text:p>
          </table:table-cell>
          <table:table-cell table:number-columns-repeated="2" office:value-type="float" office:value="0.140189" calcext:value-type="float">
            <text:p>0.140189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1" calcext:value-type="float">
            <text:p>1</text:p>
          </table:table-cell>
          <table:table-cell office:value-type="float" office:value="0.859469" calcext:value-type="float">
            <text:p>0.859469</text:p>
          </table:table-cell>
          <table:table-cell table:number-columns-repeated="2" office:value-type="float" office:value="0.140531" calcext:value-type="float">
            <text:p>0.140531</text:p>
          </table:table-cell>
          <table:table-cell/>
          <table:table-cell office:value-type="float" office:value="4.89999999999994" calcext:value-type="float">
            <text:p>4.89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7844490138358" calcext:value-type="float">
            <text:p>0.857844490138358</text:p>
          </table:table-cell>
          <table:table-cell table:number-columns-repeated="2" office:value-type="float" office:value="0.142155509861642" calcext:value-type="float">
            <text:p>0.142155509861642</text:p>
          </table:table-cell>
          <table:table-cell table:number-columns-repeated="1007"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0.860516" calcext:value-type="float">
            <text:p>0.860516</text:p>
          </table:table-cell>
          <table:table-cell table:number-columns-repeated="2" office:value-type="float" office:value="0.139484" calcext:value-type="float">
            <text:p>0.139484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0.860173" calcext:value-type="float">
            <text:p>0.860173</text:p>
          </table:table-cell>
          <table:table-cell table:number-columns-repeated="2" office:value-type="float" office:value="0.139827" calcext:value-type="float">
            <text:p>0.139827</text:p>
          </table:table-cell>
          <table:table-cell/>
          <table:table-cell office:value-type="float" office:value="4.90999999999994" calcext:value-type="float">
            <text:p>4.90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8553493701664" calcext:value-type="float">
            <text:p>0.858553493701664</text:p>
          </table:table-cell>
          <table:table-cell table:number-columns-repeated="2" office:value-type="float" office:value="0.141446506298336" calcext:value-type="float">
            <text:p>0.141446506298336</text:p>
          </table:table-cell>
          <table:table-cell table:number-columns-repeated="1007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office:value-type="float" office:value="0.861216" calcext:value-type="float">
            <text:p>0.861216</text:p>
          </table:table-cell>
          <table:table-cell table:number-columns-repeated="2" office:value-type="float" office:value="0.138784" calcext:value-type="float">
            <text:p>0.138784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office:value-type="float" office:value="0.860874" calcext:value-type="float">
            <text:p>0.860874</text:p>
          </table:table-cell>
          <table:table-cell table:number-columns-repeated="2" office:value-type="float" office:value="0.139126" calcext:value-type="float">
            <text:p>0.139126</text:p>
          </table:table-cell>
          <table:table-cell/>
          <table:table-cell office:value-type="float" office:value="4.91999999999994" calcext:value-type="float">
            <text:p>4.91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9258961094946" calcext:value-type="float">
            <text:p>0.859258961094946</text:p>
          </table:table-cell>
          <table:table-cell table:number-columns-repeated="2" office:value-type="float" office:value="0.140741038905054" calcext:value-type="float">
            <text:p>0.140741038905054</text:p>
          </table:table-cell>
          <table:table-cell table:number-columns-repeated="1007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0.861914" calcext:value-type="float">
            <text:p>0.861914</text:p>
          </table:table-cell>
          <table:table-cell table:number-columns-repeated="2" office:value-type="float" office:value="0.138086" calcext:value-type="float">
            <text:p>0.138086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0.861571" calcext:value-type="float">
            <text:p>0.861571</text:p>
          </table:table-cell>
          <table:table-cell table:number-columns-repeated="2" office:value-type="float" office:value="0.138429" calcext:value-type="float">
            <text:p>0.138429</text:p>
          </table:table-cell>
          <table:table-cell/>
          <table:table-cell office:value-type="float" office:value="4.92999999999994" calcext:value-type="float">
            <text:p>4.92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59960909954925" calcext:value-type="float">
            <text:p>0.859960909954925</text:p>
          </table:table-cell>
          <table:table-cell table:number-columns-repeated="2" office:value-type="float" office:value="0.140039090045075" calcext:value-type="float">
            <text:p>0.140039090045075</text:p>
          </table:table-cell>
          <table:table-cell table:number-columns-repeated="1007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0.862608" calcext:value-type="float">
            <text:p>0.862608</text:p>
          </table:table-cell>
          <table:table-cell table:number-columns-repeated="2" office:value-type="float" office:value="0.137392" calcext:value-type="float">
            <text:p>0.137392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0.862265" calcext:value-type="float">
            <text:p>0.862265</text:p>
          </table:table-cell>
          <table:table-cell table:number-columns-repeated="2" office:value-type="float" office:value="0.137735" calcext:value-type="float">
            <text:p>0.137735</text:p>
          </table:table-cell>
          <table:table-cell/>
          <table:table-cell office:value-type="float" office:value="4.93999999999994" calcext:value-type="float">
            <text:p>4.93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0659357830359" calcext:value-type="float">
            <text:p>0.860659357830359</text:p>
          </table:table-cell>
          <table:table-cell table:number-columns-repeated="2" office:value-type="float" office:value="0.139340642169641" calcext:value-type="float">
            <text:p>0.139340642169641</text:p>
          </table:table-cell>
          <table:table-cell table:number-columns-repeated="1007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office:value-type="float" office:value="0.863298" calcext:value-type="float">
            <text:p>0.863298</text:p>
          </table:table-cell>
          <table:table-cell table:number-columns-repeated="2" office:value-type="float" office:value="0.136702" calcext:value-type="float">
            <text:p>0.136702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office:value-type="float" office:value="0.862956" calcext:value-type="float">
            <text:p>0.862956</text:p>
          </table:table-cell>
          <table:table-cell table:number-columns-repeated="2" office:value-type="float" office:value="0.137044" calcext:value-type="float">
            <text:p>0.137044</text:p>
          </table:table-cell>
          <table:table-cell/>
          <table:table-cell office:value-type="float" office:value="4.94999999999994" calcext:value-type="float">
            <text:p>4.94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1354322182481" calcext:value-type="float">
            <text:p>0.861354322182481</text:p>
          </table:table-cell>
          <table:table-cell table:number-columns-repeated="2" office:value-type="float" office:value="0.138645677817519" calcext:value-type="float">
            <text:p>0.138645677817519</text:p>
          </table:table-cell>
          <table:table-cell table:number-columns-repeated="1007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0.863985" calcext:value-type="float">
            <text:p>0.863985</text:p>
          </table:table-cell>
          <table:table-cell table:number-columns-repeated="2" office:value-type="float" office:value="0.136015" calcext:value-type="float">
            <text:p>0.136015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0.863643" calcext:value-type="float">
            <text:p>0.863643</text:p>
          </table:table-cell>
          <table:table-cell table:number-columns-repeated="2" office:value-type="float" office:value="0.136357" calcext:value-type="float">
            <text:p>0.136357</text:p>
          </table:table-cell>
          <table:table-cell/>
          <table:table-cell office:value-type="float" office:value="4.95999999999994" calcext:value-type="float">
            <text:p>4.95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2045820385437" calcext:value-type="float">
            <text:p>0.862045820385437</text:p>
          </table:table-cell>
          <table:table-cell table:number-columns-repeated="2" office:value-type="float" office:value="0.137954179614563" calcext:value-type="float">
            <text:p>0.137954179614563</text:p>
          </table:table-cell>
          <table:table-cell table:number-columns-repeated="1007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" calcext:value-type="float">
            <text:p>1</text:p>
          </table:table-cell>
          <table:table-cell office:value-type="float" office:value="0.864669" calcext:value-type="float">
            <text:p>0.864669</text:p>
          </table:table-cell>
          <table:table-cell table:number-columns-repeated="2" office:value-type="float" office:value="0.135331" calcext:value-type="float">
            <text:p>0.135331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1" calcext:value-type="float">
            <text:p>1</text:p>
          </table:table-cell>
          <table:table-cell office:value-type="float" office:value="0.864326" calcext:value-type="float">
            <text:p>0.864326</text:p>
          </table:table-cell>
          <table:table-cell table:number-columns-repeated="2" office:value-type="float" office:value="0.135674" calcext:value-type="float">
            <text:p>0.135674</text:p>
          </table:table-cell>
          <table:table-cell/>
          <table:table-cell office:value-type="float" office:value="4.96999999999994" calcext:value-type="float">
            <text:p>4.96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2733869726718" calcext:value-type="float">
            <text:p>0.862733869726718</text:p>
          </table:table-cell>
          <table:table-cell table:number-columns-repeated="2" office:value-type="float" office:value="0.137266130273282" calcext:value-type="float">
            <text:p>0.13726613027328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5349" calcext:value-type="float">
            <text:p>0.865349</text:p>
          </table:table-cell>
          <table:table-cell table:number-columns-repeated="2" office:value-type="float" office:value="0.134651" calcext:value-type="float">
            <text:p>0.1346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5006" calcext:value-type="float">
            <text:p>0.865006</text:p>
          </table:table-cell>
          <table:table-cell table:number-columns-repeated="2" office:value-type="float" office:value="0.134994" calcext:value-type="float">
            <text:p>0.134994</text:p>
          </table:table-cell>
          <table:table-cell/>
          <table:table-cell office:value-type="float" office:value="4.97999999999994" calcext:value-type="float">
            <text:p>4.97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3418487407592" calcext:value-type="float">
            <text:p>0.863418487407592</text:p>
          </table:table-cell>
          <table:table-cell table:number-columns-repeated="2" office:value-type="float" office:value="0.136581512592408" calcext:value-type="float">
            <text:p>0.136581512592408</text:p>
          </table:table-cell>
          <table:table-cell table:number-columns-repeated="1007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office:value-type="float" office:value="0.866025" calcext:value-type="float">
            <text:p>0.866025</text:p>
          </table:table-cell>
          <table:table-cell table:number-columns-repeated="2" office:value-type="float" office:value="0.133975" calcext:value-type="float">
            <text:p>0.133975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office:value-type="float" office:value="0.865683" calcext:value-type="float">
            <text:p>0.865683</text:p>
          </table:table-cell>
          <table:table-cell table:number-columns-repeated="2" office:value-type="float" office:value="0.134317" calcext:value-type="float">
            <text:p>0.134317</text:p>
          </table:table-cell>
          <table:table-cell/>
          <table:table-cell office:value-type="float" office:value="4.98999999999994" calcext:value-type="float">
            <text:p>4.98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4099690543538" calcext:value-type="float">
            <text:p>0.864099690543538</text:p>
          </table:table-cell>
          <table:table-cell table:number-columns-repeated="2" office:value-type="float" office:value="0.135900309456462" calcext:value-type="float">
            <text:p>0.135900309456462</text:p>
          </table:table-cell>
          <table:table-cell table:number-columns-repeated="1007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.866699" calcext:value-type="float">
            <text:p>0.866699</text:p>
          </table:table-cell>
          <table:table-cell table:number-columns-repeated="2" office:value-type="float" office:value="0.133301" calcext:value-type="float">
            <text:p>0.133301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.866356" calcext:value-type="float">
            <text:p>0.866356</text:p>
          </table:table-cell>
          <table:table-cell table:number-columns-repeated="2" office:value-type="float" office:value="0.133644" calcext:value-type="float">
            <text:p>0.133644</text:p>
          </table:table-cell>
          <table:table-cell/>
          <table:table-cell office:value-type="float" office:value="4.99999999999994" calcext:value-type="float">
            <text:p>4.99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4777496164669" calcext:value-type="float">
            <text:p>0.864777496164669</text:p>
          </table:table-cell>
          <table:table-cell table:number-columns-repeated="2" office:value-type="float" office:value="0.135222503835331" calcext:value-type="float">
            <text:p>0.135222503835331</text:p>
          </table:table-cell>
          <table:table-cell table:number-columns-repeated="1007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0.867369" calcext:value-type="float">
            <text:p>0.867369</text:p>
          </table:table-cell>
          <table:table-cell table:number-columns-repeated="2" office:value-type="float" office:value="0.132631" calcext:value-type="float">
            <text:p>0.132631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0.867026" calcext:value-type="float">
            <text:p>0.867026</text:p>
          </table:table-cell>
          <table:table-cell table:number-columns-repeated="2" office:value-type="float" office:value="0.132974" calcext:value-type="float">
            <text:p>0.132974</text:p>
          </table:table-cell>
          <table:table-cell/>
          <table:table-cell office:value-type="float" office:value="5.00999999999994" calcext:value-type="float">
            <text:p>5.00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5451921216162" calcext:value-type="float">
            <text:p>0.865451921216162</text:p>
          </table:table-cell>
          <table:table-cell table:number-columns-repeated="2" office:value-type="float" office:value="0.134548078783838" calcext:value-type="float">
            <text:p>0.134548078783838</text:p>
          </table:table-cell>
          <table:table-cell table:number-columns-repeated="1007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0.868035" calcext:value-type="float">
            <text:p>0.868035</text:p>
          </table:table-cell>
          <table:table-cell table:number-columns-repeated="2" office:value-type="float" office:value="0.131965" calcext:value-type="float">
            <text:p>0.13196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0.867693" calcext:value-type="float">
            <text:p>0.867693</text:p>
          </table:table-cell>
          <table:table-cell table:number-columns-repeated="2" office:value-type="float" office:value="0.132307" calcext:value-type="float">
            <text:p>0.132307</text:p>
          </table:table-cell>
          <table:table-cell/>
          <table:table-cell office:value-type="float" office:value="5.01999999999994" calcext:value-type="float">
            <text:p>5.01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6122982558678" calcext:value-type="float">
            <text:p>0.866122982558678</text:p>
          </table:table-cell>
          <table:table-cell table:number-columns-repeated="2" office:value-type="float" office:value="0.133877017441322" calcext:value-type="float">
            <text:p>0.133877017441322</text:p>
          </table:table-cell>
          <table:table-cell table:number-columns-repeated="1007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" calcext:value-type="float">
            <text:p>1</text:p>
          </table:table-cell>
          <table:table-cell office:value-type="float" office:value="0.868698" calcext:value-type="float">
            <text:p>0.868698</text:p>
          </table:table-cell>
          <table:table-cell table:number-columns-repeated="2" office:value-type="float" office:value="0.131302" calcext:value-type="float">
            <text:p>0.131302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1" calcext:value-type="float">
            <text:p>1</text:p>
          </table:table-cell>
          <table:table-cell office:value-type="float" office:value="0.868356" calcext:value-type="float">
            <text:p>0.868356</text:p>
          </table:table-cell>
          <table:table-cell table:number-columns-repeated="2" office:value-type="float" office:value="0.131644" calcext:value-type="float">
            <text:p>0.131644</text:p>
          </table:table-cell>
          <table:table-cell/>
          <table:table-cell office:value-type="float" office:value="5.02999999999994" calcext:value-type="float">
            <text:p>5.02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6790696968784" calcext:value-type="float">
            <text:p>0.866790696968784</text:p>
          </table:table-cell>
          <table:table-cell table:number-columns-repeated="2" office:value-type="float" office:value="0.133209303031216" calcext:value-type="float">
            <text:p>0.133209303031216</text:p>
          </table:table-cell>
          <table:table-cell table:number-columns-repeated="1007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0.869358" calcext:value-type="float">
            <text:p>0.869358</text:p>
          </table:table-cell>
          <table:table-cell table:number-columns-repeated="2" office:value-type="float" office:value="0.130642" calcext:value-type="float">
            <text:p>0.130642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0.869016" calcext:value-type="float">
            <text:p>0.869016</text:p>
          </table:table-cell>
          <table:table-cell table:number-columns-repeated="2" office:value-type="float" office:value="0.130984" calcext:value-type="float">
            <text:p>0.130984</text:p>
          </table:table-cell>
          <table:table-cell/>
          <table:table-cell office:value-type="float" office:value="5.03999999999994" calcext:value-type="float">
            <text:p>5.03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7455081139377" calcext:value-type="float">
            <text:p>0.867455081139377</text:p>
          </table:table-cell>
          <table:table-cell table:number-columns-repeated="2" office:value-type="float" office:value="0.132544918860623" calcext:value-type="float">
            <text:p>0.132544918860623</text:p>
          </table:table-cell>
          <table:table-cell table:number-columns-repeated="1007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office:value-type="float" office:value="0.870015" calcext:value-type="float">
            <text:p>0.870015</text:p>
          </table:table-cell>
          <table:table-cell table:number-columns-repeated="2" office:value-type="float" office:value="0.129985" calcext:value-type="float">
            <text:p>0.129985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office:value-type="float" office:value="0.869672" calcext:value-type="float">
            <text:p>0.869672</text:p>
          </table:table-cell>
          <table:table-cell table:number-columns-repeated="2" office:value-type="float" office:value="0.130328" calcext:value-type="float">
            <text:p>0.130328</text:p>
          </table:table-cell>
          <table:table-cell/>
          <table:table-cell office:value-type="float" office:value="5.04999999999994" calcext:value-type="float">
            <text:p>5.04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8116151680096" calcext:value-type="float">
            <text:p>0.868116151680096</text:p>
          </table:table-cell>
          <table:table-cell table:number-columns-repeated="2" office:value-type="float" office:value="0.131883848319904" calcext:value-type="float">
            <text:p>0.131883848319904</text:p>
          </table:table-cell>
          <table:table-cell table:number-columns-repeated="1007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0.870668" calcext:value-type="float">
            <text:p>0.870668</text:p>
          </table:table-cell>
          <table:table-cell table:number-columns-repeated="2" office:value-type="float" office:value="0.129332" calcext:value-type="float">
            <text:p>0.129332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0.870326" calcext:value-type="float">
            <text:p>0.870326</text:p>
          </table:table-cell>
          <table:table-cell table:number-columns-repeated="2" office:value-type="float" office:value="0.129674" calcext:value-type="float">
            <text:p>0.129674</text:p>
          </table:table-cell>
          <table:table-cell/>
          <table:table-cell office:value-type="float" office:value="5.05999999999994" calcext:value-type="float">
            <text:p>5.05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8773925117737" calcext:value-type="float">
            <text:p>0.868773925117737</text:p>
          </table:table-cell>
          <table:table-cell table:number-columns-repeated="2" office:value-type="float" office:value="0.131226074882263" calcext:value-type="float">
            <text:p>0.131226074882263</text:p>
          </table:table-cell>
          <table:table-cell table:number-columns-repeated="1007"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" calcext:value-type="float">
            <text:p>1</text:p>
          </table:table-cell>
          <table:table-cell office:value-type="float" office:value="0.871318" calcext:value-type="float">
            <text:p>0.871318</text:p>
          </table:table-cell>
          <table:table-cell table:number-columns-repeated="2" office:value-type="float" office:value="0.128682" calcext:value-type="float">
            <text:p>0.128682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1" calcext:value-type="float">
            <text:p>1</text:p>
          </table:table-cell>
          <table:table-cell office:value-type="float" office:value="0.870976" calcext:value-type="float">
            <text:p>0.870976</text:p>
          </table:table-cell>
          <table:table-cell table:number-columns-repeated="2" office:value-type="float" office:value="0.129024" calcext:value-type="float">
            <text:p>0.129024</text:p>
          </table:table-cell>
          <table:table-cell/>
          <table:table-cell office:value-type="float" office:value="5.06999999999994" calcext:value-type="float">
            <text:p>5.06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69428417896671" calcext:value-type="float">
            <text:p>0.869428417896671</text:p>
          </table:table-cell>
          <table:table-cell table:number-columns-repeated="2" office:value-type="float" office:value="0.130571582103329" calcext:value-type="float">
            <text:p>0.130571582103329</text:p>
          </table:table-cell>
          <table:table-cell table:number-columns-repeated="1007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871964" calcext:value-type="float">
            <text:p>0.871964</text:p>
          </table:table-cell>
          <table:table-cell table:number-columns-repeated="2" office:value-type="float" office:value="0.128036" calcext:value-type="float">
            <text:p>0.12803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871622" calcext:value-type="float">
            <text:p>0.871622</text:p>
          </table:table-cell>
          <table:table-cell table:number-columns-repeated="2" office:value-type="float" office:value="0.128378" calcext:value-type="float">
            <text:p>0.128378</text:p>
          </table:table-cell>
          <table:table-cell/>
          <table:table-cell office:value-type="float" office:value="5.07999999999994" calcext:value-type="float">
            <text:p>5.07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70079646379253" calcext:value-type="float">
            <text:p>0.870079646379253</text:p>
          </table:table-cell>
          <table:table-cell table:number-columns-repeated="2" office:value-type="float" office:value="0.129920353620747" calcext:value-type="float">
            <text:p>0.129920353620747</text:p>
          </table:table-cell>
          <table:table-cell table:number-columns-repeated="1007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" calcext:value-type="float">
            <text:p>1</text:p>
          </table:table-cell>
          <table:table-cell office:value-type="float" office:value="0.872608" calcext:value-type="float">
            <text:p>0.872608</text:p>
          </table:table-cell>
          <table:table-cell table:number-columns-repeated="2" office:value-type="float" office:value="0.127392" calcext:value-type="float">
            <text:p>0.127392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1" calcext:value-type="float">
            <text:p>1</text:p>
          </table:table-cell>
          <table:table-cell office:value-type="float" office:value="0.872266" calcext:value-type="float">
            <text:p>0.872266</text:p>
          </table:table-cell>
          <table:table-cell table:number-columns-repeated="2" office:value-type="float" office:value="0.127734" calcext:value-type="float">
            <text:p>0.127734</text:p>
          </table:table-cell>
          <table:table-cell/>
          <table:table-cell office:value-type="float" office:value="5.08999999999994" calcext:value-type="float">
            <text:p>5.08999999999994</text:p>
          </table:table-cell>
          <table:table-cell office:value-type="float" office:value="1" calcext:value-type="float">
            <text:p>1</text:p>
          </table:table-cell>
          <table:table-cell office:value-type="float" office:value="0.870727626846227" calcext:value-type="float">
            <text:p>0.870727626846227</text:p>
          </table:table-cell>
          <table:table-cell table:number-columns-repeated="2" office:value-type="float" office:value="0.129272373153773" calcext:value-type="float">
            <text:p>0.129272373153773</text:p>
          </table:table-cell>
          <table:table-cell table:number-columns-repeated="1007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" calcext:value-type="float">
            <text:p>1</text:p>
          </table:table-cell>
          <table:table-cell office:value-type="float" office:value="0.873248" calcext:value-type="float">
            <text:p>0.873248</text:p>
          </table:table-cell>
          <table:table-cell table:number-columns-repeated="2" office:value-type="float" office:value="0.126752" calcext:value-type="float">
            <text:p>0.126752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1" calcext:value-type="float">
            <text:p>1</text:p>
          </table:table-cell>
          <table:table-cell office:value-type="float" office:value="0.872906" calcext:value-type="float">
            <text:p>0.872906</text:p>
          </table:table-cell>
          <table:table-cell table:number-columns-repeated="2" office:value-type="float" office:value="0.127094" calcext:value-type="float">
            <text:p>0.127094</text:p>
          </table:table-cell>
          <table:table-cell/>
          <table:table-cell office:value-type="float" office:value="5.09999999999993" calcext:value-type="float">
            <text:p>5.09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1372375497139" calcext:value-type="float">
            <text:p>0.871372375497139</text:p>
          </table:table-cell>
          <table:table-cell table:number-columns-repeated="2" office:value-type="float" office:value="0.128627624502861" calcext:value-type="float">
            <text:p>0.128627624502861</text:p>
          </table:table-cell>
          <table:table-cell table:number-columns-repeated="1007"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0.873885" calcext:value-type="float">
            <text:p>0.873885</text:p>
          </table:table-cell>
          <table:table-cell table:number-columns-repeated="2" office:value-type="float" office:value="0.126115" calcext:value-type="float">
            <text:p>0.126115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0.873543" calcext:value-type="float">
            <text:p>0.873543</text:p>
          </table:table-cell>
          <table:table-cell table:number-columns-repeated="2" office:value-type="float" office:value="0.126457" calcext:value-type="float">
            <text:p>0.126457</text:p>
          </table:table-cell>
          <table:table-cell/>
          <table:table-cell office:value-type="float" office:value="5.10999999999993" calcext:value-type="float">
            <text:p>5.10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201390845074" calcext:value-type="float">
            <text:p>0.87201390845074</text:p>
          </table:table-cell>
          <table:table-cell table:number-columns-repeated="2" office:value-type="float" office:value="0.12798609154926" calcext:value-type="float">
            <text:p>0.12798609154926</text:p>
          </table:table-cell>
          <table:table-cell table:number-columns-repeated="1007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" calcext:value-type="float">
            <text:p>1</text:p>
          </table:table-cell>
          <table:table-cell office:value-type="float" office:value="0.874519" calcext:value-type="float">
            <text:p>0.874519</text:p>
          </table:table-cell>
          <table:table-cell table:number-columns-repeated="2" office:value-type="float" office:value="0.125481" calcext:value-type="float">
            <text:p>0.125481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1" calcext:value-type="float">
            <text:p>1</text:p>
          </table:table-cell>
          <table:table-cell office:value-type="float" office:value="0.874177" calcext:value-type="float">
            <text:p>0.874177</text:p>
          </table:table-cell>
          <table:table-cell table:number-columns-repeated="2" office:value-type="float" office:value="0.125823" calcext:value-type="float">
            <text:p>0.125823</text:p>
          </table:table-cell>
          <table:table-cell/>
          <table:table-cell office:value-type="float" office:value="5.11999999999993" calcext:value-type="float">
            <text:p>5.11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2652241745386" calcext:value-type="float">
            <text:p>0.872652241745386</text:p>
          </table:table-cell>
          <table:table-cell table:number-columns-repeated="2" office:value-type="float" office:value="0.127347758254614" calcext:value-type="float">
            <text:p>0.127347758254614</text:p>
          </table:table-cell>
          <table:table-cell table:number-columns-repeated="1007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0.875149" calcext:value-type="float">
            <text:p>0.875149</text:p>
          </table:table-cell>
          <table:table-cell table:number-columns-repeated="2" office:value-type="float" office:value="0.124851" calcext:value-type="float">
            <text:p>0.124851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1" calcext:value-type="float">
            <text:p>1</text:p>
          </table:table-cell>
          <table:table-cell office:value-type="float" office:value="0.874808" calcext:value-type="float">
            <text:p>0.874808</text:p>
          </table:table-cell>
          <table:table-cell table:number-columns-repeated="2" office:value-type="float" office:value="0.125192" calcext:value-type="float">
            <text:p>0.125192</text:p>
          </table:table-cell>
          <table:table-cell/>
          <table:table-cell office:value-type="float" office:value="5.12999999999993" calcext:value-type="float">
            <text:p>5.12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3287391339442" calcext:value-type="float">
            <text:p>0.873287391339442</text:p>
          </table:table-cell>
          <table:table-cell table:number-columns-repeated="2" office:value-type="float" office:value="0.126712608660558" calcext:value-type="float">
            <text:p>0.126712608660558</text:p>
          </table:table-cell>
          <table:table-cell table:number-columns-repeated="1007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0.875777" calcext:value-type="float">
            <text:p>0.875777</text:p>
          </table:table-cell>
          <table:table-cell table:number-columns-repeated="2" office:value-type="float" office:value="0.124223" calcext:value-type="float">
            <text:p>0.124223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0.875435" calcext:value-type="float">
            <text:p>0.875435</text:p>
          </table:table-cell>
          <table:table-cell table:number-columns-repeated="2" office:value-type="float" office:value="0.124565" calcext:value-type="float">
            <text:p>0.124565</text:p>
          </table:table-cell>
          <table:table-cell/>
          <table:table-cell office:value-type="float" office:value="5.13999999999993" calcext:value-type="float">
            <text:p>5.13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3919373111683" calcext:value-type="float">
            <text:p>0.873919373111683</text:p>
          </table:table-cell>
          <table:table-cell table:number-columns-repeated="2" office:value-type="float" office:value="0.126080626888317" calcext:value-type="float">
            <text:p>0.126080626888317</text:p>
          </table:table-cell>
          <table:table-cell table:number-columns-repeated="1007"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" calcext:value-type="float">
            <text:p>1</text:p>
          </table:table-cell>
          <table:table-cell office:value-type="float" office:value="0.876401" calcext:value-type="float">
            <text:p>0.876401</text:p>
          </table:table-cell>
          <table:table-cell table:number-columns-repeated="2" office:value-type="float" office:value="0.123599" calcext:value-type="float">
            <text:p>0.123599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1" calcext:value-type="float">
            <text:p>1</text:p>
          </table:table-cell>
          <table:table-cell office:value-type="float" office:value="0.87606" calcext:value-type="float">
            <text:p>0.87606</text:p>
          </table:table-cell>
          <table:table-cell table:number-columns-repeated="2" office:value-type="float" office:value="0.12394" calcext:value-type="float">
            <text:p>0.12394</text:p>
          </table:table-cell>
          <table:table-cell/>
          <table:table-cell office:value-type="float" office:value="5.14999999999993" calcext:value-type="float">
            <text:p>5.14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4548202861685" calcext:value-type="float">
            <text:p>0.874548202861685</text:p>
          </table:table-cell>
          <table:table-cell table:number-columns-repeated="2" office:value-type="float" office:value="0.125451797138315" calcext:value-type="float">
            <text:p>0.125451797138315</text:p>
          </table:table-cell>
          <table:table-cell table:number-columns-repeated="1007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office:value-type="float" office:value="0.877022" calcext:value-type="float">
            <text:p>0.877022</text:p>
          </table:table-cell>
          <table:table-cell table:number-columns-repeated="2" office:value-type="float" office:value="0.122978" calcext:value-type="float">
            <text:p>0.122978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office:value-type="float" office:value="0.876681" calcext:value-type="float">
            <text:p>0.876681</text:p>
          </table:table-cell>
          <table:table-cell table:number-columns-repeated="2" office:value-type="float" office:value="0.123319" calcext:value-type="float">
            <text:p>0.123319</text:p>
          </table:table-cell>
          <table:table-cell/>
          <table:table-cell office:value-type="float" office:value="5.15999999999993" calcext:value-type="float">
            <text:p>5.15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5173896310225" calcext:value-type="float">
            <text:p>0.875173896310225</text:p>
          </table:table-cell>
          <table:table-cell table:number-columns-repeated="2" office:value-type="float" office:value="0.124826103689775" calcext:value-type="float">
            <text:p>0.124826103689775</text:p>
          </table:table-cell>
          <table:table-cell table:number-columns-repeated="1007"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" calcext:value-type="float">
            <text:p>1</text:p>
          </table:table-cell>
          <table:table-cell office:value-type="float" office:value="0.87764" calcext:value-type="float">
            <text:p>0.87764</text:p>
          </table:table-cell>
          <table:table-cell table:number-columns-repeated="2" office:value-type="float" office:value="0.12236" calcext:value-type="float">
            <text:p>0.12236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1" calcext:value-type="float">
            <text:p>1</text:p>
          </table:table-cell>
          <table:table-cell office:value-type="float" office:value="0.877299" calcext:value-type="float">
            <text:p>0.877299</text:p>
          </table:table-cell>
          <table:table-cell table:number-columns-repeated="2" office:value-type="float" office:value="0.122701" calcext:value-type="float">
            <text:p>0.122701</text:p>
          </table:table-cell>
          <table:table-cell/>
          <table:table-cell office:value-type="float" office:value="5.16999999999993" calcext:value-type="float">
            <text:p>5.16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579646909967" calcext:value-type="float">
            <text:p>0.87579646909967</text:p>
          </table:table-cell>
          <table:table-cell table:number-columns-repeated="2" office:value-type="float" office:value="0.12420353090033" calcext:value-type="float">
            <text:p>0.12420353090033</text:p>
          </table:table-cell>
          <table:table-cell table:number-columns-repeated="100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.878255" calcext:value-type="float">
            <text:p>0.878255</text:p>
          </table:table-cell>
          <table:table-cell table:number-columns-repeated="2" office:value-type="float" office:value="0.121745" calcext:value-type="float">
            <text:p>0.12174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.877914" calcext:value-type="float">
            <text:p>0.877914</text:p>
          </table:table-cell>
          <table:table-cell table:number-columns-repeated="2" office:value-type="float" office:value="0.122086" calcext:value-type="float">
            <text:p>0.122086</text:p>
          </table:table-cell>
          <table:table-cell/>
          <table:table-cell office:value-type="float" office:value="5.17999999999993" calcext:value-type="float">
            <text:p>5.17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6415936794375" calcext:value-type="float">
            <text:p>0.876415936794375</text:p>
          </table:table-cell>
          <table:table-cell table:number-columns-repeated="2" office:value-type="float" office:value="0.123584063205625" calcext:value-type="float">
            <text:p>0.123584063205625</text:p>
          </table:table-cell>
          <table:table-cell table:number-columns-repeated="1007"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" calcext:value-type="float">
            <text:p>1</text:p>
          </table:table-cell>
          <table:table-cell office:value-type="float" office:value="0.878867" calcext:value-type="float">
            <text:p>0.878867</text:p>
          </table:table-cell>
          <table:table-cell table:number-columns-repeated="2" office:value-type="float" office:value="0.121133" calcext:value-type="float">
            <text:p>0.121133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1" calcext:value-type="float">
            <text:p>1</text:p>
          </table:table-cell>
          <table:table-cell office:value-type="float" office:value="0.878526" calcext:value-type="float">
            <text:p>0.878526</text:p>
          </table:table-cell>
          <table:table-cell table:number-columns-repeated="2" office:value-type="float" office:value="0.121474" calcext:value-type="float">
            <text:p>0.121474</text:p>
          </table:table-cell>
          <table:table-cell/>
          <table:table-cell office:value-type="float" office:value="5.18999999999993" calcext:value-type="float">
            <text:p>5.18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7032314881063" calcext:value-type="float">
            <text:p>0.877032314881063</text:p>
          </table:table-cell>
          <table:table-cell table:number-columns-repeated="2" office:value-type="float" office:value="0.122967685118937" calcext:value-type="float">
            <text:p>0.122967685118937</text:p>
          </table:table-cell>
          <table:table-cell table:number-columns-repeated="1007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office:value-type="float" office:value="0.879475" calcext:value-type="float">
            <text:p>0.879475</text:p>
          </table:table-cell>
          <table:table-cell table:number-columns-repeated="2" office:value-type="float" office:value="0.120525" calcext:value-type="float">
            <text:p>0.120525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office:value-type="float" office:value="0.879135" calcext:value-type="float">
            <text:p>0.879135</text:p>
          </table:table-cell>
          <table:table-cell table:number-columns-repeated="2" office:value-type="float" office:value="0.120865" calcext:value-type="float">
            <text:p>0.120865</text:p>
          </table:table-cell>
          <table:table-cell/>
          <table:table-cell office:value-type="float" office:value="5.19999999999993" calcext:value-type="float">
            <text:p>5.19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7645618769218" calcext:value-type="float">
            <text:p>0.877645618769218</text:p>
          </table:table-cell>
          <table:table-cell table:number-columns-repeated="2" office:value-type="float" office:value="0.122354381230782" calcext:value-type="float">
            <text:p>0.122354381230782</text:p>
          </table:table-cell>
          <table:table-cell table:number-columns-repeated="1007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0.880081" calcext:value-type="float">
            <text:p>0.880081</text:p>
          </table:table-cell>
          <table:table-cell table:number-columns-repeated="2" office:value-type="float" office:value="0.119919" calcext:value-type="float">
            <text:p>0.119919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0.879741" calcext:value-type="float">
            <text:p>0.879741</text:p>
          </table:table-cell>
          <table:table-cell table:number-columns-repeated="2" office:value-type="float" office:value="0.120259" calcext:value-type="float">
            <text:p>0.120259</text:p>
          </table:table-cell>
          <table:table-cell/>
          <table:table-cell office:value-type="float" office:value="5.20999999999993" calcext:value-type="float">
            <text:p>5.20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825586379147" calcext:value-type="float">
            <text:p>0.87825586379147</text:p>
          </table:table-cell>
          <table:table-cell table:number-columns-repeated="2" office:value-type="float" office:value="0.12174413620853" calcext:value-type="float">
            <text:p>0.12174413620853</text:p>
          </table:table-cell>
          <table:table-cell table:number-columns-repeated="1007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0.880684" calcext:value-type="float">
            <text:p>0.880684</text:p>
          </table:table-cell>
          <table:table-cell table:number-columns-repeated="2" office:value-type="float" office:value="0.119316" calcext:value-type="float">
            <text:p>0.119316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0.880344" calcext:value-type="float">
            <text:p>0.880344</text:p>
          </table:table-cell>
          <table:table-cell table:number-columns-repeated="2" office:value-type="float" office:value="0.119656" calcext:value-type="float">
            <text:p>0.119656</text:p>
          </table:table-cell>
          <table:table-cell/>
          <table:table-cell office:value-type="float" office:value="5.21999999999993" calcext:value-type="float">
            <text:p>5.21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8863065203975" calcext:value-type="float">
            <text:p>0.878863065203975</text:p>
          </table:table-cell>
          <table:table-cell table:number-columns-repeated="2" office:value-type="float" office:value="0.121136934796025" calcext:value-type="float">
            <text:p>0.121136934796025</text:p>
          </table:table-cell>
          <table:table-cell table:number-columns-repeated="1007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.881283" calcext:value-type="float">
            <text:p>0.881283</text:p>
          </table:table-cell>
          <table:table-cell table:number-columns-repeated="2" office:value-type="float" office:value="0.118717" calcext:value-type="float">
            <text:p>0.118717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office:value-type="float" office:value="0.880943" calcext:value-type="float">
            <text:p>0.880943</text:p>
          </table:table-cell>
          <table:table-cell table:number-columns-repeated="2" office:value-type="float" office:value="0.119057" calcext:value-type="float">
            <text:p>0.119057</text:p>
          </table:table-cell>
          <table:table-cell/>
          <table:table-cell office:value-type="float" office:value="5.22999999999993" calcext:value-type="float">
            <text:p>5.22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79467238186802" calcext:value-type="float">
            <text:p>0.879467238186802</text:p>
          </table:table-cell>
          <table:table-cell table:number-columns-repeated="2" office:value-type="float" office:value="0.120532761813198" calcext:value-type="float">
            <text:p>0.120532761813198</text:p>
          </table:table-cell>
          <table:table-cell table:number-columns-repeated="1007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0.88188" calcext:value-type="float">
            <text:p>0.88188</text:p>
          </table:table-cell>
          <table:table-cell table:number-columns-repeated="2" office:value-type="float" office:value="0.11812" calcext:value-type="float">
            <text:p>0.11812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0.88154" calcext:value-type="float">
            <text:p>0.88154</text:p>
          </table:table-cell>
          <table:table-cell table:number-columns-repeated="2" office:value-type="float" office:value="0.11846" calcext:value-type="float">
            <text:p>0.11846</text:p>
          </table:table-cell>
          <table:table-cell/>
          <table:table-cell office:value-type="float" office:value="5.23999999999993" calcext:value-type="float">
            <text:p>5.23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0068397844306" calcext:value-type="float">
            <text:p>0.880068397844306</text:p>
          </table:table-cell>
          <table:table-cell table:number-columns-repeated="2" office:value-type="float" office:value="0.119931602155694" calcext:value-type="float">
            <text:p>0.119931602155694</text:p>
          </table:table-cell>
          <table:table-cell table:number-columns-repeated="1007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0.882473" calcext:value-type="float">
            <text:p>0.882473</text:p>
          </table:table-cell>
          <table:table-cell table:number-columns-repeated="2" office:value-type="float" office:value="0.117527" calcext:value-type="float">
            <text:p>0.117527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0.882134" calcext:value-type="float">
            <text:p>0.882134</text:p>
          </table:table-cell>
          <table:table-cell table:number-columns-repeated="2" office:value-type="float" office:value="0.117866" calcext:value-type="float">
            <text:p>0.117866</text:p>
          </table:table-cell>
          <table:table-cell/>
          <table:table-cell office:value-type="float" office:value="5.24999999999993" calcext:value-type="float">
            <text:p>5.24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0666559205509" calcext:value-type="float">
            <text:p>0.880666559205509</text:p>
          </table:table-cell>
          <table:table-cell table:number-columns-repeated="2" office:value-type="float" office:value="0.119333440794491" calcext:value-type="float">
            <text:p>0.119333440794491</text:p>
          </table:table-cell>
          <table:table-cell table:number-columns-repeated="1007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office:value-type="float" office:value="0.883064" calcext:value-type="float">
            <text:p>0.883064</text:p>
          </table:table-cell>
          <table:table-cell table:number-columns-repeated="2" office:value-type="float" office:value="0.116936" calcext:value-type="float">
            <text:p>0.116936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office:value-type="float" office:value="0.882725" calcext:value-type="float">
            <text:p>0.882725</text:p>
          </table:table-cell>
          <table:table-cell table:number-columns-repeated="2" office:value-type="float" office:value="0.117275" calcext:value-type="float">
            <text:p>0.117275</text:p>
          </table:table-cell>
          <table:table-cell/>
          <table:table-cell office:value-type="float" office:value="5.25999999999993" calcext:value-type="float">
            <text:p>5.25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1261737224477" calcext:value-type="float">
            <text:p>0.881261737224477</text:p>
          </table:table-cell>
          <table:table-cell table:number-columns-repeated="2" office:value-type="float" office:value="0.118738262775523" calcext:value-type="float">
            <text:p>0.118738262775523</text:p>
          </table:table-cell>
          <table:table-cell table:number-columns-repeated="1007"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office:value-type="float" office:value="0.883652" calcext:value-type="float">
            <text:p>0.883652</text:p>
          </table:table-cell>
          <table:table-cell table:number-columns-repeated="2" office:value-type="float" office:value="0.116348" calcext:value-type="float">
            <text:p>0.116348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office:value-type="float" office:value="0.883313" calcext:value-type="float">
            <text:p>0.883313</text:p>
          </table:table-cell>
          <table:table-cell table:number-columns-repeated="2" office:value-type="float" office:value="0.116687" calcext:value-type="float">
            <text:p>0.116687</text:p>
          </table:table-cell>
          <table:table-cell/>
          <table:table-cell office:value-type="float" office:value="5.26999999999993" calcext:value-type="float">
            <text:p>5.26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1853946780692" calcext:value-type="float">
            <text:p>0.881853946780692</text:p>
          </table:table-cell>
          <table:table-cell table:number-columns-repeated="2" office:value-type="float" office:value="0.118146053219308" calcext:value-type="float">
            <text:p>0.118146053219308</text:p>
          </table:table-cell>
          <table:table-cell table:number-columns-repeated="1007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884236" calcext:value-type="float">
            <text:p>0.884236</text:p>
          </table:table-cell>
          <table:table-cell table:number-columns-repeated="2" office:value-type="float" office:value="0.115764" calcext:value-type="float">
            <text:p>0.11576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883898" calcext:value-type="float">
            <text:p>0.883898</text:p>
          </table:table-cell>
          <table:table-cell table:number-columns-repeated="2" office:value-type="float" office:value="0.116102" calcext:value-type="float">
            <text:p>0.116102</text:p>
          </table:table-cell>
          <table:table-cell/>
          <table:table-cell office:value-type="float" office:value="5.27999999999993" calcext:value-type="float">
            <text:p>5.27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2443202679423" calcext:value-type="float">
            <text:p>0.882443202679423</text:p>
          </table:table-cell>
          <table:table-cell table:number-columns-repeated="2" office:value-type="float" office:value="0.117556797320577" calcext:value-type="float">
            <text:p>0.117556797320577</text:p>
          </table:table-cell>
          <table:table-cell table:number-columns-repeated="1007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" calcext:value-type="float">
            <text:p>1</text:p>
          </table:table-cell>
          <table:table-cell office:value-type="float" office:value="0.884818" calcext:value-type="float">
            <text:p>0.884818</text:p>
          </table:table-cell>
          <table:table-cell table:number-columns-repeated="2" office:value-type="float" office:value="0.115182" calcext:value-type="float">
            <text:p>0.115182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1" calcext:value-type="float">
            <text:p>1</text:p>
          </table:table-cell>
          <table:table-cell office:value-type="float" office:value="0.88448" calcext:value-type="float">
            <text:p>0.88448</text:p>
          </table:table-cell>
          <table:table-cell table:number-columns-repeated="2" office:value-type="float" office:value="0.11552" calcext:value-type="float">
            <text:p>0.11552</text:p>
          </table:table-cell>
          <table:table-cell/>
          <table:table-cell office:value-type="float" office:value="5.28999999999993" calcext:value-type="float">
            <text:p>5.28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3029519652098" calcext:value-type="float">
            <text:p>0.883029519652098</text:p>
          </table:table-cell>
          <table:table-cell table:number-columns-repeated="2" office:value-type="float" office:value="0.116970480347902" calcext:value-type="float">
            <text:p>0.116970480347902</text:p>
          </table:table-cell>
          <table:table-cell table:number-columns-repeated="1007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office:value-type="float" office:value="0.885397" calcext:value-type="float">
            <text:p>0.885397</text:p>
          </table:table-cell>
          <table:table-cell table:number-columns-repeated="2" office:value-type="float" office:value="0.114603" calcext:value-type="float">
            <text:p>0.114603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office:value-type="float" office:value="0.885059" calcext:value-type="float">
            <text:p>0.885059</text:p>
          </table:table-cell>
          <table:table-cell table:number-columns-repeated="2" office:value-type="float" office:value="0.114941" calcext:value-type="float">
            <text:p>0.114941</text:p>
          </table:table-cell>
          <table:table-cell/>
          <table:table-cell office:value-type="float" office:value="5.29999999999993" calcext:value-type="float">
            <text:p>5.29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3612912356672" calcext:value-type="float">
            <text:p>0.883612912356672</text:p>
          </table:table-cell>
          <table:table-cell table:number-columns-repeated="2" office:value-type="float" office:value="0.116387087643328" calcext:value-type="float">
            <text:p>0.116387087643328</text:p>
          </table:table-cell>
          <table:table-cell table:number-columns-repeated="1007"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office:value-type="float" office:value="0.885973" calcext:value-type="float">
            <text:p>0.885973</text:p>
          </table:table-cell>
          <table:table-cell table:number-columns-repeated="2" office:value-type="float" office:value="0.114027" calcext:value-type="float">
            <text:p>0.114027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office:value-type="float" office:value="0.885635" calcext:value-type="float">
            <text:p>0.885635</text:p>
          </table:table-cell>
          <table:table-cell table:number-columns-repeated="2" office:value-type="float" office:value="0.114365" calcext:value-type="float">
            <text:p>0.114365</text:p>
          </table:table-cell>
          <table:table-cell/>
          <table:table-cell office:value-type="float" office:value="5.30999999999993" calcext:value-type="float">
            <text:p>5.30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4193395377993" calcext:value-type="float">
            <text:p>0.884193395377993</text:p>
          </table:table-cell>
          <table:table-cell table:number-columns-repeated="2" office:value-type="float" office:value="0.115806604622007" calcext:value-type="float">
            <text:p>0.115806604622007</text:p>
          </table:table-cell>
          <table:table-cell table:number-columns-repeated="1007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" calcext:value-type="float">
            <text:p>1</text:p>
          </table:table-cell>
          <table:table-cell office:value-type="float" office:value="0.886546" calcext:value-type="float">
            <text:p>0.886546</text:p>
          </table:table-cell>
          <table:table-cell table:number-columns-repeated="2" office:value-type="float" office:value="0.113454" calcext:value-type="float">
            <text:p>0.113454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1" calcext:value-type="float">
            <text:p>1</text:p>
          </table:table-cell>
          <table:table-cell office:value-type="float" office:value="0.886208" calcext:value-type="float">
            <text:p>0.886208</text:p>
          </table:table-cell>
          <table:table-cell table:number-columns-repeated="2" office:value-type="float" office:value="0.113792" calcext:value-type="float">
            <text:p>0.113792</text:p>
          </table:table-cell>
          <table:table-cell/>
          <table:table-cell office:value-type="float" office:value="5.31999999999993" calcext:value-type="float">
            <text:p>5.31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4770983228167" calcext:value-type="float">
            <text:p>0.884770983228167</text:p>
          </table:table-cell>
          <table:table-cell table:number-columns-repeated="2" office:value-type="float" office:value="0.115229016771833" calcext:value-type="float">
            <text:p>0.115229016771833</text:p>
          </table:table-cell>
          <table:table-cell table:number-columns-repeated="1007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office:value-type="float" office:value="0.887116" calcext:value-type="float">
            <text:p>0.887116</text:p>
          </table:table-cell>
          <table:table-cell table:number-columns-repeated="2" office:value-type="float" office:value="0.112884" calcext:value-type="float">
            <text:p>0.112884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office:value-type="float" office:value="0.886778" calcext:value-type="float">
            <text:p>0.886778</text:p>
          </table:table-cell>
          <table:table-cell table:number-columns-repeated="2" office:value-type="float" office:value="0.113222" calcext:value-type="float">
            <text:p>0.113222</text:p>
          </table:table-cell>
          <table:table-cell/>
          <table:table-cell office:value-type="float" office:value="5.32999999999993" calcext:value-type="float">
            <text:p>5.32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534569034692" calcext:value-type="float">
            <text:p>0.88534569034692</text:p>
          </table:table-cell>
          <table:table-cell table:number-columns-repeated="2" office:value-type="float" office:value="0.11465430965308" calcext:value-type="float">
            <text:p>0.11465430965308</text:p>
          </table:table-cell>
          <table:table-cell table:number-columns-repeated="1007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0.887683" calcext:value-type="float">
            <text:p>0.887683</text:p>
          </table:table-cell>
          <table:table-cell table:number-columns-repeated="2" office:value-type="float" office:value="0.112317" calcext:value-type="float">
            <text:p>0.112317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0.887346" calcext:value-type="float">
            <text:p>0.887346</text:p>
          </table:table-cell>
          <table:table-cell table:number-columns-repeated="2" office:value-type="float" office:value="0.112654" calcext:value-type="float">
            <text:p>0.112654</text:p>
          </table:table-cell>
          <table:table-cell/>
          <table:table-cell office:value-type="float" office:value="5.33999999999993" calcext:value-type="float">
            <text:p>5.33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5917531101961" calcext:value-type="float">
            <text:p>0.885917531101961</text:p>
          </table:table-cell>
          <table:table-cell table:number-columns-repeated="2" office:value-type="float" office:value="0.114082468898039" calcext:value-type="float">
            <text:p>0.114082468898039</text:p>
          </table:table-cell>
          <table:table-cell table:number-columns-repeated="1007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" calcext:value-type="float">
            <text:p>1</text:p>
          </table:table-cell>
          <table:table-cell office:value-type="float" office:value="0.888248" calcext:value-type="float">
            <text:p>0.888248</text:p>
          </table:table-cell>
          <table:table-cell table:number-columns-repeated="2" office:value-type="float" office:value="0.111752" calcext:value-type="float">
            <text:p>0.111752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1" calcext:value-type="float">
            <text:p>1</text:p>
          </table:table-cell>
          <table:table-cell office:value-type="float" office:value="0.887911" calcext:value-type="float">
            <text:p>0.887911</text:p>
          </table:table-cell>
          <table:table-cell table:number-columns-repeated="2" office:value-type="float" office:value="0.112089" calcext:value-type="float">
            <text:p>0.112089</text:p>
          </table:table-cell>
          <table:table-cell/>
          <table:table-cell office:value-type="float" office:value="5.34999999999993" calcext:value-type="float">
            <text:p>5.34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6486519789337" calcext:value-type="float">
            <text:p>0.886486519789337</text:p>
          </table:table-cell>
          <table:table-cell table:number-columns-repeated="2" office:value-type="float" office:value="0.113513480210663" calcext:value-type="float">
            <text:p>0.113513480210663</text:p>
          </table:table-cell>
          <table:table-cell table:number-columns-repeated="1007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office:value-type="float" office:value="0.888809" calcext:value-type="float">
            <text:p>0.888809</text:p>
          </table:table-cell>
          <table:table-cell table:number-columns-repeated="2" office:value-type="float" office:value="0.111191" calcext:value-type="float">
            <text:p>0.111191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office:value-type="float" office:value="0.888472" calcext:value-type="float">
            <text:p>0.888472</text:p>
          </table:table-cell>
          <table:table-cell table:number-columns-repeated="2" office:value-type="float" office:value="0.111528" calcext:value-type="float">
            <text:p>0.111528</text:p>
          </table:table-cell>
          <table:table-cell/>
          <table:table-cell office:value-type="float" office:value="5.35999999999993" calcext:value-type="float">
            <text:p>5.35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7052670633796" calcext:value-type="float">
            <text:p>0.887052670633796</text:p>
          </table:table-cell>
          <table:table-cell table:number-columns-repeated="2" office:value-type="float" office:value="0.112947329366204" calcext:value-type="float">
            <text:p>0.112947329366204</text:p>
          </table:table-cell>
          <table:table-cell table:number-columns-repeated="1007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office:value-type="float" office:value="0.889368" calcext:value-type="float">
            <text:p>0.889368</text:p>
          </table:table-cell>
          <table:table-cell table:number-columns-repeated="2" office:value-type="float" office:value="0.110632" calcext:value-type="float">
            <text:p>0.110632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office:value-type="float" office:value="0.889032" calcext:value-type="float">
            <text:p>0.889032</text:p>
          </table:table-cell>
          <table:table-cell table:number-columns-repeated="2" office:value-type="float" office:value="0.110968" calcext:value-type="float">
            <text:p>0.110968</text:p>
          </table:table-cell>
          <table:table-cell/>
          <table:table-cell office:value-type="float" office:value="5.36999999999993" calcext:value-type="float">
            <text:p>5.36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7615997789138" calcext:value-type="float">
            <text:p>0.887615997789138</text:p>
          </table:table-cell>
          <table:table-cell table:number-columns-repeated="2" office:value-type="float" office:value="0.112384002210862" calcext:value-type="float">
            <text:p>0.112384002210862</text:p>
          </table:table-cell>
          <table:table-cell table:number-columns-repeated="100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0.889924" calcext:value-type="float">
            <text:p>0.889924</text:p>
          </table:table-cell>
          <table:table-cell table:number-columns-repeated="2" office:value-type="float" office:value="0.110076" calcext:value-type="float">
            <text:p>0.11007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0.889588" calcext:value-type="float">
            <text:p>0.889588</text:p>
          </table:table-cell>
          <table:table-cell table:number-columns-repeated="2" office:value-type="float" office:value="0.110412" calcext:value-type="float">
            <text:p>0.110412</text:p>
          </table:table-cell>
          <table:table-cell/>
          <table:table-cell office:value-type="float" office:value="5.37999999999993" calcext:value-type="float">
            <text:p>5.37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8176515338571" calcext:value-type="float">
            <text:p>0.888176515338571</text:p>
          </table:table-cell>
          <table:table-cell table:number-columns-repeated="2" office:value-type="float" office:value="0.111823484661429" calcext:value-type="float">
            <text:p>0.111823484661429</text:p>
          </table:table-cell>
          <table:table-cell table:number-columns-repeated="1007"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.890477" calcext:value-type="float">
            <text:p>0.890477</text:p>
          </table:table-cell>
          <table:table-cell table:number-columns-repeated="2" office:value-type="float" office:value="0.109523" calcext:value-type="float">
            <text:p>0.109523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.890141" calcext:value-type="float">
            <text:p>0.890141</text:p>
          </table:table-cell>
          <table:table-cell table:number-columns-repeated="2" office:value-type="float" office:value="0.109859" calcext:value-type="float">
            <text:p>0.109859</text:p>
          </table:table-cell>
          <table:table-cell/>
          <table:table-cell office:value-type="float" office:value="5.38999999999993" calcext:value-type="float">
            <text:p>5.38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8734237295064" calcext:value-type="float">
            <text:p>0.888734237295064</text:p>
          </table:table-cell>
          <table:table-cell table:number-columns-repeated="2" office:value-type="float" office:value="0.111265762704936" calcext:value-type="float">
            <text:p>0.111265762704936</text:p>
          </table:table-cell>
          <table:table-cell table:number-columns-repeated="1007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.891028" calcext:value-type="float">
            <text:p>0.891028</text:p>
          </table:table-cell>
          <table:table-cell table:number-columns-repeated="2" office:value-type="float" office:value="0.108972" calcext:value-type="float">
            <text:p>0.108972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.890692" calcext:value-type="float">
            <text:p>0.890692</text:p>
          </table:table-cell>
          <table:table-cell table:number-columns-repeated="2" office:value-type="float" office:value="0.109308" calcext:value-type="float">
            <text:p>0.109308</text:p>
          </table:table-cell>
          <table:table-cell/>
          <table:table-cell office:value-type="float" office:value="5.39999999999993" calcext:value-type="float">
            <text:p>5.39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9289177601694" calcext:value-type="float">
            <text:p>0.889289177601694</text:p>
          </table:table-cell>
          <table:table-cell table:number-columns-repeated="2" office:value-type="float" office:value="0.110710822398306" calcext:value-type="float">
            <text:p>0.110710822398306</text:p>
          </table:table-cell>
          <table:table-cell table:number-columns-repeated="1007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0.891575" calcext:value-type="float">
            <text:p>0.891575</text:p>
          </table:table-cell>
          <table:table-cell table:number-columns-repeated="2" office:value-type="float" office:value="0.108425" calcext:value-type="float">
            <text:p>0.108425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0.89124" calcext:value-type="float">
            <text:p>0.89124</text:p>
          </table:table-cell>
          <table:table-cell table:number-columns-repeated="2" office:value-type="float" office:value="0.10876" calcext:value-type="float">
            <text:p>0.10876</text:p>
          </table:table-cell>
          <table:table-cell/>
          <table:table-cell office:value-type="float" office:value="5.40999999999993" calcext:value-type="float">
            <text:p>5.40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89841350131998" calcext:value-type="float">
            <text:p>0.889841350131998</text:p>
          </table:table-cell>
          <table:table-cell table:number-columns-repeated="2" office:value-type="float" office:value="0.110158649868002" calcext:value-type="float">
            <text:p>0.110158649868002</text:p>
          </table:table-cell>
          <table:table-cell table:number-columns-repeated="1007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office:value-type="float" office:value="0.89212" calcext:value-type="float">
            <text:p>0.89212</text:p>
          </table:table-cell>
          <table:table-cell table:number-columns-repeated="2" office:value-type="float" office:value="0.10788" calcext:value-type="float">
            <text:p>0.10788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office:value-type="float" office:value="0.891785" calcext:value-type="float">
            <text:p>0.891785</text:p>
          </table:table-cell>
          <table:table-cell table:number-columns-repeated="2" office:value-type="float" office:value="0.108215" calcext:value-type="float">
            <text:p>0.108215</text:p>
          </table:table-cell>
          <table:table-cell/>
          <table:table-cell office:value-type="float" office:value="5.41999999999993" calcext:value-type="float">
            <text:p>5.41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0390768690318" calcext:value-type="float">
            <text:p>0.890390768690318</text:p>
          </table:table-cell>
          <table:table-cell table:number-columns-repeated="2" office:value-type="float" office:value="0.109609231309682" calcext:value-type="float">
            <text:p>0.109609231309682</text:p>
          </table:table-cell>
          <table:table-cell table:number-columns-repeated="1007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1" calcext:value-type="float">
            <text:p>1</text:p>
          </table:table-cell>
          <table:table-cell office:value-type="float" office:value="0.892662" calcext:value-type="float">
            <text:p>0.892662</text:p>
          </table:table-cell>
          <table:table-cell table:number-columns-repeated="2" office:value-type="float" office:value="0.107338" calcext:value-type="float">
            <text:p>0.107338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1" calcext:value-type="float">
            <text:p>1</text:p>
          </table:table-cell>
          <table:table-cell office:value-type="float" office:value="0.892327" calcext:value-type="float">
            <text:p>0.892327</text:p>
          </table:table-cell>
          <table:table-cell table:number-columns-repeated="2" office:value-type="float" office:value="0.107673" calcext:value-type="float">
            <text:p>0.107673</text:p>
          </table:table-cell>
          <table:table-cell/>
          <table:table-cell office:value-type="float" office:value="5.42999999999993" calcext:value-type="float">
            <text:p>5.42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0937447012146" calcext:value-type="float">
            <text:p>0.890937447012146</text:p>
          </table:table-cell>
          <table:table-cell table:number-columns-repeated="2" office:value-type="float" office:value="0.109062552987854" calcext:value-type="float">
            <text:p>0.109062552987854</text:p>
          </table:table-cell>
          <table:table-cell table:number-columns-repeated="1007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0.893202" calcext:value-type="float">
            <text:p>0.893202</text:p>
          </table:table-cell>
          <table:table-cell table:number-columns-repeated="2" office:value-type="float" office:value="0.106798" calcext:value-type="float">
            <text:p>0.106798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0.892867" calcext:value-type="float">
            <text:p>0.892867</text:p>
          </table:table-cell>
          <table:table-cell table:number-columns-repeated="2" office:value-type="float" office:value="0.107133" calcext:value-type="float">
            <text:p>0.107133</text:p>
          </table:table-cell>
          <table:table-cell/>
          <table:table-cell office:value-type="float" office:value="5.43999999999993" calcext:value-type="float">
            <text:p>5.43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1481398764469" calcext:value-type="float">
            <text:p>0.891481398764469</text:p>
          </table:table-cell>
          <table:table-cell table:number-columns-repeated="2" office:value-type="float" office:value="0.108518601235531" calcext:value-type="float">
            <text:p>0.108518601235531</text:p>
          </table:table-cell>
          <table:table-cell table:number-columns-repeated="1007"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" calcext:value-type="float">
            <text:p>1</text:p>
          </table:table-cell>
          <table:table-cell office:value-type="float" office:value="0.893738" calcext:value-type="float">
            <text:p>0.893738</text:p>
          </table:table-cell>
          <table:table-cell table:number-columns-repeated="2" office:value-type="float" office:value="0.106262" calcext:value-type="float">
            <text:p>0.106262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1" calcext:value-type="float">
            <text:p>1</text:p>
          </table:table-cell>
          <table:table-cell office:value-type="float" office:value="0.893404" calcext:value-type="float">
            <text:p>0.893404</text:p>
          </table:table-cell>
          <table:table-cell table:number-columns-repeated="2" office:value-type="float" office:value="0.106596" calcext:value-type="float">
            <text:p>0.106596</text:p>
          </table:table-cell>
          <table:table-cell/>
          <table:table-cell office:value-type="float" office:value="5.44999999999993" calcext:value-type="float">
            <text:p>5.44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2022637546109" calcext:value-type="float">
            <text:p>0.892022637546109</text:p>
          </table:table-cell>
          <table:table-cell table:number-columns-repeated="2" office:value-type="float" office:value="0.107977362453891" calcext:value-type="float">
            <text:p>0.107977362453891</text:p>
          </table:table-cell>
          <table:table-cell table:number-columns-repeated="1007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office:value-type="float" office:value="0.894272" calcext:value-type="float">
            <text:p>0.894272</text:p>
          </table:table-cell>
          <table:table-cell table:number-columns-repeated="2" office:value-type="float" office:value="0.105728" calcext:value-type="float">
            <text:p>0.105728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office:value-type="float" office:value="0.893938" calcext:value-type="float">
            <text:p>0.893938</text:p>
          </table:table-cell>
          <table:table-cell table:number-columns-repeated="2" office:value-type="float" office:value="0.106062" calcext:value-type="float">
            <text:p>0.106062</text:p>
          </table:table-cell>
          <table:table-cell/>
          <table:table-cell office:value-type="float" office:value="5.45999999999993" calcext:value-type="float">
            <text:p>5.45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2561176888065" calcext:value-type="float">
            <text:p>0.892561176888065</text:p>
          </table:table-cell>
          <table:table-cell table:number-columns-repeated="2" office:value-type="float" office:value="0.107438823111935" calcext:value-type="float">
            <text:p>0.107438823111935</text:p>
          </table:table-cell>
          <table:table-cell table:number-columns-repeated="1007"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office:value-type="float" office:value="0.894804" calcext:value-type="float">
            <text:p>0.894804</text:p>
          </table:table-cell>
          <table:table-cell table:number-columns-repeated="2" office:value-type="float" office:value="0.105196" calcext:value-type="float">
            <text:p>0.105196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office:value-type="float" office:value="0.89447" calcext:value-type="float">
            <text:p>0.89447</text:p>
          </table:table-cell>
          <table:table-cell table:number-columns-repeated="2" office:value-type="float" office:value="0.10553" calcext:value-type="float">
            <text:p>0.10553</text:p>
          </table:table-cell>
          <table:table-cell/>
          <table:table-cell office:value-type="float" office:value="5.46999999999993" calcext:value-type="float">
            <text:p>5.46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3097030253846" calcext:value-type="float">
            <text:p>0.893097030253846</text:p>
          </table:table-cell>
          <table:table-cell table:number-columns-repeated="2" office:value-type="float" office:value="0.106902969746154" calcext:value-type="float">
            <text:p>0.106902969746154</text:p>
          </table:table-cell>
          <table:table-cell table:number-columns-repeated="1007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895332" calcext:value-type="float">
            <text:p>0.895332</text:p>
          </table:table-cell>
          <table:table-cell table:number-columns-repeated="2" office:value-type="float" office:value="0.104668" calcext:value-type="float">
            <text:p>0.10466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894999" calcext:value-type="float">
            <text:p>0.894999</text:p>
          </table:table-cell>
          <table:table-cell table:number-columns-repeated="2" office:value-type="float" office:value="0.105001" calcext:value-type="float">
            <text:p>0.105001</text:p>
          </table:table-cell>
          <table:table-cell/>
          <table:table-cell office:value-type="float" office:value="5.47999999999993" calcext:value-type="float">
            <text:p>5.47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3630211039817" calcext:value-type="float">
            <text:p>0.893630211039817</text:p>
          </table:table-cell>
          <table:table-cell table:number-columns-repeated="2" office:value-type="float" office:value="0.106369788960183" calcext:value-type="float">
            <text:p>0.106369788960183</text:p>
          </table:table-cell>
          <table:table-cell table:number-columns-repeated="1007"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" calcext:value-type="float">
            <text:p>1</text:p>
          </table:table-cell>
          <table:table-cell office:value-type="float" office:value="0.895858" calcext:value-type="float">
            <text:p>0.895858</text:p>
          </table:table-cell>
          <table:table-cell table:number-columns-repeated="2" office:value-type="float" office:value="0.104142" calcext:value-type="float">
            <text:p>0.104142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1" calcext:value-type="float">
            <text:p>1</text:p>
          </table:table-cell>
          <table:table-cell office:value-type="float" office:value="0.895525" calcext:value-type="float">
            <text:p>0.895525</text:p>
          </table:table-cell>
          <table:table-cell table:number-columns-repeated="2" office:value-type="float" office:value="0.104475" calcext:value-type="float">
            <text:p>0.104475</text:p>
          </table:table-cell>
          <table:table-cell/>
          <table:table-cell office:value-type="float" office:value="5.48999999999993" calcext:value-type="float">
            <text:p>5.48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4160732575523" calcext:value-type="float">
            <text:p>0.894160732575523</text:p>
          </table:table-cell>
          <table:table-cell table:number-columns-repeated="2" office:value-type="float" office:value="0.105839267424477" calcext:value-type="float">
            <text:p>0.105839267424477</text:p>
          </table:table-cell>
          <table:table-cell table:number-columns-repeated="1007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0.896382" calcext:value-type="float">
            <text:p>0.896382</text:p>
          </table:table-cell>
          <table:table-cell table:number-columns-repeated="2" office:value-type="float" office:value="0.103618" calcext:value-type="float">
            <text:p>0.103618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0.896049" calcext:value-type="float">
            <text:p>0.896049</text:p>
          </table:table-cell>
          <table:table-cell table:number-columns-repeated="2" office:value-type="float" office:value="0.103951" calcext:value-type="float">
            <text:p>0.103951</text:p>
          </table:table-cell>
          <table:table-cell/>
          <table:table-cell office:value-type="float" office:value="5.49999999999993" calcext:value-type="float">
            <text:p>5.49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4688608124031" calcext:value-type="float">
            <text:p>0.894688608124031</text:p>
          </table:table-cell>
          <table:table-cell table:number-columns-repeated="2" office:value-type="float" office:value="0.105311391875969" calcext:value-type="float">
            <text:p>0.105311391875969</text:p>
          </table:table-cell>
          <table:table-cell table:number-columns-repeated="1007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0.896902" calcext:value-type="float">
            <text:p>0.896902</text:p>
          </table:table-cell>
          <table:table-cell table:number-columns-repeated="2" office:value-type="float" office:value="0.103098" calcext:value-type="float">
            <text:p>0.103098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0.89657" calcext:value-type="float">
            <text:p>0.89657</text:p>
          </table:table-cell>
          <table:table-cell table:number-columns-repeated="2" office:value-type="float" office:value="0.10343" calcext:value-type="float">
            <text:p>0.10343</text:p>
          </table:table-cell>
          <table:table-cell/>
          <table:table-cell office:value-type="float" office:value="5.50999999999993" calcext:value-type="float">
            <text:p>5.50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5213850882257" calcext:value-type="float">
            <text:p>0.895213850882257</text:p>
          </table:table-cell>
          <table:table-cell table:number-columns-repeated="2" office:value-type="float" office:value="0.104786149117743" calcext:value-type="float">
            <text:p>0.104786149117743</text:p>
          </table:table-cell>
          <table:table-cell table:number-columns-repeated="1007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0.89742" calcext:value-type="float">
            <text:p>0.89742</text:p>
          </table:table-cell>
          <table:table-cell table:number-columns-repeated="2" office:value-type="float" office:value="0.10258" calcext:value-type="float">
            <text:p>0.10258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1" calcext:value-type="float">
            <text:p>1</text:p>
          </table:table-cell>
          <table:table-cell office:value-type="float" office:value="0.897089" calcext:value-type="float">
            <text:p>0.897089</text:p>
          </table:table-cell>
          <table:table-cell table:number-columns-repeated="2" office:value-type="float" office:value="0.102911" calcext:value-type="float">
            <text:p>0.102911</text:p>
          </table:table-cell>
          <table:table-cell/>
          <table:table-cell office:value-type="float" office:value="5.51999999999993" calcext:value-type="float">
            <text:p>5.51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5736473981298" calcext:value-type="float">
            <text:p>0.895736473981298</text:p>
          </table:table-cell>
          <table:table-cell table:number-columns-repeated="2" office:value-type="float" office:value="0.104263526018702" calcext:value-type="float">
            <text:p>0.104263526018702</text:p>
          </table:table-cell>
          <table:table-cell table:number-columns-repeated="1007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" calcext:value-type="float">
            <text:p>1</text:p>
          </table:table-cell>
          <table:table-cell office:value-type="float" office:value="0.897936" calcext:value-type="float">
            <text:p>0.897936</text:p>
          </table:table-cell>
          <table:table-cell table:number-columns-repeated="2" office:value-type="float" office:value="0.102064" calcext:value-type="float">
            <text:p>0.102064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1" calcext:value-type="float">
            <text:p>1</text:p>
          </table:table-cell>
          <table:table-cell office:value-type="float" office:value="0.897604" calcext:value-type="float">
            <text:p>0.897604</text:p>
          </table:table-cell>
          <table:table-cell table:number-columns-repeated="2" office:value-type="float" office:value="0.102396" calcext:value-type="float">
            <text:p>0.102396</text:p>
          </table:table-cell>
          <table:table-cell/>
          <table:table-cell office:value-type="float" office:value="5.52999999999993" calcext:value-type="float">
            <text:p>5.52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6256490486758" calcext:value-type="float">
            <text:p>0.896256490486758</text:p>
          </table:table-cell>
          <table:table-cell table:number-columns-repeated="2" office:value-type="float" office:value="0.103743509513242" calcext:value-type="float">
            <text:p>0.103743509513242</text:p>
          </table:table-cell>
          <table:table-cell table:number-columns-repeated="1007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0.898449" calcext:value-type="float">
            <text:p>0.898449</text:p>
          </table:table-cell>
          <table:table-cell table:number-columns-repeated="2" office:value-type="float" office:value="0.101551" calcext:value-type="float">
            <text:p>0.101551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0.898118" calcext:value-type="float">
            <text:p>0.898118</text:p>
          </table:table-cell>
          <table:table-cell table:number-columns-repeated="2" office:value-type="float" office:value="0.101882" calcext:value-type="float">
            <text:p>0.101882</text:p>
          </table:table-cell>
          <table:table-cell/>
          <table:table-cell office:value-type="float" office:value="5.53999999999993" calcext:value-type="float">
            <text:p>5.53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6773913399076" calcext:value-type="float">
            <text:p>0.896773913399076</text:p>
          </table:table-cell>
          <table:table-cell table:number-columns-repeated="2" office:value-type="float" office:value="0.103226086600924" calcext:value-type="float">
            <text:p>0.103226086600924</text:p>
          </table:table-cell>
          <table:table-cell table:number-columns-repeated="1007"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0.898959" calcext:value-type="float">
            <text:p>0.898959</text:p>
          </table:table-cell>
          <table:table-cell table:number-columns-repeated="2" office:value-type="float" office:value="0.101041" calcext:value-type="float">
            <text:p>0.101041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0.898628" calcext:value-type="float">
            <text:p>0.898628</text:p>
          </table:table-cell>
          <table:table-cell table:number-columns-repeated="2" office:value-type="float" office:value="0.101372" calcext:value-type="float">
            <text:p>0.101372</text:p>
          </table:table-cell>
          <table:table-cell/>
          <table:table-cell office:value-type="float" office:value="5.54999999999993" calcext:value-type="float">
            <text:p>5.54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7288755653854" calcext:value-type="float">
            <text:p>0.897288755653854</text:p>
          </table:table-cell>
          <table:table-cell table:number-columns-repeated="2" office:value-type="float" office:value="0.102711244346146" calcext:value-type="float">
            <text:p>0.102711244346146</text:p>
          </table:table-cell>
          <table:table-cell table:number-columns-repeated="1007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" calcext:value-type="float">
            <text:p>1</text:p>
          </table:table-cell>
          <table:table-cell office:value-type="float" office:value="0.899467" calcext:value-type="float">
            <text:p>0.899467</text:p>
          </table:table-cell>
          <table:table-cell table:number-columns-repeated="2" office:value-type="float" office:value="0.100533" calcext:value-type="float">
            <text:p>0.100533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1" calcext:value-type="float">
            <text:p>1</text:p>
          </table:table-cell>
          <table:table-cell office:value-type="float" office:value="0.899137" calcext:value-type="float">
            <text:p>0.899137</text:p>
          </table:table-cell>
          <table:table-cell table:number-columns-repeated="2" office:value-type="float" office:value="0.100863" calcext:value-type="float">
            <text:p>0.100863</text:p>
          </table:table-cell>
          <table:table-cell/>
          <table:table-cell office:value-type="float" office:value="5.55999999999993" calcext:value-type="float">
            <text:p>5.55999999999993</text:p>
          </table:table-cell>
          <table:table-cell office:value-type="float" office:value="1" calcext:value-type="float">
            <text:p>1</text:p>
          </table:table-cell>
          <table:table-cell office:value-type="float" office:value="0.897801030122173" calcext:value-type="float">
            <text:p>0.897801030122173</text:p>
          </table:table-cell>
          <table:table-cell table:number-columns-repeated="2" office:value-type="float" office:value="0.102198969877827" calcext:value-type="float">
            <text:p>0.102198969877827</text:p>
          </table:table-cell>
          <table:table-cell table:number-columns-repeated="1007"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" calcext:value-type="float">
            <text:p>1</text:p>
          </table:table-cell>
          <table:table-cell office:value-type="float" office:value="0.899972" calcext:value-type="float">
            <text:p>0.899972</text:p>
          </table:table-cell>
          <table:table-cell table:number-columns-repeated="2" office:value-type="float" office:value="0.100028" calcext:value-type="float">
            <text:p>0.100028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1" calcext:value-type="float">
            <text:p>1</text:p>
          </table:table-cell>
          <table:table-cell office:value-type="float" office:value="0.899642" calcext:value-type="float">
            <text:p>0.899642</text:p>
          </table:table-cell>
          <table:table-cell table:number-columns-repeated="2" office:value-type="float" office:value="0.100358" calcext:value-type="float">
            <text:p>0.100358</text:p>
          </table:table-cell>
          <table:table-cell/>
          <table:table-cell office:value-type="float" office:value="5.56999999999992" calcext:value-type="float">
            <text:p>5.56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898310749610922" calcext:value-type="float">
            <text:p>0.898310749610922</text:p>
          </table:table-cell>
          <table:table-cell table:number-columns-repeated="2" office:value-type="float" office:value="0.101689250389078" calcext:value-type="float">
            <text:p>0.101689250389078</text:p>
          </table:table-cell>
          <table:table-cell table:number-columns-repeated="100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900475" calcext:value-type="float">
            <text:p>0.900475</text:p>
          </table:table-cell>
          <table:table-cell table:number-columns-repeated="2" office:value-type="float" office:value="0.0995254" calcext:value-type="float">
            <text:p>0.0995254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900145" calcext:value-type="float">
            <text:p>0.900145</text:p>
          </table:table-cell>
          <table:table-cell table:number-columns-repeated="2" office:value-type="float" office:value="0.0998548" calcext:value-type="float">
            <text:p>0.0998548</text:p>
          </table:table-cell>
          <table:table-cell/>
          <table:table-cell office:value-type="float" office:value="5.57999999999992" calcext:value-type="float">
            <text:p>5.57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898817926863116" calcext:value-type="float">
            <text:p>0.898817926863116</text:p>
          </table:table-cell>
          <table:table-cell table:number-columns-repeated="2" office:value-type="float" office:value="0.101182073136884" calcext:value-type="float">
            <text:p>0.101182073136884</text:p>
          </table:table-cell>
          <table:table-cell table:number-columns-repeated="1007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" calcext:value-type="float">
            <text:p>1</text:p>
          </table:table-cell>
          <table:table-cell office:value-type="float" office:value="0.900975" calcext:value-type="float">
            <text:p>0.900975</text:p>
          </table:table-cell>
          <table:table-cell table:number-columns-repeated="2" office:value-type="float" office:value="0.0990252" calcext:value-type="float">
            <text:p>0.0990252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1" calcext:value-type="float">
            <text:p>1</text:p>
          </table:table-cell>
          <table:table-cell office:value-type="float" office:value="0.900646" calcext:value-type="float">
            <text:p>0.900646</text:p>
          </table:table-cell>
          <table:table-cell table:number-columns-repeated="2" office:value-type="float" office:value="0.0993543" calcext:value-type="float">
            <text:p>0.0993543</text:p>
          </table:table-cell>
          <table:table-cell/>
          <table:table-cell office:value-type="float" office:value="5.58999999999992" calcext:value-type="float">
            <text:p>5.58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899322574558211" calcext:value-type="float">
            <text:p>0.899322574558211</text:p>
          </table:table-cell>
          <table:table-cell table:number-columns-repeated="2" office:value-type="float" office:value="0.100677425441789" calcext:value-type="float">
            <text:p>0.100677425441789</text:p>
          </table:table-cell>
          <table:table-cell table:number-columns-repeated="1007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" calcext:value-type="float">
            <text:p>1</text:p>
          </table:table-cell>
          <table:table-cell office:value-type="float" office:value="0.901472" calcext:value-type="float">
            <text:p>0.901472</text:p>
          </table:table-cell>
          <table:table-cell table:number-columns-repeated="2" office:value-type="float" office:value="0.0985276" calcext:value-type="float">
            <text:p>0.0985276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1" calcext:value-type="float">
            <text:p>1</text:p>
          </table:table-cell>
          <table:table-cell office:value-type="float" office:value="0.901144" calcext:value-type="float">
            <text:p>0.901144</text:p>
          </table:table-cell>
          <table:table-cell table:number-columns-repeated="2" office:value-type="float" office:value="0.0988562" calcext:value-type="float">
            <text:p>0.0988562</text:p>
          </table:table-cell>
          <table:table-cell/>
          <table:table-cell office:value-type="float" office:value="5.59999999999992" calcext:value-type="float">
            <text:p>5.59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899824705312426" calcext:value-type="float">
            <text:p>0.899824705312426</text:p>
          </table:table-cell>
          <table:table-cell table:number-columns-repeated="2" office:value-type="float" office:value="0.100175294687574" calcext:value-type="float">
            <text:p>0.100175294687574</text:p>
          </table:table-cell>
          <table:table-cell table:number-columns-repeated="1007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0.901968" calcext:value-type="float">
            <text:p>0.901968</text:p>
          </table:table-cell>
          <table:table-cell table:number-columns-repeated="2" office:value-type="float" office:value="0.0980325" calcext:value-type="float">
            <text:p>0.0980325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0.901639" calcext:value-type="float">
            <text:p>0.901639</text:p>
          </table:table-cell>
          <table:table-cell table:number-columns-repeated="2" office:value-type="float" office:value="0.0983607" calcext:value-type="float">
            <text:p>0.0983607</text:p>
          </table:table-cell>
          <table:table-cell/>
          <table:table-cell office:value-type="float" office:value="5.60999999999992" calcext:value-type="float">
            <text:p>5.60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0324331679057" calcext:value-type="float">
            <text:p>0.900324331679057</text:p>
          </table:table-cell>
          <table:table-cell table:number-columns-repeated="2" office:value-type="float" office:value="0.0996756683209428" calcext:value-type="float">
            <text:p>0.0996756683209428</text:p>
          </table:table-cell>
          <table:table-cell table:number-columns-repeated="1007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office:value-type="float" office:value="0.90246" calcext:value-type="float">
            <text:p>0.90246</text:p>
          </table:table-cell>
          <table:table-cell table:number-columns-repeated="2" office:value-type="float" office:value="0.0975398" calcext:value-type="float">
            <text:p>0.0975398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office:value-type="float" office:value="0.902132" calcext:value-type="float">
            <text:p>0.902132</text:p>
          </table:table-cell>
          <table:table-cell table:number-columns-repeated="2" office:value-type="float" office:value="0.0978677" calcext:value-type="float">
            <text:p>0.0978677</text:p>
          </table:table-cell>
          <table:table-cell/>
          <table:table-cell office:value-type="float" office:value="5.61999999999992" calcext:value-type="float">
            <text:p>5.61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0821466148789" calcext:value-type="float">
            <text:p>0.900821466148789</text:p>
          </table:table-cell>
          <table:table-cell table:number-columns-repeated="2" office:value-type="float" office:value="0.0991785338512113" calcext:value-type="float">
            <text:p>0.0991785338512113</text:p>
          </table:table-cell>
          <table:table-cell table:number-columns-repeated="1007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0.90295" calcext:value-type="float">
            <text:p>0.90295</text:p>
          </table:table-cell>
          <table:table-cell table:number-columns-repeated="2" office:value-type="float" office:value="0.0970497" calcext:value-type="float">
            <text:p>0.0970497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1" calcext:value-type="float">
            <text:p>1</text:p>
          </table:table-cell>
          <table:table-cell office:value-type="float" office:value="0.902623" calcext:value-type="float">
            <text:p>0.902623</text:p>
          </table:table-cell>
          <table:table-cell table:number-columns-repeated="2" office:value-type="float" office:value="0.0973771" calcext:value-type="float">
            <text:p>0.0973771</text:p>
          </table:table-cell>
          <table:table-cell/>
          <table:table-cell office:value-type="float" office:value="5.62999999999992" calcext:value-type="float">
            <text:p>5.62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1316121150008" calcext:value-type="float">
            <text:p>0.901316121150008</text:p>
          </table:table-cell>
          <table:table-cell table:number-columns-repeated="2" office:value-type="float" office:value="0.0986838788499917" calcext:value-type="float">
            <text:p>0.0986838788499917</text:p>
          </table:table-cell>
          <table:table-cell table:number-columns-repeated="1007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0.903438" calcext:value-type="float">
            <text:p>0.903438</text:p>
          </table:table-cell>
          <table:table-cell table:number-columns-repeated="2" office:value-type="float" office:value="0.096562" calcext:value-type="float">
            <text:p>0.096562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0.903111" calcext:value-type="float">
            <text:p>0.903111</text:p>
          </table:table-cell>
          <table:table-cell table:number-columns-repeated="2" office:value-type="float" office:value="0.096889" calcext:value-type="float">
            <text:p>0.096889</text:p>
          </table:table-cell>
          <table:table-cell/>
          <table:table-cell office:value-type="float" office:value="5.63999999999992" calcext:value-type="float">
            <text:p>5.63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1808309049117" calcext:value-type="float">
            <text:p>0.901808309049117</text:p>
          </table:table-cell>
          <table:table-cell table:number-columns-repeated="2" office:value-type="float" office:value="0.0981916909508832" calcext:value-type="float">
            <text:p>0.0981916909508832</text:p>
          </table:table-cell>
          <table:table-cell table:number-columns-repeated="1007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" calcext:value-type="float">
            <text:p>1</text:p>
          </table:table-cell>
          <table:table-cell office:value-type="float" office:value="0.903923" calcext:value-type="float">
            <text:p>0.903923</text:p>
          </table:table-cell>
          <table:table-cell table:number-columns-repeated="2" office:value-type="float" office:value="0.0960767" calcext:value-type="float">
            <text:p>0.0960767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1" calcext:value-type="float">
            <text:p>1</text:p>
          </table:table-cell>
          <table:table-cell office:value-type="float" office:value="0.903597" calcext:value-type="float">
            <text:p>0.903597</text:p>
          </table:table-cell>
          <table:table-cell table:number-columns-repeated="2" office:value-type="float" office:value="0.0964033" calcext:value-type="float">
            <text:p>0.0964033</text:p>
          </table:table-cell>
          <table:table-cell/>
          <table:table-cell office:value-type="float" office:value="5.64999999999992" calcext:value-type="float">
            <text:p>5.64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2298042150838" calcext:value-type="float">
            <text:p>0.902298042150838</text:p>
          </table:table-cell>
          <table:table-cell table:number-columns-repeated="2" office:value-type="float" office:value="0.0977019578491625" calcext:value-type="float">
            <text:p>0.0977019578491625</text:p>
          </table:table-cell>
          <table:table-cell table:number-columns-repeated="1007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0.904406" calcext:value-type="float">
            <text:p>0.904406</text:p>
          </table:table-cell>
          <table:table-cell table:number-columns-repeated="2" office:value-type="float" office:value="0.0955939" calcext:value-type="float">
            <text:p>0.0955939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0.90408" calcext:value-type="float">
            <text:p>0.90408</text:p>
          </table:table-cell>
          <table:table-cell table:number-columns-repeated="2" office:value-type="float" office:value="0.0959201" calcext:value-type="float">
            <text:p>0.0959201</text:p>
          </table:table-cell>
          <table:table-cell/>
          <table:table-cell office:value-type="float" office:value="5.65999999999992" calcext:value-type="float">
            <text:p>5.65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2785332698523" calcext:value-type="float">
            <text:p>0.902785332698523</text:p>
          </table:table-cell>
          <table:table-cell table:number-columns-repeated="2" office:value-type="float" office:value="0.0972146673014767" calcext:value-type="float">
            <text:p>0.0972146673014767</text:p>
          </table:table-cell>
          <table:table-cell table:number-columns-repeated="1007"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office:value-type="float" office:value="0.904886" calcext:value-type="float">
            <text:p>0.904886</text:p>
          </table:table-cell>
          <table:table-cell table:number-columns-repeated="2" office:value-type="float" office:value="0.0951135" calcext:value-type="float">
            <text:p>0.0951135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office:value-type="float" office:value="0.904561" calcext:value-type="float">
            <text:p>0.904561</text:p>
          </table:table-cell>
          <table:table-cell table:number-columns-repeated="2" office:value-type="float" office:value="0.0954393" calcext:value-type="float">
            <text:p>0.0954393</text:p>
          </table:table-cell>
          <table:table-cell/>
          <table:table-cell office:value-type="float" office:value="5.66999999999992" calcext:value-type="float">
            <text:p>5.66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3270192874463" calcext:value-type="float">
            <text:p>0.903270192874463</text:p>
          </table:table-cell>
          <table:table-cell table:number-columns-repeated="2" office:value-type="float" office:value="0.0967298071255366" calcext:value-type="float">
            <text:p>0.0967298071255366</text:p>
          </table:table-cell>
          <table:table-cell table:number-columns-repeated="1007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0.905364" calcext:value-type="float">
            <text:p>0.905364</text:p>
          </table:table-cell>
          <table:table-cell table:number-columns-repeated="2" office:value-type="float" office:value="0.0946355" calcext:value-type="float">
            <text:p>0.0946355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0.905039" calcext:value-type="float">
            <text:p>0.905039</text:p>
          </table:table-cell>
          <table:table-cell table:number-columns-repeated="2" office:value-type="float" office:value="0.0949609" calcext:value-type="float">
            <text:p>0.0949609</text:p>
          </table:table-cell>
          <table:table-cell/>
          <table:table-cell office:value-type="float" office:value="5.67999999999992" calcext:value-type="float">
            <text:p>5.67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3752634800187" calcext:value-type="float">
            <text:p>0.903752634800187</text:p>
          </table:table-cell>
          <table:table-cell table:number-columns-repeated="2" office:value-type="float" office:value="0.0962473651998127" calcext:value-type="float">
            <text:p>0.0962473651998127</text:p>
          </table:table-cell>
          <table:table-cell table:number-columns-repeated="1007"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" calcext:value-type="float">
            <text:p>1</text:p>
          </table:table-cell>
          <table:table-cell office:value-type="float" office:value="0.90584" calcext:value-type="float">
            <text:p>0.90584</text:p>
          </table:table-cell>
          <table:table-cell table:number-columns-repeated="2" office:value-type="float" office:value="0.09416" calcext:value-type="float">
            <text:p>0.09416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1" calcext:value-type="float">
            <text:p>1</text:p>
          </table:table-cell>
          <table:table-cell office:value-type="float" office:value="0.905515" calcext:value-type="float">
            <text:p>0.905515</text:p>
          </table:table-cell>
          <table:table-cell table:number-columns-repeated="2" office:value-type="float" office:value="0.0944849" calcext:value-type="float">
            <text:p>0.0944849</text:p>
          </table:table-cell>
          <table:table-cell/>
          <table:table-cell office:value-type="float" office:value="5.68999999999992" calcext:value-type="float">
            <text:p>5.68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4232670536768" calcext:value-type="float">
            <text:p>0.904232670536768</text:p>
          </table:table-cell>
          <table:table-cell table:number-columns-repeated="2" office:value-type="float" office:value="0.0957673294632316" calcext:value-type="float">
            <text:p>0.0957673294632316</text:p>
          </table:table-cell>
          <table:table-cell table:number-columns-repeated="1007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0.906313" calcext:value-type="float">
            <text:p>0.906313</text:p>
          </table:table-cell>
          <table:table-cell table:number-columns-repeated="2" office:value-type="float" office:value="0.0936868" calcext:value-type="float">
            <text:p>0.0936868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0.905989" calcext:value-type="float">
            <text:p>0.905989</text:p>
          </table:table-cell>
          <table:table-cell table:number-columns-repeated="2" office:value-type="float" office:value="0.0940113" calcext:value-type="float">
            <text:p>0.0940113</text:p>
          </table:table-cell>
          <table:table-cell/>
          <table:table-cell office:value-type="float" office:value="5.69999999999992" calcext:value-type="float">
            <text:p>5.69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4710312085125" calcext:value-type="float">
            <text:p>0.904710312085125</text:p>
          </table:table-cell>
          <table:table-cell table:number-columns-repeated="2" office:value-type="float" office:value="0.095289687914875" calcext:value-type="float">
            <text:p>0.095289687914875</text:p>
          </table:table-cell>
          <table:table-cell table:number-columns-repeated="1007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0.906784" calcext:value-type="float">
            <text:p>0.906784</text:p>
          </table:table-cell>
          <table:table-cell table:number-columns-repeated="2" office:value-type="float" office:value="0.093216" calcext:value-type="float">
            <text:p>0.093216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0.90646" calcext:value-type="float">
            <text:p>0.90646</text:p>
          </table:table-cell>
          <table:table-cell table:number-columns-repeated="2" office:value-type="float" office:value="0.09354" calcext:value-type="float">
            <text:p>0.09354</text:p>
          </table:table-cell>
          <table:table-cell/>
          <table:table-cell office:value-type="float" office:value="5.70999999999992" calcext:value-type="float">
            <text:p>5.70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5185571386321" calcext:value-type="float">
            <text:p>0.905185571386321</text:p>
          </table:table-cell>
          <table:table-cell table:number-columns-repeated="2" office:value-type="float" office:value="0.0948144286136793" calcext:value-type="float">
            <text:p>0.0948144286136793</text:p>
          </table:table-cell>
          <table:table-cell table:number-columns-repeated="1007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" calcext:value-type="float">
            <text:p>1</text:p>
          </table:table-cell>
          <table:table-cell office:value-type="float" office:value="0.907252" calcext:value-type="float">
            <text:p>0.907252</text:p>
          </table:table-cell>
          <table:table-cell table:number-columns-repeated="2" office:value-type="float" office:value="0.0927476" calcext:value-type="float">
            <text:p>0.0927476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1" calcext:value-type="float">
            <text:p>1</text:p>
          </table:table-cell>
          <table:table-cell office:value-type="float" office:value="0.906929" calcext:value-type="float">
            <text:p>0.906929</text:p>
          </table:table-cell>
          <table:table-cell table:number-columns-repeated="2" office:value-type="float" office:value="0.0930711" calcext:value-type="float">
            <text:p>0.0930711</text:p>
          </table:table-cell>
          <table:table-cell/>
          <table:table-cell office:value-type="float" office:value="5.71999999999992" calcext:value-type="float">
            <text:p>5.71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5658460321863" calcext:value-type="float">
            <text:p>0.905658460321863</text:p>
          </table:table-cell>
          <table:table-cell table:number-columns-repeated="2" office:value-type="float" office:value="0.0943415396781371" calcext:value-type="float">
            <text:p>0.0943415396781371</text:p>
          </table:table-cell>
          <table:table-cell table:number-columns-repeated="1007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float" office:value="0.907719" calcext:value-type="float">
            <text:p>0.907719</text:p>
          </table:table-cell>
          <table:table-cell table:number-columns-repeated="2" office:value-type="float" office:value="0.0922815" calcext:value-type="float">
            <text:p>0.092281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float" office:value="0.907395" calcext:value-type="float">
            <text:p>0.907395</text:p>
          </table:table-cell>
          <table:table-cell table:number-columns-repeated="2" office:value-type="float" office:value="0.0926046" calcext:value-type="float">
            <text:p>0.0926046</text:p>
          </table:table-cell>
          <table:table-cell/>
          <table:table-cell office:value-type="float" office:value="5.72999999999992" calcext:value-type="float">
            <text:p>5.72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6128990714" calcext:value-type="float">
            <text:p>0.906128990714</text:p>
          </table:table-cell>
          <table:table-cell table:number-columns-repeated="2" office:value-type="float" office:value="0.0938710092860005" calcext:value-type="float">
            <text:p>0.0938710092860005</text:p>
          </table:table-cell>
          <table:table-cell table:number-columns-repeated="1007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0.908182" calcext:value-type="float">
            <text:p>0.908182</text:p>
          </table:table-cell>
          <table:table-cell table:number-columns-repeated="2" office:value-type="float" office:value="0.0918178" calcext:value-type="float">
            <text:p>0.0918178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0.90786" calcext:value-type="float">
            <text:p>0.90786</text:p>
          </table:table-cell>
          <table:table-cell table:number-columns-repeated="2" office:value-type="float" office:value="0.0921404" calcext:value-type="float">
            <text:p>0.0921404</text:p>
          </table:table-cell>
          <table:table-cell/>
          <table:table-cell office:value-type="float" office:value="5.73999999999992" calcext:value-type="float">
            <text:p>5.73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6597174326015" calcext:value-type="float">
            <text:p>0.906597174326015</text:p>
          </table:table-cell>
          <table:table-cell table:number-columns-repeated="2" office:value-type="float" office:value="0.0934028256739851" calcext:value-type="float">
            <text:p>0.0934028256739851</text:p>
          </table:table-cell>
          <table:table-cell table:number-columns-repeated="1007"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0.908644" calcext:value-type="float">
            <text:p>0.908644</text:p>
          </table:table-cell>
          <table:table-cell table:number-columns-repeated="2" office:value-type="float" office:value="0.0913563" calcext:value-type="float">
            <text:p>0.0913563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0.908321" calcext:value-type="float">
            <text:p>0.908321</text:p>
          </table:table-cell>
          <table:table-cell table:number-columns-repeated="2" office:value-type="float" office:value="0.0916786" calcext:value-type="float">
            <text:p>0.0916786</text:p>
          </table:table-cell>
          <table:table-cell/>
          <table:table-cell office:value-type="float" office:value="5.74999999999992" calcext:value-type="float">
            <text:p>5.74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7063022862524" calcext:value-type="float">
            <text:p>0.907063022862524</text:p>
          </table:table-cell>
          <table:table-cell table:number-columns-repeated="2" office:value-type="float" office:value="0.0929369771374762" calcext:value-type="float">
            <text:p>0.0929369771374762</text:p>
          </table:table-cell>
          <table:table-cell table:number-columns-repeated="1007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office:value-type="float" office:value="0.909103" calcext:value-type="float">
            <text:p>0.909103</text:p>
          </table:table-cell>
          <table:table-cell table:number-columns-repeated="2" office:value-type="float" office:value="0.0908973" calcext:value-type="float">
            <text:p>0.0908973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office:value-type="float" office:value="0.908781" calcext:value-type="float">
            <text:p>0.908781</text:p>
          </table:table-cell>
          <table:table-cell table:number-columns-repeated="2" office:value-type="float" office:value="0.091219" calcext:value-type="float">
            <text:p>0.091219</text:p>
          </table:table-cell>
          <table:table-cell/>
          <table:table-cell office:value-type="float" office:value="5.75999999999992" calcext:value-type="float">
            <text:p>5.75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7526547969764" calcext:value-type="float">
            <text:p>0.907526547969764</text:p>
          </table:table-cell>
          <table:table-cell table:number-columns-repeated="2" office:value-type="float" office:value="0.0924734520302363" calcext:value-type="float">
            <text:p>0.0924734520302363</text:p>
          </table:table-cell>
          <table:table-cell table:number-columns-repeated="1007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0.90956" calcext:value-type="float">
            <text:p>0.90956</text:p>
          </table:table-cell>
          <table:table-cell table:number-columns-repeated="2" office:value-type="float" office:value="0.0904405" calcext:value-type="float">
            <text:p>0.0904405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office:value-type="float" office:value="0.909238" calcext:value-type="float">
            <text:p>0.909238</text:p>
          </table:table-cell>
          <table:table-cell table:number-columns-repeated="2" office:value-type="float" office:value="0.0907618" calcext:value-type="float">
            <text:p>0.0907618</text:p>
          </table:table-cell>
          <table:table-cell/>
          <table:table-cell office:value-type="float" office:value="5.76999999999992" calcext:value-type="float">
            <text:p>5.76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7987761235887" calcext:value-type="float">
            <text:p>0.907987761235887</text:p>
          </table:table-cell>
          <table:table-cell table:number-columns-repeated="2" office:value-type="float" office:value="0.0920122387641134" calcext:value-type="float">
            <text:p>0.0920122387641134</text:p>
          </table:table-cell>
          <table:table-cell table:number-columns-repeated="100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.910014" calcext:value-type="float">
            <text:p>0.910014</text:p>
          </table:table-cell>
          <table:table-cell table:number-columns-repeated="2" office:value-type="float" office:value="0.089986" calcext:value-type="float">
            <text:p>0.08998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.909693" calcext:value-type="float">
            <text:p>0.909693</text:p>
          </table:table-cell>
          <table:table-cell table:number-columns-repeated="2" office:value-type="float" office:value="0.0903068" calcext:value-type="float">
            <text:p>0.0903068</text:p>
          </table:table-cell>
          <table:table-cell/>
          <table:table-cell office:value-type="float" office:value="5.77999999999992" calcext:value-type="float">
            <text:p>5.77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8446674191248" calcext:value-type="float">
            <text:p>0.908446674191248</text:p>
          </table:table-cell>
          <table:table-cell table:number-columns-repeated="2" office:value-type="float" office:value="0.0915533258087519" calcext:value-type="float">
            <text:p>0.0915533258087519</text:p>
          </table:table-cell>
          <table:table-cell table:number-columns-repeated="1007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0.910466" calcext:value-type="float">
            <text:p>0.910466</text:p>
          </table:table-cell>
          <table:table-cell table:number-columns-repeated="2" office:value-type="float" office:value="0.0895338" calcext:value-type="float">
            <text:p>0.0895338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1" calcext:value-type="float">
            <text:p>1</text:p>
          </table:table-cell>
          <table:table-cell office:value-type="float" office:value="0.910146" calcext:value-type="float">
            <text:p>0.910146</text:p>
          </table:table-cell>
          <table:table-cell table:number-columns-repeated="2" office:value-type="float" office:value="0.0898542" calcext:value-type="float">
            <text:p>0.0898542</text:p>
          </table:table-cell>
          <table:table-cell/>
          <table:table-cell office:value-type="float" office:value="5.78999999999992" calcext:value-type="float">
            <text:p>5.78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8903298308696" calcext:value-type="float">
            <text:p>0.908903298308696</text:p>
          </table:table-cell>
          <table:table-cell table:number-columns-repeated="2" office:value-type="float" office:value="0.0910967016913039" calcext:value-type="float">
            <text:p>0.0910967016913039</text:p>
          </table:table-cell>
          <table:table-cell table:number-columns-repeated="1007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0.910916" calcext:value-type="float">
            <text:p>0.910916</text:p>
          </table:table-cell>
          <table:table-cell table:number-columns-repeated="2" office:value-type="float" office:value="0.0890839" calcext:value-type="float">
            <text:p>0.0890839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0.910596" calcext:value-type="float">
            <text:p>0.910596</text:p>
          </table:table-cell>
          <table:table-cell table:number-columns-repeated="2" office:value-type="float" office:value="0.0894037" calcext:value-type="float">
            <text:p>0.0894037</text:p>
          </table:table-cell>
          <table:table-cell/>
          <table:table-cell office:value-type="float" office:value="5.79999999999992" calcext:value-type="float">
            <text:p>5.79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9357645003857" calcext:value-type="float">
            <text:p>0.909357645003857</text:p>
          </table:table-cell>
          <table:table-cell table:number-columns-repeated="2" office:value-type="float" office:value="0.0906423549961429" calcext:value-type="float">
            <text:p>0.0906423549961429</text:p>
          </table:table-cell>
          <table:table-cell table:number-columns-repeated="1007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0.911364" calcext:value-type="float">
            <text:p>0.911364</text:p>
          </table:table-cell>
          <table:table-cell table:number-columns-repeated="2" office:value-type="float" office:value="0.0886362" calcext:value-type="float">
            <text:p>0.0886362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0.911044" calcext:value-type="float">
            <text:p>0.911044</text:p>
          </table:table-cell>
          <table:table-cell table:number-columns-repeated="2" office:value-type="float" office:value="0.0889556" calcext:value-type="float">
            <text:p>0.0889556</text:p>
          </table:table-cell>
          <table:table-cell/>
          <table:table-cell office:value-type="float" office:value="5.80999999999992" calcext:value-type="float">
            <text:p>5.80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09809725635422" calcext:value-type="float">
            <text:p>0.909809725635422</text:p>
          </table:table-cell>
          <table:table-cell table:number-columns-repeated="2" office:value-type="float" office:value="0.0901902743645777" calcext:value-type="float">
            <text:p>0.0901902743645777</text:p>
          </table:table-cell>
          <table:table-cell table:number-columns-repeated="1007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office:value-type="float" office:value="0.911809" calcext:value-type="float">
            <text:p>0.911809</text:p>
          </table:table-cell>
          <table:table-cell table:number-columns-repeated="2" office:value-type="float" office:value="0.0881908" calcext:value-type="float">
            <text:p>0.0881908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office:value-type="float" office:value="0.91149" calcext:value-type="float">
            <text:p>0.91149</text:p>
          </table:table-cell>
          <table:table-cell table:number-columns-repeated="2" office:value-type="float" office:value="0.0885097" calcext:value-type="float">
            <text:p>0.0885097</text:p>
          </table:table-cell>
          <table:table-cell/>
          <table:table-cell office:value-type="float" office:value="5.81999999999992" calcext:value-type="float">
            <text:p>5.81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0259551505431" calcext:value-type="float">
            <text:p>0.910259551505431</text:p>
          </table:table-cell>
          <table:table-cell table:number-columns-repeated="2" office:value-type="float" office:value="0.0897404484945691" calcext:value-type="float">
            <text:p>0.0897404484945691</text:p>
          </table:table-cell>
          <table:table-cell table:number-columns-repeated="1007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" calcext:value-type="float">
            <text:p>1</text:p>
          </table:table-cell>
          <table:table-cell office:value-type="float" office:value="0.912252" calcext:value-type="float">
            <text:p>0.912252</text:p>
          </table:table-cell>
          <table:table-cell table:number-columns-repeated="2" office:value-type="float" office:value="0.0877476" calcext:value-type="float">
            <text:p>0.0877476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" calcext:value-type="float">
            <text:p>1</text:p>
          </table:table-cell>
          <table:table-cell office:value-type="float" office:value="0.911934" calcext:value-type="float">
            <text:p>0.911934</text:p>
          </table:table-cell>
          <table:table-cell table:number-columns-repeated="2" office:value-type="float" office:value="0.088066" calcext:value-type="float">
            <text:p>0.088066</text:p>
          </table:table-cell>
          <table:table-cell/>
          <table:table-cell office:value-type="float" office:value="5.82999999999992" calcext:value-type="float">
            <text:p>5.82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0707133859553" calcext:value-type="float">
            <text:p>0.910707133859553</text:p>
          </table:table-cell>
          <table:table-cell table:number-columns-repeated="2" office:value-type="float" office:value="0.0892928661404467" calcext:value-type="float">
            <text:p>0.0892928661404467</text:p>
          </table:table-cell>
          <table:table-cell table:number-columns-repeated="1007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0.912693" calcext:value-type="float">
            <text:p>0.912693</text:p>
          </table:table-cell>
          <table:table-cell table:number-columns-repeated="2" office:value-type="float" office:value="0.0873066" calcext:value-type="float">
            <text:p>0.0873066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0.912375" calcext:value-type="float">
            <text:p>0.912375</text:p>
          </table:table-cell>
          <table:table-cell table:number-columns-repeated="2" office:value-type="float" office:value="0.0876246" calcext:value-type="float">
            <text:p>0.0876246</text:p>
          </table:table-cell>
          <table:table-cell/>
          <table:table-cell office:value-type="float" office:value="5.83999999999992" calcext:value-type="float">
            <text:p>5.83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1152483887371" calcext:value-type="float">
            <text:p>0.911152483887371</text:p>
          </table:table-cell>
          <table:table-cell table:number-columns-repeated="2" office:value-type="float" office:value="0.0888475161126285" calcext:value-type="float">
            <text:p>0.0888475161126285</text:p>
          </table:table-cell>
          <table:table-cell table:number-columns-repeated="1007"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" calcext:value-type="float">
            <text:p>1</text:p>
          </table:table-cell>
          <table:table-cell office:value-type="float" office:value="0.913132" calcext:value-type="float">
            <text:p>0.913132</text:p>
          </table:table-cell>
          <table:table-cell table:number-columns-repeated="2" office:value-type="float" office:value="0.0868679" calcext:value-type="float">
            <text:p>0.0868679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" calcext:value-type="float">
            <text:p>1</text:p>
          </table:table-cell>
          <table:table-cell office:value-type="float" office:value="0.912815" calcext:value-type="float">
            <text:p>0.912815</text:p>
          </table:table-cell>
          <table:table-cell table:number-columns-repeated="2" office:value-type="float" office:value="0.0871854" calcext:value-type="float">
            <text:p>0.0871854</text:p>
          </table:table-cell>
          <table:table-cell/>
          <table:table-cell office:value-type="float" office:value="5.84999999999992" calcext:value-type="float">
            <text:p>5.84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1595612722659" calcext:value-type="float">
            <text:p>0.911595612722659</text:p>
          </table:table-cell>
          <table:table-cell table:number-columns-repeated="2" office:value-type="float" office:value="0.0884043872773406" calcext:value-type="float">
            <text:p>0.0884043872773406</text:p>
          </table:table-cell>
          <table:table-cell table:number-columns-repeated="1007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0.913569" calcext:value-type="float">
            <text:p>0.913569</text:p>
          </table:table-cell>
          <table:table-cell table:number-columns-repeated="2" office:value-type="float" office:value="0.0864314" calcext:value-type="float">
            <text:p>0.086431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office:value-type="float" office:value="0.913252" calcext:value-type="float">
            <text:p>0.913252</text:p>
          </table:table-cell>
          <table:table-cell table:number-columns-repeated="2" office:value-type="float" office:value="0.0867484" calcext:value-type="float">
            <text:p>0.0867484</text:p>
          </table:table-cell>
          <table:table-cell/>
          <table:table-cell office:value-type="float" office:value="5.85999999999992" calcext:value-type="float">
            <text:p>5.85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2036531443661" calcext:value-type="float">
            <text:p>0.912036531443661</text:p>
          </table:table-cell>
          <table:table-cell table:number-columns-repeated="2" office:value-type="float" office:value="0.087963468556339" calcext:value-type="float">
            <text:p>0.087963468556339</text:p>
          </table:table-cell>
          <table:table-cell table:number-columns-repeated="1007"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0.914003" calcext:value-type="float">
            <text:p>0.914003</text:p>
          </table:table-cell>
          <table:table-cell table:number-columns-repeated="2" office:value-type="float" office:value="0.085997" calcext:value-type="float">
            <text:p>0.085997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0.913686" calcext:value-type="float">
            <text:p>0.913686</text:p>
          </table:table-cell>
          <table:table-cell table:number-columns-repeated="2" office:value-type="float" office:value="0.0863135" calcext:value-type="float">
            <text:p>0.0863135</text:p>
          </table:table-cell>
          <table:table-cell/>
          <table:table-cell office:value-type="float" office:value="5.86999999999992" calcext:value-type="float">
            <text:p>5.86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2475251073367" calcext:value-type="float">
            <text:p>0.912475251073367</text:p>
          </table:table-cell>
          <table:table-cell table:number-columns-repeated="2" office:value-type="float" office:value="0.0875247489266326" calcext:value-type="float">
            <text:p>0.0875247489266326</text:p>
          </table:table-cell>
          <table:table-cell table:number-columns-repeated="1007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914435" calcext:value-type="float">
            <text:p>0.914435</text:p>
          </table:table-cell>
          <table:table-cell table:number-columns-repeated="2" office:value-type="float" office:value="0.0855649" calcext:value-type="float">
            <text:p>0.085564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914119" calcext:value-type="float">
            <text:p>0.914119</text:p>
          </table:table-cell>
          <table:table-cell table:number-columns-repeated="2" office:value-type="float" office:value="0.0858809" calcext:value-type="float">
            <text:p>0.0858809</text:p>
          </table:table-cell>
          <table:table-cell/>
          <table:table-cell office:value-type="float" office:value="5.87999999999992" calcext:value-type="float">
            <text:p>5.87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2911782579792" calcext:value-type="float">
            <text:p>0.912911782579792</text:p>
          </table:table-cell>
          <table:table-cell table:number-columns-repeated="2" office:value-type="float" office:value="0.0870882174202081" calcext:value-type="float">
            <text:p>0.0870882174202081</text:p>
          </table:table-cell>
          <table:table-cell table:number-columns-repeated="1007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0.914865" calcext:value-type="float">
            <text:p>0.914865</text:p>
          </table:table-cell>
          <table:table-cell table:number-columns-repeated="2" office:value-type="float" office:value="0.0851349" calcext:value-type="float">
            <text:p>0.0851349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0.91455" calcext:value-type="float">
            <text:p>0.91455</text:p>
          </table:table-cell>
          <table:table-cell table:number-columns-repeated="2" office:value-type="float" office:value="0.0854504" calcext:value-type="float">
            <text:p>0.0854504</text:p>
          </table:table-cell>
          <table:table-cell/>
          <table:table-cell office:value-type="float" office:value="5.88999999999992" calcext:value-type="float">
            <text:p>5.88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3346136876245" calcext:value-type="float">
            <text:p>0.913346136876245</text:p>
          </table:table-cell>
          <table:table-cell table:number-columns-repeated="2" office:value-type="float" office:value="0.0866538631237549" calcext:value-type="float">
            <text:p>0.0866538631237549</text:p>
          </table:table-cell>
          <table:table-cell table:number-columns-repeated="1007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.915293" calcext:value-type="float">
            <text:p>0.915293</text:p>
          </table:table-cell>
          <table:table-cell table:number-columns-repeated="2" office:value-type="float" office:value="0.0847071" calcext:value-type="float">
            <text:p>0.0847071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.914978" calcext:value-type="float">
            <text:p>0.914978</text:p>
          </table:table-cell>
          <table:table-cell table:number-columns-repeated="2" office:value-type="float" office:value="0.085022" calcext:value-type="float">
            <text:p>0.085022</text:p>
          </table:table-cell>
          <table:table-cell/>
          <table:table-cell office:value-type="float" office:value="5.89999999999992" calcext:value-type="float">
            <text:p>5.89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3778324821607" calcext:value-type="float">
            <text:p>0.913778324821607</text:p>
          </table:table-cell>
          <table:table-cell table:number-columns-repeated="2" office:value-type="float" office:value="0.086221675178393" calcext:value-type="float">
            <text:p>0.086221675178393</text:p>
          </table:table-cell>
          <table:table-cell table:number-columns-repeated="1007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0.915719" calcext:value-type="float">
            <text:p>0.915719</text:p>
          </table:table-cell>
          <table:table-cell table:number-columns-repeated="2" office:value-type="float" office:value="0.0842814" calcext:value-type="float">
            <text:p>0.0842814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0.915404" calcext:value-type="float">
            <text:p>0.915404</text:p>
          </table:table-cell>
          <table:table-cell table:number-columns-repeated="2" office:value-type="float" office:value="0.0845959" calcext:value-type="float">
            <text:p>0.0845959</text:p>
          </table:table-cell>
          <table:table-cell/>
          <table:table-cell office:value-type="float" office:value="5.90999999999992" calcext:value-type="float">
            <text:p>5.90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4208357220599" calcext:value-type="float">
            <text:p>0.914208357220599</text:p>
          </table:table-cell>
          <table:table-cell table:number-columns-repeated="2" office:value-type="float" office:value="0.0857916427794012" calcext:value-type="float">
            <text:p>0.0857916427794012</text:p>
          </table:table-cell>
          <table:table-cell table:number-columns-repeated="1007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" calcext:value-type="float">
            <text:p>1</text:p>
          </table:table-cell>
          <table:table-cell office:value-type="float" office:value="0.916142" calcext:value-type="float">
            <text:p>0.916142</text:p>
          </table:table-cell>
          <table:table-cell table:number-columns-repeated="2" office:value-type="float" office:value="0.0838578" calcext:value-type="float">
            <text:p>0.0838578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" calcext:value-type="float">
            <text:p>1</text:p>
          </table:table-cell>
          <table:table-cell office:value-type="float" office:value="0.915828" calcext:value-type="float">
            <text:p>0.915828</text:p>
          </table:table-cell>
          <table:table-cell table:number-columns-repeated="2" office:value-type="float" office:value="0.0841718" calcext:value-type="float">
            <text:p>0.0841718</text:p>
          </table:table-cell>
          <table:table-cell/>
          <table:table-cell office:value-type="float" office:value="5.91999999999992" calcext:value-type="float">
            <text:p>5.91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4636244824053" calcext:value-type="float">
            <text:p>0.914636244824053</text:p>
          </table:table-cell>
          <table:table-cell table:number-columns-repeated="2" office:value-type="float" office:value="0.0853637551759472" calcext:value-type="float">
            <text:p>0.0853637551759472</text:p>
          </table:table-cell>
          <table:table-cell table:number-columns-repeated="1007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office:value-type="float" office:value="0.916564" calcext:value-type="float">
            <text:p>0.916564</text:p>
          </table:table-cell>
          <table:table-cell table:number-columns-repeated="2" office:value-type="float" office:value="0.0834364" calcext:value-type="float">
            <text:p>0.0834364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office:value-type="float" office:value="0.91625" calcext:value-type="float">
            <text:p>0.91625</text:p>
          </table:table-cell>
          <table:table-cell table:number-columns-repeated="2" office:value-type="float" office:value="0.0837499" calcext:value-type="float">
            <text:p>0.0837499</text:p>
          </table:table-cell>
          <table:table-cell/>
          <table:table-cell office:value-type="float" office:value="5.92999999999992" calcext:value-type="float">
            <text:p>5.92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5061998329181" calcext:value-type="float">
            <text:p>0.915061998329181</text:p>
          </table:table-cell>
          <table:table-cell table:number-columns-repeated="2" office:value-type="float" office:value="0.0849380016708186" calcext:value-type="float">
            <text:p>0.0849380016708186</text:p>
          </table:table-cell>
          <table:table-cell table:number-columns-repeated="1007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0.916983" calcext:value-type="float">
            <text:p>0.916983</text:p>
          </table:table-cell>
          <table:table-cell table:number-columns-repeated="2" office:value-type="float" office:value="0.0830172" calcext:value-type="float">
            <text:p>0.0830172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0.91667" calcext:value-type="float">
            <text:p>0.91667</text:p>
          </table:table-cell>
          <table:table-cell table:number-columns-repeated="2" office:value-type="float" office:value="0.0833301" calcext:value-type="float">
            <text:p>0.0833301</text:p>
          </table:table-cell>
          <table:table-cell/>
          <table:table-cell office:value-type="float" office:value="5.93999999999992" calcext:value-type="float">
            <text:p>5.93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5485628379844" calcext:value-type="float">
            <text:p>0.915485628379844</text:p>
          </table:table-cell>
          <table:table-cell table:number-columns-repeated="2" office:value-type="float" office:value="0.0845143716201555" calcext:value-type="float">
            <text:p>0.0845143716201555</text:p>
          </table:table-cell>
          <table:table-cell table:number-columns-repeated="1007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" calcext:value-type="float">
            <text:p>1</text:p>
          </table:table-cell>
          <table:table-cell office:value-type="float" office:value="0.9174" calcext:value-type="float">
            <text:p>0.9174</text:p>
          </table:table-cell>
          <table:table-cell table:number-columns-repeated="2" office:value-type="float" office:value="0.0826" calcext:value-type="float">
            <text:p>0.0826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" calcext:value-type="float">
            <text:p>1</text:p>
          </table:table-cell>
          <table:table-cell office:value-type="float" office:value="0.917088" calcext:value-type="float">
            <text:p>0.917088</text:p>
          </table:table-cell>
          <table:table-cell table:number-columns-repeated="2" office:value-type="float" office:value="0.0829124" calcext:value-type="float">
            <text:p>0.0829124</text:p>
          </table:table-cell>
          <table:table-cell/>
          <table:table-cell office:value-type="float" office:value="5.94999999999992" calcext:value-type="float">
            <text:p>5.94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5907145566815" calcext:value-type="float">
            <text:p>0.915907145566815</text:p>
          </table:table-cell>
          <table:table-cell table:number-columns-repeated="2" office:value-type="float" office:value="0.0840928544331848" calcext:value-type="float">
            <text:p>0.0840928544331848</text:p>
          </table:table-cell>
          <table:table-cell table:number-columns-repeated="1007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float" office:value="0.917815" calcext:value-type="float">
            <text:p>0.917815</text:p>
          </table:table-cell>
          <table:table-cell table:number-columns-repeated="2" office:value-type="float" office:value="0.0821849" calcext:value-type="float">
            <text:p>0.0821849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float" office:value="0.917503" calcext:value-type="float">
            <text:p>0.917503</text:p>
          </table:table-cell>
          <table:table-cell table:number-columns-repeated="2" office:value-type="float" office:value="0.0824968" calcext:value-type="float">
            <text:p>0.0824968</text:p>
          </table:table-cell>
          <table:table-cell/>
          <table:table-cell office:value-type="float" office:value="5.95999999999992" calcext:value-type="float">
            <text:p>5.95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6326560428045" calcext:value-type="float">
            <text:p>0.916326560428045</text:p>
          </table:table-cell>
          <table:table-cell table:number-columns-repeated="2" office:value-type="float" office:value="0.0836734395719547" calcext:value-type="float">
            <text:p>0.0836734395719547</text:p>
          </table:table-cell>
          <table:table-cell table:number-columns-repeated="1007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office:value-type="float" office:value="0.918228" calcext:value-type="float">
            <text:p>0.918228</text:p>
          </table:table-cell>
          <table:table-cell table:number-columns-repeated="2" office:value-type="float" office:value="0.0817719" calcext:value-type="float">
            <text:p>0.0817719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1" calcext:value-type="float">
            <text:p>1</text:p>
          </table:table-cell>
          <table:table-cell office:value-type="float" office:value="0.917917" calcext:value-type="float">
            <text:p>0.917917</text:p>
          </table:table-cell>
          <table:table-cell table:number-columns-repeated="2" office:value-type="float" office:value="0.0820833" calcext:value-type="float">
            <text:p>0.0820833</text:p>
          </table:table-cell>
          <table:table-cell/>
          <table:table-cell office:value-type="float" office:value="5.96999999999992" calcext:value-type="float">
            <text:p>5.96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6743883448928" calcext:value-type="float">
            <text:p>0.916743883448928</text:p>
          </table:table-cell>
          <table:table-cell table:number-columns-repeated="2" office:value-type="float" office:value="0.0832561165510719" calcext:value-type="float">
            <text:p>0.0832561165510719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18639" calcext:value-type="float">
            <text:p>0.918639</text:p>
          </table:table-cell>
          <table:table-cell table:number-columns-repeated="2" office:value-type="float" office:value="0.081361" calcext:value-type="float">
            <text:p>0.0813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18328" calcext:value-type="float">
            <text:p>0.918328</text:p>
          </table:table-cell>
          <table:table-cell table:number-columns-repeated="2" office:value-type="float" office:value="0.0816718" calcext:value-type="float">
            <text:p>0.0816718</text:p>
          </table:table-cell>
          <table:table-cell/>
          <table:table-cell office:value-type="float" office:value="5.97999999999992" calcext:value-type="float">
            <text:p>5.97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7159125062561" calcext:value-type="float">
            <text:p>0.917159125062561</text:p>
          </table:table-cell>
          <table:table-cell table:number-columns-repeated="2" office:value-type="float" office:value="0.0828408749374391" calcext:value-type="float">
            <text:p>0.0828408749374391</text:p>
          </table:table-cell>
          <table:table-cell table:number-columns-repeated="1007"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" calcext:value-type="float">
            <text:p>1</text:p>
          </table:table-cell>
          <table:table-cell office:value-type="float" office:value="0.919048" calcext:value-type="float">
            <text:p>0.919048</text:p>
          </table:table-cell>
          <table:table-cell table:number-columns-repeated="2" office:value-type="float" office:value="0.0809521" calcext:value-type="float">
            <text:p>0.0809521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1" calcext:value-type="float">
            <text:p>1</text:p>
          </table:table-cell>
          <table:table-cell office:value-type="float" office:value="0.918738" calcext:value-type="float">
            <text:p>0.918738</text:p>
          </table:table-cell>
          <table:table-cell table:number-columns-repeated="2" office:value-type="float" office:value="0.0812624" calcext:value-type="float">
            <text:p>0.0812624</text:p>
          </table:table-cell>
          <table:table-cell/>
          <table:table-cell office:value-type="float" office:value="5.98999999999992" calcext:value-type="float">
            <text:p>5.98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7572295650006" calcext:value-type="float">
            <text:p>0.917572295650006</text:p>
          </table:table-cell>
          <table:table-cell table:number-columns-repeated="2" office:value-type="float" office:value="0.0824277043499944" calcext:value-type="float">
            <text:p>0.0824277043499944</text:p>
          </table:table-cell>
          <table:table-cell table:number-columns-repeated="1007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" calcext:value-type="float">
            <text:p>1</text:p>
          </table:table-cell>
          <table:table-cell office:value-type="float" office:value="0.919455" calcext:value-type="float">
            <text:p>0.919455</text:p>
          </table:table-cell>
          <table:table-cell table:number-columns-repeated="2" office:value-type="float" office:value="0.0805453" calcext:value-type="float">
            <text:p>0.0805453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1" calcext:value-type="float">
            <text:p>1</text:p>
          </table:table-cell>
          <table:table-cell office:value-type="float" office:value="0.919145" calcext:value-type="float">
            <text:p>0.919145</text:p>
          </table:table-cell>
          <table:table-cell table:number-columns-repeated="2" office:value-type="float" office:value="0.0808551" calcext:value-type="float">
            <text:p>0.0808551</text:p>
          </table:table-cell>
          <table:table-cell/>
          <table:table-cell office:value-type="float" office:value="5.99999999999992" calcext:value-type="float">
            <text:p>5.99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7983405540549" calcext:value-type="float">
            <text:p>0.917983405540549</text:p>
          </table:table-cell>
          <table:table-cell table:number-columns-repeated="2" office:value-type="float" office:value="0.0820165944594514" calcext:value-type="float">
            <text:p>0.0820165944594514</text:p>
          </table:table-cell>
          <table:table-cell table:number-columns-repeated="1007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0.919859" calcext:value-type="float">
            <text:p>0.919859</text:p>
          </table:table-cell>
          <table:table-cell table:number-columns-repeated="2" office:value-type="float" office:value="0.0801405" calcext:value-type="float">
            <text:p>0.0801405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0.91955" calcext:value-type="float">
            <text:p>0.91955</text:p>
          </table:table-cell>
          <table:table-cell table:number-columns-repeated="2" office:value-type="float" office:value="0.0804498" calcext:value-type="float">
            <text:p>0.0804498</text:p>
          </table:table-cell>
          <table:table-cell/>
          <table:table-cell office:value-type="float" office:value="6.00999999999992" calcext:value-type="float">
            <text:p>6.00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8392465011958" calcext:value-type="float">
            <text:p>0.918392465011958</text:p>
          </table:table-cell>
          <table:table-cell table:number-columns-repeated="2" office:value-type="float" office:value="0.0816075349880417" calcext:value-type="float">
            <text:p>0.0816075349880417</text:p>
          </table:table-cell>
          <table:table-cell table:number-columns-repeated="1007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" calcext:value-type="float">
            <text:p>1</text:p>
          </table:table-cell>
          <table:table-cell office:value-type="float" office:value="0.920262" calcext:value-type="float">
            <text:p>0.920262</text:p>
          </table:table-cell>
          <table:table-cell table:number-columns-repeated="2" office:value-type="float" office:value="0.0797378" calcext:value-type="float">
            <text:p>0.0797378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1" calcext:value-type="float">
            <text:p>1</text:p>
          </table:table-cell>
          <table:table-cell office:value-type="float" office:value="0.919953" calcext:value-type="float">
            <text:p>0.919953</text:p>
          </table:table-cell>
          <table:table-cell table:number-columns-repeated="2" office:value-type="float" office:value="0.0800465" calcext:value-type="float">
            <text:p>0.0800465</text:p>
          </table:table-cell>
          <table:table-cell/>
          <table:table-cell office:value-type="float" office:value="6.01999999999992" calcext:value-type="float">
            <text:p>6.01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8799484290743" calcext:value-type="float">
            <text:p>0.918799484290743</text:p>
          </table:table-cell>
          <table:table-cell table:number-columns-repeated="2" office:value-type="float" office:value="0.0812005157092571" calcext:value-type="float">
            <text:p>0.0812005157092571</text:p>
          </table:table-cell>
          <table:table-cell table:number-columns-repeated="1007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" calcext:value-type="float">
            <text:p>1</text:p>
          </table:table-cell>
          <table:table-cell office:value-type="float" office:value="0.920663" calcext:value-type="float">
            <text:p>0.920663</text:p>
          </table:table-cell>
          <table:table-cell table:number-columns-repeated="2" office:value-type="float" office:value="0.0793371" calcext:value-type="float">
            <text:p>0.0793371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1" calcext:value-type="float">
            <text:p>1</text:p>
          </table:table-cell>
          <table:table-cell office:value-type="float" office:value="0.920355" calcext:value-type="float">
            <text:p>0.920355</text:p>
          </table:table-cell>
          <table:table-cell table:number-columns-repeated="2" office:value-type="float" office:value="0.0796453" calcext:value-type="float">
            <text:p>0.0796453</text:p>
          </table:table-cell>
          <table:table-cell/>
          <table:table-cell office:value-type="float" office:value="6.02999999999992" calcext:value-type="float">
            <text:p>6.02999999999992</text:p>
          </table:table-cell>
          <table:table-cell office:value-type="float" office:value="1" calcext:value-type="float">
            <text:p>1</text:p>
          </table:table-cell>
          <table:table-cell office:value-type="float" office:value="0.919204473552406" calcext:value-type="float">
            <text:p>0.919204473552406</text:p>
          </table:table-cell>
          <table:table-cell table:number-columns-repeated="2" office:value-type="float" office:value="0.0807955264475944" calcext:value-type="float">
            <text:p>0.0807955264475944</text:p>
          </table:table-cell>
          <table:table-cell table:number-columns-repeated="1007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0.921062" calcext:value-type="float">
            <text:p>0.921062</text:p>
          </table:table-cell>
          <table:table-cell table:number-columns-repeated="2" office:value-type="float" office:value="0.0789384" calcext:value-type="float">
            <text:p>0.0789384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0.920754" calcext:value-type="float">
            <text:p>0.920754</text:p>
          </table:table-cell>
          <table:table-cell table:number-columns-repeated="2" office:value-type="float" office:value="0.0792461" calcext:value-type="float">
            <text:p>0.0792461</text:p>
          </table:table-cell>
          <table:table-cell/>
          <table:table-cell office:value-type="float" office:value="6.03999999999991" calcext:value-type="float">
            <text:p>6.03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19607442921699" calcext:value-type="float">
            <text:p>0.919607442921699</text:p>
          </table:table-cell>
          <table:table-cell table:number-columns-repeated="2" office:value-type="float" office:value="0.0803925570783008" calcext:value-type="float">
            <text:p>0.0803925570783008</text:p>
          </table:table-cell>
          <table:table-cell table:number-columns-repeated="1007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" calcext:value-type="float">
            <text:p>1</text:p>
          </table:table-cell>
          <table:table-cell office:value-type="float" office:value="0.921458" calcext:value-type="float">
            <text:p>0.921458</text:p>
          </table:table-cell>
          <table:table-cell table:number-columns-repeated="2" office:value-type="float" office:value="0.0785417" calcext:value-type="float">
            <text:p>0.078541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1" calcext:value-type="float">
            <text:p>1</text:p>
          </table:table-cell>
          <table:table-cell office:value-type="float" office:value="0.921151" calcext:value-type="float">
            <text:p>0.921151</text:p>
          </table:table-cell>
          <table:table-cell table:number-columns-repeated="2" office:value-type="float" office:value="0.0788488" calcext:value-type="float">
            <text:p>0.0788488</text:p>
          </table:table-cell>
          <table:table-cell/>
          <table:table-cell office:value-type="float" office:value="6.04999999999991" calcext:value-type="float">
            <text:p>6.04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0008402472879" calcext:value-type="float">
            <text:p>0.920008402472879</text:p>
          </table:table-cell>
          <table:table-cell table:number-columns-repeated="2" office:value-type="float" office:value="0.0799915975271215" calcext:value-type="float">
            <text:p>0.0799915975271215</text:p>
          </table:table-cell>
          <table:table-cell table:number-columns-repeated="1007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" calcext:value-type="float">
            <text:p>1</text:p>
          </table:table-cell>
          <table:table-cell office:value-type="float" office:value="0.921853" calcext:value-type="float">
            <text:p>0.921853</text:p>
          </table:table-cell>
          <table:table-cell table:number-columns-repeated="2" office:value-type="float" office:value="0.078147" calcext:value-type="float">
            <text:p>0.078147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1" calcext:value-type="float">
            <text:p>1</text:p>
          </table:table-cell>
          <table:table-cell office:value-type="float" office:value="0.921546" calcext:value-type="float">
            <text:p>0.921546</text:p>
          </table:table-cell>
          <table:table-cell table:number-columns-repeated="2" office:value-type="float" office:value="0.0784536" calcext:value-type="float">
            <text:p>0.0784536</text:p>
          </table:table-cell>
          <table:table-cell/>
          <table:table-cell office:value-type="float" office:value="6.05999999999991" calcext:value-type="float">
            <text:p>6.05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0407362229954" calcext:value-type="float">
            <text:p>0.920407362229954</text:p>
          </table:table-cell>
          <table:table-cell table:number-columns-repeated="2" office:value-type="float" office:value="0.0795926377700464" calcext:value-type="float">
            <text:p>0.0795926377700464</text:p>
          </table:table-cell>
          <table:table-cell table:number-columns-repeated="1007"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" calcext:value-type="float">
            <text:p>1</text:p>
          </table:table-cell>
          <table:table-cell office:value-type="float" office:value="0.922246" calcext:value-type="float">
            <text:p>0.922246</text:p>
          </table:table-cell>
          <table:table-cell table:number-columns-repeated="2" office:value-type="float" office:value="0.0777543" calcext:value-type="float">
            <text:p>0.0777543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1" calcext:value-type="float">
            <text:p>1</text:p>
          </table:table-cell>
          <table:table-cell office:value-type="float" office:value="0.92194" calcext:value-type="float">
            <text:p>0.92194</text:p>
          </table:table-cell>
          <table:table-cell table:number-columns-repeated="2" office:value-type="float" office:value="0.0780603" calcext:value-type="float">
            <text:p>0.0780603</text:p>
          </table:table-cell>
          <table:table-cell/>
          <table:table-cell office:value-type="float" office:value="6.06999999999991" calcext:value-type="float">
            <text:p>6.06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0804332166939" calcext:value-type="float">
            <text:p>0.920804332166939</text:p>
          </table:table-cell>
          <table:table-cell table:number-columns-repeated="2" office:value-type="float" office:value="0.0791956678330611" calcext:value-type="float">
            <text:p>0.0791956678330611</text:p>
          </table:table-cell>
          <table:table-cell table:number-columns-repeated="1007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0.922636" calcext:value-type="float">
            <text:p>0.922636</text:p>
          </table:table-cell>
          <table:table-cell table:number-columns-repeated="2" office:value-type="float" office:value="0.0773636" calcext:value-type="float">
            <text:p>0.077363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0.922331" calcext:value-type="float">
            <text:p>0.922331</text:p>
          </table:table-cell>
          <table:table-cell table:number-columns-repeated="2" office:value-type="float" office:value="0.0776691" calcext:value-type="float">
            <text:p>0.0776691</text:p>
          </table:table-cell>
          <table:table-cell/>
          <table:table-cell office:value-type="float" office:value="6.07999999999991" calcext:value-type="float">
            <text:p>6.07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1199322208104" calcext:value-type="float">
            <text:p>0.921199322208104</text:p>
          </table:table-cell>
          <table:table-cell table:number-columns-repeated="2" office:value-type="float" office:value="0.0788006777918964" calcext:value-type="float">
            <text:p>0.0788006777918964</text:p>
          </table:table-cell>
          <table:table-cell table:number-columns-repeated="1007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office:value-type="float" office:value="0.923025" calcext:value-type="float">
            <text:p>0.923025</text:p>
          </table:table-cell>
          <table:table-cell table:number-columns-repeated="2" office:value-type="float" office:value="0.0769748" calcext:value-type="float">
            <text:p>0.0769748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office:value-type="float" office:value="0.92272" calcext:value-type="float">
            <text:p>0.92272</text:p>
          </table:table-cell>
          <table:table-cell table:number-columns-repeated="2" office:value-type="float" office:value="0.0772797" calcext:value-type="float">
            <text:p>0.0772797</text:p>
          </table:table-cell>
          <table:table-cell/>
          <table:table-cell office:value-type="float" office:value="6.08999999999991" calcext:value-type="float">
            <text:p>6.08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1592342228219" calcext:value-type="float">
            <text:p>0.921592342228219</text:p>
          </table:table-cell>
          <table:table-cell table:number-columns-repeated="2" office:value-type="float" office:value="0.0784076577717806" calcext:value-type="float">
            <text:p>0.0784076577717806</text:p>
          </table:table-cell>
          <table:table-cell table:number-columns-repeated="1007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office:value-type="float" office:value="0.923412" calcext:value-type="float">
            <text:p>0.923412</text:p>
          </table:table-cell>
          <table:table-cell table:number-columns-repeated="2" office:value-type="float" office:value="0.076588" calcext:value-type="float">
            <text:p>0.076588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office:value-type="float" office:value="0.923108" calcext:value-type="float">
            <text:p>0.923108</text:p>
          </table:table-cell>
          <table:table-cell table:number-columns-repeated="2" office:value-type="float" office:value="0.0768924" calcext:value-type="float">
            <text:p>0.0768924</text:p>
          </table:table-cell>
          <table:table-cell/>
          <table:table-cell office:value-type="float" office:value="6.09999999999991" calcext:value-type="float">
            <text:p>6.09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1983402052807" calcext:value-type="float">
            <text:p>0.921983402052807</text:p>
          </table:table-cell>
          <table:table-cell table:number-columns-repeated="2" office:value-type="float" office:value="0.0780165979471928" calcext:value-type="float">
            <text:p>0.0780165979471928</text:p>
          </table:table-cell>
          <table:table-cell table:number-columns-repeated="1007"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0.923797" calcext:value-type="float">
            <text:p>0.923797</text:p>
          </table:table-cell>
          <table:table-cell table:number-columns-repeated="2" office:value-type="float" office:value="0.0762031" calcext:value-type="float">
            <text:p>0.0762031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0.923493" calcext:value-type="float">
            <text:p>0.923493</text:p>
          </table:table-cell>
          <table:table-cell table:number-columns-repeated="2" office:value-type="float" office:value="0.0765069" calcext:value-type="float">
            <text:p>0.0765069</text:p>
          </table:table-cell>
          <table:table-cell/>
          <table:table-cell office:value-type="float" office:value="6.10999999999991" calcext:value-type="float">
            <text:p>6.10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2372511458383" calcext:value-type="float">
            <text:p>0.922372511458383</text:p>
          </table:table-cell>
          <table:table-cell table:number-columns-repeated="2" office:value-type="float" office:value="0.0776274885416172" calcext:value-type="float">
            <text:p>0.0776274885416172</text:p>
          </table:table-cell>
          <table:table-cell table:number-columns-repeated="1007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0.92418" calcext:value-type="float">
            <text:p>0.92418</text:p>
          </table:table-cell>
          <table:table-cell table:number-columns-repeated="2" office:value-type="float" office:value="0.0758202" calcext:value-type="float">
            <text:p>0.0758202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0.923877" calcext:value-type="float">
            <text:p>0.923877</text:p>
          </table:table-cell>
          <table:table-cell table:number-columns-repeated="2" office:value-type="float" office:value="0.0761234" calcext:value-type="float">
            <text:p>0.0761234</text:p>
          </table:table-cell>
          <table:table-cell/>
          <table:table-cell office:value-type="float" office:value="6.11999999999991" calcext:value-type="float">
            <text:p>6.11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2759680172702" calcext:value-type="float">
            <text:p>0.922759680172702</text:p>
          </table:table-cell>
          <table:table-cell table:number-columns-repeated="2" office:value-type="float" office:value="0.0772403198272981" calcext:value-type="float">
            <text:p>0.0772403198272981</text:p>
          </table:table-cell>
          <table:table-cell table:number-columns-repeated="1007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" calcext:value-type="float">
            <text:p>1</text:p>
          </table:table-cell>
          <table:table-cell office:value-type="float" office:value="0.924561" calcext:value-type="float">
            <text:p>0.924561</text:p>
          </table:table-cell>
          <table:table-cell table:number-columns-repeated="2" office:value-type="float" office:value="0.0754392" calcext:value-type="float">
            <text:p>0.0754392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1" calcext:value-type="float">
            <text:p>1</text:p>
          </table:table-cell>
          <table:table-cell office:value-type="float" office:value="0.924258" calcext:value-type="float">
            <text:p>0.924258</text:p>
          </table:table-cell>
          <table:table-cell table:number-columns-repeated="2" office:value-type="float" office:value="0.0757419" calcext:value-type="float">
            <text:p>0.0757419</text:p>
          </table:table-cell>
          <table:table-cell/>
          <table:table-cell office:value-type="float" office:value="6.12999999999991" calcext:value-type="float">
            <text:p>6.12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3144917875002" calcext:value-type="float">
            <text:p>0.923144917875002</text:p>
          </table:table-cell>
          <table:table-cell table:number-columns-repeated="2" office:value-type="float" office:value="0.0768550821249976" calcext:value-type="float">
            <text:p>0.0768550821249976</text:p>
          </table:table-cell>
          <table:table-cell table:number-columns-repeated="1007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0.92494" calcext:value-type="float">
            <text:p>0.92494</text:p>
          </table:table-cell>
          <table:table-cell table:number-columns-repeated="2" office:value-type="float" office:value="0.0750601" calcext:value-type="float">
            <text:p>0.0750601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0.924638" calcext:value-type="float">
            <text:p>0.924638</text:p>
          </table:table-cell>
          <table:table-cell table:number-columns-repeated="2" office:value-type="float" office:value="0.0753622" calcext:value-type="float">
            <text:p>0.0753622</text:p>
          </table:table-cell>
          <table:table-cell/>
          <table:table-cell office:value-type="float" office:value="6.13999999999991" calcext:value-type="float">
            <text:p>6.13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3528234196247" calcext:value-type="float">
            <text:p>0.923528234196247</text:p>
          </table:table-cell>
          <table:table-cell table:number-columns-repeated="2" office:value-type="float" office:value="0.076471765803753" calcext:value-type="float">
            <text:p>0.076471765803753</text:p>
          </table:table-cell>
          <table:table-cell table:number-columns-repeated="1007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0.925317" calcext:value-type="float">
            <text:p>0.925317</text:p>
          </table:table-cell>
          <table:table-cell table:number-columns-repeated="2" office:value-type="float" office:value="0.0746829" calcext:value-type="float">
            <text:p>0.0746829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0.925016" calcext:value-type="float">
            <text:p>0.925016</text:p>
          </table:table-cell>
          <table:table-cell table:number-columns-repeated="2" office:value-type="float" office:value="0.0749844" calcext:value-type="float">
            <text:p>0.0749844</text:p>
          </table:table-cell>
          <table:table-cell/>
          <table:table-cell office:value-type="float" office:value="6.14999999999991" calcext:value-type="float">
            <text:p>6.14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3909638719363" calcext:value-type="float">
            <text:p>0.923909638719363</text:p>
          </table:table-cell>
          <table:table-cell table:number-columns-repeated="2" office:value-type="float" office:value="0.0760903612806365" calcext:value-type="float">
            <text:p>0.0760903612806365</text:p>
          </table:table-cell>
          <table:table-cell table:number-columns-repeated="1007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" calcext:value-type="float">
            <text:p>1</text:p>
          </table:table-cell>
          <table:table-cell office:value-type="float" office:value="0.925692" calcext:value-type="float">
            <text:p>0.925692</text:p>
          </table:table-cell>
          <table:table-cell table:number-columns-repeated="2" office:value-type="float" office:value="0.0743076" calcext:value-type="float">
            <text:p>0.0743076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1" calcext:value-type="float">
            <text:p>1</text:p>
          </table:table-cell>
          <table:table-cell office:value-type="float" office:value="0.925391" calcext:value-type="float">
            <text:p>0.925391</text:p>
          </table:table-cell>
          <table:table-cell table:number-columns-repeated="2" office:value-type="float" office:value="0.0746086" calcext:value-type="float">
            <text:p>0.0746086</text:p>
          </table:table-cell>
          <table:table-cell/>
          <table:table-cell office:value-type="float" office:value="6.15999999999991" calcext:value-type="float">
            <text:p>6.15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4289140979485" calcext:value-type="float">
            <text:p>0.924289140979485</text:p>
          </table:table-cell>
          <table:table-cell table:number-columns-repeated="2" office:value-type="float" office:value="0.075710859020515" calcext:value-type="float">
            <text:p>0.075710859020515</text:p>
          </table:table-cell>
          <table:table-cell table:number-columns-repeated="1007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.926066" calcext:value-type="float">
            <text:p>0.926066</text:p>
          </table:table-cell>
          <table:table-cell table:number-columns-repeated="2" office:value-type="float" office:value="0.0739342" calcext:value-type="float">
            <text:p>0.0739342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.925765" calcext:value-type="float">
            <text:p>0.925765</text:p>
          </table:table-cell>
          <table:table-cell table:number-columns-repeated="2" office:value-type="float" office:value="0.0742346" calcext:value-type="float">
            <text:p>0.0742346</text:p>
          </table:table-cell>
          <table:table-cell/>
          <table:table-cell office:value-type="float" office:value="6.16999999999991" calcext:value-type="float">
            <text:p>6.16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4666750464188" calcext:value-type="float">
            <text:p>0.924666750464188</text:p>
          </table:table-cell>
          <table:table-cell table:number-columns-repeated="2" office:value-type="float" office:value="0.0753332495358122" calcext:value-type="float">
            <text:p>0.0753332495358122</text:p>
          </table:table-cell>
          <table:table-cell table:number-columns-repeated="100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926437" calcext:value-type="float">
            <text:p>0.926437</text:p>
          </table:table-cell>
          <table:table-cell table:number-columns-repeated="2" office:value-type="float" office:value="0.0735626" calcext:value-type="float">
            <text:p>0.073562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926138" calcext:value-type="float">
            <text:p>0.926138</text:p>
          </table:table-cell>
          <table:table-cell table:number-columns-repeated="2" office:value-type="float" office:value="0.0738625" calcext:value-type="float">
            <text:p>0.0738625</text:p>
          </table:table-cell>
          <table:table-cell/>
          <table:table-cell office:value-type="float" office:value="6.17999999999991" calcext:value-type="float">
            <text:p>6.17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5042476613729" calcext:value-type="float">
            <text:p>0.925042476613729</text:p>
          </table:table-cell>
          <table:table-cell table:number-columns-repeated="2" office:value-type="float" office:value="0.0749575233862715" calcext:value-type="float">
            <text:p>0.0749575233862715</text:p>
          </table:table-cell>
          <table:table-cell table:number-columns-repeated="1007"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0.926807" calcext:value-type="float">
            <text:p>0.926807</text:p>
          </table:table-cell>
          <table:table-cell table:number-columns-repeated="2" office:value-type="float" office:value="0.073193" calcext:value-type="float">
            <text:p>0.073193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1" calcext:value-type="float">
            <text:p>1</text:p>
          </table:table-cell>
          <table:table-cell office:value-type="float" office:value="0.926508" calcext:value-type="float">
            <text:p>0.926508</text:p>
          </table:table-cell>
          <table:table-cell table:number-columns-repeated="2" office:value-type="float" office:value="0.0734922" calcext:value-type="float">
            <text:p>0.0734922</text:p>
          </table:table-cell>
          <table:table-cell/>
          <table:table-cell office:value-type="float" office:value="6.18999999999991" calcext:value-type="float">
            <text:p>6.18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5416328821281" calcext:value-type="float">
            <text:p>0.925416328821281</text:p>
          </table:table-cell>
          <table:table-cell table:number-columns-repeated="2" office:value-type="float" office:value="0.0745836711787194" calcext:value-type="float">
            <text:p>0.0745836711787194</text:p>
          </table:table-cell>
          <table:table-cell table:number-columns-repeated="1007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0.927175" calcext:value-type="float">
            <text:p>0.927175</text:p>
          </table:table-cell>
          <table:table-cell table:number-columns-repeated="2" office:value-type="float" office:value="0.0728251" calcext:value-type="float">
            <text:p>0.0728251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0.926876" calcext:value-type="float">
            <text:p>0.926876</text:p>
          </table:table-cell>
          <table:table-cell table:number-columns-repeated="2" office:value-type="float" office:value="0.0731239" calcext:value-type="float">
            <text:p>0.0731239</text:p>
          </table:table-cell>
          <table:table-cell/>
          <table:table-cell office:value-type="float" office:value="6.19999999999991" calcext:value-type="float">
            <text:p>6.19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5788316433169" calcext:value-type="float">
            <text:p>0.925788316433169</text:p>
          </table:table-cell>
          <table:table-cell table:number-columns-repeated="2" office:value-type="float" office:value="0.0742116835668314" calcext:value-type="float">
            <text:p>0.0742116835668314</text:p>
          </table:table-cell>
          <table:table-cell table:number-columns-repeated="1007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.927541" calcext:value-type="float">
            <text:p>0.927541</text:p>
          </table:table-cell>
          <table:table-cell table:number-columns-repeated="2" office:value-type="float" office:value="0.0724592" calcext:value-type="float">
            <text:p>0.0724592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.927243" calcext:value-type="float">
            <text:p>0.927243</text:p>
          </table:table-cell>
          <table:table-cell table:number-columns-repeated="2" office:value-type="float" office:value="0.0727573" calcext:value-type="float">
            <text:p>0.0727573</text:p>
          </table:table-cell>
          <table:table-cell/>
          <table:table-cell office:value-type="float" office:value="6.20999999999991" calcext:value-type="float">
            <text:p>6.20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6158448749102" calcext:value-type="float">
            <text:p>0.926158448749102</text:p>
          </table:table-cell>
          <table:table-cell table:number-columns-repeated="2" office:value-type="float" office:value="0.0738415512508976" calcext:value-type="float">
            <text:p>0.0738415512508976</text:p>
          </table:table-cell>
          <table:table-cell table:number-columns-repeated="1007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0.927905" calcext:value-type="float">
            <text:p>0.927905</text:p>
          </table:table-cell>
          <table:table-cell table:number-columns-repeated="2" office:value-type="float" office:value="0.0720951" calcext:value-type="float">
            <text:p>0.0720951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0.927607" calcext:value-type="float">
            <text:p>0.927607</text:p>
          </table:table-cell>
          <table:table-cell table:number-columns-repeated="2" office:value-type="float" office:value="0.0723926" calcext:value-type="float">
            <text:p>0.0723926</text:p>
          </table:table-cell>
          <table:table-cell/>
          <table:table-cell office:value-type="float" office:value="6.21999999999991" calcext:value-type="float">
            <text:p>6.21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6526735022409" calcext:value-type="float">
            <text:p>0.926526735022409</text:p>
          </table:table-cell>
          <table:table-cell table:number-columns-repeated="2" office:value-type="float" office:value="0.0734732649775911" calcext:value-type="float">
            <text:p>0.0734732649775911</text:p>
          </table:table-cell>
          <table:table-cell table:number-columns-repeated="1007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928267" calcext:value-type="float">
            <text:p>0.928267</text:p>
          </table:table-cell>
          <table:table-cell table:number-columns-repeated="2" office:value-type="float" office:value="0.0717328" calcext:value-type="float">
            <text:p>0.0717328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0.92797" calcext:value-type="float">
            <text:p>0.92797</text:p>
          </table:table-cell>
          <table:table-cell table:number-columns-repeated="2" office:value-type="float" office:value="0.0720297" calcext:value-type="float">
            <text:p>0.0720297</text:p>
          </table:table-cell>
          <table:table-cell/>
          <table:table-cell office:value-type="float" office:value="6.22999999999991" calcext:value-type="float">
            <text:p>6.22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6893184460264" calcext:value-type="float">
            <text:p>0.926893184460264</text:p>
          </table:table-cell>
          <table:table-cell table:number-columns-repeated="2" office:value-type="float" office:value="0.0731068155397357" calcext:value-type="float">
            <text:p>0.0731068155397357</text:p>
          </table:table-cell>
          <table:table-cell table:number-columns-repeated="1007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0.928628" calcext:value-type="float">
            <text:p>0.928628</text:p>
          </table:table-cell>
          <table:table-cell table:number-columns-repeated="2" office:value-type="float" office:value="0.0713723" calcext:value-type="float">
            <text:p>0.0713723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0.928331" calcext:value-type="float">
            <text:p>0.928331</text:p>
          </table:table-cell>
          <table:table-cell table:number-columns-repeated="2" office:value-type="float" office:value="0.0716687" calcext:value-type="float">
            <text:p>0.0716687</text:p>
          </table:table-cell>
          <table:table-cell/>
          <table:table-cell office:value-type="float" office:value="6.23999999999991" calcext:value-type="float">
            <text:p>6.23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7257806223924" calcext:value-type="float">
            <text:p>0.927257806223924</text:p>
          </table:table-cell>
          <table:table-cell table:number-columns-repeated="2" office:value-type="float" office:value="0.0727421937760765" calcext:value-type="float">
            <text:p>0.0727421937760765</text:p>
          </table:table-cell>
          <table:table-cell table:number-columns-repeated="1007"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1" calcext:value-type="float">
            <text:p>1</text:p>
          </table:table-cell>
          <table:table-cell office:value-type="float" office:value="0.928986" calcext:value-type="float">
            <text:p>0.928986</text:p>
          </table:table-cell>
          <table:table-cell table:number-columns-repeated="2" office:value-type="float" office:value="0.0710136" calcext:value-type="float">
            <text:p>0.0710136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1" calcext:value-type="float">
            <text:p>1</text:p>
          </table:table-cell>
          <table:table-cell office:value-type="float" office:value="0.928691" calcext:value-type="float">
            <text:p>0.928691</text:p>
          </table:table-cell>
          <table:table-cell table:number-columns-repeated="2" office:value-type="float" office:value="0.0713094" calcext:value-type="float">
            <text:p>0.0713094</text:p>
          </table:table-cell>
          <table:table-cell/>
          <table:table-cell office:value-type="float" office:value="6.24999999999991" calcext:value-type="float">
            <text:p>6.24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762060942895" calcext:value-type="float">
            <text:p>0.92762060942895</text:p>
          </table:table-cell>
          <table:table-cell table:number-columns-repeated="2" office:value-type="float" office:value="0.0723793905710503" calcext:value-type="float">
            <text:p>0.0723793905710503</text:p>
          </table:table-cell>
          <table:table-cell table:number-columns-repeated="1007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0.929343" calcext:value-type="float">
            <text:p>0.929343</text:p>
          </table:table-cell>
          <table:table-cell table:number-columns-repeated="2" office:value-type="float" office:value="0.0706568" calcext:value-type="float">
            <text:p>0.0706568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0.929048" calcext:value-type="float">
            <text:p>0.929048</text:p>
          </table:table-cell>
          <table:table-cell table:number-columns-repeated="2" office:value-type="float" office:value="0.070952" calcext:value-type="float">
            <text:p>0.070952</text:p>
          </table:table-cell>
          <table:table-cell/>
          <table:table-cell office:value-type="float" office:value="6.25999999999991" calcext:value-type="float">
            <text:p>6.25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7981603145442" calcext:value-type="float">
            <text:p>0.927981603145442</text:p>
          </table:table-cell>
          <table:table-cell table:number-columns-repeated="2" office:value-type="float" office:value="0.072018396854558" calcext:value-type="float">
            <text:p>0.072018396854558</text:p>
          </table:table-cell>
          <table:table-cell table:number-columns-repeated="1007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office:value-type="float" office:value="0.929698" calcext:value-type="float">
            <text:p>0.929698</text:p>
          </table:table-cell>
          <table:table-cell table:number-columns-repeated="2" office:value-type="float" office:value="0.0703017" calcext:value-type="float">
            <text:p>0.0703017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1" calcext:value-type="float">
            <text:p>1</text:p>
          </table:table-cell>
          <table:table-cell office:value-type="float" office:value="0.929404" calcext:value-type="float">
            <text:p>0.929404</text:p>
          </table:table-cell>
          <table:table-cell table:number-columns-repeated="2" office:value-type="float" office:value="0.0705963" calcext:value-type="float">
            <text:p>0.0705963</text:p>
          </table:table-cell>
          <table:table-cell/>
          <table:table-cell office:value-type="float" office:value="6.26999999999991" calcext:value-type="float">
            <text:p>6.26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8340796398262" calcext:value-type="float">
            <text:p>0.928340796398262</text:p>
          </table:table-cell>
          <table:table-cell table:number-columns-repeated="2" office:value-type="float" office:value="0.0716592036017382" calcext:value-type="float">
            <text:p>0.0716592036017382</text:p>
          </table:table-cell>
          <table:table-cell table:number-columns-repeated="1007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0.930052" calcext:value-type="float">
            <text:p>0.930052</text:p>
          </table:table-cell>
          <table:table-cell table:number-columns-repeated="2" office:value-type="float" office:value="0.0699484" calcext:value-type="float">
            <text:p>0.069948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0.929758" calcext:value-type="float">
            <text:p>0.929758</text:p>
          </table:table-cell>
          <table:table-cell table:number-columns-repeated="2" office:value-type="float" office:value="0.0702425" calcext:value-type="float">
            <text:p>0.0702425</text:p>
          </table:table-cell>
          <table:table-cell/>
          <table:table-cell office:value-type="float" office:value="6.27999999999991" calcext:value-type="float">
            <text:p>6.27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8698198167259" calcext:value-type="float">
            <text:p>0.928698198167259</text:p>
          </table:table-cell>
          <table:table-cell table:number-columns-repeated="2" office:value-type="float" office:value="0.0713018018327406" calcext:value-type="float">
            <text:p>0.0713018018327406</text:p>
          </table:table-cell>
          <table:table-cell table:number-columns-repeated="1007"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 office:value-type="float" office:value="0.930403" calcext:value-type="float">
            <text:p>0.930403</text:p>
          </table:table-cell>
          <table:table-cell table:number-columns-repeated="2" office:value-type="float" office:value="0.0695969" calcext:value-type="float">
            <text:p>0.0695969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 office:value-type="float" office:value="0.93011" calcext:value-type="float">
            <text:p>0.93011</text:p>
          </table:table-cell>
          <table:table-cell table:number-columns-repeated="2" office:value-type="float" office:value="0.0698904" calcext:value-type="float">
            <text:p>0.0698904</text:p>
          </table:table-cell>
          <table:table-cell/>
          <table:table-cell office:value-type="float" office:value="6.28999999999991" calcext:value-type="float">
            <text:p>6.28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9053817387498" calcext:value-type="float">
            <text:p>0.929053817387498</text:p>
          </table:table-cell>
          <table:table-cell table:number-columns-repeated="2" office:value-type="float" office:value="0.0709461826125024" calcext:value-type="float">
            <text:p>0.0709461826125024</text:p>
          </table:table-cell>
          <table:table-cell table:number-columns-repeated="1007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office:value-type="float" office:value="0.930753" calcext:value-type="float">
            <text:p>0.930753</text:p>
          </table:table-cell>
          <table:table-cell table:number-columns-repeated="2" office:value-type="float" office:value="0.0692472" calcext:value-type="float">
            <text:p>0.0692472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office:value-type="float" office:value="0.93046" calcext:value-type="float">
            <text:p>0.93046</text:p>
          </table:table-cell>
          <table:table-cell table:number-columns-repeated="2" office:value-type="float" office:value="0.06954" calcext:value-type="float">
            <text:p>0.06954</text:p>
          </table:table-cell>
          <table:table-cell/>
          <table:table-cell office:value-type="float" office:value="6.29999999999991" calcext:value-type="float">
            <text:p>6.29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9407662949475" calcext:value-type="float">
            <text:p>0.929407662949475</text:p>
          </table:table-cell>
          <table:table-cell table:number-columns-repeated="2" office:value-type="float" office:value="0.0705923370505246" calcext:value-type="float">
            <text:p>0.0705923370505246</text:p>
          </table:table-cell>
          <table:table-cell table:number-columns-repeated="1007"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0.931101" calcext:value-type="float">
            <text:p>0.931101</text:p>
          </table:table-cell>
          <table:table-cell table:number-columns-repeated="2" office:value-type="float" office:value="0.0688992" calcext:value-type="float">
            <text:p>0.0688992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0.930809" calcext:value-type="float">
            <text:p>0.930809</text:p>
          </table:table-cell>
          <table:table-cell table:number-columns-repeated="2" office:value-type="float" office:value="0.0691915" calcext:value-type="float">
            <text:p>0.0691915</text:p>
          </table:table-cell>
          <table:table-cell/>
          <table:table-cell office:value-type="float" office:value="6.30999999999991" calcext:value-type="float">
            <text:p>6.30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2975974369935" calcext:value-type="float">
            <text:p>0.92975974369935</text:p>
          </table:table-cell>
          <table:table-cell table:number-columns-repeated="2" office:value-type="float" office:value="0.0702402563006498" calcext:value-type="float">
            <text:p>0.0702402563006498</text:p>
          </table:table-cell>
          <table:table-cell table:number-columns-repeated="1007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0.931447" calcext:value-type="float">
            <text:p>0.931447</text:p>
          </table:table-cell>
          <table:table-cell table:number-columns-repeated="2" office:value-type="float" office:value="0.0685529" calcext:value-type="float">
            <text:p>0.0685529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0.931155" calcext:value-type="float">
            <text:p>0.931155</text:p>
          </table:table-cell>
          <table:table-cell table:number-columns-repeated="2" office:value-type="float" office:value="0.0688446" calcext:value-type="float">
            <text:p>0.0688446</text:p>
          </table:table-cell>
          <table:table-cell/>
          <table:table-cell office:value-type="float" office:value="6.31999999999991" calcext:value-type="float">
            <text:p>6.31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0110068439159" calcext:value-type="float">
            <text:p>0.930110068439159</text:p>
          </table:table-cell>
          <table:table-cell table:number-columns-repeated="2" office:value-type="float" office:value="0.0698899315608408" calcext:value-type="float">
            <text:p>0.0698899315608408</text:p>
          </table:table-cell>
          <table:table-cell table:number-columns-repeated="1007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float" office:value="0.931792" calcext:value-type="float">
            <text:p>0.931792</text:p>
          </table:table-cell>
          <table:table-cell table:number-columns-repeated="2" office:value-type="float" office:value="0.0682084" calcext:value-type="float">
            <text:p>0.0682084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float" office:value="0.9315" calcext:value-type="float">
            <text:p>0.9315</text:p>
          </table:table-cell>
          <table:table-cell table:number-columns-repeated="2" office:value-type="float" office:value="0.0684995" calcext:value-type="float">
            <text:p>0.0684995</text:p>
          </table:table-cell>
          <table:table-cell/>
          <table:table-cell office:value-type="float" office:value="6.32999999999991" calcext:value-type="float">
            <text:p>6.32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0458645927039" calcext:value-type="float">
            <text:p>0.930458645927039</text:p>
          </table:table-cell>
          <table:table-cell table:number-columns-repeated="2" office:value-type="float" office:value="0.0695413540729609" calcext:value-type="float">
            <text:p>0.0695413540729609</text:p>
          </table:table-cell>
          <table:table-cell table:number-columns-repeated="1007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0.932134" calcext:value-type="float">
            <text:p>0.932134</text:p>
          </table:table-cell>
          <table:table-cell table:number-columns-repeated="2" office:value-type="float" office:value="0.0678657" calcext:value-type="float">
            <text:p>0.0678657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0.931844" calcext:value-type="float">
            <text:p>0.931844</text:p>
          </table:table-cell>
          <table:table-cell table:number-columns-repeated="2" office:value-type="float" office:value="0.0681562" calcext:value-type="float">
            <text:p>0.0681562</text:p>
          </table:table-cell>
          <table:table-cell/>
          <table:table-cell office:value-type="float" office:value="6.33999999999991" calcext:value-type="float">
            <text:p>6.33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0805484877445" calcext:value-type="float">
            <text:p>0.930805484877445</text:p>
          </table:table-cell>
          <table:table-cell table:number-columns-repeated="2" office:value-type="float" office:value="0.0691945151225548" calcext:value-type="float">
            <text:p>0.0691945151225548</text:p>
          </table:table-cell>
          <table:table-cell table:number-columns-repeated="1007"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office:value-type="float" office:value="0.932475" calcext:value-type="float">
            <text:p>0.932475</text:p>
          </table:table-cell>
          <table:table-cell table:number-columns-repeated="2" office:value-type="float" office:value="0.0675246" calcext:value-type="float">
            <text:p>0.0675246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office:value-type="float" office:value="0.932185" calcext:value-type="float">
            <text:p>0.932185</text:p>
          </table:table-cell>
          <table:table-cell table:number-columns-repeated="2" office:value-type="float" office:value="0.0678145" calcext:value-type="float">
            <text:p>0.0678145</text:p>
          </table:table-cell>
          <table:table-cell/>
          <table:table-cell office:value-type="float" office:value="6.34999999999991" calcext:value-type="float">
            <text:p>6.34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1150593961369" calcext:value-type="float">
            <text:p>0.931150593961369</text:p>
          </table:table-cell>
          <table:table-cell table:number-columns-repeated="2" office:value-type="float" office:value="0.0688494060386307" calcext:value-type="float">
            <text:p>0.0688494060386307</text:p>
          </table:table-cell>
          <table:table-cell table:number-columns-repeated="1007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office:value-type="float" office:value="0.932815" calcext:value-type="float">
            <text:p>0.932815</text:p>
          </table:table-cell>
          <table:table-cell table:number-columns-repeated="2" office:value-type="float" office:value="0.0671853" calcext:value-type="float">
            <text:p>0.0671853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office:value-type="float" office:value="0.932525" calcext:value-type="float">
            <text:p>0.932525</text:p>
          </table:table-cell>
          <table:table-cell table:number-columns-repeated="2" office:value-type="float" office:value="0.0674746" calcext:value-type="float">
            <text:p>0.0674746</text:p>
          </table:table-cell>
          <table:table-cell/>
          <table:table-cell office:value-type="float" office:value="6.35999999999991" calcext:value-type="float">
            <text:p>6.35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1493981806557" calcext:value-type="float">
            <text:p>0.931493981806557</text:p>
          </table:table-cell>
          <table:table-cell table:number-columns-repeated="2" office:value-type="float" office:value="0.0685060181934433" calcext:value-type="float">
            <text:p>0.0685060181934433</text:p>
          </table:table-cell>
          <table:table-cell table:number-columns-repeated="1007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0.933152" calcext:value-type="float">
            <text:p>0.933152</text:p>
          </table:table-cell>
          <table:table-cell table:number-columns-repeated="2" office:value-type="float" office:value="0.0668477" calcext:value-type="float">
            <text:p>0.0668477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1" calcext:value-type="float">
            <text:p>1</text:p>
          </table:table-cell>
          <table:table-cell office:value-type="float" office:value="0.932864" calcext:value-type="float">
            <text:p>0.932864</text:p>
          </table:table-cell>
          <table:table-cell table:number-columns-repeated="2" office:value-type="float" office:value="0.0671364" calcext:value-type="float">
            <text:p>0.0671364</text:p>
          </table:table-cell>
          <table:table-cell/>
          <table:table-cell office:value-type="float" office:value="6.36999999999991" calcext:value-type="float">
            <text:p>6.36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1835656997721" calcext:value-type="float">
            <text:p>0.931835656997721</text:p>
          </table:table-cell>
          <table:table-cell table:number-columns-repeated="2" office:value-type="float" office:value="0.0681643430022788" calcext:value-type="float">
            <text:p>0.0681643430022788</text:p>
          </table:table-cell>
          <table:table-cell table:number-columns-repeated="100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.933488" calcext:value-type="float">
            <text:p>0.933488</text:p>
          </table:table-cell>
          <table:table-cell table:number-columns-repeated="2" office:value-type="float" office:value="0.0665118" calcext:value-type="float">
            <text:p>0.066511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.9332" calcext:value-type="float">
            <text:p>0.9332</text:p>
          </table:table-cell>
          <table:table-cell table:number-columns-repeated="2" office:value-type="float" office:value="0.0667999" calcext:value-type="float">
            <text:p>0.0667999</text:p>
          </table:table-cell>
          <table:table-cell/>
          <table:table-cell office:value-type="float" office:value="6.37999999999991" calcext:value-type="float">
            <text:p>6.37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217562807676" calcext:value-type="float">
            <text:p>0.93217562807676</text:p>
          </table:table-cell>
          <table:table-cell table:number-columns-repeated="2" office:value-type="float" office:value="0.0678243719232395" calcext:value-type="float">
            <text:p>0.0678243719232395</text:p>
          </table:table-cell>
          <table:table-cell table:number-columns-repeated="1007"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933822" calcext:value-type="float">
            <text:p>0.933822</text:p>
          </table:table-cell>
          <table:table-cell table:number-columns-repeated="2" office:value-type="float" office:value="0.0661775" calcext:value-type="float">
            <text:p>0.0661775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933535" calcext:value-type="float">
            <text:p>0.933535</text:p>
          </table:table-cell>
          <table:table-cell table:number-columns-repeated="2" office:value-type="float" office:value="0.066465" calcext:value-type="float">
            <text:p>0.066465</text:p>
          </table:table-cell>
          <table:table-cell/>
          <table:table-cell office:value-type="float" office:value="6.38999999999991" calcext:value-type="float">
            <text:p>6.38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2513903542969" calcext:value-type="float">
            <text:p>0.932513903542969</text:p>
          </table:table-cell>
          <table:table-cell table:number-columns-repeated="2" office:value-type="float" office:value="0.0674860964570309" calcext:value-type="float">
            <text:p>0.0674860964570309</text:p>
          </table:table-cell>
          <table:table-cell table:number-columns-repeated="1007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office:value-type="float" office:value="0.934155" calcext:value-type="float">
            <text:p>0.934155</text:p>
          </table:table-cell>
          <table:table-cell table:number-columns-repeated="2" office:value-type="float" office:value="0.065845" calcext:value-type="float">
            <text:p>0.065845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office:value-type="float" office:value="0.933868" calcext:value-type="float">
            <text:p>0.933868</text:p>
          </table:table-cell>
          <table:table-cell table:number-columns-repeated="2" office:value-type="float" office:value="0.0661319" calcext:value-type="float">
            <text:p>0.0661319</text:p>
          </table:table-cell>
          <table:table-cell/>
          <table:table-cell office:value-type="float" office:value="6.39999999999991" calcext:value-type="float">
            <text:p>6.39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2850491853252" calcext:value-type="float">
            <text:p>0.932850491853252</text:p>
          </table:table-cell>
          <table:table-cell table:number-columns-repeated="2" office:value-type="float" office:value="0.0671495081467485" calcext:value-type="float">
            <text:p>0.0671495081467485</text:p>
          </table:table-cell>
          <table:table-cell table:number-columns-repeated="1007"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.934486" calcext:value-type="float">
            <text:p>0.934486</text:p>
          </table:table-cell>
          <table:table-cell table:number-columns-repeated="2" office:value-type="float" office:value="0.0655141" calcext:value-type="float">
            <text:p>0.0655141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.9342" calcext:value-type="float">
            <text:p>0.9342</text:p>
          </table:table-cell>
          <table:table-cell table:number-columns-repeated="2" office:value-type="float" office:value="0.0658004" calcext:value-type="float">
            <text:p>0.0658004</text:p>
          </table:table-cell>
          <table:table-cell/>
          <table:table-cell office:value-type="float" office:value="6.40999999999991" calcext:value-type="float">
            <text:p>6.40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3185401422333" calcext:value-type="float">
            <text:p>0.933185401422333</text:p>
          </table:table-cell>
          <table:table-cell table:number-columns-repeated="2" office:value-type="float" office:value="0.0668145985776671" calcext:value-type="float">
            <text:p>0.0668145985776671</text:p>
          </table:table-cell>
          <table:table-cell table:number-columns-repeated="1007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  <table:table-cell office:value-type="float" office:value="0.934815" calcext:value-type="float">
            <text:p>0.934815</text:p>
          </table:table-cell>
          <table:table-cell table:number-columns-repeated="2" office:value-type="float" office:value="0.0651848" calcext:value-type="float">
            <text:p>0.0651848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  <table:table-cell office:value-type="float" office:value="0.934529" calcext:value-type="float">
            <text:p>0.934529</text:p>
          </table:table-cell>
          <table:table-cell table:number-columns-repeated="2" office:value-type="float" office:value="0.0654705" calcext:value-type="float">
            <text:p>0.0654705</text:p>
          </table:table-cell>
          <table:table-cell/>
          <table:table-cell office:value-type="float" office:value="6.41999999999991" calcext:value-type="float">
            <text:p>6.41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351864062297" calcext:value-type="float">
            <text:p>0.93351864062297</text:p>
          </table:table-cell>
          <table:table-cell table:number-columns-repeated="2" office:value-type="float" office:value="0.0664813593770301" calcext:value-type="float">
            <text:p>0.0664813593770301</text:p>
          </table:table-cell>
          <table:table-cell table:number-columns-repeated="1007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 office:value-type="float" office:value="0.935143" calcext:value-type="float">
            <text:p>0.935143</text:p>
          </table:table-cell>
          <table:table-cell table:number-columns-repeated="2" office:value-type="float" office:value="0.0648573" calcext:value-type="float">
            <text:p>0.0648573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1" calcext:value-type="float">
            <text:p>1</text:p>
          </table:table-cell>
          <table:table-cell office:value-type="float" office:value="0.934858" calcext:value-type="float">
            <text:p>0.934858</text:p>
          </table:table-cell>
          <table:table-cell table:number-columns-repeated="2" office:value-type="float" office:value="0.0651424" calcext:value-type="float">
            <text:p>0.0651424</text:p>
          </table:table-cell>
          <table:table-cell/>
          <table:table-cell office:value-type="float" office:value="6.42999999999991" calcext:value-type="float">
            <text:p>6.42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385021778616" calcext:value-type="float">
            <text:p>0.93385021778616</text:p>
          </table:table-cell>
          <table:table-cell table:number-columns-repeated="2" office:value-type="float" office:value="0.0661497822138402" calcext:value-type="float">
            <text:p>0.0661497822138402</text:p>
          </table:table-cell>
          <table:table-cell table:number-columns-repeated="1007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0.935469" calcext:value-type="float">
            <text:p>0.935469</text:p>
          </table:table-cell>
          <table:table-cell table:number-columns-repeated="2" office:value-type="float" office:value="0.0645313" calcext:value-type="float">
            <text:p>0.0645313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0.935184" calcext:value-type="float">
            <text:p>0.935184</text:p>
          </table:table-cell>
          <table:table-cell table:number-columns-repeated="2" office:value-type="float" office:value="0.0648158" calcext:value-type="float">
            <text:p>0.0648158</text:p>
          </table:table-cell>
          <table:table-cell/>
          <table:table-cell office:value-type="float" office:value="6.43999999999991" calcext:value-type="float">
            <text:p>6.43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4180141201349" calcext:value-type="float">
            <text:p>0.934180141201349</text:p>
          </table:table-cell>
          <table:table-cell table:number-columns-repeated="2" office:value-type="float" office:value="0.0658198587986508" calcext:value-type="float">
            <text:p>0.0658198587986508</text:p>
          </table:table-cell>
          <table:table-cell table:number-columns-repeated="1007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0.935793" calcext:value-type="float">
            <text:p>0.935793</text:p>
          </table:table-cell>
          <table:table-cell table:number-columns-repeated="2" office:value-type="float" office:value="0.0642071" calcext:value-type="float">
            <text:p>0.0642071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0.935509" calcext:value-type="float">
            <text:p>0.935509</text:p>
          </table:table-cell>
          <table:table-cell table:number-columns-repeated="2" office:value-type="float" office:value="0.0644909" calcext:value-type="float">
            <text:p>0.0644909</text:p>
          </table:table-cell>
          <table:table-cell/>
          <table:table-cell office:value-type="float" office:value="6.44999999999991" calcext:value-type="float">
            <text:p>6.44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450841911664" calcext:value-type="float">
            <text:p>0.93450841911664</text:p>
          </table:table-cell>
          <table:table-cell table:number-columns-repeated="2" office:value-type="float" office:value="0.0654915808833596" calcext:value-type="float">
            <text:p>0.0654915808833596</text:p>
          </table:table-cell>
          <table:table-cell table:number-columns-repeated="1007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0.936116" calcext:value-type="float">
            <text:p>0.936116</text:p>
          </table:table-cell>
          <table:table-cell table:number-columns-repeated="2" office:value-type="float" office:value="0.0638844" calcext:value-type="float">
            <text:p>0.0638844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0.935832" calcext:value-type="float">
            <text:p>0.935832</text:p>
          </table:table-cell>
          <table:table-cell table:number-columns-repeated="2" office:value-type="float" office:value="0.0641677" calcext:value-type="float">
            <text:p>0.0641677</text:p>
          </table:table-cell>
          <table:table-cell/>
          <table:table-cell office:value-type="float" office:value="6.45999999999991" calcext:value-type="float">
            <text:p>6.45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4835059738999" calcext:value-type="float">
            <text:p>0.934835059738999</text:p>
          </table:table-cell>
          <table:table-cell table:number-columns-repeated="2" office:value-type="float" office:value="0.0651649402610014" calcext:value-type="float">
            <text:p>0.0651649402610014</text:p>
          </table:table-cell>
          <table:table-cell table:number-columns-repeated="1007"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office:value-type="float" office:value="0.936437" calcext:value-type="float">
            <text:p>0.936437</text:p>
          </table:table-cell>
          <table:table-cell table:number-columns-repeated="2" office:value-type="float" office:value="0.0635634" calcext:value-type="float">
            <text:p>0.0635634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office:value-type="float" office:value="0.936154" calcext:value-type="float">
            <text:p>0.936154</text:p>
          </table:table-cell>
          <table:table-cell table:number-columns-repeated="2" office:value-type="float" office:value="0.063846" calcext:value-type="float">
            <text:p>0.063846</text:p>
          </table:table-cell>
          <table:table-cell/>
          <table:table-cell office:value-type="float" office:value="6.46999999999991" calcext:value-type="float">
            <text:p>6.46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5160071234456" calcext:value-type="float">
            <text:p>0.935160071234456</text:p>
          </table:table-cell>
          <table:table-cell table:number-columns-repeated="2" office:value-type="float" office:value="0.0648399287655437" calcext:value-type="float">
            <text:p>0.0648399287655437</text:p>
          </table:table-cell>
          <table:table-cell table:number-columns-repeated="1007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936756" calcext:value-type="float">
            <text:p>0.936756</text:p>
          </table:table-cell>
          <table:table-cell table:number-columns-repeated="2" office:value-type="float" office:value="0.0632439" calcext:value-type="float">
            <text:p>0.06324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936474" calcext:value-type="float">
            <text:p>0.936474</text:p>
          </table:table-cell>
          <table:table-cell table:number-columns-repeated="2" office:value-type="float" office:value="0.063526" calcext:value-type="float">
            <text:p>0.063526</text:p>
          </table:table-cell>
          <table:table-cell/>
          <table:table-cell office:value-type="float" office:value="6.47999999999991" calcext:value-type="float">
            <text:p>6.47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5483461728318" calcext:value-type="float">
            <text:p>0.935483461728318</text:p>
          </table:table-cell>
          <table:table-cell table:number-columns-repeated="2" office:value-type="float" office:value="0.0645165382716822" calcext:value-type="float">
            <text:p>0.0645165382716822</text:p>
          </table:table-cell>
          <table:table-cell table:number-columns-repeated="1007"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office:value-type="float" office:value="0.937074" calcext:value-type="float">
            <text:p>0.937074</text:p>
          </table:table-cell>
          <table:table-cell table:number-columns-repeated="2" office:value-type="float" office:value="0.0629261" calcext:value-type="float">
            <text:p>0.0629261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office:value-type="float" office:value="0.936792" calcext:value-type="float">
            <text:p>0.936792</text:p>
          </table:table-cell>
          <table:table-cell table:number-columns-repeated="2" office:value-type="float" office:value="0.0632076" calcext:value-type="float">
            <text:p>0.0632076</text:p>
          </table:table-cell>
          <table:table-cell/>
          <table:table-cell office:value-type="float" office:value="6.48999999999991" calcext:value-type="float">
            <text:p>6.48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5805239305362" calcext:value-type="float">
            <text:p>0.935805239305362</text:p>
          </table:table-cell>
          <table:table-cell table:number-columns-repeated="2" office:value-type="float" office:value="0.0641947606946378" calcext:value-type="float">
            <text:p>0.0641947606946378</text:p>
          </table:table-cell>
          <table:table-cell table:number-columns-repeated="1007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  <table:table-cell office:value-type="float" office:value="0.93739" calcext:value-type="float">
            <text:p>0.93739</text:p>
          </table:table-cell>
          <table:table-cell table:number-columns-repeated="2" office:value-type="float" office:value="0.0626099" calcext:value-type="float">
            <text:p>0.0626099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  <table:table-cell office:value-type="float" office:value="0.937109" calcext:value-type="float">
            <text:p>0.937109</text:p>
          </table:table-cell>
          <table:table-cell table:number-columns-repeated="2" office:value-type="float" office:value="0.0628907" calcext:value-type="float">
            <text:p>0.0628907</text:p>
          </table:table-cell>
          <table:table-cell/>
          <table:table-cell office:value-type="float" office:value="6.49999999999991" calcext:value-type="float">
            <text:p>6.49999999999991</text:p>
          </table:table-cell>
          <table:table-cell office:value-type="float" office:value="1" calcext:value-type="float">
            <text:p>1</text:p>
          </table:table-cell>
          <table:table-cell office:value-type="float" office:value="0.936125412010046" calcext:value-type="float">
            <text:p>0.936125412010046</text:p>
          </table:table-cell>
          <table:table-cell table:number-columns-repeated="2" office:value-type="float" office:value="0.0638745879899542" calcext:value-type="float">
            <text:p>0.0638745879899542</text:p>
          </table:table-cell>
          <table:table-cell table:number-columns-repeated="1007"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0.937705" calcext:value-type="float">
            <text:p>0.937705</text:p>
          </table:table-cell>
          <table:table-cell table:number-columns-repeated="2" office:value-type="float" office:value="0.0622953" calcext:value-type="float">
            <text:p>0.0622953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0.937425" calcext:value-type="float">
            <text:p>0.937425</text:p>
          </table:table-cell>
          <table:table-cell table:number-columns-repeated="2" office:value-type="float" office:value="0.0625755" calcext:value-type="float">
            <text:p>0.0625755</text:p>
          </table:table-cell>
          <table:table-cell/>
          <table:table-cell office:value-type="float" office:value="6.5099999999999" calcext:value-type="float">
            <text:p>6.50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6443987846703" calcext:value-type="float">
            <text:p>0.936443987846703</text:p>
          </table:table-cell>
          <table:table-cell table:number-columns-repeated="2" office:value-type="float" office:value="0.0635560121532971" calcext:value-type="float">
            <text:p>0.0635560121532971</text:p>
          </table:table-cell>
          <table:table-cell table:number-columns-repeated="1007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" calcext:value-type="float">
            <text:p>1</text:p>
          </table:table-cell>
          <table:table-cell office:value-type="float" office:value="0.938018" calcext:value-type="float">
            <text:p>0.938018</text:p>
          </table:table-cell>
          <table:table-cell table:number-columns-repeated="2" office:value-type="float" office:value="0.0619822" calcext:value-type="float">
            <text:p>0.0619822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1" calcext:value-type="float">
            <text:p>1</text:p>
          </table:table-cell>
          <table:table-cell office:value-type="float" office:value="0.937738" calcext:value-type="float">
            <text:p>0.937738</text:p>
          </table:table-cell>
          <table:table-cell table:number-columns-repeated="2" office:value-type="float" office:value="0.0622618" calcext:value-type="float">
            <text:p>0.0622618</text:p>
          </table:table-cell>
          <table:table-cell/>
          <table:table-cell office:value-type="float" office:value="6.5199999999999" calcext:value-type="float">
            <text:p>6.51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6760974779746" calcext:value-type="float">
            <text:p>0.936760974779746</text:p>
          </table:table-cell>
          <table:table-cell table:number-columns-repeated="2" office:value-type="float" office:value="0.063239025220254" calcext:value-type="float">
            <text:p>0.063239025220254</text:p>
          </table:table-cell>
          <table:table-cell table:number-columns-repeated="1007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" calcext:value-type="float">
            <text:p>1</text:p>
          </table:table-cell>
          <table:table-cell office:value-type="float" office:value="0.938329" calcext:value-type="float">
            <text:p>0.938329</text:p>
          </table:table-cell>
          <table:table-cell table:number-columns-repeated="2" office:value-type="float" office:value="0.0616708" calcext:value-type="float">
            <text:p>0.0616708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1" calcext:value-type="float">
            <text:p>1</text:p>
          </table:table-cell>
          <table:table-cell office:value-type="float" office:value="0.93805" calcext:value-type="float">
            <text:p>0.93805</text:p>
          </table:table-cell>
          <table:table-cell table:number-columns-repeated="2" office:value-type="float" office:value="0.0619497" calcext:value-type="float">
            <text:p>0.0619497</text:p>
          </table:table-cell>
          <table:table-cell/>
          <table:table-cell office:value-type="float" office:value="6.5299999999999" calcext:value-type="float">
            <text:p>6.52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7076380733865" calcext:value-type="float">
            <text:p>0.937076380733865</text:p>
          </table:table-cell>
          <table:table-cell table:number-columns-repeated="2" office:value-type="float" office:value="0.0629236192661352" calcext:value-type="float">
            <text:p>0.0629236192661352</text:p>
          </table:table-cell>
          <table:table-cell table:number-columns-repeated="1007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0.938639" calcext:value-type="float">
            <text:p>0.938639</text:p>
          </table:table-cell>
          <table:table-cell table:number-columns-repeated="2" office:value-type="float" office:value="0.0613608" calcext:value-type="float">
            <text:p>0.0613608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0.938361" calcext:value-type="float">
            <text:p>0.938361</text:p>
          </table:table-cell>
          <table:table-cell table:number-columns-repeated="2" office:value-type="float" office:value="0.0616392" calcext:value-type="float">
            <text:p>0.0616392</text:p>
          </table:table-cell>
          <table:table-cell/>
          <table:table-cell office:value-type="float" office:value="6.5399999999999" calcext:value-type="float">
            <text:p>6.53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7390213594225" calcext:value-type="float">
            <text:p>0.937390213594225</text:p>
          </table:table-cell>
          <table:table-cell table:number-columns-repeated="2" office:value-type="float" office:value="0.0626097864057753" calcext:value-type="float">
            <text:p>0.0626097864057753</text:p>
          </table:table-cell>
          <table:table-cell table:number-columns-repeated="1007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0.938948" calcext:value-type="float">
            <text:p>0.938948</text:p>
          </table:table-cell>
          <table:table-cell table:number-columns-repeated="2" office:value-type="float" office:value="0.0610525" calcext:value-type="float">
            <text:p>0.0610525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0.93867" calcext:value-type="float">
            <text:p>0.93867</text:p>
          </table:table-cell>
          <table:table-cell table:number-columns-repeated="2" office:value-type="float" office:value="0.0613302" calcext:value-type="float">
            <text:p>0.0613302</text:p>
          </table:table-cell>
          <table:table-cell/>
          <table:table-cell office:value-type="float" office:value="6.5499999999999" calcext:value-type="float">
            <text:p>6.54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7702481206664" calcext:value-type="float">
            <text:p>0.937702481206664</text:p>
          </table:table-cell>
          <table:table-cell table:number-columns-repeated="2" office:value-type="float" office:value="0.0622975187933364" calcext:value-type="float">
            <text:p>0.0622975187933364</text:p>
          </table:table-cell>
          <table:table-cell table:number-columns-repeated="1007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 office:value-type="float" office:value="0.939254" calcext:value-type="float">
            <text:p>0.939254</text:p>
          </table:table-cell>
          <table:table-cell table:number-columns-repeated="2" office:value-type="float" office:value="0.0607457" calcext:value-type="float">
            <text:p>0.0607457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1" calcext:value-type="float">
            <text:p>1</text:p>
          </table:table-cell>
          <table:table-cell office:value-type="float" office:value="0.938977" calcext:value-type="float">
            <text:p>0.938977</text:p>
          </table:table-cell>
          <table:table-cell table:number-columns-repeated="2" office:value-type="float" office:value="0.0610228" calcext:value-type="float">
            <text:p>0.0610228</text:p>
          </table:table-cell>
          <table:table-cell/>
          <table:table-cell office:value-type="float" office:value="6.5599999999999" calcext:value-type="float">
            <text:p>6.55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8013191377888" calcext:value-type="float">
            <text:p>0.938013191377888</text:p>
          </table:table-cell>
          <table:table-cell table:number-columns-repeated="2" office:value-type="float" office:value="0.061986808622112" calcext:value-type="float">
            <text:p>0.061986808622112</text:p>
          </table:table-cell>
          <table:table-cell table:number-columns-repeated="1007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" calcext:value-type="float">
            <text:p>1</text:p>
          </table:table-cell>
          <table:table-cell office:value-type="float" office:value="0.93956" calcext:value-type="float">
            <text:p>0.93956</text:p>
          </table:table-cell>
          <table:table-cell table:number-columns-repeated="2" office:value-type="float" office:value="0.0604404" calcext:value-type="float">
            <text:p>0.0604404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1" calcext:value-type="float">
            <text:p>1</text:p>
          </table:table-cell>
          <table:table-cell office:value-type="float" office:value="0.939283" calcext:value-type="float">
            <text:p>0.939283</text:p>
          </table:table-cell>
          <table:table-cell table:number-columns-repeated="2" office:value-type="float" office:value="0.0607169" calcext:value-type="float">
            <text:p>0.0607169</text:p>
          </table:table-cell>
          <table:table-cell/>
          <table:table-cell office:value-type="float" office:value="6.5699999999999" calcext:value-type="float">
            <text:p>6.56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8322351875668" calcext:value-type="float">
            <text:p>0.938322351875668</text:p>
          </table:table-cell>
          <table:table-cell table:number-columns-repeated="2" office:value-type="float" office:value="0.0616776481243316" calcext:value-type="float">
            <text:p>0.0616776481243316</text:p>
          </table:table-cell>
          <table:table-cell table:number-columns-repeated="100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0.939863" calcext:value-type="float">
            <text:p>0.939863</text:p>
          </table:table-cell>
          <table:table-cell table:number-columns-repeated="2" office:value-type="float" office:value="0.0601367" calcext:value-type="float">
            <text:p>0.0601367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0.939587" calcext:value-type="float">
            <text:p>0.939587</text:p>
          </table:table-cell>
          <table:table-cell table:number-columns-repeated="2" office:value-type="float" office:value="0.0604126" calcext:value-type="float">
            <text:p>0.0604126</text:p>
          </table:table-cell>
          <table:table-cell/>
          <table:table-cell office:value-type="float" office:value="6.5799999999999" calcext:value-type="float">
            <text:p>6.57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8629970429033" calcext:value-type="float">
            <text:p>0.938629970429033</text:p>
          </table:table-cell>
          <table:table-cell table:number-columns-repeated="2" office:value-type="float" office:value="0.0613700295709667" calcext:value-type="float">
            <text:p>0.0613700295709667</text:p>
          </table:table-cell>
          <table:table-cell table:number-columns-repeated="1007"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" calcext:value-type="float">
            <text:p>1</text:p>
          </table:table-cell>
          <table:table-cell office:value-type="float" office:value="0.940166" calcext:value-type="float">
            <text:p>0.940166</text:p>
          </table:table-cell>
          <table:table-cell table:number-columns-repeated="2" office:value-type="float" office:value="0.0598345" calcext:value-type="float">
            <text:p>0.0598345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1" calcext:value-type="float">
            <text:p>1</text:p>
          </table:table-cell>
          <table:table-cell office:value-type="float" office:value="0.93989" calcext:value-type="float">
            <text:p>0.93989</text:p>
          </table:table-cell>
          <table:table-cell table:number-columns-repeated="2" office:value-type="float" office:value="0.0601097" calcext:value-type="float">
            <text:p>0.0601097</text:p>
          </table:table-cell>
          <table:table-cell/>
          <table:table-cell office:value-type="float" office:value="6.5899999999999" calcext:value-type="float">
            <text:p>6.58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8936054728463" calcext:value-type="float">
            <text:p>0.938936054728463</text:p>
          </table:table-cell>
          <table:table-cell table:number-columns-repeated="2" office:value-type="float" office:value="0.0610639452715374" calcext:value-type="float">
            <text:p>0.0610639452715374</text:p>
          </table:table-cell>
          <table:table-cell table:number-columns-repeated="1007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float" office:value="0.940466" calcext:value-type="float">
            <text:p>0.940466</text:p>
          </table:table-cell>
          <table:table-cell table:number-columns-repeated="2" office:value-type="float" office:value="0.0595338" calcext:value-type="float">
            <text:p>0.0595338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float" office:value="0.940192" calcext:value-type="float">
            <text:p>0.940192</text:p>
          </table:table-cell>
          <table:table-cell table:number-columns-repeated="2" office:value-type="float" office:value="0.0598084" calcext:value-type="float">
            <text:p>0.0598084</text:p>
          </table:table-cell>
          <table:table-cell/>
          <table:table-cell office:value-type="float" office:value="6.5999999999999" calcext:value-type="float">
            <text:p>6.5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924061242608" calcext:value-type="float">
            <text:p>0.93924061242608</text:p>
          </table:table-cell>
          <table:table-cell table:number-columns-repeated="2" office:value-type="float" office:value="0.0607593875739203" calcext:value-type="float">
            <text:p>0.0607593875739203</text:p>
          </table:table-cell>
          <table:table-cell table:number-columns-repeated="1007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0.940765" calcext:value-type="float">
            <text:p>0.940765</text:p>
          </table:table-cell>
          <table:table-cell table:number-columns-repeated="2" office:value-type="float" office:value="0.0592346" calcext:value-type="float">
            <text:p>0.0592346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0.940491" calcext:value-type="float">
            <text:p>0.940491</text:p>
          </table:table-cell>
          <table:table-cell table:number-columns-repeated="2" office:value-type="float" office:value="0.0595086" calcext:value-type="float">
            <text:p>0.0595086</text:p>
          </table:table-cell>
          <table:table-cell/>
          <table:table-cell office:value-type="float" office:value="6.6099999999999" calcext:value-type="float">
            <text:p>6.60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9543651135843" calcext:value-type="float">
            <text:p>0.939543651135843</text:p>
          </table:table-cell>
          <table:table-cell table:number-columns-repeated="2" office:value-type="float" office:value="0.0604563488641571" calcext:value-type="float">
            <text:p>0.0604563488641571</text:p>
          </table:table-cell>
          <table:table-cell table:number-columns-repeated="1007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office:value-type="float" office:value="0.941063" calcext:value-type="float">
            <text:p>0.941063</text:p>
          </table:table-cell>
          <table:table-cell table:number-columns-repeated="2" office:value-type="float" office:value="0.058937" calcext:value-type="float">
            <text:p>0.058937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office:value-type="float" office:value="0.94079" calcext:value-type="float">
            <text:p>0.94079</text:p>
          </table:table-cell>
          <table:table-cell table:number-columns-repeated="2" office:value-type="float" office:value="0.0592103" calcext:value-type="float">
            <text:p>0.0592103</text:p>
          </table:table-cell>
          <table:table-cell/>
          <table:table-cell office:value-type="float" office:value="6.6199999999999" calcext:value-type="float">
            <text:p>6.61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39845178433736" calcext:value-type="float">
            <text:p>0.939845178433736</text:p>
          </table:table-cell>
          <table:table-cell table:number-columns-repeated="2" office:value-type="float" office:value="0.0601548215662642" calcext:value-type="float">
            <text:p>0.0601548215662642</text:p>
          </table:table-cell>
          <table:table-cell table:number-columns-repeated="1007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0.941359" calcext:value-type="float">
            <text:p>0.941359</text:p>
          </table:table-cell>
          <table:table-cell table:number-columns-repeated="2" office:value-type="float" office:value="0.0586408" calcext:value-type="float">
            <text:p>0.0586408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0.941086" calcext:value-type="float">
            <text:p>0.941086</text:p>
          </table:table-cell>
          <table:table-cell table:number-columns-repeated="2" office:value-type="float" office:value="0.0589135" calcext:value-type="float">
            <text:p>0.0589135</text:p>
          </table:table-cell>
          <table:table-cell/>
          <table:table-cell office:value-type="float" office:value="6.6299999999999" calcext:value-type="float">
            <text:p>6.62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0145201857956" calcext:value-type="float">
            <text:p>0.940145201857956</text:p>
          </table:table-cell>
          <table:table-cell table:number-columns-repeated="2" office:value-type="float" office:value="0.0598547981420435" calcext:value-type="float">
            <text:p>0.0598547981420435</text:p>
          </table:table-cell>
          <table:table-cell table:number-columns-repeated="1007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0.941654" calcext:value-type="float">
            <text:p>0.941654</text:p>
          </table:table-cell>
          <table:table-cell table:number-columns-repeated="2" office:value-type="float" office:value="0.0583461" calcext:value-type="float">
            <text:p>0.0583461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0.941382" calcext:value-type="float">
            <text:p>0.941382</text:p>
          </table:table-cell>
          <table:table-cell table:number-columns-repeated="2" office:value-type="float" office:value="0.0586182" calcext:value-type="float">
            <text:p>0.0586182</text:p>
          </table:table-cell>
          <table:table-cell/>
          <table:table-cell office:value-type="float" office:value="6.6399999999999" calcext:value-type="float">
            <text:p>6.63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0443728909106" calcext:value-type="float">
            <text:p>0.940443728909106</text:p>
          </table:table-cell>
          <table:table-cell table:number-columns-repeated="2" office:value-type="float" office:value="0.0595562710908939" calcext:value-type="float">
            <text:p>0.0595562710908939</text:p>
          </table:table-cell>
          <table:table-cell table:number-columns-repeated="1007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" calcext:value-type="float">
            <text:p>1</text:p>
          </table:table-cell>
          <table:table-cell office:value-type="float" office:value="0.941947" calcext:value-type="float">
            <text:p>0.941947</text:p>
          </table:table-cell>
          <table:table-cell table:number-columns-repeated="2" office:value-type="float" office:value="0.0580529" calcext:value-type="float">
            <text:p>0.0580529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1" calcext:value-type="float">
            <text:p>1</text:p>
          </table:table-cell>
          <table:table-cell office:value-type="float" office:value="0.941676" calcext:value-type="float">
            <text:p>0.941676</text:p>
          </table:table-cell>
          <table:table-cell table:number-columns-repeated="2" office:value-type="float" office:value="0.0583244" calcext:value-type="float">
            <text:p>0.0583244</text:p>
          </table:table-cell>
          <table:table-cell/>
          <table:table-cell office:value-type="float" office:value="6.6499999999999" calcext:value-type="float">
            <text:p>6.64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0740767050377" calcext:value-type="float">
            <text:p>0.940740767050377</text:p>
          </table:table-cell>
          <table:table-cell table:number-columns-repeated="2" office:value-type="float" office:value="0.0592592329496233" calcext:value-type="float">
            <text:p>0.0592592329496233</text:p>
          </table:table-cell>
          <table:table-cell table:number-columns-repeated="1007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float" office:value="0.942239" calcext:value-type="float">
            <text:p>0.942239</text:p>
          </table:table-cell>
          <table:table-cell table:number-columns-repeated="2" office:value-type="float" office:value="0.0577612" calcext:value-type="float">
            <text:p>0.0577612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float" office:value="0.941968" calcext:value-type="float">
            <text:p>0.941968</text:p>
          </table:table-cell>
          <table:table-cell table:number-columns-repeated="2" office:value-type="float" office:value="0.058032" calcext:value-type="float">
            <text:p>0.058032</text:p>
          </table:table-cell>
          <table:table-cell/>
          <table:table-cell office:value-type="float" office:value="6.6599999999999" calcext:value-type="float">
            <text:p>6.65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1036323707737" calcext:value-type="float">
            <text:p>0.941036323707737</text:p>
          </table:table-cell>
          <table:table-cell table:number-columns-repeated="2" office:value-type="float" office:value="0.058963676292263" calcext:value-type="float">
            <text:p>0.058963676292263</text:p>
          </table:table-cell>
          <table:table-cell table:number-columns-repeated="1007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 office:value-type="float" office:value="0.942529" calcext:value-type="float">
            <text:p>0.942529</text:p>
          </table:table-cell>
          <table:table-cell table:number-columns-repeated="2" office:value-type="float" office:value="0.0574709" calcext:value-type="float">
            <text:p>0.0574709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1" calcext:value-type="float">
            <text:p>1</text:p>
          </table:table-cell>
          <table:table-cell office:value-type="float" office:value="0.942259" calcext:value-type="float">
            <text:p>0.942259</text:p>
          </table:table-cell>
          <table:table-cell table:number-columns-repeated="2" office:value-type="float" office:value="0.0577412" calcext:value-type="float">
            <text:p>0.0577412</text:p>
          </table:table-cell>
          <table:table-cell/>
          <table:table-cell office:value-type="float" office:value="6.6699999999999" calcext:value-type="float">
            <text:p>6.66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1330406270119" calcext:value-type="float">
            <text:p>0.941330406270119</text:p>
          </table:table-cell>
          <table:table-cell table:number-columns-repeated="2" office:value-type="float" office:value="0.0586695937298809" calcext:value-type="float">
            <text:p>0.0586695937298809</text:p>
          </table:table-cell>
          <table:table-cell table:number-columns-repeated="1007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.942818" calcext:value-type="float">
            <text:p>0.942818</text:p>
          </table:table-cell>
          <table:table-cell table:number-columns-repeated="2" office:value-type="float" office:value="0.0571821" calcext:value-type="float">
            <text:p>0.057182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.942548" calcext:value-type="float">
            <text:p>0.942548</text:p>
          </table:table-cell>
          <table:table-cell table:number-columns-repeated="2" office:value-type="float" office:value="0.0574517" calcext:value-type="float">
            <text:p>0.0574517</text:p>
          </table:table-cell>
          <table:table-cell/>
          <table:table-cell office:value-type="float" office:value="6.6799999999999" calcext:value-type="float">
            <text:p>6.67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1623022089602" calcext:value-type="float">
            <text:p>0.941623022089602</text:p>
          </table:table-cell>
          <table:table-cell table:number-columns-repeated="2" office:value-type="float" office:value="0.0583769779103978" calcext:value-type="float">
            <text:p>0.0583769779103978</text:p>
          </table:table-cell>
          <table:table-cell table:number-columns-repeated="1007"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0.943105" calcext:value-type="float">
            <text:p>0.943105</text:p>
          </table:table-cell>
          <table:table-cell table:number-columns-repeated="2" office:value-type="float" office:value="0.0568947" calcext:value-type="float">
            <text:p>0.0568947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0.942836" calcext:value-type="float">
            <text:p>0.942836</text:p>
          </table:table-cell>
          <table:table-cell table:number-columns-repeated="2" office:value-type="float" office:value="0.0571637" calcext:value-type="float">
            <text:p>0.0571637</text:p>
          </table:table-cell>
          <table:table-cell/>
          <table:table-cell office:value-type="float" office:value="6.6899999999999" calcext:value-type="float">
            <text:p>6.68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1914178481597" calcext:value-type="float">
            <text:p>0.941914178481597</text:p>
          </table:table-cell>
          <table:table-cell table:number-columns-repeated="2" office:value-type="float" office:value="0.0580858215184028" calcext:value-type="float">
            <text:p>0.0580858215184028</text:p>
          </table:table-cell>
          <table:table-cell table:number-columns-repeated="1007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" calcext:value-type="float">
            <text:p>1</text:p>
          </table:table-cell>
          <table:table-cell office:value-type="float" office:value="0.943391" calcext:value-type="float">
            <text:p>0.943391</text:p>
          </table:table-cell>
          <table:table-cell table:number-columns-repeated="2" office:value-type="float" office:value="0.0566088" calcext:value-type="float">
            <text:p>0.0566088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1" calcext:value-type="float">
            <text:p>1</text:p>
          </table:table-cell>
          <table:table-cell office:value-type="float" office:value="0.943123" calcext:value-type="float">
            <text:p>0.943123</text:p>
          </table:table-cell>
          <table:table-cell table:number-columns-repeated="2" office:value-type="float" office:value="0.0568772" calcext:value-type="float">
            <text:p>0.0568772</text:p>
          </table:table-cell>
          <table:table-cell/>
          <table:table-cell office:value-type="float" office:value="6.6999999999999" calcext:value-type="float">
            <text:p>6.6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2203882725029" calcext:value-type="float">
            <text:p>0.942203882725029</text:p>
          </table:table-cell>
          <table:table-cell table:number-columns-repeated="2" office:value-type="float" office:value="0.0577961172749711" calcext:value-type="float">
            <text:p>0.0577961172749711</text:p>
          </table:table-cell>
          <table:table-cell table:number-columns-repeated="1007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0.943676" calcext:value-type="float">
            <text:p>0.943676</text:p>
          </table:table-cell>
          <table:table-cell table:number-columns-repeated="2" office:value-type="float" office:value="0.0563244" calcext:value-type="float">
            <text:p>0.0563244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0.943408" calcext:value-type="float">
            <text:p>0.943408</text:p>
          </table:table-cell>
          <table:table-cell table:number-columns-repeated="2" office:value-type="float" office:value="0.0565921" calcext:value-type="float">
            <text:p>0.0565921</text:p>
          </table:table-cell>
          <table:table-cell/>
          <table:table-cell office:value-type="float" office:value="6.7099999999999" calcext:value-type="float">
            <text:p>6.70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2492142062518" calcext:value-type="float">
            <text:p>0.942492142062518</text:p>
          </table:table-cell>
          <table:table-cell table:number-columns-repeated="2" office:value-type="float" office:value="0.0575078579374816" calcext:value-type="float">
            <text:p>0.0575078579374816</text:p>
          </table:table-cell>
          <table:table-cell table:number-columns-repeated="1007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" calcext:value-type="float">
            <text:p>1</text:p>
          </table:table-cell>
          <table:table-cell office:value-type="float" office:value="0.943959" calcext:value-type="float">
            <text:p>0.943959</text:p>
          </table:table-cell>
          <table:table-cell table:number-columns-repeated="2" office:value-type="float" office:value="0.0560413" calcext:value-type="float">
            <text:p>0.0560413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1" calcext:value-type="float">
            <text:p>1</text:p>
          </table:table-cell>
          <table:table-cell office:value-type="float" office:value="0.943692" calcext:value-type="float">
            <text:p>0.943692</text:p>
          </table:table-cell>
          <table:table-cell table:number-columns-repeated="2" office:value-type="float" office:value="0.0563084" calcext:value-type="float">
            <text:p>0.0563084</text:p>
          </table:table-cell>
          <table:table-cell/>
          <table:table-cell office:value-type="float" office:value="6.7199999999999" calcext:value-type="float">
            <text:p>6.71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2778963700564" calcext:value-type="float">
            <text:p>0.942778963700564</text:p>
          </table:table-cell>
          <table:table-cell table:number-columns-repeated="2" office:value-type="float" office:value="0.0572210362994356" calcext:value-type="float">
            <text:p>0.0572210362994356</text:p>
          </table:table-cell>
          <table:table-cell table:number-columns-repeated="1007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0.94424" calcext:value-type="float">
            <text:p>0.94424</text:p>
          </table:table-cell>
          <table:table-cell table:number-columns-repeated="2" office:value-type="float" office:value="0.0557597" calcext:value-type="float">
            <text:p>0.0557597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office:value-type="float" office:value="0.943974" calcext:value-type="float">
            <text:p>0.943974</text:p>
          </table:table-cell>
          <table:table-cell table:number-columns-repeated="2" office:value-type="float" office:value="0.0560262" calcext:value-type="float">
            <text:p>0.0560262</text:p>
          </table:table-cell>
          <table:table-cell/>
          <table:table-cell office:value-type="float" office:value="6.7299999999999" calcext:value-type="float">
            <text:p>6.72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3064354809723" calcext:value-type="float">
            <text:p>0.943064354809723</text:p>
          </table:table-cell>
          <table:table-cell table:number-columns-repeated="2" office:value-type="float" office:value="0.0569356451902774" calcext:value-type="float">
            <text:p>0.0569356451902774</text:p>
          </table:table-cell>
          <table:table-cell table:number-columns-repeated="1007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0.944521" calcext:value-type="float">
            <text:p>0.944521</text:p>
          </table:table-cell>
          <table:table-cell table:number-columns-repeated="2" office:value-type="float" office:value="0.0554795" calcext:value-type="float">
            <text:p>0.0554795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0.944255" calcext:value-type="float">
            <text:p>0.944255</text:p>
          </table:table-cell>
          <table:table-cell table:number-columns-repeated="2" office:value-type="float" office:value="0.0557453" calcext:value-type="float">
            <text:p>0.0557453</text:p>
          </table:table-cell>
          <table:table-cell/>
          <table:table-cell office:value-type="float" office:value="6.7399999999999" calcext:value-type="float">
            <text:p>6.73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3348322524786" calcext:value-type="float">
            <text:p>0.943348322524786</text:p>
          </table:table-cell>
          <table:table-cell table:number-columns-repeated="2" office:value-type="float" office:value="0.0566516774752143" calcext:value-type="float">
            <text:p>0.0566516774752143</text:p>
          </table:table-cell>
          <table:table-cell table:number-columns-repeated="1007"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" calcext:value-type="float">
            <text:p>1</text:p>
          </table:table-cell>
          <table:table-cell office:value-type="float" office:value="0.944799" calcext:value-type="float">
            <text:p>0.944799</text:p>
          </table:table-cell>
          <table:table-cell table:number-columns-repeated="2" office:value-type="float" office:value="0.0552007" calcext:value-type="float">
            <text:p>0.0552007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1" calcext:value-type="float">
            <text:p>1</text:p>
          </table:table-cell>
          <table:table-cell office:value-type="float" office:value="0.944534" calcext:value-type="float">
            <text:p>0.944534</text:p>
          </table:table-cell>
          <table:table-cell table:number-columns-repeated="2" office:value-type="float" office:value="0.0554659" calcext:value-type="float">
            <text:p>0.0554659</text:p>
          </table:table-cell>
          <table:table-cell/>
          <table:table-cell office:value-type="float" office:value="6.7499999999999" calcext:value-type="float">
            <text:p>6.74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3630873944961" calcext:value-type="float">
            <text:p>0.943630873944961</text:p>
          </table:table-cell>
          <table:table-cell table:number-columns-repeated="2" office:value-type="float" office:value="0.0563691260550386" calcext:value-type="float">
            <text:p>0.0563691260550386</text:p>
          </table:table-cell>
          <table:table-cell table:number-columns-repeated="1007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0.945077" calcext:value-type="float">
            <text:p>0.945077</text:p>
          </table:table-cell>
          <table:table-cell table:number-columns-repeated="2" office:value-type="float" office:value="0.0549233" calcext:value-type="float">
            <text:p>0.0549233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office:value-type="float" office:value="0.944812" calcext:value-type="float">
            <text:p>0.944812</text:p>
          </table:table-cell>
          <table:table-cell table:number-columns-repeated="2" office:value-type="float" office:value="0.0551879" calcext:value-type="float">
            <text:p>0.0551879</text:p>
          </table:table-cell>
          <table:table-cell/>
          <table:table-cell office:value-type="float" office:value="6.7599999999999" calcext:value-type="float">
            <text:p>6.75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391201613405" calcext:value-type="float">
            <text:p>0.94391201613405</text:p>
          </table:table-cell>
          <table:table-cell table:number-columns-repeated="2" office:value-type="float" office:value="0.0560879838659503" calcext:value-type="float">
            <text:p>0.0560879838659503</text:p>
          </table:table-cell>
          <table:table-cell table:number-columns-repeated="1007"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0.945353" calcext:value-type="float">
            <text:p>0.945353</text:p>
          </table:table-cell>
          <table:table-cell table:number-columns-repeated="2" office:value-type="float" office:value="0.0546473" calcext:value-type="float">
            <text:p>0.0546473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0.945089" calcext:value-type="float">
            <text:p>0.945089</text:p>
          </table:table-cell>
          <table:table-cell table:number-columns-repeated="2" office:value-type="float" office:value="0.0549112" calcext:value-type="float">
            <text:p>0.0549112</text:p>
          </table:table-cell>
          <table:table-cell/>
          <table:table-cell office:value-type="float" office:value="6.7699999999999" calcext:value-type="float">
            <text:p>6.76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419175612062" calcext:value-type="float">
            <text:p>0.94419175612062</text:p>
          </table:table-cell>
          <table:table-cell table:number-columns-repeated="2" office:value-type="float" office:value="0.0558082438793798" calcext:value-type="float">
            <text:p>0.0558082438793798</text:p>
          </table:table-cell>
          <table:table-cell table:number-columns-repeated="100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0.945627" calcext:value-type="float">
            <text:p>0.945627</text:p>
          </table:table-cell>
          <table:table-cell table:number-columns-repeated="2" office:value-type="float" office:value="0.0543727" calcext:value-type="float">
            <text:p>0.054372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0.945364" calcext:value-type="float">
            <text:p>0.945364</text:p>
          </table:table-cell>
          <table:table-cell table:number-columns-repeated="2" office:value-type="float" office:value="0.054636" calcext:value-type="float">
            <text:p>0.054636</text:p>
          </table:table-cell>
          <table:table-cell/>
          <table:table-cell office:value-type="float" office:value="6.7799999999999" calcext:value-type="float">
            <text:p>6.77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4470100898187" calcext:value-type="float">
            <text:p>0.944470100898187</text:p>
          </table:table-cell>
          <table:table-cell table:number-columns-repeated="2" office:value-type="float" office:value="0.0555298991018129" calcext:value-type="float">
            <text:p>0.0555298991018129</text:p>
          </table:table-cell>
          <table:table-cell table:number-columns-repeated="1007"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0.945901" calcext:value-type="float">
            <text:p>0.945901</text:p>
          </table:table-cell>
          <table:table-cell table:number-columns-repeated="2" office:value-type="float" office:value="0.0540994" calcext:value-type="float">
            <text:p>0.0540994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office:value-type="float" office:value="0.945638" calcext:value-type="float">
            <text:p>0.945638</text:p>
          </table:table-cell>
          <table:table-cell table:number-columns-repeated="2" office:value-type="float" office:value="0.0543621" calcext:value-type="float">
            <text:p>0.0543621</text:p>
          </table:table-cell>
          <table:table-cell/>
          <table:table-cell office:value-type="float" office:value="6.7899999999999" calcext:value-type="float">
            <text:p>6.78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4747057425384" calcext:value-type="float">
            <text:p>0.944747057425384</text:p>
          </table:table-cell>
          <table:table-cell table:number-columns-repeated="2" office:value-type="float" office:value="0.0552529425746159" calcext:value-type="float">
            <text:p>0.0552529425746159</text:p>
          </table:table-cell>
          <table:table-cell table:number-columns-repeated="1007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" calcext:value-type="float">
            <text:p>1</text:p>
          </table:table-cell>
          <table:table-cell office:value-type="float" office:value="0.946172" calcext:value-type="float">
            <text:p>0.946172</text:p>
          </table:table-cell>
          <table:table-cell table:number-columns-repeated="2" office:value-type="float" office:value="0.0538276" calcext:value-type="float">
            <text:p>0.0538276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1" calcext:value-type="float">
            <text:p>1</text:p>
          </table:table-cell>
          <table:table-cell office:value-type="float" office:value="0.94591" calcext:value-type="float">
            <text:p>0.94591</text:p>
          </table:table-cell>
          <table:table-cell table:number-columns-repeated="2" office:value-type="float" office:value="0.0540896" calcext:value-type="float">
            <text:p>0.0540896</text:p>
          </table:table-cell>
          <table:table-cell/>
          <table:table-cell office:value-type="float" office:value="6.7999999999999" calcext:value-type="float">
            <text:p>6.7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5022632626139" calcext:value-type="float">
            <text:p>0.945022632626139</text:p>
          </table:table-cell>
          <table:table-cell table:number-columns-repeated="2" office:value-type="float" office:value="0.0549773673738609" calcext:value-type="float">
            <text:p>0.0549773673738609</text:p>
          </table:table-cell>
          <table:table-cell table:number-columns-repeated="1007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0.946443" calcext:value-type="float">
            <text:p>0.946443</text:p>
          </table:table-cell>
          <table:table-cell table:number-columns-repeated="2" office:value-type="float" office:value="0.0535571" calcext:value-type="float">
            <text:p>0.0535571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0.946181" calcext:value-type="float">
            <text:p>0.946181</text:p>
          </table:table-cell>
          <table:table-cell table:number-columns-repeated="2" office:value-type="float" office:value="0.0538185" calcext:value-type="float">
            <text:p>0.0538185</text:p>
          </table:table-cell>
          <table:table-cell/>
          <table:table-cell office:value-type="float" office:value="6.8099999999999" calcext:value-type="float">
            <text:p>6.80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5296833389846" calcext:value-type="float">
            <text:p>0.945296833389846</text:p>
          </table:table-cell>
          <table:table-cell table:number-columns-repeated="2" office:value-type="float" office:value="0.0547031666101537" calcext:value-type="float">
            <text:p>0.0547031666101537</text:p>
          </table:table-cell>
          <table:table-cell table:number-columns-repeated="1007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0.946712" calcext:value-type="float">
            <text:p>0.946712</text:p>
          </table:table-cell>
          <table:table-cell table:number-columns-repeated="2" office:value-type="float" office:value="0.0532879" calcext:value-type="float">
            <text:p>0.0532879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office:value-type="float" office:value="0.946451" calcext:value-type="float">
            <text:p>0.946451</text:p>
          </table:table-cell>
          <table:table-cell table:number-columns-repeated="2" office:value-type="float" office:value="0.0535487" calcext:value-type="float">
            <text:p>0.0535487</text:p>
          </table:table-cell>
          <table:table-cell/>
          <table:table-cell office:value-type="float" office:value="6.8199999999999" calcext:value-type="float">
            <text:p>6.81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5569666571539" calcext:value-type="float">
            <text:p>0.945569666571539</text:p>
          </table:table-cell>
          <table:table-cell table:number-columns-repeated="2" office:value-type="float" office:value="0.0544303334284608" calcext:value-type="float">
            <text:p>0.0544303334284608</text:p>
          </table:table-cell>
          <table:table-cell table:number-columns-repeated="1007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office:value-type="float" office:value="0.94698" calcext:value-type="float">
            <text:p>0.94698</text:p>
          </table:table-cell>
          <table:table-cell table:number-columns-repeated="2" office:value-type="float" office:value="0.0530202" calcext:value-type="float">
            <text:p>0.0530202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office:value-type="float" office:value="0.94672" calcext:value-type="float">
            <text:p>0.94672</text:p>
          </table:table-cell>
          <table:table-cell table:number-columns-repeated="2" office:value-type="float" office:value="0.0532803" calcext:value-type="float">
            <text:p>0.0532803</text:p>
          </table:table-cell>
          <table:table-cell/>
          <table:table-cell office:value-type="float" office:value="6.8299999999999" calcext:value-type="float">
            <text:p>6.82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5841138992061" calcext:value-type="float">
            <text:p>0.945841138992061</text:p>
          </table:table-cell>
          <table:table-cell table:number-columns-repeated="2" office:value-type="float" office:value="0.0541588610079385" calcext:value-type="float">
            <text:p>0.0541588610079385</text:p>
          </table:table-cell>
          <table:table-cell table:number-columns-repeated="1007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0.947246" calcext:value-type="float">
            <text:p>0.947246</text:p>
          </table:table-cell>
          <table:table-cell table:number-columns-repeated="2" office:value-type="float" office:value="0.0527537" calcext:value-type="float">
            <text:p>0.0527537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0.946987" calcext:value-type="float">
            <text:p>0.946987</text:p>
          </table:table-cell>
          <table:table-cell table:number-columns-repeated="2" office:value-type="float" office:value="0.0530132" calcext:value-type="float">
            <text:p>0.0530132</text:p>
          </table:table-cell>
          <table:table-cell/>
          <table:table-cell office:value-type="float" office:value="6.8399999999999" calcext:value-type="float">
            <text:p>6.83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6111257438238" calcext:value-type="float">
            <text:p>0.946111257438238</text:p>
          </table:table-cell>
          <table:table-cell table:number-columns-repeated="2" office:value-type="float" office:value="0.0538887425617622" calcext:value-type="float">
            <text:p>0.0538887425617622</text:p>
          </table:table-cell>
          <table:table-cell table:number-columns-repeated="1007"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" calcext:value-type="float">
            <text:p>1</text:p>
          </table:table-cell>
          <table:table-cell office:value-type="float" office:value="0.947511" calcext:value-type="float">
            <text:p>0.947511</text:p>
          </table:table-cell>
          <table:table-cell table:number-columns-repeated="2" office:value-type="float" office:value="0.0524886" calcext:value-type="float">
            <text:p>0.0524886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1" calcext:value-type="float">
            <text:p>1</text:p>
          </table:table-cell>
          <table:table-cell office:value-type="float" office:value="0.947252" calcext:value-type="float">
            <text:p>0.947252</text:p>
          </table:table-cell>
          <table:table-cell table:number-columns-repeated="2" office:value-type="float" office:value="0.0527475" calcext:value-type="float">
            <text:p>0.0527475</text:p>
          </table:table-cell>
          <table:table-cell/>
          <table:table-cell office:value-type="float" office:value="6.8499999999999" calcext:value-type="float">
            <text:p>6.84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6380028663043" calcext:value-type="float">
            <text:p>0.946380028663043</text:p>
          </table:table-cell>
          <table:table-cell table:number-columns-repeated="2" office:value-type="float" office:value="0.0536199713369566" calcext:value-type="float">
            <text:p>0.0536199713369566</text:p>
          </table:table-cell>
          <table:table-cell table:number-columns-repeated="1007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0.947775" calcext:value-type="float">
            <text:p>0.947775</text:p>
          </table:table-cell>
          <table:table-cell table:number-columns-repeated="2" office:value-type="float" office:value="0.0522248" calcext:value-type="float">
            <text:p>0.0522248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0.947517" calcext:value-type="float">
            <text:p>0.947517</text:p>
          </table:table-cell>
          <table:table-cell table:number-columns-repeated="2" office:value-type="float" office:value="0.0524831" calcext:value-type="float">
            <text:p>0.0524831</text:p>
          </table:table-cell>
          <table:table-cell/>
          <table:table-cell office:value-type="float" office:value="6.8599999999999" calcext:value-type="float">
            <text:p>6.85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6647459385773" calcext:value-type="float">
            <text:p>0.946647459385773</text:p>
          </table:table-cell>
          <table:table-cell table:number-columns-repeated="2" office:value-type="float" office:value="0.0533525406142271" calcext:value-type="float">
            <text:p>0.0533525406142271</text:p>
          </table:table-cell>
          <table:table-cell table:number-columns-repeated="1007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0.948038" calcext:value-type="float">
            <text:p>0.948038</text:p>
          </table:table-cell>
          <table:table-cell table:number-columns-repeated="2" office:value-type="float" office:value="0.0519624" calcext:value-type="float">
            <text:p>0.0519624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1" calcext:value-type="float">
            <text:p>1</text:p>
          </table:table-cell>
          <table:table-cell office:value-type="float" office:value="0.94778" calcext:value-type="float">
            <text:p>0.94778</text:p>
          </table:table-cell>
          <table:table-cell table:number-columns-repeated="2" office:value-type="float" office:value="0.05222" calcext:value-type="float">
            <text:p>0.05222</text:p>
          </table:table-cell>
          <table:table-cell/>
          <table:table-cell office:value-type="float" office:value="6.8699999999999" calcext:value-type="float">
            <text:p>6.86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6913556292208" calcext:value-type="float">
            <text:p>0.946913556292208</text:p>
          </table:table-cell>
          <table:table-cell table:number-columns-repeated="2" office:value-type="float" office:value="0.0530864437077918" calcext:value-type="float">
            <text:p>0.0530864437077918</text:p>
          </table:table-cell>
          <table:table-cell table:number-columns-repeated="1007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948299" calcext:value-type="float">
            <text:p>0.948299</text:p>
          </table:table-cell>
          <table:table-cell table:number-columns-repeated="2" office:value-type="float" office:value="0.0517013" calcext:value-type="float">
            <text:p>0.051701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948042" calcext:value-type="float">
            <text:p>0.948042</text:p>
          </table:table-cell>
          <table:table-cell table:number-columns-repeated="2" office:value-type="float" office:value="0.0519583" calcext:value-type="float">
            <text:p>0.0519583</text:p>
          </table:table-cell>
          <table:table-cell/>
          <table:table-cell office:value-type="float" office:value="6.8799999999999" calcext:value-type="float">
            <text:p>6.87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7178326034786" calcext:value-type="float">
            <text:p>0.947178326034786</text:p>
          </table:table-cell>
          <table:table-cell table:number-columns-repeated="2" office:value-type="float" office:value="0.0528216739652141" calcext:value-type="float">
            <text:p>0.0528216739652141</text:p>
          </table:table-cell>
          <table:table-cell table:number-columns-repeated="1007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0.948559" calcext:value-type="float">
            <text:p>0.948559</text:p>
          </table:table-cell>
          <table:table-cell table:number-columns-repeated="2" office:value-type="float" office:value="0.0514415" calcext:value-type="float">
            <text:p>0.0514415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0.948302" calcext:value-type="float">
            <text:p>0.948302</text:p>
          </table:table-cell>
          <table:table-cell table:number-columns-repeated="2" office:value-type="float" office:value="0.0516978" calcext:value-type="float">
            <text:p>0.0516978</text:p>
          </table:table-cell>
          <table:table-cell/>
          <table:table-cell office:value-type="float" office:value="6.8899999999999" calcext:value-type="float">
            <text:p>6.88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7441775232763" calcext:value-type="float">
            <text:p>0.947441775232763</text:p>
          </table:table-cell>
          <table:table-cell table:number-columns-repeated="2" office:value-type="float" office:value="0.0525582247672366" calcext:value-type="float">
            <text:p>0.0525582247672366</text:p>
          </table:table-cell>
          <table:table-cell table:number-columns-repeated="1007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0.948817" calcext:value-type="float">
            <text:p>0.948817</text:p>
          </table:table-cell>
          <table:table-cell table:number-columns-repeated="2" office:value-type="float" office:value="0.051183" calcext:value-type="float">
            <text:p>0.051183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0.948561" calcext:value-type="float">
            <text:p>0.948561</text:p>
          </table:table-cell>
          <table:table-cell table:number-columns-repeated="2" office:value-type="float" office:value="0.0514387" calcext:value-type="float">
            <text:p>0.0514387</text:p>
          </table:table-cell>
          <table:table-cell/>
          <table:table-cell office:value-type="float" office:value="6.8999999999999" calcext:value-type="float">
            <text:p>6.89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7703910472384" calcext:value-type="float">
            <text:p>0.947703910472384</text:p>
          </table:table-cell>
          <table:table-cell table:number-columns-repeated="2" office:value-type="float" office:value="0.0522960895276157" calcext:value-type="float">
            <text:p>0.0522960895276157</text:p>
          </table:table-cell>
          <table:table-cell table:number-columns-repeated="1007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0.949074" calcext:value-type="float">
            <text:p>0.949074</text:p>
          </table:table-cell>
          <table:table-cell table:number-columns-repeated="2" office:value-type="float" office:value="0.0509258" calcext:value-type="float">
            <text:p>0.0509258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0.948819" calcext:value-type="float">
            <text:p>0.948819</text:p>
          </table:table-cell>
          <table:table-cell table:number-columns-repeated="2" office:value-type="float" office:value="0.0511808" calcext:value-type="float">
            <text:p>0.0511808</text:p>
          </table:table-cell>
          <table:table-cell/>
          <table:table-cell office:value-type="float" office:value="6.9099999999999" calcext:value-type="float">
            <text:p>6.90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7964738307043" calcext:value-type="float">
            <text:p>0.947964738307043</text:p>
          </table:table-cell>
          <table:table-cell table:number-columns-repeated="2" office:value-type="float" office:value="0.0520352616929567" calcext:value-type="float">
            <text:p>0.0520352616929567</text:p>
          </table:table-cell>
          <table:table-cell table:number-columns-repeated="1007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1" calcext:value-type="float">
            <text:p>1</text:p>
          </table:table-cell>
          <table:table-cell office:value-type="float" office:value="0.94933" calcext:value-type="float">
            <text:p>0.94933</text:p>
          </table:table-cell>
          <table:table-cell table:number-columns-repeated="2" office:value-type="float" office:value="0.0506698" calcext:value-type="float">
            <text:p>0.0506698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1" calcext:value-type="float">
            <text:p>1</text:p>
          </table:table-cell>
          <table:table-cell office:value-type="float" office:value="0.949076" calcext:value-type="float">
            <text:p>0.949076</text:p>
          </table:table-cell>
          <table:table-cell table:number-columns-repeated="2" office:value-type="float" office:value="0.0509243" calcext:value-type="float">
            <text:p>0.0509243</text:p>
          </table:table-cell>
          <table:table-cell/>
          <table:table-cell office:value-type="float" office:value="6.9199999999999" calcext:value-type="float">
            <text:p>6.91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822426525745" calcext:value-type="float">
            <text:p>0.94822426525745</text:p>
          </table:table-cell>
          <table:table-cell table:number-columns-repeated="2" office:value-type="float" office:value="0.0517757347425502" calcext:value-type="float">
            <text:p>0.0517757347425502</text:p>
          </table:table-cell>
          <table:table-cell table:number-columns-repeated="1007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0.949585" calcext:value-type="float">
            <text:p>0.949585</text:p>
          </table:table-cell>
          <table:table-cell table:number-columns-repeated="2" office:value-type="float" office:value="0.0504152" calcext:value-type="float">
            <text:p>0.0504152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0.949331" calcext:value-type="float">
            <text:p>0.949331</text:p>
          </table:table-cell>
          <table:table-cell table:number-columns-repeated="2" office:value-type="float" office:value="0.050669" calcext:value-type="float">
            <text:p>0.050669</text:p>
          </table:table-cell>
          <table:table-cell/>
          <table:table-cell office:value-type="float" office:value="6.9299999999999" calcext:value-type="float">
            <text:p>6.92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8482497811791" calcext:value-type="float">
            <text:p>0.948482497811791</text:p>
          </table:table-cell>
          <table:table-cell table:number-columns-repeated="2" office:value-type="float" office:value="0.0515175021882088" calcext:value-type="float">
            <text:p>0.0515175021882088</text:p>
          </table:table-cell>
          <table:table-cell table:number-columns-repeated="1007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949838" calcext:value-type="float">
            <text:p>0.949838</text:p>
          </table:table-cell>
          <table:table-cell table:number-columns-repeated="2" office:value-type="float" office:value="0.0501619" calcext:value-type="float">
            <text:p>0.0501619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949585" calcext:value-type="float">
            <text:p>0.949585</text:p>
          </table:table-cell>
          <table:table-cell table:number-columns-repeated="2" office:value-type="float" office:value="0.0504151" calcext:value-type="float">
            <text:p>0.0504151</text:p>
          </table:table-cell>
          <table:table-cell/>
          <table:table-cell office:value-type="float" office:value="6.9399999999999" calcext:value-type="float">
            <text:p>6.93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8739442425895" calcext:value-type="float">
            <text:p>0.948739442425895</text:p>
          </table:table-cell>
          <table:table-cell table:number-columns-repeated="2" office:value-type="float" office:value="0.0512605575741054" calcext:value-type="float">
            <text:p>0.0512605575741054</text:p>
          </table:table-cell>
          <table:table-cell table:number-columns-repeated="1007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" calcext:value-type="float">
            <text:p>1</text:p>
          </table:table-cell>
          <table:table-cell office:value-type="float" office:value="0.95009" calcext:value-type="float">
            <text:p>0.95009</text:p>
          </table:table-cell>
          <table:table-cell table:number-columns-repeated="2" office:value-type="float" office:value="0.0499098" calcext:value-type="float">
            <text:p>0.0499098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1" calcext:value-type="float">
            <text:p>1</text:p>
          </table:table-cell>
          <table:table-cell office:value-type="float" office:value="0.949838" calcext:value-type="float">
            <text:p>0.949838</text:p>
          </table:table-cell>
          <table:table-cell table:number-columns-repeated="2" office:value-type="float" office:value="0.0501623" calcext:value-type="float">
            <text:p>0.0501623</text:p>
          </table:table-cell>
          <table:table-cell/>
          <table:table-cell office:value-type="float" office:value="6.9499999999999" calcext:value-type="float">
            <text:p>6.94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8995105523389" calcext:value-type="float">
            <text:p>0.948995105523389</text:p>
          </table:table-cell>
          <table:table-cell table:number-columns-repeated="2" office:value-type="float" office:value="0.0510048944766112" calcext:value-type="float">
            <text:p>0.0510048944766112</text:p>
          </table:table-cell>
          <table:table-cell table:number-columns-repeated="1007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0.950341" calcext:value-type="float">
            <text:p>0.950341</text:p>
          </table:table-cell>
          <table:table-cell table:number-columns-repeated="2" office:value-type="float" office:value="0.049659" calcext:value-type="float">
            <text:p>0.049659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0.950089" calcext:value-type="float">
            <text:p>0.950089</text:p>
          </table:table-cell>
          <table:table-cell table:number-columns-repeated="2" office:value-type="float" office:value="0.0499109" calcext:value-type="float">
            <text:p>0.0499109</text:p>
          </table:table-cell>
          <table:table-cell/>
          <table:table-cell office:value-type="float" office:value="6.9599999999999" calcext:value-type="float">
            <text:p>6.9599999999999</text:p>
          </table:table-cell>
          <table:table-cell office:value-type="float" office:value="1" calcext:value-type="float">
            <text:p>1</text:p>
          </table:table-cell>
          <table:table-cell office:value-type="float" office:value="0.949249493495865" calcext:value-type="float">
            <text:p>0.949249493495865</text:p>
          </table:table-cell>
          <table:table-cell table:number-columns-repeated="2" office:value-type="float" office:value="0.0507505065041354" calcext:value-type="float">
            <text:p>0.0507505065041354</text:p>
          </table:table-cell>
          <table:table-cell table:number-columns-repeated="1007"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office:value-type="float" office:value="0.950591" calcext:value-type="float">
            <text:p>0.950591</text:p>
          </table:table-cell>
          <table:table-cell table:number-columns-repeated="2" office:value-type="float" office:value="0.0494094" calcext:value-type="float">
            <text:p>0.0494094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office:value-type="float" office:value="0.950339" calcext:value-type="float">
            <text:p>0.950339</text:p>
          </table:table-cell>
          <table:table-cell table:number-columns-repeated="2" office:value-type="float" office:value="0.0496607" calcext:value-type="float">
            <text:p>0.0496607</text:p>
          </table:table-cell>
          <table:table-cell/>
          <table:table-cell office:value-type="float" office:value="6.96999999999989" calcext:value-type="float">
            <text:p>6.96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49502612703035" calcext:value-type="float">
            <text:p>0.949502612703035</text:p>
          </table:table-cell>
          <table:table-cell table:number-columns-repeated="2" office:value-type="float" office:value="0.0504973872969654" calcext:value-type="float">
            <text:p>0.0504973872969654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0839" calcext:value-type="float">
            <text:p>0.950839</text:p>
          </table:table-cell>
          <table:table-cell table:number-columns-repeated="2" office:value-type="float" office:value="0.0491611" calcext:value-type="float">
            <text:p>0.04916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0588" calcext:value-type="float">
            <text:p>0.950588</text:p>
          </table:table-cell>
          <table:table-cell table:number-columns-repeated="2" office:value-type="float" office:value="0.0494118" calcext:value-type="float">
            <text:p>0.0494118</text:p>
          </table:table-cell>
          <table:table-cell/>
          <table:table-cell office:value-type="float" office:value="6.97999999999989" calcext:value-type="float">
            <text:p>6.97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49754469472892" calcext:value-type="float">
            <text:p>0.949754469472892</text:p>
          </table:table-cell>
          <table:table-cell table:number-columns-repeated="2" office:value-type="float" office:value="0.0502455305271079" calcext:value-type="float">
            <text:p>0.0502455305271079</text:p>
          </table:table-cell>
          <table:table-cell table:number-columns-repeated="1007"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" calcext:value-type="float">
            <text:p>1</text:p>
          </table:table-cell>
          <table:table-cell office:value-type="float" office:value="0.951086" calcext:value-type="float">
            <text:p>0.951086</text:p>
          </table:table-cell>
          <table:table-cell table:number-columns-repeated="2" office:value-type="float" office:value="0.0489141" calcext:value-type="float">
            <text:p>0.0489141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1" calcext:value-type="float">
            <text:p>1</text:p>
          </table:table-cell>
          <table:table-cell office:value-type="float" office:value="0.950836" calcext:value-type="float">
            <text:p>0.950836</text:p>
          </table:table-cell>
          <table:table-cell table:number-columns-repeated="2" office:value-type="float" office:value="0.0491641" calcext:value-type="float">
            <text:p>0.0491641</text:p>
          </table:table-cell>
          <table:table-cell/>
          <table:table-cell office:value-type="float" office:value="6.98999999999989" calcext:value-type="float">
            <text:p>6.98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0005070101869" calcext:value-type="float">
            <text:p>0.950005070101869</text:p>
          </table:table-cell>
          <table:table-cell table:number-columns-repeated="2" office:value-type="float" office:value="0.0499949298981306" calcext:value-type="float">
            <text:p>0.0499949298981306</text:p>
          </table:table-cell>
          <table:table-cell table:number-columns-repeated="1007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" calcext:value-type="float">
            <text:p>1</text:p>
          </table:table-cell>
          <table:table-cell office:value-type="float" office:value="0.951332" calcext:value-type="float">
            <text:p>0.951332</text:p>
          </table:table-cell>
          <table:table-cell table:number-columns-repeated="2" office:value-type="float" office:value="0.0486683" calcext:value-type="float">
            <text:p>0.0486683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1" calcext:value-type="float">
            <text:p>1</text:p>
          </table:table-cell>
          <table:table-cell office:value-type="float" office:value="0.951082" calcext:value-type="float">
            <text:p>0.951082</text:p>
          </table:table-cell>
          <table:table-cell table:number-columns-repeated="2" office:value-type="float" office:value="0.0489177" calcext:value-type="float">
            <text:p>0.0489177</text:p>
          </table:table-cell>
          <table:table-cell/>
          <table:table-cell office:value-type="float" office:value="6.99999999999989" calcext:value-type="float">
            <text:p>6.99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0254420854995" calcext:value-type="float">
            <text:p>0.950254420854995</text:p>
          </table:table-cell>
          <table:table-cell table:number-columns-repeated="2" office:value-type="float" office:value="0.0497455791450045" calcext:value-type="float">
            <text:p>0.0497455791450045</text:p>
          </table:table-cell>
          <table:table-cell table:number-columns-repeated="1007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0.951576" calcext:value-type="float">
            <text:p>0.951576</text:p>
          </table:table-cell>
          <table:table-cell table:number-columns-repeated="2" office:value-type="float" office:value="0.0484237" calcext:value-type="float">
            <text:p>0.0484237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0.951328" calcext:value-type="float">
            <text:p>0.951328</text:p>
          </table:table-cell>
          <table:table-cell table:number-columns-repeated="2" office:value-type="float" office:value="0.0486725" calcext:value-type="float">
            <text:p>0.0486725</text:p>
          </table:table-cell>
          <table:table-cell/>
          <table:table-cell office:value-type="float" office:value="7.00999999999989" calcext:value-type="float">
            <text:p>7.00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0502527966052" calcext:value-type="float">
            <text:p>0.950502527966052</text:p>
          </table:table-cell>
          <table:table-cell table:number-columns-repeated="2" office:value-type="float" office:value="0.0494974720339481" calcext:value-type="float">
            <text:p>0.0494974720339481</text:p>
          </table:table-cell>
          <table:table-cell table:number-columns-repeated="1007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" calcext:value-type="float">
            <text:p>1</text:p>
          </table:table-cell>
          <table:table-cell office:value-type="float" office:value="0.95182" calcext:value-type="float">
            <text:p>0.95182</text:p>
          </table:table-cell>
          <table:table-cell table:number-columns-repeated="2" office:value-type="float" office:value="0.0481804" calcext:value-type="float">
            <text:p>0.0481804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1" calcext:value-type="float">
            <text:p>1</text:p>
          </table:table-cell>
          <table:table-cell office:value-type="float" office:value="0.951572" calcext:value-type="float">
            <text:p>0.951572</text:p>
          </table:table-cell>
          <table:table-cell table:number-columns-repeated="2" office:value-type="float" office:value="0.0484285" calcext:value-type="float">
            <text:p>0.0484285</text:p>
          </table:table-cell>
          <table:table-cell/>
          <table:table-cell office:value-type="float" office:value="7.01999999999989" calcext:value-type="float">
            <text:p>7.01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074939763773" calcext:value-type="float">
            <text:p>0.95074939763773</text:p>
          </table:table-cell>
          <table:table-cell table:number-columns-repeated="2" office:value-type="float" office:value="0.0492506023622704" calcext:value-type="float">
            <text:p>0.0492506023622704</text:p>
          </table:table-cell>
          <table:table-cell table:number-columns-repeated="1007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" calcext:value-type="float">
            <text:p>1</text:p>
          </table:table-cell>
          <table:table-cell office:value-type="float" office:value="0.952062" calcext:value-type="float">
            <text:p>0.952062</text:p>
          </table:table-cell>
          <table:table-cell table:number-columns-repeated="2" office:value-type="float" office:value="0.0479382" calcext:value-type="float">
            <text:p>0.0479382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1" calcext:value-type="float">
            <text:p>1</text:p>
          </table:table-cell>
          <table:table-cell office:value-type="float" office:value="0.951814" calcext:value-type="float">
            <text:p>0.951814</text:p>
          </table:table-cell>
          <table:table-cell table:number-columns-repeated="2" office:value-type="float" office:value="0.0481857" calcext:value-type="float">
            <text:p>0.0481857</text:p>
          </table:table-cell>
          <table:table-cell/>
          <table:table-cell office:value-type="float" office:value="7.02999999999989" calcext:value-type="float">
            <text:p>7.02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0995036041783" calcext:value-type="float">
            <text:p>0.950995036041783</text:p>
          </table:table-cell>
          <table:table-cell table:number-columns-repeated="2" office:value-type="float" office:value="0.049004963958217" calcext:value-type="float">
            <text:p>0.049004963958217</text:p>
          </table:table-cell>
          <table:table-cell table:number-columns-repeated="1007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0.952303" calcext:value-type="float">
            <text:p>0.952303</text:p>
          </table:table-cell>
          <table:table-cell table:number-columns-repeated="2" office:value-type="float" office:value="0.0476973" calcext:value-type="float">
            <text:p>0.0476973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0.952056" calcext:value-type="float">
            <text:p>0.952056</text:p>
          </table:table-cell>
          <table:table-cell table:number-columns-repeated="2" office:value-type="float" office:value="0.0479442" calcext:value-type="float">
            <text:p>0.0479442</text:p>
          </table:table-cell>
          <table:table-cell/>
          <table:table-cell office:value-type="float" office:value="7.03999999999989" calcext:value-type="float">
            <text:p>7.03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1239449319185" calcext:value-type="float">
            <text:p>0.951239449319185</text:p>
          </table:table-cell>
          <table:table-cell table:number-columns-repeated="2" office:value-type="float" office:value="0.0487605506808148" calcext:value-type="float">
            <text:p>0.0487605506808148</text:p>
          </table:table-cell>
          <table:table-cell table:number-columns-repeated="1007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office:value-type="float" office:value="0.952542" calcext:value-type="float">
            <text:p>0.952542</text:p>
          </table:table-cell>
          <table:table-cell table:number-columns-repeated="2" office:value-type="float" office:value="0.0474577" calcext:value-type="float">
            <text:p>0.0474577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office:value-type="float" office:value="0.952296" calcext:value-type="float">
            <text:p>0.952296</text:p>
          </table:table-cell>
          <table:table-cell table:number-columns-repeated="2" office:value-type="float" office:value="0.0477039" calcext:value-type="float">
            <text:p>0.0477039</text:p>
          </table:table-cell>
          <table:table-cell/>
          <table:table-cell office:value-type="float" office:value="7.04999999999989" calcext:value-type="float">
            <text:p>7.04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1482643580281" calcext:value-type="float">
            <text:p>0.951482643580281</text:p>
          </table:table-cell>
          <table:table-cell table:number-columns-repeated="2" office:value-type="float" office:value="0.0485173564197192" calcext:value-type="float">
            <text:p>0.0485173564197192</text:p>
          </table:table-cell>
          <table:table-cell table:number-columns-repeated="1007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0.952781" calcext:value-type="float">
            <text:p>0.952781</text:p>
          </table:table-cell>
          <table:table-cell table:number-columns-repeated="2" office:value-type="float" office:value="0.0472192" calcext:value-type="float">
            <text:p>0.0472192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0.952535" calcext:value-type="float">
            <text:p>0.952535</text:p>
          </table:table-cell>
          <table:table-cell table:number-columns-repeated="2" office:value-type="float" office:value="0.0474648" calcext:value-type="float">
            <text:p>0.0474648</text:p>
          </table:table-cell>
          <table:table-cell/>
          <table:table-cell office:value-type="float" office:value="7.05999999999989" calcext:value-type="float">
            <text:p>7.05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1724624904939" calcext:value-type="float">
            <text:p>0.951724624904939</text:p>
          </table:table-cell>
          <table:table-cell table:number-columns-repeated="2" office:value-type="float" office:value="0.0482753750950611" calcext:value-type="float">
            <text:p>0.0482753750950611</text:p>
          </table:table-cell>
          <table:table-cell table:number-columns-repeated="1007"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0.953018" calcext:value-type="float">
            <text:p>0.953018</text:p>
          </table:table-cell>
          <table:table-cell table:number-columns-repeated="2" office:value-type="float" office:value="0.0469819" calcext:value-type="float">
            <text:p>0.0469819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0.952773" calcext:value-type="float">
            <text:p>0.952773</text:p>
          </table:table-cell>
          <table:table-cell table:number-columns-repeated="2" office:value-type="float" office:value="0.0472268" calcext:value-type="float">
            <text:p>0.0472268</text:p>
          </table:table-cell>
          <table:table-cell/>
          <table:table-cell office:value-type="float" office:value="7.06999999999989" calcext:value-type="float">
            <text:p>7.06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1965399342705" calcext:value-type="float">
            <text:p>0.951965399342705</text:p>
          </table:table-cell>
          <table:table-cell table:number-columns-repeated="2" office:value-type="float" office:value="0.0480346006572947" calcext:value-type="float">
            <text:p>0.0480346006572947</text:p>
          </table:table-cell>
          <table:table-cell table:number-columns-repeated="1007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0.953254" calcext:value-type="float">
            <text:p>0.953254</text:p>
          </table:table-cell>
          <table:table-cell table:number-columns-repeated="2" office:value-type="float" office:value="0.0467458" calcext:value-type="float">
            <text:p>0.0467458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0.95301" calcext:value-type="float">
            <text:p>0.95301</text:p>
          </table:table-cell>
          <table:table-cell table:number-columns-repeated="2" office:value-type="float" office:value="0.0469901" calcext:value-type="float">
            <text:p>0.0469901</text:p>
          </table:table-cell>
          <table:table-cell/>
          <table:table-cell office:value-type="float" office:value="7.07999999999989" calcext:value-type="float">
            <text:p>7.07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2204972912953" calcext:value-type="float">
            <text:p>0.952204972912953</text:p>
          </table:table-cell>
          <table:table-cell table:number-columns-repeated="2" office:value-type="float" office:value="0.0477950270870465" calcext:value-type="float">
            <text:p>0.0477950270870465</text:p>
          </table:table-cell>
          <table:table-cell table:number-columns-repeated="1007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float" office:value="0.953489" calcext:value-type="float">
            <text:p>0.953489</text:p>
          </table:table-cell>
          <table:table-cell table:number-columns-repeated="2" office:value-type="float" office:value="0.0465109" calcext:value-type="float">
            <text:p>0.0465109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float" office:value="0.953245" calcext:value-type="float">
            <text:p>0.953245</text:p>
          </table:table-cell>
          <table:table-cell table:number-columns-repeated="2" office:value-type="float" office:value="0.0467546" calcext:value-type="float">
            <text:p>0.0467546</text:p>
          </table:table-cell>
          <table:table-cell/>
          <table:table-cell office:value-type="float" office:value="7.08999999999989" calcext:value-type="float">
            <text:p>7.08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2443351605035" calcext:value-type="float">
            <text:p>0.952443351605035</text:p>
          </table:table-cell>
          <table:table-cell table:number-columns-repeated="2" office:value-type="float" office:value="0.0475566483949648" calcext:value-type="float">
            <text:p>0.0475566483949648</text:p>
          </table:table-cell>
          <table:table-cell table:number-columns-repeated="1007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0.953723" calcext:value-type="float">
            <text:p>0.953723</text:p>
          </table:table-cell>
          <table:table-cell table:number-columns-repeated="2" office:value-type="float" office:value="0.0462771" calcext:value-type="float">
            <text:p>0.0462771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0.95348" calcext:value-type="float">
            <text:p>0.95348</text:p>
          </table:table-cell>
          <table:table-cell table:number-columns-repeated="2" office:value-type="float" office:value="0.0465202" calcext:value-type="float">
            <text:p>0.0465202</text:p>
          </table:table-cell>
          <table:table-cell/>
          <table:table-cell office:value-type="float" office:value="7.09999999999989" calcext:value-type="float">
            <text:p>7.09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268054137843" calcext:value-type="float">
            <text:p>0.95268054137843</text:p>
          </table:table-cell>
          <table:table-cell table:number-columns-repeated="2" office:value-type="float" office:value="0.0473194586215698" calcext:value-type="float">
            <text:p>0.0473194586215698</text:p>
          </table:table-cell>
          <table:table-cell table:number-columns-repeated="1007"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0.953955" calcext:value-type="float">
            <text:p>0.953955</text:p>
          </table:table-cell>
          <table:table-cell table:number-columns-repeated="2" office:value-type="float" office:value="0.0460446" calcext:value-type="float">
            <text:p>0.0460446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0.953713" calcext:value-type="float">
            <text:p>0.953713</text:p>
          </table:table-cell>
          <table:table-cell table:number-columns-repeated="2" office:value-type="float" office:value="0.046287" calcext:value-type="float">
            <text:p>0.046287</text:p>
          </table:table-cell>
          <table:table-cell/>
          <table:table-cell office:value-type="float" office:value="7.10999999999989" calcext:value-type="float">
            <text:p>7.10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2916548162895" calcext:value-type="float">
            <text:p>0.952916548162895</text:p>
          </table:table-cell>
          <table:table-cell table:number-columns-repeated="2" office:value-type="float" office:value="0.0470834518371049" calcext:value-type="float">
            <text:p>0.0470834518371049</text:p>
          </table:table-cell>
          <table:table-cell table:number-columns-repeated="1007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office:value-type="float" office:value="0.954187" calcext:value-type="float">
            <text:p>0.954187</text:p>
          </table:table-cell>
          <table:table-cell table:number-columns-repeated="2" office:value-type="float" office:value="0.0458132" calcext:value-type="float">
            <text:p>0.0458132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1" calcext:value-type="float">
            <text:p>1</text:p>
          </table:table-cell>
          <table:table-cell office:value-type="float" office:value="0.953945" calcext:value-type="float">
            <text:p>0.953945</text:p>
          </table:table-cell>
          <table:table-cell table:number-columns-repeated="2" office:value-type="float" office:value="0.046055" calcext:value-type="float">
            <text:p>0.046055</text:p>
          </table:table-cell>
          <table:table-cell/>
          <table:table-cell office:value-type="float" office:value="7.11999999999989" calcext:value-type="float">
            <text:p>7.11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3151377858612" calcext:value-type="float">
            <text:p>0.953151377858612</text:p>
          </table:table-cell>
          <table:table-cell table:number-columns-repeated="2" office:value-type="float" office:value="0.0468486221413883" calcext:value-type="float">
            <text:p>0.0468486221413883</text:p>
          </table:table-cell>
          <table:table-cell table:number-columns-repeated="1007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0.954417" calcext:value-type="float">
            <text:p>0.954417</text:p>
          </table:table-cell>
          <table:table-cell table:number-columns-repeated="2" office:value-type="float" office:value="0.045583" calcext:value-type="float">
            <text:p>0.045583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0.954176" calcext:value-type="float">
            <text:p>0.954176</text:p>
          </table:table-cell>
          <table:table-cell table:number-columns-repeated="2" office:value-type="float" office:value="0.0458241" calcext:value-type="float">
            <text:p>0.0458241</text:p>
          </table:table-cell>
          <table:table-cell/>
          <table:table-cell office:value-type="float" office:value="7.12999999999989" calcext:value-type="float">
            <text:p>7.12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3385036336335" calcext:value-type="float">
            <text:p>0.953385036336335</text:p>
          </table:table-cell>
          <table:table-cell table:number-columns-repeated="2" office:value-type="float" office:value="0.0466149636636651" calcext:value-type="float">
            <text:p>0.0466149636636651</text:p>
          </table:table-cell>
          <table:table-cell table:number-columns-repeated="1007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0.954646" calcext:value-type="float">
            <text:p>0.954646</text:p>
          </table:table-cell>
          <table:table-cell table:number-columns-repeated="2" office:value-type="float" office:value="0.0453539" calcext:value-type="float">
            <text:p>0.0453539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0.954406" calcext:value-type="float">
            <text:p>0.954406</text:p>
          </table:table-cell>
          <table:table-cell table:number-columns-repeated="2" office:value-type="float" office:value="0.0455944" calcext:value-type="float">
            <text:p>0.0455944</text:p>
          </table:table-cell>
          <table:table-cell/>
          <table:table-cell office:value-type="float" office:value="7.13999999999989" calcext:value-type="float">
            <text:p>7.13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3617529437539" calcext:value-type="float">
            <text:p>0.953617529437539</text:p>
          </table:table-cell>
          <table:table-cell table:number-columns-repeated="2" office:value-type="float" office:value="0.0463824705624615" calcext:value-type="float">
            <text:p>0.0463824705624615</text:p>
          </table:table-cell>
          <table:table-cell table:number-columns-repeated="1007"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0.954874" calcext:value-type="float">
            <text:p>0.954874</text:p>
          </table:table-cell>
          <table:table-cell table:number-columns-repeated="2" office:value-type="float" office:value="0.045126" calcext:value-type="float">
            <text:p>0.045126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0.954634" calcext:value-type="float">
            <text:p>0.954634</text:p>
          </table:table-cell>
          <table:table-cell table:number-columns-repeated="2" office:value-type="float" office:value="0.0453659" calcext:value-type="float">
            <text:p>0.0453659</text:p>
          </table:table-cell>
          <table:table-cell/>
          <table:table-cell office:value-type="float" office:value="7.14999999999989" calcext:value-type="float">
            <text:p>7.14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3848862974562" calcext:value-type="float">
            <text:p>0.953848862974562</text:p>
          </table:table-cell>
          <table:table-cell table:number-columns-repeated="2" office:value-type="float" office:value="0.0461511370254376" calcext:value-type="float">
            <text:p>0.0461511370254376</text:p>
          </table:table-cell>
          <table:table-cell table:number-columns-repeated="1007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0.955101" calcext:value-type="float">
            <text:p>0.955101</text:p>
          </table:table-cell>
          <table:table-cell table:number-columns-repeated="2" office:value-type="float" office:value="0.0448992" calcext:value-type="float">
            <text:p>0.0448992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0.954862" calcext:value-type="float">
            <text:p>0.954862</text:p>
          </table:table-cell>
          <table:table-cell table:number-columns-repeated="2" office:value-type="float" office:value="0.0451385" calcext:value-type="float">
            <text:p>0.0451385</text:p>
          </table:table-cell>
          <table:table-cell/>
          <table:table-cell office:value-type="float" office:value="7.15999999999989" calcext:value-type="float">
            <text:p>7.15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4079042730757" calcext:value-type="float">
            <text:p>0.954079042730757</text:p>
          </table:table-cell>
          <table:table-cell table:number-columns-repeated="2" office:value-type="float" office:value="0.0459209572692431" calcext:value-type="float">
            <text:p>0.0459209572692431</text:p>
          </table:table-cell>
          <table:table-cell table:number-columns-repeated="1007"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" calcext:value-type="float">
            <text:p>1</text:p>
          </table:table-cell>
          <table:table-cell office:value-type="float" office:value="0.955326" calcext:value-type="float">
            <text:p>0.955326</text:p>
          </table:table-cell>
          <table:table-cell table:number-columns-repeated="2" office:value-type="float" office:value="0.0446736" calcext:value-type="float">
            <text:p>0.0446736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1" calcext:value-type="float">
            <text:p>1</text:p>
          </table:table-cell>
          <table:table-cell office:value-type="float" office:value="0.955088" calcext:value-type="float">
            <text:p>0.955088</text:p>
          </table:table-cell>
          <table:table-cell table:number-columns-repeated="2" office:value-type="float" office:value="0.0449122" calcext:value-type="float">
            <text:p>0.0449122</text:p>
          </table:table-cell>
          <table:table-cell/>
          <table:table-cell office:value-type="float" office:value="7.16999999999989" calcext:value-type="float">
            <text:p>7.16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4308074460628" calcext:value-type="float">
            <text:p>0.954308074460628</text:p>
          </table:table-cell>
          <table:table-cell table:number-columns-repeated="2" office:value-type="float" office:value="0.045691925539372" calcext:value-type="float">
            <text:p>0.045691925539372</text:p>
          </table:table-cell>
          <table:table-cell table:number-columns-repeated="100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.955551" calcext:value-type="float">
            <text:p>0.955551</text:p>
          </table:table-cell>
          <table:table-cell table:number-columns-repeated="2" office:value-type="float" office:value="0.0444491" calcext:value-type="float">
            <text:p>0.044449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.955313" calcext:value-type="float">
            <text:p>0.955313</text:p>
          </table:table-cell>
          <table:table-cell table:number-columns-repeated="2" office:value-type="float" office:value="0.0446871" calcext:value-type="float">
            <text:p>0.0446871</text:p>
          </table:table-cell>
          <table:table-cell/>
          <table:table-cell office:value-type="float" office:value="7.17999999999989" calcext:value-type="float">
            <text:p>7.17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4535963889981" calcext:value-type="float">
            <text:p>0.954535963889981</text:p>
          </table:table-cell>
          <table:table-cell table:number-columns-repeated="2" office:value-type="float" office:value="0.0454640361100191" calcext:value-type="float">
            <text:p>0.0454640361100191</text:p>
          </table:table-cell>
          <table:table-cell table:number-columns-repeated="1007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" calcext:value-type="float">
            <text:p>1</text:p>
          </table:table-cell>
          <table:table-cell office:value-type="float" office:value="0.955774" calcext:value-type="float">
            <text:p>0.955774</text:p>
          </table:table-cell>
          <table:table-cell table:number-columns-repeated="2" office:value-type="float" office:value="0.0442257" calcext:value-type="float">
            <text:p>0.0442257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1" calcext:value-type="float">
            <text:p>1</text:p>
          </table:table-cell>
          <table:table-cell office:value-type="float" office:value="0.955537" calcext:value-type="float">
            <text:p>0.955537</text:p>
          </table:table-cell>
          <table:table-cell table:number-columns-repeated="2" office:value-type="float" office:value="0.0444631" calcext:value-type="float">
            <text:p>0.0444631</text:p>
          </table:table-cell>
          <table:table-cell/>
          <table:table-cell office:value-type="float" office:value="7.18999999999989" calcext:value-type="float">
            <text:p>7.18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4762716716063" calcext:value-type="float">
            <text:p>0.954762716716063</text:p>
          </table:table-cell>
          <table:table-cell table:number-columns-repeated="2" office:value-type="float" office:value="0.0452372832839369" calcext:value-type="float">
            <text:p>0.0452372832839369</text:p>
          </table:table-cell>
          <table:table-cell table:number-columns-repeated="1007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" calcext:value-type="float">
            <text:p>1</text:p>
          </table:table-cell>
          <table:table-cell office:value-type="float" office:value="0.955997" calcext:value-type="float">
            <text:p>0.955997</text:p>
          </table:table-cell>
          <table:table-cell table:number-columns-repeated="2" office:value-type="float" office:value="0.0440035" calcext:value-type="float">
            <text:p>0.0440035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1" calcext:value-type="float">
            <text:p>1</text:p>
          </table:table-cell>
          <table:table-cell office:value-type="float" office:value="0.95576" calcext:value-type="float">
            <text:p>0.95576</text:p>
          </table:table-cell>
          <table:table-cell table:number-columns-repeated="2" office:value-type="float" office:value="0.0442402" calcext:value-type="float">
            <text:p>0.0442402</text:p>
          </table:table-cell>
          <table:table-cell/>
          <table:table-cell office:value-type="float" office:value="7.19999999999989" calcext:value-type="float">
            <text:p>7.19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4988338607707" calcext:value-type="float">
            <text:p>0.954988338607707</text:p>
          </table:table-cell>
          <table:table-cell table:number-columns-repeated="2" office:value-type="float" office:value="0.045011661392293" calcext:value-type="float">
            <text:p>0.045011661392293</text:p>
          </table:table-cell>
          <table:table-cell table:number-columns-repeated="1007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0.956218" calcext:value-type="float">
            <text:p>0.956218</text:p>
          </table:table-cell>
          <table:table-cell table:number-columns-repeated="2" office:value-type="float" office:value="0.0437824" calcext:value-type="float">
            <text:p>0.0437824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0.955982" calcext:value-type="float">
            <text:p>0.955982</text:p>
          </table:table-cell>
          <table:table-cell table:number-columns-repeated="2" office:value-type="float" office:value="0.0440185" calcext:value-type="float">
            <text:p>0.0440185</text:p>
          </table:table-cell>
          <table:table-cell/>
          <table:table-cell office:value-type="float" office:value="7.20999999999989" calcext:value-type="float">
            <text:p>7.20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5212835205472" calcext:value-type="float">
            <text:p>0.955212835205472</text:p>
          </table:table-cell>
          <table:table-cell table:number-columns-repeated="2" office:value-type="float" office:value="0.0447871647945282" calcext:value-type="float">
            <text:p>0.0447871647945282</text:p>
          </table:table-cell>
          <table:table-cell table:number-columns-repeated="1007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0.956438" calcext:value-type="float">
            <text:p>0.956438</text:p>
          </table:table-cell>
          <table:table-cell table:number-columns-repeated="2" office:value-type="float" office:value="0.0435623" calcext:value-type="float">
            <text:p>0.0435623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0.956202" calcext:value-type="float">
            <text:p>0.956202</text:p>
          </table:table-cell>
          <table:table-cell table:number-columns-repeated="2" office:value-type="float" office:value="0.0437978" calcext:value-type="float">
            <text:p>0.0437978</text:p>
          </table:table-cell>
          <table:table-cell/>
          <table:table-cell office:value-type="float" office:value="7.21999999999989" calcext:value-type="float">
            <text:p>7.21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5436212121784" calcext:value-type="float">
            <text:p>0.955436212121784</text:p>
          </table:table-cell>
          <table:table-cell table:number-columns-repeated="2" office:value-type="float" office:value="0.0445637878782158" calcext:value-type="float">
            <text:p>0.0445637878782158</text:p>
          </table:table-cell>
          <table:table-cell table:number-columns-repeated="1007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0.956657" calcext:value-type="float">
            <text:p>0.956657</text:p>
          </table:table-cell>
          <table:table-cell table:number-columns-repeated="2" office:value-type="float" office:value="0.0433434" calcext:value-type="float">
            <text:p>0.0433434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0.956422" calcext:value-type="float">
            <text:p>0.956422</text:p>
          </table:table-cell>
          <table:table-cell table:number-columns-repeated="2" office:value-type="float" office:value="0.0435783" calcext:value-type="float">
            <text:p>0.0435783</text:p>
          </table:table-cell>
          <table:table-cell/>
          <table:table-cell office:value-type="float" office:value="7.22999999999989" calcext:value-type="float">
            <text:p>7.22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5658474941079" calcext:value-type="float">
            <text:p>0.955658474941079</text:p>
          </table:table-cell>
          <table:table-cell table:number-columns-repeated="2" office:value-type="float" office:value="0.0443415250589214" calcext:value-type="float">
            <text:p>0.0443415250589214</text:p>
          </table:table-cell>
          <table:table-cell table:number-columns-repeated="1007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0.956874" calcext:value-type="float">
            <text:p>0.956874</text:p>
          </table:table-cell>
          <table:table-cell table:number-columns-repeated="2" office:value-type="float" office:value="0.0431256" calcext:value-type="float">
            <text:p>0.0431256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0.95664" calcext:value-type="float">
            <text:p>0.95664</text:p>
          </table:table-cell>
          <table:table-cell table:number-columns-repeated="2" office:value-type="float" office:value="0.0433598" calcext:value-type="float">
            <text:p>0.0433598</text:p>
          </table:table-cell>
          <table:table-cell/>
          <table:table-cell office:value-type="float" office:value="7.23999999999989" calcext:value-type="float">
            <text:p>7.23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5879629219937" calcext:value-type="float">
            <text:p>0.955879629219937</text:p>
          </table:table-cell>
          <table:table-cell table:number-columns-repeated="2" office:value-type="float" office:value="0.044120370780063" calcext:value-type="float">
            <text:p>0.044120370780063</text:p>
          </table:table-cell>
          <table:table-cell table:number-columns-repeated="1007"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0.957091" calcext:value-type="float">
            <text:p>0.957091</text:p>
          </table:table-cell>
          <table:table-cell table:number-columns-repeated="2" office:value-type="float" office:value="0.0429089" calcext:value-type="float">
            <text:p>0.0429089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1" calcext:value-type="float">
            <text:p>1</text:p>
          </table:table-cell>
          <table:table-cell office:value-type="float" office:value="0.956857" calcext:value-type="float">
            <text:p>0.956857</text:p>
          </table:table-cell>
          <table:table-cell table:number-columns-repeated="2" office:value-type="float" office:value="0.0431425" calcext:value-type="float">
            <text:p>0.0431425</text:p>
          </table:table-cell>
          <table:table-cell/>
          <table:table-cell office:value-type="float" office:value="7.24999999999989" calcext:value-type="float">
            <text:p>7.24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6099680487228" calcext:value-type="float">
            <text:p>0.956099680487228</text:p>
          </table:table-cell>
          <table:table-cell table:number-columns-repeated="2" office:value-type="float" office:value="0.0439003195127721" calcext:value-type="float">
            <text:p>0.0439003195127721</text:p>
          </table:table-cell>
          <table:table-cell table:number-columns-repeated="1007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" calcext:value-type="float">
            <text:p>1</text:p>
          </table:table-cell>
          <table:table-cell office:value-type="float" office:value="0.957307" calcext:value-type="float">
            <text:p>0.957307</text:p>
          </table:table-cell>
          <table:table-cell table:number-columns-repeated="2" office:value-type="float" office:value="0.0426933" calcext:value-type="float">
            <text:p>0.0426933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1" calcext:value-type="float">
            <text:p>1</text:p>
          </table:table-cell>
          <table:table-cell office:value-type="float" office:value="0.957074" calcext:value-type="float">
            <text:p>0.957074</text:p>
          </table:table-cell>
          <table:table-cell table:number-columns-repeated="2" office:value-type="float" office:value="0.0429262" calcext:value-type="float">
            <text:p>0.0429262</text:p>
          </table:table-cell>
          <table:table-cell/>
          <table:table-cell office:value-type="float" office:value="7.25999999999989" calcext:value-type="float">
            <text:p>7.25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6318634244245" calcext:value-type="float">
            <text:p>0.956318634244245</text:p>
          </table:table-cell>
          <table:table-cell table:number-columns-repeated="2" office:value-type="float" office:value="0.0436813657557553" calcext:value-type="float">
            <text:p>0.0436813657557553</text:p>
          </table:table-cell>
          <table:table-cell table:number-columns-repeated="1007"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0.957521" calcext:value-type="float">
            <text:p>0.957521</text:p>
          </table:table-cell>
          <table:table-cell table:number-columns-repeated="2" office:value-type="float" office:value="0.0424787" calcext:value-type="float">
            <text:p>0.0424787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0.957289" calcext:value-type="float">
            <text:p>0.957289</text:p>
          </table:table-cell>
          <table:table-cell table:number-columns-repeated="2" office:value-type="float" office:value="0.0427111" calcext:value-type="float">
            <text:p>0.0427111</text:p>
          </table:table-cell>
          <table:table-cell/>
          <table:table-cell office:value-type="float" office:value="7.26999999999989" calcext:value-type="float">
            <text:p>7.26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6536495964842" calcext:value-type="float">
            <text:p>0.956536495964842</text:p>
          </table:table-cell>
          <table:table-cell table:number-columns-repeated="2" office:value-type="float" office:value="0.0434635040351575" calcext:value-type="float">
            <text:p>0.0434635040351575</text:p>
          </table:table-cell>
          <table:table-cell table:number-columns-repeated="1007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0.957735" calcext:value-type="float">
            <text:p>0.957735</text:p>
          </table:table-cell>
          <table:table-cell table:number-columns-repeated="2" office:value-type="float" office:value="0.0422653" calcext:value-type="float">
            <text:p>0.042265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0.957503" calcext:value-type="float">
            <text:p>0.957503</text:p>
          </table:table-cell>
          <table:table-cell table:number-columns-repeated="2" office:value-type="float" office:value="0.042497" calcext:value-type="float">
            <text:p>0.042497</text:p>
          </table:table-cell>
          <table:table-cell/>
          <table:table-cell office:value-type="float" office:value="7.27999999999989" calcext:value-type="float">
            <text:p>7.27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6753271095576" calcext:value-type="float">
            <text:p>0.956753271095576</text:p>
          </table:table-cell>
          <table:table-cell table:number-columns-repeated="2" office:value-type="float" office:value="0.0432467289044244" calcext:value-type="float">
            <text:p>0.0432467289044244</text:p>
          </table:table-cell>
          <table:table-cell table:number-columns-repeated="1007"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" calcext:value-type="float">
            <text:p>1</text:p>
          </table:table-cell>
          <table:table-cell office:value-type="float" office:value="0.957947" calcext:value-type="float">
            <text:p>0.957947</text:p>
          </table:table-cell>
          <table:table-cell table:number-columns-repeated="2" office:value-type="float" office:value="0.0420529" calcext:value-type="float">
            <text:p>0.0420529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" calcext:value-type="float">
            <text:p>1</text:p>
          </table:table-cell>
          <table:table-cell office:value-type="float" office:value="0.957716" calcext:value-type="float">
            <text:p>0.957716</text:p>
          </table:table-cell>
          <table:table-cell table:number-columns-repeated="2" office:value-type="float" office:value="0.042284" calcext:value-type="float">
            <text:p>0.042284</text:p>
          </table:table-cell>
          <table:table-cell/>
          <table:table-cell office:value-type="float" office:value="7.28999999999989" calcext:value-type="float">
            <text:p>7.28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6968965055834" calcext:value-type="float">
            <text:p>0.956968965055834</text:p>
          </table:table-cell>
          <table:table-cell table:number-columns-repeated="2" office:value-type="float" office:value="0.0430310349441663" calcext:value-type="float">
            <text:p>0.0430310349441663</text:p>
          </table:table-cell>
          <table:table-cell table:number-columns-repeated="1007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0.958158" calcext:value-type="float">
            <text:p>0.958158</text:p>
          </table:table-cell>
          <table:table-cell table:number-columns-repeated="2" office:value-type="float" office:value="0.0418415" calcext:value-type="float">
            <text:p>0.0418415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0.957928" calcext:value-type="float">
            <text:p>0.957928</text:p>
          </table:table-cell>
          <table:table-cell table:number-columns-repeated="2" office:value-type="float" office:value="0.042072" calcext:value-type="float">
            <text:p>0.042072</text:p>
          </table:table-cell>
          <table:table-cell/>
          <table:table-cell office:value-type="float" office:value="7.29999999999989" calcext:value-type="float">
            <text:p>7.29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7183583237977" calcext:value-type="float">
            <text:p>0.957183583237977</text:p>
          </table:table-cell>
          <table:table-cell table:number-columns-repeated="2" office:value-type="float" office:value="0.042816416762023" calcext:value-type="float">
            <text:p>0.042816416762023</text:p>
          </table:table-cell>
          <table:table-cell table:number-columns-repeated="1007"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0.958369" calcext:value-type="float">
            <text:p>0.958369</text:p>
          </table:table-cell>
          <table:table-cell table:number-columns-repeated="2" office:value-type="float" office:value="0.0416313" calcext:value-type="float">
            <text:p>0.0416313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0.958139" calcext:value-type="float">
            <text:p>0.958139</text:p>
          </table:table-cell>
          <table:table-cell table:number-columns-repeated="2" office:value-type="float" office:value="0.0418611" calcext:value-type="float">
            <text:p>0.0418611</text:p>
          </table:table-cell>
          <table:table-cell/>
          <table:table-cell office:value-type="float" office:value="7.30999999999989" calcext:value-type="float">
            <text:p>7.30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7397131007471" calcext:value-type="float">
            <text:p>0.957397131007471</text:p>
          </table:table-cell>
          <table:table-cell table:number-columns-repeated="2" office:value-type="float" office:value="0.0426028689925287" calcext:value-type="float">
            <text:p>0.0426028689925287</text:p>
          </table:table-cell>
          <table:table-cell table:number-columns-repeated="1007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" calcext:value-type="float">
            <text:p>1</text:p>
          </table:table-cell>
          <table:table-cell office:value-type="float" office:value="0.958578" calcext:value-type="float">
            <text:p>0.958578</text:p>
          </table:table-cell>
          <table:table-cell table:number-columns-repeated="2" office:value-type="float" office:value="0.0414221" calcext:value-type="float">
            <text:p>0.0414221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" calcext:value-type="float">
            <text:p>1</text:p>
          </table:table-cell>
          <table:table-cell office:value-type="float" office:value="0.958349" calcext:value-type="float">
            <text:p>0.958349</text:p>
          </table:table-cell>
          <table:table-cell table:number-columns-repeated="2" office:value-type="float" office:value="0.0416513" calcext:value-type="float">
            <text:p>0.0416513</text:p>
          </table:table-cell>
          <table:table-cell/>
          <table:table-cell office:value-type="float" office:value="7.31999999999989" calcext:value-type="float">
            <text:p>7.31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7609613703022" calcext:value-type="float">
            <text:p>0.957609613703022</text:p>
          </table:table-cell>
          <table:table-cell table:number-columns-repeated="2" office:value-type="float" office:value="0.0423903862969782" calcext:value-type="float">
            <text:p>0.0423903862969782</text:p>
          </table:table-cell>
          <table:table-cell table:number-columns-repeated="1007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0.958786" calcext:value-type="float">
            <text:p>0.958786</text:p>
          </table:table-cell>
          <table:table-cell table:number-columns-repeated="2" office:value-type="float" office:value="0.0412139" calcext:value-type="float">
            <text:p>0.0412139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0.958557" calcext:value-type="float">
            <text:p>0.958557</text:p>
          </table:table-cell>
          <table:table-cell table:number-columns-repeated="2" office:value-type="float" office:value="0.0414425" calcext:value-type="float">
            <text:p>0.0414425</text:p>
          </table:table-cell>
          <table:table-cell/>
          <table:table-cell office:value-type="float" office:value="7.32999999999989" calcext:value-type="float">
            <text:p>7.32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7821036636707" calcext:value-type="float">
            <text:p>0.957821036636707</text:p>
          </table:table-cell>
          <table:table-cell table:number-columns-repeated="2" office:value-type="float" office:value="0.042178963363293" calcext:value-type="float">
            <text:p>0.042178963363293</text:p>
          </table:table-cell>
          <table:table-cell table:number-columns-repeated="1007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0.958993" calcext:value-type="float">
            <text:p>0.958993</text:p>
          </table:table-cell>
          <table:table-cell table:number-columns-repeated="2" office:value-type="float" office:value="0.0410068" calcext:value-type="float">
            <text:p>0.0410068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0.958765" calcext:value-type="float">
            <text:p>0.958765</text:p>
          </table:table-cell>
          <table:table-cell table:number-columns-repeated="2" office:value-type="float" office:value="0.0412348" calcext:value-type="float">
            <text:p>0.0412348</text:p>
          </table:table-cell>
          <table:table-cell/>
          <table:table-cell office:value-type="float" office:value="7.33999999999989" calcext:value-type="float">
            <text:p>7.33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8031405094111" calcext:value-type="float">
            <text:p>0.958031405094111</text:p>
          </table:table-cell>
          <table:table-cell table:number-columns-repeated="2" office:value-type="float" office:value="0.0419685949058886" calcext:value-type="float">
            <text:p>0.0419685949058886</text:p>
          </table:table-cell>
          <table:table-cell table:number-columns-repeated="1007"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" calcext:value-type="float">
            <text:p>1</text:p>
          </table:table-cell>
          <table:table-cell office:value-type="float" office:value="0.959199" calcext:value-type="float">
            <text:p>0.959199</text:p>
          </table:table-cell>
          <table:table-cell table:number-columns-repeated="2" office:value-type="float" office:value="0.0408007" calcext:value-type="float">
            <text:p>0.0408007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" calcext:value-type="float">
            <text:p>1</text:p>
          </table:table-cell>
          <table:table-cell office:value-type="float" office:value="0.958972" calcext:value-type="float">
            <text:p>0.958972</text:p>
          </table:table-cell>
          <table:table-cell table:number-columns-repeated="2" office:value-type="float" office:value="0.0410281" calcext:value-type="float">
            <text:p>0.0410281</text:p>
          </table:table-cell>
          <table:table-cell/>
          <table:table-cell office:value-type="float" office:value="7.34999999999989" calcext:value-type="float">
            <text:p>7.34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8240724334457" calcext:value-type="float">
            <text:p>0.958240724334457</text:p>
          </table:table-cell>
          <table:table-cell table:number-columns-repeated="2" office:value-type="float" office:value="0.0417592756655426" calcext:value-type="float">
            <text:p>0.0417592756655426</text:p>
          </table:table-cell>
          <table:table-cell table:number-columns-repeated="1007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0.959404" calcext:value-type="float">
            <text:p>0.959404</text:p>
          </table:table-cell>
          <table:table-cell table:number-columns-repeated="2" office:value-type="float" office:value="0.0405957" calcext:value-type="float">
            <text:p>0.0405957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0.959178" calcext:value-type="float">
            <text:p>0.959178</text:p>
          </table:table-cell>
          <table:table-cell table:number-columns-repeated="2" office:value-type="float" office:value="0.0408224" calcext:value-type="float">
            <text:p>0.0408224</text:p>
          </table:table-cell>
          <table:table-cell/>
          <table:table-cell office:value-type="float" office:value="7.35999999999989" calcext:value-type="float">
            <text:p>7.35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8448999590737" calcext:value-type="float">
            <text:p>0.958448999590737</text:p>
          </table:table-cell>
          <table:table-cell table:number-columns-repeated="2" office:value-type="float" office:value="0.0415510004092633" calcext:value-type="float">
            <text:p>0.0415510004092633</text:p>
          </table:table-cell>
          <table:table-cell table:number-columns-repeated="1007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" calcext:value-type="float">
            <text:p>1</text:p>
          </table:table-cell>
          <table:table-cell office:value-type="float" office:value="0.959608" calcext:value-type="float">
            <text:p>0.959608</text:p>
          </table:table-cell>
          <table:table-cell table:number-columns-repeated="2" office:value-type="float" office:value="0.0403917" calcext:value-type="float">
            <text:p>0.0403917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" calcext:value-type="float">
            <text:p>1</text:p>
          </table:table-cell>
          <table:table-cell office:value-type="float" office:value="0.959382" calcext:value-type="float">
            <text:p>0.959382</text:p>
          </table:table-cell>
          <table:table-cell table:number-columns-repeated="2" office:value-type="float" office:value="0.0406178" calcext:value-type="float">
            <text:p>0.0406178</text:p>
          </table:table-cell>
          <table:table-cell/>
          <table:table-cell office:value-type="float" office:value="7.36999999999989" calcext:value-type="float">
            <text:p>7.36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8656236069842" calcext:value-type="float">
            <text:p>0.958656236069842</text:p>
          </table:table-cell>
          <table:table-cell table:number-columns-repeated="2" office:value-type="float" office:value="0.0413437639301583" calcext:value-type="float">
            <text:p>0.0413437639301583</text:p>
          </table:table-cell>
          <table:table-cell table:number-columns-repeated="100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0.959811" calcext:value-type="float">
            <text:p>0.959811</text:p>
          </table:table-cell>
          <table:table-cell table:number-columns-repeated="2" office:value-type="float" office:value="0.0401887" calcext:value-type="float">
            <text:p>0.040188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0.959586" calcext:value-type="float">
            <text:p>0.959586</text:p>
          </table:table-cell>
          <table:table-cell table:number-columns-repeated="2" office:value-type="float" office:value="0.0404142" calcext:value-type="float">
            <text:p>0.0404142</text:p>
          </table:table-cell>
          <table:table-cell/>
          <table:table-cell office:value-type="float" office:value="7.37999999999989" calcext:value-type="float">
            <text:p>7.37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8862438952695" calcext:value-type="float">
            <text:p>0.958862438952695</text:p>
          </table:table-cell>
          <table:table-cell table:number-columns-repeated="2" office:value-type="float" office:value="0.0411375610473048" calcext:value-type="float">
            <text:p>0.0411375610473048</text:p>
          </table:table-cell>
          <table:table-cell table:number-columns-repeated="1007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0.960013" calcext:value-type="float">
            <text:p>0.960013</text:p>
          </table:table-cell>
          <table:table-cell table:number-columns-repeated="2" office:value-type="float" office:value="0.0399868" calcext:value-type="float">
            <text:p>0.0399868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0.959788" calcext:value-type="float">
            <text:p>0.959788</text:p>
          </table:table-cell>
          <table:table-cell table:number-columns-repeated="2" office:value-type="float" office:value="0.0402116" calcext:value-type="float">
            <text:p>0.0402116</text:p>
          </table:table-cell>
          <table:table-cell/>
          <table:table-cell office:value-type="float" office:value="7.38999999999989" calcext:value-type="float">
            <text:p>7.38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906761339438" calcext:value-type="float">
            <text:p>0.95906761339438</text:p>
          </table:table-cell>
          <table:table-cell table:number-columns-repeated="2" office:value-type="float" office:value="0.0409323866056202" calcext:value-type="float">
            <text:p>0.0409323866056202</text:p>
          </table:table-cell>
          <table:table-cell table:number-columns-repeated="1007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" calcext:value-type="float">
            <text:p>1</text:p>
          </table:table-cell>
          <table:table-cell office:value-type="float" office:value="0.960214" calcext:value-type="float">
            <text:p>0.960214</text:p>
          </table:table-cell>
          <table:table-cell table:number-columns-repeated="2" office:value-type="float" office:value="0.0397858" calcext:value-type="float">
            <text:p>0.039785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" calcext:value-type="float">
            <text:p>1</text:p>
          </table:table-cell>
          <table:table-cell office:value-type="float" office:value="0.95999" calcext:value-type="float">
            <text:p>0.95999</text:p>
          </table:table-cell>
          <table:table-cell table:number-columns-repeated="2" office:value-type="float" office:value="0.04001" calcext:value-type="float">
            <text:p>0.04001</text:p>
          </table:table-cell>
          <table:table-cell/>
          <table:table-cell office:value-type="float" office:value="7.39999999999989" calcext:value-type="float">
            <text:p>7.39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9271764524267" calcext:value-type="float">
            <text:p>0.959271764524267</text:p>
          </table:table-cell>
          <table:table-cell table:number-columns-repeated="2" office:value-type="float" office:value="0.0407282354757326" calcext:value-type="float">
            <text:p>0.0407282354757326</text:p>
          </table:table-cell>
          <table:table-cell table:number-columns-repeated="1007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0.960414" calcext:value-type="float">
            <text:p>0.960414</text:p>
          </table:table-cell>
          <table:table-cell table:number-columns-repeated="2" office:value-type="float" office:value="0.0395859" calcext:value-type="float">
            <text:p>0.0395859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0.960191" calcext:value-type="float">
            <text:p>0.960191</text:p>
          </table:table-cell>
          <table:table-cell table:number-columns-repeated="2" office:value-type="float" office:value="0.0398095" calcext:value-type="float">
            <text:p>0.0398095</text:p>
          </table:table-cell>
          <table:table-cell/>
          <table:table-cell office:value-type="float" office:value="7.40999999999989" calcext:value-type="float">
            <text:p>7.40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9474897446147" calcext:value-type="float">
            <text:p>0.959474897446147</text:p>
          </table:table-cell>
          <table:table-cell table:number-columns-repeated="2" office:value-type="float" office:value="0.0405251025538531" calcext:value-type="float">
            <text:p>0.0405251025538531</text:p>
          </table:table-cell>
          <table:table-cell table:number-columns-repeated="1007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" calcext:value-type="float">
            <text:p>1</text:p>
          </table:table-cell>
          <table:table-cell office:value-type="float" office:value="0.960613" calcext:value-type="float">
            <text:p>0.960613</text:p>
          </table:table-cell>
          <table:table-cell table:number-columns-repeated="2" office:value-type="float" office:value="0.039387" calcext:value-type="float">
            <text:p>0.039387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" calcext:value-type="float">
            <text:p>1</text:p>
          </table:table-cell>
          <table:table-cell office:value-type="float" office:value="0.96039" calcext:value-type="float">
            <text:p>0.96039</text:p>
          </table:table-cell>
          <table:table-cell table:number-columns-repeated="2" office:value-type="float" office:value="0.0396099" calcext:value-type="float">
            <text:p>0.0396099</text:p>
          </table:table-cell>
          <table:table-cell/>
          <table:table-cell office:value-type="float" office:value="7.41999999999989" calcext:value-type="float">
            <text:p>7.41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9677017238352" calcext:value-type="float">
            <text:p>0.959677017238352</text:p>
          </table:table-cell>
          <table:table-cell table:number-columns-repeated="2" office:value-type="float" office:value="0.0403229827616481" calcext:value-type="float">
            <text:p>0.0403229827616481</text:p>
          </table:table-cell>
          <table:table-cell table:number-columns-repeated="1007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" calcext:value-type="float">
            <text:p>1</text:p>
          </table:table-cell>
          <table:table-cell office:value-type="float" office:value="0.960811" calcext:value-type="float">
            <text:p>0.960811</text:p>
          </table:table-cell>
          <table:table-cell table:number-columns-repeated="2" office:value-type="float" office:value="0.039189" calcext:value-type="float">
            <text:p>0.039189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" calcext:value-type="float">
            <text:p>1</text:p>
          </table:table-cell>
          <table:table-cell office:value-type="float" office:value="0.960589" calcext:value-type="float">
            <text:p>0.960589</text:p>
          </table:table-cell>
          <table:table-cell table:number-columns-repeated="2" office:value-type="float" office:value="0.0394114" calcext:value-type="float">
            <text:p>0.0394114</text:p>
          </table:table-cell>
          <table:table-cell/>
          <table:table-cell office:value-type="float" office:value="7.42999999999989" calcext:value-type="float">
            <text:p>7.42999999999989</text:p>
          </table:table-cell>
          <table:table-cell office:value-type="float" office:value="1" calcext:value-type="float">
            <text:p>1</text:p>
          </table:table-cell>
          <table:table-cell office:value-type="float" office:value="0.959878128953888" calcext:value-type="float">
            <text:p>0.959878128953888</text:p>
          </table:table-cell>
          <table:table-cell table:number-columns-repeated="2" office:value-type="float" office:value="0.0401218710461123" calcext:value-type="float">
            <text:p>0.0401218710461123</text:p>
          </table:table-cell>
          <table:table-cell table:number-columns-repeated="1007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0.961008" calcext:value-type="float">
            <text:p>0.961008</text:p>
          </table:table-cell>
          <table:table-cell table:number-columns-repeated="2" office:value-type="float" office:value="0.0389921" calcext:value-type="float">
            <text:p>0.0389921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0.960786" calcext:value-type="float">
            <text:p>0.960786</text:p>
          </table:table-cell>
          <table:table-cell table:number-columns-repeated="2" office:value-type="float" office:value="0.0392138" calcext:value-type="float">
            <text:p>0.0392138</text:p>
          </table:table-cell>
          <table:table-cell/>
          <table:table-cell office:value-type="float" office:value="7.43999999999988" calcext:value-type="float">
            <text:p>7.43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0078237620558" calcext:value-type="float">
            <text:p>0.960078237620558</text:p>
          </table:table-cell>
          <table:table-cell table:number-columns-repeated="2" office:value-type="float" office:value="0.0399217623794423" calcext:value-type="float">
            <text:p>0.0399217623794423</text:p>
          </table:table-cell>
          <table:table-cell table:number-columns-repeated="1007"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" calcext:value-type="float">
            <text:p>1</text:p>
          </table:table-cell>
          <table:table-cell office:value-type="float" office:value="0.961204" calcext:value-type="float">
            <text:p>0.961204</text:p>
          </table:table-cell>
          <table:table-cell table:number-columns-repeated="2" office:value-type="float" office:value="0.0387961" calcext:value-type="float">
            <text:p>0.0387961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" calcext:value-type="float">
            <text:p>1</text:p>
          </table:table-cell>
          <table:table-cell office:value-type="float" office:value="0.960983" calcext:value-type="float">
            <text:p>0.960983</text:p>
          </table:table-cell>
          <table:table-cell table:number-columns-repeated="2" office:value-type="float" office:value="0.0390173" calcext:value-type="float">
            <text:p>0.0390173</text:p>
          </table:table-cell>
          <table:table-cell/>
          <table:table-cell office:value-type="float" office:value="7.44999999999988" calcext:value-type="float">
            <text:p>7.44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0277348241089" calcext:value-type="float">
            <text:p>0.960277348241089</text:p>
          </table:table-cell>
          <table:table-cell table:number-columns-repeated="2" office:value-type="float" office:value="0.0397226517589111" calcext:value-type="float">
            <text:p>0.0397226517589111</text:p>
          </table:table-cell>
          <table:table-cell table:number-columns-repeated="1007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0.961399" calcext:value-type="float">
            <text:p>0.961399</text:p>
          </table:table-cell>
          <table:table-cell table:number-columns-repeated="2" office:value-type="float" office:value="0.0386012" calcext:value-type="float">
            <text:p>0.0386012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office:value-type="float" office:value="0.961178" calcext:value-type="float">
            <text:p>0.961178</text:p>
          </table:table-cell>
          <table:table-cell table:number-columns-repeated="2" office:value-type="float" office:value="0.0388217" calcext:value-type="float">
            <text:p>0.0388217</text:p>
          </table:table-cell>
          <table:table-cell/>
          <table:table-cell office:value-type="float" office:value="7.45999999999988" calcext:value-type="float">
            <text:p>7.45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0475465793257" calcext:value-type="float">
            <text:p>0.960475465793257</text:p>
          </table:table-cell>
          <table:table-cell table:number-columns-repeated="2" office:value-type="float" office:value="0.0395245342067427" calcext:value-type="float">
            <text:p>0.0395245342067427</text:p>
          </table:table-cell>
          <table:table-cell table:number-columns-repeated="1007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0.961593" calcext:value-type="float">
            <text:p>0.961593</text:p>
          </table:table-cell>
          <table:table-cell table:number-columns-repeated="2" office:value-type="float" office:value="0.0384072" calcext:value-type="float">
            <text:p>0.0384072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0.961373" calcext:value-type="float">
            <text:p>0.961373</text:p>
          </table:table-cell>
          <table:table-cell table:number-columns-repeated="2" office:value-type="float" office:value="0.0386271" calcext:value-type="float">
            <text:p>0.0386271</text:p>
          </table:table-cell>
          <table:table-cell/>
          <table:table-cell office:value-type="float" office:value="7.46999999999988" calcext:value-type="float">
            <text:p>7.46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0672595230012" calcext:value-type="float">
            <text:p>0.960672595230012</text:p>
          </table:table-cell>
          <table:table-cell table:number-columns-repeated="2" office:value-type="float" office:value="0.0393274047699881" calcext:value-type="float">
            <text:p>0.0393274047699881</text:p>
          </table:table-cell>
          <table:table-cell table:number-columns-repeated="100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961786" calcext:value-type="float">
            <text:p>0.961786</text:p>
          </table:table-cell>
          <table:table-cell table:number-columns-repeated="2" office:value-type="float" office:value="0.0382142" calcext:value-type="float">
            <text:p>0.038214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961567" calcext:value-type="float">
            <text:p>0.961567</text:p>
          </table:table-cell>
          <table:table-cell table:number-columns-repeated="2" office:value-type="float" office:value="0.0384335" calcext:value-type="float">
            <text:p>0.0384335</text:p>
          </table:table-cell>
          <table:table-cell/>
          <table:table-cell office:value-type="float" office:value="7.47999999999988" calcext:value-type="float">
            <text:p>7.47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0868741479599" calcext:value-type="float">
            <text:p>0.960868741479599</text:p>
          </table:table-cell>
          <table:table-cell table:number-columns-repeated="2" office:value-type="float" office:value="0.039131258520401" calcext:value-type="float">
            <text:p>0.039131258520401</text:p>
          </table:table-cell>
          <table:table-cell table:number-columns-repeated="1007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" calcext:value-type="float">
            <text:p>1</text:p>
          </table:table-cell>
          <table:table-cell office:value-type="float" office:value="0.961978" calcext:value-type="float">
            <text:p>0.961978</text:p>
          </table:table-cell>
          <table:table-cell table:number-columns-repeated="2" office:value-type="float" office:value="0.0380222" calcext:value-type="float">
            <text:p>0.0380222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" calcext:value-type="float">
            <text:p>1</text:p>
          </table:table-cell>
          <table:table-cell office:value-type="float" office:value="0.961759" calcext:value-type="float">
            <text:p>0.961759</text:p>
          </table:table-cell>
          <table:table-cell table:number-columns-repeated="2" office:value-type="float" office:value="0.0382408" calcext:value-type="float">
            <text:p>0.0382408</text:p>
          </table:table-cell>
          <table:table-cell/>
          <table:table-cell office:value-type="float" office:value="7.48999999999988" calcext:value-type="float">
            <text:p>7.48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1063909445685" calcext:value-type="float">
            <text:p>0.961063909445685</text:p>
          </table:table-cell>
          <table:table-cell table:number-columns-repeated="2" office:value-type="float" office:value="0.038936090554315" calcext:value-type="float">
            <text:p>0.038936090554315</text:p>
          </table:table-cell>
          <table:table-cell table:number-columns-repeated="1007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" calcext:value-type="float">
            <text:p>1</text:p>
          </table:table-cell>
          <table:table-cell office:value-type="float" office:value="0.962169" calcext:value-type="float">
            <text:p>0.962169</text:p>
          </table:table-cell>
          <table:table-cell table:number-columns-repeated="2" office:value-type="float" office:value="0.0378311" calcext:value-type="float">
            <text:p>0.0378311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" calcext:value-type="float">
            <text:p>1</text:p>
          </table:table-cell>
          <table:table-cell office:value-type="float" office:value="0.961951" calcext:value-type="float">
            <text:p>0.961951</text:p>
          </table:table-cell>
          <table:table-cell table:number-columns-repeated="2" office:value-type="float" office:value="0.0380491" calcext:value-type="float">
            <text:p>0.0380491</text:p>
          </table:table-cell>
          <table:table-cell/>
          <table:table-cell office:value-type="float" office:value="7.49999999999988" calcext:value-type="float">
            <text:p>7.49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1258104007479" calcext:value-type="float">
            <text:p>0.961258104007479</text:p>
          </table:table-cell>
          <table:table-cell table:number-columns-repeated="2" office:value-type="float" office:value="0.0387418959925208" calcext:value-type="float">
            <text:p>0.0387418959925208</text:p>
          </table:table-cell>
          <table:table-cell table:number-columns-repeated="1007"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0.962359" calcext:value-type="float">
            <text:p>0.962359</text:p>
          </table:table-cell>
          <table:table-cell table:number-columns-repeated="2" office:value-type="float" office:value="0.037641" calcext:value-type="float">
            <text:p>0.037641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0.962142" calcext:value-type="float">
            <text:p>0.962142</text:p>
          </table:table-cell>
          <table:table-cell table:number-columns-repeated="2" office:value-type="float" office:value="0.0378584" calcext:value-type="float">
            <text:p>0.0378584</text:p>
          </table:table-cell>
          <table:table-cell/>
          <table:table-cell office:value-type="float" office:value="7.50999999999988" calcext:value-type="float">
            <text:p>7.50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1451330019856" calcext:value-type="float">
            <text:p>0.961451330019856</text:p>
          </table:table-cell>
          <table:table-cell table:number-columns-repeated="2" office:value-type="float" office:value="0.0385486699801442" calcext:value-type="float">
            <text:p>0.0385486699801442</text:p>
          </table:table-cell>
          <table:table-cell table:number-columns-repeated="1007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" calcext:value-type="float">
            <text:p>1</text:p>
          </table:table-cell>
          <table:table-cell office:value-type="float" office:value="0.962548" calcext:value-type="float">
            <text:p>0.962548</text:p>
          </table:table-cell>
          <table:table-cell table:number-columns-repeated="2" office:value-type="float" office:value="0.0374518" calcext:value-type="float">
            <text:p>0.0374518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" calcext:value-type="float">
            <text:p>1</text:p>
          </table:table-cell>
          <table:table-cell office:value-type="float" office:value="0.962331" calcext:value-type="float">
            <text:p>0.962331</text:p>
          </table:table-cell>
          <table:table-cell table:number-columns-repeated="2" office:value-type="float" office:value="0.0376687" calcext:value-type="float">
            <text:p>0.0376687</text:p>
          </table:table-cell>
          <table:table-cell/>
          <table:table-cell office:value-type="float" office:value="7.51999999999988" calcext:value-type="float">
            <text:p>7.51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1643592313475" calcext:value-type="float">
            <text:p>0.961643592313475</text:p>
          </table:table-cell>
          <table:table-cell table:number-columns-repeated="2" office:value-type="float" office:value="0.0383564076865248" calcext:value-type="float">
            <text:p>0.0383564076865248</text:p>
          </table:table-cell>
          <table:table-cell table:number-columns-repeated="1007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" calcext:value-type="float">
            <text:p>1</text:p>
          </table:table-cell>
          <table:table-cell office:value-type="float" office:value="0.962736" calcext:value-type="float">
            <text:p>0.962736</text:p>
          </table:table-cell>
          <table:table-cell table:number-columns-repeated="2" office:value-type="float" office:value="0.0372636" calcext:value-type="float">
            <text:p>0.0372636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" calcext:value-type="float">
            <text:p>1</text:p>
          </table:table-cell>
          <table:table-cell office:value-type="float" office:value="0.96252" calcext:value-type="float">
            <text:p>0.96252</text:p>
          </table:table-cell>
          <table:table-cell table:number-columns-repeated="2" office:value-type="float" office:value="0.0374798" calcext:value-type="float">
            <text:p>0.0374798</text:p>
          </table:table-cell>
          <table:table-cell/>
          <table:table-cell office:value-type="float" office:value="7.52999999999988" calcext:value-type="float">
            <text:p>7.52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1834895694905" calcext:value-type="float">
            <text:p>0.961834895694905</text:p>
          </table:table-cell>
          <table:table-cell table:number-columns-repeated="2" office:value-type="float" office:value="0.0381651043050953" calcext:value-type="float">
            <text:p>0.0381651043050953</text:p>
          </table:table-cell>
          <table:table-cell table:number-columns-repeated="1007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0.962924" calcext:value-type="float">
            <text:p>0.962924</text:p>
          </table:table-cell>
          <table:table-cell table:number-columns-repeated="2" office:value-type="float" office:value="0.0370764" calcext:value-type="float">
            <text:p>0.0370764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0.962708" calcext:value-type="float">
            <text:p>0.962708</text:p>
          </table:table-cell>
          <table:table-cell table:number-columns-repeated="2" office:value-type="float" office:value="0.037292" calcext:value-type="float">
            <text:p>0.037292</text:p>
          </table:table-cell>
          <table:table-cell/>
          <table:table-cell office:value-type="float" office:value="7.53999999999988" calcext:value-type="float">
            <text:p>7.53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2025244946739" calcext:value-type="float">
            <text:p>0.962025244946739</text:p>
          </table:table-cell>
          <table:table-cell table:number-columns-repeated="2" office:value-type="float" office:value="0.0379747550532612" calcext:value-type="float">
            <text:p>0.0379747550532612</text:p>
          </table:table-cell>
          <table:table-cell table:number-columns-repeated="1007"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" calcext:value-type="float">
            <text:p>1</text:p>
          </table:table-cell>
          <table:table-cell office:value-type="float" office:value="0.96311" calcext:value-type="float">
            <text:p>0.96311</text:p>
          </table:table-cell>
          <table:table-cell table:number-columns-repeated="2" office:value-type="float" office:value="0.03689" calcext:value-type="float">
            <text:p>0.03689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" calcext:value-type="float">
            <text:p>1</text:p>
          </table:table-cell>
          <table:table-cell office:value-type="float" office:value="0.962895" calcext:value-type="float">
            <text:p>0.962895</text:p>
          </table:table-cell>
          <table:table-cell table:number-columns-repeated="2" office:value-type="float" office:value="0.037105" calcext:value-type="float">
            <text:p>0.037105</text:p>
          </table:table-cell>
          <table:table-cell/>
          <table:table-cell office:value-type="float" office:value="7.54999999999988" calcext:value-type="float">
            <text:p>7.54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2214644827719" calcext:value-type="float">
            <text:p>0.962214644827719</text:p>
          </table:table-cell>
          <table:table-cell table:number-columns-repeated="2" office:value-type="float" office:value="0.0377853551722812" calcext:value-type="float">
            <text:p>0.0377853551722812</text:p>
          </table:table-cell>
          <table:table-cell table:number-columns-repeated="1007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0.963295" calcext:value-type="float">
            <text:p>0.963295</text:p>
          </table:table-cell>
          <table:table-cell table:number-columns-repeated="2" office:value-type="float" office:value="0.0367047" calcext:value-type="float">
            <text:p>0.0367047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" calcext:value-type="float">
            <text:p>1</text:p>
          </table:table-cell>
          <table:table-cell office:value-type="float" office:value="0.963081" calcext:value-type="float">
            <text:p>0.963081</text:p>
          </table:table-cell>
          <table:table-cell table:number-columns-repeated="2" office:value-type="float" office:value="0.036919" calcext:value-type="float">
            <text:p>0.036919</text:p>
          </table:table-cell>
          <table:table-cell/>
          <table:table-cell office:value-type="float" office:value="7.55999999999988" calcext:value-type="float">
            <text:p>7.55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2403100072851" calcext:value-type="float">
            <text:p>0.962403100072851</text:p>
          </table:table-cell>
          <table:table-cell table:number-columns-repeated="2" office:value-type="float" office:value="0.0375968999271485" calcext:value-type="float">
            <text:p>0.0375968999271485</text:p>
          </table:table-cell>
          <table:table-cell table:number-columns-repeated="1007"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office:value-type="float" office:value="0.96348" calcext:value-type="float">
            <text:p>0.96348</text:p>
          </table:table-cell>
          <table:table-cell table:number-columns-repeated="2" office:value-type="float" office:value="0.0365202" calcext:value-type="float">
            <text:p>0.0365202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office:value-type="float" office:value="0.963266" calcext:value-type="float">
            <text:p>0.963266</text:p>
          </table:table-cell>
          <table:table-cell table:number-columns-repeated="2" office:value-type="float" office:value="0.036734" calcext:value-type="float">
            <text:p>0.036734</text:p>
          </table:table-cell>
          <table:table-cell/>
          <table:table-cell office:value-type="float" office:value="7.56999999999988" calcext:value-type="float">
            <text:p>7.56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2590615393528" calcext:value-type="float">
            <text:p>0.962590615393528</text:p>
          </table:table-cell>
          <table:table-cell table:number-columns-repeated="2" office:value-type="float" office:value="0.0374093846064723" calcext:value-type="float">
            <text:p>0.0374093846064723</text:p>
          </table:table-cell>
          <table:table-cell table:number-columns-repeated="100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0.963663" calcext:value-type="float">
            <text:p>0.963663</text:p>
          </table:table-cell>
          <table:table-cell table:number-columns-repeated="2" office:value-type="float" office:value="0.0363367" calcext:value-type="float">
            <text:p>0.036336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0.96345" calcext:value-type="float">
            <text:p>0.96345</text:p>
          </table:table-cell>
          <table:table-cell table:number-columns-repeated="2" office:value-type="float" office:value="0.0365498" calcext:value-type="float">
            <text:p>0.0365498</text:p>
          </table:table-cell>
          <table:table-cell/>
          <table:table-cell office:value-type="float" office:value="7.57999999999988" calcext:value-type="float">
            <text:p>7.57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2777195477641" calcext:value-type="float">
            <text:p>0.962777195477641</text:p>
          </table:table-cell>
          <table:table-cell table:number-columns-repeated="2" office:value-type="float" office:value="0.0372228045223595" calcext:value-type="float">
            <text:p>0.0372228045223595</text:p>
          </table:table-cell>
          <table:table-cell table:number-columns-repeated="1007"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office:value-type="float" office:value="0.963846" calcext:value-type="float">
            <text:p>0.963846</text:p>
          </table:table-cell>
          <table:table-cell table:number-columns-repeated="2" office:value-type="float" office:value="0.0361541" calcext:value-type="float">
            <text:p>0.0361541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office:value-type="float" office:value="0.963633" calcext:value-type="float">
            <text:p>0.963633</text:p>
          </table:table-cell>
          <table:table-cell table:number-columns-repeated="2" office:value-type="float" office:value="0.0363666" calcext:value-type="float">
            <text:p>0.0363666</text:p>
          </table:table-cell>
          <table:table-cell/>
          <table:table-cell office:value-type="float" office:value="7.58999999999988" calcext:value-type="float">
            <text:p>7.58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2962844989702" calcext:value-type="float">
            <text:p>0.962962844989702</text:p>
          </table:table-cell>
          <table:table-cell table:number-columns-repeated="2" office:value-type="float" office:value="0.0370371550102985" calcext:value-type="float">
            <text:p>0.0370371550102985</text:p>
          </table:table-cell>
          <table:table-cell table:number-columns-repeated="1007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" calcext:value-type="float">
            <text:p>1</text:p>
          </table:table-cell>
          <table:table-cell office:value-type="float" office:value="0.964028" calcext:value-type="float">
            <text:p>0.964028</text:p>
          </table:table-cell>
          <table:table-cell table:number-columns-repeated="2" office:value-type="float" office:value="0.0359724" calcext:value-type="float">
            <text:p>0.0359724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" calcext:value-type="float">
            <text:p>1</text:p>
          </table:table-cell>
          <table:table-cell office:value-type="float" office:value="0.963816" calcext:value-type="float">
            <text:p>0.963816</text:p>
          </table:table-cell>
          <table:table-cell table:number-columns-repeated="2" office:value-type="float" office:value="0.0361843" calcext:value-type="float">
            <text:p>0.0361843</text:p>
          </table:table-cell>
          <table:table-cell/>
          <table:table-cell office:value-type="float" office:value="7.59999999999988" calcext:value-type="float">
            <text:p>7.59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3147568570958" calcext:value-type="float">
            <text:p>0.963147568570958</text:p>
          </table:table-cell>
          <table:table-cell table:number-columns-repeated="2" office:value-type="float" office:value="0.0368524314290417" calcext:value-type="float">
            <text:p>0.0368524314290417</text:p>
          </table:table-cell>
          <table:table-cell table:number-columns-repeated="1007"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0.964208" calcext:value-type="float">
            <text:p>0.964208</text:p>
          </table:table-cell>
          <table:table-cell table:number-columns-repeated="2" office:value-type="float" office:value="0.0357916" calcext:value-type="float">
            <text:p>0.0357916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0.963997" calcext:value-type="float">
            <text:p>0.963997</text:p>
          </table:table-cell>
          <table:table-cell table:number-columns-repeated="2" office:value-type="float" office:value="0.036003" calcext:value-type="float">
            <text:p>0.036003</text:p>
          </table:table-cell>
          <table:table-cell/>
          <table:table-cell office:value-type="float" office:value="7.60999999999988" calcext:value-type="float">
            <text:p>7.60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333137083951" calcext:value-type="float">
            <text:p>0.96333137083951</text:p>
          </table:table-cell>
          <table:table-cell table:number-columns-repeated="2" office:value-type="float" office:value="0.0366686291604901" calcext:value-type="float">
            <text:p>0.0366686291604901</text:p>
          </table:table-cell>
          <table:table-cell table:number-columns-repeated="1007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0.964388" calcext:value-type="float">
            <text:p>0.964388</text:p>
          </table:table-cell>
          <table:table-cell table:number-columns-repeated="2" office:value-type="float" office:value="0.0356118" calcext:value-type="float">
            <text:p>0.0356118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0.964177" calcext:value-type="float">
            <text:p>0.964177</text:p>
          </table:table-cell>
          <table:table-cell table:number-columns-repeated="2" office:value-type="float" office:value="0.0358225" calcext:value-type="float">
            <text:p>0.0358225</text:p>
          </table:table-cell>
          <table:table-cell/>
          <table:table-cell office:value-type="float" office:value="7.61999999999988" calcext:value-type="float">
            <text:p>7.61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3514256390423" calcext:value-type="float">
            <text:p>0.963514256390423</text:p>
          </table:table-cell>
          <table:table-cell table:number-columns-repeated="2" office:value-type="float" office:value="0.0364857436095772" calcext:value-type="float">
            <text:p>0.0364857436095772</text:p>
          </table:table-cell>
          <table:table-cell table:number-columns-repeated="1007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" calcext:value-type="float">
            <text:p>1</text:p>
          </table:table-cell>
          <table:table-cell office:value-type="float" office:value="0.964567" calcext:value-type="float">
            <text:p>0.964567</text:p>
          </table:table-cell>
          <table:table-cell table:number-columns-repeated="2" office:value-type="float" office:value="0.0354328" calcext:value-type="float">
            <text:p>0.0354328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" calcext:value-type="float">
            <text:p>1</text:p>
          </table:table-cell>
          <table:table-cell office:value-type="float" office:value="0.964357" calcext:value-type="float">
            <text:p>0.964357</text:p>
          </table:table-cell>
          <table:table-cell table:number-columns-repeated="2" office:value-type="float" office:value="0.0356429" calcext:value-type="float">
            <text:p>0.0356429</text:p>
          </table:table-cell>
          <table:table-cell/>
          <table:table-cell office:value-type="float" office:value="7.62999999999988" calcext:value-type="float">
            <text:p>7.62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3696229795845" calcext:value-type="float">
            <text:p>0.963696229795845</text:p>
          </table:table-cell>
          <table:table-cell table:number-columns-repeated="2" office:value-type="float" office:value="0.036303770204155" calcext:value-type="float">
            <text:p>0.036303770204155</text:p>
          </table:table-cell>
          <table:table-cell table:number-columns-repeated="1007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0.964745" calcext:value-type="float">
            <text:p>0.964745</text:p>
          </table:table-cell>
          <table:table-cell table:number-columns-repeated="2" office:value-type="float" office:value="0.0352548" calcext:value-type="float">
            <text:p>0.0352548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0.964536" calcext:value-type="float">
            <text:p>0.964536</text:p>
          </table:table-cell>
          <table:table-cell table:number-columns-repeated="2" office:value-type="float" office:value="0.0354643" calcext:value-type="float">
            <text:p>0.0354643</text:p>
          </table:table-cell>
          <table:table-cell/>
          <table:table-cell office:value-type="float" office:value="7.63999999999988" calcext:value-type="float">
            <text:p>7.63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3877295605121" calcext:value-type="float">
            <text:p>0.963877295605121</text:p>
          </table:table-cell>
          <table:table-cell table:number-columns-repeated="2" office:value-type="float" office:value="0.0361227043948786" calcext:value-type="float">
            <text:p>0.0361227043948786</text:p>
          </table:table-cell>
          <table:table-cell table:number-columns-repeated="1007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office:value-type="float" office:value="0.964922" calcext:value-type="float">
            <text:p>0.964922</text:p>
          </table:table-cell>
          <table:table-cell table:number-columns-repeated="2" office:value-type="float" office:value="0.0350776" calcext:value-type="float">
            <text:p>0.0350776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office:value-type="float" office:value="0.964713" calcext:value-type="float">
            <text:p>0.964713</text:p>
          </table:table-cell>
          <table:table-cell table:number-columns-repeated="2" office:value-type="float" office:value="0.0352865" calcext:value-type="float">
            <text:p>0.0352865</text:p>
          </table:table-cell>
          <table:table-cell/>
          <table:table-cell office:value-type="float" office:value="7.64999999999988" calcext:value-type="float">
            <text:p>7.64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4057458344906" calcext:value-type="float">
            <text:p>0.964057458344906</text:p>
          </table:table-cell>
          <table:table-cell table:number-columns-repeated="2" office:value-type="float" office:value="0.0359425416550936" calcext:value-type="float">
            <text:p>0.0359425416550936</text:p>
          </table:table-cell>
          <table:table-cell table:number-columns-repeated="1007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 office:value-type="float" office:value="0.965099" calcext:value-type="float">
            <text:p>0.965099</text:p>
          </table:table-cell>
          <table:table-cell table:number-columns-repeated="2" office:value-type="float" office:value="0.0349013" calcext:value-type="float">
            <text:p>0.0349013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 office:value-type="float" office:value="0.96489" calcext:value-type="float">
            <text:p>0.96489</text:p>
          </table:table-cell>
          <table:table-cell table:number-columns-repeated="2" office:value-type="float" office:value="0.0351096" calcext:value-type="float">
            <text:p>0.0351096</text:p>
          </table:table-cell>
          <table:table-cell/>
          <table:table-cell office:value-type="float" office:value="7.65999999999988" calcext:value-type="float">
            <text:p>7.65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4236722519278" calcext:value-type="float">
            <text:p>0.964236722519278</text:p>
          </table:table-cell>
          <table:table-cell table:number-columns-repeated="2" office:value-type="float" office:value="0.0357632774807218" calcext:value-type="float">
            <text:p>0.0357632774807218</text:p>
          </table:table-cell>
          <table:table-cell table:number-columns-repeated="1007"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" calcext:value-type="float">
            <text:p>1</text:p>
          </table:table-cell>
          <table:table-cell office:value-type="float" office:value="0.965274" calcext:value-type="float">
            <text:p>0.965274</text:p>
          </table:table-cell>
          <table:table-cell table:number-columns-repeated="2" office:value-type="float" office:value="0.0347259" calcext:value-type="float">
            <text:p>0.0347259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" calcext:value-type="float">
            <text:p>1</text:p>
          </table:table-cell>
          <table:table-cell office:value-type="float" office:value="0.965066" calcext:value-type="float">
            <text:p>0.965066</text:p>
          </table:table-cell>
          <table:table-cell table:number-columns-repeated="2" office:value-type="float" office:value="0.0349336" calcext:value-type="float">
            <text:p>0.0349336</text:p>
          </table:table-cell>
          <table:table-cell/>
          <table:table-cell office:value-type="float" office:value="7.66999999999988" calcext:value-type="float">
            <text:p>7.66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441509260985" calcext:value-type="float">
            <text:p>0.96441509260985</text:p>
          </table:table-cell>
          <table:table-cell table:number-columns-repeated="2" office:value-type="float" office:value="0.0355849073901497" calcext:value-type="float">
            <text:p>0.0355849073901497</text:p>
          </table:table-cell>
          <table:table-cell table:number-columns-repeated="1007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0.965449" calcext:value-type="float">
            <text:p>0.965449</text:p>
          </table:table-cell>
          <table:table-cell table:number-columns-repeated="2" office:value-type="float" office:value="0.0345514" calcext:value-type="float">
            <text:p>0.03455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0.965241" calcext:value-type="float">
            <text:p>0.965241</text:p>
          </table:table-cell>
          <table:table-cell table:number-columns-repeated="2" office:value-type="float" office:value="0.0347585" calcext:value-type="float">
            <text:p>0.0347585</text:p>
          </table:table-cell>
          <table:table-cell/>
          <table:table-cell office:value-type="float" office:value="7.67999999999988" calcext:value-type="float">
            <text:p>7.67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4592573075884" calcext:value-type="float">
            <text:p>0.964592573075884</text:p>
          </table:table-cell>
          <table:table-cell table:number-columns-repeated="2" office:value-type="float" office:value="0.0354074269241158" calcext:value-type="float">
            <text:p>0.0354074269241158</text:p>
          </table:table-cell>
          <table:table-cell table:number-columns-repeated="1007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" calcext:value-type="float">
            <text:p>1</text:p>
          </table:table-cell>
          <table:table-cell office:value-type="float" office:value="0.965622" calcext:value-type="float">
            <text:p>0.965622</text:p>
          </table:table-cell>
          <table:table-cell table:number-columns-repeated="2" office:value-type="float" office:value="0.0343778" calcext:value-type="float">
            <text:p>0.0343778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" calcext:value-type="float">
            <text:p>1</text:p>
          </table:table-cell>
          <table:table-cell office:value-type="float" office:value="0.965416" calcext:value-type="float">
            <text:p>0.965416</text:p>
          </table:table-cell>
          <table:table-cell table:number-columns-repeated="2" office:value-type="float" office:value="0.0345843" calcext:value-type="float">
            <text:p>0.0345843</text:p>
          </table:table-cell>
          <table:table-cell/>
          <table:table-cell office:value-type="float" office:value="7.68999999999988" calcext:value-type="float">
            <text:p>7.68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4769168354401" calcext:value-type="float">
            <text:p>0.964769168354401</text:p>
          </table:table-cell>
          <table:table-cell table:number-columns-repeated="2" office:value-type="float" office:value="0.0352308316455991" calcext:value-type="float">
            <text:p>0.0352308316455991</text:p>
          </table:table-cell>
          <table:table-cell table:number-columns-repeated="1007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office:value-type="float" office:value="0.965795" calcext:value-type="float">
            <text:p>0.965795</text:p>
          </table:table-cell>
          <table:table-cell table:number-columns-repeated="2" office:value-type="float" office:value="0.034205" calcext:value-type="float">
            <text:p>0.034205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office:value-type="float" office:value="0.965589" calcext:value-type="float">
            <text:p>0.965589</text:p>
          </table:table-cell>
          <table:table-cell table:number-columns-repeated="2" office:value-type="float" office:value="0.0344109" calcext:value-type="float">
            <text:p>0.0344109</text:p>
          </table:table-cell>
          <table:table-cell/>
          <table:table-cell office:value-type="float" office:value="7.69999999999988" calcext:value-type="float">
            <text:p>7.69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4944882860291" calcext:value-type="float">
            <text:p>0.964944882860291</text:p>
          </table:table-cell>
          <table:table-cell table:number-columns-repeated="2" office:value-type="float" office:value="0.0350551171397085" calcext:value-type="float">
            <text:p>0.0350551171397085</text:p>
          </table:table-cell>
          <table:table-cell table:number-columns-repeated="1007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office:value-type="float" office:value="0.965967" calcext:value-type="float">
            <text:p>0.965967</text:p>
          </table:table-cell>
          <table:table-cell table:number-columns-repeated="2" office:value-type="float" office:value="0.0340331" calcext:value-type="float">
            <text:p>0.0340331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office:value-type="float" office:value="0.965762" calcext:value-type="float">
            <text:p>0.965762</text:p>
          </table:table-cell>
          <table:table-cell table:number-columns-repeated="2" office:value-type="float" office:value="0.0342385" calcext:value-type="float">
            <text:p>0.0342385</text:p>
          </table:table-cell>
          <table:table-cell/>
          <table:table-cell office:value-type="float" office:value="7.70999999999988" calcext:value-type="float">
            <text:p>7.70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5119720986428" calcext:value-type="float">
            <text:p>0.965119720986428</text:p>
          </table:table-cell>
          <table:table-cell table:number-columns-repeated="2" office:value-type="float" office:value="0.0348802790135722" calcext:value-type="float">
            <text:p>0.0348802790135722</text:p>
          </table:table-cell>
          <table:table-cell table:number-columns-repeated="1007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" calcext:value-type="float">
            <text:p>1</text:p>
          </table:table-cell>
          <table:table-cell office:value-type="float" office:value="0.966138" calcext:value-type="float">
            <text:p>0.966138</text:p>
          </table:table-cell>
          <table:table-cell table:number-columns-repeated="2" office:value-type="float" office:value="0.0338621" calcext:value-type="float">
            <text:p>0.0338621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" calcext:value-type="float">
            <text:p>1</text:p>
          </table:table-cell>
          <table:table-cell office:value-type="float" office:value="0.965933" calcext:value-type="float">
            <text:p>0.965933</text:p>
          </table:table-cell>
          <table:table-cell table:number-columns-repeated="2" office:value-type="float" office:value="0.0340668" calcext:value-type="float">
            <text:p>0.0340668</text:p>
          </table:table-cell>
          <table:table-cell/>
          <table:table-cell office:value-type="float" office:value="7.71999999999988" calcext:value-type="float">
            <text:p>7.71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5293687103772" calcext:value-type="float">
            <text:p>0.965293687103772</text:p>
          </table:table-cell>
          <table:table-cell table:number-columns-repeated="2" office:value-type="float" office:value="0.0347063128962278" calcext:value-type="float">
            <text:p>0.0347063128962278</text:p>
          </table:table-cell>
          <table:table-cell table:number-columns-repeated="1007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0.966308" calcext:value-type="float">
            <text:p>0.966308</text:p>
          </table:table-cell>
          <table:table-cell table:number-columns-repeated="2" office:value-type="float" office:value="0.033692" calcext:value-type="float">
            <text:p>0.033692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0.966104" calcext:value-type="float">
            <text:p>0.966104</text:p>
          </table:table-cell>
          <table:table-cell table:number-columns-repeated="2" office:value-type="float" office:value="0.0338961" calcext:value-type="float">
            <text:p>0.0338961</text:p>
          </table:table-cell>
          <table:table-cell/>
          <table:table-cell office:value-type="float" office:value="7.72999999999988" calcext:value-type="float">
            <text:p>7.72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5466785561486" calcext:value-type="float">
            <text:p>0.965466785561486</text:p>
          </table:table-cell>
          <table:table-cell table:number-columns-repeated="2" office:value-type="float" office:value="0.0345332144385135" calcext:value-type="float">
            <text:p>0.0345332144385135</text:p>
          </table:table-cell>
          <table:table-cell table:number-columns-repeated="1007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0.966477" calcext:value-type="float">
            <text:p>0.966477</text:p>
          </table:table-cell>
          <table:table-cell table:number-columns-repeated="2" office:value-type="float" office:value="0.0335226" calcext:value-type="float">
            <text:p>0.0335226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0.966274" calcext:value-type="float">
            <text:p>0.966274</text:p>
          </table:table-cell>
          <table:table-cell table:number-columns-repeated="2" office:value-type="float" office:value="0.0337262" calcext:value-type="float">
            <text:p>0.0337262</text:p>
          </table:table-cell>
          <table:table-cell/>
          <table:table-cell office:value-type="float" office:value="7.73999999999988" calcext:value-type="float">
            <text:p>7.73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5639020687041" calcext:value-type="float">
            <text:p>0.965639020687041</text:p>
          </table:table-cell>
          <table:table-cell table:number-columns-repeated="2" office:value-type="float" office:value="0.0343609793129588" calcext:value-type="float">
            <text:p>0.0343609793129588</text:p>
          </table:table-cell>
          <table:table-cell table:number-columns-repeated="1007"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" calcext:value-type="float">
            <text:p>1</text:p>
          </table:table-cell>
          <table:table-cell office:value-type="float" office:value="0.966646" calcext:value-type="float">
            <text:p>0.966646</text:p>
          </table:table-cell>
          <table:table-cell table:number-columns-repeated="2" office:value-type="float" office:value="0.0333542" calcext:value-type="float">
            <text:p>0.0333542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" calcext:value-type="float">
            <text:p>1</text:p>
          </table:table-cell>
          <table:table-cell office:value-type="float" office:value="0.966443" calcext:value-type="float">
            <text:p>0.966443</text:p>
          </table:table-cell>
          <table:table-cell table:number-columns-repeated="2" office:value-type="float" office:value="0.0335571" calcext:value-type="float">
            <text:p>0.0335571</text:p>
          </table:table-cell>
          <table:table-cell/>
          <table:table-cell office:value-type="float" office:value="7.74999999999988" calcext:value-type="float">
            <text:p>7.74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5810396786324" calcext:value-type="float">
            <text:p>0.965810396786324</text:p>
          </table:table-cell>
          <table:table-cell table:number-columns-repeated="2" office:value-type="float" office:value="0.0341896032136765" calcext:value-type="float">
            <text:p>0.0341896032136765</text:p>
          </table:table-cell>
          <table:table-cell table:number-columns-repeated="1007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 office:value-type="float" office:value="0.966813" calcext:value-type="float">
            <text:p>0.966813</text:p>
          </table:table-cell>
          <table:table-cell table:number-columns-repeated="2" office:value-type="float" office:value="0.0331866" calcext:value-type="float">
            <text:p>0.0331866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 office:value-type="float" office:value="0.966611" calcext:value-type="float">
            <text:p>0.966611</text:p>
          </table:table-cell>
          <table:table-cell table:number-columns-repeated="2" office:value-type="float" office:value="0.0333889" calcext:value-type="float">
            <text:p>0.0333889</text:p>
          </table:table-cell>
          <table:table-cell/>
          <table:table-cell office:value-type="float" office:value="7.75999999999988" calcext:value-type="float">
            <text:p>7.75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5980918143745" calcext:value-type="float">
            <text:p>0.965980918143745</text:p>
          </table:table-cell>
          <table:table-cell table:number-columns-repeated="2" office:value-type="float" office:value="0.0340190818562552" calcext:value-type="float">
            <text:p>0.0340190818562552</text:p>
          </table:table-cell>
          <table:table-cell table:number-columns-repeated="1007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office:value-type="float" office:value="0.96698" calcext:value-type="float">
            <text:p>0.96698</text:p>
          </table:table-cell>
          <table:table-cell table:number-columns-repeated="2" office:value-type="float" office:value="0.0330198" calcext:value-type="float">
            <text:p>0.0330198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office:value-type="float" office:value="0.966778" calcext:value-type="float">
            <text:p>0.966778</text:p>
          </table:table-cell>
          <table:table-cell table:number-columns-repeated="2" office:value-type="float" office:value="0.0332215" calcext:value-type="float">
            <text:p>0.0332215</text:p>
          </table:table-cell>
          <table:table-cell/>
          <table:table-cell office:value-type="float" office:value="7.76999999999988" calcext:value-type="float">
            <text:p>7.76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6150589022348" calcext:value-type="float">
            <text:p>0.966150589022348</text:p>
          </table:table-cell>
          <table:table-cell table:number-columns-repeated="2" office:value-type="float" office:value="0.0338494109776523" calcext:value-type="float">
            <text:p>0.0338494109776523</text:p>
          </table:table-cell>
          <table:table-cell table:number-columns-repeated="100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0.967146" calcext:value-type="float">
            <text:p>0.967146</text:p>
          </table:table-cell>
          <table:table-cell table:number-columns-repeated="2" office:value-type="float" office:value="0.0328539" calcext:value-type="float">
            <text:p>0.032853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0.966945" calcext:value-type="float">
            <text:p>0.966945</text:p>
          </table:table-cell>
          <table:table-cell table:number-columns-repeated="2" office:value-type="float" office:value="0.033055" calcext:value-type="float">
            <text:p>0.033055</text:p>
          </table:table-cell>
          <table:table-cell/>
          <table:table-cell office:value-type="float" office:value="7.77999999999988" calcext:value-type="float">
            <text:p>7.77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6319413663913" calcext:value-type="float">
            <text:p>0.966319413663913</text:p>
          </table:table-cell>
          <table:table-cell table:number-columns-repeated="2" office:value-type="float" office:value="0.0336805863360866" calcext:value-type="float">
            <text:p>0.0336805863360866</text:p>
          </table:table-cell>
          <table:table-cell table:number-columns-repeated="1007"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" calcext:value-type="float">
            <text:p>1</text:p>
          </table:table-cell>
          <table:table-cell office:value-type="float" office:value="0.967311" calcext:value-type="float">
            <text:p>0.967311</text:p>
          </table:table-cell>
          <table:table-cell table:number-columns-repeated="2" office:value-type="float" office:value="0.0326888" calcext:value-type="float">
            <text:p>0.0326888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" calcext:value-type="float">
            <text:p>1</text:p>
          </table:table-cell>
          <table:table-cell office:value-type="float" office:value="0.967111" calcext:value-type="float">
            <text:p>0.967111</text:p>
          </table:table-cell>
          <table:table-cell table:number-columns-repeated="2" office:value-type="float" office:value="0.0328893" calcext:value-type="float">
            <text:p>0.0328893</text:p>
          </table:table-cell>
          <table:table-cell/>
          <table:table-cell office:value-type="float" office:value="7.78999999999988" calcext:value-type="float">
            <text:p>7.78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6487396289066" calcext:value-type="float">
            <text:p>0.966487396289066</text:p>
          </table:table-cell>
          <table:table-cell table:number-columns-repeated="2" office:value-type="float" office:value="0.0335126037109336" calcext:value-type="float">
            <text:p>0.0335126037109336</text:p>
          </table:table-cell>
          <table:table-cell table:number-columns-repeated="1007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0.967475" calcext:value-type="float">
            <text:p>0.967475</text:p>
          </table:table-cell>
          <table:table-cell table:number-columns-repeated="2" office:value-type="float" office:value="0.0325245" calcext:value-type="float">
            <text:p>0.0325245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0.967276" calcext:value-type="float">
            <text:p>0.967276</text:p>
          </table:table-cell>
          <table:table-cell table:number-columns-repeated="2" office:value-type="float" office:value="0.0327245" calcext:value-type="float">
            <text:p>0.0327245</text:p>
          </table:table-cell>
          <table:table-cell/>
          <table:table-cell office:value-type="float" office:value="7.79999999999988" calcext:value-type="float">
            <text:p>7.79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6654541097381" calcext:value-type="float">
            <text:p>0.966654541097381</text:p>
          </table:table-cell>
          <table:table-cell table:number-columns-repeated="2" office:value-type="float" office:value="0.0333454589026188" calcext:value-type="float">
            <text:p>0.0333454589026188</text:p>
          </table:table-cell>
          <table:table-cell table:number-columns-repeated="1007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0.967639" calcext:value-type="float">
            <text:p>0.967639</text:p>
          </table:table-cell>
          <table:table-cell table:number-columns-repeated="2" office:value-type="float" office:value="0.0323611" calcext:value-type="float">
            <text:p>0.0323611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0.96744" calcext:value-type="float">
            <text:p>0.96744</text:p>
          </table:table-cell>
          <table:table-cell table:number-columns-repeated="2" office:value-type="float" office:value="0.0325604" calcext:value-type="float">
            <text:p>0.0325604</text:p>
          </table:table-cell>
          <table:table-cell/>
          <table:table-cell office:value-type="float" office:value="7.80999999999988" calcext:value-type="float">
            <text:p>7.80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6820852267487" calcext:value-type="float">
            <text:p>0.966820852267487</text:p>
          </table:table-cell>
          <table:table-cell table:number-columns-repeated="2" office:value-type="float" office:value="0.0331791477325133" calcext:value-type="float">
            <text:p>0.0331791477325133</text:p>
          </table:table-cell>
          <table:table-cell table:number-columns-repeated="1007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" calcext:value-type="float">
            <text:p>1</text:p>
          </table:table-cell>
          <table:table-cell office:value-type="float" office:value="0.967802" calcext:value-type="float">
            <text:p>0.967802</text:p>
          </table:table-cell>
          <table:table-cell table:number-columns-repeated="2" office:value-type="float" office:value="0.0321984" calcext:value-type="float">
            <text:p>0.0321984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1" calcext:value-type="float">
            <text:p>1</text:p>
          </table:table-cell>
          <table:table-cell office:value-type="float" office:value="0.967603" calcext:value-type="float">
            <text:p>0.967603</text:p>
          </table:table-cell>
          <table:table-cell table:number-columns-repeated="2" office:value-type="float" office:value="0.0323972" calcext:value-type="float">
            <text:p>0.0323972</text:p>
          </table:table-cell>
          <table:table-cell/>
          <table:table-cell office:value-type="float" office:value="7.81999999999988" calcext:value-type="float">
            <text:p>7.81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6986333957171" calcext:value-type="float">
            <text:p>0.966986333957171</text:p>
          </table:table-cell>
          <table:table-cell table:number-columns-repeated="2" office:value-type="float" office:value="0.0330136660428292" calcext:value-type="float">
            <text:p>0.0330136660428292</text:p>
          </table:table-cell>
          <table:table-cell table:number-columns-repeated="1007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0.967963" calcext:value-type="float">
            <text:p>0.967963</text:p>
          </table:table-cell>
          <table:table-cell table:number-columns-repeated="2" office:value-type="float" office:value="0.0320366" calcext:value-type="float">
            <text:p>0.0320366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0.967765" calcext:value-type="float">
            <text:p>0.967765</text:p>
          </table:table-cell>
          <table:table-cell table:number-columns-repeated="2" office:value-type="float" office:value="0.0322348" calcext:value-type="float">
            <text:p>0.0322348</text:p>
          </table:table-cell>
          <table:table-cell/>
          <table:table-cell office:value-type="float" office:value="7.82999999999988" calcext:value-type="float">
            <text:p>7.82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7150990303484" calcext:value-type="float">
            <text:p>0.967150990303484</text:p>
          </table:table-cell>
          <table:table-cell table:number-columns-repeated="2" office:value-type="float" office:value="0.0328490096965156" calcext:value-type="float">
            <text:p>0.0328490096965156</text:p>
          </table:table-cell>
          <table:table-cell table:number-columns-repeated="1007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0.968124" calcext:value-type="float">
            <text:p>0.968124</text:p>
          </table:table-cell>
          <table:table-cell table:number-columns-repeated="2" office:value-type="float" office:value="0.0318756" calcext:value-type="float">
            <text:p>0.0318756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0.967927" calcext:value-type="float">
            <text:p>0.967927</text:p>
          </table:table-cell>
          <table:table-cell table:number-columns-repeated="2" office:value-type="float" office:value="0.0320732" calcext:value-type="float">
            <text:p>0.0320732</text:p>
          </table:table-cell>
          <table:table-cell/>
          <table:table-cell office:value-type="float" office:value="7.83999999999988" calcext:value-type="float">
            <text:p>7.83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7314825422845" calcext:value-type="float">
            <text:p>0.967314825422845</text:p>
          </table:table-cell>
          <table:table-cell table:number-columns-repeated="2" office:value-type="float" office:value="0.0326851745771554" calcext:value-type="float">
            <text:p>0.0326851745771554</text:p>
          </table:table-cell>
          <table:table-cell table:number-columns-repeated="1007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" calcext:value-type="float">
            <text:p>1</text:p>
          </table:table-cell>
          <table:table-cell office:value-type="float" office:value="0.968285" calcext:value-type="float">
            <text:p>0.968285</text:p>
          </table:table-cell>
          <table:table-cell table:number-columns-repeated="2" office:value-type="float" office:value="0.0317155" calcext:value-type="float">
            <text:p>0.0317155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1" calcext:value-type="float">
            <text:p>1</text:p>
          </table:table-cell>
          <table:table-cell office:value-type="float" office:value="0.968088" calcext:value-type="float">
            <text:p>0.968088</text:p>
          </table:table-cell>
          <table:table-cell table:number-columns-repeated="2" office:value-type="float" office:value="0.0319125" calcext:value-type="float">
            <text:p>0.0319125</text:p>
          </table:table-cell>
          <table:table-cell/>
          <table:table-cell office:value-type="float" office:value="7.84999999999988" calcext:value-type="float">
            <text:p>7.84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7477843411138" calcext:value-type="float">
            <text:p>0.967477843411138</text:p>
          </table:table-cell>
          <table:table-cell table:number-columns-repeated="2" office:value-type="float" office:value="0.0325221565888618" calcext:value-type="float">
            <text:p>0.0325221565888618</text:p>
          </table:table-cell>
          <table:table-cell table:number-columns-repeated="1007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" calcext:value-type="float">
            <text:p>1</text:p>
          </table:table-cell>
          <table:table-cell office:value-type="float" office:value="0.968444" calcext:value-type="float">
            <text:p>0.968444</text:p>
          </table:table-cell>
          <table:table-cell table:number-columns-repeated="2" office:value-type="float" office:value="0.0315561" calcext:value-type="float">
            <text:p>0.0315561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1" calcext:value-type="float">
            <text:p>1</text:p>
          </table:table-cell>
          <table:table-cell office:value-type="float" office:value="0.968248" calcext:value-type="float">
            <text:p>0.968248</text:p>
          </table:table-cell>
          <table:table-cell table:number-columns-repeated="2" office:value-type="float" office:value="0.0317525" calcext:value-type="float">
            <text:p>0.0317525</text:p>
          </table:table-cell>
          <table:table-cell/>
          <table:table-cell office:value-type="float" office:value="7.85999999999988" calcext:value-type="float">
            <text:p>7.85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7640048343823" calcext:value-type="float">
            <text:p>0.967640048343823</text:p>
          </table:table-cell>
          <table:table-cell table:number-columns-repeated="2" office:value-type="float" office:value="0.0323599516561769" calcext:value-type="float">
            <text:p>0.0323599516561769</text:p>
          </table:table-cell>
          <table:table-cell table:number-columns-repeated="1007"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" calcext:value-type="float">
            <text:p>1</text:p>
          </table:table-cell>
          <table:table-cell office:value-type="float" office:value="0.968603" calcext:value-type="float">
            <text:p>0.968603</text:p>
          </table:table-cell>
          <table:table-cell table:number-columns-repeated="2" office:value-type="float" office:value="0.0313975" calcext:value-type="float">
            <text:p>0.0313975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1" calcext:value-type="float">
            <text:p>1</text:p>
          </table:table-cell>
          <table:table-cell office:value-type="float" office:value="0.968407" calcext:value-type="float">
            <text:p>0.968407</text:p>
          </table:table-cell>
          <table:table-cell table:number-columns-repeated="2" office:value-type="float" office:value="0.0315933" calcext:value-type="float">
            <text:p>0.0315933</text:p>
          </table:table-cell>
          <table:table-cell/>
          <table:table-cell office:value-type="float" office:value="7.86999999999988" calcext:value-type="float">
            <text:p>7.86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7801444276031" calcext:value-type="float">
            <text:p>0.967801444276031</text:p>
          </table:table-cell>
          <table:table-cell table:number-columns-repeated="2" office:value-type="float" office:value="0.0321985557239688" calcext:value-type="float">
            <text:p>0.0321985557239688</text:p>
          </table:table-cell>
          <table:table-cell table:number-columns-repeated="1007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96876" calcext:value-type="float">
            <text:p>0.96876</text:p>
          </table:table-cell>
          <table:table-cell table:number-columns-repeated="2" office:value-type="float" office:value="0.0312397" calcext:value-type="float">
            <text:p>0.031239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968565" calcext:value-type="float">
            <text:p>0.968565</text:p>
          </table:table-cell>
          <table:table-cell table:number-columns-repeated="2" office:value-type="float" office:value="0.031435" calcext:value-type="float">
            <text:p>0.031435</text:p>
          </table:table-cell>
          <table:table-cell/>
          <table:table-cell office:value-type="float" office:value="7.87999999999988" calcext:value-type="float">
            <text:p>7.87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7962035242669" calcext:value-type="float">
            <text:p>0.967962035242669</text:p>
          </table:table-cell>
          <table:table-cell table:number-columns-repeated="2" office:value-type="float" office:value="0.0320379647573308" calcext:value-type="float">
            <text:p>0.0320379647573308</text:p>
          </table:table-cell>
          <table:table-cell table:number-columns-repeated="1007"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" calcext:value-type="float">
            <text:p>1</text:p>
          </table:table-cell>
          <table:table-cell office:value-type="float" office:value="0.968917" calcext:value-type="float">
            <text:p>0.968917</text:p>
          </table:table-cell>
          <table:table-cell table:number-columns-repeated="2" office:value-type="float" office:value="0.0310827" calcext:value-type="float">
            <text:p>0.0310827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1" calcext:value-type="float">
            <text:p>1</text:p>
          </table:table-cell>
          <table:table-cell office:value-type="float" office:value="0.968723" calcext:value-type="float">
            <text:p>0.968723</text:p>
          </table:table-cell>
          <table:table-cell table:number-columns-repeated="2" office:value-type="float" office:value="0.0312774" calcext:value-type="float">
            <text:p>0.0312774</text:p>
          </table:table-cell>
          <table:table-cell/>
          <table:table-cell office:value-type="float" office:value="7.88999999999988" calcext:value-type="float">
            <text:p>7.88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812182525852" calcext:value-type="float">
            <text:p>0.96812182525852</text:p>
          </table:table-cell>
          <table:table-cell table:number-columns-repeated="2" office:value-type="float" office:value="0.0318781747414804" calcext:value-type="float">
            <text:p>0.0318781747414804</text:p>
          </table:table-cell>
          <table:table-cell table:number-columns-repeated="1007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  <table:table-cell office:value-type="float" office:value="0.969073" calcext:value-type="float">
            <text:p>0.969073</text:p>
          </table:table-cell>
          <table:table-cell table:number-columns-repeated="2" office:value-type="float" office:value="0.0309265" calcext:value-type="float">
            <text:p>0.0309265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  <table:table-cell office:value-type="float" office:value="0.968879" calcext:value-type="float">
            <text:p>0.968879</text:p>
          </table:table-cell>
          <table:table-cell table:number-columns-repeated="2" office:value-type="float" office:value="0.0311206" calcext:value-type="float">
            <text:p>0.0311206</text:p>
          </table:table-cell>
          <table:table-cell/>
          <table:table-cell office:value-type="float" office:value="7.89999999999988" calcext:value-type="float">
            <text:p>7.89999999999988</text:p>
          </table:table-cell>
          <table:table-cell office:value-type="float" office:value="1" calcext:value-type="float">
            <text:p>1</text:p>
          </table:table-cell>
          <table:table-cell office:value-type="float" office:value="0.968280818318341" calcext:value-type="float">
            <text:p>0.968280818318341</text:p>
          </table:table-cell>
          <table:table-cell table:number-columns-repeated="2" office:value-type="float" office:value="0.0317191816816588" calcext:value-type="float">
            <text:p>0.0317191816816588</text:p>
          </table:table-cell>
          <table:table-cell table:number-columns-repeated="1007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0.969229" calcext:value-type="float">
            <text:p>0.969229</text:p>
          </table:table-cell>
          <table:table-cell table:number-columns-repeated="2" office:value-type="float" office:value="0.0307711" calcext:value-type="float">
            <text:p>0.0307711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0.969035" calcext:value-type="float">
            <text:p>0.969035</text:p>
          </table:table-cell>
          <table:table-cell table:number-columns-repeated="2" office:value-type="float" office:value="0.0309646" calcext:value-type="float">
            <text:p>0.0309646</text:p>
          </table:table-cell>
          <table:table-cell/>
          <table:table-cell office:value-type="float" office:value="7.90999999999987" calcext:value-type="float">
            <text:p>7.90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8439018396969" calcext:value-type="float">
            <text:p>0.968439018396969</text:p>
          </table:table-cell>
          <table:table-cell table:number-columns-repeated="2" office:value-type="float" office:value="0.0315609816030312" calcext:value-type="float">
            <text:p>0.0315609816030312</text:p>
          </table:table-cell>
          <table:table-cell table:number-columns-repeated="1007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0.969384" calcext:value-type="float">
            <text:p>0.969384</text:p>
          </table:table-cell>
          <table:table-cell table:number-columns-repeated="2" office:value-type="float" office:value="0.0306165" calcext:value-type="float">
            <text:p>0.0306165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0.969191" calcext:value-type="float">
            <text:p>0.969191</text:p>
          </table:table-cell>
          <table:table-cell table:number-columns-repeated="2" office:value-type="float" office:value="0.0308094" calcext:value-type="float">
            <text:p>0.0308094</text:p>
          </table:table-cell>
          <table:table-cell/>
          <table:table-cell office:value-type="float" office:value="7.91999999999987" calcext:value-type="float">
            <text:p>7.91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8596429449412" calcext:value-type="float">
            <text:p>0.968596429449412</text:p>
          </table:table-cell>
          <table:table-cell table:number-columns-repeated="2" office:value-type="float" office:value="0.0314035705505875" calcext:value-type="float">
            <text:p>0.0314035705505875</text:p>
          </table:table-cell>
          <table:table-cell table:number-columns-repeated="1007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" calcext:value-type="float">
            <text:p>1</text:p>
          </table:table-cell>
          <table:table-cell office:value-type="float" office:value="0.969537" calcext:value-type="float">
            <text:p>0.969537</text:p>
          </table:table-cell>
          <table:table-cell table:number-columns-repeated="2" office:value-type="float" office:value="0.0304626" calcext:value-type="float">
            <text:p>0.0304626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1" calcext:value-type="float">
            <text:p>1</text:p>
          </table:table-cell>
          <table:table-cell office:value-type="float" office:value="0.969345" calcext:value-type="float">
            <text:p>0.969345</text:p>
          </table:table-cell>
          <table:table-cell table:number-columns-repeated="2" office:value-type="float" office:value="0.030655" calcext:value-type="float">
            <text:p>0.030655</text:p>
          </table:table-cell>
          <table:table-cell/>
          <table:table-cell office:value-type="float" office:value="7.92999999999987" calcext:value-type="float">
            <text:p>7.92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8753055410957" calcext:value-type="float">
            <text:p>0.968753055410957</text:p>
          </table:table-cell>
          <table:table-cell table:number-columns-repeated="2" office:value-type="float" office:value="0.0312469445890432" calcext:value-type="float">
            <text:p>0.0312469445890432</text:p>
          </table:table-cell>
          <table:table-cell table:number-columns-repeated="1007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0.96969" calcext:value-type="float">
            <text:p>0.96969</text:p>
          </table:table-cell>
          <table:table-cell table:number-columns-repeated="2" office:value-type="float" office:value="0.0303095" calcext:value-type="float">
            <text:p>0.0303095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0.969499" calcext:value-type="float">
            <text:p>0.969499</text:p>
          </table:table-cell>
          <table:table-cell table:number-columns-repeated="2" office:value-type="float" office:value="0.0305013" calcext:value-type="float">
            <text:p>0.0305013</text:p>
          </table:table-cell>
          <table:table-cell/>
          <table:table-cell office:value-type="float" office:value="7.93999999999987" calcext:value-type="float">
            <text:p>7.93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8908900197259" calcext:value-type="float">
            <text:p>0.968908900197259</text:p>
          </table:table-cell>
          <table:table-cell table:number-columns-repeated="2" office:value-type="float" office:value="0.0310910998027411" calcext:value-type="float">
            <text:p>0.0310910998027411</text:p>
          </table:table-cell>
          <table:table-cell table:number-columns-repeated="1007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" calcext:value-type="float">
            <text:p>1</text:p>
          </table:table-cell>
          <table:table-cell office:value-type="float" office:value="0.969843" calcext:value-type="float">
            <text:p>0.969843</text:p>
          </table:table-cell>
          <table:table-cell table:number-columns-repeated="2" office:value-type="float" office:value="0.0301572" calcext:value-type="float">
            <text:p>0.0301572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1" calcext:value-type="float">
            <text:p>1</text:p>
          </table:table-cell>
          <table:table-cell office:value-type="float" office:value="0.969652" calcext:value-type="float">
            <text:p>0.969652</text:p>
          </table:table-cell>
          <table:table-cell table:number-columns-repeated="2" office:value-type="float" office:value="0.0303484" calcext:value-type="float">
            <text:p>0.0303484</text:p>
          </table:table-cell>
          <table:table-cell/>
          <table:table-cell office:value-type="float" office:value="7.94999999999987" calcext:value-type="float">
            <text:p>7.94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063967704447" calcext:value-type="float">
            <text:p>0.969063967704447</text:p>
          </table:table-cell>
          <table:table-cell table:number-columns-repeated="2" office:value-type="float" office:value="0.0309360322955533" calcext:value-type="float">
            <text:p>0.0309360322955533</text:p>
          </table:table-cell>
          <table:table-cell table:number-columns-repeated="1007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office:value-type="float" office:value="0.969994" calcext:value-type="float">
            <text:p>0.969994</text:p>
          </table:table-cell>
          <table:table-cell table:number-columns-repeated="2" office:value-type="float" office:value="0.0300057" calcext:value-type="float">
            <text:p>0.0300057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office:value-type="float" office:value="0.969804" calcext:value-type="float">
            <text:p>0.969804</text:p>
          </table:table-cell>
          <table:table-cell table:number-columns-repeated="2" office:value-type="float" office:value="0.0301963" calcext:value-type="float">
            <text:p>0.0301963</text:p>
          </table:table-cell>
          <table:table-cell/>
          <table:table-cell office:value-type="float" office:value="7.95999999999987" calcext:value-type="float">
            <text:p>7.95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218261809216" calcext:value-type="float">
            <text:p>0.969218261809216</text:p>
          </table:table-cell>
          <table:table-cell table:number-columns-repeated="2" office:value-type="float" office:value="0.0307817381907842" calcext:value-type="float">
            <text:p>0.0307817381907842</text:p>
          </table:table-cell>
          <table:table-cell table:number-columns-repeated="1007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.970145" calcext:value-type="float">
            <text:p>0.970145</text:p>
          </table:table-cell>
          <table:table-cell table:number-columns-repeated="2" office:value-type="float" office:value="0.0298549" calcext:value-type="float">
            <text:p>0.0298549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.969955" calcext:value-type="float">
            <text:p>0.969955</text:p>
          </table:table-cell>
          <table:table-cell table:number-columns-repeated="2" office:value-type="float" office:value="0.0300449" calcext:value-type="float">
            <text:p>0.0300449</text:p>
          </table:table-cell>
          <table:table-cell/>
          <table:table-cell office:value-type="float" office:value="7.96999999999987" calcext:value-type="float">
            <text:p>7.96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371786368927" calcext:value-type="float">
            <text:p>0.969371786368927</text:p>
          </table:table-cell>
          <table:table-cell table:number-columns-repeated="2" office:value-type="float" office:value="0.030628213631073" calcext:value-type="float">
            <text:p>0.030628213631073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70295" calcext:value-type="float">
            <text:p>0.970295</text:p>
          </table:table-cell>
          <table:table-cell table:number-columns-repeated="2" office:value-type="float" office:value="0.0297049" calcext:value-type="float">
            <text:p>0.02970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70106" calcext:value-type="float">
            <text:p>0.970106</text:p>
          </table:table-cell>
          <table:table-cell table:number-columns-repeated="2" office:value-type="float" office:value="0.0298943" calcext:value-type="float">
            <text:p>0.0298943</text:p>
          </table:table-cell>
          <table:table-cell/>
          <table:table-cell office:value-type="float" office:value="7.97999999999987" calcext:value-type="float">
            <text:p>7.97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524545221702" calcext:value-type="float">
            <text:p>0.969524545221702</text:p>
          </table:table-cell>
          <table:table-cell table:number-columns-repeated="2" office:value-type="float" office:value="0.0304754547782979" calcext:value-type="float">
            <text:p>0.0304754547782979</text:p>
          </table:table-cell>
          <table:table-cell table:number-columns-repeated="1007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" calcext:value-type="float">
            <text:p>1</text:p>
          </table:table-cell>
          <table:table-cell office:value-type="float" office:value="0.970444" calcext:value-type="float">
            <text:p>0.970444</text:p>
          </table:table-cell>
          <table:table-cell table:number-columns-repeated="2" office:value-type="float" office:value="0.0295556" calcext:value-type="float">
            <text:p>0.0295556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1" calcext:value-type="float">
            <text:p>1</text:p>
          </table:table-cell>
          <table:table-cell office:value-type="float" office:value="0.970256" calcext:value-type="float">
            <text:p>0.970256</text:p>
          </table:table-cell>
          <table:table-cell table:number-columns-repeated="2" office:value-type="float" office:value="0.0297445" calcext:value-type="float">
            <text:p>0.0297445</text:p>
          </table:table-cell>
          <table:table-cell/>
          <table:table-cell office:value-type="float" office:value="7.98999999999987" calcext:value-type="float">
            <text:p>7.98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676542186521" calcext:value-type="float">
            <text:p>0.969676542186521</text:p>
          </table:table-cell>
          <table:table-cell table:number-columns-repeated="2" office:value-type="float" office:value="0.0303234578134794" calcext:value-type="float">
            <text:p>0.0303234578134794</text:p>
          </table:table-cell>
          <table:table-cell table:number-columns-repeated="1007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" calcext:value-type="float">
            <text:p>1</text:p>
          </table:table-cell>
          <table:table-cell office:value-type="float" office:value="0.970593" calcext:value-type="float">
            <text:p>0.970593</text:p>
          </table:table-cell>
          <table:table-cell table:number-columns-repeated="2" office:value-type="float" office:value="0.0294071" calcext:value-type="float">
            <text:p>0.0294071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1" calcext:value-type="float">
            <text:p>1</text:p>
          </table:table-cell>
          <table:table-cell office:value-type="float" office:value="0.970405" calcext:value-type="float">
            <text:p>0.970405</text:p>
          </table:table-cell>
          <table:table-cell table:number-columns-repeated="2" office:value-type="float" office:value="0.0295954" calcext:value-type="float">
            <text:p>0.0295954</text:p>
          </table:table-cell>
          <table:table-cell/>
          <table:table-cell office:value-type="float" office:value="7.99999999999987" calcext:value-type="float">
            <text:p>7.99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827781063314" calcext:value-type="float">
            <text:p>0.969827781063314</text:p>
          </table:table-cell>
          <table:table-cell table:number-columns-repeated="2" office:value-type="float" office:value="0.0301722189366856" calcext:value-type="float">
            <text:p>0.0301722189366856</text:p>
          </table:table-cell>
          <table:table-cell table:number-columns-repeated="1007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0.970741" calcext:value-type="float">
            <text:p>0.970741</text:p>
          </table:table-cell>
          <table:table-cell table:number-columns-repeated="2" office:value-type="float" office:value="0.0292593" calcext:value-type="float">
            <text:p>0.0292593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0.970553" calcext:value-type="float">
            <text:p>0.970553</text:p>
          </table:table-cell>
          <table:table-cell table:number-columns-repeated="2" office:value-type="float" office:value="0.029447" calcext:value-type="float">
            <text:p>0.029447</text:p>
          </table:table-cell>
          <table:table-cell/>
          <table:table-cell office:value-type="float" office:value="8.00999999999987" calcext:value-type="float">
            <text:p>8.00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69978265633063" calcext:value-type="float">
            <text:p>0.969978265633063</text:p>
          </table:table-cell>
          <table:table-cell table:number-columns-repeated="2" office:value-type="float" office:value="0.0300217343669368" calcext:value-type="float">
            <text:p>0.0300217343669368</text:p>
          </table:table-cell>
          <table:table-cell table:number-columns-repeated="1007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" calcext:value-type="float">
            <text:p>1</text:p>
          </table:table-cell>
          <table:table-cell office:value-type="float" office:value="0.970888" calcext:value-type="float">
            <text:p>0.970888</text:p>
          </table:table-cell>
          <table:table-cell table:number-columns-repeated="2" office:value-type="float" office:value="0.0291123" calcext:value-type="float">
            <text:p>0.0291123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1" calcext:value-type="float">
            <text:p>1</text:p>
          </table:table-cell>
          <table:table-cell office:value-type="float" office:value="0.970701" calcext:value-type="float">
            <text:p>0.970701</text:p>
          </table:table-cell>
          <table:table-cell table:number-columns-repeated="2" office:value-type="float" office:value="0.0292994" calcext:value-type="float">
            <text:p>0.0292994</text:p>
          </table:table-cell>
          <table:table-cell/>
          <table:table-cell office:value-type="float" office:value="8.01999999999987" calcext:value-type="float">
            <text:p>8.01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0127999657889" calcext:value-type="float">
            <text:p>0.970127999657889</text:p>
          </table:table-cell>
          <table:table-cell table:number-columns-repeated="2" office:value-type="float" office:value="0.0298720003421107" calcext:value-type="float">
            <text:p>0.0298720003421107</text:p>
          </table:table-cell>
          <table:table-cell table:number-columns-repeated="1007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" calcext:value-type="float">
            <text:p>1</text:p>
          </table:table-cell>
          <table:table-cell office:value-type="float" office:value="0.971034" calcext:value-type="float">
            <text:p>0.971034</text:p>
          </table:table-cell>
          <table:table-cell table:number-columns-repeated="2" office:value-type="float" office:value="0.028966" calcext:value-type="float">
            <text:p>0.028966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1" calcext:value-type="float">
            <text:p>1</text:p>
          </table:table-cell>
          <table:table-cell office:value-type="float" office:value="0.970847" calcext:value-type="float">
            <text:p>0.970847</text:p>
          </table:table-cell>
          <table:table-cell table:number-columns-repeated="2" office:value-type="float" office:value="0.0291526" calcext:value-type="float">
            <text:p>0.0291526</text:p>
          </table:table-cell>
          <table:table-cell/>
          <table:table-cell office:value-type="float" office:value="8.02999999999987" calcext:value-type="float">
            <text:p>8.02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0276986881151" calcext:value-type="float">
            <text:p>0.970276986881151</text:p>
          </table:table-cell>
          <table:table-cell table:number-columns-repeated="2" office:value-type="float" office:value="0.029723013118849" calcext:value-type="float">
            <text:p>0.029723013118849</text:p>
          </table:table-cell>
          <table:table-cell table:number-columns-repeated="1007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0.97118" calcext:value-type="float">
            <text:p>0.97118</text:p>
          </table:table-cell>
          <table:table-cell table:number-columns-repeated="2" office:value-type="float" office:value="0.0288204" calcext:value-type="float">
            <text:p>0.0288204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0.970994" calcext:value-type="float">
            <text:p>0.970994</text:p>
          </table:table-cell>
          <table:table-cell table:number-columns-repeated="2" office:value-type="float" office:value="0.0290064" calcext:value-type="float">
            <text:p>0.0290064</text:p>
          </table:table-cell>
          <table:table-cell/>
          <table:table-cell office:value-type="float" office:value="8.03999999999987" calcext:value-type="float">
            <text:p>8.03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0425231027537" calcext:value-type="float">
            <text:p>0.970425231027537</text:p>
          </table:table-cell>
          <table:table-cell table:number-columns-repeated="2" office:value-type="float" office:value="0.0295747689724633" calcext:value-type="float">
            <text:p>0.0295747689724633</text:p>
          </table:table-cell>
          <table:table-cell table:number-columns-repeated="1007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0.971324" calcext:value-type="float">
            <text:p>0.971324</text:p>
          </table:table-cell>
          <table:table-cell table:number-columns-repeated="2" office:value-type="float" office:value="0.0286756" calcext:value-type="float">
            <text:p>0.0286756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1" calcext:value-type="float">
            <text:p>1</text:p>
          </table:table-cell>
          <table:table-cell office:value-type="float" office:value="0.971139" calcext:value-type="float">
            <text:p>0.971139</text:p>
          </table:table-cell>
          <table:table-cell table:number-columns-repeated="2" office:value-type="float" office:value="0.028861" calcext:value-type="float">
            <text:p>0.028861</text:p>
          </table:table-cell>
          <table:table-cell/>
          <table:table-cell office:value-type="float" office:value="8.04999999999987" calcext:value-type="float">
            <text:p>8.04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0572735803158" calcext:value-type="float">
            <text:p>0.970572735803158</text:p>
          </table:table-cell>
          <table:table-cell table:number-columns-repeated="2" office:value-type="float" office:value="0.0294272641968423" calcext:value-type="float">
            <text:p>0.0294272641968423</text:p>
          </table:table-cell>
          <table:table-cell table:number-columns-repeated="1007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" calcext:value-type="float">
            <text:p>1</text:p>
          </table:table-cell>
          <table:table-cell office:value-type="float" office:value="0.971469" calcext:value-type="float">
            <text:p>0.971469</text:p>
          </table:table-cell>
          <table:table-cell table:number-columns-repeated="2" office:value-type="float" office:value="0.0285315" calcext:value-type="float">
            <text:p>0.0285315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1" calcext:value-type="float">
            <text:p>1</text:p>
          </table:table-cell>
          <table:table-cell office:value-type="float" office:value="0.971284" calcext:value-type="float">
            <text:p>0.971284</text:p>
          </table:table-cell>
          <table:table-cell table:number-columns-repeated="2" office:value-type="float" office:value="0.0287164" calcext:value-type="float">
            <text:p>0.0287164</text:p>
          </table:table-cell>
          <table:table-cell/>
          <table:table-cell office:value-type="float" office:value="8.05999999999987" calcext:value-type="float">
            <text:p>8.05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0719504895641" calcext:value-type="float">
            <text:p>0.970719504895641</text:p>
          </table:table-cell>
          <table:table-cell table:number-columns-repeated="2" office:value-type="float" office:value="0.0292804951043588" calcext:value-type="float">
            <text:p>0.0292804951043588</text:p>
          </table:table-cell>
          <table:table-cell table:number-columns-repeated="1007"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" calcext:value-type="float">
            <text:p>1</text:p>
          </table:table-cell>
          <table:table-cell office:value-type="float" office:value="0.971612" calcext:value-type="float">
            <text:p>0.971612</text:p>
          </table:table-cell>
          <table:table-cell table:number-columns-repeated="2" office:value-type="float" office:value="0.0283881" calcext:value-type="float">
            <text:p>0.0283881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1" calcext:value-type="float">
            <text:p>1</text:p>
          </table:table-cell>
          <table:table-cell office:value-type="float" office:value="0.971428" calcext:value-type="float">
            <text:p>0.971428</text:p>
          </table:table-cell>
          <table:table-cell table:number-columns-repeated="2" office:value-type="float" office:value="0.0285724" calcext:value-type="float">
            <text:p>0.0285724</text:p>
          </table:table-cell>
          <table:table-cell/>
          <table:table-cell office:value-type="float" office:value="8.06999999999987" calcext:value-type="float">
            <text:p>8.06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0865541974222" calcext:value-type="float">
            <text:p>0.970865541974222</text:p>
          </table:table-cell>
          <table:table-cell table:number-columns-repeated="2" office:value-type="float" office:value="0.0291344580257781" calcext:value-type="float">
            <text:p>0.0291344580257781</text:p>
          </table:table-cell>
          <table:table-cell table:number-columns-repeated="1007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971755" calcext:value-type="float">
            <text:p>0.971755</text:p>
          </table:table-cell>
          <table:table-cell table:number-columns-repeated="2" office:value-type="float" office:value="0.0282454" calcext:value-type="float">
            <text:p>0.028245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0.971571" calcext:value-type="float">
            <text:p>0.971571</text:p>
          </table:table-cell>
          <table:table-cell table:number-columns-repeated="2" office:value-type="float" office:value="0.0284292" calcext:value-type="float">
            <text:p>0.0284292</text:p>
          </table:table-cell>
          <table:table-cell/>
          <table:table-cell office:value-type="float" office:value="8.07999999999987" calcext:value-type="float">
            <text:p>8.07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010850689835" calcext:value-type="float">
            <text:p>0.971010850689835</text:p>
          </table:table-cell>
          <table:table-cell table:number-columns-repeated="2" office:value-type="float" office:value="0.0289891493101654" calcext:value-type="float">
            <text:p>0.0289891493101654</text:p>
          </table:table-cell>
          <table:table-cell table:number-columns-repeated="1007"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" calcext:value-type="float">
            <text:p>1</text:p>
          </table:table-cell>
          <table:table-cell office:value-type="float" office:value="0.971897" calcext:value-type="float">
            <text:p>0.971897</text:p>
          </table:table-cell>
          <table:table-cell table:number-columns-repeated="2" office:value-type="float" office:value="0.0281035" calcext:value-type="float">
            <text:p>0.0281035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1" calcext:value-type="float">
            <text:p>1</text:p>
          </table:table-cell>
          <table:table-cell office:value-type="float" office:value="0.971713" calcext:value-type="float">
            <text:p>0.971713</text:p>
          </table:table-cell>
          <table:table-cell table:number-columns-repeated="2" office:value-type="float" office:value="0.0282867" calcext:value-type="float">
            <text:p>0.0282867</text:p>
          </table:table-cell>
          <table:table-cell/>
          <table:table-cell office:value-type="float" office:value="8.08999999999987" calcext:value-type="float">
            <text:p>8.08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155434675205" calcext:value-type="float">
            <text:p>0.971155434675205</text:p>
          </table:table-cell>
          <table:table-cell table:number-columns-repeated="2" office:value-type="float" office:value="0.0288445653247953" calcext:value-type="float">
            <text:p>0.0288445653247953</text:p>
          </table:table-cell>
          <table:table-cell table:number-columns-repeated="1007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  <table:table-cell office:value-type="float" office:value="0.972038" calcext:value-type="float">
            <text:p>0.972038</text:p>
          </table:table-cell>
          <table:table-cell table:number-columns-repeated="2" office:value-type="float" office:value="0.0279623" calcext:value-type="float">
            <text:p>0.0279623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  <table:table-cell office:value-type="float" office:value="0.971855" calcext:value-type="float">
            <text:p>0.971855</text:p>
          </table:table-cell>
          <table:table-cell table:number-columns-repeated="2" office:value-type="float" office:value="0.0281449" calcext:value-type="float">
            <text:p>0.0281449</text:p>
          </table:table-cell>
          <table:table-cell/>
          <table:table-cell office:value-type="float" office:value="8.09999999999987" calcext:value-type="float">
            <text:p>8.09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299297544939" calcext:value-type="float">
            <text:p>0.971299297544939</text:p>
          </table:table-cell>
          <table:table-cell table:number-columns-repeated="2" office:value-type="float" office:value="0.0287007024550606" calcext:value-type="float">
            <text:p>0.0287007024550606</text:p>
          </table:table-cell>
          <table:table-cell table:number-columns-repeated="1007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0.972178" calcext:value-type="float">
            <text:p>0.972178</text:p>
          </table:table-cell>
          <table:table-cell table:number-columns-repeated="2" office:value-type="float" office:value="0.0278218" calcext:value-type="float">
            <text:p>0.0278218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0.971996" calcext:value-type="float">
            <text:p>0.971996</text:p>
          </table:table-cell>
          <table:table-cell table:number-columns-repeated="2" office:value-type="float" office:value="0.0280038" calcext:value-type="float">
            <text:p>0.0280038</text:p>
          </table:table-cell>
          <table:table-cell/>
          <table:table-cell office:value-type="float" office:value="8.10999999999987" calcext:value-type="float">
            <text:p>8.10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442442895618" calcext:value-type="float">
            <text:p>0.971442442895618</text:p>
          </table:table-cell>
          <table:table-cell table:number-columns-repeated="2" office:value-type="float" office:value="0.0285575571043821" calcext:value-type="float">
            <text:p>0.0285575571043821</text:p>
          </table:table-cell>
          <table:table-cell table:number-columns-repeated="1007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" calcext:value-type="float">
            <text:p>1</text:p>
          </table:table-cell>
          <table:table-cell office:value-type="float" office:value="0.972318" calcext:value-type="float">
            <text:p>0.972318</text:p>
          </table:table-cell>
          <table:table-cell table:number-columns-repeated="2" office:value-type="float" office:value="0.0276819" calcext:value-type="float">
            <text:p>0.0276819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1" calcext:value-type="float">
            <text:p>1</text:p>
          </table:table-cell>
          <table:table-cell office:value-type="float" office:value="0.972137" calcext:value-type="float">
            <text:p>0.972137</text:p>
          </table:table-cell>
          <table:table-cell table:number-columns-repeated="2" office:value-type="float" office:value="0.0278635" calcext:value-type="float">
            <text:p>0.0278635</text:p>
          </table:table-cell>
          <table:table-cell/>
          <table:table-cell office:value-type="float" office:value="8.11999999999987" calcext:value-type="float">
            <text:p>8.11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584874305881" calcext:value-type="float">
            <text:p>0.971584874305881</text:p>
          </table:table-cell>
          <table:table-cell table:number-columns-repeated="2" office:value-type="float" office:value="0.0284151256941186" calcext:value-type="float">
            <text:p>0.0284151256941186</text:p>
          </table:table-cell>
          <table:table-cell table:number-columns-repeated="1007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" calcext:value-type="float">
            <text:p>1</text:p>
          </table:table-cell>
          <table:table-cell office:value-type="float" office:value="0.972457" calcext:value-type="float">
            <text:p>0.972457</text:p>
          </table:table-cell>
          <table:table-cell table:number-columns-repeated="2" office:value-type="float" office:value="0.0275428" calcext:value-type="float">
            <text:p>0.0275428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1" calcext:value-type="float">
            <text:p>1</text:p>
          </table:table-cell>
          <table:table-cell office:value-type="float" office:value="0.972276" calcext:value-type="float">
            <text:p>0.972276</text:p>
          </table:table-cell>
          <table:table-cell table:number-columns-repeated="2" office:value-type="float" office:value="0.0277238" calcext:value-type="float">
            <text:p>0.0277238</text:p>
          </table:table-cell>
          <table:table-cell/>
          <table:table-cell office:value-type="float" office:value="8.12999999999987" calcext:value-type="float">
            <text:p>8.12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726595336523" calcext:value-type="float">
            <text:p>0.971726595336523</text:p>
          </table:table-cell>
          <table:table-cell table:number-columns-repeated="2" office:value-type="float" office:value="0.0282734046634774" calcext:value-type="float">
            <text:p>0.0282734046634774</text:p>
          </table:table-cell>
          <table:table-cell table:number-columns-repeated="1007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0.972596" calcext:value-type="float">
            <text:p>0.972596</text:p>
          </table:table-cell>
          <table:table-cell table:number-columns-repeated="2" office:value-type="float" office:value="0.0274044" calcext:value-type="float">
            <text:p>0.0274044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0.972415" calcext:value-type="float">
            <text:p>0.972415</text:p>
          </table:table-cell>
          <table:table-cell table:number-columns-repeated="2" office:value-type="float" office:value="0.0275848" calcext:value-type="float">
            <text:p>0.0275848</text:p>
          </table:table-cell>
          <table:table-cell/>
          <table:table-cell office:value-type="float" office:value="8.13999999999987" calcext:value-type="float">
            <text:p>8.13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1867609530575" calcext:value-type="float">
            <text:p>0.971867609530575</text:p>
          </table:table-cell>
          <table:table-cell table:number-columns-repeated="2" office:value-type="float" office:value="0.0281323904694253" calcext:value-type="float">
            <text:p>0.0281323904694253</text:p>
          </table:table-cell>
          <table:table-cell table:number-columns-repeated="1007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" calcext:value-type="float">
            <text:p>1</text:p>
          </table:table-cell>
          <table:table-cell office:value-type="float" office:value="0.972733" calcext:value-type="float">
            <text:p>0.972733</text:p>
          </table:table-cell>
          <table:table-cell table:number-columns-repeated="2" office:value-type="float" office:value="0.0272667" calcext:value-type="float">
            <text:p>0.0272667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1" calcext:value-type="float">
            <text:p>1</text:p>
          </table:table-cell>
          <table:table-cell office:value-type="float" office:value="0.972553" calcext:value-type="float">
            <text:p>0.972553</text:p>
          </table:table-cell>
          <table:table-cell table:number-columns-repeated="2" office:value-type="float" office:value="0.0274466" calcext:value-type="float">
            <text:p>0.0274466</text:p>
          </table:table-cell>
          <table:table-cell/>
          <table:table-cell office:value-type="float" office:value="8.14999999999987" calcext:value-type="float">
            <text:p>8.14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0079204134" calcext:value-type="float">
            <text:p>0.9720079204134</text:p>
          </table:table-cell>
          <table:table-cell table:number-columns-repeated="2" office:value-type="float" office:value="0.0279920795866002" calcext:value-type="float">
            <text:p>0.0279920795866002</text:p>
          </table:table-cell>
          <table:table-cell table:number-columns-repeated="1007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" calcext:value-type="float">
            <text:p>1</text:p>
          </table:table-cell>
          <table:table-cell office:value-type="float" office:value="0.97287" calcext:value-type="float">
            <text:p>0.97287</text:p>
          </table:table-cell>
          <table:table-cell table:number-columns-repeated="2" office:value-type="float" office:value="0.0271297" calcext:value-type="float">
            <text:p>0.0271297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1" calcext:value-type="float">
            <text:p>1</text:p>
          </table:table-cell>
          <table:table-cell office:value-type="float" office:value="0.972691" calcext:value-type="float">
            <text:p>0.972691</text:p>
          </table:table-cell>
          <table:table-cell table:number-columns-repeated="2" office:value-type="float" office:value="0.027309" calcext:value-type="float">
            <text:p>0.027309</text:p>
          </table:table-cell>
          <table:table-cell/>
          <table:table-cell office:value-type="float" office:value="8.15999999999987" calcext:value-type="float">
            <text:p>8.15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147531492777" calcext:value-type="float">
            <text:p>0.972147531492777</text:p>
          </table:table-cell>
          <table:table-cell table:number-columns-repeated="2" office:value-type="float" office:value="0.0278524685072227" calcext:value-type="float">
            <text:p>0.0278524685072227</text:p>
          </table:table-cell>
          <table:table-cell table:number-columns-repeated="1007"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office:value-type="float" office:value="0.973007" calcext:value-type="float">
            <text:p>0.973007</text:p>
          </table:table-cell>
          <table:table-cell table:number-columns-repeated="2" office:value-type="float" office:value="0.0269934" calcext:value-type="float">
            <text:p>0.0269934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office:value-type="float" office:value="0.972828" calcext:value-type="float">
            <text:p>0.972828</text:p>
          </table:table-cell>
          <table:table-cell table:number-columns-repeated="2" office:value-type="float" office:value="0.0271721" calcext:value-type="float">
            <text:p>0.0271721</text:p>
          </table:table-cell>
          <table:table-cell/>
          <table:table-cell office:value-type="float" office:value="8.16999999999987" calcext:value-type="float">
            <text:p>8.16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286446258992" calcext:value-type="float">
            <text:p>0.972286446258992</text:p>
          </table:table-cell>
          <table:table-cell table:number-columns-repeated="2" office:value-type="float" office:value="0.0277135537410085" calcext:value-type="float">
            <text:p>0.0277135537410085</text:p>
          </table:table-cell>
          <table:table-cell table:number-columns-repeated="100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.973142" calcext:value-type="float">
            <text:p>0.973142</text:p>
          </table:table-cell>
          <table:table-cell table:number-columns-repeated="2" office:value-type="float" office:value="0.0268577" calcext:value-type="float">
            <text:p>0.026857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.972964" calcext:value-type="float">
            <text:p>0.972964</text:p>
          </table:table-cell>
          <table:table-cell table:number-columns-repeated="2" office:value-type="float" office:value="0.0270359" calcext:value-type="float">
            <text:p>0.0270359</text:p>
          </table:table-cell>
          <table:table-cell/>
          <table:table-cell office:value-type="float" office:value="8.17999999999987" calcext:value-type="float">
            <text:p>8.17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424668184919" calcext:value-type="float">
            <text:p>0.972424668184919</text:p>
          </table:table-cell>
          <table:table-cell table:number-columns-repeated="2" office:value-type="float" office:value="0.0275753318150812" calcext:value-type="float">
            <text:p>0.0275753318150812</text:p>
          </table:table-cell>
          <table:table-cell table:number-columns-repeated="1007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0.973277" calcext:value-type="float">
            <text:p>0.973277</text:p>
          </table:table-cell>
          <table:table-cell table:number-columns-repeated="2" office:value-type="float" office:value="0.0267227" calcext:value-type="float">
            <text:p>0.0267227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0.9731" calcext:value-type="float">
            <text:p>0.9731</text:p>
          </table:table-cell>
          <table:table-cell table:number-columns-repeated="2" office:value-type="float" office:value="0.0269004" calcext:value-type="float">
            <text:p>0.0269004</text:p>
          </table:table-cell>
          <table:table-cell/>
          <table:table-cell office:value-type="float" office:value="8.18999999999987" calcext:value-type="float">
            <text:p>8.18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562200726114" calcext:value-type="float">
            <text:p>0.972562200726114</text:p>
          </table:table-cell>
          <table:table-cell table:number-columns-repeated="2" office:value-type="float" office:value="0.0274377992738856" calcext:value-type="float">
            <text:p>0.0274377992738856</text:p>
          </table:table-cell>
          <table:table-cell table:number-columns-repeated="1007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" calcext:value-type="float">
            <text:p>1</text:p>
          </table:table-cell>
          <table:table-cell office:value-type="float" office:value="0.973412" calcext:value-type="float">
            <text:p>0.973412</text:p>
          </table:table-cell>
          <table:table-cell table:number-columns-repeated="2" office:value-type="float" office:value="0.0265884" calcext:value-type="float">
            <text:p>0.0265884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1" calcext:value-type="float">
            <text:p>1</text:p>
          </table:table-cell>
          <table:table-cell office:value-type="float" office:value="0.973234" calcext:value-type="float">
            <text:p>0.973234</text:p>
          </table:table-cell>
          <table:table-cell table:number-columns-repeated="2" office:value-type="float" office:value="0.0267655" calcext:value-type="float">
            <text:p>0.0267655</text:p>
          </table:table-cell>
          <table:table-cell/>
          <table:table-cell office:value-type="float" office:value="8.19999999999987" calcext:value-type="float">
            <text:p>8.19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699047320899" calcext:value-type="float">
            <text:p>0.972699047320899</text:p>
          </table:table-cell>
          <table:table-cell table:number-columns-repeated="2" office:value-type="float" office:value="0.0273009526791008" calcext:value-type="float">
            <text:p>0.0273009526791008</text:p>
          </table:table-cell>
          <table:table-cell table:number-columns-repeated="1007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0.973545" calcext:value-type="float">
            <text:p>0.973545</text:p>
          </table:table-cell>
          <table:table-cell table:number-columns-repeated="2" office:value-type="float" office:value="0.0264548" calcext:value-type="float">
            <text:p>0.0264548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0.973369" calcext:value-type="float">
            <text:p>0.973369</text:p>
          </table:table-cell>
          <table:table-cell table:number-columns-repeated="2" office:value-type="float" office:value="0.0266314" calcext:value-type="float">
            <text:p>0.0266314</text:p>
          </table:table-cell>
          <table:table-cell/>
          <table:table-cell office:value-type="float" office:value="8.20999999999987" calcext:value-type="float">
            <text:p>8.20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835211390445" calcext:value-type="float">
            <text:p>0.972835211390445</text:p>
          </table:table-cell>
          <table:table-cell table:number-columns-repeated="2" office:value-type="float" office:value="0.027164788609555" calcext:value-type="float">
            <text:p>0.027164788609555</text:p>
          </table:table-cell>
          <table:table-cell table:number-columns-repeated="1007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0.973678" calcext:value-type="float">
            <text:p>0.973678</text:p>
          </table:table-cell>
          <table:table-cell table:number-columns-repeated="2" office:value-type="float" office:value="0.0263219" calcext:value-type="float">
            <text:p>0.0263219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0.973502" calcext:value-type="float">
            <text:p>0.973502</text:p>
          </table:table-cell>
          <table:table-cell table:number-columns-repeated="2" office:value-type="float" office:value="0.0264979" calcext:value-type="float">
            <text:p>0.0264979</text:p>
          </table:table-cell>
          <table:table-cell/>
          <table:table-cell office:value-type="float" office:value="8.21999999999987" calcext:value-type="float">
            <text:p>8.21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2970696338861" calcext:value-type="float">
            <text:p>0.972970696338861</text:p>
          </table:table-cell>
          <table:table-cell table:number-columns-repeated="2" office:value-type="float" office:value="0.0270293036611391" calcext:value-type="float">
            <text:p>0.0270293036611391</text:p>
          </table:table-cell>
          <table:table-cell table:number-columns-repeated="1007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office:value-type="float" office:value="0.97381" calcext:value-type="float">
            <text:p>0.97381</text:p>
          </table:table-cell>
          <table:table-cell table:number-columns-repeated="2" office:value-type="float" office:value="0.0261896" calcext:value-type="float">
            <text:p>0.0261896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office:value-type="float" office:value="0.973635" calcext:value-type="float">
            <text:p>0.973635</text:p>
          </table:table-cell>
          <table:table-cell table:number-columns-repeated="2" office:value-type="float" office:value="0.026365" calcext:value-type="float">
            <text:p>0.026365</text:p>
          </table:table-cell>
          <table:table-cell/>
          <table:table-cell office:value-type="float" office:value="8.22999999999987" calcext:value-type="float">
            <text:p>8.22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105505553277" calcext:value-type="float">
            <text:p>0.973105505553277</text:p>
          </table:table-cell>
          <table:table-cell table:number-columns-repeated="2" office:value-type="float" office:value="0.0268944944467225" calcext:value-type="float">
            <text:p>0.0268944944467225</text:p>
          </table:table-cell>
          <table:table-cell table:number-columns-repeated="1007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0.973942" calcext:value-type="float">
            <text:p>0.973942</text:p>
          </table:table-cell>
          <table:table-cell table:number-columns-repeated="2" office:value-type="float" office:value="0.026058" calcext:value-type="float">
            <text:p>0.026058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0.973767" calcext:value-type="float">
            <text:p>0.973767</text:p>
          </table:table-cell>
          <table:table-cell table:number-columns-repeated="2" office:value-type="float" office:value="0.0262329" calcext:value-type="float">
            <text:p>0.0262329</text:p>
          </table:table-cell>
          <table:table-cell/>
          <table:table-cell office:value-type="float" office:value="8.23999999999987" calcext:value-type="float">
            <text:p>8.23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239642403932" calcext:value-type="float">
            <text:p>0.973239642403932</text:p>
          </table:table-cell>
          <table:table-cell table:number-columns-repeated="2" office:value-type="float" office:value="0.0267603575960679" calcext:value-type="float">
            <text:p>0.0267603575960679</text:p>
          </table:table-cell>
          <table:table-cell table:number-columns-repeated="1007"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" calcext:value-type="float">
            <text:p>1</text:p>
          </table:table-cell>
          <table:table-cell office:value-type="float" office:value="0.974073" calcext:value-type="float">
            <text:p>0.974073</text:p>
          </table:table-cell>
          <table:table-cell table:number-columns-repeated="2" office:value-type="float" office:value="0.0259271" calcext:value-type="float">
            <text:p>0.0259271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1" calcext:value-type="float">
            <text:p>1</text:p>
          </table:table-cell>
          <table:table-cell office:value-type="float" office:value="0.973899" calcext:value-type="float">
            <text:p>0.973899</text:p>
          </table:table-cell>
          <table:table-cell table:number-columns-repeated="2" office:value-type="float" office:value="0.0261014" calcext:value-type="float">
            <text:p>0.0261014</text:p>
          </table:table-cell>
          <table:table-cell/>
          <table:table-cell office:value-type="float" office:value="8.24999999999987" calcext:value-type="float">
            <text:p>8.24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373110244253" calcext:value-type="float">
            <text:p>0.973373110244253</text:p>
          </table:table-cell>
          <table:table-cell table:number-columns-repeated="2" office:value-type="float" office:value="0.0266268897557469" calcext:value-type="float">
            <text:p>0.0266268897557469</text:p>
          </table:table-cell>
          <table:table-cell table:number-columns-repeated="1007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" calcext:value-type="float">
            <text:p>1</text:p>
          </table:table-cell>
          <table:table-cell office:value-type="float" office:value="0.974203" calcext:value-type="float">
            <text:p>0.974203</text:p>
          </table:table-cell>
          <table:table-cell table:number-columns-repeated="2" office:value-type="float" office:value="0.0257968" calcext:value-type="float">
            <text:p>0.0257968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1" calcext:value-type="float">
            <text:p>1</text:p>
          </table:table-cell>
          <table:table-cell office:value-type="float" office:value="0.974029" calcext:value-type="float">
            <text:p>0.974029</text:p>
          </table:table-cell>
          <table:table-cell table:number-columns-repeated="2" office:value-type="float" office:value="0.0259706" calcext:value-type="float">
            <text:p>0.0259706</text:p>
          </table:table-cell>
          <table:table-cell/>
          <table:table-cell office:value-type="float" office:value="8.25999999999987" calcext:value-type="float">
            <text:p>8.25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505912410943" calcext:value-type="float">
            <text:p>0.973505912410943</text:p>
          </table:table-cell>
          <table:table-cell table:number-columns-repeated="2" office:value-type="float" office:value="0.0264940875890567" calcext:value-type="float">
            <text:p>0.0264940875890567</text:p>
          </table:table-cell>
          <table:table-cell table:number-columns-repeated="1007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0.974333" calcext:value-type="float">
            <text:p>0.974333</text:p>
          </table:table-cell>
          <table:table-cell table:number-columns-repeated="2" office:value-type="float" office:value="0.0256671" calcext:value-type="float">
            <text:p>0.0256671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0.97416" calcext:value-type="float">
            <text:p>0.97416</text:p>
          </table:table-cell>
          <table:table-cell table:number-columns-repeated="2" office:value-type="float" office:value="0.0258404" calcext:value-type="float">
            <text:p>0.0258404</text:p>
          </table:table-cell>
          <table:table-cell/>
          <table:table-cell office:value-type="float" office:value="8.26999999999987" calcext:value-type="float">
            <text:p>8.26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638052224064" calcext:value-type="float">
            <text:p>0.973638052224064</text:p>
          </table:table-cell>
          <table:table-cell table:number-columns-repeated="2" office:value-type="float" office:value="0.026361947775936" calcext:value-type="float">
            <text:p>0.026361947775936</text:p>
          </table:table-cell>
          <table:table-cell table:number-columns-repeated="1007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0.974462" calcext:value-type="float">
            <text:p>0.974462</text:p>
          </table:table-cell>
          <table:table-cell table:number-columns-repeated="2" office:value-type="float" office:value="0.0255382" calcext:value-type="float">
            <text:p>0.0255382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0.974289" calcext:value-type="float">
            <text:p>0.974289</text:p>
          </table:table-cell>
          <table:table-cell table:number-columns-repeated="2" office:value-type="float" office:value="0.0257108" calcext:value-type="float">
            <text:p>0.0257108</text:p>
          </table:table-cell>
          <table:table-cell/>
          <table:table-cell office:value-type="float" office:value="8.27999999999987" calcext:value-type="float">
            <text:p>8.27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769532987117" calcext:value-type="float">
            <text:p>0.973769532987117</text:p>
          </table:table-cell>
          <table:table-cell table:number-columns-repeated="2" office:value-type="float" office:value="0.0262304670128828" calcext:value-type="float">
            <text:p>0.0262304670128828</text:p>
          </table:table-cell>
          <table:table-cell table:number-columns-repeated="1007"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0.97459" calcext:value-type="float">
            <text:p>0.97459</text:p>
          </table:table-cell>
          <table:table-cell table:number-columns-repeated="2" office:value-type="float" office:value="0.0254098" calcext:value-type="float">
            <text:p>0.0254098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0.974418" calcext:value-type="float">
            <text:p>0.974418</text:p>
          </table:table-cell>
          <table:table-cell table:number-columns-repeated="2" office:value-type="float" office:value="0.025582" calcext:value-type="float">
            <text:p>0.025582</text:p>
          </table:table-cell>
          <table:table-cell/>
          <table:table-cell office:value-type="float" office:value="8.28999999999987" calcext:value-type="float">
            <text:p>8.28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3900357987129" calcext:value-type="float">
            <text:p>0.973900357987129</text:p>
          </table:table-cell>
          <table:table-cell table:number-columns-repeated="2" office:value-type="float" office:value="0.0260996420128711" calcext:value-type="float">
            <text:p>0.0260996420128711</text:p>
          </table:table-cell>
          <table:table-cell table:number-columns-repeated="1007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0.974718" calcext:value-type="float">
            <text:p>0.974718</text:p>
          </table:table-cell>
          <table:table-cell table:number-columns-repeated="2" office:value-type="float" office:value="0.0252821" calcext:value-type="float">
            <text:p>0.0252821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0.974546" calcext:value-type="float">
            <text:p>0.974546</text:p>
          </table:table-cell>
          <table:table-cell table:number-columns-repeated="2" office:value-type="float" office:value="0.0254537" calcext:value-type="float">
            <text:p>0.0254537</text:p>
          </table:table-cell>
          <table:table-cell/>
          <table:table-cell office:value-type="float" office:value="8.29999999999987" calcext:value-type="float">
            <text:p>8.29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030530494731" calcext:value-type="float">
            <text:p>0.974030530494731</text:p>
          </table:table-cell>
          <table:table-cell table:number-columns-repeated="2" office:value-type="float" office:value="0.025969469505269" calcext:value-type="float">
            <text:p>0.025969469505269</text:p>
          </table:table-cell>
          <table:table-cell table:number-columns-repeated="1007"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0.974845" calcext:value-type="float">
            <text:p>0.974845</text:p>
          </table:table-cell>
          <table:table-cell table:number-columns-repeated="2" office:value-type="float" office:value="0.0251551" calcext:value-type="float">
            <text:p>0.0251551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0.974674" calcext:value-type="float">
            <text:p>0.974674</text:p>
          </table:table-cell>
          <table:table-cell table:number-columns-repeated="2" office:value-type="float" office:value="0.0253262" calcext:value-type="float">
            <text:p>0.0253262</text:p>
          </table:table-cell>
          <table:table-cell/>
          <table:table-cell office:value-type="float" office:value="8.30999999999987" calcext:value-type="float">
            <text:p>8.30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160053764243" calcext:value-type="float">
            <text:p>0.974160053764243</text:p>
          </table:table-cell>
          <table:table-cell table:number-columns-repeated="2" office:value-type="float" office:value="0.0258399462357571" calcext:value-type="float">
            <text:p>0.0258399462357571</text:p>
          </table:table-cell>
          <table:table-cell table:number-columns-repeated="1007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" calcext:value-type="float">
            <text:p>1</text:p>
          </table:table-cell>
          <table:table-cell office:value-type="float" office:value="0.974971" calcext:value-type="float">
            <text:p>0.974971</text:p>
          </table:table-cell>
          <table:table-cell table:number-columns-repeated="2" office:value-type="float" office:value="0.0250287" calcext:value-type="float">
            <text:p>0.0250287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1" calcext:value-type="float">
            <text:p>1</text:p>
          </table:table-cell>
          <table:table-cell office:value-type="float" office:value="0.974801" calcext:value-type="float">
            <text:p>0.974801</text:p>
          </table:table-cell>
          <table:table-cell table:number-columns-repeated="2" office:value-type="float" office:value="0.0251992" calcext:value-type="float">
            <text:p>0.0251992</text:p>
          </table:table-cell>
          <table:table-cell/>
          <table:table-cell office:value-type="float" office:value="8.31999999999987" calcext:value-type="float">
            <text:p>8.31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288931033753" calcext:value-type="float">
            <text:p>0.974288931033753</text:p>
          </table:table-cell>
          <table:table-cell table:number-columns-repeated="2" office:value-type="float" office:value="0.025711068966247" calcext:value-type="float">
            <text:p>0.025711068966247</text:p>
          </table:table-cell>
          <table:table-cell table:number-columns-repeated="1007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0.975097" calcext:value-type="float">
            <text:p>0.975097</text:p>
          </table:table-cell>
          <table:table-cell table:number-columns-repeated="2" office:value-type="float" office:value="0.0249029" calcext:value-type="float">
            <text:p>0.0249029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0.974927" calcext:value-type="float">
            <text:p>0.974927</text:p>
          </table:table-cell>
          <table:table-cell table:number-columns-repeated="2" office:value-type="float" office:value="0.0250729" calcext:value-type="float">
            <text:p>0.0250729</text:p>
          </table:table-cell>
          <table:table-cell/>
          <table:table-cell office:value-type="float" office:value="8.32999999999987" calcext:value-type="float">
            <text:p>8.32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4171655252" calcext:value-type="float">
            <text:p>0.9744171655252</text:p>
          </table:table-cell>
          <table:table-cell table:number-columns-repeated="2" office:value-type="float" office:value="0.0255828344748001" calcext:value-type="float">
            <text:p>0.0255828344748001</text:p>
          </table:table-cell>
          <table:table-cell table:number-columns-repeated="1007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office:value-type="float" office:value="0.975222" calcext:value-type="float">
            <text:p>0.975222</text:p>
          </table:table-cell>
          <table:table-cell table:number-columns-repeated="2" office:value-type="float" office:value="0.0247777" calcext:value-type="float">
            <text:p>0.0247777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office:value-type="float" office:value="0.975053" calcext:value-type="float">
            <text:p>0.975053</text:p>
          </table:table-cell>
          <table:table-cell table:number-columns-repeated="2" office:value-type="float" office:value="0.0249472" calcext:value-type="float">
            <text:p>0.0249472</text:p>
          </table:table-cell>
          <table:table-cell/>
          <table:table-cell office:value-type="float" office:value="8.33999999999987" calcext:value-type="float">
            <text:p>8.33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544760444452" calcext:value-type="float">
            <text:p>0.974544760444452</text:p>
          </table:table-cell>
          <table:table-cell table:number-columns-repeated="2" office:value-type="float" office:value="0.0254552395555476" calcext:value-type="float">
            <text:p>0.0254552395555476</text:p>
          </table:table-cell>
          <table:table-cell table:number-columns-repeated="1007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0.975347" calcext:value-type="float">
            <text:p>0.975347</text:p>
          </table:table-cell>
          <table:table-cell table:number-columns-repeated="2" office:value-type="float" office:value="0.0246532" calcext:value-type="float">
            <text:p>0.0246532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0.975178" calcext:value-type="float">
            <text:p>0.975178</text:p>
          </table:table-cell>
          <table:table-cell table:number-columns-repeated="2" office:value-type="float" office:value="0.0248222" calcext:value-type="float">
            <text:p>0.0248222</text:p>
          </table:table-cell>
          <table:table-cell/>
          <table:table-cell office:value-type="float" office:value="8.34999999999987" calcext:value-type="float">
            <text:p>8.34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67171898139" calcext:value-type="float">
            <text:p>0.97467171898139</text:p>
          </table:table-cell>
          <table:table-cell table:number-columns-repeated="2" office:value-type="float" office:value="0.0253282810186097" calcext:value-type="float">
            <text:p>0.0253282810186097</text:p>
          </table:table-cell>
          <table:table-cell table:number-columns-repeated="1007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1" calcext:value-type="float">
            <text:p>1</text:p>
          </table:table-cell>
          <table:table-cell office:value-type="float" office:value="0.975471" calcext:value-type="float">
            <text:p>0.975471</text:p>
          </table:table-cell>
          <table:table-cell table:number-columns-repeated="2" office:value-type="float" office:value="0.0245293" calcext:value-type="float">
            <text:p>0.0245293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" calcext:value-type="float">
            <text:p>1</text:p>
          </table:table-cell>
          <table:table-cell office:value-type="float" office:value="0.975302" calcext:value-type="float">
            <text:p>0.975302</text:p>
          </table:table-cell>
          <table:table-cell table:number-columns-repeated="2" office:value-type="float" office:value="0.0246977" calcext:value-type="float">
            <text:p>0.0246977</text:p>
          </table:table-cell>
          <table:table-cell/>
          <table:table-cell office:value-type="float" office:value="8.35999999999987" calcext:value-type="float">
            <text:p>8.35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798044309984" calcext:value-type="float">
            <text:p>0.974798044309984</text:p>
          </table:table-cell>
          <table:table-cell table:number-columns-repeated="2" office:value-type="float" office:value="0.0252019556900165" calcext:value-type="float">
            <text:p>0.0252019556900165</text:p>
          </table:table-cell>
          <table:table-cell table:number-columns-repeated="1007"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1" calcext:value-type="float">
            <text:p>1</text:p>
          </table:table-cell>
          <table:table-cell office:value-type="float" office:value="0.975594" calcext:value-type="float">
            <text:p>0.975594</text:p>
          </table:table-cell>
          <table:table-cell table:number-columns-repeated="2" office:value-type="float" office:value="0.0244061" calcext:value-type="float">
            <text:p>0.0244061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1" calcext:value-type="float">
            <text:p>1</text:p>
          </table:table-cell>
          <table:table-cell office:value-type="float" office:value="0.975426" calcext:value-type="float">
            <text:p>0.975426</text:p>
          </table:table-cell>
          <table:table-cell table:number-columns-repeated="2" office:value-type="float" office:value="0.0245739" calcext:value-type="float">
            <text:p>0.0245739</text:p>
          </table:table-cell>
          <table:table-cell/>
          <table:table-cell office:value-type="float" office:value="8.36999999999987" calcext:value-type="float">
            <text:p>8.36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4923739588372" calcext:value-type="float">
            <text:p>0.974923739588372</text:p>
          </table:table-cell>
          <table:table-cell table:number-columns-repeated="2" office:value-type="float" office:value="0.0250762604116281" calcext:value-type="float">
            <text:p>0.0250762604116281</text:p>
          </table:table-cell>
          <table:table-cell table:number-columns-repeated="100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0.975717" calcext:value-type="float">
            <text:p>0.975717</text:p>
          </table:table-cell>
          <table:table-cell table:number-columns-repeated="2" office:value-type="float" office:value="0.0242834" calcext:value-type="float">
            <text:p>0.024283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0.975549" calcext:value-type="float">
            <text:p>0.975549</text:p>
          </table:table-cell>
          <table:table-cell table:number-columns-repeated="2" office:value-type="float" office:value="0.0244508" calcext:value-type="float">
            <text:p>0.0244508</text:p>
          </table:table-cell>
          <table:table-cell/>
          <table:table-cell office:value-type="float" office:value="8.37999999999987" calcext:value-type="float">
            <text:p>8.37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5048807958944" calcext:value-type="float">
            <text:p>0.975048807958944</text:p>
          </table:table-cell>
          <table:table-cell table:number-columns-repeated="2" office:value-type="float" office:value="0.0249511920410561" calcext:value-type="float">
            <text:p>0.0249511920410561</text:p>
          </table:table-cell>
          <table:table-cell table:number-columns-repeated="1007"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0.975839" calcext:value-type="float">
            <text:p>0.975839</text:p>
          </table:table-cell>
          <table:table-cell table:number-columns-repeated="2" office:value-type="float" office:value="0.0241614" calcext:value-type="float">
            <text:p>0.0241614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1" calcext:value-type="float">
            <text:p>1</text:p>
          </table:table-cell>
          <table:table-cell office:value-type="float" office:value="0.975672" calcext:value-type="float">
            <text:p>0.975672</text:p>
          </table:table-cell>
          <table:table-cell table:number-columns-repeated="2" office:value-type="float" office:value="0.0243282" calcext:value-type="float">
            <text:p>0.0243282</text:p>
          </table:table-cell>
          <table:table-cell/>
          <table:table-cell office:value-type="float" office:value="8.38999999999987" calcext:value-type="float">
            <text:p>8.38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5173252548415" calcext:value-type="float">
            <text:p>0.975173252548415</text:p>
          </table:table-cell>
          <table:table-cell table:number-columns-repeated="2" office:value-type="float" office:value="0.0248267474515846" calcext:value-type="float">
            <text:p>0.0248267474515846</text:p>
          </table:table-cell>
          <table:table-cell table:number-columns-repeated="1007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" calcext:value-type="float">
            <text:p>1</text:p>
          </table:table-cell>
          <table:table-cell office:value-type="float" office:value="0.97596" calcext:value-type="float">
            <text:p>0.97596</text:p>
          </table:table-cell>
          <table:table-cell table:number-columns-repeated="2" office:value-type="float" office:value="0.02404" calcext:value-type="float">
            <text:p>0.02404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" calcext:value-type="float">
            <text:p>1</text:p>
          </table:table-cell>
          <table:table-cell office:value-type="float" office:value="0.975794" calcext:value-type="float">
            <text:p>0.975794</text:p>
          </table:table-cell>
          <table:table-cell table:number-columns-repeated="2" office:value-type="float" office:value="0.0242062" calcext:value-type="float">
            <text:p>0.0242062</text:p>
          </table:table-cell>
          <table:table-cell/>
          <table:table-cell office:value-type="float" office:value="8.39999999999987" calcext:value-type="float">
            <text:p>8.39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5297076467908" calcext:value-type="float">
            <text:p>0.975297076467908</text:p>
          </table:table-cell>
          <table:table-cell table:number-columns-repeated="2" office:value-type="float" office:value="0.0247029235320925" calcext:value-type="float">
            <text:p>0.0247029235320925</text:p>
          </table:table-cell>
          <table:table-cell table:number-columns-repeated="1007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0.976081" calcext:value-type="float">
            <text:p>0.976081</text:p>
          </table:table-cell>
          <table:table-cell table:number-columns-repeated="2" office:value-type="float" office:value="0.0239192" calcext:value-type="float">
            <text:p>0.0239192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0.975915" calcext:value-type="float">
            <text:p>0.975915</text:p>
          </table:table-cell>
          <table:table-cell table:number-columns-repeated="2" office:value-type="float" office:value="0.0240849" calcext:value-type="float">
            <text:p>0.0240849</text:p>
          </table:table-cell>
          <table:table-cell/>
          <table:table-cell office:value-type="float" office:value="8.40999999999987" calcext:value-type="float">
            <text:p>8.40999999999987</text:p>
          </table:table-cell>
          <table:table-cell office:value-type="float" office:value="1" calcext:value-type="float">
            <text:p>1</text:p>
          </table:table-cell>
          <table:table-cell office:value-type="float" office:value="0.975420282813025" calcext:value-type="float">
            <text:p>0.975420282813025</text:p>
          </table:table-cell>
          <table:table-cell table:number-columns-repeated="2" office:value-type="float" office:value="0.0245797171869753" calcext:value-type="float">
            <text:p>0.0245797171869753</text:p>
          </table:table-cell>
          <table:table-cell table:number-columns-repeated="1007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0.976201" calcext:value-type="float">
            <text:p>0.976201</text:p>
          </table:table-cell>
          <table:table-cell table:number-columns-repeated="2" office:value-type="float" office:value="0.023799" calcext:value-type="float">
            <text:p>0.023799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0.976036" calcext:value-type="float">
            <text:p>0.976036</text:p>
          </table:table-cell>
          <table:table-cell table:number-columns-repeated="2" office:value-type="float" office:value="0.0239642" calcext:value-type="float">
            <text:p>0.0239642</text:p>
          </table:table-cell>
          <table:table-cell/>
          <table:table-cell office:value-type="float" office:value="8.41999999999986" calcext:value-type="float">
            <text:p>8.41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5542874663932" calcext:value-type="float">
            <text:p>0.975542874663932</text:p>
          </table:table-cell>
          <table:table-cell table:number-columns-repeated="2" office:value-type="float" office:value="0.0244571253360679" calcext:value-type="float">
            <text:p>0.0244571253360679</text:p>
          </table:table-cell>
          <table:table-cell table:number-columns-repeated="1007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1" calcext:value-type="float">
            <text:p>1</text:p>
          </table:table-cell>
          <table:table-cell office:value-type="float" office:value="0.976321" calcext:value-type="float">
            <text:p>0.976321</text:p>
          </table:table-cell>
          <table:table-cell table:number-columns-repeated="2" office:value-type="float" office:value="0.0236794" calcext:value-type="float">
            <text:p>0.0236794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" calcext:value-type="float">
            <text:p>1</text:p>
          </table:table-cell>
          <table:table-cell office:value-type="float" office:value="0.976156" calcext:value-type="float">
            <text:p>0.976156</text:p>
          </table:table-cell>
          <table:table-cell table:number-columns-repeated="2" office:value-type="float" office:value="0.0238441" calcext:value-type="float">
            <text:p>0.0238441</text:p>
          </table:table-cell>
          <table:table-cell/>
          <table:table-cell office:value-type="float" office:value="8.42999999999986" calcext:value-type="float">
            <text:p>8.42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5664855085432" calcext:value-type="float">
            <text:p>0.975664855085432</text:p>
          </table:table-cell>
          <table:table-cell table:number-columns-repeated="2" office:value-type="float" office:value="0.0243351449145678" calcext:value-type="float">
            <text:p>0.0243351449145678</text:p>
          </table:table-cell>
          <table:table-cell table:number-columns-repeated="1007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0.97644" calcext:value-type="float">
            <text:p>0.97644</text:p>
          </table:table-cell>
          <table:table-cell table:number-columns-repeated="2" office:value-type="float" office:value="0.0235604" calcext:value-type="float">
            <text:p>0.0235604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0.976275" calcext:value-type="float">
            <text:p>0.976275</text:p>
          </table:table-cell>
          <table:table-cell table:number-columns-repeated="2" office:value-type="float" office:value="0.0237245" calcext:value-type="float">
            <text:p>0.0237245</text:p>
          </table:table-cell>
          <table:table-cell/>
          <table:table-cell office:value-type="float" office:value="8.43999999999986" calcext:value-type="float">
            <text:p>8.43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5786227127042" calcext:value-type="float">
            <text:p>0.975786227127042</text:p>
          </table:table-cell>
          <table:table-cell table:number-columns-repeated="2" office:value-type="float" office:value="0.0242137728729579" calcext:value-type="float">
            <text:p>0.0242137728729579</text:p>
          </table:table-cell>
          <table:table-cell table:number-columns-repeated="1007"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" calcext:value-type="float">
            <text:p>1</text:p>
          </table:table-cell>
          <table:table-cell office:value-type="float" office:value="0.976558" calcext:value-type="float">
            <text:p>0.976558</text:p>
          </table:table-cell>
          <table:table-cell table:number-columns-repeated="2" office:value-type="float" office:value="0.023442" calcext:value-type="float">
            <text:p>0.023442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" calcext:value-type="float">
            <text:p>1</text:p>
          </table:table-cell>
          <table:table-cell office:value-type="float" office:value="0.976394" calcext:value-type="float">
            <text:p>0.976394</text:p>
          </table:table-cell>
          <table:table-cell table:number-columns-repeated="2" office:value-type="float" office:value="0.0236056" calcext:value-type="float">
            <text:p>0.0236056</text:p>
          </table:table-cell>
          <table:table-cell/>
          <table:table-cell office:value-type="float" office:value="8.44999999999986" calcext:value-type="float">
            <text:p>8.44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5906993823069" calcext:value-type="float">
            <text:p>0.975906993823069</text:p>
          </table:table-cell>
          <table:table-cell table:number-columns-repeated="2" office:value-type="float" office:value="0.024093006176931" calcext:value-type="float">
            <text:p>0.024093006176931</text:p>
          </table:table-cell>
          <table:table-cell table:number-columns-repeated="1007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0.976676" calcext:value-type="float">
            <text:p>0.976676</text:p>
          </table:table-cell>
          <table:table-cell table:number-columns-repeated="2" office:value-type="float" office:value="0.0233242" calcext:value-type="float">
            <text:p>0.0233242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0.976513" calcext:value-type="float">
            <text:p>0.976513</text:p>
          </table:table-cell>
          <table:table-cell table:number-columns-repeated="2" office:value-type="float" office:value="0.0234873" calcext:value-type="float">
            <text:p>0.0234873</text:p>
          </table:table-cell>
          <table:table-cell/>
          <table:table-cell office:value-type="float" office:value="8.45999999999986" calcext:value-type="float">
            <text:p>8.45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027158192687" calcext:value-type="float">
            <text:p>0.976027158192687</text:p>
          </table:table-cell>
          <table:table-cell table:number-columns-repeated="2" office:value-type="float" office:value="0.0239728418073133" calcext:value-type="float">
            <text:p>0.0239728418073133</text:p>
          </table:table-cell>
          <table:table-cell table:number-columns-repeated="1007"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" calcext:value-type="float">
            <text:p>1</text:p>
          </table:table-cell>
          <table:table-cell office:value-type="float" office:value="0.976793" calcext:value-type="float">
            <text:p>0.976793</text:p>
          </table:table-cell>
          <table:table-cell table:number-columns-repeated="2" office:value-type="float" office:value="0.023207" calcext:value-type="float">
            <text:p>0.023207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" calcext:value-type="float">
            <text:p>1</text:p>
          </table:table-cell>
          <table:table-cell office:value-type="float" office:value="0.97663" calcext:value-type="float">
            <text:p>0.97663</text:p>
          </table:table-cell>
          <table:table-cell table:number-columns-repeated="2" office:value-type="float" office:value="0.0233696" calcext:value-type="float">
            <text:p>0.0233696</text:p>
          </table:table-cell>
          <table:table-cell/>
          <table:table-cell office:value-type="float" office:value="8.46999999999986" calcext:value-type="float">
            <text:p>8.46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146723240011" calcext:value-type="float">
            <text:p>0.976146723240011</text:p>
          </table:table-cell>
          <table:table-cell table:number-columns-repeated="2" office:value-type="float" office:value="0.0238532767599894" calcext:value-type="float">
            <text:p>0.0238532767599894</text:p>
          </table:table-cell>
          <table:table-cell table:number-columns-repeated="1007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.97691" calcext:value-type="float">
            <text:p>0.97691</text:p>
          </table:table-cell>
          <table:table-cell table:number-columns-repeated="2" office:value-type="float" office:value="0.0230904" calcext:value-type="float">
            <text:p>0.023090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.976748" calcext:value-type="float">
            <text:p>0.976748</text:p>
          </table:table-cell>
          <table:table-cell table:number-columns-repeated="2" office:value-type="float" office:value="0.0232524" calcext:value-type="float">
            <text:p>0.0232524</text:p>
          </table:table-cell>
          <table:table-cell/>
          <table:table-cell office:value-type="float" office:value="8.47999999999986" calcext:value-type="float">
            <text:p>8.47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265691954173" calcext:value-type="float">
            <text:p>0.976265691954173</text:p>
          </table:table-cell>
          <table:table-cell table:number-columns-repeated="2" office:value-type="float" office:value="0.0237343080458269" calcext:value-type="float">
            <text:p>0.0237343080458269</text:p>
          </table:table-cell>
          <table:table-cell table:number-columns-repeated="1007"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" calcext:value-type="float">
            <text:p>1</text:p>
          </table:table-cell>
          <table:table-cell office:value-type="float" office:value="0.977026" calcext:value-type="float">
            <text:p>0.977026</text:p>
          </table:table-cell>
          <table:table-cell table:number-columns-repeated="2" office:value-type="float" office:value="0.0229743" calcext:value-type="float">
            <text:p>0.0229743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" calcext:value-type="float">
            <text:p>1</text:p>
          </table:table-cell>
          <table:table-cell office:value-type="float" office:value="0.976864" calcext:value-type="float">
            <text:p>0.976864</text:p>
          </table:table-cell>
          <table:table-cell table:number-columns-repeated="2" office:value-type="float" office:value="0.0231359" calcext:value-type="float">
            <text:p>0.0231359</text:p>
          </table:table-cell>
          <table:table-cell/>
          <table:table-cell office:value-type="float" office:value="8.48999999999986" calcext:value-type="float">
            <text:p>8.48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384067309398" calcext:value-type="float">
            <text:p>0.976384067309398</text:p>
          </table:table-cell>
          <table:table-cell table:number-columns-repeated="2" office:value-type="float" office:value="0.0236159326906017" calcext:value-type="float">
            <text:p>0.0236159326906017</text:p>
          </table:table-cell>
          <table:table-cell table:number-columns-repeated="1007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" calcext:value-type="float">
            <text:p>1</text:p>
          </table:table-cell>
          <table:table-cell office:value-type="float" office:value="0.977141" calcext:value-type="float">
            <text:p>0.977141</text:p>
          </table:table-cell>
          <table:table-cell table:number-columns-repeated="2" office:value-type="float" office:value="0.0228589" calcext:value-type="float">
            <text:p>0.0228589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" calcext:value-type="float">
            <text:p>1</text:p>
          </table:table-cell>
          <table:table-cell office:value-type="float" office:value="0.97698" calcext:value-type="float">
            <text:p>0.97698</text:p>
          </table:table-cell>
          <table:table-cell table:number-columns-repeated="2" office:value-type="float" office:value="0.0230199" calcext:value-type="float">
            <text:p>0.0230199</text:p>
          </table:table-cell>
          <table:table-cell/>
          <table:table-cell office:value-type="float" office:value="8.49999999999986" calcext:value-type="float">
            <text:p>8.49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501852265076" calcext:value-type="float">
            <text:p>0.976501852265076</text:p>
          </table:table-cell>
          <table:table-cell table:number-columns-repeated="2" office:value-type="float" office:value="0.0234981477349238" calcext:value-type="float">
            <text:p>0.0234981477349238</text:p>
          </table:table-cell>
          <table:table-cell table:number-columns-repeated="1007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0.977256" calcext:value-type="float">
            <text:p>0.977256</text:p>
          </table:table-cell>
          <table:table-cell table:number-columns-repeated="2" office:value-type="float" office:value="0.022744" calcext:value-type="float">
            <text:p>0.022744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0.977095" calcext:value-type="float">
            <text:p>0.977095</text:p>
          </table:table-cell>
          <table:table-cell table:number-columns-repeated="2" office:value-type="float" office:value="0.0229045" calcext:value-type="float">
            <text:p>0.0229045</text:p>
          </table:table-cell>
          <table:table-cell/>
          <table:table-cell office:value-type="float" office:value="8.50999999999986" calcext:value-type="float">
            <text:p>8.50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619049765837" calcext:value-type="float">
            <text:p>0.976619049765837</text:p>
          </table:table-cell>
          <table:table-cell table:number-columns-repeated="2" office:value-type="float" office:value="0.023380950234163" calcext:value-type="float">
            <text:p>0.023380950234163</text:p>
          </table:table-cell>
          <table:table-cell table:number-columns-repeated="1007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" calcext:value-type="float">
            <text:p>1</text:p>
          </table:table-cell>
          <table:table-cell office:value-type="float" office:value="0.97737" calcext:value-type="float">
            <text:p>0.97737</text:p>
          </table:table-cell>
          <table:table-cell table:number-columns-repeated="2" office:value-type="float" office:value="0.0226297" calcext:value-type="float">
            <text:p>0.0226297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1" calcext:value-type="float">
            <text:p>1</text:p>
          </table:table-cell>
          <table:table-cell office:value-type="float" office:value="0.97721" calcext:value-type="float">
            <text:p>0.97721</text:p>
          </table:table-cell>
          <table:table-cell table:number-columns-repeated="2" office:value-type="float" office:value="0.0227897" calcext:value-type="float">
            <text:p>0.0227897</text:p>
          </table:table-cell>
          <table:table-cell/>
          <table:table-cell office:value-type="float" office:value="8.51999999999986" calcext:value-type="float">
            <text:p>8.51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735662741624" calcext:value-type="float">
            <text:p>0.976735662741624</text:p>
          </table:table-cell>
          <table:table-cell table:number-columns-repeated="2" office:value-type="float" office:value="0.0232643372583758" calcext:value-type="float">
            <text:p>0.0232643372583758</text:p>
          </table:table-cell>
          <table:table-cell table:number-columns-repeated="1007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" calcext:value-type="float">
            <text:p>1</text:p>
          </table:table-cell>
          <table:table-cell office:value-type="float" office:value="0.977484" calcext:value-type="float">
            <text:p>0.977484</text:p>
          </table:table-cell>
          <table:table-cell table:number-columns-repeated="2" office:value-type="float" office:value="0.022516" calcext:value-type="float">
            <text:p>0.022516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" calcext:value-type="float">
            <text:p>1</text:p>
          </table:table-cell>
          <table:table-cell office:value-type="float" office:value="0.977325" calcext:value-type="float">
            <text:p>0.977325</text:p>
          </table:table-cell>
          <table:table-cell table:number-columns-repeated="2" office:value-type="float" office:value="0.0226755" calcext:value-type="float">
            <text:p>0.0226755</text:p>
          </table:table-cell>
          <table:table-cell/>
          <table:table-cell office:value-type="float" office:value="8.52999999999986" calcext:value-type="float">
            <text:p>8.52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851694107768" calcext:value-type="float">
            <text:p>0.976851694107768</text:p>
          </table:table-cell>
          <table:table-cell table:number-columns-repeated="2" office:value-type="float" office:value="0.0231483058922318" calcext:value-type="float">
            <text:p>0.0231483058922318</text:p>
          </table:table-cell>
          <table:table-cell table:number-columns-repeated="1007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0.977597" calcext:value-type="float">
            <text:p>0.977597</text:p>
          </table:table-cell>
          <table:table-cell table:number-columns-repeated="2" office:value-type="float" office:value="0.0224028" calcext:value-type="float">
            <text:p>0.0224028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0.977438" calcext:value-type="float">
            <text:p>0.977438</text:p>
          </table:table-cell>
          <table:table-cell table:number-columns-repeated="2" office:value-type="float" office:value="0.0225618" calcext:value-type="float">
            <text:p>0.0225618</text:p>
          </table:table-cell>
          <table:table-cell/>
          <table:table-cell office:value-type="float" office:value="8.53999999999986" calcext:value-type="float">
            <text:p>8.53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6967146765059" calcext:value-type="float">
            <text:p>0.976967146765059</text:p>
          </table:table-cell>
          <table:table-cell table:number-columns-repeated="2" office:value-type="float" office:value="0.0230328532349408" calcext:value-type="float">
            <text:p>0.0230328532349408</text:p>
          </table:table-cell>
          <table:table-cell table:number-columns-repeated="1007"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" calcext:value-type="float">
            <text:p>1</text:p>
          </table:table-cell>
          <table:table-cell office:value-type="float" office:value="0.97771" calcext:value-type="float">
            <text:p>0.97771</text:p>
          </table:table-cell>
          <table:table-cell table:number-columns-repeated="2" office:value-type="float" office:value="0.0222903" calcext:value-type="float">
            <text:p>0.0222903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1" calcext:value-type="float">
            <text:p>1</text:p>
          </table:table-cell>
          <table:table-cell office:value-type="float" office:value="0.977551" calcext:value-type="float">
            <text:p>0.977551</text:p>
          </table:table-cell>
          <table:table-cell table:number-columns-repeated="2" office:value-type="float" office:value="0.0224487" calcext:value-type="float">
            <text:p>0.0224487</text:p>
          </table:table-cell>
          <table:table-cell/>
          <table:table-cell office:value-type="float" office:value="8.54999999999986" calcext:value-type="float">
            <text:p>8.54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08202359982" calcext:value-type="float">
            <text:p>0.97708202359982</text:p>
          </table:table-cell>
          <table:table-cell table:number-columns-repeated="2" office:value-type="float" office:value="0.0229179764001802" calcext:value-type="float">
            <text:p>0.0229179764001802</text:p>
          </table:table-cell>
          <table:table-cell table:number-columns-repeated="1007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" calcext:value-type="float">
            <text:p>1</text:p>
          </table:table-cell>
          <table:table-cell office:value-type="float" office:value="0.977822" calcext:value-type="float">
            <text:p>0.977822</text:p>
          </table:table-cell>
          <table:table-cell table:number-columns-repeated="2" office:value-type="float" office:value="0.0221782" calcext:value-type="float">
            <text:p>0.0221782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1" calcext:value-type="float">
            <text:p>1</text:p>
          </table:table-cell>
          <table:table-cell office:value-type="float" office:value="0.977664" calcext:value-type="float">
            <text:p>0.977664</text:p>
          </table:table-cell>
          <table:table-cell table:number-columns-repeated="2" office:value-type="float" office:value="0.0223362" calcext:value-type="float">
            <text:p>0.0223362</text:p>
          </table:table-cell>
          <table:table-cell/>
          <table:table-cell office:value-type="float" office:value="8.55999999999986" calcext:value-type="float">
            <text:p>8.55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196327483977" calcext:value-type="float">
            <text:p>0.977196327483977</text:p>
          </table:table-cell>
          <table:table-cell table:number-columns-repeated="2" office:value-type="float" office:value="0.0228036725160233" calcext:value-type="float">
            <text:p>0.0228036725160233</text:p>
          </table:table-cell>
          <table:table-cell table:number-columns-repeated="1007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office:value-type="float" office:value="0.977933" calcext:value-type="float">
            <text:p>0.977933</text:p>
          </table:table-cell>
          <table:table-cell table:number-columns-repeated="2" office:value-type="float" office:value="0.0220668" calcext:value-type="float">
            <text:p>0.022066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office:value-type="float" office:value="0.977776" calcext:value-type="float">
            <text:p>0.977776</text:p>
          </table:table-cell>
          <table:table-cell table:number-columns-repeated="2" office:value-type="float" office:value="0.0222242" calcext:value-type="float">
            <text:p>0.0222242</text:p>
          </table:table-cell>
          <table:table-cell/>
          <table:table-cell office:value-type="float" office:value="8.56999999999986" calcext:value-type="float">
            <text:p>8.56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310061275133" calcext:value-type="float">
            <text:p>0.977310061275133</text:p>
          </table:table-cell>
          <table:table-cell table:number-columns-repeated="2" office:value-type="float" office:value="0.022689938724867" calcext:value-type="float">
            <text:p>0.022689938724867</text:p>
          </table:table-cell>
          <table:table-cell table:number-columns-repeated="100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.978044" calcext:value-type="float">
            <text:p>0.978044</text:p>
          </table:table-cell>
          <table:table-cell table:number-columns-repeated="2" office:value-type="float" office:value="0.0219559" calcext:value-type="float">
            <text:p>0.021955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.977887" calcext:value-type="float">
            <text:p>0.977887</text:p>
          </table:table-cell>
          <table:table-cell table:number-columns-repeated="2" office:value-type="float" office:value="0.0221128" calcext:value-type="float">
            <text:p>0.0221128</text:p>
          </table:table-cell>
          <table:table-cell/>
          <table:table-cell office:value-type="float" office:value="8.57999999999986" calcext:value-type="float">
            <text:p>8.57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423227816639" calcext:value-type="float">
            <text:p>0.977423227816639</text:p>
          </table:table-cell>
          <table:table-cell table:number-columns-repeated="2" office:value-type="float" office:value="0.0225767721833606" calcext:value-type="float">
            <text:p>0.0225767721833606</text:p>
          </table:table-cell>
          <table:table-cell table:number-columns-repeated="1007"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1" calcext:value-type="float">
            <text:p>1</text:p>
          </table:table-cell>
          <table:table-cell office:value-type="float" office:value="0.978154" calcext:value-type="float">
            <text:p>0.978154</text:p>
          </table:table-cell>
          <table:table-cell table:number-columns-repeated="2" office:value-type="float" office:value="0.0218456" calcext:value-type="float">
            <text:p>0.0218456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1" calcext:value-type="float">
            <text:p>1</text:p>
          </table:table-cell>
          <table:table-cell office:value-type="float" office:value="0.977998" calcext:value-type="float">
            <text:p>0.977998</text:p>
          </table:table-cell>
          <table:table-cell table:number-columns-repeated="2" office:value-type="float" office:value="0.022002" calcext:value-type="float">
            <text:p>0.022002</text:p>
          </table:table-cell>
          <table:table-cell/>
          <table:table-cell office:value-type="float" office:value="8.58999999999986" calcext:value-type="float">
            <text:p>8.58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535829937665" calcext:value-type="float">
            <text:p>0.977535829937665</text:p>
          </table:table-cell>
          <table:table-cell table:number-columns-repeated="2" office:value-type="float" office:value="0.0224641700623346" calcext:value-type="float">
            <text:p>0.0224641700623346</text:p>
          </table:table-cell>
          <table:table-cell table:number-columns-repeated="1007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" calcext:value-type="float">
            <text:p>1</text:p>
          </table:table-cell>
          <table:table-cell office:value-type="float" office:value="0.978264" calcext:value-type="float">
            <text:p>0.978264</text:p>
          </table:table-cell>
          <table:table-cell table:number-columns-repeated="2" office:value-type="float" office:value="0.0217358" calcext:value-type="float">
            <text:p>0.0217358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1" calcext:value-type="float">
            <text:p>1</text:p>
          </table:table-cell>
          <table:table-cell office:value-type="float" office:value="0.978108" calcext:value-type="float">
            <text:p>0.978108</text:p>
          </table:table-cell>
          <table:table-cell table:number-columns-repeated="2" office:value-type="float" office:value="0.0218917" calcext:value-type="float">
            <text:p>0.0218917</text:p>
          </table:table-cell>
          <table:table-cell/>
          <table:table-cell office:value-type="float" office:value="8.59999999999986" calcext:value-type="float">
            <text:p>8.59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64787045327" calcext:value-type="float">
            <text:p>0.97764787045327</text:p>
          </table:table-cell>
          <table:table-cell table:number-columns-repeated="2" office:value-type="float" office:value="0.0223521295467302" calcext:value-type="float">
            <text:p>0.0223521295467302</text:p>
          </table:table-cell>
          <table:table-cell table:number-columns-repeated="1007"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0.978373" calcext:value-type="float">
            <text:p>0.978373</text:p>
          </table:table-cell>
          <table:table-cell table:number-columns-repeated="2" office:value-type="float" office:value="0.0216266" calcext:value-type="float">
            <text:p>0.0216266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0.978218" calcext:value-type="float">
            <text:p>0.978218</text:p>
          </table:table-cell>
          <table:table-cell table:number-columns-repeated="2" office:value-type="float" office:value="0.0217819" calcext:value-type="float">
            <text:p>0.0217819</text:p>
          </table:table-cell>
          <table:table-cell/>
          <table:table-cell office:value-type="float" office:value="8.60999999999986" calcext:value-type="float">
            <text:p>8.60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759352164471" calcext:value-type="float">
            <text:p>0.977759352164471</text:p>
          </table:table-cell>
          <table:table-cell table:number-columns-repeated="2" office:value-type="float" office:value="0.0222406478355286" calcext:value-type="float">
            <text:p>0.0222406478355286</text:p>
          </table:table-cell>
          <table:table-cell table:number-columns-repeated="1007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" calcext:value-type="float">
            <text:p>1</text:p>
          </table:table-cell>
          <table:table-cell office:value-type="float" office:value="0.978482" calcext:value-type="float">
            <text:p>0.978482</text:p>
          </table:table-cell>
          <table:table-cell table:number-columns-repeated="2" office:value-type="float" office:value="0.0215179" calcext:value-type="float">
            <text:p>0.0215179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1" calcext:value-type="float">
            <text:p>1</text:p>
          </table:table-cell>
          <table:table-cell office:value-type="float" office:value="0.978327" calcext:value-type="float">
            <text:p>0.978327</text:p>
          </table:table-cell>
          <table:table-cell table:number-columns-repeated="2" office:value-type="float" office:value="0.0216728" calcext:value-type="float">
            <text:p>0.0216728</text:p>
          </table:table-cell>
          <table:table-cell/>
          <table:table-cell office:value-type="float" office:value="8.61999999999986" calcext:value-type="float">
            <text:p>8.61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870277858319" calcext:value-type="float">
            <text:p>0.977870277858319</text:p>
          </table:table-cell>
          <table:table-cell table:number-columns-repeated="2" office:value-type="float" office:value="0.0221297221416813" calcext:value-type="float">
            <text:p>0.0221297221416813</text:p>
          </table:table-cell>
          <table:table-cell table:number-columns-repeated="1007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" calcext:value-type="float">
            <text:p>1</text:p>
          </table:table-cell>
          <table:table-cell office:value-type="float" office:value="0.97859" calcext:value-type="float">
            <text:p>0.97859</text:p>
          </table:table-cell>
          <table:table-cell table:number-columns-repeated="2" office:value-type="float" office:value="0.0214097" calcext:value-type="float">
            <text:p>0.0214097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1" calcext:value-type="float">
            <text:p>1</text:p>
          </table:table-cell>
          <table:table-cell office:value-type="float" office:value="0.978436" calcext:value-type="float">
            <text:p>0.978436</text:p>
          </table:table-cell>
          <table:table-cell table:number-columns-repeated="2" office:value-type="float" office:value="0.0215641" calcext:value-type="float">
            <text:p>0.0215641</text:p>
          </table:table-cell>
          <table:table-cell/>
          <table:table-cell office:value-type="float" office:value="8.62999999999986" calcext:value-type="float">
            <text:p>8.62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798065030796" calcext:value-type="float">
            <text:p>0.97798065030796</text:p>
          </table:table-cell>
          <table:table-cell table:number-columns-repeated="2" office:value-type="float" office:value="0.0220193496920401" calcext:value-type="float">
            <text:p>0.0220193496920401</text:p>
          </table:table-cell>
          <table:table-cell table:number-columns-repeated="1007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0.978698" calcext:value-type="float">
            <text:p>0.978698</text:p>
          </table:table-cell>
          <table:table-cell table:number-columns-repeated="2" office:value-type="float" office:value="0.0213022" calcext:value-type="float">
            <text:p>0.0213022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0.978544" calcext:value-type="float">
            <text:p>0.978544</text:p>
          </table:table-cell>
          <table:table-cell table:number-columns-repeated="2" office:value-type="float" office:value="0.021456" calcext:value-type="float">
            <text:p>0.021456</text:p>
          </table:table-cell>
          <table:table-cell/>
          <table:table-cell office:value-type="float" office:value="8.63999999999986" calcext:value-type="float">
            <text:p>8.63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090472272712" calcext:value-type="float">
            <text:p>0.978090472272712</text:p>
          </table:table-cell>
          <table:table-cell table:number-columns-repeated="2" office:value-type="float" office:value="0.021909527727288" calcext:value-type="float">
            <text:p>0.021909527727288</text:p>
          </table:table-cell>
          <table:table-cell table:number-columns-repeated="1007"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" calcext:value-type="float">
            <text:p>1</text:p>
          </table:table-cell>
          <table:table-cell office:value-type="float" office:value="0.978805" calcext:value-type="float">
            <text:p>0.978805</text:p>
          </table:table-cell>
          <table:table-cell table:number-columns-repeated="2" office:value-type="float" office:value="0.0211951" calcext:value-type="float">
            <text:p>0.0211951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1" calcext:value-type="float">
            <text:p>1</text:p>
          </table:table-cell>
          <table:table-cell office:value-type="float" office:value="0.978652" calcext:value-type="float">
            <text:p>0.978652</text:p>
          </table:table-cell>
          <table:table-cell table:number-columns-repeated="2" office:value-type="float" office:value="0.0213485" calcext:value-type="float">
            <text:p>0.0213485</text:p>
          </table:table-cell>
          <table:table-cell/>
          <table:table-cell office:value-type="float" office:value="8.64999999999986" calcext:value-type="float">
            <text:p>8.64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19974649813" calcext:value-type="float">
            <text:p>0.97819974649813</text:p>
          </table:table-cell>
          <table:table-cell table:number-columns-repeated="2" office:value-type="float" office:value="0.0218002535018703" calcext:value-type="float">
            <text:p>0.0218002535018703</text:p>
          </table:table-cell>
          <table:table-cell table:number-columns-repeated="1007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" calcext:value-type="float">
            <text:p>1</text:p>
          </table:table-cell>
          <table:table-cell office:value-type="float" office:value="0.978911" calcext:value-type="float">
            <text:p>0.978911</text:p>
          </table:table-cell>
          <table:table-cell table:number-columns-repeated="2" office:value-type="float" office:value="0.0210886" calcext:value-type="float">
            <text:p>0.0210886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1" calcext:value-type="float">
            <text:p>1</text:p>
          </table:table-cell>
          <table:table-cell office:value-type="float" office:value="0.978759" calcext:value-type="float">
            <text:p>0.978759</text:p>
          </table:table-cell>
          <table:table-cell table:number-columns-repeated="2" office:value-type="float" office:value="0.0212415" calcext:value-type="float">
            <text:p>0.0212415</text:p>
          </table:table-cell>
          <table:table-cell/>
          <table:table-cell office:value-type="float" office:value="8.65999999999986" calcext:value-type="float">
            <text:p>8.65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308475716074" calcext:value-type="float">
            <text:p>0.978308475716074</text:p>
          </table:table-cell>
          <table:table-cell table:number-columns-repeated="2" office:value-type="float" office:value="0.0216915242839255" calcext:value-type="float">
            <text:p>0.0216915242839255</text:p>
          </table:table-cell>
          <table:table-cell table:number-columns-repeated="1007"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" calcext:value-type="float">
            <text:p>1</text:p>
          </table:table-cell>
          <table:table-cell office:value-type="float" office:value="0.979017" calcext:value-type="float">
            <text:p>0.979017</text:p>
          </table:table-cell>
          <table:table-cell table:number-columns-repeated="2" office:value-type="float" office:value="0.0209826" calcext:value-type="float">
            <text:p>0.0209826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1" calcext:value-type="float">
            <text:p>1</text:p>
          </table:table-cell>
          <table:table-cell office:value-type="float" office:value="0.978865" calcext:value-type="float">
            <text:p>0.978865</text:p>
          </table:table-cell>
          <table:table-cell table:number-columns-repeated="2" office:value-type="float" office:value="0.021135" calcext:value-type="float">
            <text:p>0.021135</text:p>
          </table:table-cell>
          <table:table-cell/>
          <table:table-cell office:value-type="float" office:value="8.66999999999986" calcext:value-type="float">
            <text:p>8.66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416662644782" calcext:value-type="float">
            <text:p>0.978416662644782</text:p>
          </table:table-cell>
          <table:table-cell table:number-columns-repeated="2" office:value-type="float" office:value="0.0215833373552176" calcext:value-type="float">
            <text:p>0.0215833373552176</text:p>
          </table:table-cell>
          <table:table-cell table:number-columns-repeated="1007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0.979123" calcext:value-type="float">
            <text:p>0.979123</text:p>
          </table:table-cell>
          <table:table-cell table:number-columns-repeated="2" office:value-type="float" office:value="0.0208772" calcext:value-type="float">
            <text:p>0.020877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0.978971" calcext:value-type="float">
            <text:p>0.978971</text:p>
          </table:table-cell>
          <table:table-cell table:number-columns-repeated="2" office:value-type="float" office:value="0.0210291" calcext:value-type="float">
            <text:p>0.0210291</text:p>
          </table:table-cell>
          <table:table-cell/>
          <table:table-cell office:value-type="float" office:value="8.67999999999986" calcext:value-type="float">
            <text:p>8.67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524309988932" calcext:value-type="float">
            <text:p>0.978524309988932</text:p>
          </table:table-cell>
          <table:table-cell table:number-columns-repeated="2" office:value-type="float" office:value="0.0214756900110676" calcext:value-type="float">
            <text:p>0.0214756900110676</text:p>
          </table:table-cell>
          <table:table-cell table:number-columns-repeated="1007"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" calcext:value-type="float">
            <text:p>1</text:p>
          </table:table-cell>
          <table:table-cell office:value-type="float" office:value="0.979228" calcext:value-type="float">
            <text:p>0.979228</text:p>
          </table:table-cell>
          <table:table-cell table:number-columns-repeated="2" office:value-type="float" office:value="0.0207723" calcext:value-type="float">
            <text:p>0.0207723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1" calcext:value-type="float">
            <text:p>1</text:p>
          </table:table-cell>
          <table:table-cell office:value-type="float" office:value="0.979076" calcext:value-type="float">
            <text:p>0.979076</text:p>
          </table:table-cell>
          <table:table-cell table:number-columns-repeated="2" office:value-type="float" office:value="0.0209236" calcext:value-type="float">
            <text:p>0.0209236</text:p>
          </table:table-cell>
          <table:table-cell/>
          <table:table-cell office:value-type="float" office:value="8.68999999999986" calcext:value-type="float">
            <text:p>8.68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631420439714" calcext:value-type="float">
            <text:p>0.978631420439714</text:p>
          </table:table-cell>
          <table:table-cell table:number-columns-repeated="2" office:value-type="float" office:value="0.0213685795602865" calcext:value-type="float">
            <text:p>0.0213685795602865</text:p>
          </table:table-cell>
          <table:table-cell table:number-columns-repeated="1007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" calcext:value-type="float">
            <text:p>1</text:p>
          </table:table-cell>
          <table:table-cell office:value-type="float" office:value="0.979332" calcext:value-type="float">
            <text:p>0.979332</text:p>
          </table:table-cell>
          <table:table-cell table:number-columns-repeated="2" office:value-type="float" office:value="0.0206679" calcext:value-type="float">
            <text:p>0.0206679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" calcext:value-type="float">
            <text:p>1</text:p>
          </table:table-cell>
          <table:table-cell office:value-type="float" office:value="0.979181" calcext:value-type="float">
            <text:p>0.979181</text:p>
          </table:table-cell>
          <table:table-cell table:number-columns-repeated="2" office:value-type="float" office:value="0.0208188" calcext:value-type="float">
            <text:p>0.0208188</text:p>
          </table:table-cell>
          <table:table-cell/>
          <table:table-cell office:value-type="float" office:value="8.69999999999986" calcext:value-type="float">
            <text:p>8.69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737996674893" calcext:value-type="float">
            <text:p>0.978737996674893</text:p>
          </table:table-cell>
          <table:table-cell table:number-columns-repeated="2" office:value-type="float" office:value="0.0212620033251073" calcext:value-type="float">
            <text:p>0.0212620033251073</text:p>
          </table:table-cell>
          <table:table-cell table:number-columns-repeated="1007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0.979436" calcext:value-type="float">
            <text:p>0.979436</text:p>
          </table:table-cell>
          <table:table-cell table:number-columns-repeated="2" office:value-type="float" office:value="0.020564" calcext:value-type="float">
            <text:p>0.020564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0.979286" calcext:value-type="float">
            <text:p>0.979286</text:p>
          </table:table-cell>
          <table:table-cell table:number-columns-repeated="2" office:value-type="float" office:value="0.0207144" calcext:value-type="float">
            <text:p>0.0207144</text:p>
          </table:table-cell>
          <table:table-cell/>
          <table:table-cell office:value-type="float" office:value="8.70999999999986" calcext:value-type="float">
            <text:p>8.70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844041358881" calcext:value-type="float">
            <text:p>0.978844041358881</text:p>
          </table:table-cell>
          <table:table-cell table:number-columns-repeated="2" office:value-type="float" office:value="0.0211559586411186" calcext:value-type="float">
            <text:p>0.0211559586411186</text:p>
          </table:table-cell>
          <table:table-cell table:number-columns-repeated="1007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" calcext:value-type="float">
            <text:p>1</text:p>
          </table:table-cell>
          <table:table-cell office:value-type="float" office:value="0.979539" calcext:value-type="float">
            <text:p>0.979539</text:p>
          </table:table-cell>
          <table:table-cell table:number-columns-repeated="2" office:value-type="float" office:value="0.0204607" calcext:value-type="float">
            <text:p>0.0204607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" calcext:value-type="float">
            <text:p>1</text:p>
          </table:table-cell>
          <table:table-cell office:value-type="float" office:value="0.979389" calcext:value-type="float">
            <text:p>0.979389</text:p>
          </table:table-cell>
          <table:table-cell table:number-columns-repeated="2" office:value-type="float" office:value="0.0206106" calcext:value-type="float">
            <text:p>0.0206106</text:p>
          </table:table-cell>
          <table:table-cell/>
          <table:table-cell office:value-type="float" office:value="8.71999999999986" calcext:value-type="float">
            <text:p>8.71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8949557142802" calcext:value-type="float">
            <text:p>0.978949557142802</text:p>
          </table:table-cell>
          <table:table-cell table:number-columns-repeated="2" office:value-type="float" office:value="0.0210504428571978" calcext:value-type="float">
            <text:p>0.0210504428571978</text:p>
          </table:table-cell>
          <table:table-cell table:number-columns-repeated="1007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0.979642" calcext:value-type="float">
            <text:p>0.979642</text:p>
          </table:table-cell>
          <table:table-cell table:number-columns-repeated="2" office:value-type="float" office:value="0.0203579" calcext:value-type="float">
            <text:p>0.0203579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" calcext:value-type="float">
            <text:p>1</text:p>
          </table:table-cell>
          <table:table-cell office:value-type="float" office:value="0.979493" calcext:value-type="float">
            <text:p>0.979493</text:p>
          </table:table-cell>
          <table:table-cell table:number-columns-repeated="2" office:value-type="float" office:value="0.0205073" calcext:value-type="float">
            <text:p>0.0205073</text:p>
          </table:table-cell>
          <table:table-cell/>
          <table:table-cell office:value-type="float" office:value="8.72999999999986" calcext:value-type="float">
            <text:p>8.72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054546664555" calcext:value-type="float">
            <text:p>0.979054546664555</text:p>
          </table:table-cell>
          <table:table-cell table:number-columns-repeated="2" office:value-type="float" office:value="0.0209454533354448" calcext:value-type="float">
            <text:p>0.0209454533354448</text:p>
          </table:table-cell>
          <table:table-cell table:number-columns-repeated="1007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0.979744" calcext:value-type="float">
            <text:p>0.979744</text:p>
          </table:table-cell>
          <table:table-cell table:number-columns-repeated="2" office:value-type="float" office:value="0.0202556" calcext:value-type="float">
            <text:p>0.0202556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0.979596" calcext:value-type="float">
            <text:p>0.979596</text:p>
          </table:table-cell>
          <table:table-cell table:number-columns-repeated="2" office:value-type="float" office:value="0.0204045" calcext:value-type="float">
            <text:p>0.0204045</text:p>
          </table:table-cell>
          <table:table-cell/>
          <table:table-cell office:value-type="float" office:value="8.73999999999986" calcext:value-type="float">
            <text:p>8.73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159012548884" calcext:value-type="float">
            <text:p>0.979159012548884</text:p>
          </table:table-cell>
          <table:table-cell table:number-columns-repeated="2" office:value-type="float" office:value="0.0208409874511162" calcext:value-type="float">
            <text:p>0.0208409874511162</text:p>
          </table:table-cell>
          <table:table-cell table:number-columns-repeated="1007"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" calcext:value-type="float">
            <text:p>1</text:p>
          </table:table-cell>
          <table:table-cell office:value-type="float" office:value="0.979846" calcext:value-type="float">
            <text:p>0.979846</text:p>
          </table:table-cell>
          <table:table-cell table:number-columns-repeated="2" office:value-type="float" office:value="0.0201538" calcext:value-type="float">
            <text:p>0.0201538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" calcext:value-type="float">
            <text:p>1</text:p>
          </table:table-cell>
          <table:table-cell office:value-type="float" office:value="0.979698" calcext:value-type="float">
            <text:p>0.979698</text:p>
          </table:table-cell>
          <table:table-cell table:number-columns-repeated="2" office:value-type="float" office:value="0.0203022" calcext:value-type="float">
            <text:p>0.0203022</text:p>
          </table:table-cell>
          <table:table-cell/>
          <table:table-cell office:value-type="float" office:value="8.74999999999986" calcext:value-type="float">
            <text:p>8.74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262957407441" calcext:value-type="float">
            <text:p>0.979262957407441</text:p>
          </table:table-cell>
          <table:table-cell table:number-columns-repeated="2" office:value-type="float" office:value="0.0207370425925593" calcext:value-type="float">
            <text:p>0.0207370425925593</text:p>
          </table:table-cell>
          <table:table-cell table:number-columns-repeated="1007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" calcext:value-type="float">
            <text:p>1</text:p>
          </table:table-cell>
          <table:table-cell office:value-type="float" office:value="0.979948" calcext:value-type="float">
            <text:p>0.979948</text:p>
          </table:table-cell>
          <table:table-cell table:number-columns-repeated="2" office:value-type="float" office:value="0.0200525" calcext:value-type="float">
            <text:p>0.0200525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" calcext:value-type="float">
            <text:p>1</text:p>
          </table:table-cell>
          <table:table-cell office:value-type="float" office:value="0.9798" calcext:value-type="float">
            <text:p>0.9798</text:p>
          </table:table-cell>
          <table:table-cell table:number-columns-repeated="2" office:value-type="float" office:value="0.0202004" calcext:value-type="float">
            <text:p>0.0202004</text:p>
          </table:table-cell>
          <table:table-cell/>
          <table:table-cell office:value-type="float" office:value="8.75999999999986" calcext:value-type="float">
            <text:p>8.75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366383838853" calcext:value-type="float">
            <text:p>0.979366383838853</text:p>
          </table:table-cell>
          <table:table-cell table:number-columns-repeated="2" office:value-type="float" office:value="0.0206336161611472" calcext:value-type="float">
            <text:p>0.0206336161611472</text:p>
          </table:table-cell>
          <table:table-cell table:number-columns-repeated="1007"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" calcext:value-type="float">
            <text:p>1</text:p>
          </table:table-cell>
          <table:table-cell office:value-type="float" office:value="0.980048" calcext:value-type="float">
            <text:p>0.980048</text:p>
          </table:table-cell>
          <table:table-cell table:number-columns-repeated="2" office:value-type="float" office:value="0.0199517" calcext:value-type="float">
            <text:p>0.0199517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" calcext:value-type="float">
            <text:p>1</text:p>
          </table:table-cell>
          <table:table-cell office:value-type="float" office:value="0.979901" calcext:value-type="float">
            <text:p>0.979901</text:p>
          </table:table-cell>
          <table:table-cell table:number-columns-repeated="2" office:value-type="float" office:value="0.0200992" calcext:value-type="float">
            <text:p>0.0200992</text:p>
          </table:table-cell>
          <table:table-cell/>
          <table:table-cell office:value-type="float" office:value="8.76999999999986" calcext:value-type="float">
            <text:p>8.76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469294428786" calcext:value-type="float">
            <text:p>0.979469294428786</text:p>
          </table:table-cell>
          <table:table-cell table:number-columns-repeated="2" office:value-type="float" office:value="0.0205307055712138" calcext:value-type="float">
            <text:p>0.0205307055712138</text:p>
          </table:table-cell>
          <table:table-cell table:number-columns-repeated="100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0.980149" calcext:value-type="float">
            <text:p>0.980149</text:p>
          </table:table-cell>
          <table:table-cell table:number-columns-repeated="2" office:value-type="float" office:value="0.0198515" calcext:value-type="float">
            <text:p>0.019851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0.980002" calcext:value-type="float">
            <text:p>0.980002</text:p>
          </table:table-cell>
          <table:table-cell table:number-columns-repeated="2" office:value-type="float" office:value="0.0199984" calcext:value-type="float">
            <text:p>0.0199984</text:p>
          </table:table-cell>
          <table:table-cell/>
          <table:table-cell office:value-type="float" office:value="8.77999999999986" calcext:value-type="float">
            <text:p>8.77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571691750011" calcext:value-type="float">
            <text:p>0.979571691750011</text:p>
          </table:table-cell>
          <table:table-cell table:number-columns-repeated="2" office:value-type="float" office:value="0.020428308249989" calcext:value-type="float">
            <text:p>0.020428308249989</text:p>
          </table:table-cell>
          <table:table-cell table:number-columns-repeated="1007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" calcext:value-type="float">
            <text:p>1</text:p>
          </table:table-cell>
          <table:table-cell office:value-type="float" office:value="0.980248" calcext:value-type="float">
            <text:p>0.980248</text:p>
          </table:table-cell>
          <table:table-cell table:number-columns-repeated="2" office:value-type="float" office:value="0.0197517" calcext:value-type="float">
            <text:p>0.0197517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" calcext:value-type="float">
            <text:p>1</text:p>
          </table:table-cell>
          <table:table-cell office:value-type="float" office:value="0.980102" calcext:value-type="float">
            <text:p>0.980102</text:p>
          </table:table-cell>
          <table:table-cell table:number-columns-repeated="2" office:value-type="float" office:value="0.0198982" calcext:value-type="float">
            <text:p>0.0198982</text:p>
          </table:table-cell>
          <table:table-cell/>
          <table:table-cell office:value-type="float" office:value="8.78999999999986" calcext:value-type="float">
            <text:p>8.78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673578362466" calcext:value-type="float">
            <text:p>0.979673578362466</text:p>
          </table:table-cell>
          <table:table-cell table:number-columns-repeated="2" office:value-type="float" office:value="0.0203264216375344" calcext:value-type="float">
            <text:p>0.0203264216375344</text:p>
          </table:table-cell>
          <table:table-cell table:number-columns-repeated="1007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" calcext:value-type="float">
            <text:p>1</text:p>
          </table:table-cell>
          <table:table-cell office:value-type="float" office:value="0.980348" calcext:value-type="float">
            <text:p>0.980348</text:p>
          </table:table-cell>
          <table:table-cell table:number-columns-repeated="2" office:value-type="float" office:value="0.0196524" calcext:value-type="float">
            <text:p>0.0196524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" calcext:value-type="float">
            <text:p>1</text:p>
          </table:table-cell>
          <table:table-cell office:value-type="float" office:value="0.980202" calcext:value-type="float">
            <text:p>0.980202</text:p>
          </table:table-cell>
          <table:table-cell table:number-columns-repeated="2" office:value-type="float" office:value="0.0197984" calcext:value-type="float">
            <text:p>0.0197984</text:p>
          </table:table-cell>
          <table:table-cell/>
          <table:table-cell office:value-type="float" office:value="8.79999999999986" calcext:value-type="float">
            <text:p>8.79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774956813321" calcext:value-type="float">
            <text:p>0.979774956813321</text:p>
          </table:table-cell>
          <table:table-cell table:number-columns-repeated="2" office:value-type="float" office:value="0.0202250431866794" calcext:value-type="float">
            <text:p>0.0202250431866794</text:p>
          </table:table-cell>
          <table:table-cell table:number-columns-repeated="1007"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0.980446" calcext:value-type="float">
            <text:p>0.980446</text:p>
          </table:table-cell>
          <table:table-cell table:number-columns-repeated="2" office:value-type="float" office:value="0.0195537" calcext:value-type="float">
            <text:p>0.0195537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0.980301" calcext:value-type="float">
            <text:p>0.980301</text:p>
          </table:table-cell>
          <table:table-cell table:number-columns-repeated="2" office:value-type="float" office:value="0.0196992" calcext:value-type="float">
            <text:p>0.0196992</text:p>
          </table:table-cell>
          <table:table-cell/>
          <table:table-cell office:value-type="float" office:value="8.80999999999986" calcext:value-type="float">
            <text:p>8.80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875829637043" calcext:value-type="float">
            <text:p>0.979875829637043</text:p>
          </table:table-cell>
          <table:table-cell table:number-columns-repeated="2" office:value-type="float" office:value="0.0201241703629574" calcext:value-type="float">
            <text:p>0.0201241703629574</text:p>
          </table:table-cell>
          <table:table-cell table:number-columns-repeated="1007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1" calcext:value-type="float">
            <text:p>1</text:p>
          </table:table-cell>
          <table:table-cell office:value-type="float" office:value="0.980545" calcext:value-type="float">
            <text:p>0.980545</text:p>
          </table:table-cell>
          <table:table-cell table:number-columns-repeated="2" office:value-type="float" office:value="0.0194554" calcext:value-type="float">
            <text:p>0.0194554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" calcext:value-type="float">
            <text:p>1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0196004" calcext:value-type="float">
            <text:p>0.0196004</text:p>
          </table:table-cell>
          <table:table-cell/>
          <table:table-cell office:value-type="float" office:value="8.81999999999986" calcext:value-type="float">
            <text:p>8.81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79976199355457" calcext:value-type="float">
            <text:p>0.979976199355457</text:p>
          </table:table-cell>
          <table:table-cell table:number-columns-repeated="2" office:value-type="float" office:value="0.0200238006445427" calcext:value-type="float">
            <text:p>0.0200238006445427</text:p>
          </table:table-cell>
          <table:table-cell table:number-columns-repeated="1007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" calcext:value-type="float">
            <text:p>1</text:p>
          </table:table-cell>
          <table:table-cell office:value-type="float" office:value="0.980642" calcext:value-type="float">
            <text:p>0.980642</text:p>
          </table:table-cell>
          <table:table-cell table:number-columns-repeated="2" office:value-type="float" office:value="0.0193577" calcext:value-type="float">
            <text:p>0.0193577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" calcext:value-type="float">
            <text:p>1</text:p>
          </table:table-cell>
          <table:table-cell office:value-type="float" office:value="0.980498" calcext:value-type="float">
            <text:p>0.980498</text:p>
          </table:table-cell>
          <table:table-cell table:number-columns-repeated="2" office:value-type="float" office:value="0.0195022" calcext:value-type="float">
            <text:p>0.0195022</text:p>
          </table:table-cell>
          <table:table-cell/>
          <table:table-cell office:value-type="float" office:value="8.82999999999986" calcext:value-type="float">
            <text:p>8.82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80076068477813" calcext:value-type="float">
            <text:p>0.980076068477813</text:p>
          </table:table-cell>
          <table:table-cell table:number-columns-repeated="2" office:value-type="float" office:value="0.019923931522187" calcext:value-type="float">
            <text:p>0.019923931522187</text:p>
          </table:table-cell>
          <table:table-cell table:number-columns-repeated="1007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0.98074" calcext:value-type="float">
            <text:p>0.98074</text:p>
          </table:table-cell>
          <table:table-cell table:number-columns-repeated="2" office:value-type="float" office:value="0.0192604" calcext:value-type="float">
            <text:p>0.0192604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0.980596" calcext:value-type="float">
            <text:p>0.980596</text:p>
          </table:table-cell>
          <table:table-cell table:number-columns-repeated="2" office:value-type="float" office:value="0.0194044" calcext:value-type="float">
            <text:p>0.0194044</text:p>
          </table:table-cell>
          <table:table-cell/>
          <table:table-cell office:value-type="float" office:value="8.83999999999986" calcext:value-type="float">
            <text:p>8.83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80175439500843" calcext:value-type="float">
            <text:p>0.980175439500843</text:p>
          </table:table-cell>
          <table:table-cell table:number-columns-repeated="2" office:value-type="float" office:value="0.019824560499157" calcext:value-type="float">
            <text:p>0.019824560499157</text:p>
          </table:table-cell>
          <table:table-cell table:number-columns-repeated="1007"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</text:p>
          </table:table-cell>
          <table:table-cell office:value-type="float" office:value="0.980836" calcext:value-type="float">
            <text:p>0.980836</text:p>
          </table:table-cell>
          <table:table-cell table:number-columns-repeated="2" office:value-type="float" office:value="0.0191636" calcext:value-type="float">
            <text:p>0.0191636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</text:p>
          </table:table-cell>
          <table:table-cell office:value-type="float" office:value="0.980693" calcext:value-type="float">
            <text:p>0.980693</text:p>
          </table:table-cell>
          <table:table-cell table:number-columns-repeated="2" office:value-type="float" office:value="0.0193072" calcext:value-type="float">
            <text:p>0.0193072</text:p>
          </table:table-cell>
          <table:table-cell/>
          <table:table-cell office:value-type="float" office:value="8.84999999999986" calcext:value-type="float">
            <text:p>8.84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80274314908828" calcext:value-type="float">
            <text:p>0.980274314908828</text:p>
          </table:table-cell>
          <table:table-cell table:number-columns-repeated="2" office:value-type="float" office:value="0.0197256850911721" calcext:value-type="float">
            <text:p>0.0197256850911721</text:p>
          </table:table-cell>
          <table:table-cell table:number-columns-repeated="1007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0.980933" calcext:value-type="float">
            <text:p>0.980933</text:p>
          </table:table-cell>
          <table:table-cell table:number-columns-repeated="2" office:value-type="float" office:value="0.0190673" calcext:value-type="float">
            <text:p>0.0190673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0.98079" calcext:value-type="float">
            <text:p>0.98079</text:p>
          </table:table-cell>
          <table:table-cell table:number-columns-repeated="2" office:value-type="float" office:value="0.0192104" calcext:value-type="float">
            <text:p>0.0192104</text:p>
          </table:table-cell>
          <table:table-cell/>
          <table:table-cell office:value-type="float" office:value="8.85999999999986" calcext:value-type="float">
            <text:p>8.85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80372697173658" calcext:value-type="float">
            <text:p>0.980372697173658</text:p>
          </table:table-cell>
          <table:table-cell table:number-columns-repeated="2" office:value-type="float" office:value="0.0196273028263418" calcext:value-type="float">
            <text:p>0.0196273028263418</text:p>
          </table:table-cell>
          <table:table-cell table:number-columns-repeated="1007"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1" calcext:value-type="float">
            <text:p>1</text:p>
          </table:table-cell>
          <table:table-cell office:value-type="float" office:value="0.981029" calcext:value-type="float">
            <text:p>0.981029</text:p>
          </table:table-cell>
          <table:table-cell table:number-columns-repeated="2" office:value-type="float" office:value="0.0189715" calcext:value-type="float">
            <text:p>0.0189715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" calcext:value-type="float">
            <text:p>1</text:p>
          </table:table-cell>
          <table:table-cell office:value-type="float" office:value="0.980886" calcext:value-type="float">
            <text:p>0.980886</text:p>
          </table:table-cell>
          <table:table-cell table:number-columns-repeated="2" office:value-type="float" office:value="0.0191141" calcext:value-type="float">
            <text:p>0.0191141</text:p>
          </table:table-cell>
          <table:table-cell/>
          <table:table-cell office:value-type="float" office:value="8.86999999999986" calcext:value-type="float">
            <text:p>8.86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80470588754896" calcext:value-type="float">
            <text:p>0.980470588754896</text:p>
          </table:table-cell>
          <table:table-cell table:number-columns-repeated="2" office:value-type="float" office:value="0.0195294112451044" calcext:value-type="float">
            <text:p>0.0195294112451044</text:p>
          </table:table-cell>
          <table:table-cell table:number-columns-repeated="1007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0.981124" calcext:value-type="float">
            <text:p>0.981124</text:p>
          </table:table-cell>
          <table:table-cell table:number-columns-repeated="2" office:value-type="float" office:value="0.0188761" calcext:value-type="float">
            <text:p>0.0188761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0.980982" calcext:value-type="float">
            <text:p>0.980982</text:p>
          </table:table-cell>
          <table:table-cell table:number-columns-repeated="2" office:value-type="float" office:value="0.0190183" calcext:value-type="float">
            <text:p>0.0190183</text:p>
          </table:table-cell>
          <table:table-cell/>
          <table:table-cell office:value-type="float" office:value="8.87999999999986" calcext:value-type="float">
            <text:p>8.87999999999986</text:p>
          </table:table-cell>
          <table:table-cell office:value-type="float" office:value="1" calcext:value-type="float">
            <text:p>1</text:p>
          </table:table-cell>
          <table:table-cell office:value-type="float" office:value="0.980567992099835" calcext:value-type="float">
            <text:p>0.980567992099835</text:p>
          </table:table-cell>
          <table:table-cell table:number-columns-repeated="2" office:value-type="float" office:value="0.0194320079001653" calcext:value-type="float">
            <text:p>0.0194320079001653</text:p>
          </table:table-cell>
          <table:table-cell table:number-columns-repeated="1007"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1" calcext:value-type="float">
            <text:p>1</text:p>
          </table:table-cell>
          <table:table-cell office:value-type="float" office:value="0.981219" calcext:value-type="float">
            <text:p>0.981219</text:p>
          </table:table-cell>
          <table:table-cell table:number-columns-repeated="2" office:value-type="float" office:value="0.0187813" calcext:value-type="float">
            <text:p>0.0187813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1" calcext:value-type="float">
            <text:p>1</text:p>
          </table:table-cell>
          <table:table-cell office:value-type="float" office:value="0.981077" calcext:value-type="float">
            <text:p>0.981077</text:p>
          </table:table-cell>
          <table:table-cell table:number-columns-repeated="2" office:value-type="float" office:value="0.018923" calcext:value-type="float">
            <text:p>0.018923</text:p>
          </table:table-cell>
          <table:table-cell/>
          <table:table-cell office:value-type="float" office:value="8.88999999999985" calcext:value-type="float">
            <text:p>8.88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0664909643564" calcext:value-type="float">
            <text:p>0.980664909643564</text:p>
          </table:table-cell>
          <table:table-cell table:number-columns-repeated="2" office:value-type="float" office:value="0.0193350903564358" calcext:value-type="float">
            <text:p>0.0193350903564358</text:p>
          </table:table-cell>
          <table:table-cell table:number-columns-repeated="1007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" calcext:value-type="float">
            <text:p>1</text:p>
          </table:table-cell>
          <table:table-cell office:value-type="float" office:value="0.981313" calcext:value-type="float">
            <text:p>0.981313</text:p>
          </table:table-cell>
          <table:table-cell table:number-columns-repeated="2" office:value-type="float" office:value="0.0186869" calcext:value-type="float">
            <text:p>0.0186869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1" calcext:value-type="float">
            <text:p>1</text:p>
          </table:table-cell>
          <table:table-cell office:value-type="float" office:value="0.981172" calcext:value-type="float">
            <text:p>0.981172</text:p>
          </table:table-cell>
          <table:table-cell table:number-columns-repeated="2" office:value-type="float" office:value="0.0188281" calcext:value-type="float">
            <text:p>0.0188281</text:p>
          </table:table-cell>
          <table:table-cell/>
          <table:table-cell office:value-type="float" office:value="8.89999999999985" calcext:value-type="float">
            <text:p>8.89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0761343809028" calcext:value-type="float">
            <text:p>0.980761343809028</text:p>
          </table:table-cell>
          <table:table-cell table:number-columns-repeated="2" office:value-type="float" office:value="0.0192386561909722" calcext:value-type="float">
            <text:p>0.0192386561909722</text:p>
          </table:table-cell>
          <table:table-cell table:number-columns-repeated="1007"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office:value-type="float" office:value="0.981407" calcext:value-type="float">
            <text:p>0.981407</text:p>
          </table:table-cell>
          <table:table-cell table:number-columns-repeated="2" office:value-type="float" office:value="0.018593" calcext:value-type="float">
            <text:p>0.018593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office:value-type="float" office:value="0.981266" calcext:value-type="float">
            <text:p>0.981266</text:p>
          </table:table-cell>
          <table:table-cell table:number-columns-repeated="2" office:value-type="float" office:value="0.0187337" calcext:value-type="float">
            <text:p>0.0187337</text:p>
          </table:table-cell>
          <table:table-cell/>
          <table:table-cell office:value-type="float" office:value="8.90999999999985" calcext:value-type="float">
            <text:p>8.90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0857297007085" calcext:value-type="float">
            <text:p>0.980857297007085</text:p>
          </table:table-cell>
          <table:table-cell table:number-columns-repeated="2" office:value-type="float" office:value="0.0191427029929154" calcext:value-type="float">
            <text:p>0.0191427029929154</text:p>
          </table:table-cell>
          <table:table-cell table:number-columns-repeated="1007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" calcext:value-type="float">
            <text:p>1</text:p>
          </table:table-cell>
          <table:table-cell office:value-type="float" office:value="0.9815" calcext:value-type="float">
            <text:p>0.9815</text:p>
          </table:table-cell>
          <table:table-cell table:number-columns-repeated="2" office:value-type="float" office:value="0.0184995" calcext:value-type="float">
            <text:p>0.0184995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1" calcext:value-type="float">
            <text:p>1</text:p>
          </table:table-cell>
          <table:table-cell office:value-type="float" office:value="0.98136" calcext:value-type="float">
            <text:p>0.98136</text:p>
          </table:table-cell>
          <table:table-cell table:number-columns-repeated="2" office:value-type="float" office:value="0.0186398" calcext:value-type="float">
            <text:p>0.0186398</text:p>
          </table:table-cell>
          <table:table-cell/>
          <table:table-cell office:value-type="float" office:value="8.91999999999985" calcext:value-type="float">
            <text:p>8.91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095277163657" calcext:value-type="float">
            <text:p>0.98095277163657</text:p>
          </table:table-cell>
          <table:table-cell table:number-columns-repeated="2" office:value-type="float" office:value="0.0190472283634304" calcext:value-type="float">
            <text:p>0.0190472283634304</text:p>
          </table:table-cell>
          <table:table-cell table:number-columns-repeated="1007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0.981593" calcext:value-type="float">
            <text:p>0.981593</text:p>
          </table:table-cell>
          <table:table-cell table:number-columns-repeated="2" office:value-type="float" office:value="0.0184066" calcext:value-type="float">
            <text:p>0.018406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0.981454" calcext:value-type="float">
            <text:p>0.981454</text:p>
          </table:table-cell>
          <table:table-cell table:number-columns-repeated="2" office:value-type="float" office:value="0.0185464" calcext:value-type="float">
            <text:p>0.0185464</text:p>
          </table:table-cell>
          <table:table-cell/>
          <table:table-cell office:value-type="float" office:value="8.92999999999985" calcext:value-type="float">
            <text:p>8.92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047770084353" calcext:value-type="float">
            <text:p>0.981047770084353</text:p>
          </table:table-cell>
          <table:table-cell table:number-columns-repeated="2" office:value-type="float" office:value="0.0189522299156466" calcext:value-type="float">
            <text:p>0.0189522299156466</text:p>
          </table:table-cell>
          <table:table-cell table:number-columns-repeated="1007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0.981686" calcext:value-type="float">
            <text:p>0.981686</text:p>
          </table:table-cell>
          <table:table-cell table:number-columns-repeated="2" office:value-type="float" office:value="0.0183141" calcext:value-type="float">
            <text:p>0.0183141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0.981547" calcext:value-type="float">
            <text:p>0.981547</text:p>
          </table:table-cell>
          <table:table-cell table:number-columns-repeated="2" office:value-type="float" office:value="0.0184534" calcext:value-type="float">
            <text:p>0.0184534</text:p>
          </table:table-cell>
          <table:table-cell/>
          <table:table-cell office:value-type="float" office:value="8.93999999999985" calcext:value-type="float">
            <text:p>8.93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142294725402" calcext:value-type="float">
            <text:p>0.981142294725402</text:p>
          </table:table-cell>
          <table:table-cell table:number-columns-repeated="2" office:value-type="float" office:value="0.0188577052745977" calcext:value-type="float">
            <text:p>0.0188577052745977</text:p>
          </table:table-cell>
          <table:table-cell table:number-columns-repeated="1007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" calcext:value-type="float">
            <text:p>1</text:p>
          </table:table-cell>
          <table:table-cell office:value-type="float" office:value="0.981778" calcext:value-type="float">
            <text:p>0.981778</text:p>
          </table:table-cell>
          <table:table-cell table:number-columns-repeated="2" office:value-type="float" office:value="0.0182221" calcext:value-type="float">
            <text:p>0.0182221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1" calcext:value-type="float">
            <text:p>1</text:p>
          </table:table-cell>
          <table:table-cell office:value-type="float" office:value="0.981639" calcext:value-type="float">
            <text:p>0.981639</text:p>
          </table:table-cell>
          <table:table-cell table:number-columns-repeated="2" office:value-type="float" office:value="0.0183609" calcext:value-type="float">
            <text:p>0.0183609</text:p>
          </table:table-cell>
          <table:table-cell/>
          <table:table-cell office:value-type="float" office:value="8.94999999999985" calcext:value-type="float">
            <text:p>8.94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236347922837" calcext:value-type="float">
            <text:p>0.981236347922837</text:p>
          </table:table-cell>
          <table:table-cell table:number-columns-repeated="2" office:value-type="float" office:value="0.0187636520771629" calcext:value-type="float">
            <text:p>0.0187636520771629</text:p>
          </table:table-cell>
          <table:table-cell table:number-columns-repeated="1007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" calcext:value-type="float">
            <text:p>1</text:p>
          </table:table-cell>
          <table:table-cell office:value-type="float" office:value="0.98187" calcext:value-type="float">
            <text:p>0.98187</text:p>
          </table:table-cell>
          <table:table-cell table:number-columns-repeated="2" office:value-type="float" office:value="0.0181305" calcext:value-type="float">
            <text:p>0.0181305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1" calcext:value-type="float">
            <text:p>1</text:p>
          </table:table-cell>
          <table:table-cell office:value-type="float" office:value="0.981731" calcext:value-type="float">
            <text:p>0.981731</text:p>
          </table:table-cell>
          <table:table-cell table:number-columns-repeated="2" office:value-type="float" office:value="0.0182689" calcext:value-type="float">
            <text:p>0.0182689</text:p>
          </table:table-cell>
          <table:table-cell/>
          <table:table-cell office:value-type="float" office:value="8.95999999999985" calcext:value-type="float">
            <text:p>8.95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329932027993" calcext:value-type="float">
            <text:p>0.981329932027993</text:p>
          </table:table-cell>
          <table:table-cell table:number-columns-repeated="2" office:value-type="float" office:value="0.0186700679720073" calcext:value-type="float">
            <text:p>0.0186700679720073</text:p>
          </table:table-cell>
          <table:table-cell table:number-columns-repeated="1007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office:value-type="float" office:value="0.981961" calcext:value-type="float">
            <text:p>0.981961</text:p>
          </table:table-cell>
          <table:table-cell table:number-columns-repeated="2" office:value-type="float" office:value="0.0180394" calcext:value-type="float">
            <text:p>0.0180394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office:value-type="float" office:value="0.981823" calcext:value-type="float">
            <text:p>0.981823</text:p>
          </table:table-cell>
          <table:table-cell table:number-columns-repeated="2" office:value-type="float" office:value="0.0181773" calcext:value-type="float">
            <text:p>0.0181773</text:p>
          </table:table-cell>
          <table:table-cell/>
          <table:table-cell office:value-type="float" office:value="8.96999999999985" calcext:value-type="float">
            <text:p>8.96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423049380477" calcext:value-type="float">
            <text:p>0.981423049380477</text:p>
          </table:table-cell>
          <table:table-cell table:number-columns-repeated="2" office:value-type="float" office:value="0.0185769506195234" calcext:value-type="float">
            <text:p>0.0185769506195234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82051" calcext:value-type="float">
            <text:p>0.982051</text:p>
          </table:table-cell>
          <table:table-cell table:number-columns-repeated="2" office:value-type="float" office:value="0.0179487" calcext:value-type="float">
            <text:p>0.01794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81914" calcext:value-type="float">
            <text:p>0.981914</text:p>
          </table:table-cell>
          <table:table-cell table:number-columns-repeated="2" office:value-type="float" office:value="0.0180862" calcext:value-type="float">
            <text:p>0.0180862</text:p>
          </table:table-cell>
          <table:table-cell/>
          <table:table-cell office:value-type="float" office:value="8.97999999999985" calcext:value-type="float">
            <text:p>8.97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515702308228" calcext:value-type="float">
            <text:p>0.981515702308228</text:p>
          </table:table-cell>
          <table:table-cell table:number-columns-repeated="2" office:value-type="float" office:value="0.0184842976917724" calcext:value-type="float">
            <text:p>0.0184842976917724</text:p>
          </table:table-cell>
          <table:table-cell table:number-columns-repeated="1007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" calcext:value-type="float">
            <text:p>1</text:p>
          </table:table-cell>
          <table:table-cell office:value-type="float" office:value="0.982141" calcext:value-type="float">
            <text:p>0.982141</text:p>
          </table:table-cell>
          <table:table-cell table:number-columns-repeated="2" office:value-type="float" office:value="0.0178585" calcext:value-type="float">
            <text:p>0.0178585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1" calcext:value-type="float">
            <text:p>1</text:p>
          </table:table-cell>
          <table:table-cell office:value-type="float" office:value="0.982004" calcext:value-type="float">
            <text:p>0.982004</text:p>
          </table:table-cell>
          <table:table-cell table:number-columns-repeated="2" office:value-type="float" office:value="0.0179955" calcext:value-type="float">
            <text:p>0.0179955</text:p>
          </table:table-cell>
          <table:table-cell/>
          <table:table-cell office:value-type="float" office:value="8.98999999999985" calcext:value-type="float">
            <text:p>8.98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607893127573" calcext:value-type="float">
            <text:p>0.981607893127573</text:p>
          </table:table-cell>
          <table:table-cell table:number-columns-repeated="2" office:value-type="float" office:value="0.0183921068724265" calcext:value-type="float">
            <text:p>0.0183921068724265</text:p>
          </table:table-cell>
          <table:table-cell table:number-columns-repeated="1007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" calcext:value-type="float">
            <text:p>1</text:p>
          </table:table-cell>
          <table:table-cell office:value-type="float" office:value="0.982231" calcext:value-type="float">
            <text:p>0.982231</text:p>
          </table:table-cell>
          <table:table-cell table:number-columns-repeated="2" office:value-type="float" office:value="0.0177688" calcext:value-type="float">
            <text:p>0.0177688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1" calcext:value-type="float">
            <text:p>1</text:p>
          </table:table-cell>
          <table:table-cell office:value-type="float" office:value="0.982095" calcext:value-type="float">
            <text:p>0.982095</text:p>
          </table:table-cell>
          <table:table-cell table:number-columns-repeated="2" office:value-type="float" office:value="0.0179053" calcext:value-type="float">
            <text:p>0.0179053</text:p>
          </table:table-cell>
          <table:table-cell/>
          <table:table-cell office:value-type="float" office:value="8.99999999999985" calcext:value-type="float">
            <text:p>8.99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69962414329" calcext:value-type="float">
            <text:p>0.98169962414329</text:p>
          </table:table-cell>
          <table:table-cell table:number-columns-repeated="2" office:value-type="float" office:value="0.0183003758567104" calcext:value-type="float">
            <text:p>0.0183003758567104</text:p>
          </table:table-cell>
          <table:table-cell table:number-columns-repeated="1007"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0.982321" calcext:value-type="float">
            <text:p>0.982321</text:p>
          </table:table-cell>
          <table:table-cell table:number-columns-repeated="2" office:value-type="float" office:value="0.0176795" calcext:value-type="float">
            <text:p>0.0176795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0.982184" calcext:value-type="float">
            <text:p>0.982184</text:p>
          </table:table-cell>
          <table:table-cell table:number-columns-repeated="2" office:value-type="float" office:value="0.0178156" calcext:value-type="float">
            <text:p>0.0178156</text:p>
          </table:table-cell>
          <table:table-cell/>
          <table:table-cell office:value-type="float" office:value="9.00999999999985" calcext:value-type="float">
            <text:p>9.00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790897648656" calcext:value-type="float">
            <text:p>0.981790897648656</text:p>
          </table:table-cell>
          <table:table-cell table:number-columns-repeated="2" office:value-type="float" office:value="0.0182091023513438" calcext:value-type="float">
            <text:p>0.0182091023513438</text:p>
          </table:table-cell>
          <table:table-cell table:number-columns-repeated="1007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.982409" calcext:value-type="float">
            <text:p>0.982409</text:p>
          </table:table-cell>
          <table:table-cell table:number-columns-repeated="2" office:value-type="float" office:value="0.0175906" calcext:value-type="float">
            <text:p>0.0175906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.982274" calcext:value-type="float">
            <text:p>0.982274</text:p>
          </table:table-cell>
          <table:table-cell table:number-columns-repeated="2" office:value-type="float" office:value="0.0177263" calcext:value-type="float">
            <text:p>0.0177263</text:p>
          </table:table-cell>
          <table:table-cell/>
          <table:table-cell office:value-type="float" office:value="9.01999999999985" calcext:value-type="float">
            <text:p>9.01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881715925516" calcext:value-type="float">
            <text:p>0.981881715925516</text:p>
          </table:table-cell>
          <table:table-cell table:number-columns-repeated="2" office:value-type="float" office:value="0.0181182840744843" calcext:value-type="float">
            <text:p>0.0181182840744843</text:p>
          </table:table-cell>
          <table:table-cell table:number-columns-repeated="1007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0.982498" calcext:value-type="float">
            <text:p>0.982498</text:p>
          </table:table-cell>
          <table:table-cell table:number-columns-repeated="2" office:value-type="float" office:value="0.0175022" calcext:value-type="float">
            <text:p>0.0175022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0.982363" calcext:value-type="float">
            <text:p>0.982363</text:p>
          </table:table-cell>
          <table:table-cell table:number-columns-repeated="2" office:value-type="float" office:value="0.0176374" calcext:value-type="float">
            <text:p>0.0176374</text:p>
          </table:table-cell>
          <table:table-cell/>
          <table:table-cell office:value-type="float" office:value="9.02999999999985" calcext:value-type="float">
            <text:p>9.02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197208124433" calcext:value-type="float">
            <text:p>0.98197208124433</text:p>
          </table:table-cell>
          <table:table-cell table:number-columns-repeated="2" office:value-type="float" office:value="0.0180279187556704" calcext:value-type="float">
            <text:p>0.0180279187556704</text:p>
          </table:table-cell>
          <table:table-cell table:number-columns-repeated="1007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0.982586" calcext:value-type="float">
            <text:p>0.982586</text:p>
          </table:table-cell>
          <table:table-cell table:number-columns-repeated="2" office:value-type="float" office:value="0.0174143" calcext:value-type="float">
            <text:p>0.0174143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0.982451" calcext:value-type="float">
            <text:p>0.982451</text:p>
          </table:table-cell>
          <table:table-cell table:number-columns-repeated="2" office:value-type="float" office:value="0.017549" calcext:value-type="float">
            <text:p>0.017549</text:p>
          </table:table-cell>
          <table:table-cell/>
          <table:table-cell office:value-type="float" office:value="9.03999999999985" calcext:value-type="float">
            <text:p>9.03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061995864236" calcext:value-type="float">
            <text:p>0.982061995864236</text:p>
          </table:table-cell>
          <table:table-cell table:number-columns-repeated="2" office:value-type="float" office:value="0.0179380041357644" calcext:value-type="float">
            <text:p>0.0179380041357644</text:p>
          </table:table-cell>
          <table:table-cell table:number-columns-repeated="1007"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" calcext:value-type="float">
            <text:p>1</text:p>
          </table:table-cell>
          <table:table-cell office:value-type="float" office:value="0.982673" calcext:value-type="float">
            <text:p>0.982673</text:p>
          </table:table-cell>
          <table:table-cell table:number-columns-repeated="2" office:value-type="float" office:value="0.0173268" calcext:value-type="float">
            <text:p>0.017326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1" calcext:value-type="float">
            <text:p>1</text:p>
          </table:table-cell>
          <table:table-cell office:value-type="float" office:value="0.982539" calcext:value-type="float">
            <text:p>0.982539</text:p>
          </table:table-cell>
          <table:table-cell table:number-columns-repeated="2" office:value-type="float" office:value="0.017461" calcext:value-type="float">
            <text:p>0.017461</text:p>
          </table:table-cell>
          <table:table-cell/>
          <table:table-cell office:value-type="float" office:value="9.04999999999985" calcext:value-type="float">
            <text:p>9.04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151462033104" calcext:value-type="float">
            <text:p>0.982151462033104</text:p>
          </table:table-cell>
          <table:table-cell table:number-columns-repeated="2" office:value-type="float" office:value="0.017848537966896" calcext:value-type="float">
            <text:p>0.017848537966896</text:p>
          </table:table-cell>
          <table:table-cell table:number-columns-repeated="1007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" calcext:value-type="float">
            <text:p>1</text:p>
          </table:table-cell>
          <table:table-cell office:value-type="float" office:value="0.98276" calcext:value-type="float">
            <text:p>0.98276</text:p>
          </table:table-cell>
          <table:table-cell table:number-columns-repeated="2" office:value-type="float" office:value="0.0172397" calcext:value-type="float">
            <text:p>0.0172397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1" calcext:value-type="float">
            <text:p>1</text:p>
          </table:table-cell>
          <table:table-cell office:value-type="float" office:value="0.982626" calcext:value-type="float">
            <text:p>0.982626</text:p>
          </table:table-cell>
          <table:table-cell table:number-columns-repeated="2" office:value-type="float" office:value="0.0173735" calcext:value-type="float">
            <text:p>0.0173735</text:p>
          </table:table-cell>
          <table:table-cell/>
          <table:table-cell office:value-type="float" office:value="9.05999999999985" calcext:value-type="float">
            <text:p>9.05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240481987594" calcext:value-type="float">
            <text:p>0.982240481987594</text:p>
          </table:table-cell>
          <table:table-cell table:number-columns-repeated="2" office:value-type="float" office:value="0.0177595180124064" calcext:value-type="float">
            <text:p>0.0177595180124064</text:p>
          </table:table-cell>
          <table:table-cell table:number-columns-repeated="1007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" calcext:value-type="float">
            <text:p>1</text:p>
          </table:table-cell>
          <table:table-cell office:value-type="float" office:value="0.982847" calcext:value-type="float">
            <text:p>0.982847</text:p>
          </table:table-cell>
          <table:table-cell table:number-columns-repeated="2" office:value-type="float" office:value="0.0171531" calcext:value-type="float">
            <text:p>0.0171531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1" calcext:value-type="float">
            <text:p>1</text:p>
          </table:table-cell>
          <table:table-cell office:value-type="float" office:value="0.982714" calcext:value-type="float">
            <text:p>0.982714</text:p>
          </table:table-cell>
          <table:table-cell table:number-columns-repeated="2" office:value-type="float" office:value="0.0172864" calcext:value-type="float">
            <text:p>0.0172864</text:p>
          </table:table-cell>
          <table:table-cell/>
          <table:table-cell office:value-type="float" office:value="9.06999999999985" calcext:value-type="float">
            <text:p>9.06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329057953208" calcext:value-type="float">
            <text:p>0.982329057953208</text:p>
          </table:table-cell>
          <table:table-cell table:number-columns-repeated="2" office:value-type="float" office:value="0.017670942046792" calcext:value-type="float">
            <text:p>0.017670942046792</text:p>
          </table:table-cell>
          <table:table-cell table:number-columns-repeated="1007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982933" calcext:value-type="float">
            <text:p>0.982933</text:p>
          </table:table-cell>
          <table:table-cell table:number-columns-repeated="2" office:value-type="float" office:value="0.0170669" calcext:value-type="float">
            <text:p>0.017066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9828" calcext:value-type="float">
            <text:p>0.9828</text:p>
          </table:table-cell>
          <table:table-cell table:number-columns-repeated="2" office:value-type="float" office:value="0.0171998" calcext:value-type="float">
            <text:p>0.0171998</text:p>
          </table:table-cell>
          <table:table-cell/>
          <table:table-cell office:value-type="float" office:value="9.07999999999985" calcext:value-type="float">
            <text:p>9.07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417192144351" calcext:value-type="float">
            <text:p>0.982417192144351</text:p>
          </table:table-cell>
          <table:table-cell table:number-columns-repeated="2" office:value-type="float" office:value="0.0175828078556491" calcext:value-type="float">
            <text:p>0.0175828078556491</text:p>
          </table:table-cell>
          <table:table-cell table:number-columns-repeated="1007"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" calcext:value-type="float">
            <text:p>1</text:p>
          </table:table-cell>
          <table:table-cell office:value-type="float" office:value="0.983019" calcext:value-type="float">
            <text:p>0.983019</text:p>
          </table:table-cell>
          <table:table-cell table:number-columns-repeated="2" office:value-type="float" office:value="0.0169811" calcext:value-type="float">
            <text:p>0.0169811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1" calcext:value-type="float">
            <text:p>1</text:p>
          </table:table-cell>
          <table:table-cell office:value-type="float" office:value="0.982886" calcext:value-type="float">
            <text:p>0.982886</text:p>
          </table:table-cell>
          <table:table-cell table:number-columns-repeated="2" office:value-type="float" office:value="0.0171136" calcext:value-type="float">
            <text:p>0.0171136</text:p>
          </table:table-cell>
          <table:table-cell/>
          <table:table-cell office:value-type="float" office:value="9.08999999999985" calcext:value-type="float">
            <text:p>9.08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504886764382" calcext:value-type="float">
            <text:p>0.982504886764382</text:p>
          </table:table-cell>
          <table:table-cell table:number-columns-repeated="2" office:value-type="float" office:value="0.0174951132356185" calcext:value-type="float">
            <text:p>0.0174951132356185</text:p>
          </table:table-cell>
          <table:table-cell table:number-columns-repeated="1007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  <table:table-cell office:value-type="float" office:value="0.983104" calcext:value-type="float">
            <text:p>0.983104</text:p>
          </table:table-cell>
          <table:table-cell table:number-columns-repeated="2" office:value-type="float" office:value="0.0168958" calcext:value-type="float">
            <text:p>0.0168958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  <table:table-cell office:value-type="float" office:value="0.982972" calcext:value-type="float">
            <text:p>0.982972</text:p>
          </table:table-cell>
          <table:table-cell table:number-columns-repeated="2" office:value-type="float" office:value="0.0170278" calcext:value-type="float">
            <text:p>0.0170278</text:p>
          </table:table-cell>
          <table:table-cell/>
          <table:table-cell office:value-type="float" office:value="9.09999999999985" calcext:value-type="float">
            <text:p>9.09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59214400567" calcext:value-type="float">
            <text:p>0.98259214400567</text:p>
          </table:table-cell>
          <table:table-cell table:number-columns-repeated="2" office:value-type="float" office:value="0.0174078559943299" calcext:value-type="float">
            <text:p>0.0174078559943299</text:p>
          </table:table-cell>
          <table:table-cell table:number-columns-repeated="1007"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" calcext:value-type="float">
            <text:p>1</text:p>
          </table:table-cell>
          <table:table-cell office:value-type="float" office:value="0.983189" calcext:value-type="float">
            <text:p>0.983189</text:p>
          </table:table-cell>
          <table:table-cell table:number-columns-repeated="2" office:value-type="float" office:value="0.0168109" calcext:value-type="float">
            <text:p>0.0168109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1" calcext:value-type="float">
            <text:p>1</text:p>
          </table:table-cell>
          <table:table-cell office:value-type="float" office:value="0.983058" calcext:value-type="float">
            <text:p>0.983058</text:p>
          </table:table-cell>
          <table:table-cell table:number-columns-repeated="2" office:value-type="float" office:value="0.0169424" calcext:value-type="float">
            <text:p>0.0169424</text:p>
          </table:table-cell>
          <table:table-cell/>
          <table:table-cell office:value-type="float" office:value="9.10999999999985" calcext:value-type="float">
            <text:p>9.10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678966049652" calcext:value-type="float">
            <text:p>0.982678966049652</text:p>
          </table:table-cell>
          <table:table-cell table:number-columns-repeated="2" office:value-type="float" office:value="0.0173210339503479" calcext:value-type="float">
            <text:p>0.0173210339503479</text:p>
          </table:table-cell>
          <table:table-cell table:number-columns-repeated="1007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" calcext:value-type="float">
            <text:p>1</text:p>
          </table:table-cell>
          <table:table-cell office:value-type="float" office:value="0.983274" calcext:value-type="float">
            <text:p>0.983274</text:p>
          </table:table-cell>
          <table:table-cell table:number-columns-repeated="2" office:value-type="float" office:value="0.0167264" calcext:value-type="float">
            <text:p>0.0167264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1" calcext:value-type="float">
            <text:p>1</text:p>
          </table:table-cell>
          <table:table-cell office:value-type="float" office:value="0.983142" calcext:value-type="float">
            <text:p>0.983142</text:p>
          </table:table-cell>
          <table:table-cell table:number-columns-repeated="2" office:value-type="float" office:value="0.0168575" calcext:value-type="float">
            <text:p>0.0168575</text:p>
          </table:table-cell>
          <table:table-cell/>
          <table:table-cell office:value-type="float" office:value="9.11999999999985" calcext:value-type="float">
            <text:p>9.11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765355066883" calcext:value-type="float">
            <text:p>0.982765355066883</text:p>
          </table:table-cell>
          <table:table-cell table:number-columns-repeated="2" office:value-type="float" office:value="0.0172346449331168" calcext:value-type="float">
            <text:p>0.0172346449331168</text:p>
          </table:table-cell>
          <table:table-cell table:number-columns-repeated="1007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0.983358" calcext:value-type="float">
            <text:p>0.983358</text:p>
          </table:table-cell>
          <table:table-cell table:number-columns-repeated="2" office:value-type="float" office:value="0.0166423" calcext:value-type="float">
            <text:p>0.0166423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0.983227" calcext:value-type="float">
            <text:p>0.983227</text:p>
          </table:table-cell>
          <table:table-cell table:number-columns-repeated="2" office:value-type="float" office:value="0.016773" calcext:value-type="float">
            <text:p>0.016773</text:p>
          </table:table-cell>
          <table:table-cell/>
          <table:table-cell office:value-type="float" office:value="9.12999999999985" calcext:value-type="float">
            <text:p>9.12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851313217093" calcext:value-type="float">
            <text:p>0.982851313217093</text:p>
          </table:table-cell>
          <table:table-cell table:number-columns-repeated="2" office:value-type="float" office:value="0.0171486867829066" calcext:value-type="float">
            <text:p>0.0171486867829066</text:p>
          </table:table-cell>
          <table:table-cell table:number-columns-repeated="1007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0.983441" calcext:value-type="float">
            <text:p>0.983441</text:p>
          </table:table-cell>
          <table:table-cell table:number-columns-repeated="2" office:value-type="float" office:value="0.0165587" calcext:value-type="float">
            <text:p>0.0165587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0.983311" calcext:value-type="float">
            <text:p>0.983311</text:p>
          </table:table-cell>
          <table:table-cell table:number-columns-repeated="2" office:value-type="float" office:value="0.0166889" calcext:value-type="float">
            <text:p>0.0166889</text:p>
          </table:table-cell>
          <table:table-cell/>
          <table:table-cell office:value-type="float" office:value="9.13999999999985" calcext:value-type="float">
            <text:p>9.13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2936842649241" calcext:value-type="float">
            <text:p>0.982936842649241</text:p>
          </table:table-cell>
          <table:table-cell table:number-columns-repeated="2" office:value-type="float" office:value="0.0170631573507591" calcext:value-type="float">
            <text:p>0.0170631573507591</text:p>
          </table:table-cell>
          <table:table-cell table:number-columns-repeated="1007"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0.983525" calcext:value-type="float">
            <text:p>0.983525</text:p>
          </table:table-cell>
          <table:table-cell table:number-columns-repeated="2" office:value-type="float" office:value="0.0164755" calcext:value-type="float">
            <text:p>0.0164755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0.983395" calcext:value-type="float">
            <text:p>0.983395</text:p>
          </table:table-cell>
          <table:table-cell table:number-columns-repeated="2" office:value-type="float" office:value="0.0166053" calcext:value-type="float">
            <text:p>0.0166053</text:p>
          </table:table-cell>
          <table:table-cell/>
          <table:table-cell office:value-type="float" office:value="9.14999999999985" calcext:value-type="float">
            <text:p>9.14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021945501566" calcext:value-type="float">
            <text:p>0.983021945501566</text:p>
          </table:table-cell>
          <table:table-cell table:number-columns-repeated="2" office:value-type="float" office:value="0.0169780544984341" calcext:value-type="float">
            <text:p>0.0169780544984341</text:p>
          </table:table-cell>
          <table:table-cell table:number-columns-repeated="1007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" calcext:value-type="float">
            <text:p>1</text:p>
          </table:table-cell>
          <table:table-cell office:value-type="float" office:value="0.983607" calcext:value-type="float">
            <text:p>0.983607</text:p>
          </table:table-cell>
          <table:table-cell table:number-columns-repeated="2" office:value-type="float" office:value="0.0163927" calcext:value-type="float">
            <text:p>0.0163927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1" calcext:value-type="float">
            <text:p>1</text:p>
          </table:table-cell>
          <table:table-cell office:value-type="float" office:value="0.983478" calcext:value-type="float">
            <text:p>0.983478</text:p>
          </table:table-cell>
          <table:table-cell table:number-columns-repeated="2" office:value-type="float" office:value="0.016522" calcext:value-type="float">
            <text:p>0.016522</text:p>
          </table:table-cell>
          <table:table-cell/>
          <table:table-cell office:value-type="float" office:value="9.15999999999985" calcext:value-type="float">
            <text:p>9.15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106623901644" calcext:value-type="float">
            <text:p>0.983106623901644</text:p>
          </table:table-cell>
          <table:table-cell table:number-columns-repeated="2" office:value-type="float" office:value="0.0168933760983558" calcext:value-type="float">
            <text:p>0.0168933760983558</text:p>
          </table:table-cell>
          <table:table-cell table:number-columns-repeated="1007"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0.98369" calcext:value-type="float">
            <text:p>0.98369</text:p>
          </table:table-cell>
          <table:table-cell table:number-columns-repeated="2" office:value-type="float" office:value="0.0163103" calcext:value-type="float">
            <text:p>0.0163103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0.983561" calcext:value-type="float">
            <text:p>0.983561</text:p>
          </table:table-cell>
          <table:table-cell table:number-columns-repeated="2" office:value-type="float" office:value="0.0164392" calcext:value-type="float">
            <text:p>0.0164392</text:p>
          </table:table-cell>
          <table:table-cell/>
          <table:table-cell office:value-type="float" office:value="9.16999999999985" calcext:value-type="float">
            <text:p>9.16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19087996644" calcext:value-type="float">
            <text:p>0.98319087996644</text:p>
          </table:table-cell>
          <table:table-cell table:number-columns-repeated="2" office:value-type="float" office:value="0.0168091200335598" calcext:value-type="float">
            <text:p>0.0168091200335598</text:p>
          </table:table-cell>
          <table:table-cell table:number-columns-repeated="100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0.983772" calcext:value-type="float">
            <text:p>0.983772</text:p>
          </table:table-cell>
          <table:table-cell table:number-columns-repeated="2" office:value-type="float" office:value="0.0162284" calcext:value-type="float">
            <text:p>0.01622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0.983643" calcext:value-type="float">
            <text:p>0.983643</text:p>
          </table:table-cell>
          <table:table-cell table:number-columns-repeated="2" office:value-type="float" office:value="0.0163568" calcext:value-type="float">
            <text:p>0.0163568</text:p>
          </table:table-cell>
          <table:table-cell/>
          <table:table-cell office:value-type="float" office:value="9.17999999999985" calcext:value-type="float">
            <text:p>9.17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27471580236" calcext:value-type="float">
            <text:p>0.98327471580236</text:p>
          </table:table-cell>
          <table:table-cell table:number-columns-repeated="2" office:value-type="float" office:value="0.0167252841976402" calcext:value-type="float">
            <text:p>0.0167252841976402</text:p>
          </table:table-cell>
          <table:table-cell table:number-columns-repeated="1007"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0.983853" calcext:value-type="float">
            <text:p>0.983853</text:p>
          </table:table-cell>
          <table:table-cell table:number-columns-repeated="2" office:value-type="float" office:value="0.0161468" calcext:value-type="float">
            <text:p>0.0161468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0.983725" calcext:value-type="float">
            <text:p>0.983725</text:p>
          </table:table-cell>
          <table:table-cell table:number-columns-repeated="2" office:value-type="float" office:value="0.0162748" calcext:value-type="float">
            <text:p>0.0162748</text:p>
          </table:table-cell>
          <table:table-cell/>
          <table:table-cell office:value-type="float" office:value="9.18999999999985" calcext:value-type="float">
            <text:p>9.18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358133505303" calcext:value-type="float">
            <text:p>0.983358133505303</text:p>
          </table:table-cell>
          <table:table-cell table:number-columns-repeated="2" office:value-type="float" office:value="0.0166418664946966" calcext:value-type="float">
            <text:p>0.0166418664946966</text:p>
          </table:table-cell>
          <table:table-cell table:number-columns-repeated="1007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0.983934" calcext:value-type="float">
            <text:p>0.983934</text:p>
          </table:table-cell>
          <table:table-cell table:number-columns-repeated="2" office:value-type="float" office:value="0.0160657" calcext:value-type="float">
            <text:p>0.0160657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0.983807" calcext:value-type="float">
            <text:p>0.983807</text:p>
          </table:table-cell>
          <table:table-cell table:number-columns-repeated="2" office:value-type="float" office:value="0.0161933" calcext:value-type="float">
            <text:p>0.0161933</text:p>
          </table:table-cell>
          <table:table-cell/>
          <table:table-cell office:value-type="float" office:value="9.19999999999985" calcext:value-type="float">
            <text:p>9.19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441135160718" calcext:value-type="float">
            <text:p>0.983441135160718</text:p>
          </table:table-cell>
          <table:table-cell table:number-columns-repeated="2" office:value-type="float" office:value="0.0165588648392822" calcext:value-type="float">
            <text:p>0.0165588648392822</text:p>
          </table:table-cell>
          <table:table-cell table:number-columns-repeated="1007"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" calcext:value-type="float">
            <text:p>1</text:p>
          </table:table-cell>
          <table:table-cell office:value-type="float" office:value="0.984015" calcext:value-type="float">
            <text:p>0.984015</text:p>
          </table:table-cell>
          <table:table-cell table:number-columns-repeated="2" office:value-type="float" office:value="0.0159849" calcext:value-type="float">
            <text:p>0.0159849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1" calcext:value-type="float">
            <text:p>1</text:p>
          </table:table-cell>
          <table:table-cell office:value-type="float" office:value="0.983888" calcext:value-type="float">
            <text:p>0.983888</text:p>
          </table:table-cell>
          <table:table-cell table:number-columns-repeated="2" office:value-type="float" office:value="0.0161121" calcext:value-type="float">
            <text:p>0.0161121</text:p>
          </table:table-cell>
          <table:table-cell/>
          <table:table-cell office:value-type="float" office:value="9.20999999999985" calcext:value-type="float">
            <text:p>9.20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523722843649" calcext:value-type="float">
            <text:p>0.983523722843649</text:p>
          </table:table-cell>
          <table:table-cell table:number-columns-repeated="2" office:value-type="float" office:value="0.0164762771563511" calcext:value-type="float">
            <text:p>0.0164762771563511</text:p>
          </table:table-cell>
          <table:table-cell table:number-columns-repeated="1007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0.984095" calcext:value-type="float">
            <text:p>0.984095</text:p>
          </table:table-cell>
          <table:table-cell table:number-columns-repeated="2" office:value-type="float" office:value="0.0159046" calcext:value-type="float">
            <text:p>0.0159046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0.983969" calcext:value-type="float">
            <text:p>0.983969</text:p>
          </table:table-cell>
          <table:table-cell table:number-columns-repeated="2" office:value-type="float" office:value="0.0160313" calcext:value-type="float">
            <text:p>0.0160313</text:p>
          </table:table-cell>
          <table:table-cell/>
          <table:table-cell office:value-type="float" office:value="9.21999999999985" calcext:value-type="float">
            <text:p>9.21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605898618793" calcext:value-type="float">
            <text:p>0.983605898618793</text:p>
          </table:table-cell>
          <table:table-cell table:number-columns-repeated="2" office:value-type="float" office:value="0.0163941013812071" calcext:value-type="float">
            <text:p>0.0163941013812071</text:p>
          </table:table-cell>
          <table:table-cell table:number-columns-repeated="1007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office:value-type="float" office:value="0.984175" calcext:value-type="float">
            <text:p>0.984175</text:p>
          </table:table-cell>
          <table:table-cell table:number-columns-repeated="2" office:value-type="float" office:value="0.0158247" calcext:value-type="float">
            <text:p>0.0158247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  <table:table-cell office:value-type="float" office:value="0.984049" calcext:value-type="float">
            <text:p>0.984049</text:p>
          </table:table-cell>
          <table:table-cell table:number-columns-repeated="2" office:value-type="float" office:value="0.015951" calcext:value-type="float">
            <text:p>0.015951</text:p>
          </table:table-cell>
          <table:table-cell/>
          <table:table-cell office:value-type="float" office:value="9.22999999999985" calcext:value-type="float">
            <text:p>9.22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687664540548" calcext:value-type="float">
            <text:p>0.983687664540548</text:p>
          </table:table-cell>
          <table:table-cell table:number-columns-repeated="2" office:value-type="float" office:value="0.0163123354594515" calcext:value-type="float">
            <text:p>0.0163123354594515</text:p>
          </table:table-cell>
          <table:table-cell table:number-columns-repeated="1007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0.984255" calcext:value-type="float">
            <text:p>0.984255</text:p>
          </table:table-cell>
          <table:table-cell table:number-columns-repeated="2" office:value-type="float" office:value="0.0157452" calcext:value-type="float">
            <text:p>0.0157452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0.984129" calcext:value-type="float">
            <text:p>0.984129</text:p>
          </table:table-cell>
          <table:table-cell table:number-columns-repeated="2" office:value-type="float" office:value="0.015871" calcext:value-type="float">
            <text:p>0.015871</text:p>
          </table:table-cell>
          <table:table-cell/>
          <table:table-cell office:value-type="float" office:value="9.23999999999985" calcext:value-type="float">
            <text:p>9.23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769022653068" calcext:value-type="float">
            <text:p>0.983769022653068</text:p>
          </table:table-cell>
          <table:table-cell table:number-columns-repeated="2" office:value-type="float" office:value="0.016230977346932" calcext:value-type="float">
            <text:p>0.016230977346932</text:p>
          </table:table-cell>
          <table:table-cell table:number-columns-repeated="1007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office:value-type="float" office:value="0.984334" calcext:value-type="float">
            <text:p>0.984334</text:p>
          </table:table-cell>
          <table:table-cell table:number-columns-repeated="2" office:value-type="float" office:value="0.015666" calcext:value-type="float">
            <text:p>0.015666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office:value-type="float" office:value="0.984209" calcext:value-type="float">
            <text:p>0.984209</text:p>
          </table:table-cell>
          <table:table-cell table:number-columns-repeated="2" office:value-type="float" office:value="0.0157915" calcext:value-type="float">
            <text:p>0.0157915</text:p>
          </table:table-cell>
          <table:table-cell/>
          <table:table-cell office:value-type="float" office:value="9.24999999999985" calcext:value-type="float">
            <text:p>9.24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849974990308" calcext:value-type="float">
            <text:p>0.983849974990308</text:p>
          </table:table-cell>
          <table:table-cell table:number-columns-repeated="2" office:value-type="float" office:value="0.0161500250096915" calcext:value-type="float">
            <text:p>0.0161500250096915</text:p>
          </table:table-cell>
          <table:table-cell table:number-columns-repeated="1007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" calcext:value-type="float">
            <text:p>1</text:p>
          </table:table-cell>
          <table:table-cell office:value-type="float" office:value="0.984413" calcext:value-type="float">
            <text:p>0.984413</text:p>
          </table:table-cell>
          <table:table-cell table:number-columns-repeated="2" office:value-type="float" office:value="0.0155873" calcext:value-type="float">
            <text:p>0.0155873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1" calcext:value-type="float">
            <text:p>1</text:p>
          </table:table-cell>
          <table:table-cell office:value-type="float" office:value="0.984288" calcext:value-type="float">
            <text:p>0.984288</text:p>
          </table:table-cell>
          <table:table-cell table:number-columns-repeated="2" office:value-type="float" office:value="0.0157123" calcext:value-type="float">
            <text:p>0.0157123</text:p>
          </table:table-cell>
          <table:table-cell/>
          <table:table-cell office:value-type="float" office:value="9.25999999999985" calcext:value-type="float">
            <text:p>9.25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3930523576083" calcext:value-type="float">
            <text:p>0.983930523576083</text:p>
          </table:table-cell>
          <table:table-cell table:number-columns-repeated="2" office:value-type="float" office:value="0.0160694764239174" calcext:value-type="float">
            <text:p>0.0160694764239174</text:p>
          </table:table-cell>
          <table:table-cell table:number-columns-repeated="1007"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0.984491" calcext:value-type="float">
            <text:p>0.984491</text:p>
          </table:table-cell>
          <table:table-cell table:number-columns-repeated="2" office:value-type="float" office:value="0.015509" calcext:value-type="float">
            <text:p>0.015509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0.984366" calcext:value-type="float">
            <text:p>0.984366</text:p>
          </table:table-cell>
          <table:table-cell table:number-columns-repeated="2" office:value-type="float" office:value="0.0156335" calcext:value-type="float">
            <text:p>0.0156335</text:p>
          </table:table-cell>
          <table:table-cell/>
          <table:table-cell office:value-type="float" office:value="9.26999999999985" calcext:value-type="float">
            <text:p>9.26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010670424109" calcext:value-type="float">
            <text:p>0.984010670424109</text:p>
          </table:table-cell>
          <table:table-cell table:number-columns-repeated="2" office:value-type="float" office:value="0.0159893295758908" calcext:value-type="float">
            <text:p>0.0159893295758908</text:p>
          </table:table-cell>
          <table:table-cell table:number-columns-repeated="1007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0.984569" calcext:value-type="float">
            <text:p>0.984569</text:p>
          </table:table-cell>
          <table:table-cell table:number-columns-repeated="2" office:value-type="float" office:value="0.015431" calcext:value-type="float">
            <text:p>0.01543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0.984445" calcext:value-type="float">
            <text:p>0.984445</text:p>
          </table:table-cell>
          <table:table-cell table:number-columns-repeated="2" office:value-type="float" office:value="0.0155552" calcext:value-type="float">
            <text:p>0.0155552</text:p>
          </table:table-cell>
          <table:table-cell/>
          <table:table-cell office:value-type="float" office:value="9.27999999999985" calcext:value-type="float">
            <text:p>9.27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090417538064" calcext:value-type="float">
            <text:p>0.984090417538064</text:p>
          </table:table-cell>
          <table:table-cell table:number-columns-repeated="2" office:value-type="float" office:value="0.0159095824619364" calcext:value-type="float">
            <text:p>0.0159095824619364</text:p>
          </table:table-cell>
          <table:table-cell table:number-columns-repeated="1007"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1" calcext:value-type="float">
            <text:p>1</text:p>
          </table:table-cell>
          <table:table-cell office:value-type="float" office:value="0.984647" calcext:value-type="float">
            <text:p>0.984647</text:p>
          </table:table-cell>
          <table:table-cell table:number-columns-repeated="2" office:value-type="float" office:value="0.0153535" calcext:value-type="float">
            <text:p>0.0153535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1" calcext:value-type="float">
            <text:p>1</text:p>
          </table:table-cell>
          <table:table-cell office:value-type="float" office:value="0.984523" calcext:value-type="float">
            <text:p>0.984523</text:p>
          </table:table-cell>
          <table:table-cell table:number-columns-repeated="2" office:value-type="float" office:value="0.0154772" calcext:value-type="float">
            <text:p>0.0154772</text:p>
          </table:table-cell>
          <table:table-cell/>
          <table:table-cell office:value-type="float" office:value="9.28999999999985" calcext:value-type="float">
            <text:p>9.28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169766911628" calcext:value-type="float">
            <text:p>0.984169766911628</text:p>
          </table:table-cell>
          <table:table-cell table:number-columns-repeated="2" office:value-type="float" office:value="0.0158302330883722" calcext:value-type="float">
            <text:p>0.0158302330883722</text:p>
          </table:table-cell>
          <table:table-cell table:number-columns-repeated="1007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0.984724" calcext:value-type="float">
            <text:p>0.984724</text:p>
          </table:table-cell>
          <table:table-cell table:number-columns-repeated="2" office:value-type="float" office:value="0.0152763" calcext:value-type="float">
            <text:p>0.0152763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0.9846" calcext:value-type="float">
            <text:p>0.9846</text:p>
          </table:table-cell>
          <table:table-cell table:number-columns-repeated="2" office:value-type="float" office:value="0.0153996" calcext:value-type="float">
            <text:p>0.0153996</text:p>
          </table:table-cell>
          <table:table-cell/>
          <table:table-cell office:value-type="float" office:value="9.29999999999985" calcext:value-type="float">
            <text:p>9.29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24872052854" calcext:value-type="float">
            <text:p>0.98424872052854</text:p>
          </table:table-cell>
          <table:table-cell table:number-columns-repeated="2" office:value-type="float" office:value="0.0157512794714596" calcext:value-type="float">
            <text:p>0.0157512794714596</text:p>
          </table:table-cell>
          <table:table-cell table:number-columns-repeated="1007"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0.9848" calcext:value-type="float">
            <text:p>0.9848</text:p>
          </table:table-cell>
          <table:table-cell table:number-columns-repeated="2" office:value-type="float" office:value="0.0151996" calcext:value-type="float">
            <text:p>0.0151996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0.984678" calcext:value-type="float">
            <text:p>0.984678</text:p>
          </table:table-cell>
          <table:table-cell table:number-columns-repeated="2" office:value-type="float" office:value="0.0153224" calcext:value-type="float">
            <text:p>0.0153224</text:p>
          </table:table-cell>
          <table:table-cell/>
          <table:table-cell office:value-type="float" office:value="9.30999999999985" calcext:value-type="float">
            <text:p>9.30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327280362646" calcext:value-type="float">
            <text:p>0.984327280362646</text:p>
          </table:table-cell>
          <table:table-cell table:number-columns-repeated="2" office:value-type="float" office:value="0.0156727196373543" calcext:value-type="float">
            <text:p>0.0156727196373543</text:p>
          </table:table-cell>
          <table:table-cell table:number-columns-repeated="1007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" calcext:value-type="float">
            <text:p>1</text:p>
          </table:table-cell>
          <table:table-cell office:value-type="float" office:value="0.984877" calcext:value-type="float">
            <text:p>0.984877</text:p>
          </table:table-cell>
          <table:table-cell table:number-columns-repeated="2" office:value-type="float" office:value="0.0151232" calcext:value-type="float">
            <text:p>0.0151232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1" calcext:value-type="float">
            <text:p>1</text:p>
          </table:table-cell>
          <table:table-cell office:value-type="float" office:value="0.984754" calcext:value-type="float">
            <text:p>0.984754</text:p>
          </table:table-cell>
          <table:table-cell table:number-columns-repeated="2" office:value-type="float" office:value="0.0152456" calcext:value-type="float">
            <text:p>0.0152456</text:p>
          </table:table-cell>
          <table:table-cell/>
          <table:table-cell office:value-type="float" office:value="9.31999999999985" calcext:value-type="float">
            <text:p>9.31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405448377944" calcext:value-type="float">
            <text:p>0.984405448377944</text:p>
          </table:table-cell>
          <table:table-cell table:number-columns-repeated="2" office:value-type="float" office:value="0.0155945516220561" calcext:value-type="float">
            <text:p>0.0155945516220561</text:p>
          </table:table-cell>
          <table:table-cell table:number-columns-repeated="1007"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1" calcext:value-type="float">
            <text:p>1</text:p>
          </table:table-cell>
          <table:table-cell office:value-type="float" office:value="0.984953" calcext:value-type="float">
            <text:p>0.984953</text:p>
          </table:table-cell>
          <table:table-cell table:number-columns-repeated="2" office:value-type="float" office:value="0.0150472" calcext:value-type="float">
            <text:p>0.0150472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1" calcext:value-type="float">
            <text:p>1</text:p>
          </table:table-cell>
          <table:table-cell office:value-type="float" office:value="0.984831" calcext:value-type="float">
            <text:p>0.984831</text:p>
          </table:table-cell>
          <table:table-cell table:number-columns-repeated="2" office:value-type="float" office:value="0.0151692" calcext:value-type="float">
            <text:p>0.0151692</text:p>
          </table:table-cell>
          <table:table-cell/>
          <table:table-cell office:value-type="float" office:value="9.32999999999985" calcext:value-type="float">
            <text:p>9.32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483226528639" calcext:value-type="float">
            <text:p>0.984483226528639</text:p>
          </table:table-cell>
          <table:table-cell table:number-columns-repeated="2" office:value-type="float" office:value="0.0155167734713607" calcext:value-type="float">
            <text:p>0.0155167734713607</text:p>
          </table:table-cell>
          <table:table-cell table:number-columns-repeated="1007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0.985028" calcext:value-type="float">
            <text:p>0.985028</text:p>
          </table:table-cell>
          <table:table-cell table:number-columns-repeated="2" office:value-type="float" office:value="0.0149716" calcext:value-type="float">
            <text:p>0.0149716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0.984907" calcext:value-type="float">
            <text:p>0.984907</text:p>
          </table:table-cell>
          <table:table-cell table:number-columns-repeated="2" office:value-type="float" office:value="0.0150932" calcext:value-type="float">
            <text:p>0.0150932</text:p>
          </table:table-cell>
          <table:table-cell/>
          <table:table-cell office:value-type="float" office:value="9.33999999999985" calcext:value-type="float">
            <text:p>9.33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56061675919" calcext:value-type="float">
            <text:p>0.98456061675919</text:p>
          </table:table-cell>
          <table:table-cell table:number-columns-repeated="2" office:value-type="float" office:value="0.0154393832408103" calcext:value-type="float">
            <text:p>0.0154393832408103</text:p>
          </table:table-cell>
          <table:table-cell table:number-columns-repeated="1007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1" calcext:value-type="float">
            <text:p>1</text:p>
          </table:table-cell>
          <table:table-cell office:value-type="float" office:value="0.985104" calcext:value-type="float">
            <text:p>0.985104</text:p>
          </table:table-cell>
          <table:table-cell table:number-columns-repeated="2" office:value-type="float" office:value="0.0148963" calcext:value-type="float">
            <text:p>0.0148963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1" calcext:value-type="float">
            <text:p>1</text:p>
          </table:table-cell>
          <table:table-cell office:value-type="float" office:value="0.984982" calcext:value-type="float">
            <text:p>0.984982</text:p>
          </table:table-cell>
          <table:table-cell table:number-columns-repeated="2" office:value-type="float" office:value="0.0150175" calcext:value-type="float">
            <text:p>0.0150175</text:p>
          </table:table-cell>
          <table:table-cell/>
          <table:table-cell office:value-type="float" office:value="9.34999999999985" calcext:value-type="float">
            <text:p>9.34999999999985</text:p>
          </table:table-cell>
          <table:table-cell office:value-type="float" office:value="1" calcext:value-type="float">
            <text:p>1</text:p>
          </table:table-cell>
          <table:table-cell office:value-type="float" office:value="0.984637621004355" calcext:value-type="float">
            <text:p>0.984637621004355</text:p>
          </table:table-cell>
          <table:table-cell table:number-columns-repeated="2" office:value-type="float" office:value="0.015362378995645" calcext:value-type="float">
            <text:p>0.015362378995645</text:p>
          </table:table-cell>
          <table:table-cell table:number-columns-repeated="1007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" calcext:value-type="float">
            <text:p>1</text:p>
          </table:table-cell>
          <table:table-cell office:value-type="float" office:value="0.985179" calcext:value-type="float">
            <text:p>0.985179</text:p>
          </table:table-cell>
          <table:table-cell table:number-columns-repeated="2" office:value-type="float" office:value="0.0148215" calcext:value-type="float">
            <text:p>0.0148215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1" calcext:value-type="float">
            <text:p>1</text:p>
          </table:table-cell>
          <table:table-cell office:value-type="float" office:value="0.985058" calcext:value-type="float">
            <text:p>0.985058</text:p>
          </table:table-cell>
          <table:table-cell table:number-columns-repeated="2" office:value-type="float" office:value="0.0149422" calcext:value-type="float">
            <text:p>0.0149422</text:p>
          </table:table-cell>
          <table:table-cell/>
          <table:table-cell office:value-type="float" office:value="9.35999999999984" calcext:value-type="float">
            <text:p>9.35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4714241189245" calcext:value-type="float">
            <text:p>0.984714241189245</text:p>
          </table:table-cell>
          <table:table-cell table:number-columns-repeated="2" office:value-type="float" office:value="0.0152857588107547" calcext:value-type="float">
            <text:p>0.0152857588107547</text:p>
          </table:table-cell>
          <table:table-cell table:number-columns-repeated="1007"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0.985253" calcext:value-type="float">
            <text:p>0.985253</text:p>
          </table:table-cell>
          <table:table-cell table:number-columns-repeated="2" office:value-type="float" office:value="0.014747" calcext:value-type="float">
            <text:p>0.014747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0.985133" calcext:value-type="float">
            <text:p>0.985133</text:p>
          </table:table-cell>
          <table:table-cell table:number-columns-repeated="2" office:value-type="float" office:value="0.0148673" calcext:value-type="float">
            <text:p>0.0148673</text:p>
          </table:table-cell>
          <table:table-cell/>
          <table:table-cell office:value-type="float" office:value="9.36999999999984" calcext:value-type="float">
            <text:p>9.36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4790479229369" calcext:value-type="float">
            <text:p>0.984790479229369</text:p>
          </table:table-cell>
          <table:table-cell table:number-columns-repeated="2" office:value-type="float" office:value="0.0152095207706308" calcext:value-type="float">
            <text:p>0.0152095207706308</text:p>
          </table:table-cell>
          <table:table-cell table:number-columns-repeated="100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0.985327" calcext:value-type="float">
            <text:p>0.985327</text:p>
          </table:table-cell>
          <table:table-cell table:number-columns-repeated="2" office:value-type="float" office:value="0.0146729" calcext:value-type="float">
            <text:p>0.014672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0.985207" calcext:value-type="float">
            <text:p>0.985207</text:p>
          </table:table-cell>
          <table:table-cell table:number-columns-repeated="2" office:value-type="float" office:value="0.0147928" calcext:value-type="float">
            <text:p>0.0147928</text:p>
          </table:table-cell>
          <table:table-cell/>
          <table:table-cell office:value-type="float" office:value="9.37999999999984" calcext:value-type="float">
            <text:p>9.37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4866337030682" calcext:value-type="float">
            <text:p>0.984866337030682</text:p>
          </table:table-cell>
          <table:table-cell table:number-columns-repeated="2" office:value-type="float" office:value="0.0151336629693183" calcext:value-type="float">
            <text:p>0.0151336629693183</text:p>
          </table:table-cell>
          <table:table-cell table:number-columns-repeated="1007"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1" calcext:value-type="float">
            <text:p>1</text:p>
          </table:table-cell>
          <table:table-cell office:value-type="float" office:value="0.985401" calcext:value-type="float">
            <text:p>0.985401</text:p>
          </table:table-cell>
          <table:table-cell table:number-columns-repeated="2" office:value-type="float" office:value="0.0145992" calcext:value-type="float">
            <text:p>0.0145992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1" calcext:value-type="float">
            <text:p>1</text:p>
          </table:table-cell>
          <table:table-cell office:value-type="float" office:value="0.985281" calcext:value-type="float">
            <text:p>0.985281</text:p>
          </table:table-cell>
          <table:table-cell table:number-columns-repeated="2" office:value-type="float" office:value="0.0147187" calcext:value-type="float">
            <text:p>0.0147187</text:p>
          </table:table-cell>
          <table:table-cell/>
          <table:table-cell office:value-type="float" office:value="9.38999999999984" calcext:value-type="float">
            <text:p>9.38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4941816489632" calcext:value-type="float">
            <text:p>0.984941816489632</text:p>
          </table:table-cell>
          <table:table-cell table:number-columns-repeated="2" office:value-type="float" office:value="0.0150581835103683" calcext:value-type="float">
            <text:p>0.0150581835103683</text:p>
          </table:table-cell>
          <table:table-cell table:number-columns-repeated="1007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0.985474" calcext:value-type="float">
            <text:p>0.985474</text:p>
          </table:table-cell>
          <table:table-cell table:number-columns-repeated="2" office:value-type="float" office:value="0.0145258" calcext:value-type="float">
            <text:p>0.0145258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0.985355" calcext:value-type="float">
            <text:p>0.985355</text:p>
          </table:table-cell>
          <table:table-cell table:number-columns-repeated="2" office:value-type="float" office:value="0.0146449" calcext:value-type="float">
            <text:p>0.0146449</text:p>
          </table:table-cell>
          <table:table-cell/>
          <table:table-cell office:value-type="float" office:value="9.39999999999984" calcext:value-type="float">
            <text:p>9.39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01691949321" calcext:value-type="float">
            <text:p>0.98501691949321</text:p>
          </table:table-cell>
          <table:table-cell table:number-columns-repeated="2" office:value-type="float" office:value="0.0149830805067903" calcext:value-type="float">
            <text:p>0.0149830805067903</text:p>
          </table:table-cell>
          <table:table-cell table:number-columns-repeated="1007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0.985547" calcext:value-type="float">
            <text:p>0.985547</text:p>
          </table:table-cell>
          <table:table-cell table:number-columns-repeated="2" office:value-type="float" office:value="0.0144528" calcext:value-type="float">
            <text:p>0.0144528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0.985429" calcext:value-type="float">
            <text:p>0.985429</text:p>
          </table:table-cell>
          <table:table-cell table:number-columns-repeated="2" office:value-type="float" office:value="0.0145715" calcext:value-type="float">
            <text:p>0.0145715</text:p>
          </table:table-cell>
          <table:table-cell/>
          <table:table-cell office:value-type="float" office:value="9.40999999999984" calcext:value-type="float">
            <text:p>9.40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091647918995" calcext:value-type="float">
            <text:p>0.985091647918995</text:p>
          </table:table-cell>
          <table:table-cell table:number-columns-repeated="2" office:value-type="float" office:value="0.0149083520810054" calcext:value-type="float">
            <text:p>0.0149083520810054</text:p>
          </table:table-cell>
          <table:table-cell table:number-columns-repeated="1007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1" calcext:value-type="float">
            <text:p>1</text:p>
          </table:table-cell>
          <table:table-cell office:value-type="float" office:value="0.98562" calcext:value-type="float">
            <text:p>0.98562</text:p>
          </table:table-cell>
          <table:table-cell table:number-columns-repeated="2" office:value-type="float" office:value="0.0143802" calcext:value-type="float">
            <text:p>0.0143802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1" calcext:value-type="float">
            <text:p>1</text:p>
          </table:table-cell>
          <table:table-cell office:value-type="float" office:value="0.985502" calcext:value-type="float">
            <text:p>0.985502</text:p>
          </table:table-cell>
          <table:table-cell table:number-columns-repeated="2" office:value-type="float" office:value="0.0144984" calcext:value-type="float">
            <text:p>0.0144984</text:p>
          </table:table-cell>
          <table:table-cell/>
          <table:table-cell office:value-type="float" office:value="9.41999999999984" calcext:value-type="float">
            <text:p>9.41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166003635201" calcext:value-type="float">
            <text:p>0.985166003635201</text:p>
          </table:table-cell>
          <table:table-cell table:number-columns-repeated="2" office:value-type="float" office:value="0.014833996364799" calcext:value-type="float">
            <text:p>0.014833996364799</text:p>
          </table:table-cell>
          <table:table-cell table:number-columns-repeated="1007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" calcext:value-type="float">
            <text:p>1</text:p>
          </table:table-cell>
          <table:table-cell office:value-type="float" office:value="0.985692" calcext:value-type="float">
            <text:p>0.985692</text:p>
          </table:table-cell>
          <table:table-cell table:number-columns-repeated="2" office:value-type="float" office:value="0.0143079" calcext:value-type="float">
            <text:p>0.0143079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1" calcext:value-type="float">
            <text:p>1</text:p>
          </table:table-cell>
          <table:table-cell office:value-type="float" office:value="0.985574" calcext:value-type="float">
            <text:p>0.985574</text:p>
          </table:table-cell>
          <table:table-cell table:number-columns-repeated="2" office:value-type="float" office:value="0.0144258" calcext:value-type="float">
            <text:p>0.0144258</text:p>
          </table:table-cell>
          <table:table-cell/>
          <table:table-cell office:value-type="float" office:value="9.42999999999984" calcext:value-type="float">
            <text:p>9.42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239988500726" calcext:value-type="float">
            <text:p>0.985239988500726</text:p>
          </table:table-cell>
          <table:table-cell table:number-columns-repeated="2" office:value-type="float" office:value="0.0147600114992743" calcext:value-type="float">
            <text:p>0.0147600114992743</text:p>
          </table:table-cell>
          <table:table-cell table:number-columns-repeated="1007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0.985764" calcext:value-type="float">
            <text:p>0.985764</text:p>
          </table:table-cell>
          <table:table-cell table:number-columns-repeated="2" office:value-type="float" office:value="0.014236" calcext:value-type="float">
            <text:p>0.014236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0.985647" calcext:value-type="float">
            <text:p>0.985647</text:p>
          </table:table-cell>
          <table:table-cell table:number-columns-repeated="2" office:value-type="float" office:value="0.0143534" calcext:value-type="float">
            <text:p>0.0143534</text:p>
          </table:table-cell>
          <table:table-cell/>
          <table:table-cell office:value-type="float" office:value="9.43999999999984" calcext:value-type="float">
            <text:p>9.43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313604365194" calcext:value-type="float">
            <text:p>0.985313604365194</text:p>
          </table:table-cell>
          <table:table-cell table:number-columns-repeated="2" office:value-type="float" office:value="0.0146863956348058" calcext:value-type="float">
            <text:p>0.0146863956348058</text:p>
          </table:table-cell>
          <table:table-cell table:number-columns-repeated="1007"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0.985836" calcext:value-type="float">
            <text:p>0.985836</text:p>
          </table:table-cell>
          <table:table-cell table:number-columns-repeated="2" office:value-type="float" office:value="0.0141645" calcext:value-type="float">
            <text:p>0.0141645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0.985719" calcext:value-type="float">
            <text:p>0.985719</text:p>
          </table:table-cell>
          <table:table-cell table:number-columns-repeated="2" office:value-type="float" office:value="0.0142815" calcext:value-type="float">
            <text:p>0.0142815</text:p>
          </table:table-cell>
          <table:table-cell/>
          <table:table-cell office:value-type="float" office:value="9.44999999999984" calcext:value-type="float">
            <text:p>9.44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386853069007" calcext:value-type="float">
            <text:p>0.985386853069007</text:p>
          </table:table-cell>
          <table:table-cell table:number-columns-repeated="2" office:value-type="float" office:value="0.014613146930993" calcext:value-type="float">
            <text:p>0.014613146930993</text:p>
          </table:table-cell>
          <table:table-cell table:number-columns-repeated="1007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0.985907" calcext:value-type="float">
            <text:p>0.985907</text:p>
          </table:table-cell>
          <table:table-cell table:number-columns-repeated="2" office:value-type="float" office:value="0.0140933" calcext:value-type="float">
            <text:p>0.0140933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0.98579" calcext:value-type="float">
            <text:p>0.98579</text:p>
          </table:table-cell>
          <table:table-cell table:number-columns-repeated="2" office:value-type="float" office:value="0.0142099" calcext:value-type="float">
            <text:p>0.0142099</text:p>
          </table:table-cell>
          <table:table-cell/>
          <table:table-cell office:value-type="float" office:value="9.45999999999984" calcext:value-type="float">
            <text:p>9.45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459736443385" calcext:value-type="float">
            <text:p>0.985459736443385</text:p>
          </table:table-cell>
          <table:table-cell table:number-columns-repeated="2" office:value-type="float" office:value="0.0145402635566146" calcext:value-type="float">
            <text:p>0.0145402635566146</text:p>
          </table:table-cell>
          <table:table-cell table:number-columns-repeated="1007"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1" calcext:value-type="float">
            <text:p>1</text:p>
          </table:table-cell>
          <table:table-cell office:value-type="float" office:value="0.985978" calcext:value-type="float">
            <text:p>0.985978</text:p>
          </table:table-cell>
          <table:table-cell table:number-columns-repeated="2" office:value-type="float" office:value="0.0140225" calcext:value-type="float">
            <text:p>0.0140225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1" calcext:value-type="float">
            <text:p>1</text:p>
          </table:table-cell>
          <table:table-cell office:value-type="float" office:value="0.985861" calcext:value-type="float">
            <text:p>0.985861</text:p>
          </table:table-cell>
          <table:table-cell table:number-columns-repeated="2" office:value-type="float" office:value="0.0141387" calcext:value-type="float">
            <text:p>0.0141387</text:p>
          </table:table-cell>
          <table:table-cell/>
          <table:table-cell office:value-type="float" office:value="9.46999999999984" calcext:value-type="float">
            <text:p>9.46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532256310418" calcext:value-type="float">
            <text:p>0.985532256310418</text:p>
          </table:table-cell>
          <table:table-cell table:number-columns-repeated="2" office:value-type="float" office:value="0.0144677436895825" calcext:value-type="float">
            <text:p>0.0144677436895825</text:p>
          </table:table-cell>
          <table:table-cell table:number-columns-repeated="1007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.986048" calcext:value-type="float">
            <text:p>0.986048</text:p>
          </table:table-cell>
          <table:table-cell table:number-columns-repeated="2" office:value-type="float" office:value="0.013952" calcext:value-type="float">
            <text:p>0.01395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.985932" calcext:value-type="float">
            <text:p>0.985932</text:p>
          </table:table-cell>
          <table:table-cell table:number-columns-repeated="2" office:value-type="float" office:value="0.0140678" calcext:value-type="float">
            <text:p>0.0140678</text:p>
          </table:table-cell>
          <table:table-cell/>
          <table:table-cell office:value-type="float" office:value="9.47999999999984" calcext:value-type="float">
            <text:p>9.47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604414483104" calcext:value-type="float">
            <text:p>0.985604414483104</text:p>
          </table:table-cell>
          <table:table-cell table:number-columns-repeated="2" office:value-type="float" office:value="0.0143955855168961" calcext:value-type="float">
            <text:p>0.0143955855168961</text:p>
          </table:table-cell>
          <table:table-cell table:number-columns-repeated="1007"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1" calcext:value-type="float">
            <text:p>1</text:p>
          </table:table-cell>
          <table:table-cell office:value-type="float" office:value="0.986118" calcext:value-type="float">
            <text:p>0.986118</text:p>
          </table:table-cell>
          <table:table-cell table:number-columns-repeated="2" office:value-type="float" office:value="0.0138819" calcext:value-type="float">
            <text:p>0.0138819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1" calcext:value-type="float">
            <text:p>1</text:p>
          </table:table-cell>
          <table:table-cell office:value-type="float" office:value="0.986003" calcext:value-type="float">
            <text:p>0.986003</text:p>
          </table:table-cell>
          <table:table-cell table:number-columns-repeated="2" office:value-type="float" office:value="0.0139973" calcext:value-type="float">
            <text:p>0.0139973</text:p>
          </table:table-cell>
          <table:table-cell/>
          <table:table-cell office:value-type="float" office:value="9.48999999999984" calcext:value-type="float">
            <text:p>9.48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676212765403" calcext:value-type="float">
            <text:p>0.985676212765403</text:p>
          </table:table-cell>
          <table:table-cell table:number-columns-repeated="2" office:value-type="float" office:value="0.0143237872345975" calcext:value-type="float">
            <text:p>0.0143237872345975</text:p>
          </table:table-cell>
          <table:table-cell table:number-columns-repeated="1007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1" calcext:value-type="float">
            <text:p>1</text:p>
          </table:table-cell>
          <table:table-cell office:value-type="float" office:value="0.986188" calcext:value-type="float">
            <text:p>0.986188</text:p>
          </table:table-cell>
          <table:table-cell table:number-columns-repeated="2" office:value-type="float" office:value="0.0138121" calcext:value-type="float">
            <text:p>0.0138121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1" calcext:value-type="float">
            <text:p>1</text:p>
          </table:table-cell>
          <table:table-cell office:value-type="float" office:value="0.986073" calcext:value-type="float">
            <text:p>0.986073</text:p>
          </table:table-cell>
          <table:table-cell table:number-columns-repeated="2" office:value-type="float" office:value="0.0139271" calcext:value-type="float">
            <text:p>0.0139271</text:p>
          </table:table-cell>
          <table:table-cell/>
          <table:table-cell office:value-type="float" office:value="9.49999999999984" calcext:value-type="float">
            <text:p>9.49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747652952274" calcext:value-type="float">
            <text:p>0.985747652952274</text:p>
          </table:table-cell>
          <table:table-cell table:number-columns-repeated="2" office:value-type="float" office:value="0.0142523470477257" calcext:value-type="float">
            <text:p>0.0142523470477257</text:p>
          </table:table-cell>
          <table:table-cell table:number-columns-repeated="1007"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0.986257" calcext:value-type="float">
            <text:p>0.986257</text:p>
          </table:table-cell>
          <table:table-cell table:number-columns-repeated="2" office:value-type="float" office:value="0.0137427" calcext:value-type="float">
            <text:p>0.0137427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0.986143" calcext:value-type="float">
            <text:p>0.986143</text:p>
          </table:table-cell>
          <table:table-cell table:number-columns-repeated="2" office:value-type="float" office:value="0.0138573" calcext:value-type="float">
            <text:p>0.0138573</text:p>
          </table:table-cell>
          <table:table-cell/>
          <table:table-cell office:value-type="float" office:value="9.50999999999984" calcext:value-type="float">
            <text:p>9.50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818736829728" calcext:value-type="float">
            <text:p>0.985818736829728</text:p>
          </table:table-cell>
          <table:table-cell table:number-columns-repeated="2" office:value-type="float" office:value="0.0141812631702725" calcext:value-type="float">
            <text:p>0.0141812631702725</text:p>
          </table:table-cell>
          <table:table-cell table:number-columns-repeated="1007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" calcext:value-type="float">
            <text:p>1</text:p>
          </table:table-cell>
          <table:table-cell office:value-type="float" office:value="0.986326" calcext:value-type="float">
            <text:p>0.986326</text:p>
          </table:table-cell>
          <table:table-cell table:number-columns-repeated="2" office:value-type="float" office:value="0.0136737" calcext:value-type="float">
            <text:p>0.0136737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1" calcext:value-type="float">
            <text:p>1</text:p>
          </table:table-cell>
          <table:table-cell office:value-type="float" office:value="0.986212" calcext:value-type="float">
            <text:p>0.986212</text:p>
          </table:table-cell>
          <table:table-cell table:number-columns-repeated="2" office:value-type="float" office:value="0.0137879" calcext:value-type="float">
            <text:p>0.0137879</text:p>
          </table:table-cell>
          <table:table-cell/>
          <table:table-cell office:value-type="float" office:value="9.51999999999984" calcext:value-type="float">
            <text:p>9.51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889466174863" calcext:value-type="float">
            <text:p>0.985889466174863</text:p>
          </table:table-cell>
          <table:table-cell table:number-columns-repeated="2" office:value-type="float" office:value="0.0141105338251371" calcext:value-type="float">
            <text:p>0.0141105338251371</text:p>
          </table:table-cell>
          <table:table-cell table:number-columns-repeated="1007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office:value-type="float" office:value="0.986395" calcext:value-type="float">
            <text:p>0.986395</text:p>
          </table:table-cell>
          <table:table-cell table:number-columns-repeated="2" office:value-type="float" office:value="0.0136049" calcext:value-type="float">
            <text:p>0.0136049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office:value-type="float" office:value="0.986281" calcext:value-type="float">
            <text:p>0.986281</text:p>
          </table:table-cell>
          <table:table-cell table:number-columns-repeated="2" office:value-type="float" office:value="0.0137187" calcext:value-type="float">
            <text:p>0.0137187</text:p>
          </table:table-cell>
          <table:table-cell/>
          <table:table-cell office:value-type="float" office:value="9.52999999999984" calcext:value-type="float">
            <text:p>9.52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5959842755918" calcext:value-type="float">
            <text:p>0.985959842755918</text:p>
          </table:table-cell>
          <table:table-cell table:number-columns-repeated="2" office:value-type="float" office:value="0.0140401572440821" calcext:value-type="float">
            <text:p>0.0140401572440821</text:p>
          </table:table-cell>
          <table:table-cell table:number-columns-repeated="1007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0.986463" calcext:value-type="float">
            <text:p>0.986463</text:p>
          </table:table-cell>
          <table:table-cell table:number-columns-repeated="2" office:value-type="float" office:value="0.0135366" calcext:value-type="float">
            <text:p>0.0135366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0.98635" calcext:value-type="float">
            <text:p>0.98635</text:p>
          </table:table-cell>
          <table:table-cell table:number-columns-repeated="2" office:value-type="float" office:value="0.01365" calcext:value-type="float">
            <text:p>0.01365</text:p>
          </table:table-cell>
          <table:table-cell/>
          <table:table-cell office:value-type="float" office:value="9.53999999999984" calcext:value-type="float">
            <text:p>9.53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02986833231" calcext:value-type="float">
            <text:p>0.98602986833231</text:p>
          </table:table-cell>
          <table:table-cell table:number-columns-repeated="2" office:value-type="float" office:value="0.0139701316676897" calcext:value-type="float">
            <text:p>0.0139701316676897</text:p>
          </table:table-cell>
          <table:table-cell table:number-columns-repeated="1007"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0.986531" calcext:value-type="float">
            <text:p>0.986531</text:p>
          </table:table-cell>
          <table:table-cell table:number-columns-repeated="2" office:value-type="float" office:value="0.0134685" calcext:value-type="float">
            <text:p>0.0134685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0.986418" calcext:value-type="float">
            <text:p>0.986418</text:p>
          </table:table-cell>
          <table:table-cell table:number-columns-repeated="2" office:value-type="float" office:value="0.0135816" calcext:value-type="float">
            <text:p>0.0135816</text:p>
          </table:table-cell>
          <table:table-cell/>
          <table:table-cell office:value-type="float" office:value="9.54999999999984" calcext:value-type="float">
            <text:p>9.54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099544654684" calcext:value-type="float">
            <text:p>0.986099544654684</text:p>
          </table:table-cell>
          <table:table-cell table:number-columns-repeated="2" office:value-type="float" office:value="0.0139004553453165" calcext:value-type="float">
            <text:p>0.0139004553453165</text:p>
          </table:table-cell>
          <table:table-cell table:number-columns-repeated="1007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986599" calcext:value-type="float">
            <text:p>0.986599</text:p>
          </table:table-cell>
          <table:table-cell table:number-columns-repeated="2" office:value-type="float" office:value="0.0134009" calcext:value-type="float">
            <text:p>0.0134009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1" calcext:value-type="float">
            <text:p>1</text:p>
          </table:table-cell>
          <table:table-cell office:value-type="float" office:value="0.986487" calcext:value-type="float">
            <text:p>0.986487</text:p>
          </table:table-cell>
          <table:table-cell table:number-columns-repeated="2" office:value-type="float" office:value="0.0135135" calcext:value-type="float">
            <text:p>0.0135135</text:p>
          </table:table-cell>
          <table:table-cell/>
          <table:table-cell office:value-type="float" office:value="9.55999999999984" calcext:value-type="float">
            <text:p>9.55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168873464949" calcext:value-type="float">
            <text:p>0.986168873464949</text:p>
          </table:table-cell>
          <table:table-cell table:number-columns-repeated="2" office:value-type="float" office:value="0.0138311265350509" calcext:value-type="float">
            <text:p>0.0138311265350509</text:p>
          </table:table-cell>
          <table:table-cell table:number-columns-repeated="1007"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office:value-type="float" office:value="0.986666" calcext:value-type="float">
            <text:p>0.986666</text:p>
          </table:table-cell>
          <table:table-cell table:number-columns-repeated="2" office:value-type="float" office:value="0.0133335" calcext:value-type="float">
            <text:p>0.0133335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office:value-type="float" office:value="0.986554" calcext:value-type="float">
            <text:p>0.986554</text:p>
          </table:table-cell>
          <table:table-cell table:number-columns-repeated="2" office:value-type="float" office:value="0.0134457" calcext:value-type="float">
            <text:p>0.0134457</text:p>
          </table:table-cell>
          <table:table-cell/>
          <table:table-cell office:value-type="float" office:value="9.56999999999984" calcext:value-type="float">
            <text:p>9.56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237856496331" calcext:value-type="float">
            <text:p>0.986237856496331</text:p>
          </table:table-cell>
          <table:table-cell table:number-columns-repeated="2" office:value-type="float" office:value="0.0137621435036691" calcext:value-type="float">
            <text:p>0.0137621435036691</text:p>
          </table:table-cell>
          <table:table-cell table:number-columns-repeated="100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0.986733" calcext:value-type="float">
            <text:p>0.986733</text:p>
          </table:table-cell>
          <table:table-cell table:number-columns-repeated="2" office:value-type="float" office:value="0.0132665" calcext:value-type="float">
            <text:p>0.013266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0.986622" calcext:value-type="float">
            <text:p>0.986622</text:p>
          </table:table-cell>
          <table:table-cell table:number-columns-repeated="2" office:value-type="float" office:value="0.0133783" calcext:value-type="float">
            <text:p>0.0133783</text:p>
          </table:table-cell>
          <table:table-cell/>
          <table:table-cell office:value-type="float" office:value="9.57999999999984" calcext:value-type="float">
            <text:p>9.57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306495473408" calcext:value-type="float">
            <text:p>0.986306495473408</text:p>
          </table:table-cell>
          <table:table-cell table:number-columns-repeated="2" office:value-type="float" office:value="0.0136935045265917" calcext:value-type="float">
            <text:p>0.0136935045265917</text:p>
          </table:table-cell>
          <table:table-cell table:number-columns-repeated="1007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1" calcext:value-type="float">
            <text:p>1</text:p>
          </table:table-cell>
          <table:table-cell office:value-type="float" office:value="0.9868" calcext:value-type="float">
            <text:p>0.9868</text:p>
          </table:table-cell>
          <table:table-cell table:number-columns-repeated="2" office:value-type="float" office:value="0.0131999" calcext:value-type="float">
            <text:p>0.013199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1" calcext:value-type="float">
            <text:p>1</text:p>
          </table:table-cell>
          <table:table-cell office:value-type="float" office:value="0.986689" calcext:value-type="float">
            <text:p>0.986689</text:p>
          </table:table-cell>
          <table:table-cell table:number-columns-repeated="2" office:value-type="float" office:value="0.0133113" calcext:value-type="float">
            <text:p>0.0133113</text:p>
          </table:table-cell>
          <table:table-cell/>
          <table:table-cell office:value-type="float" office:value="9.58999999999984" calcext:value-type="float">
            <text:p>9.58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374792112159" calcext:value-type="float">
            <text:p>0.986374792112159</text:p>
          </table:table-cell>
          <table:table-cell table:number-columns-repeated="2" office:value-type="float" office:value="0.0136252078878406" calcext:value-type="float">
            <text:p>0.0136252078878406</text:p>
          </table:table-cell>
          <table:table-cell table:number-columns-repeated="1007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" calcext:value-type="float">
            <text:p>1</text:p>
          </table:table-cell>
          <table:table-cell office:value-type="float" office:value="0.986866" calcext:value-type="float">
            <text:p>0.986866</text:p>
          </table:table-cell>
          <table:table-cell table:number-columns-repeated="2" office:value-type="float" office:value="0.0131335" calcext:value-type="float">
            <text:p>0.0131335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1" calcext:value-type="float">
            <text:p>1</text:p>
          </table:table-cell>
          <table:table-cell office:value-type="float" office:value="0.986755" calcext:value-type="float">
            <text:p>0.986755</text:p>
          </table:table-cell>
          <table:table-cell table:number-columns-repeated="2" office:value-type="float" office:value="0.0132446" calcext:value-type="float">
            <text:p>0.0132446</text:p>
          </table:table-cell>
          <table:table-cell/>
          <table:table-cell office:value-type="float" office:value="9.59999999999984" calcext:value-type="float">
            <text:p>9.59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442748120004" calcext:value-type="float">
            <text:p>0.986442748120004</text:p>
          </table:table-cell>
          <table:table-cell table:number-columns-repeated="2" office:value-type="float" office:value="0.0135572518799963" calcext:value-type="float">
            <text:p>0.0135572518799963</text:p>
          </table:table-cell>
          <table:table-cell table:number-columns-repeated="1007"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0.986932" calcext:value-type="float">
            <text:p>0.986932</text:p>
          </table:table-cell>
          <table:table-cell table:number-columns-repeated="2" office:value-type="float" office:value="0.0130675" calcext:value-type="float">
            <text:p>0.0130675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0.986822" calcext:value-type="float">
            <text:p>0.986822</text:p>
          </table:table-cell>
          <table:table-cell table:number-columns-repeated="2" office:value-type="float" office:value="0.0131782" calcext:value-type="float">
            <text:p>0.0131782</text:p>
          </table:table-cell>
          <table:table-cell/>
          <table:table-cell office:value-type="float" office:value="9.60999999999984" calcext:value-type="float">
            <text:p>9.60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510365195845" calcext:value-type="float">
            <text:p>0.986510365195845</text:p>
          </table:table-cell>
          <table:table-cell table:number-columns-repeated="2" office:value-type="float" office:value="0.0134896348041552" calcext:value-type="float">
            <text:p>0.0134896348041552</text:p>
          </table:table-cell>
          <table:table-cell table:number-columns-repeated="1007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  <table:table-cell office:value-type="float" office:value="0.986998" calcext:value-type="float">
            <text:p>0.986998</text:p>
          </table:table-cell>
          <table:table-cell table:number-columns-repeated="2" office:value-type="float" office:value="0.0130019" calcext:value-type="float">
            <text:p>0.0130019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  <table:table-cell office:value-type="float" office:value="0.986888" calcext:value-type="float">
            <text:p>0.986888</text:p>
          </table:table-cell>
          <table:table-cell table:number-columns-repeated="2" office:value-type="float" office:value="0.0131121" calcext:value-type="float">
            <text:p>0.0131121</text:p>
          </table:table-cell>
          <table:table-cell/>
          <table:table-cell office:value-type="float" office:value="9.61999999999984" calcext:value-type="float">
            <text:p>9.61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577645030113" calcext:value-type="float">
            <text:p>0.986577645030113</text:p>
          </table:table-cell>
          <table:table-cell table:number-columns-repeated="2" office:value-type="float" office:value="0.0134223549698868" calcext:value-type="float">
            <text:p>0.0134223549698868</text:p>
          </table:table-cell>
          <table:table-cell table:number-columns-repeated="1007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1" calcext:value-type="float">
            <text:p>1</text:p>
          </table:table-cell>
          <table:table-cell office:value-type="float" office:value="0.987063" calcext:value-type="float">
            <text:p>0.987063</text:p>
          </table:table-cell>
          <table:table-cell table:number-columns-repeated="2" office:value-type="float" office:value="0.0129365" calcext:value-type="float">
            <text:p>0.0129365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1" calcext:value-type="float">
            <text:p>1</text:p>
          </table:table-cell>
          <table:table-cell office:value-type="float" office:value="0.986954" calcext:value-type="float">
            <text:p>0.986954</text:p>
          </table:table-cell>
          <table:table-cell table:number-columns-repeated="2" office:value-type="float" office:value="0.0130464" calcext:value-type="float">
            <text:p>0.0130464</text:p>
          </table:table-cell>
          <table:table-cell/>
          <table:table-cell office:value-type="float" office:value="9.62999999999984" calcext:value-type="float">
            <text:p>9.62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644589304808" calcext:value-type="float">
            <text:p>0.986644589304808</text:p>
          </table:table-cell>
          <table:table-cell table:number-columns-repeated="2" office:value-type="float" office:value="0.0133554106951916" calcext:value-type="float">
            <text:p>0.0133554106951916</text:p>
          </table:table-cell>
          <table:table-cell table:number-columns-repeated="1007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0.987128" calcext:value-type="float">
            <text:p>0.987128</text:p>
          </table:table-cell>
          <table:table-cell table:number-columns-repeated="2" office:value-type="float" office:value="0.0128715" calcext:value-type="float">
            <text:p>0.0128715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0.987019" calcext:value-type="float">
            <text:p>0.987019</text:p>
          </table:table-cell>
          <table:table-cell table:number-columns-repeated="2" office:value-type="float" office:value="0.012981" calcext:value-type="float">
            <text:p>0.012981</text:p>
          </table:table-cell>
          <table:table-cell/>
          <table:table-cell office:value-type="float" office:value="9.63999999999984" calcext:value-type="float">
            <text:p>9.63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711199693541" calcext:value-type="float">
            <text:p>0.986711199693541</text:p>
          </table:table-cell>
          <table:table-cell table:number-columns-repeated="2" office:value-type="float" office:value="0.0132888003064594" calcext:value-type="float">
            <text:p>0.0132888003064594</text:p>
          </table:table-cell>
          <table:table-cell table:number-columns-repeated="1007"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" calcext:value-type="float">
            <text:p>1</text:p>
          </table:table-cell>
          <table:table-cell office:value-type="float" office:value="0.987193" calcext:value-type="float">
            <text:p>0.987193</text:p>
          </table:table-cell>
          <table:table-cell table:number-columns-repeated="2" office:value-type="float" office:value="0.0128068" calcext:value-type="float">
            <text:p>0.0128068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1" calcext:value-type="float">
            <text:p>1</text:p>
          </table:table-cell>
          <table:table-cell office:value-type="float" office:value="0.987084" calcext:value-type="float">
            <text:p>0.987084</text:p>
          </table:table-cell>
          <table:table-cell table:number-columns-repeated="2" office:value-type="float" office:value="0.0129159" calcext:value-type="float">
            <text:p>0.0129159</text:p>
          </table:table-cell>
          <table:table-cell/>
          <table:table-cell office:value-type="float" office:value="9.64999999999984" calcext:value-type="float">
            <text:p>9.64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777477861573" calcext:value-type="float">
            <text:p>0.986777477861573</text:p>
          </table:table-cell>
          <table:table-cell table:number-columns-repeated="2" office:value-type="float" office:value="0.013222522138427" calcext:value-type="float">
            <text:p>0.013222522138427</text:p>
          </table:table-cell>
          <table:table-cell table:number-columns-repeated="1007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0.987258" calcext:value-type="float">
            <text:p>0.987258</text:p>
          </table:table-cell>
          <table:table-cell table:number-columns-repeated="2" office:value-type="float" office:value="0.0127425" calcext:value-type="float">
            <text:p>0.0127425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0.987149" calcext:value-type="float">
            <text:p>0.987149</text:p>
          </table:table-cell>
          <table:table-cell table:number-columns-repeated="2" office:value-type="float" office:value="0.0128512" calcext:value-type="float">
            <text:p>0.0128512</text:p>
          </table:table-cell>
          <table:table-cell/>
          <table:table-cell office:value-type="float" office:value="9.65999999999984" calcext:value-type="float">
            <text:p>9.65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843425465863" calcext:value-type="float">
            <text:p>0.986843425465863</text:p>
          </table:table-cell>
          <table:table-cell table:number-columns-repeated="2" office:value-type="float" office:value="0.0131565745341368" calcext:value-type="float">
            <text:p>0.0131565745341368</text:p>
          </table:table-cell>
          <table:table-cell table:number-columns-repeated="1007"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1" calcext:value-type="float">
            <text:p>1</text:p>
          </table:table-cell>
          <table:table-cell office:value-type="float" office:value="0.987322" calcext:value-type="float">
            <text:p>0.987322</text:p>
          </table:table-cell>
          <table:table-cell table:number-columns-repeated="2" office:value-type="float" office:value="0.0126784" calcext:value-type="float">
            <text:p>0.0126784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1" calcext:value-type="float">
            <text:p>1</text:p>
          </table:table-cell>
          <table:table-cell office:value-type="float" office:value="0.987213" calcext:value-type="float">
            <text:p>0.987213</text:p>
          </table:table-cell>
          <table:table-cell table:number-columns-repeated="2" office:value-type="float" office:value="0.0127868" calcext:value-type="float">
            <text:p>0.0127868</text:p>
          </table:table-cell>
          <table:table-cell/>
          <table:table-cell office:value-type="float" office:value="9.66999999999984" calcext:value-type="float">
            <text:p>9.66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909044155105" calcext:value-type="float">
            <text:p>0.986909044155105</text:p>
          </table:table-cell>
          <table:table-cell table:number-columns-repeated="2" office:value-type="float" office:value="0.0130909558448951" calcext:value-type="float">
            <text:p>0.0130909558448951</text:p>
          </table:table-cell>
          <table:table-cell table:number-columns-repeated="1007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0.987385" calcext:value-type="float">
            <text:p>0.987385</text:p>
          </table:table-cell>
          <table:table-cell table:number-columns-repeated="2" office:value-type="float" office:value="0.0126147" calcext:value-type="float">
            <text:p>0.012614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0.987277" calcext:value-type="float">
            <text:p>0.987277</text:p>
          </table:table-cell>
          <table:table-cell table:number-columns-repeated="2" office:value-type="float" office:value="0.0127227" calcext:value-type="float">
            <text:p>0.0127227</text:p>
          </table:table-cell>
          <table:table-cell/>
          <table:table-cell office:value-type="float" office:value="9.67999999999984" calcext:value-type="float">
            <text:p>9.67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6974335569769" calcext:value-type="float">
            <text:p>0.986974335569769</text:p>
          </table:table-cell>
          <table:table-cell table:number-columns-repeated="2" office:value-type="float" office:value="0.0130256644302313" calcext:value-type="float">
            <text:p>0.0130256644302313</text:p>
          </table:table-cell>
          <table:table-cell table:number-columns-repeated="1007"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1" calcext:value-type="float">
            <text:p>1</text:p>
          </table:table-cell>
          <table:table-cell office:value-type="float" office:value="0.987449" calcext:value-type="float">
            <text:p>0.987449</text:p>
          </table:table-cell>
          <table:table-cell table:number-columns-repeated="2" office:value-type="float" office:value="0.0125513" calcext:value-type="float">
            <text:p>0.0125513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1" calcext:value-type="float">
            <text:p>1</text:p>
          </table:table-cell>
          <table:table-cell office:value-type="float" office:value="0.987341" calcext:value-type="float">
            <text:p>0.987341</text:p>
          </table:table-cell>
          <table:table-cell table:number-columns-repeated="2" office:value-type="float" office:value="0.0126589" calcext:value-type="float">
            <text:p>0.0126589</text:p>
          </table:table-cell>
          <table:table-cell/>
          <table:table-cell office:value-type="float" office:value="9.68999999999984" calcext:value-type="float">
            <text:p>9.68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039301342143" calcext:value-type="float">
            <text:p>0.987039301342143</text:p>
          </table:table-cell>
          <table:table-cell table:number-columns-repeated="2" office:value-type="float" office:value="0.0129606986578568" calcext:value-type="float">
            <text:p>0.0129606986578568</text:p>
          </table:table-cell>
          <table:table-cell table:number-columns-repeated="1007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office:value-type="float" office:value="0.987512" calcext:value-type="float">
            <text:p>0.987512</text:p>
          </table:table-cell>
          <table:table-cell table:number-columns-repeated="2" office:value-type="float" office:value="0.0124883" calcext:value-type="float">
            <text:p>0.0124883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office:value-type="float" office:value="0.987405" calcext:value-type="float">
            <text:p>0.987405</text:p>
          </table:table-cell>
          <table:table-cell table:number-columns-repeated="2" office:value-type="float" office:value="0.0125954" calcext:value-type="float">
            <text:p>0.0125954</text:p>
          </table:table-cell>
          <table:table-cell/>
          <table:table-cell office:value-type="float" office:value="9.69999999999984" calcext:value-type="float">
            <text:p>9.69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103943096376" calcext:value-type="float">
            <text:p>0.987103943096376</text:p>
          </table:table-cell>
          <table:table-cell table:number-columns-repeated="2" office:value-type="float" office:value="0.0128960569036236" calcext:value-type="float">
            <text:p>0.0128960569036236</text:p>
          </table:table-cell>
          <table:table-cell table:number-columns-repeated="1007"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0.987575" calcext:value-type="float">
            <text:p>0.987575</text:p>
          </table:table-cell>
          <table:table-cell table:number-columns-repeated="2" office:value-type="float" office:value="0.0124255" calcext:value-type="float">
            <text:p>0.0124255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0.987468" calcext:value-type="float">
            <text:p>0.987468</text:p>
          </table:table-cell>
          <table:table-cell table:number-columns-repeated="2" office:value-type="float" office:value="0.0125323" calcext:value-type="float">
            <text:p>0.0125323</text:p>
          </table:table-cell>
          <table:table-cell/>
          <table:table-cell office:value-type="float" office:value="9.70999999999984" calcext:value-type="float">
            <text:p>9.70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168262448515" calcext:value-type="float">
            <text:p>0.987168262448515</text:p>
          </table:table-cell>
          <table:table-cell table:number-columns-repeated="2" office:value-type="float" office:value="0.0128317375514848" calcext:value-type="float">
            <text:p>0.0128317375514848</text:p>
          </table:table-cell>
          <table:table-cell table:number-columns-repeated="1007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" calcext:value-type="float">
            <text:p>1</text:p>
          </table:table-cell>
          <table:table-cell office:value-type="float" office:value="0.987637" calcext:value-type="float">
            <text:p>0.987637</text:p>
          </table:table-cell>
          <table:table-cell table:number-columns-repeated="2" office:value-type="float" office:value="0.0123631" calcext:value-type="float">
            <text:p>0.0123631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1" calcext:value-type="float">
            <text:p>1</text:p>
          </table:table-cell>
          <table:table-cell office:value-type="float" office:value="0.987531" calcext:value-type="float">
            <text:p>0.987531</text:p>
          </table:table-cell>
          <table:table-cell table:number-columns-repeated="2" office:value-type="float" office:value="0.0124695" calcext:value-type="float">
            <text:p>0.0124695</text:p>
          </table:table-cell>
          <table:table-cell/>
          <table:table-cell office:value-type="float" office:value="9.71999999999984" calcext:value-type="float">
            <text:p>9.71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232261006547" calcext:value-type="float">
            <text:p>0.987232261006547</text:p>
          </table:table-cell>
          <table:table-cell table:number-columns-repeated="2" office:value-type="float" office:value="0.0127677389934531" calcext:value-type="float">
            <text:p>0.0127677389934531</text:p>
          </table:table-cell>
          <table:table-cell table:number-columns-repeated="1007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" calcext:value-type="float">
            <text:p>1</text:p>
          </table:table-cell>
          <table:table-cell office:value-type="float" office:value="0.987699" calcext:value-type="float">
            <text:p>0.987699</text:p>
          </table:table-cell>
          <table:table-cell table:number-columns-repeated="2" office:value-type="float" office:value="0.0123009" calcext:value-type="float">
            <text:p>0.0123009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1" calcext:value-type="float">
            <text:p>1</text:p>
          </table:table-cell>
          <table:table-cell office:value-type="float" office:value="0.987593" calcext:value-type="float">
            <text:p>0.987593</text:p>
          </table:table-cell>
          <table:table-cell table:number-columns-repeated="2" office:value-type="float" office:value="0.012407" calcext:value-type="float">
            <text:p>0.012407</text:p>
          </table:table-cell>
          <table:table-cell/>
          <table:table-cell office:value-type="float" office:value="9.72999999999984" calcext:value-type="float">
            <text:p>9.72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295940370439" calcext:value-type="float">
            <text:p>0.987295940370439</text:p>
          </table:table-cell>
          <table:table-cell table:number-columns-repeated="2" office:value-type="float" office:value="0.0127040596295611" calcext:value-type="float">
            <text:p>0.0127040596295611</text:p>
          </table:table-cell>
          <table:table-cell table:number-columns-repeated="1007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" calcext:value-type="float">
            <text:p>1</text:p>
          </table:table-cell>
          <table:table-cell office:value-type="float" office:value="0.987761" calcext:value-type="float">
            <text:p>0.987761</text:p>
          </table:table-cell>
          <table:table-cell table:number-columns-repeated="2" office:value-type="float" office:value="0.0122391" calcext:value-type="float">
            <text:p>0.0122391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1" calcext:value-type="float">
            <text:p>1</text:p>
          </table:table-cell>
          <table:table-cell office:value-type="float" office:value="0.987655" calcext:value-type="float">
            <text:p>0.987655</text:p>
          </table:table-cell>
          <table:table-cell table:number-columns-repeated="2" office:value-type="float" office:value="0.0123448" calcext:value-type="float">
            <text:p>0.0123448</text:p>
          </table:table-cell>
          <table:table-cell/>
          <table:table-cell office:value-type="float" office:value="9.73999999999984" calcext:value-type="float">
            <text:p>9.73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359302132178" calcext:value-type="float">
            <text:p>0.987359302132178</text:p>
          </table:table-cell>
          <table:table-cell table:number-columns-repeated="2" office:value-type="float" office:value="0.0126406978678216" calcext:value-type="float">
            <text:p>0.0126406978678216</text:p>
          </table:table-cell>
          <table:table-cell table:number-columns-repeated="1007"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" calcext:value-type="float">
            <text:p>1</text:p>
          </table:table-cell>
          <table:table-cell office:value-type="float" office:value="0.987822" calcext:value-type="float">
            <text:p>0.987822</text:p>
          </table:table-cell>
          <table:table-cell table:number-columns-repeated="2" office:value-type="float" office:value="0.0121776" calcext:value-type="float">
            <text:p>0.0121776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1" calcext:value-type="float">
            <text:p>1</text:p>
          </table:table-cell>
          <table:table-cell office:value-type="float" office:value="0.987717" calcext:value-type="float">
            <text:p>0.987717</text:p>
          </table:table-cell>
          <table:table-cell table:number-columns-repeated="2" office:value-type="float" office:value="0.0122829" calcext:value-type="float">
            <text:p>0.0122829</text:p>
          </table:table-cell>
          <table:table-cell/>
          <table:table-cell office:value-type="float" office:value="9.74999999999984" calcext:value-type="float">
            <text:p>9.74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422347875813" calcext:value-type="float">
            <text:p>0.987422347875813</text:p>
          </table:table-cell>
          <table:table-cell table:number-columns-repeated="2" office:value-type="float" office:value="0.0125776521241872" calcext:value-type="float">
            <text:p>0.0125776521241872</text:p>
          </table:table-cell>
          <table:table-cell table:number-columns-repeated="1007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0.987884" calcext:value-type="float">
            <text:p>0.987884</text:p>
          </table:table-cell>
          <table:table-cell table:number-columns-repeated="2" office:value-type="float" office:value="0.0121164" calcext:value-type="float">
            <text:p>0.0121164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0.987779" calcext:value-type="float">
            <text:p>0.987779</text:p>
          </table:table-cell>
          <table:table-cell table:number-columns-repeated="2" office:value-type="float" office:value="0.0122213" calcext:value-type="float">
            <text:p>0.0122213</text:p>
          </table:table-cell>
          <table:table-cell/>
          <table:table-cell office:value-type="float" office:value="9.75999999999984" calcext:value-type="float">
            <text:p>9.75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485079177489" calcext:value-type="float">
            <text:p>0.987485079177489</text:p>
          </table:table-cell>
          <table:table-cell table:number-columns-repeated="2" office:value-type="float" office:value="0.0125149208225109" calcext:value-type="float">
            <text:p>0.0125149208225109</text:p>
          </table:table-cell>
          <table:table-cell table:number-columns-repeated="1007"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1" calcext:value-type="float">
            <text:p>1</text:p>
          </table:table-cell>
          <table:table-cell office:value-type="float" office:value="0.987944" calcext:value-type="float">
            <text:p>0.987944</text:p>
          </table:table-cell>
          <table:table-cell table:number-columns-repeated="2" office:value-type="float" office:value="0.0120555" calcext:value-type="float">
            <text:p>0.0120555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1" calcext:value-type="float">
            <text:p>1</text:p>
          </table:table-cell>
          <table:table-cell office:value-type="float" office:value="0.98784" calcext:value-type="float">
            <text:p>0.98784</text:p>
          </table:table-cell>
          <table:table-cell table:number-columns-repeated="2" office:value-type="float" office:value="0.0121601" calcext:value-type="float">
            <text:p>0.0121601</text:p>
          </table:table-cell>
          <table:table-cell/>
          <table:table-cell office:value-type="float" office:value="9.76999999999984" calcext:value-type="float">
            <text:p>9.76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547497605493" calcext:value-type="float">
            <text:p>0.987547497605493</text:p>
          </table:table-cell>
          <table:table-cell table:number-columns-repeated="2" office:value-type="float" office:value="0.012452502394507" calcext:value-type="float">
            <text:p>0.012452502394507</text:p>
          </table:table-cell>
          <table:table-cell table:number-columns-repeated="100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0.988005" calcext:value-type="float">
            <text:p>0.988005</text:p>
          </table:table-cell>
          <table:table-cell table:number-columns-repeated="2" office:value-type="float" office:value="0.0119949" calcext:value-type="float">
            <text:p>0.011994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0.987901" calcext:value-type="float">
            <text:p>0.987901</text:p>
          </table:table-cell>
          <table:table-cell table:number-columns-repeated="2" office:value-type="float" office:value="0.0120991" calcext:value-type="float">
            <text:p>0.0120991</text:p>
          </table:table-cell>
          <table:table-cell/>
          <table:table-cell office:value-type="float" office:value="9.77999999999984" calcext:value-type="float">
            <text:p>9.77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609604720288" calcext:value-type="float">
            <text:p>0.987609604720288</text:p>
          </table:table-cell>
          <table:table-cell table:number-columns-repeated="2" office:value-type="float" office:value="0.0123903952797115" calcext:value-type="float">
            <text:p>0.0123903952797115</text:p>
          </table:table-cell>
          <table:table-cell table:number-columns-repeated="1007"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1" calcext:value-type="float">
            <text:p>1</text:p>
          </table:table-cell>
          <table:table-cell office:value-type="float" office:value="0.988065" calcext:value-type="float">
            <text:p>0.988065</text:p>
          </table:table-cell>
          <table:table-cell table:number-columns-repeated="2" office:value-type="float" office:value="0.0119347" calcext:value-type="float">
            <text:p>0.0119347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1" calcext:value-type="float">
            <text:p>1</text:p>
          </table:table-cell>
          <table:table-cell office:value-type="float" office:value="0.987962" calcext:value-type="float">
            <text:p>0.987962</text:p>
          </table:table-cell>
          <table:table-cell table:number-columns-repeated="2" office:value-type="float" office:value="0.0120385" calcext:value-type="float">
            <text:p>0.0120385</text:p>
          </table:table-cell>
          <table:table-cell/>
          <table:table-cell office:value-type="float" office:value="9.78999999999984" calcext:value-type="float">
            <text:p>9.78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671402074557" calcext:value-type="float">
            <text:p>0.987671402074557</text:p>
          </table:table-cell>
          <table:table-cell table:number-columns-repeated="2" office:value-type="float" office:value="0.0123285979254434" calcext:value-type="float">
            <text:p>0.0123285979254434</text:p>
          </table:table-cell>
          <table:table-cell table:number-columns-repeated="1007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office:value-type="float" office:value="0.988125" calcext:value-type="float">
            <text:p>0.988125</text:p>
          </table:table-cell>
          <table:table-cell table:number-columns-repeated="2" office:value-type="float" office:value="0.0118747" calcext:value-type="float">
            <text:p>0.0118747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office:value-type="float" office:value="0.988022" calcext:value-type="float">
            <text:p>0.988022</text:p>
          </table:table-cell>
          <table:table-cell table:number-columns-repeated="2" office:value-type="float" office:value="0.0119781" calcext:value-type="float">
            <text:p>0.0119781</text:p>
          </table:table-cell>
          <table:table-cell/>
          <table:table-cell office:value-type="float" office:value="9.79999999999984" calcext:value-type="float">
            <text:p>9.79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732891213234" calcext:value-type="float">
            <text:p>0.987732891213234</text:p>
          </table:table-cell>
          <table:table-cell table:number-columns-repeated="2" office:value-type="float" office:value="0.0122671087867655" calcext:value-type="float">
            <text:p>0.0122671087867655</text:p>
          </table:table-cell>
          <table:table-cell table:number-columns-repeated="1007"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0.988185" calcext:value-type="float">
            <text:p>0.988185</text:p>
          </table:table-cell>
          <table:table-cell table:number-columns-repeated="2" office:value-type="float" office:value="0.011815" calcext:value-type="float">
            <text:p>0.011815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0.988082" calcext:value-type="float">
            <text:p>0.988082</text:p>
          </table:table-cell>
          <table:table-cell table:number-columns-repeated="2" office:value-type="float" office:value="0.0119181" calcext:value-type="float">
            <text:p>0.0119181</text:p>
          </table:table-cell>
          <table:table-cell/>
          <table:table-cell office:value-type="float" office:value="9.80999999999984" calcext:value-type="float">
            <text:p>9.80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794073673554" calcext:value-type="float">
            <text:p>0.987794073673554</text:p>
          </table:table-cell>
          <table:table-cell table:number-columns-repeated="2" office:value-type="float" office:value="0.0122059263264462" calcext:value-type="float">
            <text:p>0.0122059263264462</text:p>
          </table:table-cell>
          <table:table-cell table:number-columns-repeated="1007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" calcext:value-type="float">
            <text:p>1</text:p>
          </table:table-cell>
          <table:table-cell office:value-type="float" office:value="0.988244" calcext:value-type="float">
            <text:p>0.988244</text:p>
          </table:table-cell>
          <table:table-cell table:number-columns-repeated="2" office:value-type="float" office:value="0.0117556" calcext:value-type="float">
            <text:p>0.0117556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1" calcext:value-type="float">
            <text:p>1</text:p>
          </table:table-cell>
          <table:table-cell office:value-type="float" office:value="0.988142" calcext:value-type="float">
            <text:p>0.988142</text:p>
          </table:table-cell>
          <table:table-cell table:number-columns-repeated="2" office:value-type="float" office:value="0.0118584" calcext:value-type="float">
            <text:p>0.0118584</text:p>
          </table:table-cell>
          <table:table-cell/>
          <table:table-cell office:value-type="float" office:value="9.81999999999984" calcext:value-type="float">
            <text:p>9.81999999999984</text:p>
          </table:table-cell>
          <table:table-cell office:value-type="float" office:value="1" calcext:value-type="float">
            <text:p>1</text:p>
          </table:table-cell>
          <table:table-cell office:value-type="float" office:value="0.987854950985079" calcext:value-type="float">
            <text:p>0.987854950985079</text:p>
          </table:table-cell>
          <table:table-cell table:number-columns-repeated="2" office:value-type="float" office:value="0.0121450490149209" calcext:value-type="float">
            <text:p>0.0121450490149209</text:p>
          </table:table-cell>
          <table:table-cell table:number-columns-repeated="1007"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1" calcext:value-type="float">
            <text:p>1</text:p>
          </table:table-cell>
          <table:table-cell office:value-type="float" office:value="0.988303" calcext:value-type="float">
            <text:p>0.988303</text:p>
          </table:table-cell>
          <table:table-cell table:number-columns-repeated="2" office:value-type="float" office:value="0.0116966" calcext:value-type="float">
            <text:p>0.0116966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1" calcext:value-type="float">
            <text:p>1</text:p>
          </table:table-cell>
          <table:table-cell office:value-type="float" office:value="0.988201" calcext:value-type="float">
            <text:p>0.988201</text:p>
          </table:table-cell>
          <table:table-cell table:number-columns-repeated="2" office:value-type="float" office:value="0.0117989" calcext:value-type="float">
            <text:p>0.0117989</text:p>
          </table:table-cell>
          <table:table-cell/>
          <table:table-cell office:value-type="float" office:value="9.82999999999983" calcext:value-type="float">
            <text:p>9.82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7915524669747" calcext:value-type="float">
            <text:p>0.987915524669747</text:p>
          </table:table-cell>
          <table:table-cell table:number-columns-repeated="2" office:value-type="float" office:value="0.0120844753302534" calcext:value-type="float">
            <text:p>0.0120844753302534</text:p>
          </table:table-cell>
          <table:table-cell table:number-columns-repeated="1007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" calcext:value-type="float">
            <text:p>1</text:p>
          </table:table-cell>
          <table:table-cell office:value-type="float" office:value="0.988362" calcext:value-type="float">
            <text:p>0.988362</text:p>
          </table:table-cell>
          <table:table-cell table:number-columns-repeated="2" office:value-type="float" office:value="0.0116378" calcext:value-type="float">
            <text:p>0.0116378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1" calcext:value-type="float">
            <text:p>1</text:p>
          </table:table-cell>
          <table:table-cell office:value-type="float" office:value="0.98826" calcext:value-type="float">
            <text:p>0.98826</text:p>
          </table:table-cell>
          <table:table-cell table:number-columns-repeated="2" office:value-type="float" office:value="0.0117398" calcext:value-type="float">
            <text:p>0.0117398</text:p>
          </table:table-cell>
          <table:table-cell/>
          <table:table-cell office:value-type="float" office:value="9.83999999999983" calcext:value-type="float">
            <text:p>9.83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7975796241901" calcext:value-type="float">
            <text:p>0.987975796241901</text:p>
          </table:table-cell>
          <table:table-cell table:number-columns-repeated="2" office:value-type="float" office:value="0.0120242037580985" calcext:value-type="float">
            <text:p>0.0120242037580985</text:p>
          </table:table-cell>
          <table:table-cell table:number-columns-repeated="1007"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" calcext:value-type="float">
            <text:p>1</text:p>
          </table:table-cell>
          <table:table-cell office:value-type="float" office:value="0.988421" calcext:value-type="float">
            <text:p>0.988421</text:p>
          </table:table-cell>
          <table:table-cell table:number-columns-repeated="2" office:value-type="float" office:value="0.0115793" calcext:value-type="float">
            <text:p>0.0115793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1" calcext:value-type="float">
            <text:p>1</text:p>
          </table:table-cell>
          <table:table-cell office:value-type="float" office:value="0.988319" calcext:value-type="float">
            <text:p>0.988319</text:p>
          </table:table-cell>
          <table:table-cell table:number-columns-repeated="2" office:value-type="float" office:value="0.0116809" calcext:value-type="float">
            <text:p>0.0116809</text:p>
          </table:table-cell>
          <table:table-cell/>
          <table:table-cell office:value-type="float" office:value="9.84999999999983" calcext:value-type="float">
            <text:p>9.84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035767208336" calcext:value-type="float">
            <text:p>0.988035767208336</text:p>
          </table:table-cell>
          <table:table-cell table:number-columns-repeated="2" office:value-type="float" office:value="0.0119642327916639" calcext:value-type="float">
            <text:p>0.0119642327916639</text:p>
          </table:table-cell>
          <table:table-cell table:number-columns-repeated="1007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0.988479" calcext:value-type="float">
            <text:p>0.988479</text:p>
          </table:table-cell>
          <table:table-cell table:number-columns-repeated="2" office:value-type="float" office:value="0.0115211" calcext:value-type="float">
            <text:p>0.0115211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0.988378" calcext:value-type="float">
            <text:p>0.988378</text:p>
          </table:table-cell>
          <table:table-cell table:number-columns-repeated="2" office:value-type="float" office:value="0.0116224" calcext:value-type="float">
            <text:p>0.0116224</text:p>
          </table:table-cell>
          <table:table-cell/>
          <table:table-cell office:value-type="float" office:value="9.85999999999983" calcext:value-type="float">
            <text:p>9.85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095439068328" calcext:value-type="float">
            <text:p>0.988095439068328</text:p>
          </table:table-cell>
          <table:table-cell table:number-columns-repeated="2" office:value-type="float" office:value="0.0119045609316722" calcext:value-type="float">
            <text:p>0.0119045609316722</text:p>
          </table:table-cell>
          <table:table-cell table:number-columns-repeated="1007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" calcext:value-type="float">
            <text:p>1</text:p>
          </table:table-cell>
          <table:table-cell office:value-type="float" office:value="0.988537" calcext:value-type="float">
            <text:p>0.988537</text:p>
          </table:table-cell>
          <table:table-cell table:number-columns-repeated="2" office:value-type="float" office:value="0.0114632" calcext:value-type="float">
            <text:p>0.0114632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1" calcext:value-type="float">
            <text:p>1</text:p>
          </table:table-cell>
          <table:table-cell office:value-type="float" office:value="0.988436" calcext:value-type="float">
            <text:p>0.988436</text:p>
          </table:table-cell>
          <table:table-cell table:number-columns-repeated="2" office:value-type="float" office:value="0.0115641" calcext:value-type="float">
            <text:p>0.0115641</text:p>
          </table:table-cell>
          <table:table-cell/>
          <table:table-cell office:value-type="float" office:value="9.86999999999983" calcext:value-type="float">
            <text:p>9.86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154813313676" calcext:value-type="float">
            <text:p>0.988154813313676</text:p>
          </table:table-cell>
          <table:table-cell table:number-columns-repeated="2" office:value-type="float" office:value="0.0118451866863238" calcext:value-type="float">
            <text:p>0.0118451866863238</text:p>
          </table:table-cell>
          <table:table-cell table:number-columns-repeated="1007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0.988594" calcext:value-type="float">
            <text:p>0.988594</text:p>
          </table:table-cell>
          <table:table-cell table:number-columns-repeated="2" office:value-type="float" office:value="0.0114056" calcext:value-type="float">
            <text:p>0.0114056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0.988494" calcext:value-type="float">
            <text:p>0.988494</text:p>
          </table:table-cell>
          <table:table-cell table:number-columns-repeated="2" office:value-type="float" office:value="0.0115061" calcext:value-type="float">
            <text:p>0.0115061</text:p>
          </table:table-cell>
          <table:table-cell/>
          <table:table-cell office:value-type="float" office:value="9.87999999999983" calcext:value-type="float">
            <text:p>9.87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213891428741" calcext:value-type="float">
            <text:p>0.988213891428741</text:p>
          </table:table-cell>
          <table:table-cell table:number-columns-repeated="2" office:value-type="float" office:value="0.0117861085712595" calcext:value-type="float">
            <text:p>0.0117861085712595</text:p>
          </table:table-cell>
          <table:table-cell table:number-columns-repeated="1007"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" calcext:value-type="float">
            <text:p>1</text:p>
          </table:table-cell>
          <table:table-cell office:value-type="float" office:value="0.988652" calcext:value-type="float">
            <text:p>0.988652</text:p>
          </table:table-cell>
          <table:table-cell table:number-columns-repeated="2" office:value-type="float" office:value="0.0113483" calcext:value-type="float">
            <text:p>0.0113483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1" calcext:value-type="float">
            <text:p>1</text:p>
          </table:table-cell>
          <table:table-cell office:value-type="float" office:value="0.988552" calcext:value-type="float">
            <text:p>0.988552</text:p>
          </table:table-cell>
          <table:table-cell table:number-columns-repeated="2" office:value-type="float" office:value="0.0114485" calcext:value-type="float">
            <text:p>0.0114485</text:p>
          </table:table-cell>
          <table:table-cell/>
          <table:table-cell office:value-type="float" office:value="9.88999999999983" calcext:value-type="float">
            <text:p>9.88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272674890477" calcext:value-type="float">
            <text:p>0.988272674890477</text:p>
          </table:table-cell>
          <table:table-cell table:number-columns-repeated="2" office:value-type="float" office:value="0.0117273251095233" calcext:value-type="float">
            <text:p>0.0117273251095233</text:p>
          </table:table-cell>
          <table:table-cell table:number-columns-repeated="1007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0.988709" calcext:value-type="float">
            <text:p>0.988709</text:p>
          </table:table-cell>
          <table:table-cell table:number-columns-repeated="2" office:value-type="float" office:value="0.0112913" calcext:value-type="float">
            <text:p>0.0112913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0.988609" calcext:value-type="float">
            <text:p>0.988609</text:p>
          </table:table-cell>
          <table:table-cell table:number-columns-repeated="2" office:value-type="float" office:value="0.0113911" calcext:value-type="float">
            <text:p>0.0113911</text:p>
          </table:table-cell>
          <table:table-cell/>
          <table:table-cell office:value-type="float" office:value="9.89999999999983" calcext:value-type="float">
            <text:p>9.89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331165168474" calcext:value-type="float">
            <text:p>0.988331165168474</text:p>
          </table:table-cell>
          <table:table-cell table:number-columns-repeated="2" office:value-type="float" office:value="0.0116688348315257" calcext:value-type="float">
            <text:p>0.0116688348315257</text:p>
          </table:table-cell>
          <table:table-cell table:number-columns-repeated="1007"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0.988765" calcext:value-type="float">
            <text:p>0.988765</text:p>
          </table:table-cell>
          <table:table-cell table:number-columns-repeated="2" office:value-type="float" office:value="0.0112345" calcext:value-type="float">
            <text:p>0.0112345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0.988666" calcext:value-type="float">
            <text:p>0.988666</text:p>
          </table:table-cell>
          <table:table-cell table:number-columns-repeated="2" office:value-type="float" office:value="0.011334" calcext:value-type="float">
            <text:p>0.011334</text:p>
          </table:table-cell>
          <table:table-cell/>
          <table:table-cell office:value-type="float" office:value="9.90999999999983" calcext:value-type="float">
            <text:p>9.90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389363724993" calcext:value-type="float">
            <text:p>0.988389363724993</text:p>
          </table:table-cell>
          <table:table-cell table:number-columns-repeated="2" office:value-type="float" office:value="0.0116106362750066" calcext:value-type="float">
            <text:p>0.0116106362750066</text:p>
          </table:table-cell>
          <table:table-cell table:number-columns-repeated="1007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" calcext:value-type="float">
            <text:p>1</text:p>
          </table:table-cell>
          <table:table-cell office:value-type="float" office:value="0.988822" calcext:value-type="float">
            <text:p>0.988822</text:p>
          </table:table-cell>
          <table:table-cell table:number-columns-repeated="2" office:value-type="float" office:value="0.0111781" calcext:value-type="float">
            <text:p>0.0111781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1" calcext:value-type="float">
            <text:p>1</text:p>
          </table:table-cell>
          <table:table-cell office:value-type="float" office:value="0.988723" calcext:value-type="float">
            <text:p>0.988723</text:p>
          </table:table-cell>
          <table:table-cell table:number-columns-repeated="2" office:value-type="float" office:value="0.0112772" calcext:value-type="float">
            <text:p>0.0112772</text:p>
          </table:table-cell>
          <table:table-cell/>
          <table:table-cell office:value-type="float" office:value="9.91999999999983" calcext:value-type="float">
            <text:p>9.91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447272015001" calcext:value-type="float">
            <text:p>0.988447272015001</text:p>
          </table:table-cell>
          <table:table-cell table:number-columns-repeated="2" office:value-type="float" office:value="0.0115527279849991" calcext:value-type="float">
            <text:p>0.0115527279849991</text:p>
          </table:table-cell>
          <table:table-cell table:number-columns-repeated="1007"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office:value-type="float" office:value="0.988878" calcext:value-type="float">
            <text:p>0.988878</text:p>
          </table:table-cell>
          <table:table-cell table:number-columns-repeated="2" office:value-type="float" office:value="0.0111219" calcext:value-type="float">
            <text:p>0.0111219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office:value-type="float" office:value="0.988779" calcext:value-type="float">
            <text:p>0.988779</text:p>
          </table:table-cell>
          <table:table-cell table:number-columns-repeated="2" office:value-type="float" office:value="0.0112206" calcext:value-type="float">
            <text:p>0.0112206</text:p>
          </table:table-cell>
          <table:table-cell/>
          <table:table-cell office:value-type="float" office:value="9.92999999999983" calcext:value-type="float">
            <text:p>9.92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504891486207" calcext:value-type="float">
            <text:p>0.988504891486207</text:p>
          </table:table-cell>
          <table:table-cell table:number-columns-repeated="2" office:value-type="float" office:value="0.0114951085137929" calcext:value-type="float">
            <text:p>0.0114951085137929</text:p>
          </table:table-cell>
          <table:table-cell table:number-columns-repeated="1007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0.988934" calcext:value-type="float">
            <text:p>0.988934</text:p>
          </table:table-cell>
          <table:table-cell table:number-columns-repeated="2" office:value-type="float" office:value="0.011066" calcext:value-type="float">
            <text:p>0.011066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0.988836" calcext:value-type="float">
            <text:p>0.988836</text:p>
          </table:table-cell>
          <table:table-cell table:number-columns-repeated="2" office:value-type="float" office:value="0.0111644" calcext:value-type="float">
            <text:p>0.0111644</text:p>
          </table:table-cell>
          <table:table-cell/>
          <table:table-cell office:value-type="float" office:value="9.93999999999983" calcext:value-type="float">
            <text:p>9.93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562223579102" calcext:value-type="float">
            <text:p>0.988562223579102</text:p>
          </table:table-cell>
          <table:table-cell table:number-columns-repeated="2" office:value-type="float" office:value="0.0114377764208983" calcext:value-type="float">
            <text:p>0.0114377764208983</text:p>
          </table:table-cell>
          <table:table-cell table:number-columns-repeated="1007"/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" calcext:value-type="float">
            <text:p>1</text:p>
          </table:table-cell>
          <table:table-cell office:value-type="float" office:value="0.98899" calcext:value-type="float">
            <text:p>0.98899</text:p>
          </table:table-cell>
          <table:table-cell table:number-columns-repeated="2" office:value-type="float" office:value="0.0110104" calcext:value-type="float">
            <text:p>0.0110104</text:p>
          </table:table-cell>
          <table:table-cell/>
          <table:table-cell office:value-type="float" office:value="9.97" calcext:value-type="float">
            <text:p>9.97</text:p>
          </table:table-cell>
          <table:table-cell office:value-type="float" office:value="1" calcext:value-type="float">
            <text:p>1</text:p>
          </table:table-cell>
          <table:table-cell office:value-type="float" office:value="0.988892" calcext:value-type="float">
            <text:p>0.988892</text:p>
          </table:table-cell>
          <table:table-cell table:number-columns-repeated="2" office:value-type="float" office:value="0.0111084" calcext:value-type="float">
            <text:p>0.0111084</text:p>
          </table:table-cell>
          <table:table-cell/>
          <table:table-cell office:value-type="float" office:value="9.94999999999983" calcext:value-type="float">
            <text:p>9.94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61926972699" calcext:value-type="float">
            <text:p>0.98861926972699</text:p>
          </table:table-cell>
          <table:table-cell table:number-columns-repeated="2" office:value-type="float" office:value="0.0113807302730099" calcext:value-type="float">
            <text:p>0.0113807302730099</text:p>
          </table:table-cell>
          <table:table-cell table:number-columns-repeated="1007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" calcext:value-type="float">
            <text:p>1</text:p>
          </table:table-cell>
          <table:table-cell office:value-type="float" office:value="0.989045" calcext:value-type="float">
            <text:p>0.989045</text:p>
          </table:table-cell>
          <table:table-cell table:number-columns-repeated="2" office:value-type="float" office:value="0.0109551" calcext:value-type="float">
            <text:p>0.0109551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1" calcext:value-type="float">
            <text:p>1</text:p>
          </table:table-cell>
          <table:table-cell office:value-type="float" office:value="0.988947" calcext:value-type="float">
            <text:p>0.988947</text:p>
          </table:table-cell>
          <table:table-cell table:number-columns-repeated="2" office:value-type="float" office:value="0.0110528" calcext:value-type="float">
            <text:p>0.0110528</text:p>
          </table:table-cell>
          <table:table-cell/>
          <table:table-cell office:value-type="float" office:value="9.95999999999983" calcext:value-type="float">
            <text:p>9.95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676031356029" calcext:value-type="float">
            <text:p>0.988676031356029</text:p>
          </table:table-cell>
          <table:table-cell table:number-columns-repeated="2" office:value-type="float" office:value="0.0113239686439711" calcext:value-type="float">
            <text:p>0.0113239686439711</text:p>
          </table:table-cell>
          <table:table-cell table:number-columns-repeated="1007"/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0.9891" calcext:value-type="float">
            <text:p>0.9891</text:p>
          </table:table-cell>
          <table:table-cell table:number-columns-repeated="2" office:value-type="float" office:value="0.0109" calcext:value-type="float">
            <text:p>0.0109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float" office:value="1" calcext:value-type="float">
            <text:p>1</text:p>
          </table:table-cell>
          <table:table-cell office:value-type="float" office:value="0.989003" calcext:value-type="float">
            <text:p>0.989003</text:p>
          </table:table-cell>
          <table:table-cell table:number-columns-repeated="2" office:value-type="float" office:value="0.0109973" calcext:value-type="float">
            <text:p>0.0109973</text:p>
          </table:table-cell>
          <table:table-cell/>
          <table:table-cell office:value-type="float" office:value="9.96999999999983" calcext:value-type="float">
            <text:p>9.96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732509885262" calcext:value-type="float">
            <text:p>0.988732509885262</text:p>
          </table:table-cell>
          <table:table-cell table:number-columns-repeated="2" office:value-type="float" office:value="0.0112674901147382" calcext:value-type="float">
            <text:p>0.011267490114738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89155" calcext:value-type="float">
            <text:p>0.989155</text:p>
          </table:table-cell>
          <table:table-cell table:number-columns-repeated="2" office:value-type="float" office:value="0.0108452" calcext:value-type="float">
            <text:p>0.01084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89058" calcext:value-type="float">
            <text:p>0.989058</text:p>
          </table:table-cell>
          <table:table-cell table:number-columns-repeated="2" office:value-type="float" office:value="0.0109422" calcext:value-type="float">
            <text:p>0.0109422</text:p>
          </table:table-cell>
          <table:table-cell/>
          <table:table-cell office:value-type="float" office:value="9.97999999999983" calcext:value-type="float">
            <text:p>9.97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788706726655" calcext:value-type="float">
            <text:p>0.988788706726655</text:p>
          </table:table-cell>
          <table:table-cell table:number-columns-repeated="2" office:value-type="float" office:value="0.0112112932733449" calcext:value-type="float">
            <text:p>0.0112112932733449</text:p>
          </table:table-cell>
          <table:table-cell table:number-columns-repeated="1007"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office:value-type="float" office:value="0.989209" calcext:value-type="float">
            <text:p>0.989209</text:p>
          </table:table-cell>
          <table:table-cell table:number-columns-repeated="2" office:value-type="float" office:value="0.0107907" calcext:value-type="float">
            <text:p>0.0107907</text:p>
          </table:table-cell>
          <table:table-cell/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office:value-type="float" office:value="0.989113" calcext:value-type="float">
            <text:p>0.989113</text:p>
          </table:table-cell>
          <table:table-cell table:number-columns-repeated="2" office:value-type="float" office:value="0.0108874" calcext:value-type="float">
            <text:p>0.0108874</text:p>
          </table:table-cell>
          <table:table-cell/>
          <table:table-cell office:value-type="float" office:value="9.98999999999983" calcext:value-type="float">
            <text:p>9.98999999999983</text:p>
          </table:table-cell>
          <table:table-cell office:value-type="float" office:value="1" calcext:value-type="float">
            <text:p>1</text:p>
          </table:table-cell>
          <table:table-cell office:value-type="float" office:value="0.988844623285133" calcext:value-type="float">
            <text:p>0.988844623285133</text:p>
          </table:table-cell>
          <table:table-cell table:number-columns-repeated="2" office:value-type="float" office:value="0.0111553767148674" calcext:value-type="float">
            <text:p>0.0111553767148674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88900260958612" calcext:value-type="float">
            <text:p>0.988900260958612</text:p>
          </table:table-cell>
          <table:table-cell table:number-columns-repeated="2" office:value-type="float" office:value="0.0110997390413879" calcext:value-type="float">
            <text:p>0.0110997390413879</text:p>
          </table:table-cell>
          <table:table-cell table:number-columns-repeated="1007"/>
        </table:table-row>
      </table:table>
      <table:table table:name="graphs" table:style-name="ta1">
        <table:shapes>
          <draw:frame draw:z-index="0" draw:style-name="gr1" draw:text-style-name="P1" svg:width="10.6205in" svg:height="5.9736in" svg:x="0.9287in" svg:y="0.1335in">
            <draw:object draw:notify-on-update-of-ranges="data.A1:data.A1 data.A2:data.A1002 data.C1:data.C1 data.C2:data.C1002 data.A1:data.A1002 data.I1:data.I1 data.I1:data.I1002 data.G1:data.G1002 data.O1:data.O1 data.O1:data.O1003 data.M1:data.M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1T12:23:07.475701931</dc:date>
    <meta:editing-duration>PT19M17S</meta:editing-duration>
    <meta:editing-cycles>8</meta:editing-cycles>
    <meta:generator>LibreOffice/7.3.4.2$Linux_X86_64 LibreOffice_project/30$Build-2</meta:generator>
    <meta:document-statistic meta:table-count="2" meta:cell-count="150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77cm" svg:height="15.174cm" xlink:href=".." xlink:type="simple" chart:class="chart:scatter" chart:style-name="ch1">
        <chart:legend chart:legend-position="end" svg:x="24.654cm" svg:y="6.79cm" style:legend-expansion="high" chart:style-name="ch2"/>
        <chart:plot-area chart:style-name="ch3" table:cell-range-address="data.A1:data.A1002 data.C1:data.C1002 data.I1:data.I1002 data.O1:data.O1003" chart:data-source-has-labels="both" svg:x="0.539cm" svg:y="0.303cm" svg:width="23.576cm" svg:height="14.568cm">
          <chart:coordinate-region svg:x="1.266cm" svg:y="0.503cm" svg:width="22.662cm" svg:height="13.721cm"/>
          <chart:axis chart:dimension="x" chart:name="primary-x" chart:style-name="ch4" chartooo:axis-type="auto">
            <chart:categories table:cell-range-address="data.A2:data.A100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C2:data.C1002" chart:label-cell-address="data.C1:data.C1" chart:class="chart:scatter">
            <chart:domain table:cell-range-address="data.A1:data.A1002"/>
            <chart:data-point chart:repeated="1002"/>
          </chart:series>
          <chart:series chart:style-name="ch7" chart:values-cell-range-address="data.I1:data.I1002" chart:label-cell-address="data.I1:data.I1" chart:class="chart:scatter">
            <chart:domain table:cell-range-address="data.G1:data.G1002"/>
            <chart:data-point chart:repeated="1002"/>
          </chart:series>
          <chart:series chart:style-name="ch8" chart:values-cell-range-address="data.O1:data.O1003" chart:label-cell-address="data.O1:data.O1" chart:class="chart:scatter">
            <chart:domain table:cell-range-address="data.M1:data.M1003"/>
            <chart:data-point chart:repeated="10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2_E</text:p>
                <draw:g>
                  <svg:desc>data.C1:data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2_T</text:p>
                <draw:g>
                  <svg:desc>data.I1:data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E2_20</text:p>
                <draw:g>
                  <svg:desc>data.O1:data.O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data.A2:data.A1002</svg:desc>
                </draw:g>
              </table:table-cell>
              <table:table-cell office:value-type="float" office:value="NaN">
                <text:p>NaN</text:p>
                <draw:g>
                  <svg:desc>data.A1:data.A1002</svg:desc>
                </draw:g>
              </table:table-cell>
              <table:table-cell office:value-type="float" office:value="0">
                <text:p>0</text:p>
                <draw:g>
                  <svg:desc>data.C2:data.C1002</svg:desc>
                </draw:g>
              </table:table-cell>
              <table:table-cell office:value-type="float" office:value="NaN">
                <text:p>NaN</text:p>
                <draw:g>
                  <svg:desc>data.G1:data.G1002</svg:desc>
                </draw:g>
              </table:table-cell>
              <table:table-cell office:value-type="float" office:value="NaN">
                <text:p>NaN</text:p>
                <draw:g>
                  <svg:desc>data.I1:data.I1002</svg:desc>
                </draw:g>
              </table:table-cell>
              <table:table-cell office:value-type="float" office:value="NaN">
                <text:p>NaN</text:p>
                <draw:g>
                  <svg:desc>data.M1:data.M1003</svg:desc>
                </draw:g>
              </table:table-cell>
              <table:table-cell office:value-type="float" office:value="NaN">
                <text:p>NaN</text:p>
                <draw:g>
                  <svg:desc>data.O1:data.O1003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0833333333333279">
                <text:p>0.00083333333333327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0.005">
                <text:p>0.005</text:p>
              </table:table-cell>
              <table:table-cell office:value-type="float" office:value="1.02">
                <text:p>1.02</text:p>
              </table:table-cell>
              <table:table-cell office:value-type="float" office:value="0.0025">
                <text:p>0.0025</text:p>
              </table:table-cell>
              <table:table-cell office:value-type="float" office:value="1">
                <text:p>1</text:p>
              </table:table-cell>
              <table:table-cell office:value-type="float" office:value="0.000833333333333279">
                <text:p>0.00083333333333327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  <table:table-cell office:value-type="float" office:value="0.01">
                <text:p>0.01</text:p>
              </table:table-cell>
              <table:table-cell office:value-type="float" office:value="1.03">
                <text:p>1.03</text:p>
              </table:table-cell>
              <table:table-cell office:value-type="float" office:value="0.00749375">
                <text:p>0.00749375</text:p>
              </table:table-cell>
              <table:table-cell office:value-type="float" office:value="1.01">
                <text:p>1.01</text:p>
              </table:table-cell>
              <table:table-cell office:value-type="float" office:value="0.00581669787328554">
                <text:p>0.0058166978732855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4">
                <text:p>1.04</text:p>
              </table:table-cell>
              <table:table-cell office:value-type="float" office:value="0.014975">
                <text:p>0.014975</text:p>
              </table:table-cell>
              <table:table-cell office:value-type="float" office:value="1.04">
                <text:p>1.04</text:p>
              </table:table-cell>
              <table:table-cell office:value-type="float" office:value="0.0124688">
                <text:p>0.0124688</text:p>
              </table:table-cell>
              <table:table-cell office:value-type="float" office:value="1.02">
                <text:p>1.02</text:p>
              </table:table-cell>
              <table:table-cell office:value-type="float" office:value="0.0107752077789045">
                <text:p>0.010775207778904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5">
                <text:p>1.05</text:p>
              </table:table-cell>
              <table:table-cell office:value-type="float" office:value="0.019925">
                <text:p>0.019925</text:p>
              </table:table-cell>
              <table:table-cell office:value-type="float" office:value="1.05">
                <text:p>1.05</text:p>
              </table:table-cell>
              <table:table-cell office:value-type="float" office:value="0.0174189">
                <text:p>0.0174189</text:p>
              </table:table-cell>
              <table:table-cell office:value-type="float" office:value="1.03">
                <text:p>1.03</text:p>
              </table:table-cell>
              <table:table-cell office:value-type="float" office:value="0.015708987013196">
                <text:p>0.015708987013196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.06">
                <text:p>1.06</text:p>
              </table:table-cell>
              <table:table-cell office:value-type="float" office:value="0.0248501">
                <text:p>0.0248501</text:p>
              </table:table-cell>
              <table:table-cell office:value-type="float" office:value="1.06">
                <text:p>1.06</text:p>
              </table:table-cell>
              <table:table-cell office:value-type="float" office:value="0.0223441">
                <text:p>0.0223441</text:p>
              </table:table-cell>
              <table:table-cell office:value-type="float" office:value="1.04">
                <text:p>1.04</text:p>
              </table:table-cell>
              <table:table-cell office:value-type="float" office:value="0.0206181589208978">
                <text:p>0.020618158920897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7">
                <text:p>1.07</text:p>
              </table:table-cell>
              <table:table-cell office:value-type="float" office:value="0.0297505">
                <text:p>0.0297505</text:p>
              </table:table-cell>
              <table:table-cell office:value-type="float" office:value="1.07">
                <text:p>1.07</text:p>
              </table:table-cell>
              <table:table-cell office:value-type="float" office:value="0.0272447">
                <text:p>0.0272447</text:p>
              </table:table-cell>
              <table:table-cell office:value-type="float" office:value="1.05">
                <text:p>1.05</text:p>
              </table:table-cell>
              <table:table-cell office:value-type="float" office:value="0.0255028462315635">
                <text:p>0.0255028462315635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.08">
                <text:p>1.08</text:p>
              </table:table-cell>
              <table:table-cell office:value-type="float" office:value="0.0346262">
                <text:p>0.0346262</text:p>
              </table:table-cell>
              <table:table-cell office:value-type="float" office:value="1.08">
                <text:p>1.08</text:p>
              </table:table-cell>
              <table:table-cell office:value-type="float" office:value="0.0321208">
                <text:p>0.0321208</text:p>
              </table:table-cell>
              <table:table-cell office:value-type="float" office:value="1.06">
                <text:p>1.06</text:p>
              </table:table-cell>
              <table:table-cell office:value-type="float" office:value="0.0303631710626301">
                <text:p>0.030363171062630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09">
                <text:p>1.09</text:p>
              </table:table-cell>
              <table:table-cell office:value-type="float" office:value="0.0394775">
                <text:p>0.0394775</text:p>
              </table:table-cell>
              <table:table-cell office:value-type="float" office:value="1.09">
                <text:p>1.09</text:p>
              </table:table-cell>
              <table:table-cell office:value-type="float" office:value="0.0369723">
                <text:p>0.0369723</text:p>
              </table:table-cell>
              <table:table-cell office:value-type="float" office:value="1.07">
                <text:p>1.07</text:p>
              </table:table-cell>
              <table:table-cell office:value-type="float" office:value="0.0351992549224715">
                <text:p>0.035199254922471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.1">
                <text:p>1.1</text:p>
              </table:table-cell>
              <table:table-cell office:value-type="float" office:value="0.0443044">
                <text:p>0.0443044</text:p>
              </table:table-cell>
              <table:table-cell office:value-type="float" office:value="1.1">
                <text:p>1.1</text:p>
              </table:table-cell>
              <table:table-cell office:value-type="float" office:value="0.0417996">
                <text:p>0.0417996</text:p>
              </table:table-cell>
              <table:table-cell office:value-type="float" office:value="1.08">
                <text:p>1.08</text:p>
              </table:table-cell>
              <table:table-cell office:value-type="float" office:value="0.0400112187134362">
                <text:p>0.040011218713436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11">
                <text:p>1.11</text:p>
              </table:table-cell>
              <table:table-cell office:value-type="float" office:value="0.049107">
                <text:p>0.049107</text:p>
              </table:table-cell>
              <table:table-cell office:value-type="float" office:value="1.11">
                <text:p>1.11</text:p>
              </table:table-cell>
              <table:table-cell office:value-type="float" office:value="0.0466027">
                <text:p>0.0466027</text:p>
              </table:table-cell>
              <table:table-cell office:value-type="float" office:value="1.09">
                <text:p>1.09</text:p>
              </table:table-cell>
              <table:table-cell office:value-type="float" office:value="0.0447991827348695">
                <text:p>0.0447991827348695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.12">
                <text:p>1.12</text:p>
              </table:table-cell>
              <table:table-cell office:value-type="float" office:value="0.0538855">
                <text:p>0.0538855</text:p>
              </table:table-cell>
              <table:table-cell office:value-type="float" office:value="1.12">
                <text:p>1.12</text:p>
              </table:table-cell>
              <table:table-cell office:value-type="float" office:value="0.0513817">
                <text:p>0.0513817</text:p>
              </table:table-cell>
              <table:table-cell office:value-type="float" office:value="1.1">
                <text:p>1.1</text:p>
              </table:table-cell>
              <table:table-cell office:value-type="float" office:value="0.0495632666861213">
                <text:p>0.0495632666861213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13">
                <text:p>1.13</text:p>
              </table:table-cell>
              <table:table-cell office:value-type="float" office:value="0.0586399">
                <text:p>0.0586399</text:p>
              </table:table-cell>
              <table:table-cell office:value-type="float" office:value="1.13">
                <text:p>1.13</text:p>
              </table:table-cell>
              <table:table-cell office:value-type="float" office:value="0.0561367">
                <text:p>0.0561367</text:p>
              </table:table-cell>
              <table:table-cell office:value-type="float" office:value="1.11">
                <text:p>1.11</text:p>
              </table:table-cell>
              <table:table-cell office:value-type="float" office:value="0.0543035896695386">
                <text:p>0.054303589669538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4">
                <text:p>1.14</text:p>
              </table:table-cell>
              <table:table-cell office:value-type="float" office:value="0.0633705">
                <text:p>0.0633705</text:p>
              </table:table-cell>
              <table:table-cell office:value-type="float" office:value="1.14">
                <text:p>1.14</text:p>
              </table:table-cell>
              <table:table-cell office:value-type="float" office:value="0.0608679">
                <text:p>0.0608679</text:p>
              </table:table-cell>
              <table:table-cell office:value-type="float" office:value="1.12">
                <text:p>1.12</text:p>
              </table:table-cell>
              <table:table-cell office:value-type="float" office:value="0.0590202701934428">
                <text:p>0.0590202701934428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15">
                <text:p>1.15</text:p>
              </table:table-cell>
              <table:table-cell office:value-type="float" office:value="0.0680773">
                <text:p>0.0680773</text:p>
              </table:table-cell>
              <table:table-cell office:value-type="float" office:value="1.15">
                <text:p>1.15</text:p>
              </table:table-cell>
              <table:table-cell office:value-type="float" office:value="0.0655754">
                <text:p>0.0655754</text:p>
              </table:table-cell>
              <table:table-cell office:value-type="float" office:value="1.13">
                <text:p>1.13</text:p>
              </table:table-cell>
              <table:table-cell office:value-type="float" office:value="0.0637134261750927">
                <text:p>0.0637134261750927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6">
                <text:p>1.16</text:p>
              </table:table-cell>
              <table:table-cell office:value-type="float" office:value="0.0727604">
                <text:p>0.0727604</text:p>
              </table:table-cell>
              <table:table-cell office:value-type="float" office:value="1.16">
                <text:p>1.16</text:p>
              </table:table-cell>
              <table:table-cell office:value-type="float" office:value="0.0702593">
                <text:p>0.0702593</text:p>
              </table:table-cell>
              <table:table-cell office:value-type="float" office:value="1.14">
                <text:p>1.14</text:p>
              </table:table-cell>
              <table:table-cell office:value-type="float" office:value="0.0683831749436323">
                <text:p>0.068383174943632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17">
                <text:p>1.17</text:p>
              </table:table-cell>
              <table:table-cell office:value-type="float" office:value="0.0774201">
                <text:p>0.0774201</text:p>
              </table:table-cell>
              <table:table-cell office:value-type="float" office:value="1.17">
                <text:p>1.17</text:p>
              </table:table-cell>
              <table:table-cell office:value-type="float" office:value="0.0749197">
                <text:p>0.0749197</text:p>
              </table:table-cell>
              <table:table-cell office:value-type="float" office:value="1.15">
                <text:p>1.15</text:p>
              </table:table-cell>
              <table:table-cell office:value-type="float" office:value="0.0730296332430239">
                <text:p>0.0730296332430239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.18">
                <text:p>1.18</text:p>
              </table:table-cell>
              <table:table-cell office:value-type="float" office:value="0.0820563">
                <text:p>0.0820563</text:p>
              </table:table-cell>
              <table:table-cell office:value-type="float" office:value="1.18">
                <text:p>1.18</text:p>
              </table:table-cell>
              <table:table-cell office:value-type="float" office:value="0.0795568">
                <text:p>0.0795568</text:p>
              </table:table-cell>
              <table:table-cell office:value-type="float" office:value="1.16">
                <text:p>1.16</text:p>
              </table:table-cell>
              <table:table-cell office:value-type="float" office:value="0.0776529172349671">
                <text:p>0.077652917234967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0.0866692">
                <text:p>0.0866692</text:p>
              </table:table-cell>
              <table:table-cell office:value-type="float" office:value="1.19">
                <text:p>1.19</text:p>
              </table:table-cell>
              <table:table-cell office:value-type="float" office:value="0.0841706">
                <text:p>0.0841706</text:p>
              </table:table-cell>
              <table:table-cell office:value-type="float" office:value="1.17">
                <text:p>1.17</text:p>
              </table:table-cell>
              <table:table-cell office:value-type="float" office:value="0.0822531425018025">
                <text:p>0.082253142501802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0.0912589">
                <text:p>0.0912589</text:p>
              </table:table-cell>
              <table:table-cell office:value-type="float" office:value="1.2">
                <text:p>1.2</text:p>
              </table:table-cell>
              <table:table-cell office:value-type="float" office:value="0.0887613">
                <text:p>0.0887613</text:p>
              </table:table-cell>
              <table:table-cell office:value-type="float" office:value="1.18">
                <text:p>1.18</text:p>
              </table:table-cell>
              <table:table-cell office:value-type="float" office:value="0.0868304240494013">
                <text:p>0.0868304240494013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1">
                <text:p>1.21</text:p>
              </table:table-cell>
              <table:table-cell office:value-type="float" office:value="0.0958255">
                <text:p>0.0958255</text:p>
              </table:table-cell>
              <table:table-cell office:value-type="float" office:value="1.21">
                <text:p>1.21</text:p>
              </table:table-cell>
              <table:table-cell office:value-type="float" office:value="0.0933289">
                <text:p>0.0933289</text:p>
              </table:table-cell>
              <table:table-cell office:value-type="float" office:value="1.19">
                <text:p>1.19</text:p>
              </table:table-cell>
              <table:table-cell office:value-type="float" office:value="0.0913848763100406">
                <text:p>0.091384876310040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.22">
                <text:p>1.22</text:p>
              </table:table-cell>
              <table:table-cell office:value-type="float" office:value="0.100369">
                <text:p>0.100369</text:p>
              </table:table-cell>
              <table:table-cell office:value-type="float" office:value="1.22">
                <text:p>1.22</text:p>
              </table:table-cell>
              <table:table-cell office:value-type="float" office:value="0.0978737">
                <text:p>0.0978737</text:p>
              </table:table-cell>
              <table:table-cell office:value-type="float" office:value="1.2">
                <text:p>1.2</text:p>
              </table:table-cell>
              <table:table-cell office:value-type="float" office:value="0.0959166131452642">
                <text:p>0.095916613145264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23">
                <text:p>1.23</text:p>
              </table:table-cell>
              <table:table-cell office:value-type="float" office:value="0.10489">
                <text:p>0.10489</text:p>
              </table:table-cell>
              <table:table-cell office:value-type="float" office:value="1.23">
                <text:p>1.23</text:p>
              </table:table-cell>
              <table:table-cell office:value-type="float" office:value="0.102396">
                <text:p>0.102396</text:p>
              </table:table-cell>
              <table:table-cell office:value-type="float" office:value="1.21">
                <text:p>1.21</text:p>
              </table:table-cell>
              <table:table-cell office:value-type="float" office:value="0.100425747848729">
                <text:p>0.10042574784872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  <table:table-cell office:value-type="float" office:value="0.109388">
                <text:p>0.109388</text:p>
              </table:table-cell>
              <table:table-cell office:value-type="float" office:value="1.24">
                <text:p>1.24</text:p>
              </table:table-cell>
              <table:table-cell office:value-type="float" office:value="0.106895">
                <text:p>0.106895</text:p>
              </table:table-cell>
              <table:table-cell office:value-type="float" office:value="1.22">
                <text:p>1.22</text:p>
              </table:table-cell>
              <table:table-cell office:value-type="float" office:value="0.104912393149037">
                <text:p>0.10491239314903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25">
                <text:p>1.25</text:p>
              </table:table-cell>
              <table:table-cell office:value-type="float" office:value="0.113864">
                <text:p>0.113864</text:p>
              </table:table-cell>
              <table:table-cell office:value-type="float" office:value="1.25">
                <text:p>1.25</text:p>
              </table:table-cell>
              <table:table-cell office:value-type="float" office:value="0.111372">
                <text:p>0.111372</text:p>
              </table:table-cell>
              <table:table-cell office:value-type="float" office:value="1.23">
                <text:p>1.23</text:p>
              </table:table-cell>
              <table:table-cell office:value-type="float" office:value="0.109376661212555">
                <text:p>0.10937666121255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0.118317">
                <text:p>0.118317</text:p>
              </table:table-cell>
              <table:table-cell office:value-type="float" office:value="1.26">
                <text:p>1.26</text:p>
              </table:table-cell>
              <table:table-cell office:value-type="float" office:value="0.115826">
                <text:p>0.115826</text:p>
              </table:table-cell>
              <table:table-cell office:value-type="float" office:value="1.24">
                <text:p>1.24</text:p>
              </table:table-cell>
              <table:table-cell office:value-type="float" office:value="0.113818663646217">
                <text:p>0.113818663646217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.27">
                <text:p>1.27</text:p>
              </table:table-cell>
              <table:table-cell office:value-type="float" office:value="0.122748">
                <text:p>0.122748</text:p>
              </table:table-cell>
              <table:table-cell office:value-type="float" office:value="1.27">
                <text:p>1.27</text:p>
              </table:table-cell>
              <table:table-cell office:value-type="float" office:value="0.120258">
                <text:p>0.120258</text:p>
              </table:table-cell>
              <table:table-cell office:value-type="float" office:value="1.25">
                <text:p>1.25</text:p>
              </table:table-cell>
              <table:table-cell office:value-type="float" office:value="0.118238511500315">
                <text:p>0.118238511500315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.28">
                <text:p>1.28</text:p>
              </table:table-cell>
              <table:table-cell office:value-type="float" office:value="0.127156">
                <text:p>0.127156</text:p>
              </table:table-cell>
              <table:table-cell office:value-type="float" office:value="1.28">
                <text:p>1.28</text:p>
              </table:table-cell>
              <table:table-cell office:value-type="float" office:value="0.124668">
                <text:p>0.124668</text:p>
              </table:table-cell>
              <table:table-cell office:value-type="float" office:value="1.26">
                <text:p>1.26</text:p>
              </table:table-cell>
              <table:table-cell office:value-type="float" office:value="0.122636315271276">
                <text:p>0.12263631527127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29">
                <text:p>1.29</text:p>
              </table:table-cell>
              <table:table-cell office:value-type="float" office:value="0.131542">
                <text:p>0.131542</text:p>
              </table:table-cell>
              <table:table-cell office:value-type="float" office:value="1.29">
                <text:p>1.29</text:p>
              </table:table-cell>
              <table:table-cell office:value-type="float" office:value="0.129056">
                <text:p>0.129056</text:p>
              </table:table-cell>
              <table:table-cell office:value-type="float" office:value="1.27">
                <text:p>1.27</text:p>
              </table:table-cell>
              <table:table-cell office:value-type="float" office:value="0.127012184904423">
                <text:p>0.12701218490442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0.135906">
                <text:p>0.135906</text:p>
              </table:table-cell>
              <table:table-cell office:value-type="float" office:value="1.3">
                <text:p>1.3</text:p>
              </table:table-cell>
              <table:table-cell office:value-type="float" office:value="0.133421">
                <text:p>0.133421</text:p>
              </table:table-cell>
              <table:table-cell office:value-type="float" office:value="1.28">
                <text:p>1.28</text:p>
              </table:table-cell>
              <table:table-cell office:value-type="float" office:value="0.131366229796724">
                <text:p>0.13136622979672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0.140249">
                <text:p>0.140249</text:p>
              </table:table-cell>
              <table:table-cell office:value-type="float" office:value="1.31">
                <text:p>1.31</text:p>
              </table:table-cell>
              <table:table-cell office:value-type="float" office:value="0.137765">
                <text:p>0.137765</text:p>
              </table:table-cell>
              <table:table-cell office:value-type="float" office:value="1.29">
                <text:p>1.29</text:p>
              </table:table-cell>
              <table:table-cell office:value-type="float" office:value="0.135698558799529">
                <text:p>0.135698558799529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.32">
                <text:p>1.32</text:p>
              </table:table-cell>
              <table:table-cell office:value-type="float" office:value="0.144569">
                <text:p>0.144569</text:p>
              </table:table-cell>
              <table:table-cell office:value-type="float" office:value="1.32">
                <text:p>1.32</text:p>
              </table:table-cell>
              <table:table-cell office:value-type="float" office:value="0.142087">
                <text:p>0.142087</text:p>
              </table:table-cell>
              <table:table-cell office:value-type="float" office:value="1.3">
                <text:p>1.3</text:p>
              </table:table-cell>
              <table:table-cell office:value-type="float" office:value="0.140009280221288">
                <text:p>0.14000928022128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.33">
                <text:p>1.33</text:p>
              </table:table-cell>
              <table:table-cell office:value-type="float" office:value="0.148868">
                <text:p>0.148868</text:p>
              </table:table-cell>
              <table:table-cell office:value-type="float" office:value="1.33">
                <text:p>1.33</text:p>
              </table:table-cell>
              <table:table-cell office:value-type="float" office:value="0.146388">
                <text:p>0.146388</text:p>
              </table:table-cell>
              <table:table-cell office:value-type="float" office:value="1.31">
                <text:p>1.31</text:p>
              </table:table-cell>
              <table:table-cell office:value-type="float" office:value="0.144298501830262">
                <text:p>0.14429850183026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  <table:table-cell office:value-type="float" office:value="0.153145">
                <text:p>0.153145</text:p>
              </table:table-cell>
              <table:table-cell office:value-type="float" office:value="1.34">
                <text:p>1.34</text:p>
              </table:table-cell>
              <table:table-cell office:value-type="float" office:value="0.150666">
                <text:p>0.150666</text:p>
              </table:table-cell>
              <table:table-cell office:value-type="float" office:value="1.32">
                <text:p>1.32</text:p>
              </table:table-cell>
              <table:table-cell office:value-type="float" office:value="0.148566330857215">
                <text:p>0.14856633085721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35">
                <text:p>1.35</text:p>
              </table:table-cell>
              <table:table-cell office:value-type="float" office:value="0.157401">
                <text:p>0.157401</text:p>
              </table:table-cell>
              <table:table-cell office:value-type="float" office:value="1.35">
                <text:p>1.35</text:p>
              </table:table-cell>
              <table:table-cell office:value-type="float" office:value="0.154924">
                <text:p>0.154924</text:p>
              </table:table-cell>
              <table:table-cell office:value-type="float" office:value="1.33">
                <text:p>1.33</text:p>
              </table:table-cell>
              <table:table-cell office:value-type="float" office:value="0.152812873998093">
                <text:p>0.15281287399809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.36">
                <text:p>1.36</text:p>
              </table:table-cell>
              <table:table-cell office:value-type="float" office:value="0.161635">
                <text:p>0.161635</text:p>
              </table:table-cell>
              <table:table-cell office:value-type="float" office:value="1.36">
                <text:p>1.36</text:p>
              </table:table-cell>
              <table:table-cell office:value-type="float" office:value="0.15916">
                <text:p>0.15916</text:p>
              </table:table-cell>
              <table:table-cell office:value-type="float" office:value="1.34">
                <text:p>1.34</text:p>
              </table:table-cell>
              <table:table-cell office:value-type="float" office:value="0.157038237416697">
                <text:p>0.157038237416697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.37">
                <text:p>1.37</text:p>
              </table:table-cell>
              <table:table-cell office:value-type="float" office:value="0.165848">
                <text:p>0.165848</text:p>
              </table:table-cell>
              <table:table-cell office:value-type="float" office:value="1.37">
                <text:p>1.37</text:p>
              </table:table-cell>
              <table:table-cell office:value-type="float" office:value="0.163375">
                <text:p>0.163375</text:p>
              </table:table-cell>
              <table:table-cell office:value-type="float" office:value="1.35">
                <text:p>1.35</text:p>
              </table:table-cell>
              <table:table-cell office:value-type="float" office:value="0.161242526747333">
                <text:p>0.16124252674733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.38">
                <text:p>1.38</text:p>
              </table:table-cell>
              <table:table-cell office:value-type="float" office:value="0.17004">
                <text:p>0.17004</text:p>
              </table:table-cell>
              <table:table-cell office:value-type="float" office:value="1.38">
                <text:p>1.38</text:p>
              </table:table-cell>
              <table:table-cell office:value-type="float" office:value="0.167568">
                <text:p>0.167568</text:p>
              </table:table-cell>
              <table:table-cell office:value-type="float" office:value="1.36">
                <text:p>1.36</text:p>
              </table:table-cell>
              <table:table-cell office:value-type="float" office:value="0.165425847097452">
                <text:p>0.16542584709745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  <table:table-cell office:value-type="float" office:value="0.174211">
                <text:p>0.174211</text:p>
              </table:table-cell>
              <table:table-cell office:value-type="float" office:value="1.39">
                <text:p>1.39</text:p>
              </table:table-cell>
              <table:table-cell office:value-type="float" office:value="0.171741">
                <text:p>0.171741</text:p>
              </table:table-cell>
              <table:table-cell office:value-type="float" office:value="1.37">
                <text:p>1.37</text:p>
              </table:table-cell>
              <table:table-cell office:value-type="float" office:value="0.169588303050281">
                <text:p>0.16958830305028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  <table:table-cell office:value-type="float" office:value="0.17836">
                <text:p>0.17836</text:p>
              </table:table-cell>
              <table:table-cell office:value-type="float" office:value="1.4">
                <text:p>1.4</text:p>
              </table:table-cell>
              <table:table-cell office:value-type="float" office:value="0.175893">
                <text:p>0.175893</text:p>
              </table:table-cell>
              <table:table-cell office:value-type="float" office:value="1.38">
                <text:p>1.38</text:p>
              </table:table-cell>
              <table:table-cell office:value-type="float" office:value="0.173729998667436">
                <text:p>0.17372999866743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.41">
                <text:p>1.41</text:p>
              </table:table-cell>
              <table:table-cell office:value-type="float" office:value="0.182489">
                <text:p>0.182489</text:p>
              </table:table-cell>
              <table:table-cell office:value-type="float" office:value="1.41">
                <text:p>1.41</text:p>
              </table:table-cell>
              <table:table-cell office:value-type="float" office:value="0.180023">
                <text:p>0.180023</text:p>
              </table:table-cell>
              <table:table-cell office:value-type="float" office:value="1.39">
                <text:p>1.39</text:p>
              </table:table-cell>
              <table:table-cell office:value-type="float" office:value="0.177851037491523">
                <text:p>0.177851037491523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.42">
                <text:p>1.42</text:p>
              </table:table-cell>
              <table:table-cell office:value-type="float" office:value="0.186598">
                <text:p>0.186598</text:p>
              </table:table-cell>
              <table:table-cell office:value-type="float" office:value="1.42">
                <text:p>1.42</text:p>
              </table:table-cell>
              <table:table-cell office:value-type="float" office:value="0.184134">
                <text:p>0.184134</text:p>
              </table:table-cell>
              <table:table-cell office:value-type="float" office:value="1.4">
                <text:p>1.4</text:p>
              </table:table-cell>
              <table:table-cell office:value-type="float" office:value="0.181951522548727">
                <text:p>0.18195152254872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0.190685">
                <text:p>0.190685</text:p>
              </table:table-cell>
              <table:table-cell office:value-type="float" office:value="1.43">
                <text:p>1.43</text:p>
              </table:table-cell>
              <table:table-cell office:value-type="float" office:value="0.188223">
                <text:p>0.188223</text:p>
              </table:table-cell>
              <table:table-cell office:value-type="float" office:value="1.41">
                <text:p>1.41</text:p>
              </table:table-cell>
              <table:table-cell office:value-type="float" office:value="0.186031556351389">
                <text:p>0.186031556351389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0.194752">
                <text:p>0.194752</text:p>
              </table:table-cell>
              <table:table-cell office:value-type="float" office:value="1.44">
                <text:p>1.44</text:p>
              </table:table-cell>
              <table:table-cell office:value-type="float" office:value="0.192292">
                <text:p>0.192292</text:p>
              </table:table-cell>
              <table:table-cell office:value-type="float" office:value="1.42">
                <text:p>1.42</text:p>
              </table:table-cell>
              <table:table-cell office:value-type="float" office:value="0.190091240900565">
                <text:p>0.190091240900565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.45">
                <text:p>1.45</text:p>
              </table:table-cell>
              <table:table-cell office:value-type="float" office:value="0.198799">
                <text:p>0.198799</text:p>
              </table:table-cell>
              <table:table-cell office:value-type="float" office:value="1.45">
                <text:p>1.45</text:p>
              </table:table-cell>
              <table:table-cell office:value-type="float" office:value="0.196341">
                <text:p>0.196341</text:p>
              </table:table-cell>
              <table:table-cell office:value-type="float" office:value="1.43">
                <text:p>1.43</text:p>
              </table:table-cell>
              <table:table-cell office:value-type="float" office:value="0.194130677688581">
                <text:p>0.19413067768858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.46">
                <text:p>1.46</text:p>
              </table:table-cell>
              <table:table-cell office:value-type="float" office:value="0.202825">
                <text:p>0.202825</text:p>
              </table:table-cell>
              <table:table-cell office:value-type="float" office:value="1.46">
                <text:p>1.46</text:p>
              </table:table-cell>
              <table:table-cell office:value-type="float" office:value="0.20037">
                <text:p>0.20037</text:p>
              </table:table-cell>
              <table:table-cell office:value-type="float" office:value="1.44">
                <text:p>1.44</text:p>
              </table:table-cell>
              <table:table-cell office:value-type="float" office:value="0.198149967701568">
                <text:p>0.19814996770156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.47">
                <text:p>1.47</text:p>
              </table:table-cell>
              <table:table-cell office:value-type="float" office:value="0.206831">
                <text:p>0.206831</text:p>
              </table:table-cell>
              <table:table-cell office:value-type="float" office:value="1.47">
                <text:p>1.47</text:p>
              </table:table-cell>
              <table:table-cell office:value-type="float" office:value="0.204378">
                <text:p>0.204378</text:p>
              </table:table-cell>
              <table:table-cell office:value-type="float" office:value="1.45">
                <text:p>1.45</text:p>
              </table:table-cell>
              <table:table-cell office:value-type="float" office:value="0.202149211421984">
                <text:p>0.20214921142198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.48">
                <text:p>1.48</text:p>
              </table:table-cell>
              <table:table-cell office:value-type="float" office:value="0.210817">
                <text:p>0.210817</text:p>
              </table:table-cell>
              <table:table-cell office:value-type="float" office:value="1.48">
                <text:p>1.48</text:p>
              </table:table-cell>
              <table:table-cell office:value-type="float" office:value="0.208366">
                <text:p>0.208366</text:p>
              </table:table-cell>
              <table:table-cell office:value-type="float" office:value="1.46">
                <text:p>1.46</text:p>
              </table:table-cell>
              <table:table-cell office:value-type="float" office:value="0.20612850883113">
                <text:p>0.2061285088311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49">
                <text:p>1.49</text:p>
              </table:table-cell>
              <table:table-cell office:value-type="float" office:value="0.214783">
                <text:p>0.214783</text:p>
              </table:table-cell>
              <table:table-cell office:value-type="float" office:value="1.49">
                <text:p>1.49</text:p>
              </table:table-cell>
              <table:table-cell office:value-type="float" office:value="0.212334">
                <text:p>0.212334</text:p>
              </table:table-cell>
              <table:table-cell office:value-type="float" office:value="1.47">
                <text:p>1.47</text:p>
              </table:table-cell>
              <table:table-cell office:value-type="float" office:value="0.210087959411651">
                <text:p>0.21008795941165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.5">
                <text:p>1.5</text:p>
              </table:table-cell>
              <table:table-cell office:value-type="float" office:value="0.218729">
                <text:p>0.218729</text:p>
              </table:table-cell>
              <table:table-cell office:value-type="float" office:value="1.5">
                <text:p>1.5</text:p>
              </table:table-cell>
              <table:table-cell office:value-type="float" office:value="0.216282">
                <text:p>0.216282</text:p>
              </table:table-cell>
              <table:table-cell office:value-type="float" office:value="1.48">
                <text:p>1.48</text:p>
              </table:table-cell>
              <table:table-cell office:value-type="float" office:value="0.214027662150015">
                <text:p>0.21402766215001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.51">
                <text:p>1.51</text:p>
              </table:table-cell>
              <table:table-cell office:value-type="float" office:value="0.222655">
                <text:p>0.222655</text:p>
              </table:table-cell>
              <table:table-cell office:value-type="float" office:value="1.51">
                <text:p>1.51</text:p>
              </table:table-cell>
              <table:table-cell office:value-type="float" office:value="0.220211">
                <text:p>0.220211</text:p>
              </table:table-cell>
              <table:table-cell office:value-type="float" office:value="1.49">
                <text:p>1.49</text:p>
              </table:table-cell>
              <table:table-cell office:value-type="float" office:value="0.217947715538998">
                <text:p>0.21794771553899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.52">
                <text:p>1.52</text:p>
              </table:table-cell>
              <table:table-cell office:value-type="float" office:value="0.226561">
                <text:p>0.226561</text:p>
              </table:table-cell>
              <table:table-cell office:value-type="float" office:value="1.52">
                <text:p>1.52</text:p>
              </table:table-cell>
              <table:table-cell office:value-type="float" office:value="0.224119">
                <text:p>0.224119</text:p>
              </table:table-cell>
              <table:table-cell office:value-type="float" office:value="1.5">
                <text:p>1.5</text:p>
              </table:table-cell>
              <table:table-cell office:value-type="float" office:value="0.221848217580137">
                <text:p>0.221848217580137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.53">
                <text:p>1.53</text:p>
              </table:table-cell>
              <table:table-cell office:value-type="float" office:value="0.230448">
                <text:p>0.230448</text:p>
              </table:table-cell>
              <table:table-cell office:value-type="float" office:value="1.53">
                <text:p>1.53</text:p>
              </table:table-cell>
              <table:table-cell office:value-type="float" office:value="0.228009">
                <text:p>0.228009</text:p>
              </table:table-cell>
              <table:table-cell office:value-type="float" office:value="1.51">
                <text:p>1.51</text:p>
              </table:table-cell>
              <table:table-cell office:value-type="float" office:value="0.225729265786187">
                <text:p>0.22572926578618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4">
                <text:p>1.54</text:p>
              </table:table-cell>
              <table:table-cell office:value-type="float" office:value="0.234315">
                <text:p>0.234315</text:p>
              </table:table-cell>
              <table:table-cell office:value-type="float" office:value="1.54">
                <text:p>1.54</text:p>
              </table:table-cell>
              <table:table-cell office:value-type="float" office:value="0.231878">
                <text:p>0.231878</text:p>
              </table:table-cell>
              <table:table-cell office:value-type="float" office:value="1.52">
                <text:p>1.52</text:p>
              </table:table-cell>
              <table:table-cell office:value-type="float" office:value="0.229590957183556">
                <text:p>0.229590957183556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55">
                <text:p>1.55</text:p>
              </table:table-cell>
              <table:table-cell office:value-type="float" office:value="0.238163">
                <text:p>0.238163</text:p>
              </table:table-cell>
              <table:table-cell office:value-type="float" office:value="1.55">
                <text:p>1.55</text:p>
              </table:table-cell>
              <table:table-cell office:value-type="float" office:value="0.235729">
                <text:p>0.235729</text:p>
              </table:table-cell>
              <table:table-cell office:value-type="float" office:value="1.53">
                <text:p>1.53</text:p>
              </table:table-cell>
              <table:table-cell office:value-type="float" office:value="0.233433388314728">
                <text:p>0.23343338831472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.56">
                <text:p>1.56</text:p>
              </table:table-cell>
              <table:table-cell office:value-type="float" office:value="0.241991">
                <text:p>0.241991</text:p>
              </table:table-cell>
              <table:table-cell office:value-type="float" office:value="1.56">
                <text:p>1.56</text:p>
              </table:table-cell>
              <table:table-cell office:value-type="float" office:value="0.23956">
                <text:p>0.23956</text:p>
              </table:table-cell>
              <table:table-cell office:value-type="float" office:value="1.54">
                <text:p>1.54</text:p>
              </table:table-cell>
              <table:table-cell office:value-type="float" office:value="0.237256655240684">
                <text:p>0.237256655240684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.57">
                <text:p>1.57</text:p>
              </table:table-cell>
              <table:table-cell office:value-type="float" office:value="0.2458">
                <text:p>0.2458</text:p>
              </table:table-cell>
              <table:table-cell office:value-type="float" office:value="1.57">
                <text:p>1.57</text:p>
              </table:table-cell>
              <table:table-cell office:value-type="float" office:value="0.243371">
                <text:p>0.243371</text:p>
              </table:table-cell>
              <table:table-cell office:value-type="float" office:value="1.55">
                <text:p>1.55</text:p>
              </table:table-cell>
              <table:table-cell office:value-type="float" office:value="0.241060853543294">
                <text:p>0.241060853543294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.58">
                <text:p>1.58</text:p>
              </table:table-cell>
              <table:table-cell office:value-type="float" office:value="0.24959">
                <text:p>0.24959</text:p>
              </table:table-cell>
              <table:table-cell office:value-type="float" office:value="1.58">
                <text:p>1.58</text:p>
              </table:table-cell>
              <table:table-cell office:value-type="float" office:value="0.247164">
                <text:p>0.247164</text:p>
              </table:table-cell>
              <table:table-cell office:value-type="float" office:value="1.56">
                <text:p>1.56</text:p>
              </table:table-cell>
              <table:table-cell office:value-type="float" office:value="0.244846078327715">
                <text:p>0.2448460783277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59">
                <text:p>1.59</text:p>
              </table:table-cell>
              <table:table-cell office:value-type="float" office:value="0.253361">
                <text:p>0.253361</text:p>
              </table:table-cell>
              <table:table-cell office:value-type="float" office:value="1.59">
                <text:p>1.59</text:p>
              </table:table-cell>
              <table:table-cell office:value-type="float" office:value="0.250938">
                <text:p>0.250938</text:p>
              </table:table-cell>
              <table:table-cell office:value-type="float" office:value="1.57">
                <text:p>1.57</text:p>
              </table:table-cell>
              <table:table-cell office:value-type="float" office:value="0.248612424224764">
                <text:p>0.248612424224764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.6">
                <text:p>1.6</text:p>
              </table:table-cell>
              <table:table-cell office:value-type="float" office:value="0.257113">
                <text:p>0.257113</text:p>
              </table:table-cell>
              <table:table-cell office:value-type="float" office:value="1.6">
                <text:p>1.6</text:p>
              </table:table-cell>
              <table:table-cell office:value-type="float" office:value="0.254692">
                <text:p>0.254692</text:p>
              </table:table-cell>
              <table:table-cell office:value-type="float" office:value="1.58">
                <text:p>1.58</text:p>
              </table:table-cell>
              <table:table-cell office:value-type="float" office:value="0.252359985393283">
                <text:p>0.25235998539328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.61">
                <text:p>1.61</text:p>
              </table:table-cell>
              <table:table-cell office:value-type="float" office:value="0.260847">
                <text:p>0.260847</text:p>
              </table:table-cell>
              <table:table-cell office:value-type="float" office:value="1.61">
                <text:p>1.61</text:p>
              </table:table-cell>
              <table:table-cell office:value-type="float" office:value="0.258428">
                <text:p>0.258428</text:p>
              </table:table-cell>
              <table:table-cell office:value-type="float" office:value="1.59">
                <text:p>1.59</text:p>
              </table:table-cell>
              <table:table-cell office:value-type="float" office:value="0.256088855522498">
                <text:p>0.256088855522498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  <table:table-cell office:value-type="float" office:value="0.264561">
                <text:p>0.264561</text:p>
              </table:table-cell>
              <table:table-cell office:value-type="float" office:value="1.62">
                <text:p>1.62</text:p>
              </table:table-cell>
              <table:table-cell office:value-type="float" office:value="0.262146">
                <text:p>0.262146</text:p>
              </table:table-cell>
              <table:table-cell office:value-type="float" office:value="1.6">
                <text:p>1.6</text:p>
              </table:table-cell>
              <table:table-cell office:value-type="float" office:value="0.259799127834356">
                <text:p>0.25979912783435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.63">
                <text:p>1.63</text:p>
              </table:table-cell>
              <table:table-cell office:value-type="float" office:value="0.268257">
                <text:p>0.268257</text:p>
              </table:table-cell>
              <table:table-cell office:value-type="float" office:value="1.63">
                <text:p>1.63</text:p>
              </table:table-cell>
              <table:table-cell office:value-type="float" office:value="0.265844">
                <text:p>0.265844</text:p>
              </table:table-cell>
              <table:table-cell office:value-type="float" office:value="1.61">
                <text:p>1.61</text:p>
              </table:table-cell>
              <table:table-cell office:value-type="float" office:value="0.263490895085857">
                <text:p>0.263490895085857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4">
                <text:p>1.64</text:p>
              </table:table-cell>
              <table:table-cell office:value-type="float" office:value="0.271934">
                <text:p>0.271934</text:p>
              </table:table-cell>
              <table:table-cell office:value-type="float" office:value="1.64">
                <text:p>1.64</text:p>
              </table:table-cell>
              <table:table-cell office:value-type="float" office:value="0.269524">
                <text:p>0.269524</text:p>
              </table:table-cell>
              <table:table-cell office:value-type="float" office:value="1.62">
                <text:p>1.62</text:p>
              </table:table-cell>
              <table:table-cell office:value-type="float" office:value="0.267164249571376">
                <text:p>0.267164249571376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.65">
                <text:p>1.65</text:p>
              </table:table-cell>
              <table:table-cell office:value-type="float" office:value="0.275593">
                <text:p>0.275593</text:p>
              </table:table-cell>
              <table:table-cell office:value-type="float" office:value="1.65">
                <text:p>1.65</text:p>
              </table:table-cell>
              <table:table-cell office:value-type="float" office:value="0.273186">
                <text:p>0.273186</text:p>
              </table:table-cell>
              <table:table-cell office:value-type="float" office:value="1.63">
                <text:p>1.63</text:p>
              </table:table-cell>
              <table:table-cell office:value-type="float" office:value="0.270819283124966">
                <text:p>0.270819283124966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.66">
                <text:p>1.66</text:p>
              </table:table-cell>
              <table:table-cell office:value-type="float" office:value="0.279233">
                <text:p>0.279233</text:p>
              </table:table-cell>
              <table:table-cell office:value-type="float" office:value="1.66">
                <text:p>1.66</text:p>
              </table:table-cell>
              <table:table-cell office:value-type="float" office:value="0.276829">
                <text:p>0.276829</text:p>
              </table:table-cell>
              <table:table-cell office:value-type="float" office:value="1.64">
                <text:p>1.64</text:p>
              </table:table-cell>
              <table:table-cell office:value-type="float" office:value="0.274456087122656">
                <text:p>0.274456087122656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.67">
                <text:p>1.67</text:p>
              </table:table-cell>
              <table:table-cell office:value-type="float" office:value="0.282855">
                <text:p>0.282855</text:p>
              </table:table-cell>
              <table:table-cell office:value-type="float" office:value="1.67">
                <text:p>1.67</text:p>
              </table:table-cell>
              <table:table-cell office:value-type="float" office:value="0.280454">
                <text:p>0.280454</text:p>
              </table:table-cell>
              <table:table-cell office:value-type="float" office:value="1.65">
                <text:p>1.65</text:p>
              </table:table-cell>
              <table:table-cell office:value-type="float" office:value="0.278074752484736">
                <text:p>0.278074752484736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.68">
                <text:p>1.68</text:p>
              </table:table-cell>
              <table:table-cell office:value-type="float" office:value="0.286459">
                <text:p>0.286459</text:p>
              </table:table-cell>
              <table:table-cell office:value-type="float" office:value="1.68">
                <text:p>1.68</text:p>
              </table:table-cell>
              <table:table-cell office:value-type="float" office:value="0.284061">
                <text:p>0.284061</text:p>
              </table:table-cell>
              <table:table-cell office:value-type="float" office:value="1.66">
                <text:p>1.66</text:p>
              </table:table-cell>
              <table:table-cell office:value-type="float" office:value="0.281675369678027">
                <text:p>0.28167536967802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69">
                <text:p>1.69</text:p>
              </table:table-cell>
              <table:table-cell office:value-type="float" office:value="0.290045">
                <text:p>0.290045</text:p>
              </table:table-cell>
              <table:table-cell office:value-type="float" office:value="1.69">
                <text:p>1.69</text:p>
              </table:table-cell>
              <table:table-cell office:value-type="float" office:value="0.287649">
                <text:p>0.287649</text:p>
              </table:table-cell>
              <table:table-cell office:value-type="float" office:value="1.67">
                <text:p>1.67</text:p>
              </table:table-cell>
              <table:table-cell office:value-type="float" office:value="0.285258028718148">
                <text:p>0.285258028718148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.7">
                <text:p>1.7</text:p>
              </table:table-cell>
              <table:table-cell office:value-type="float" office:value="0.293612">
                <text:p>0.293612</text:p>
              </table:table-cell>
              <table:table-cell office:value-type="float" office:value="1.7">
                <text:p>1.7</text:p>
              </table:table-cell>
              <table:table-cell office:value-type="float" office:value="0.29122">
                <text:p>0.29122</text:p>
              </table:table-cell>
              <table:table-cell office:value-type="float" office:value="1.68">
                <text:p>1.68</text:p>
              </table:table-cell>
              <table:table-cell office:value-type="float" office:value="0.288822819171761">
                <text:p>0.28882281917176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.71">
                <text:p>1.71</text:p>
              </table:table-cell>
              <table:table-cell office:value-type="float" office:value="0.297162">
                <text:p>0.297162</text:p>
              </table:table-cell>
              <table:table-cell office:value-type="float" office:value="1.71">
                <text:p>1.71</text:p>
              </table:table-cell>
              <table:table-cell office:value-type="float" office:value="0.294773">
                <text:p>0.294773</text:p>
              </table:table-cell>
              <table:table-cell office:value-type="float" office:value="1.69">
                <text:p>1.69</text:p>
              </table:table-cell>
              <table:table-cell office:value-type="float" office:value="0.292369830158813">
                <text:p>0.29236983015881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.72">
                <text:p>1.72</text:p>
              </table:table-cell>
              <table:table-cell office:value-type="float" office:value="0.300694">
                <text:p>0.300694</text:p>
              </table:table-cell>
              <table:table-cell office:value-type="float" office:value="1.72">
                <text:p>1.72</text:p>
              </table:table-cell>
              <table:table-cell office:value-type="float" office:value="0.298308">
                <text:p>0.298308</text:p>
              </table:table-cell>
              <table:table-cell office:value-type="float" office:value="1.7">
                <text:p>1.7</text:p>
              </table:table-cell>
              <table:table-cell office:value-type="float" office:value="0.295899150354763">
                <text:p>0.295899150354763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.73">
                <text:p>1.73</text:p>
              </table:table-cell>
              <table:table-cell office:value-type="float" office:value="0.304208">
                <text:p>0.304208</text:p>
              </table:table-cell>
              <table:table-cell office:value-type="float" office:value="1.73">
                <text:p>1.73</text:p>
              </table:table-cell>
              <table:table-cell office:value-type="float" office:value="0.301825">
                <text:p>0.301825</text:p>
              </table:table-cell>
              <table:table-cell office:value-type="float" office:value="1.71">
                <text:p>1.71</text:p>
              </table:table-cell>
              <table:table-cell office:value-type="float" office:value="0.299410867992801">
                <text:p>0.29941086799280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4">
                <text:p>1.74</text:p>
              </table:table-cell>
              <table:table-cell office:value-type="float" office:value="0.307705">
                <text:p>0.307705</text:p>
              </table:table-cell>
              <table:table-cell office:value-type="float" office:value="1.74">
                <text:p>1.74</text:p>
              </table:table-cell>
              <table:table-cell office:value-type="float" office:value="0.305325">
                <text:p>0.305325</text:p>
              </table:table-cell>
              <table:table-cell office:value-type="float" office:value="1.72">
                <text:p>1.72</text:p>
              </table:table-cell>
              <table:table-cell office:value-type="float" office:value="0.302905070866049">
                <text:p>0.302905070866049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.75">
                <text:p>1.75</text:p>
              </table:table-cell>
              <table:table-cell office:value-type="float" office:value="0.311184">
                <text:p>0.311184</text:p>
              </table:table-cell>
              <table:table-cell office:value-type="float" office:value="1.75">
                <text:p>1.75</text:p>
              </table:table-cell>
              <table:table-cell office:value-type="float" office:value="0.308807">
                <text:p>0.308807</text:p>
              </table:table-cell>
              <table:table-cell office:value-type="float" office:value="1.73">
                <text:p>1.73</text:p>
              </table:table-cell>
              <table:table-cell office:value-type="float" office:value="0.306381846329762">
                <text:p>0.306381846329762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1.76">
                <text:p>1.76</text:p>
              </table:table-cell>
              <table:table-cell office:value-type="float" office:value="0.314645">
                <text:p>0.314645</text:p>
              </table:table-cell>
              <table:table-cell office:value-type="float" office:value="1.76">
                <text:p>1.76</text:p>
              </table:table-cell>
              <table:table-cell office:value-type="float" office:value="0.312272">
                <text:p>0.312272</text:p>
              </table:table-cell>
              <table:table-cell office:value-type="float" office:value="1.74">
                <text:p>1.74</text:p>
              </table:table-cell>
              <table:table-cell office:value-type="float" office:value="0.309841281303508">
                <text:p>0.309841281303508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  <table:table-cell office:value-type="float" office:value="0.318089">
                <text:p>0.318089</text:p>
              </table:table-cell>
              <table:table-cell office:value-type="float" office:value="1.77">
                <text:p>1.77</text:p>
              </table:table-cell>
              <table:table-cell office:value-type="float" office:value="0.315719">
                <text:p>0.315719</text:p>
              </table:table-cell>
              <table:table-cell office:value-type="float" office:value="1.75">
                <text:p>1.75</text:p>
              </table:table-cell>
              <table:table-cell office:value-type="float" office:value="0.31328346227334">
                <text:p>0.31328346227334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1.78">
                <text:p>1.78</text:p>
              </table:table-cell>
              <table:table-cell office:value-type="float" office:value="0.321516">
                <text:p>0.321516</text:p>
              </table:table-cell>
              <table:table-cell office:value-type="float" office:value="1.78">
                <text:p>1.78</text:p>
              </table:table-cell>
              <table:table-cell office:value-type="float" office:value="0.319149">
                <text:p>0.319149</text:p>
              </table:table-cell>
              <table:table-cell office:value-type="float" office:value="1.76">
                <text:p>1.76</text:p>
              </table:table-cell>
              <table:table-cell office:value-type="float" office:value="0.316708475293963">
                <text:p>0.31670847529396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79">
                <text:p>1.79</text:p>
              </table:table-cell>
              <table:table-cell office:value-type="float" office:value="0.324926">
                <text:p>0.324926</text:p>
              </table:table-cell>
              <table:table-cell office:value-type="float" office:value="1.79">
                <text:p>1.79</text:p>
              </table:table-cell>
              <table:table-cell office:value-type="float" office:value="0.322562">
                <text:p>0.322562</text:p>
              </table:table-cell>
              <table:table-cell office:value-type="float" office:value="1.77">
                <text:p>1.77</text:p>
              </table:table-cell>
              <table:table-cell office:value-type="float" office:value="0.320116405990881">
                <text:p>0.320116405990881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1.8">
                <text:p>1.8</text:p>
              </table:table-cell>
              <table:table-cell office:value-type="float" office:value="0.328318">
                <text:p>0.328318</text:p>
              </table:table-cell>
              <table:table-cell office:value-type="float" office:value="1.8">
                <text:p>1.8</text:p>
              </table:table-cell>
              <table:table-cell office:value-type="float" office:value="0.325958">
                <text:p>0.325958</text:p>
              </table:table-cell>
              <table:table-cell office:value-type="float" office:value="1.78">
                <text:p>1.78</text:p>
              </table:table-cell>
              <table:table-cell office:value-type="float" office:value="0.323507339562537">
                <text:p>0.32350733956253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81">
                <text:p>1.81</text:p>
              </table:table-cell>
              <table:table-cell office:value-type="float" office:value="0.331693">
                <text:p>0.331693</text:p>
              </table:table-cell>
              <table:table-cell office:value-type="float" office:value="1.81">
                <text:p>1.81</text:p>
              </table:table-cell>
              <table:table-cell office:value-type="float" office:value="0.329336">
                <text:p>0.329336</text:p>
              </table:table-cell>
              <table:table-cell office:value-type="float" office:value="1.79">
                <text:p>1.79</text:p>
              </table:table-cell>
              <table:table-cell office:value-type="float" office:value="0.326881360782449">
                <text:p>0.326881360782449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1.82">
                <text:p>1.82</text:p>
              </table:table-cell>
              <table:table-cell office:value-type="float" office:value="0.335052">
                <text:p>0.335052</text:p>
              </table:table-cell>
              <table:table-cell office:value-type="float" office:value="1.82">
                <text:p>1.82</text:p>
              </table:table-cell>
              <table:table-cell office:value-type="float" office:value="0.332698">
                <text:p>0.332698</text:p>
              </table:table-cell>
              <table:table-cell office:value-type="float" office:value="1.8">
                <text:p>1.8</text:p>
              </table:table-cell>
              <table:table-cell office:value-type="float" office:value="0.330238554001323">
                <text:p>0.33023855400132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.83">
                <text:p>1.83</text:p>
              </table:table-cell>
              <table:table-cell office:value-type="float" office:value="0.338393">
                <text:p>0.338393</text:p>
              </table:table-cell>
              <table:table-cell office:value-type="float" office:value="1.83">
                <text:p>1.83</text:p>
              </table:table-cell>
              <table:table-cell office:value-type="float" office:value="0.336043">
                <text:p>0.336043</text:p>
              </table:table-cell>
              <table:table-cell office:value-type="float" office:value="1.81">
                <text:p>1.81</text:p>
              </table:table-cell>
              <table:table-cell office:value-type="float" office:value="0.333579003149163">
                <text:p>0.33357900314916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4">
                <text:p>1.84</text:p>
              </table:table-cell>
              <table:table-cell office:value-type="float" office:value="0.341718">
                <text:p>0.341718</text:p>
              </table:table-cell>
              <table:table-cell office:value-type="float" office:value="1.84">
                <text:p>1.84</text:p>
              </table:table-cell>
              <table:table-cell office:value-type="float" office:value="0.339371">
                <text:p>0.339371</text:p>
              </table:table-cell>
              <table:table-cell office:value-type="float" office:value="1.82">
                <text:p>1.82</text:p>
              </table:table-cell>
              <table:table-cell office:value-type="float" office:value="0.336902791737372">
                <text:p>0.33690279173737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.85">
                <text:p>1.85</text:p>
              </table:table-cell>
              <table:table-cell office:value-type="float" office:value="0.345026">
                <text:p>0.345026</text:p>
              </table:table-cell>
              <table:table-cell office:value-type="float" office:value="1.85">
                <text:p>1.85</text:p>
              </table:table-cell>
              <table:table-cell office:value-type="float" office:value="0.342683">
                <text:p>0.342683</text:p>
              </table:table-cell>
              <table:table-cell office:value-type="float" office:value="1.83">
                <text:p>1.83</text:p>
              </table:table-cell>
              <table:table-cell office:value-type="float" office:value="0.340210002860839">
                <text:p>0.34021000286083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.86">
                <text:p>1.86</text:p>
              </table:table-cell>
              <table:table-cell office:value-type="float" office:value="0.348318">
                <text:p>0.348318</text:p>
              </table:table-cell>
              <table:table-cell office:value-type="float" office:value="1.86">
                <text:p>1.86</text:p>
              </table:table-cell>
              <table:table-cell office:value-type="float" office:value="0.345978">
                <text:p>0.345978</text:p>
              </table:table-cell>
              <table:table-cell office:value-type="float" office:value="1.84">
                <text:p>1.84</text:p>
              </table:table-cell>
              <table:table-cell office:value-type="float" office:value="0.343500719200014">
                <text:p>0.343500719200014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.87">
                <text:p>1.87</text:p>
              </table:table-cell>
              <table:table-cell office:value-type="float" office:value="0.351592">
                <text:p>0.351592</text:p>
              </table:table-cell>
              <table:table-cell office:value-type="float" office:value="1.87">
                <text:p>1.87</text:p>
              </table:table-cell>
              <table:table-cell office:value-type="float" office:value="0.349256">
                <text:p>0.349256</text:p>
              </table:table-cell>
              <table:table-cell office:value-type="float" office:value="1.85">
                <text:p>1.85</text:p>
              </table:table-cell>
              <table:table-cell office:value-type="float" office:value="0.346775023022976">
                <text:p>0.346775023022976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.88">
                <text:p>1.88</text:p>
              </table:table-cell>
              <table:table-cell office:value-type="float" office:value="0.354851">
                <text:p>0.354851</text:p>
              </table:table-cell>
              <table:table-cell office:value-type="float" office:value="1.88">
                <text:p>1.88</text:p>
              </table:table-cell>
              <table:table-cell office:value-type="float" office:value="0.352518">
                <text:p>0.352518</text:p>
              </table:table-cell>
              <table:table-cell office:value-type="float" office:value="1.86">
                <text:p>1.86</text:p>
              </table:table-cell>
              <table:table-cell office:value-type="float" office:value="0.350032996187491">
                <text:p>0.35003299618749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0.358093">
                <text:p>0.358093</text:p>
              </table:table-cell>
              <table:table-cell office:value-type="float" office:value="1.89">
                <text:p>1.89</text:p>
              </table:table-cell>
              <table:table-cell office:value-type="float" office:value="0.355763">
                <text:p>0.355763</text:p>
              </table:table-cell>
              <table:table-cell office:value-type="float" office:value="1.87">
                <text:p>1.87</text:p>
              </table:table-cell>
              <table:table-cell office:value-type="float" office:value="0.353274720143059">
                <text:p>0.35327472014305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.9">
                <text:p>1.9</text:p>
              </table:table-cell>
              <table:table-cell office:value-type="float" office:value="0.361319">
                <text:p>0.361319</text:p>
              </table:table-cell>
              <table:table-cell office:value-type="float" office:value="1.9">
                <text:p>1.9</text:p>
              </table:table-cell>
              <table:table-cell office:value-type="float" office:value="0.358993">
                <text:p>0.358993</text:p>
              </table:table-cell>
              <table:table-cell office:value-type="float" office:value="1.88">
                <text:p>1.88</text:p>
              </table:table-cell>
              <table:table-cell office:value-type="float" office:value="0.356500275932947">
                <text:p>0.356500275932947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  <table:table-cell office:value-type="float" office:value="0.364528">
                <text:p>0.364528</text:p>
              </table:table-cell>
              <table:table-cell office:value-type="float" office:value="1.91">
                <text:p>1.91</text:p>
              </table:table-cell>
              <table:table-cell office:value-type="float" office:value="0.362206">
                <text:p>0.362206</text:p>
              </table:table-cell>
              <table:table-cell office:value-type="float" office:value="1.89">
                <text:p>1.89</text:p>
              </table:table-cell>
              <table:table-cell office:value-type="float" office:value="0.359709744196218">
                <text:p>0.359709744196218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.92">
                <text:p>1.92</text:p>
              </table:table-cell>
              <table:table-cell office:value-type="float" office:value="0.367722">
                <text:p>0.367722</text:p>
              </table:table-cell>
              <table:table-cell office:value-type="float" office:value="1.92">
                <text:p>1.92</text:p>
              </table:table-cell>
              <table:table-cell office:value-type="float" office:value="0.365403">
                <text:p>0.365403</text:p>
              </table:table-cell>
              <table:table-cell office:value-type="float" office:value="1.9">
                <text:p>1.9</text:p>
              </table:table-cell>
              <table:table-cell office:value-type="float" office:value="0.362903205169746">
                <text:p>0.362903205169746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.93">
                <text:p>1.93</text:p>
              </table:table-cell>
              <table:table-cell office:value-type="float" office:value="0.370899">
                <text:p>0.370899</text:p>
              </table:table-cell>
              <table:table-cell office:value-type="float" office:value="1.93">
                <text:p>1.93</text:p>
              </table:table-cell>
              <table:table-cell office:value-type="float" office:value="0.368584">
                <text:p>0.368584</text:p>
              </table:table-cell>
              <table:table-cell office:value-type="float" office:value="1.91">
                <text:p>1.91</text:p>
              </table:table-cell>
              <table:table-cell office:value-type="float" office:value="0.36608073869022">
                <text:p>0.3660807386902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4">
                <text:p>1.94</text:p>
              </table:table-cell>
              <table:table-cell office:value-type="float" office:value="0.37406">
                <text:p>0.37406</text:p>
              </table:table-cell>
              <table:table-cell office:value-type="float" office:value="1.94">
                <text:p>1.94</text:p>
              </table:table-cell>
              <table:table-cell office:value-type="float" office:value="0.371749">
                <text:p>0.371749</text:p>
              </table:table-cell>
              <table:table-cell office:value-type="float" office:value="1.92">
                <text:p>1.92</text:p>
              </table:table-cell>
              <table:table-cell office:value-type="float" office:value="0.369242424196146">
                <text:p>0.369242424196146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95">
                <text:p>1.95</text:p>
              </table:table-cell>
              <table:table-cell office:value-type="float" office:value="0.377206">
                <text:p>0.377206</text:p>
              </table:table-cell>
              <table:table-cell office:value-type="float" office:value="1.95">
                <text:p>1.95</text:p>
              </table:table-cell>
              <table:table-cell office:value-type="float" office:value="0.374898">
                <text:p>0.374898</text:p>
              </table:table-cell>
              <table:table-cell office:value-type="float" office:value="1.93">
                <text:p>1.93</text:p>
              </table:table-cell>
              <table:table-cell office:value-type="float" office:value="0.372388340729824">
                <text:p>0.372388340729824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.96">
                <text:p>1.96</text:p>
              </table:table-cell>
              <table:table-cell office:value-type="float" office:value="0.380336">
                <text:p>0.380336</text:p>
              </table:table-cell>
              <table:table-cell office:value-type="float" office:value="1.96">
                <text:p>1.96</text:p>
              </table:table-cell>
              <table:table-cell office:value-type="float" office:value="0.378031">
                <text:p>0.378031</text:p>
              </table:table-cell>
              <table:table-cell office:value-type="float" office:value="1.94">
                <text:p>1.94</text:p>
              </table:table-cell>
              <table:table-cell office:value-type="float" office:value="0.375518566939333">
                <text:p>0.375518566939333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.97">
                <text:p>1.97</text:p>
              </table:table-cell>
              <table:table-cell office:value-type="float" office:value="0.383449">
                <text:p>0.383449</text:p>
              </table:table-cell>
              <table:table-cell office:value-type="float" office:value="1.97">
                <text:p>1.97</text:p>
              </table:table-cell>
              <table:table-cell office:value-type="float" office:value="0.381149">
                <text:p>0.381149</text:p>
              </table:table-cell>
              <table:table-cell office:value-type="float" office:value="1.95">
                <text:p>1.95</text:p>
              </table:table-cell>
              <table:table-cell office:value-type="float" office:value="0.378633181080491">
                <text:p>0.378633181080491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.98">
                <text:p>1.98</text:p>
              </table:table-cell>
              <table:table-cell office:value-type="float" office:value="0.386548">
                <text:p>0.386548</text:p>
              </table:table-cell>
              <table:table-cell office:value-type="float" office:value="1.98">
                <text:p>1.98</text:p>
              </table:table-cell>
              <table:table-cell office:value-type="float" office:value="0.384251">
                <text:p>0.384251</text:p>
              </table:table-cell>
              <table:table-cell office:value-type="float" office:value="1.96">
                <text:p>1.96</text:p>
              </table:table-cell>
              <table:table-cell office:value-type="float" office:value="0.381732261018812">
                <text:p>0.381732261018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">
                <text:p>1.99</text:p>
              </table:table-cell>
              <table:table-cell office:value-type="float" office:value="0.389631">
                <text:p>0.389631</text:p>
              </table:table-cell>
              <table:table-cell office:value-type="float" office:value="1.99">
                <text:p>1.99</text:p>
              </table:table-cell>
              <table:table-cell office:value-type="float" office:value="0.387338">
                <text:p>0.387338</text:p>
              </table:table-cell>
              <table:table-cell office:value-type="float" office:value="1.97">
                <text:p>1.97</text:p>
              </table:table-cell>
              <table:table-cell office:value-type="float" office:value="0.384815884231458">
                <text:p>0.38481588423145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2">
                <text:p>2</text:p>
              </table:table-cell>
              <table:table-cell office:value-type="float" office:value="0.392698">
                <text:p>0.392698</text:p>
              </table:table-cell>
              <table:table-cell office:value-type="float" office:value="2">
                <text:p>2</text:p>
              </table:table-cell>
              <table:table-cell office:value-type="float" office:value="0.390409">
                <text:p>0.390409</text:p>
              </table:table-cell>
              <table:table-cell office:value-type="float" office:value="1.98">
                <text:p>1.98</text:p>
              </table:table-cell>
              <table:table-cell office:value-type="float" office:value="0.387884127809169">
                <text:p>0.387884127809169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.01">
                <text:p>2.01</text:p>
              </table:table-cell>
              <table:table-cell office:value-type="float" office:value="0.39575">
                <text:p>0.39575</text:p>
              </table:table-cell>
              <table:table-cell office:value-type="float" office:value="2.01">
                <text:p>2.01</text:p>
              </table:table-cell>
              <table:table-cell office:value-type="float" office:value="0.393464">
                <text:p>0.393464</text:p>
              </table:table-cell>
              <table:table-cell office:value-type="float" office:value="1.99">
                <text:p>1.99</text:p>
              </table:table-cell>
              <table:table-cell office:value-type="float" office:value="0.390937068458194">
                <text:p>0.39093706845819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2.02">
                <text:p>2.02</text:p>
              </table:table-cell>
              <table:table-cell office:value-type="float" office:value="0.398786">
                <text:p>0.398786</text:p>
              </table:table-cell>
              <table:table-cell office:value-type="float" office:value="2.02">
                <text:p>2.02</text:p>
              </table:table-cell>
              <table:table-cell office:value-type="float" office:value="0.396505">
                <text:p>0.396505</text:p>
              </table:table-cell>
              <table:table-cell office:value-type="float" office:value="2">
                <text:p>2</text:p>
              </table:table-cell>
              <table:table-cell office:value-type="float" office:value="0.393974782502209">
                <text:p>0.393974782502209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.03">
                <text:p>2.03</text:p>
              </table:table-cell>
              <table:table-cell office:value-type="float" office:value="0.401807">
                <text:p>0.401807</text:p>
              </table:table-cell>
              <table:table-cell office:value-type="float" office:value="2.03">
                <text:p>2.03</text:p>
              </table:table-cell>
              <table:table-cell office:value-type="float" office:value="0.39953">
                <text:p>0.39953</text:p>
              </table:table-cell>
              <table:table-cell office:value-type="float" office:value="2.01">
                <text:p>2.01</text:p>
              </table:table-cell>
              <table:table-cell office:value-type="float" office:value="0.396997345884223">
                <text:p>0.39699734588422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4">
                <text:p>2.04</text:p>
              </table:table-cell>
              <table:table-cell office:value-type="float" office:value="0.404814">
                <text:p>0.404814</text:p>
              </table:table-cell>
              <table:table-cell office:value-type="float" office:value="2.04">
                <text:p>2.04</text:p>
              </table:table-cell>
              <table:table-cell office:value-type="float" office:value="0.40254">
                <text:p>0.40254</text:p>
              </table:table-cell>
              <table:table-cell office:value-type="float" office:value="2.02">
                <text:p>2.02</text:p>
              </table:table-cell>
              <table:table-cell office:value-type="float" office:value="0.400004834168477">
                <text:p>0.40000483416847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.05">
                <text:p>2.05</text:p>
              </table:table-cell>
              <table:table-cell office:value-type="float" office:value="0.407804">
                <text:p>0.407804</text:p>
              </table:table-cell>
              <table:table-cell office:value-type="float" office:value="2.05">
                <text:p>2.05</text:p>
              </table:table-cell>
              <table:table-cell office:value-type="float" office:value="0.405534">
                <text:p>0.405534</text:p>
              </table:table-cell>
              <table:table-cell office:value-type="float" office:value="2.03">
                <text:p>2.03</text:p>
              </table:table-cell>
              <table:table-cell office:value-type="float" office:value="0.402997322542337">
                <text:p>0.402997322542337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2.06">
                <text:p>2.06</text:p>
              </table:table-cell>
              <table:table-cell office:value-type="float" office:value="0.41078">
                <text:p>0.41078</text:p>
              </table:table-cell>
              <table:table-cell office:value-type="float" office:value="2.06">
                <text:p>2.06</text:p>
              </table:table-cell>
              <table:table-cell office:value-type="float" office:value="0.408514">
                <text:p>0.408514</text:p>
              </table:table-cell>
              <table:table-cell office:value-type="float" office:value="2.04">
                <text:p>2.04</text:p>
              </table:table-cell>
              <table:table-cell office:value-type="float" office:value="0.405974885818165">
                <text:p>0.40597488581816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07">
                <text:p>2.07</text:p>
              </table:table-cell>
              <table:table-cell office:value-type="float" office:value="0.413741">
                <text:p>0.413741</text:p>
              </table:table-cell>
              <table:table-cell office:value-type="float" office:value="2.07">
                <text:p>2.07</text:p>
              </table:table-cell>
              <table:table-cell office:value-type="float" office:value="0.411479">
                <text:p>0.411479</text:p>
              </table:table-cell>
              <table:table-cell office:value-type="float" office:value="2.05">
                <text:p>2.05</text:p>
              </table:table-cell>
              <table:table-cell office:value-type="float" office:value="0.408937598435201">
                <text:p>0.40893759843520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2.08">
                <text:p>2.08</text:p>
              </table:table-cell>
              <table:table-cell office:value-type="float" office:value="0.416687">
                <text:p>0.416687</text:p>
              </table:table-cell>
              <table:table-cell office:value-type="float" office:value="2.08">
                <text:p>2.08</text:p>
              </table:table-cell>
              <table:table-cell office:value-type="float" office:value="0.414429">
                <text:p>0.414429</text:p>
              </table:table-cell>
              <table:table-cell office:value-type="float" office:value="2.06">
                <text:p>2.06</text:p>
              </table:table-cell>
              <table:table-cell office:value-type="float" office:value="0.411885534461413">
                <text:p>0.41188553446141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09">
                <text:p>2.09</text:p>
              </table:table-cell>
              <table:table-cell office:value-type="float" office:value="0.419619">
                <text:p>0.419619</text:p>
              </table:table-cell>
              <table:table-cell office:value-type="float" office:value="2.09">
                <text:p>2.09</text:p>
              </table:table-cell>
              <table:table-cell office:value-type="float" office:value="0.417364">
                <text:p>0.417364</text:p>
              </table:table-cell>
              <table:table-cell office:value-type="float" office:value="2.07">
                <text:p>2.07</text:p>
              </table:table-cell>
              <table:table-cell office:value-type="float" office:value="0.414818767595356">
                <text:p>0.41481876759535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2.1">
                <text:p>2.1</text:p>
              </table:table-cell>
              <table:table-cell office:value-type="float" office:value="0.422535">
                <text:p>0.422535</text:p>
              </table:table-cell>
              <table:table-cell office:value-type="float" office:value="2.1">
                <text:p>2.1</text:p>
              </table:table-cell>
              <table:table-cell office:value-type="float" office:value="0.420285">
                <text:p>0.420285</text:p>
              </table:table-cell>
              <table:table-cell office:value-type="float" office:value="2.08">
                <text:p>2.08</text:p>
              </table:table-cell>
              <table:table-cell office:value-type="float" office:value="0.417737371168011">
                <text:p>0.417737371168011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11">
                <text:p>2.11</text:p>
              </table:table-cell>
              <table:table-cell office:value-type="float" office:value="0.425437">
                <text:p>0.425437</text:p>
              </table:table-cell>
              <table:table-cell office:value-type="float" office:value="2.11">
                <text:p>2.11</text:p>
              </table:table-cell>
              <table:table-cell office:value-type="float" office:value="0.423191">
                <text:p>0.423191</text:p>
              </table:table-cell>
              <table:table-cell office:value-type="float" office:value="2.09">
                <text:p>2.09</text:p>
              </table:table-cell>
              <table:table-cell office:value-type="float" office:value="0.420641418144619">
                <text:p>0.420641418144619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2.12">
                <text:p>2.12</text:p>
              </table:table-cell>
              <table:table-cell office:value-type="float" office:value="0.428325">
                <text:p>0.428325</text:p>
              </table:table-cell>
              <table:table-cell office:value-type="float" office:value="2.12">
                <text:p>2.12</text:p>
              </table:table-cell>
              <table:table-cell office:value-type="float" office:value="0.426082">
                <text:p>0.426082</text:p>
              </table:table-cell>
              <table:table-cell office:value-type="float" office:value="2.1">
                <text:p>2.1</text:p>
              </table:table-cell>
              <table:table-cell office:value-type="float" office:value="0.423530981126506">
                <text:p>0.423530981126506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.13">
                <text:p>2.13</text:p>
              </table:table-cell>
              <table:table-cell office:value-type="float" office:value="0.431197">
                <text:p>0.431197</text:p>
              </table:table-cell>
              <table:table-cell office:value-type="float" office:value="2.13">
                <text:p>2.13</text:p>
              </table:table-cell>
              <table:table-cell office:value-type="float" office:value="0.428959">
                <text:p>0.428959</text:p>
              </table:table-cell>
              <table:table-cell office:value-type="float" office:value="2.11">
                <text:p>2.11</text:p>
              </table:table-cell>
              <table:table-cell office:value-type="float" office:value="0.426406132352896">
                <text:p>0.42640613235289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4">
                <text:p>2.14</text:p>
              </table:table-cell>
              <table:table-cell office:value-type="float" office:value="0.434056">
                <text:p>0.434056</text:p>
              </table:table-cell>
              <table:table-cell office:value-type="float" office:value="2.14">
                <text:p>2.14</text:p>
              </table:table-cell>
              <table:table-cell office:value-type="float" office:value="0.431821">
                <text:p>0.431821</text:p>
              </table:table-cell>
              <table:table-cell office:value-type="float" office:value="2.12">
                <text:p>2.12</text:p>
              </table:table-cell>
              <table:table-cell office:value-type="float" office:value="0.429266943702721">
                <text:p>0.429266943702721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.15">
                <text:p>2.15</text:p>
              </table:table-cell>
              <table:table-cell office:value-type="float" office:value="0.4369">
                <text:p>0.4369</text:p>
              </table:table-cell>
              <table:table-cell office:value-type="float" office:value="2.15">
                <text:p>2.15</text:p>
              </table:table-cell>
              <table:table-cell office:value-type="float" office:value="0.434669">
                <text:p>0.434669</text:p>
              </table:table-cell>
              <table:table-cell office:value-type="float" office:value="2.13">
                <text:p>2.13</text:p>
              </table:table-cell>
              <table:table-cell office:value-type="float" office:value="0.432113486696413">
                <text:p>0.432113486696413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2.16">
                <text:p>2.16</text:p>
              </table:table-cell>
              <table:table-cell office:value-type="float" office:value="0.439729">
                <text:p>0.439729</text:p>
              </table:table-cell>
              <table:table-cell office:value-type="float" office:value="2.16">
                <text:p>2.16</text:p>
              </table:table-cell>
              <table:table-cell office:value-type="float" office:value="0.437503">
                <text:p>0.437503</text:p>
              </table:table-cell>
              <table:table-cell office:value-type="float" office:value="2.14">
                <text:p>2.14</text:p>
              </table:table-cell>
              <table:table-cell office:value-type="float" office:value="0.434945832497695">
                <text:p>0.43494583249769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2.17">
                <text:p>2.17</text:p>
              </table:table-cell>
              <table:table-cell office:value-type="float" office:value="0.442545">
                <text:p>0.442545</text:p>
              </table:table-cell>
              <table:table-cell office:value-type="float" office:value="2.17">
                <text:p>2.17</text:p>
              </table:table-cell>
              <table:table-cell office:value-type="float" office:value="0.440323">
                <text:p>0.440323</text:p>
              </table:table-cell>
              <table:table-cell office:value-type="float" office:value="2.15">
                <text:p>2.15</text:p>
              </table:table-cell>
              <table:table-cell office:value-type="float" office:value="0.43776405191536">
                <text:p>0.43776405191536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2.18">
                <text:p>2.18</text:p>
              </table:table-cell>
              <table:table-cell office:value-type="float" office:value="0.445346">
                <text:p>0.445346</text:p>
              </table:table-cell>
              <table:table-cell office:value-type="float" office:value="2.18">
                <text:p>2.18</text:p>
              </table:table-cell>
              <table:table-cell office:value-type="float" office:value="0.443128">
                <text:p>0.443128</text:p>
              </table:table-cell>
              <table:table-cell office:value-type="float" office:value="2.16">
                <text:p>2.16</text:p>
              </table:table-cell>
              <table:table-cell office:value-type="float" office:value="0.440568215405039">
                <text:p>0.44056821540503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19">
                <text:p>2.19</text:p>
              </table:table-cell>
              <table:table-cell office:value-type="float" office:value="0.448134">
                <text:p>0.448134</text:p>
              </table:table-cell>
              <table:table-cell office:value-type="float" office:value="2.19">
                <text:p>2.19</text:p>
              </table:table-cell>
              <table:table-cell office:value-type="float" office:value="0.445919">
                <text:p>0.445919</text:p>
              </table:table-cell>
              <table:table-cell office:value-type="float" office:value="2.17">
                <text:p>2.17</text:p>
              </table:table-cell>
              <table:table-cell office:value-type="float" office:value="0.443358393070967">
                <text:p>0.44335839307096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.2">
                <text:p>2.2</text:p>
              </table:table-cell>
              <table:table-cell office:value-type="float" office:value="0.450907">
                <text:p>0.450907</text:p>
              </table:table-cell>
              <table:table-cell office:value-type="float" office:value="2.2">
                <text:p>2.2</text:p>
              </table:table-cell>
              <table:table-cell office:value-type="float" office:value="0.448697">
                <text:p>0.448697</text:p>
              </table:table-cell>
              <table:table-cell office:value-type="float" office:value="2.18">
                <text:p>2.18</text:p>
              </table:table-cell>
              <table:table-cell office:value-type="float" office:value="0.446134654667729">
                <text:p>0.44613465466772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.21">
                <text:p>2.21</text:p>
              </table:table-cell>
              <table:table-cell office:value-type="float" office:value="0.453666">
                <text:p>0.453666</text:p>
              </table:table-cell>
              <table:table-cell office:value-type="float" office:value="2.21">
                <text:p>2.21</text:p>
              </table:table-cell>
              <table:table-cell office:value-type="float" office:value="0.45146">
                <text:p>0.45146</text:p>
              </table:table-cell>
              <table:table-cell office:value-type="float" office:value="2.19">
                <text:p>2.19</text:p>
              </table:table-cell>
              <table:table-cell office:value-type="float" office:value="0.448897069602012">
                <text:p>0.44889706960201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2.22">
                <text:p>2.22</text:p>
              </table:table-cell>
              <table:table-cell office:value-type="float" office:value="0.456412">
                <text:p>0.456412</text:p>
              </table:table-cell>
              <table:table-cell office:value-type="float" office:value="2.22">
                <text:p>2.22</text:p>
              </table:table-cell>
              <table:table-cell office:value-type="float" office:value="0.45421">
                <text:p>0.45421</text:p>
              </table:table-cell>
              <table:table-cell office:value-type="float" office:value="2.2">
                <text:p>2.2</text:p>
              </table:table-cell>
              <table:table-cell office:value-type="float" office:value="0.451645706934331">
                <text:p>0.45164570693433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.23">
                <text:p>2.23</text:p>
              </table:table-cell>
              <table:table-cell office:value-type="float" office:value="0.459143">
                <text:p>0.459143</text:p>
              </table:table-cell>
              <table:table-cell office:value-type="float" office:value="2.23">
                <text:p>2.23</text:p>
              </table:table-cell>
              <table:table-cell office:value-type="float" office:value="0.456946">
                <text:p>0.456946</text:p>
              </table:table-cell>
              <table:table-cell office:value-type="float" office:value="2.21">
                <text:p>2.21</text:p>
              </table:table-cell>
              <table:table-cell office:value-type="float" office:value="0.454380635380764">
                <text:p>0.45438063538076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4">
                <text:p>2.24</text:p>
              </table:table-cell>
              <table:table-cell office:value-type="float" office:value="0.461861">
                <text:p>0.461861</text:p>
              </table:table-cell>
              <table:table-cell office:value-type="float" office:value="2.24">
                <text:p>2.24</text:p>
              </table:table-cell>
              <table:table-cell office:value-type="float" office:value="0.459668">
                <text:p>0.459668</text:p>
              </table:table-cell>
              <table:table-cell office:value-type="float" office:value="2.22">
                <text:p>2.22</text:p>
              </table:table-cell>
              <table:table-cell office:value-type="float" office:value="0.457101923314664">
                <text:p>0.457101923314664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.25">
                <text:p>2.25</text:p>
              </table:table-cell>
              <table:table-cell office:value-type="float" office:value="0.464566">
                <text:p>0.464566</text:p>
              </table:table-cell>
              <table:table-cell office:value-type="float" office:value="2.25">
                <text:p>2.25</text:p>
              </table:table-cell>
              <table:table-cell office:value-type="float" office:value="0.462376">
                <text:p>0.462376</text:p>
              </table:table-cell>
              <table:table-cell office:value-type="float" office:value="2.23">
                <text:p>2.23</text:p>
              </table:table-cell>
              <table:table-cell office:value-type="float" office:value="0.459809638768371">
                <text:p>0.459809638768371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.26">
                <text:p>2.26</text:p>
              </table:table-cell>
              <table:table-cell office:value-type="float" office:value="0.467256">
                <text:p>0.467256</text:p>
              </table:table-cell>
              <table:table-cell office:value-type="float" office:value="2.26">
                <text:p>2.26</text:p>
              </table:table-cell>
              <table:table-cell office:value-type="float" office:value="0.465071">
                <text:p>0.465071</text:p>
              </table:table-cell>
              <table:table-cell office:value-type="float" office:value="2.24">
                <text:p>2.24</text:p>
              </table:table-cell>
              <table:table-cell office:value-type="float" office:value="0.462503849434912">
                <text:p>0.462503849434912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.27">
                <text:p>2.27</text:p>
              </table:table-cell>
              <table:table-cell office:value-type="float" office:value="0.469933">
                <text:p>0.469933</text:p>
              </table:table-cell>
              <table:table-cell office:value-type="float" office:value="2.27">
                <text:p>2.27</text:p>
              </table:table-cell>
              <table:table-cell office:value-type="float" office:value="0.467753">
                <text:p>0.467753</text:p>
              </table:table-cell>
              <table:table-cell office:value-type="float" office:value="2.25">
                <text:p>2.25</text:p>
              </table:table-cell>
              <table:table-cell office:value-type="float" office:value="0.465184622669694">
                <text:p>0.465184622669694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.28">
                <text:p>2.28</text:p>
              </table:table-cell>
              <table:table-cell office:value-type="float" office:value="0.472597">
                <text:p>0.472597</text:p>
              </table:table-cell>
              <table:table-cell office:value-type="float" office:value="2.28">
                <text:p>2.28</text:p>
              </table:table-cell>
              <table:table-cell office:value-type="float" office:value="0.47042">
                <text:p>0.47042</text:p>
              </table:table-cell>
              <table:table-cell office:value-type="float" office:value="2.26">
                <text:p>2.26</text:p>
              </table:table-cell>
              <table:table-cell office:value-type="float" office:value="0.467852025492189">
                <text:p>0.46785202549218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29">
                <text:p>2.29</text:p>
              </table:table-cell>
              <table:table-cell office:value-type="float" office:value="0.475247">
                <text:p>0.475247</text:p>
              </table:table-cell>
              <table:table-cell office:value-type="float" office:value="2.29">
                <text:p>2.29</text:p>
              </table:table-cell>
              <table:table-cell office:value-type="float" office:value="0.473075">
                <text:p>0.473075</text:p>
              </table:table-cell>
              <table:table-cell office:value-type="float" office:value="2.27">
                <text:p>2.27</text:p>
              </table:table-cell>
              <table:table-cell office:value-type="float" office:value="0.470506124587604">
                <text:p>0.47050612458760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.3">
                <text:p>2.3</text:p>
              </table:table-cell>
              <table:table-cell office:value-type="float" office:value="0.477885">
                <text:p>0.477885</text:p>
              </table:table-cell>
              <table:table-cell office:value-type="float" office:value="2.3">
                <text:p>2.3</text:p>
              </table:table-cell>
              <table:table-cell office:value-type="float" office:value="0.475716">
                <text:p>0.475716</text:p>
              </table:table-cell>
              <table:table-cell office:value-type="float" office:value="2.27999999999999">
                <text:p>2.27999999999999</text:p>
              </table:table-cell>
              <table:table-cell office:value-type="float" office:value="0.473146986308557">
                <text:p>0.47314698630855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  <table:table-cell office:value-type="float" office:value="0.480508">
                <text:p>0.480508</text:p>
              </table:table-cell>
              <table:table-cell office:value-type="float" office:value="2.31">
                <text:p>2.31</text:p>
              </table:table-cell>
              <table:table-cell office:value-type="float" office:value="0.478344">
                <text:p>0.478344</text:p>
              </table:table-cell>
              <table:table-cell office:value-type="float" office:value="2.28999999999999">
                <text:p>2.28999999999999</text:p>
              </table:table-cell>
              <table:table-cell office:value-type="float" office:value="0.475774676676728">
                <text:p>0.475774676676728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.32">
                <text:p>2.32</text:p>
              </table:table-cell>
              <table:table-cell office:value-type="float" office:value="0.483119">
                <text:p>0.483119</text:p>
              </table:table-cell>
              <table:table-cell office:value-type="float" office:value="2.32">
                <text:p>2.32</text:p>
              </table:table-cell>
              <table:table-cell office:value-type="float" office:value="0.480959">
                <text:p>0.480959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478389261384512">
                <text:p>0.47838926138451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33">
                <text:p>2.33</text:p>
              </table:table-cell>
              <table:table-cell office:value-type="float" office:value="0.485716">
                <text:p>0.485716</text:p>
              </table:table-cell>
              <table:table-cell office:value-type="float" office:value="2.33">
                <text:p>2.33</text:p>
              </table:table-cell>
              <table:table-cell office:value-type="float" office:value="0.483561">
                <text:p>0.483561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0.480990805796663">
                <text:p>0.48099080579666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4">
                <text:p>2.34</text:p>
              </table:table-cell>
              <table:table-cell office:value-type="float" office:value="0.488301">
                <text:p>0.488301</text:p>
              </table:table-cell>
              <table:table-cell office:value-type="float" office:value="2.34">
                <text:p>2.34</text:p>
              </table:table-cell>
              <table:table-cell office:value-type="float" office:value="0.48615">
                <text:p>0.48615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0.483579374951928">
                <text:p>0.483579374951928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.35">
                <text:p>2.35</text:p>
              </table:table-cell>
              <table:table-cell office:value-type="float" office:value="0.490872">
                <text:p>0.490872</text:p>
              </table:table-cell>
              <table:table-cell office:value-type="float" office:value="2.35">
                <text:p>2.35</text:p>
              </table:table-cell>
              <table:table-cell office:value-type="float" office:value="0.488725">
                <text:p>0.488725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0.48615503356467">
                <text:p>0.48615503356467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.36">
                <text:p>2.36</text:p>
              </table:table-cell>
              <table:table-cell office:value-type="float" office:value="0.493431">
                <text:p>0.493431</text:p>
              </table:table-cell>
              <table:table-cell office:value-type="float" office:value="2.36">
                <text:p>2.36</text:p>
              </table:table-cell>
              <table:table-cell office:value-type="float" office:value="0.491288">
                <text:p>0.491288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0.488717846026488">
                <text:p>0.488717846026488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.37">
                <text:p>2.37</text:p>
              </table:table-cell>
              <table:table-cell office:value-type="float" office:value="0.495976">
                <text:p>0.495976</text:p>
              </table:table-cell>
              <table:table-cell office:value-type="float" office:value="2.37">
                <text:p>2.37</text:p>
              </table:table-cell>
              <table:table-cell office:value-type="float" office:value="0.493838">
                <text:p>0.493838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0.491267876407828">
                <text:p>0.491267876407828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.38">
                <text:p>2.38</text:p>
              </table:table-cell>
              <table:table-cell office:value-type="float" office:value="0.498509">
                <text:p>0.498509</text:p>
              </table:table-cell>
              <table:table-cell office:value-type="float" office:value="2.38">
                <text:p>2.38</text:p>
              </table:table-cell>
              <table:table-cell office:value-type="float" office:value="0.496375">
                <text:p>0.496375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0.493805188459582">
                <text:p>0.49380518845958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39">
                <text:p>2.39</text:p>
              </table:table-cell>
              <table:table-cell office:value-type="float" office:value="0.501029">
                <text:p>0.501029</text:p>
              </table:table-cell>
              <table:table-cell office:value-type="float" office:value="2.39">
                <text:p>2.39</text:p>
              </table:table-cell>
              <table:table-cell office:value-type="float" office:value="0.4989">
                <text:p>0.4989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0.496329845614683">
                <text:p>0.496329845614683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.4">
                <text:p>2.4</text:p>
              </table:table-cell>
              <table:table-cell office:value-type="float" office:value="0.503537">
                <text:p>0.503537</text:p>
              </table:table-cell>
              <table:table-cell office:value-type="float" office:value="2.4">
                <text:p>2.4</text:p>
              </table:table-cell>
              <table:table-cell office:value-type="float" office:value="0.501412">
                <text:p>0.501412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0.498841910989691">
                <text:p>0.49884191098969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.41">
                <text:p>2.41</text:p>
              </table:table-cell>
              <table:table-cell office:value-type="float" office:value="0.506032">
                <text:p>0.506032</text:p>
              </table:table-cell>
              <table:table-cell office:value-type="float" office:value="2.41">
                <text:p>2.41</text:p>
              </table:table-cell>
              <table:table-cell office:value-type="float" office:value="0.503911">
                <text:p>0.503911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0.501341447386373">
                <text:p>0.501341447386373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.42">
                <text:p>2.42</text:p>
              </table:table-cell>
              <table:table-cell office:value-type="float" office:value="0.508514">
                <text:p>0.508514</text:p>
              </table:table-cell>
              <table:table-cell office:value-type="float" office:value="2.42">
                <text:p>2.42</text:p>
              </table:table-cell>
              <table:table-cell office:value-type="float" office:value="0.506397">
                <text:p>0.506397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503828517293267">
                <text:p>0.50382851729326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.43">
                <text:p>2.43</text:p>
              </table:table-cell>
              <table:table-cell office:value-type="float" office:value="0.510984">
                <text:p>0.510984</text:p>
              </table:table-cell>
              <table:table-cell office:value-type="float" office:value="2.43">
                <text:p>2.43</text:p>
              </table:table-cell>
              <table:table-cell office:value-type="float" office:value="0.508872">
                <text:p>0.50887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0.506303182887252">
                <text:p>0.50630318288725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4">
                <text:p>2.44</text:p>
              </table:table-cell>
              <table:table-cell office:value-type="float" office:value="0.513441">
                <text:p>0.513441</text:p>
              </table:table-cell>
              <table:table-cell office:value-type="float" office:value="2.44">
                <text:p>2.44</text:p>
              </table:table-cell>
              <table:table-cell office:value-type="float" office:value="0.511334">
                <text:p>0.511334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0.508765506035095">
                <text:p>0.50876550603509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.45">
                <text:p>2.45</text:p>
              </table:table-cell>
              <table:table-cell office:value-type="float" office:value="0.515886">
                <text:p>0.515886</text:p>
              </table:table-cell>
              <table:table-cell office:value-type="float" office:value="2.45">
                <text:p>2.45</text:p>
              </table:table-cell>
              <table:table-cell office:value-type="float" office:value="0.513783">
                <text:p>0.513783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0.511215548295004">
                <text:p>0.511215548295004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.46">
                <text:p>2.46</text:p>
              </table:table-cell>
              <table:table-cell office:value-type="float" office:value="0.518319">
                <text:p>0.518319</text:p>
              </table:table-cell>
              <table:table-cell office:value-type="float" office:value="2.46">
                <text:p>2.46</text:p>
              </table:table-cell>
              <table:table-cell office:value-type="float" office:value="0.51622">
                <text:p>0.51622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0.513653370918164">
                <text:p>0.513653370918164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.47">
                <text:p>2.47</text:p>
              </table:table-cell>
              <table:table-cell office:value-type="float" office:value="0.52074">
                <text:p>0.52074</text:p>
              </table:table-cell>
              <table:table-cell office:value-type="float" office:value="2.47">
                <text:p>2.47</text:p>
              </table:table-cell>
              <table:table-cell office:value-type="float" office:value="0.518645">
                <text:p>0.518645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0.516079034850265">
                <text:p>0.516079034850265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.48">
                <text:p>2.48</text:p>
              </table:table-cell>
              <table:table-cell office:value-type="float" office:value="0.523148">
                <text:p>0.523148</text:p>
              </table:table-cell>
              <table:table-cell office:value-type="float" office:value="2.48">
                <text:p>2.48</text:p>
              </table:table-cell>
              <table:table-cell office:value-type="float" office:value="0.521058">
                <text:p>0.521058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0.518492600733034">
                <text:p>0.51849260073303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49">
                <text:p>2.49</text:p>
              </table:table-cell>
              <table:table-cell office:value-type="float" office:value="0.525544">
                <text:p>0.525544</text:p>
              </table:table-cell>
              <table:table-cell office:value-type="float" office:value="2.49">
                <text:p>2.49</text:p>
              </table:table-cell>
              <table:table-cell office:value-type="float" office:value="0.523459">
                <text:p>0.523459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0.520894128905743">
                <text:p>0.520894128905743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2.5">
                <text:p>2.5</text:p>
              </table:table-cell>
              <table:table-cell office:value-type="float" office:value="0.527929">
                <text:p>0.527929</text:p>
              </table:table-cell>
              <table:table-cell office:value-type="float" office:value="2.5">
                <text:p>2.5</text:p>
              </table:table-cell>
              <table:table-cell office:value-type="float" office:value="0.525848">
                <text:p>0.525848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.523283679406721">
                <text:p>0.523283679406721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2.51">
                <text:p>2.51</text:p>
              </table:table-cell>
              <table:table-cell office:value-type="float" office:value="0.530301">
                <text:p>0.530301</text:p>
              </table:table-cell>
              <table:table-cell office:value-type="float" office:value="2.51">
                <text:p>2.51</text:p>
              </table:table-cell>
              <table:table-cell office:value-type="float" office:value="0.528224">
                <text:p>0.528224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0.525661311974856">
                <text:p>0.525661311974856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2.52">
                <text:p>2.52</text:p>
              </table:table-cell>
              <table:table-cell office:value-type="float" office:value="0.532661">
                <text:p>0.532661</text:p>
              </table:table-cell>
              <table:table-cell office:value-type="float" office:value="2.52">
                <text:p>2.52</text:p>
              </table:table-cell>
              <table:table-cell office:value-type="float" office:value="0.530589">
                <text:p>0.530589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528027086051085">
                <text:p>0.528027086051085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53">
                <text:p>2.53</text:p>
              </table:table-cell>
              <table:table-cell office:value-type="float" office:value="0.53501">
                <text:p>0.53501</text:p>
              </table:table-cell>
              <table:table-cell office:value-type="float" office:value="2.53">
                <text:p>2.53</text:p>
              </table:table-cell>
              <table:table-cell office:value-type="float" office:value="0.532942">
                <text:p>0.53294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530381060779883">
                <text:p>0.530381060779883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4">
                <text:p>2.54</text:p>
              </table:table-cell>
              <table:table-cell office:value-type="float" office:value="0.537346">
                <text:p>0.537346</text:p>
              </table:table-cell>
              <table:table-cell office:value-type="float" office:value="2.54">
                <text:p>2.54</text:p>
              </table:table-cell>
              <table:table-cell office:value-type="float" office:value="0.535283">
                <text:p>0.53528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0.532723295010742">
                <text:p>0.532723295010742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2.55">
                <text:p>2.55</text:p>
              </table:table-cell>
              <table:table-cell office:value-type="float" office:value="0.539671">
                <text:p>0.539671</text:p>
              </table:table-cell>
              <table:table-cell office:value-type="float" office:value="2.55">
                <text:p>2.55</text:p>
              </table:table-cell>
              <table:table-cell office:value-type="float" office:value="0.537613">
                <text:p>0.537613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0.535053847299638">
                <text:p>0.535053847299638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2.56">
                <text:p>2.56</text:p>
              </table:table-cell>
              <table:table-cell office:value-type="float" office:value="0.541985">
                <text:p>0.541985</text:p>
              </table:table-cell>
              <table:table-cell office:value-type="float" office:value="2.56">
                <text:p>2.56</text:p>
              </table:table-cell>
              <table:table-cell office:value-type="float" office:value="0.53993">
                <text:p>0.53993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0.537372775910502">
                <text:p>0.537372775910502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2.57">
                <text:p>2.57</text:p>
              </table:table-cell>
              <table:table-cell office:value-type="float" office:value="0.544286">
                <text:p>0.544286</text:p>
              </table:table-cell>
              <table:table-cell office:value-type="float" office:value="2.57">
                <text:p>2.57</text:p>
              </table:table-cell>
              <table:table-cell office:value-type="float" office:value="0.542237">
                <text:p>0.542237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0.539680138816668">
                <text:p>0.539680138816668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2.58">
                <text:p>2.58</text:p>
              </table:table-cell>
              <table:table-cell office:value-type="float" office:value="0.546576">
                <text:p>0.546576</text:p>
              </table:table-cell>
              <table:table-cell office:value-type="float" office:value="2.58">
                <text:p>2.58</text:p>
              </table:table-cell>
              <table:table-cell office:value-type="float" office:value="0.544531">
                <text:p>0.544531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0.541975993702329">
                <text:p>0.54197599370232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59">
                <text:p>2.59</text:p>
              </table:table-cell>
              <table:table-cell office:value-type="float" office:value="0.548855">
                <text:p>0.548855</text:p>
              </table:table-cell>
              <table:table-cell office:value-type="float" office:value="2.59">
                <text:p>2.59</text:p>
              </table:table-cell>
              <table:table-cell office:value-type="float" office:value="0.546814">
                <text:p>0.546814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0.544260397963978">
                <text:p>0.544260397963978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2.6">
                <text:p>2.6</text:p>
              </table:table-cell>
              <table:table-cell office:value-type="float" office:value="0.551122">
                <text:p>0.551122</text:p>
              </table:table-cell>
              <table:table-cell office:value-type="float" office:value="2.6">
                <text:p>2.6</text:p>
              </table:table-cell>
              <table:table-cell office:value-type="float" office:value="0.549086">
                <text:p>0.549086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0.546533408711839">
                <text:p>0.546533408711839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2.61">
                <text:p>2.61</text:p>
              </table:table-cell>
              <table:table-cell office:value-type="float" office:value="0.553378">
                <text:p>0.553378</text:p>
              </table:table-cell>
              <table:table-cell office:value-type="float" office:value="2.61">
                <text:p>2.61</text:p>
              </table:table-cell>
              <table:table-cell office:value-type="float" office:value="0.551346">
                <text:p>0.551346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0.548795082771301">
                <text:p>0.548795082771301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2.62">
                <text:p>2.62</text:p>
              </table:table-cell>
              <table:table-cell office:value-type="float" office:value="0.555622">
                <text:p>0.555622</text:p>
              </table:table-cell>
              <table:table-cell office:value-type="float" office:value="2.62">
                <text:p>2.62</text:p>
              </table:table-cell>
              <table:table-cell office:value-type="float" office:value="0.553595">
                <text:p>0.553595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551045476684331">
                <text:p>0.551045476684331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3">
                <text:p>2.63</text:p>
              </table:table-cell>
              <table:table-cell office:value-type="float" office:value="0.557855">
                <text:p>0.557855</text:p>
              </table:table-cell>
              <table:table-cell office:value-type="float" office:value="2.63">
                <text:p>2.63</text:p>
              </table:table-cell>
              <table:table-cell office:value-type="float" office:value="0.555833">
                <text:p>0.555833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0.553284646710896">
                <text:p>0.553284646710896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4">
                <text:p>2.64</text:p>
              </table:table-cell>
              <table:table-cell office:value-type="float" office:value="0.560077">
                <text:p>0.560077</text:p>
              </table:table-cell>
              <table:table-cell office:value-type="float" office:value="2.64">
                <text:p>2.64</text:p>
              </table:table-cell>
              <table:table-cell office:value-type="float" office:value="0.558059">
                <text:p>0.558059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0.555512648830362">
                <text:p>0.555512648830362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2.65">
                <text:p>2.65</text:p>
              </table:table-cell>
              <table:table-cell office:value-type="float" office:value="0.562288">
                <text:p>0.562288</text:p>
              </table:table-cell>
              <table:table-cell office:value-type="float" office:value="2.65">
                <text:p>2.65</text:p>
              </table:table-cell>
              <table:table-cell office:value-type="float" office:value="0.560274">
                <text:p>0.56027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0.557729538742898">
                <text:p>0.557729538742898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2.66">
                <text:p>2.66</text:p>
              </table:table-cell>
              <table:table-cell office:value-type="float" office:value="0.564487">
                <text:p>0.564487</text:p>
              </table:table-cell>
              <table:table-cell office:value-type="float" office:value="2.66">
                <text:p>2.66</text:p>
              </table:table-cell>
              <table:table-cell office:value-type="float" office:value="0.562479">
                <text:p>0.562479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0.559935371870869">
                <text:p>0.559935371870869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2.67">
                <text:p>2.67</text:p>
              </table:table-cell>
              <table:table-cell office:value-type="float" office:value="0.566676">
                <text:p>0.566676</text:p>
              </table:table-cell>
              <table:table-cell office:value-type="float" office:value="2.67">
                <text:p>2.67</text:p>
              </table:table-cell>
              <table:table-cell office:value-type="float" office:value="0.564672">
                <text:p>0.564672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0.562130203360216">
                <text:p>0.562130203360216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2.68">
                <text:p>2.68</text:p>
              </table:table-cell>
              <table:table-cell office:value-type="float" office:value="0.568854">
                <text:p>0.568854</text:p>
              </table:table-cell>
              <table:table-cell office:value-type="float" office:value="2.68">
                <text:p>2.68</text:p>
              </table:table-cell>
              <table:table-cell office:value-type="float" office:value="0.566854">
                <text:p>0.566854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0.564314088081841">
                <text:p>0.56431408808184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69">
                <text:p>2.69</text:p>
              </table:table-cell>
              <table:table-cell office:value-type="float" office:value="0.57102">
                <text:p>0.57102</text:p>
              </table:table-cell>
              <table:table-cell office:value-type="float" office:value="2.69">
                <text:p>2.69</text:p>
              </table:table-cell>
              <table:table-cell office:value-type="float" office:value="0.569025">
                <text:p>0.569025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.566487080632977">
                <text:p>0.566487080632977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2.7">
                <text:p>2.7</text:p>
              </table:table-cell>
              <table:table-cell office:value-type="float" office:value="0.573176">
                <text:p>0.573176</text:p>
              </table:table-cell>
              <table:table-cell office:value-type="float" office:value="2.7">
                <text:p>2.7</text:p>
              </table:table-cell>
              <table:table-cell office:value-type="float" office:value="0.571185">
                <text:p>0.571185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0.56864923533855">
                <text:p>0.56864923533855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2.71">
                <text:p>2.71</text:p>
              </table:table-cell>
              <table:table-cell office:value-type="float" office:value="0.575321">
                <text:p>0.575321</text:p>
              </table:table-cell>
              <table:table-cell office:value-type="float" office:value="2.71">
                <text:p>2.71</text:p>
              </table:table-cell>
              <table:table-cell office:value-type="float" office:value="0.573335">
                <text:p>0.573335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0.57080060625254">
                <text:p>0.57080060625254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2.72">
                <text:p>2.72</text:p>
              </table:table-cell>
              <table:table-cell office:value-type="float" office:value="0.577455">
                <text:p>0.577455</text:p>
              </table:table-cell>
              <table:table-cell office:value-type="float" office:value="2.72">
                <text:p>2.72</text:p>
              </table:table-cell>
              <table:table-cell office:value-type="float" office:value="0.575473">
                <text:p>0.575473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572941247159332">
                <text:p>0.572941247159332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2.73">
                <text:p>2.73</text:p>
              </table:table-cell>
              <table:table-cell office:value-type="float" office:value="0.579578">
                <text:p>0.579578</text:p>
              </table:table-cell>
              <table:table-cell office:value-type="float" office:value="2.73">
                <text:p>2.73</text:p>
              </table:table-cell>
              <table:table-cell office:value-type="float" office:value="0.577601">
                <text:p>0.577601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0.575071211575061">
                <text:p>0.57507121157506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4">
                <text:p>2.74</text:p>
              </table:table-cell>
              <table:table-cell office:value-type="float" office:value="0.581691">
                <text:p>0.581691</text:p>
              </table:table-cell>
              <table:table-cell office:value-type="float" office:value="2.74">
                <text:p>2.74</text:p>
              </table:table-cell>
              <table:table-cell office:value-type="float" office:value="0.579719">
                <text:p>0.579719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0.577190552748948">
                <text:p>0.577190552748948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.75">
                <text:p>2.75</text:p>
              </table:table-cell>
              <table:table-cell office:value-type="float" office:value="0.583793">
                <text:p>0.583793</text:p>
              </table:table-cell>
              <table:table-cell office:value-type="float" office:value="2.75">
                <text:p>2.75</text:p>
              </table:table-cell>
              <table:table-cell office:value-type="float" office:value="0.581825">
                <text:p>0.581825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0.579299323664632">
                <text:p>0.579299323664632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2.76">
                <text:p>2.76</text:p>
              </table:table-cell>
              <table:table-cell office:value-type="float" office:value="0.585885">
                <text:p>0.585885</text:p>
              </table:table-cell>
              <table:table-cell office:value-type="float" office:value="2.76">
                <text:p>2.76</text:p>
              </table:table-cell>
              <table:table-cell office:value-type="float" office:value="0.583922">
                <text:p>0.583922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0.581397577041496">
                <text:p>0.581397577041496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.77">
                <text:p>2.77</text:p>
              </table:table-cell>
              <table:table-cell office:value-type="float" office:value="0.587966">
                <text:p>0.587966</text:p>
              </table:table-cell>
              <table:table-cell office:value-type="float" office:value="2.77">
                <text:p>2.77</text:p>
              </table:table-cell>
              <table:table-cell office:value-type="float" office:value="0.586007">
                <text:p>0.586007</text:p>
              </table:table-cell>
              <table:table-cell office:value-type="float" office:value="2.74999999999998">
                <text:p>2.74999999999998</text:p>
              </table:table-cell>
              <table:table-cell office:value-type="float" office:value="0.583485365335984">
                <text:p>0.583485365335984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2.78">
                <text:p>2.78</text:p>
              </table:table-cell>
              <table:table-cell office:value-type="float" office:value="0.590036">
                <text:p>0.590036</text:p>
              </table:table-cell>
              <table:table-cell office:value-type="float" office:value="2.78">
                <text:p>2.78</text:p>
              </table:table-cell>
              <table:table-cell office:value-type="float" office:value="0.588082">
                <text:p>0.588082</text:p>
              </table:table-cell>
              <table:table-cell office:value-type="float" office:value="2.75999999999998">
                <text:p>2.75999999999998</text:p>
              </table:table-cell>
              <table:table-cell office:value-type="float" office:value="0.585562740742913">
                <text:p>0.58556274074291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79">
                <text:p>2.79</text:p>
              </table:table-cell>
              <table:table-cell office:value-type="float" office:value="0.592096">
                <text:p>0.592096</text:p>
              </table:table-cell>
              <table:table-cell office:value-type="float" office:value="2.79">
                <text:p>2.79</text:p>
              </table:table-cell>
              <table:table-cell office:value-type="float" office:value="0.590147">
                <text:p>0.590147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0.587629755196774">
                <text:p>0.587629755196774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2.8">
                <text:p>2.8</text:p>
              </table:table-cell>
              <table:table-cell office:value-type="float" office:value="0.594146">
                <text:p>0.594146</text:p>
              </table:table-cell>
              <table:table-cell office:value-type="float" office:value="2.8">
                <text:p>2.8</text:p>
              </table:table-cell>
              <table:table-cell office:value-type="float" office:value="0.592202">
                <text:p>0.592202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0.589686460373038">
                <text:p>0.589686460373038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.81">
                <text:p>2.81</text:p>
              </table:table-cell>
              <table:table-cell office:value-type="float" office:value="0.596186">
                <text:p>0.596186</text:p>
              </table:table-cell>
              <table:table-cell office:value-type="float" office:value="2.81">
                <text:p>2.81</text:p>
              </table:table-cell>
              <table:table-cell office:value-type="float" office:value="0.594246">
                <text:p>0.594246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0.591732907689441">
                <text:p>0.591732907689441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2.82">
                <text:p>2.82</text:p>
              </table:table-cell>
              <table:table-cell office:value-type="float" office:value="0.598215">
                <text:p>0.598215</text:p>
              </table:table-cell>
              <table:table-cell office:value-type="float" office:value="2.82">
                <text:p>2.82</text:p>
              </table:table-cell>
              <table:table-cell office:value-type="float" office:value="0.59628">
                <text:p>0.59628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0.593769148307273">
                <text:p>0.593769148307273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83">
                <text:p>2.83</text:p>
              </table:table-cell>
              <table:table-cell office:value-type="float" office:value="0.600234">
                <text:p>0.600234</text:p>
              </table:table-cell>
              <table:table-cell office:value-type="float" office:value="2.83">
                <text:p>2.83</text:p>
              </table:table-cell>
              <table:table-cell office:value-type="float" office:value="0.598303">
                <text:p>0.598303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0.595795233132654">
                <text:p>0.59579523313265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4">
                <text:p>2.84</text:p>
              </table:table-cell>
              <table:table-cell office:value-type="float" office:value="0.602243">
                <text:p>0.602243</text:p>
              </table:table-cell>
              <table:table-cell office:value-type="float" office:value="2.84">
                <text:p>2.84</text:p>
              </table:table-cell>
              <table:table-cell office:value-type="float" office:value="0.600317">
                <text:p>0.600317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0.597811212817811">
                <text:p>0.597811212817811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5">
                <text:p>2.85</text:p>
              </table:table-cell>
              <table:table-cell office:value-type="float" office:value="0.604242">
                <text:p>0.604242</text:p>
              </table:table-cell>
              <table:table-cell office:value-type="float" office:value="2.85">
                <text:p>2.85</text:p>
              </table:table-cell>
              <table:table-cell office:value-type="float" office:value="0.60232">
                <text:p>0.60232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0.599817137762342">
                <text:p>0.599817137762342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2.86">
                <text:p>2.86</text:p>
              </table:table-cell>
              <table:table-cell office:value-type="float" office:value="0.606231">
                <text:p>0.606231</text:p>
              </table:table-cell>
              <table:table-cell office:value-type="float" office:value="2.86">
                <text:p>2.86</text:p>
              </table:table-cell>
              <table:table-cell office:value-type="float" office:value="0.604314">
                <text:p>0.604314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0.601813058114474">
                <text:p>0.601813058114474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.87">
                <text:p>2.87</text:p>
              </table:table-cell>
              <table:table-cell office:value-type="float" office:value="0.60821">
                <text:p>0.60821</text:p>
              </table:table-cell>
              <table:table-cell office:value-type="float" office:value="2.87">
                <text:p>2.87</text:p>
              </table:table-cell>
              <table:table-cell office:value-type="float" office:value="0.606297">
                <text:p>0.606297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0.603799023772319">
                <text:p>0.603799023772319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2.88">
                <text:p>2.88</text:p>
              </table:table-cell>
              <table:table-cell office:value-type="float" office:value="0.610178">
                <text:p>0.610178</text:p>
              </table:table-cell>
              <table:table-cell office:value-type="float" office:value="2.88">
                <text:p>2.88</text:p>
              </table:table-cell>
              <table:table-cell office:value-type="float" office:value="0.608271">
                <text:p>0.608271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0.605775084385124">
                <text:p>0.60577508438512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89">
                <text:p>2.89</text:p>
              </table:table-cell>
              <table:table-cell office:value-type="float" office:value="0.612137">
                <text:p>0.612137</text:p>
              </table:table-cell>
              <table:table-cell office:value-type="float" office:value="2.89">
                <text:p>2.89</text:p>
              </table:table-cell>
              <table:table-cell office:value-type="float" office:value="0.610234">
                <text:p>0.610234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0.607741289354506">
                <text:p>0.607741289354506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2.9">
                <text:p>2.9</text:p>
              </table:table-cell>
              <table:table-cell office:value-type="float" office:value="0.614086">
                <text:p>0.614086</text:p>
              </table:table-cell>
              <table:table-cell office:value-type="float" office:value="2.9">
                <text:p>2.9</text:p>
              </table:table-cell>
              <table:table-cell office:value-type="float" office:value="0.612188">
                <text:p>0.612188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0.609697687835692">
                <text:p>0.609697687835692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.91">
                <text:p>2.91</text:p>
              </table:table-cell>
              <table:table-cell office:value-type="float" office:value="0.616026">
                <text:p>0.616026</text:p>
              </table:table-cell>
              <table:table-cell office:value-type="float" office:value="2.91">
                <text:p>2.91</text:p>
              </table:table-cell>
              <table:table-cell office:value-type="float" office:value="0.614132">
                <text:p>0.614132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0.611644328738746">
                <text:p>0.611644328738746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  <table:table-cell office:value-type="float" office:value="0.617955">
                <text:p>0.617955</text:p>
              </table:table-cell>
              <table:table-cell office:value-type="float" office:value="2.92">
                <text:p>2.92</text:p>
              </table:table-cell>
              <table:table-cell office:value-type="float" office:value="0.616066">
                <text:p>0.616066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0.613581260729791">
                <text:p>0.613581260729791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0.619875">
                <text:p>0.619875</text:p>
              </table:table-cell>
              <table:table-cell office:value-type="float" office:value="2.93">
                <text:p>2.93</text:p>
              </table:table-cell>
              <table:table-cell office:value-type="float" office:value="0.617991">
                <text:p>0.617991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0.615508532232228">
                <text:p>0.615508532232228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4">
                <text:p>2.94</text:p>
              </table:table-cell>
              <table:table-cell office:value-type="float" office:value="0.621785">
                <text:p>0.621785</text:p>
              </table:table-cell>
              <table:table-cell office:value-type="float" office:value="2.94">
                <text:p>2.94</text:p>
              </table:table-cell>
              <table:table-cell office:value-type="float" office:value="0.619905">
                <text:p>0.619905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0.617426191427946">
                <text:p>0.617426191427946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.95">
                <text:p>2.95</text:p>
              </table:table-cell>
              <table:table-cell office:value-type="float" office:value="0.623686">
                <text:p>0.623686</text:p>
              </table:table-cell>
              <table:table-cell office:value-type="float" office:value="2.95">
                <text:p>2.95</text:p>
              </table:table-cell>
              <table:table-cell office:value-type="float" office:value="0.621811">
                <text:p>0.621811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0.619334286258524">
                <text:p>0.619334286258524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2.96">
                <text:p>2.96</text:p>
              </table:table-cell>
              <table:table-cell office:value-type="float" office:value="0.625577">
                <text:p>0.625577</text:p>
              </table:table-cell>
              <table:table-cell office:value-type="float" office:value="2.96">
                <text:p>2.96</text:p>
              </table:table-cell>
              <table:table-cell office:value-type="float" office:value="0.623706">
                <text:p>0.623706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0.621232864426432">
                <text:p>0.621232864426432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2.97">
                <text:p>2.97</text:p>
              </table:table-cell>
              <table:table-cell office:value-type="float" office:value="0.627459">
                <text:p>0.627459</text:p>
              </table:table-cell>
              <table:table-cell office:value-type="float" office:value="2.97">
                <text:p>2.97</text:p>
              </table:table-cell>
              <table:table-cell office:value-type="float" office:value="0.625593">
                <text:p>0.625593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0.623121973396224">
                <text:p>0.623121973396224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2.98">
                <text:p>2.98</text:p>
              </table:table-cell>
              <table:table-cell office:value-type="float" office:value="0.629331">
                <text:p>0.629331</text:p>
              </table:table-cell>
              <table:table-cell office:value-type="float" office:value="2.98">
                <text:p>2.98</text:p>
              </table:table-cell>
              <table:table-cell office:value-type="float" office:value="0.627469">
                <text:p>0.627469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0.625001660395721">
                <text:p>0.6250016603957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0.631193">
                <text:p>0.631193</text:p>
              </table:table-cell>
              <table:table-cell office:value-type="float" office:value="2.99">
                <text:p>2.99</text:p>
              </table:table-cell>
              <table:table-cell office:value-type="float" office:value="0.629337">
                <text:p>0.629337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0.626871972417197">
                <text:p>0.626871972417197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3">
                <text:p>3</text:p>
              </table:table-cell>
              <table:table-cell office:value-type="float" office:value="0.633047">
                <text:p>0.633047</text:p>
              </table:table-cell>
              <table:table-cell office:value-type="float" office:value="3">
                <text:p>3</text:p>
              </table:table-cell>
              <table:table-cell office:value-type="float" office:value="0.631195">
                <text:p>0.631195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0.62873295621855">
                <text:p>0.6287329562185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3.01">
                <text:p>3.01</text:p>
              </table:table-cell>
              <table:table-cell office:value-type="float" office:value="0.634891">
                <text:p>0.634891</text:p>
              </table:table-cell>
              <table:table-cell office:value-type="float" office:value="3.01">
                <text:p>3.01</text:p>
              </table:table-cell>
              <table:table-cell office:value-type="float" office:value="0.633043">
                <text:p>0.633043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0.630584658324472">
                <text:p>0.630584658324472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3.02">
                <text:p>3.02</text:p>
              </table:table-cell>
              <table:table-cell office:value-type="float" office:value="0.636726">
                <text:p>0.636726</text:p>
              </table:table-cell>
              <table:table-cell office:value-type="float" office:value="3.02">
                <text:p>3.02</text:p>
              </table:table-cell>
              <table:table-cell office:value-type="float" office:value="0.634883">
                <text:p>0.634883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0.632427125027611">
                <text:p>0.632427125027611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3.03">
                <text:p>3.03</text:p>
              </table:table-cell>
              <table:table-cell office:value-type="float" office:value="0.638551">
                <text:p>0.638551</text:p>
              </table:table-cell>
              <table:table-cell office:value-type="float" office:value="3.03">
                <text:p>3.03</text:p>
              </table:table-cell>
              <table:table-cell office:value-type="float" office:value="0.636713">
                <text:p>0.636713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0.634260402389732">
                <text:p>0.63426040238973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4">
                <text:p>3.04</text:p>
              </table:table-cell>
              <table:table-cell office:value-type="float" office:value="0.640368">
                <text:p>0.640368</text:p>
              </table:table-cell>
              <table:table-cell office:value-type="float" office:value="3.04">
                <text:p>3.04</text:p>
              </table:table-cell>
              <table:table-cell office:value-type="float" office:value="0.638534">
                <text:p>0.638534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0.636084536242864">
                <text:p>0.636084536242864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3.05">
                <text:p>3.05</text:p>
              </table:table-cell>
              <table:table-cell office:value-type="float" office:value="0.642175">
                <text:p>0.642175</text:p>
              </table:table-cell>
              <table:table-cell office:value-type="float" office:value="3.05">
                <text:p>3.05</text:p>
              </table:table-cell>
              <table:table-cell office:value-type="float" office:value="0.640346">
                <text:p>0.640346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0.637899572190448">
                <text:p>0.637899572190448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3.06">
                <text:p>3.06</text:p>
              </table:table-cell>
              <table:table-cell office:value-type="float" office:value="0.643973">
                <text:p>0.643973</text:p>
              </table:table-cell>
              <table:table-cell office:value-type="float" office:value="3.06">
                <text:p>3.06</text:p>
              </table:table-cell>
              <table:table-cell office:value-type="float" office:value="0.642149">
                <text:p>0.642149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0.639705555608477">
                <text:p>0.639705555608477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3.07">
                <text:p>3.07</text:p>
              </table:table-cell>
              <table:table-cell office:value-type="float" office:value="0.645762">
                <text:p>0.645762</text:p>
              </table:table-cell>
              <table:table-cell office:value-type="float" office:value="3.07">
                <text:p>3.07</text:p>
              </table:table-cell>
              <table:table-cell office:value-type="float" office:value="0.643942">
                <text:p>0.643942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0.641502531646632">
                <text:p>0.641502531646632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3.08">
                <text:p>3.08</text:p>
              </table:table-cell>
              <table:table-cell office:value-type="float" office:value="0.647542">
                <text:p>0.647542</text:p>
              </table:table-cell>
              <table:table-cell office:value-type="float" office:value="3.08">
                <text:p>3.08</text:p>
              </table:table-cell>
              <table:table-cell office:value-type="float" office:value="0.645727">
                <text:p>0.64572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0.643290545229405">
                <text:p>0.64329054522940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09">
                <text:p>3.09</text:p>
              </table:table-cell>
              <table:table-cell office:value-type="float" office:value="0.649313">
                <text:p>0.649313</text:p>
              </table:table-cell>
              <table:table-cell office:value-type="float" office:value="3.09">
                <text:p>3.09</text:p>
              </table:table-cell>
              <table:table-cell office:value-type="float" office:value="0.647503">
                <text:p>0.647503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0.645069641057231">
                <text:p>0.645069641057231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3.1">
                <text:p>3.1</text:p>
              </table:table-cell>
              <table:table-cell office:value-type="float" office:value="0.651076">
                <text:p>0.651076</text:p>
              </table:table-cell>
              <table:table-cell office:value-type="float" office:value="3.1">
                <text:p>3.1</text:p>
              </table:table-cell>
              <table:table-cell office:value-type="float" office:value="0.64927">
                <text:p>0.64927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0.646839863607598">
                <text:p>0.646839863607598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3.11">
                <text:p>3.11</text:p>
              </table:table-cell>
              <table:table-cell office:value-type="float" office:value="0.652829">
                <text:p>0.652829</text:p>
              </table:table-cell>
              <table:table-cell office:value-type="float" office:value="3.11">
                <text:p>3.11</text:p>
              </table:table-cell>
              <table:table-cell office:value-type="float" office:value="0.651028">
                <text:p>0.651028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0.648601257136161">
                <text:p>0.648601257136161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3.12">
                <text:p>3.12</text:p>
              </table:table-cell>
              <table:table-cell office:value-type="float" office:value="0.654574">
                <text:p>0.654574</text:p>
              </table:table-cell>
              <table:table-cell office:value-type="float" office:value="3.12">
                <text:p>3.12</text:p>
              </table:table-cell>
              <table:table-cell office:value-type="float" office:value="0.652777">
                <text:p>0.652777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0.650353865677851">
                <text:p>0.650353865677851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3.13">
                <text:p>3.13</text:p>
              </table:table-cell>
              <table:table-cell office:value-type="float" office:value="0.65631">
                <text:p>0.65631</text:p>
              </table:table-cell>
              <table:table-cell office:value-type="float" office:value="3.13">
                <text:p>3.13</text:p>
              </table:table-cell>
              <table:table-cell office:value-type="float" office:value="0.654518">
                <text:p>0.654518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0.652097733047971">
                <text:p>0.65209773304797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4">
                <text:p>3.14</text:p>
              </table:table-cell>
              <table:table-cell office:value-type="float" office:value="0.658037">
                <text:p>0.658037</text:p>
              </table:table-cell>
              <table:table-cell office:value-type="float" office:value="3.14">
                <text:p>3.14</text:p>
              </table:table-cell>
              <table:table-cell office:value-type="float" office:value="0.656249">
                <text:p>0.656249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0.653832902843299">
                <text:p>0.653832902843299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3.15">
                <text:p>3.15</text:p>
              </table:table-cell>
              <table:table-cell office:value-type="float" office:value="0.659755">
                <text:p>0.659755</text:p>
              </table:table-cell>
              <table:table-cell office:value-type="float" office:value="3.15">
                <text:p>3.15</text:p>
              </table:table-cell>
              <table:table-cell office:value-type="float" office:value="0.657973">
                <text:p>0.657973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0.655559418443167">
                <text:p>0.655559418443167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3.16">
                <text:p>3.16</text:p>
              </table:table-cell>
              <table:table-cell office:value-type="float" office:value="0.661465">
                <text:p>0.661465</text:p>
              </table:table-cell>
              <table:table-cell office:value-type="float" office:value="3.16">
                <text:p>3.16</text:p>
              </table:table-cell>
              <table:table-cell office:value-type="float" office:value="0.659687">
                <text:p>0.659687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0.657277323010558">
                <text:p>0.657277323010558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3.17">
                <text:p>3.17</text:p>
              </table:table-cell>
              <table:table-cell office:value-type="float" office:value="0.663166">
                <text:p>0.663166</text:p>
              </table:table-cell>
              <table:table-cell office:value-type="float" office:value="3.17">
                <text:p>3.17</text:p>
              </table:table-cell>
              <table:table-cell office:value-type="float" office:value="0.661393">
                <text:p>0.661393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0.658986659493173">
                <text:p>0.658986659493173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3.18">
                <text:p>3.18</text:p>
              </table:table-cell>
              <table:table-cell office:value-type="float" office:value="0.664859">
                <text:p>0.664859</text:p>
              </table:table-cell>
              <table:table-cell office:value-type="float" office:value="3.18">
                <text:p>3.18</text:p>
              </table:table-cell>
              <table:table-cell office:value-type="float" office:value="0.66309">
                <text:p>0.66309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0.660687470624515">
                <text:p>0.66068747062451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19">
                <text:p>3.19</text:p>
              </table:table-cell>
              <table:table-cell office:value-type="float" office:value="0.666543">
                <text:p>0.666543</text:p>
              </table:table-cell>
              <table:table-cell office:value-type="float" office:value="3.19">
                <text:p>3.19</text:p>
              </table:table-cell>
              <table:table-cell office:value-type="float" office:value="0.664779">
                <text:p>0.664779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0.66237979892495">
                <text:p>0.66237979892495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3.2">
                <text:p>3.2</text:p>
              </table:table-cell>
              <table:table-cell office:value-type="float" office:value="0.668219">
                <text:p>0.668219</text:p>
              </table:table-cell>
              <table:table-cell office:value-type="float" office:value="3.2">
                <text:p>3.2</text:p>
              </table:table-cell>
              <table:table-cell office:value-type="float" office:value="0.666459">
                <text:p>0.66645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0.664063686702774">
                <text:p>0.664063686702774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3.21">
                <text:p>3.21</text:p>
              </table:table-cell>
              <table:table-cell office:value-type="float" office:value="0.669886">
                <text:p>0.669886</text:p>
              </table:table-cell>
              <table:table-cell office:value-type="float" office:value="3.21">
                <text:p>3.21</text:p>
              </table:table-cell>
              <table:table-cell office:value-type="float" office:value="0.668131">
                <text:p>0.668131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0.665739176055268">
                <text:p>0.665739176055268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3.22">
                <text:p>3.22</text:p>
              </table:table-cell>
              <table:table-cell office:value-type="float" office:value="0.671545">
                <text:p>0.671545</text:p>
              </table:table-cell>
              <table:table-cell office:value-type="float" office:value="3.22">
                <text:p>3.22</text:p>
              </table:table-cell>
              <table:table-cell office:value-type="float" office:value="0.669795">
                <text:p>0.669795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0.667406308869755">
                <text:p>0.66740630886975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3.23">
                <text:p>3.23</text:p>
              </table:table-cell>
              <table:table-cell office:value-type="float" office:value="0.673196">
                <text:p>0.673196</text:p>
              </table:table-cell>
              <table:table-cell office:value-type="float" office:value="3.23">
                <text:p>3.23</text:p>
              </table:table-cell>
              <table:table-cell office:value-type="float" office:value="0.67145">
                <text:p>0.67145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0.669065126824641">
                <text:p>0.669065126824641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4">
                <text:p>3.24</text:p>
              </table:table-cell>
              <table:table-cell office:value-type="float" office:value="0.674838">
                <text:p>0.674838</text:p>
              </table:table-cell>
              <table:table-cell office:value-type="float" office:value="3.24">
                <text:p>3.24</text:p>
              </table:table-cell>
              <table:table-cell office:value-type="float" office:value="0.673097">
                <text:p>0.673097</text:p>
              </table:table-cell>
              <table:table-cell office:value-type="float" office:value="3.21999999999997">
                <text:p>3.21999999999997</text:p>
              </table:table-cell>
              <table:table-cell office:value-type="float" office:value="0.670715671390462">
                <text:p>0.670715671390462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3.25">
                <text:p>3.25</text:p>
              </table:table-cell>
              <table:table-cell office:value-type="float" office:value="0.676472">
                <text:p>0.676472</text:p>
              </table:table-cell>
              <table:table-cell office:value-type="float" office:value="3.25">
                <text:p>3.25</text:p>
              </table:table-cell>
              <table:table-cell office:value-type="float" office:value="0.674735">
                <text:p>0.674735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0.672357983830917">
                <text:p>0.672357983830917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3.26">
                <text:p>3.26</text:p>
              </table:table-cell>
              <table:table-cell office:value-type="float" office:value="0.678098">
                <text:p>0.678098</text:p>
              </table:table-cell>
              <table:table-cell office:value-type="float" office:value="3.26">
                <text:p>3.26</text:p>
              </table:table-cell>
              <table:table-cell office:value-type="float" office:value="0.676366">
                <text:p>0.676366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0.673992105203903">
                <text:p>0.673992105203903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3.27">
                <text:p>3.27</text:p>
              </table:table-cell>
              <table:table-cell office:value-type="float" office:value="0.679715">
                <text:p>0.679715</text:p>
              </table:table-cell>
              <table:table-cell office:value-type="float" office:value="3.27">
                <text:p>3.27</text:p>
              </table:table-cell>
              <table:table-cell office:value-type="float" office:value="0.677988">
                <text:p>0.677988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0.67561807636254">
                <text:p>0.67561807636254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3.28">
                <text:p>3.28</text:p>
              </table:table-cell>
              <table:table-cell office:value-type="float" office:value="0.681325">
                <text:p>0.681325</text:p>
              </table:table-cell>
              <table:table-cell office:value-type="float" office:value="3.28">
                <text:p>3.28</text:p>
              </table:table-cell>
              <table:table-cell office:value-type="float" office:value="0.679602">
                <text:p>0.679602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0.677235937956191">
                <text:p>0.67723593795619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29">
                <text:p>3.29</text:p>
              </table:table-cell>
              <table:table-cell office:value-type="float" office:value="0.682926">
                <text:p>0.682926</text:p>
              </table:table-cell>
              <table:table-cell office:value-type="float" office:value="3.29">
                <text:p>3.29</text:p>
              </table:table-cell>
              <table:table-cell office:value-type="float" office:value="0.681208">
                <text:p>0.68120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0.678845730431481">
                <text:p>0.678845730431481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3.3">
                <text:p>3.3</text:p>
              </table:table-cell>
              <table:table-cell office:value-type="float" office:value="0.68452">
                <text:p>0.68452</text:p>
              </table:table-cell>
              <table:table-cell office:value-type="float" office:value="3.3">
                <text:p>3.3</text:p>
              </table:table-cell>
              <table:table-cell office:value-type="float" office:value="0.682806">
                <text:p>0.682806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0.680447494033304">
                <text:p>0.680447494033304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3.31">
                <text:p>3.31</text:p>
              </table:table-cell>
              <table:table-cell office:value-type="float" office:value="0.686105">
                <text:p>0.686105</text:p>
              </table:table-cell>
              <table:table-cell office:value-type="float" office:value="3.31">
                <text:p>3.31</text:p>
              </table:table-cell>
              <table:table-cell office:value-type="float" office:value="0.684396">
                <text:p>0.684396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0.682041268805835">
                <text:p>0.682041268805835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3.32">
                <text:p>3.32</text:p>
              </table:table-cell>
              <table:table-cell office:value-type="float" office:value="0.687682">
                <text:p>0.687682</text:p>
              </table:table-cell>
              <table:table-cell office:value-type="float" office:value="3.32">
                <text:p>3.32</text:p>
              </table:table-cell>
              <table:table-cell office:value-type="float" office:value="0.685978">
                <text:p>0.685978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0.683627094593526">
                <text:p>0.683627094593526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3.33">
                <text:p>3.33</text:p>
              </table:table-cell>
              <table:table-cell office:value-type="float" office:value="0.689252">
                <text:p>0.689252</text:p>
              </table:table-cell>
              <table:table-cell office:value-type="float" office:value="3.33">
                <text:p>3.33</text:p>
              </table:table-cell>
              <table:table-cell office:value-type="float" office:value="0.687552">
                <text:p>0.68755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0.685205011042104">
                <text:p>0.685205011042104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4">
                <text:p>3.34</text:p>
              </table:table-cell>
              <table:table-cell office:value-type="float" office:value="0.690813">
                <text:p>0.690813</text:p>
              </table:table-cell>
              <table:table-cell office:value-type="float" office:value="3.34">
                <text:p>3.34</text:p>
              </table:table-cell>
              <table:table-cell office:value-type="float" office:value="0.689118">
                <text:p>0.689118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0.686775057599563">
                <text:p>0.686775057599563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3.35">
                <text:p>3.35</text:p>
              </table:table-cell>
              <table:table-cell office:value-type="float" office:value="0.692367">
                <text:p>0.692367</text:p>
              </table:table-cell>
              <table:table-cell office:value-type="float" office:value="3.35">
                <text:p>3.35</text:p>
              </table:table-cell>
              <table:table-cell office:value-type="float" office:value="0.690677">
                <text:p>0.690677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0.688337273517148">
                <text:p>0.688337273517148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3.36">
                <text:p>3.36</text:p>
              </table:table-cell>
              <table:table-cell office:value-type="float" office:value="0.693913">
                <text:p>0.693913</text:p>
              </table:table-cell>
              <table:table-cell office:value-type="float" office:value="3.36">
                <text:p>3.36</text:p>
              </table:table-cell>
              <table:table-cell office:value-type="float" office:value="0.692227">
                <text:p>0.692227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0.689891697850338">
                <text:p>0.689891697850338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3.37">
                <text:p>3.37</text:p>
              </table:table-cell>
              <table:table-cell office:value-type="float" office:value="0.695451">
                <text:p>0.695451</text:p>
              </table:table-cell>
              <table:table-cell office:value-type="float" office:value="3.37">
                <text:p>3.37</text:p>
              </table:table-cell>
              <table:table-cell office:value-type="float" office:value="0.69377">
                <text:p>0.69377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0.691438369459824">
                <text:p>0.691438369459824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3.38">
                <text:p>3.38</text:p>
              </table:table-cell>
              <table:table-cell office:value-type="float" office:value="0.696982">
                <text:p>0.696982</text:p>
              </table:table-cell>
              <table:table-cell office:value-type="float" office:value="3.38">
                <text:p>3.38</text:p>
              </table:table-cell>
              <table:table-cell office:value-type="float" office:value="0.695305">
                <text:p>0.695305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0.692977327012475">
                <text:p>0.69297732701247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39">
                <text:p>3.39</text:p>
              </table:table-cell>
              <table:table-cell office:value-type="float" office:value="0.698504">
                <text:p>0.698504</text:p>
              </table:table-cell>
              <table:table-cell office:value-type="float" office:value="3.39">
                <text:p>3.39</text:p>
              </table:table-cell>
              <table:table-cell office:value-type="float" office:value="0.696832">
                <text:p>0.696832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0.69450860898231">
                <text:p>0.69450860898231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3.4">
                <text:p>3.4</text:p>
              </table:table-cell>
              <table:table-cell office:value-type="float" office:value="0.70002">
                <text:p>0.70002</text:p>
              </table:table-cell>
              <table:table-cell office:value-type="float" office:value="3.4">
                <text:p>3.4</text:p>
              </table:table-cell>
              <table:table-cell office:value-type="float" office:value="0.698352">
                <text:p>0.698352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0.696032253651459">
                <text:p>0.696032253651459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3.41">
                <text:p>3.41</text:p>
              </table:table-cell>
              <table:table-cell office:value-type="float" office:value="0.701527">
                <text:p>0.701527</text:p>
              </table:table-cell>
              <table:table-cell office:value-type="float" office:value="3.41">
                <text:p>3.41</text:p>
              </table:table-cell>
              <table:table-cell office:value-type="float" office:value="0.699864">
                <text:p>0.699864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0.697548299111118">
                <text:p>0.697548299111118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3.42">
                <text:p>3.42</text:p>
              </table:table-cell>
              <table:table-cell office:value-type="float" office:value="0.703027">
                <text:p>0.703027</text:p>
              </table:table-cell>
              <table:table-cell office:value-type="float" office:value="3.42">
                <text:p>3.42</text:p>
              </table:table-cell>
              <table:table-cell office:value-type="float" office:value="0.701368">
                <text:p>0.701368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0.699056783262502">
                <text:p>0.699056783262502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3.43">
                <text:p>3.43</text:p>
              </table:table-cell>
              <table:table-cell office:value-type="float" office:value="0.704519">
                <text:p>0.704519</text:p>
              </table:table-cell>
              <table:table-cell office:value-type="float" office:value="3.43">
                <text:p>3.43</text:p>
              </table:table-cell>
              <table:table-cell office:value-type="float" office:value="0.702865">
                <text:p>0.702865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0.700557743817794">
                <text:p>0.70055774381779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4">
                <text:p>3.44</text:p>
              </table:table-cell>
              <table:table-cell office:value-type="float" office:value="0.706004">
                <text:p>0.706004</text:p>
              </table:table-cell>
              <table:table-cell office:value-type="float" office:value="3.44">
                <text:p>3.44</text:p>
              </table:table-cell>
              <table:table-cell office:value-type="float" office:value="0.704355">
                <text:p>0.704355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0.702051218301085">
                <text:p>0.70205121830108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3.45">
                <text:p>3.45</text:p>
              </table:table-cell>
              <table:table-cell office:value-type="float" office:value="0.707482">
                <text:p>0.707482</text:p>
              </table:table-cell>
              <table:table-cell office:value-type="float" office:value="3.45">
                <text:p>3.45</text:p>
              </table:table-cell>
              <table:table-cell office:value-type="float" office:value="0.705837">
                <text:p>0.705837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0.703537244049316">
                <text:p>0.703537244049316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3.46">
                <text:p>3.46</text:p>
              </table:table-cell>
              <table:table-cell office:value-type="float" office:value="0.708952">
                <text:p>0.708952</text:p>
              </table:table-cell>
              <table:table-cell office:value-type="float" office:value="3.46">
                <text:p>3.46</text:p>
              </table:table-cell>
              <table:table-cell office:value-type="float" office:value="0.707311">
                <text:p>0.707311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0.705015858213207">
                <text:p>0.705015858213207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3.47">
                <text:p>3.47</text:p>
              </table:table-cell>
              <table:table-cell office:value-type="float" office:value="0.710414">
                <text:p>0.710414</text:p>
              </table:table-cell>
              <table:table-cell office:value-type="float" office:value="3.47">
                <text:p>3.47</text:p>
              </table:table-cell>
              <table:table-cell office:value-type="float" office:value="0.708778">
                <text:p>0.708778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0.706487097758189">
                <text:p>0.706487097758189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3.48">
                <text:p>3.48</text:p>
              </table:table-cell>
              <table:table-cell office:value-type="float" office:value="0.711869">
                <text:p>0.711869</text:p>
              </table:table-cell>
              <table:table-cell office:value-type="float" office:value="3.48">
                <text:p>3.48</text:p>
              </table:table-cell>
              <table:table-cell office:value-type="float" office:value="0.710238">
                <text:p>0.710238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0.707950999465329">
                <text:p>0.70795099946532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49">
                <text:p>3.49</text:p>
              </table:table-cell>
              <table:table-cell office:value-type="float" office:value="0.713317">
                <text:p>0.713317</text:p>
              </table:table-cell>
              <table:table-cell office:value-type="float" office:value="3.49">
                <text:p>3.49</text:p>
              </table:table-cell>
              <table:table-cell office:value-type="float" office:value="0.711691">
                <text:p>0.711691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0.709407599932244">
                <text:p>0.709407599932244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3.5">
                <text:p>3.5</text:p>
              </table:table-cell>
              <table:table-cell office:value-type="float" office:value="0.714758">
                <text:p>0.714758</text:p>
              </table:table-cell>
              <table:table-cell office:value-type="float" office:value="3.5">
                <text:p>3.5</text:p>
              </table:table-cell>
              <table:table-cell office:value-type="float" office:value="0.713136">
                <text:p>0.713136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0.710856935574023">
                <text:p>0.710856935574023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3.51">
                <text:p>3.51</text:p>
              </table:table-cell>
              <table:table-cell office:value-type="float" office:value="0.716191">
                <text:p>0.716191</text:p>
              </table:table-cell>
              <table:table-cell office:value-type="float" office:value="3.51">
                <text:p>3.51</text:p>
              </table:table-cell>
              <table:table-cell office:value-type="float" office:value="0.714574">
                <text:p>0.714574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0.712299042624132">
                <text:p>0.712299042624132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3.52">
                <text:p>3.52</text:p>
              </table:table-cell>
              <table:table-cell office:value-type="float" office:value="0.717618">
                <text:p>0.717618</text:p>
              </table:table-cell>
              <table:table-cell office:value-type="float" office:value="3.52">
                <text:p>3.52</text:p>
              </table:table-cell>
              <table:table-cell office:value-type="float" office:value="0.716004">
                <text:p>0.716004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0.713733957135322">
                <text:p>0.713733957135322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3.53">
                <text:p>3.53</text:p>
              </table:table-cell>
              <table:table-cell office:value-type="float" office:value="0.719037">
                <text:p>0.719037</text:p>
              </table:table-cell>
              <table:table-cell office:value-type="float" office:value="3.53">
                <text:p>3.53</text:p>
              </table:table-cell>
              <table:table-cell office:value-type="float" office:value="0.717428">
                <text:p>0.717428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0.71516171498053">
                <text:p>0.71516171498053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4">
                <text:p>3.54</text:p>
              </table:table-cell>
              <table:table-cell office:value-type="float" office:value="0.720449">
                <text:p>0.720449</text:p>
              </table:table-cell>
              <table:table-cell office:value-type="float" office:value="3.54">
                <text:p>3.54</text:p>
              </table:table-cell>
              <table:table-cell office:value-type="float" office:value="0.718844">
                <text:p>0.718844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0.716582351853778">
                <text:p>0.716582351853778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3.55">
                <text:p>3.55</text:p>
              </table:table-cell>
              <table:table-cell office:value-type="float" office:value="0.721853">
                <text:p>0.721853</text:p>
              </table:table-cell>
              <table:table-cell office:value-type="float" office:value="3.55">
                <text:p>3.55</text:p>
              </table:table-cell>
              <table:table-cell office:value-type="float" office:value="0.720254">
                <text:p>0.7202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0.717995903271061">
                <text:p>0.717995903271061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3.56">
                <text:p>3.56</text:p>
              </table:table-cell>
              <table:table-cell office:value-type="float" office:value="0.723251">
                <text:p>0.723251</text:p>
              </table:table-cell>
              <table:table-cell office:value-type="float" office:value="3.56">
                <text:p>3.56</text:p>
              </table:table-cell>
              <table:table-cell office:value-type="float" office:value="0.721656">
                <text:p>0.721656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0.719402404571238">
                <text:p>0.719402404571238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3.57">
                <text:p>3.57</text:p>
              </table:table-cell>
              <table:table-cell office:value-type="float" office:value="0.724642">
                <text:p>0.724642</text:p>
              </table:table-cell>
              <table:table-cell office:value-type="float" office:value="3.57">
                <text:p>3.57</text:p>
              </table:table-cell>
              <table:table-cell office:value-type="float" office:value="0.723051">
                <text:p>0.723051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0.720801890916915">
                <text:p>0.720801890916915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3.58">
                <text:p>3.58</text:p>
              </table:table-cell>
              <table:table-cell office:value-type="float" office:value="0.726026">
                <text:p>0.726026</text:p>
              </table:table-cell>
              <table:table-cell office:value-type="float" office:value="3.58">
                <text:p>3.58</text:p>
              </table:table-cell>
              <table:table-cell office:value-type="float" office:value="0.724439">
                <text:p>0.724439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0.722194397295323">
                <text:p>0.72219439729532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59">
                <text:p>3.59</text:p>
              </table:table-cell>
              <table:table-cell office:value-type="float" office:value="0.727402">
                <text:p>0.727402</text:p>
              </table:table-cell>
              <table:table-cell office:value-type="float" office:value="3.59">
                <text:p>3.59</text:p>
              </table:table-cell>
              <table:table-cell office:value-type="float" office:value="0.725821">
                <text:p>0.725821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0.723579958519195">
                <text:p>0.723579958519195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3.6">
                <text:p>3.6</text:p>
              </table:table-cell>
              <table:table-cell office:value-type="float" office:value="0.728772">
                <text:p>0.728772</text:p>
              </table:table-cell>
              <table:table-cell office:value-type="float" office:value="3.6">
                <text:p>3.6</text:p>
              </table:table-cell>
              <table:table-cell office:value-type="float" office:value="0.727195">
                <text:p>0.727195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0.724958609227633">
                <text:p>0.724958609227633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3.61">
                <text:p>3.61</text:p>
              </table:table-cell>
              <table:table-cell office:value-type="float" office:value="0.730135">
                <text:p>0.730135</text:p>
              </table:table-cell>
              <table:table-cell office:value-type="float" office:value="3.61">
                <text:p>3.61</text:p>
              </table:table-cell>
              <table:table-cell office:value-type="float" office:value="0.728563">
                <text:p>0.728563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0.726330383886977">
                <text:p>0.726330383886977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  <table:table-cell office:value-type="float" office:value="0.731491">
                <text:p>0.731491</text:p>
              </table:table-cell>
              <table:table-cell office:value-type="float" office:value="3.62">
                <text:p>3.62</text:p>
              </table:table-cell>
              <table:table-cell office:value-type="float" office:value="0.729923">
                <text:p>0.729923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0.727695316791664">
                <text:p>0.727695316791664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3.63">
                <text:p>3.63</text:p>
              </table:table-cell>
              <table:table-cell office:value-type="float" office:value="0.732841">
                <text:p>0.732841</text:p>
              </table:table-cell>
              <table:table-cell office:value-type="float" office:value="3.63">
                <text:p>3.63</text:p>
              </table:table-cell>
              <table:table-cell office:value-type="float" office:value="0.731277">
                <text:p>0.731277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0.729053442065088">
                <text:p>0.729053442065088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3.64">
                <text:p>3.64</text:p>
              </table:table-cell>
              <table:table-cell office:value-type="float" office:value="0.734183">
                <text:p>0.734183</text:p>
              </table:table-cell>
              <table:table-cell office:value-type="float" office:value="3.64">
                <text:p>3.64</text:p>
              </table:table-cell>
              <table:table-cell office:value-type="float" office:value="0.732624">
                <text:p>0.732624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0.730404793660453">
                <text:p>0.730404793660453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3.65">
                <text:p>3.65</text:p>
              </table:table-cell>
              <table:table-cell office:value-type="float" office:value="0.735519">
                <text:p>0.735519</text:p>
              </table:table-cell>
              <table:table-cell office:value-type="float" office:value="3.65">
                <text:p>3.65</text:p>
              </table:table-cell>
              <table:table-cell office:value-type="float" office:value="0.733964">
                <text:p>0.7339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0.731749405361617">
                <text:p>0.731749405361617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3.66">
                <text:p>3.66</text:p>
              </table:table-cell>
              <table:table-cell office:value-type="float" office:value="0.736848">
                <text:p>0.736848</text:p>
              </table:table-cell>
              <table:table-cell office:value-type="float" office:value="3.66">
                <text:p>3.66</text:p>
              </table:table-cell>
              <table:table-cell office:value-type="float" office:value="0.735298">
                <text:p>0.735298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0.733087310783945">
                <text:p>0.733087310783945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3.67">
                <text:p>3.67</text:p>
              </table:table-cell>
              <table:table-cell office:value-type="float" office:value="0.738171">
                <text:p>0.738171</text:p>
              </table:table-cell>
              <table:table-cell office:value-type="float" office:value="3.67">
                <text:p>3.67</text:p>
              </table:table-cell>
              <table:table-cell office:value-type="float" office:value="0.736625">
                <text:p>0.736625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0.73441854337514">
                <text:p>0.73441854337514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3.68">
                <text:p>3.68</text:p>
              </table:table-cell>
              <table:table-cell office:value-type="float" office:value="0.739486">
                <text:p>0.739486</text:p>
              </table:table-cell>
              <table:table-cell office:value-type="float" office:value="3.68">
                <text:p>3.68</text:p>
              </table:table-cell>
              <table:table-cell office:value-type="float" office:value="0.737945">
                <text:p>0.737945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0.735743136416087">
                <text:p>0.73574313641608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69">
                <text:p>3.69</text:p>
              </table:table-cell>
              <table:table-cell office:value-type="float" office:value="0.740795">
                <text:p>0.740795</text:p>
              </table:table-cell>
              <table:table-cell office:value-type="float" office:value="3.69">
                <text:p>3.69</text:p>
              </table:table-cell>
              <table:table-cell office:value-type="float" office:value="0.739258">
                <text:p>0.73925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0.737061123021682">
                <text:p>0.737061123021682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3.7">
                <text:p>3.7</text:p>
              </table:table-cell>
              <table:table-cell office:value-type="float" office:value="0.742098">
                <text:p>0.742098</text:p>
              </table:table-cell>
              <table:table-cell office:value-type="float" office:value="3.7">
                <text:p>3.7</text:p>
              </table:table-cell>
              <table:table-cell office:value-type="float" office:value="0.740565">
                <text:p>0.740565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0.738372536141657">
                <text:p>0.738372536141657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3.71">
                <text:p>3.71</text:p>
              </table:table-cell>
              <table:table-cell office:value-type="float" office:value="0.743394">
                <text:p>0.743394</text:p>
              </table:table-cell>
              <table:table-cell office:value-type="float" office:value="3.71">
                <text:p>3.71</text:p>
              </table:table-cell>
              <table:table-cell office:value-type="float" office:value="0.741866">
                <text:p>0.741866</text:p>
              </table:table-cell>
              <table:table-cell office:value-type="float" office:value="3.68999999999996">
                <text:p>3.68999999999996</text:p>
              </table:table-cell>
              <table:table-cell office:value-type="float" office:value="0.739677408561409">
                <text:p>0.739677408561409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3.72">
                <text:p>3.72</text:p>
              </table:table-cell>
              <table:table-cell office:value-type="float" office:value="0.744684">
                <text:p>0.744684</text:p>
              </table:table-cell>
              <table:table-cell office:value-type="float" office:value="3.72">
                <text:p>3.72</text:p>
              </table:table-cell>
              <table:table-cell office:value-type="float" office:value="0.74316">
                <text:p>0.74316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0.740975772902817">
                <text:p>0.740975772902817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3.73">
                <text:p>3.73</text:p>
              </table:table-cell>
              <table:table-cell office:value-type="float" office:value="0.745967">
                <text:p>0.745967</text:p>
              </table:table-cell>
              <table:table-cell office:value-type="float" office:value="3.73">
                <text:p>3.73</text:p>
              </table:table-cell>
              <table:table-cell office:value-type="float" office:value="0.744447">
                <text:p>0.744447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0.742267661625057">
                <text:p>0.742267661625057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3.74">
                <text:p>3.74</text:p>
              </table:table-cell>
              <table:table-cell office:value-type="float" office:value="0.747243">
                <text:p>0.747243</text:p>
              </table:table-cell>
              <table:table-cell office:value-type="float" office:value="3.74">
                <text:p>3.74</text:p>
              </table:table-cell>
              <table:table-cell office:value-type="float" office:value="0.745728">
                <text:p>0.745728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0.743553107025414">
                <text:p>0.743553107025414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3.75">
                <text:p>3.75</text:p>
              </table:table-cell>
              <table:table-cell office:value-type="float" office:value="0.748513">
                <text:p>0.748513</text:p>
              </table:table-cell>
              <table:table-cell office:value-type="float" office:value="3.75">
                <text:p>3.75</text:p>
              </table:table-cell>
              <table:table-cell office:value-type="float" office:value="0.747003">
                <text:p>0.747003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0.74483214124009">
                <text:p>0.74483214124009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3.76">
                <text:p>3.76</text:p>
              </table:table-cell>
              <table:table-cell office:value-type="float" office:value="0.749777">
                <text:p>0.749777</text:p>
              </table:table-cell>
              <table:table-cell office:value-type="float" office:value="3.76">
                <text:p>3.76</text:p>
              </table:table-cell>
              <table:table-cell office:value-type="float" office:value="0.748271">
                <text:p>0.748271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0.746104796245007">
                <text:p>0.746104796245007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3.77">
                <text:p>3.77</text:p>
              </table:table-cell>
              <table:table-cell office:value-type="float" office:value="0.751035">
                <text:p>0.751035</text:p>
              </table:table-cell>
              <table:table-cell office:value-type="float" office:value="3.77">
                <text:p>3.77</text:p>
              </table:table-cell>
              <table:table-cell office:value-type="float" office:value="0.749533">
                <text:p>0.749533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0.747371103856607">
                <text:p>0.747371103856607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3.78">
                <text:p>3.78</text:p>
              </table:table-cell>
              <table:table-cell office:value-type="float" office:value="0.752286">
                <text:p>0.752286</text:p>
              </table:table-cell>
              <table:table-cell office:value-type="float" office:value="3.78">
                <text:p>3.78</text:p>
              </table:table-cell>
              <table:table-cell office:value-type="float" office:value="0.750788">
                <text:p>0.750788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0.748631095732645">
                <text:p>0.74863109573264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79">
                <text:p>3.79</text:p>
              </table:table-cell>
              <table:table-cell office:value-type="float" office:value="0.75353">
                <text:p>0.75353</text:p>
              </table:table-cell>
              <table:table-cell office:value-type="float" office:value="3.79">
                <text:p>3.79</text:p>
              </table:table-cell>
              <table:table-cell office:value-type="float" office:value="0.752037">
                <text:p>0.752037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0.749884803372985">
                <text:p>0.749884803372985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3.8">
                <text:p>3.8</text:p>
              </table:table-cell>
              <table:table-cell office:value-type="float" office:value="0.754769">
                <text:p>0.754769</text:p>
              </table:table-cell>
              <table:table-cell office:value-type="float" office:value="3.8">
                <text:p>3.8</text:p>
              </table:table-cell>
              <table:table-cell office:value-type="float" office:value="0.75328">
                <text:p>0.75328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0.751132258120382">
                <text:p>0.751132258120382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3.81">
                <text:p>3.81</text:p>
              </table:table-cell>
              <table:table-cell office:value-type="float" office:value="0.756001">
                <text:p>0.756001</text:p>
              </table:table-cell>
              <table:table-cell office:value-type="float" office:value="3.81">
                <text:p>3.81</text:p>
              </table:table-cell>
              <table:table-cell office:value-type="float" office:value="0.754517">
                <text:p>0.754517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0.75237349116127">
                <text:p>0.75237349116127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3.82">
                <text:p>3.82</text:p>
              </table:table-cell>
              <table:table-cell office:value-type="float" office:value="0.757228">
                <text:p>0.757228</text:p>
              </table:table-cell>
              <table:table-cell office:value-type="float" office:value="3.82">
                <text:p>3.82</text:p>
              </table:table-cell>
              <table:table-cell office:value-type="float" office:value="0.755747">
                <text:p>0.755747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0.75360853352654">
                <text:p>0.75360853352654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3.83">
                <text:p>3.83</text:p>
              </table:table-cell>
              <table:table-cell office:value-type="float" office:value="0.758448">
                <text:p>0.758448</text:p>
              </table:table-cell>
              <table:table-cell office:value-type="float" office:value="3.83">
                <text:p>3.83</text:p>
              </table:table-cell>
              <table:table-cell office:value-type="float" office:value="0.756972">
                <text:p>0.75697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0.754837416092316">
                <text:p>0.754837416092316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3.84">
                <text:p>3.84</text:p>
              </table:table-cell>
              <table:table-cell office:value-type="float" office:value="0.759661">
                <text:p>0.759661</text:p>
              </table:table-cell>
              <table:table-cell office:value-type="float" office:value="3.84">
                <text:p>3.84</text:p>
              </table:table-cell>
              <table:table-cell office:value-type="float" office:value="0.75819">
                <text:p>0.75819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0.756060169580725">
                <text:p>0.756060169580725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3.85">
                <text:p>3.85</text:p>
              </table:table-cell>
              <table:table-cell office:value-type="float" office:value="0.760869">
                <text:p>0.760869</text:p>
              </table:table-cell>
              <table:table-cell office:value-type="float" office:value="3.85">
                <text:p>3.85</text:p>
              </table:table-cell>
              <table:table-cell office:value-type="float" office:value="0.759402">
                <text:p>0.759402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0.757276824560668">
                <text:p>0.757276824560668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3.86">
                <text:p>3.86</text:p>
              </table:table-cell>
              <table:table-cell office:value-type="float" office:value="0.762071">
                <text:p>0.762071</text:p>
              </table:table-cell>
              <table:table-cell office:value-type="float" office:value="3.86">
                <text:p>3.86</text:p>
              </table:table-cell>
              <table:table-cell office:value-type="float" office:value="0.760608">
                <text:p>0.760608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0.758487411448584">
                <text:p>0.758487411448584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3.87">
                <text:p>3.87</text:p>
              </table:table-cell>
              <table:table-cell office:value-type="float" office:value="0.763267">
                <text:p>0.763267</text:p>
              </table:table-cell>
              <table:table-cell office:value-type="float" office:value="3.87">
                <text:p>3.87</text:p>
              </table:table-cell>
              <table:table-cell office:value-type="float" office:value="0.761808">
                <text:p>0.761808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0.759691960509207">
                <text:p>0.759691960509207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3.88">
                <text:p>3.88</text:p>
              </table:table-cell>
              <table:table-cell office:value-type="float" office:value="0.764456">
                <text:p>0.764456</text:p>
              </table:table-cell>
              <table:table-cell office:value-type="float" office:value="3.88">
                <text:p>3.88</text:p>
              </table:table-cell>
              <table:table-cell office:value-type="float" office:value="0.763002">
                <text:p>0.763002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0.760890501856327">
                <text:p>0.760890501856327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89">
                <text:p>3.89</text:p>
              </table:table-cell>
              <table:table-cell office:value-type="float" office:value="0.76564">
                <text:p>0.76564</text:p>
              </table:table-cell>
              <table:table-cell office:value-type="float" office:value="3.89">
                <text:p>3.89</text:p>
              </table:table-cell>
              <table:table-cell office:value-type="float" office:value="0.76419">
                <text:p>0.76419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0.762083065453539">
                <text:p>0.762083065453539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3.9">
                <text:p>3.9</text:p>
              </table:table-cell>
              <table:table-cell office:value-type="float" office:value="0.766818">
                <text:p>0.766818</text:p>
              </table:table-cell>
              <table:table-cell office:value-type="float" office:value="3.9">
                <text:p>3.9</text:p>
              </table:table-cell>
              <table:table-cell office:value-type="float" office:value="0.765372">
                <text:p>0.765372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0.763269681114997">
                <text:p>0.763269681114997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3.91">
                <text:p>3.91</text:p>
              </table:table-cell>
              <table:table-cell office:value-type="float" office:value="0.767989">
                <text:p>0.767989</text:p>
              </table:table-cell>
              <table:table-cell office:value-type="float" office:value="3.91">
                <text:p>3.91</text:p>
              </table:table-cell>
              <table:table-cell office:value-type="float" office:value="0.766548">
                <text:p>0.766548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0.764450378506152">
                <text:p>0.764450378506152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3.92">
                <text:p>3.92</text:p>
              </table:table-cell>
              <table:table-cell office:value-type="float" office:value="0.769155">
                <text:p>0.769155</text:p>
              </table:table-cell>
              <table:table-cell office:value-type="float" office:value="3.92">
                <text:p>3.92</text:p>
              </table:table-cell>
              <table:table-cell office:value-type="float" office:value="0.767718">
                <text:p>0.767718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0.765625187144503">
                <text:p>0.765625187144503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3.93">
                <text:p>3.93</text:p>
              </table:table-cell>
              <table:table-cell office:value-type="float" office:value="0.770315">
                <text:p>0.770315</text:p>
              </table:table-cell>
              <table:table-cell office:value-type="float" office:value="3.93">
                <text:p>3.93</text:p>
              </table:table-cell>
              <table:table-cell office:value-type="float" office:value="0.768883">
                <text:p>0.768883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0.766794136400325">
                <text:p>0.766794136400325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3.94">
                <text:p>3.94</text:p>
              </table:table-cell>
              <table:table-cell office:value-type="float" office:value="0.77147">
                <text:p>0.77147</text:p>
              </table:table-cell>
              <table:table-cell office:value-type="float" office:value="3.94">
                <text:p>3.94</text:p>
              </table:table-cell>
              <table:table-cell office:value-type="float" office:value="0.770041">
                <text:p>0.770041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0.76795725549741">
                <text:p>0.76795725549741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3.95">
                <text:p>3.95</text:p>
              </table:table-cell>
              <table:table-cell office:value-type="float" office:value="0.772618">
                <text:p>0.772618</text:p>
              </table:table-cell>
              <table:table-cell office:value-type="float" office:value="3.95">
                <text:p>3.95</text:p>
              </table:table-cell>
              <table:table-cell office:value-type="float" office:value="0.771194">
                <text:p>0.7711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0.769114573513798">
                <text:p>0.769114573513798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3.96">
                <text:p>3.96</text:p>
              </table:table-cell>
              <table:table-cell office:value-type="float" office:value="0.773761">
                <text:p>0.773761</text:p>
              </table:table-cell>
              <table:table-cell office:value-type="float" office:value="3.96">
                <text:p>3.96</text:p>
              </table:table-cell>
              <table:table-cell office:value-type="float" office:value="0.772341">
                <text:p>0.772341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0.770266119382499">
                <text:p>0.770266119382499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3.97">
                <text:p>3.97</text:p>
              </table:table-cell>
              <table:table-cell office:value-type="float" office:value="0.774898">
                <text:p>0.774898</text:p>
              </table:table-cell>
              <table:table-cell office:value-type="float" office:value="3.97">
                <text:p>3.97</text:p>
              </table:table-cell>
              <table:table-cell office:value-type="float" office:value="0.773482">
                <text:p>0.773482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0.771411921892218">
                <text:p>0.771411921892218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3.98">
                <text:p>3.98</text:p>
              </table:table-cell>
              <table:table-cell office:value-type="float" office:value="0.776029">
                <text:p>0.776029</text:p>
              </table:table-cell>
              <table:table-cell office:value-type="float" office:value="3.98">
                <text:p>3.98</text:p>
              </table:table-cell>
              <table:table-cell office:value-type="float" office:value="0.774617">
                <text:p>0.77461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0.77255200968808">
                <text:p>0.772552009688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">
                <text:p>3.99</text:p>
              </table:table-cell>
              <table:table-cell office:value-type="float" office:value="0.777154">
                <text:p>0.777154</text:p>
              </table:table-cell>
              <table:table-cell office:value-type="float" office:value="3.99">
                <text:p>3.99</text:p>
              </table:table-cell>
              <table:table-cell office:value-type="float" office:value="0.775747">
                <text:p>0.775747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0.773686411272337">
                <text:p>0.773686411272337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4">
                <text:p>4</text:p>
              </table:table-cell>
              <table:table-cell office:value-type="float" office:value="0.778274">
                <text:p>0.778274</text:p>
              </table:table-cell>
              <table:table-cell office:value-type="float" office:value="4">
                <text:p>4</text:p>
              </table:table-cell>
              <table:table-cell office:value-type="float" office:value="0.776871">
                <text:p>0.776871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0.774815155005089">
                <text:p>0.774815155005089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4.01">
                <text:p>4.01</text:p>
              </table:table-cell>
              <table:table-cell office:value-type="float" office:value="0.779388">
                <text:p>0.779388</text:p>
              </table:table-cell>
              <table:table-cell office:value-type="float" office:value="4.01">
                <text:p>4.01</text:p>
              </table:table-cell>
              <table:table-cell office:value-type="float" office:value="0.77799">
                <text:p>0.77799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0.775938269104988">
                <text:p>0.775938269104988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4.02">
                <text:p>4.02</text:p>
              </table:table-cell>
              <table:table-cell office:value-type="float" office:value="0.780497">
                <text:p>0.780497</text:p>
              </table:table-cell>
              <table:table-cell office:value-type="float" office:value="4.02">
                <text:p>4.02</text:p>
              </table:table-cell>
              <table:table-cell office:value-type="float" office:value="0.779103">
                <text:p>0.779103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0.777055781649944">
                <text:p>0.777055781649944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4.03">
                <text:p>4.03</text:p>
              </table:table-cell>
              <table:table-cell office:value-type="float" office:value="0.7816">
                <text:p>0.7816</text:p>
              </table:table-cell>
              <table:table-cell office:value-type="float" office:value="4.03">
                <text:p>4.03</text:p>
              </table:table-cell>
              <table:table-cell office:value-type="float" office:value="0.78021">
                <text:p>0.78021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0.778167720577831">
                <text:p>0.778167720577831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4.04">
                <text:p>4.04</text:p>
              </table:table-cell>
              <table:table-cell office:value-type="float" office:value="0.782698">
                <text:p>0.782698</text:p>
              </table:table-cell>
              <table:table-cell office:value-type="float" office:value="4.04">
                <text:p>4.04</text:p>
              </table:table-cell>
              <table:table-cell office:value-type="float" office:value="0.781312">
                <text:p>0.781312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0.779274113687178">
                <text:p>0.779274113687178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4.05">
                <text:p>4.05</text:p>
              </table:table-cell>
              <table:table-cell office:value-type="float" office:value="0.78379">
                <text:p>0.78379</text:p>
              </table:table-cell>
              <table:table-cell office:value-type="float" office:value="4.05">
                <text:p>4.05</text:p>
              </table:table-cell>
              <table:table-cell office:value-type="float" office:value="0.782408">
                <text:p>0.782408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0.780374988637871">
                <text:p>0.780374988637871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4.06">
                <text:p>4.06</text:p>
              </table:table-cell>
              <table:table-cell office:value-type="float" office:value="0.784876">
                <text:p>0.784876</text:p>
              </table:table-cell>
              <table:table-cell office:value-type="float" office:value="4.06">
                <text:p>4.06</text:p>
              </table:table-cell>
              <table:table-cell office:value-type="float" office:value="0.783498">
                <text:p>0.783498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0.781470372951841">
                <text:p>0.781470372951841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4.07">
                <text:p>4.07</text:p>
              </table:table-cell>
              <table:table-cell office:value-type="float" office:value="0.785957">
                <text:p>0.785957</text:p>
              </table:table-cell>
              <table:table-cell office:value-type="float" office:value="4.07">
                <text:p>4.07</text:p>
              </table:table-cell>
              <table:table-cell office:value-type="float" office:value="0.784584">
                <text:p>0.784584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0.782560294013754">
                <text:p>0.782560294013754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4.08">
                <text:p>4.08</text:p>
              </table:table-cell>
              <table:table-cell office:value-type="float" office:value="0.787033">
                <text:p>0.787033</text:p>
              </table:table-cell>
              <table:table-cell office:value-type="float" office:value="4.08">
                <text:p>4.08</text:p>
              </table:table-cell>
              <table:table-cell office:value-type="float" office:value="0.785663">
                <text:p>0.785663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0.783644779071691">
                <text:p>0.783644779071691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4.09">
                <text:p>4.09</text:p>
              </table:table-cell>
              <table:table-cell office:value-type="float" office:value="0.788103">
                <text:p>0.788103</text:p>
              </table:table-cell>
              <table:table-cell office:value-type="float" office:value="4.09">
                <text:p>4.09</text:p>
              </table:table-cell>
              <table:table-cell office:value-type="float" office:value="0.786738">
                <text:p>0.78673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0.784723855237838">
                <text:p>0.784723855237838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4.1">
                <text:p>4.1</text:p>
              </table:table-cell>
              <table:table-cell office:value-type="float" office:value="0.789168">
                <text:p>0.789168</text:p>
              </table:table-cell>
              <table:table-cell office:value-type="float" office:value="4.1">
                <text:p>4.1</text:p>
              </table:table-cell>
              <table:table-cell office:value-type="float" office:value="0.787807">
                <text:p>0.787807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0.785797549489152">
                <text:p>0.785797549489152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4.11">
                <text:p>4.11</text:p>
              </table:table-cell>
              <table:table-cell office:value-type="float" office:value="0.790227">
                <text:p>0.790227</text:p>
              </table:table-cell>
              <table:table-cell office:value-type="float" office:value="4.11">
                <text:p>4.11</text:p>
              </table:table-cell>
              <table:table-cell office:value-type="float" office:value="0.78887">
                <text:p>0.78887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0.786865888668048">
                <text:p>0.786865888668048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4.12">
                <text:p>4.12</text:p>
              </table:table-cell>
              <table:table-cell office:value-type="float" office:value="0.791281">
                <text:p>0.791281</text:p>
              </table:table-cell>
              <table:table-cell office:value-type="float" office:value="4.12">
                <text:p>4.12</text:p>
              </table:table-cell>
              <table:table-cell office:value-type="float" office:value="0.789929">
                <text:p>0.789929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0.78792889948306">
                <text:p>0.78792889948306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4.13">
                <text:p>4.13</text:p>
              </table:table-cell>
              <table:table-cell office:value-type="float" office:value="0.79233">
                <text:p>0.79233</text:p>
              </table:table-cell>
              <table:table-cell office:value-type="float" office:value="4.13">
                <text:p>4.13</text:p>
              </table:table-cell>
              <table:table-cell office:value-type="float" office:value="0.790982">
                <text:p>0.79098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0.788986608509513">
                <text:p>0.788986608509513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4.14">
                <text:p>4.14</text:p>
              </table:table-cell>
              <table:table-cell office:value-type="float" office:value="0.793374">
                <text:p>0.793374</text:p>
              </table:table-cell>
              <table:table-cell office:value-type="float" office:value="4.14">
                <text:p>4.14</text:p>
              </table:table-cell>
              <table:table-cell office:value-type="float" office:value="0.79203">
                <text:p>0.7920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0.790039042190189">
                <text:p>0.790039042190189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4.15">
                <text:p>4.15</text:p>
              </table:table-cell>
              <table:table-cell office:value-type="float" office:value="0.794412">
                <text:p>0.794412</text:p>
              </table:table-cell>
              <table:table-cell office:value-type="float" office:value="4.15">
                <text:p>4.15</text:p>
              </table:table-cell>
              <table:table-cell office:value-type="float" office:value="0.793072">
                <text:p>0.793072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0.791086226835985">
                <text:p>0.791086226835985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4.16">
                <text:p>4.16</text:p>
              </table:table-cell>
              <table:table-cell office:value-type="float" office:value="0.795445">
                <text:p>0.795445</text:p>
              </table:table-cell>
              <table:table-cell office:value-type="float" office:value="4.16">
                <text:p>4.16</text:p>
              </table:table-cell>
              <table:table-cell office:value-type="float" office:value="0.794109">
                <text:p>0.794109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0.79212818862657">
                <text:p>0.79212818862657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4.17">
                <text:p>4.17</text:p>
              </table:table-cell>
              <table:table-cell office:value-type="float" office:value="0.796473">
                <text:p>0.796473</text:p>
              </table:table-cell>
              <table:table-cell office:value-type="float" office:value="4.17">
                <text:p>4.17</text:p>
              </table:table-cell>
              <table:table-cell office:value-type="float" office:value="0.795141">
                <text:p>0.795141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0.793164953611044">
                <text:p>0.793164953611044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4.18">
                <text:p>4.18</text:p>
              </table:table-cell>
              <table:table-cell office:value-type="float" office:value="0.797496">
                <text:p>0.797496</text:p>
              </table:table-cell>
              <table:table-cell office:value-type="float" office:value="4.18">
                <text:p>4.18</text:p>
              </table:table-cell>
              <table:table-cell office:value-type="float" office:value="0.796168">
                <text:p>0.796168</text:p>
              </table:table-cell>
              <table:table-cell office:value-type="float" office:value="4.15999999999995">
                <text:p>4.15999999999995</text:p>
              </table:table-cell>
              <table:table-cell office:value-type="float" office:value="0.794196547708586">
                <text:p>0.79419654770858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4.19">
                <text:p>4.19</text:p>
              </table:table-cell>
              <table:table-cell office:value-type="float" office:value="0.798514">
                <text:p>0.798514</text:p>
              </table:table-cell>
              <table:table-cell office:value-type="float" office:value="4.19">
                <text:p>4.19</text:p>
              </table:table-cell>
              <table:table-cell office:value-type="float" office:value="0.79719">
                <text:p>0.79719</text:p>
              </table:table-cell>
              <table:table-cell office:value-type="float" office:value="4.16999999999995">
                <text:p>4.16999999999995</text:p>
              </table:table-cell>
              <table:table-cell office:value-type="float" office:value="0.795222996709102">
                <text:p>0.795222996709102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4.2">
                <text:p>4.2</text:p>
              </table:table-cell>
              <table:table-cell office:value-type="float" office:value="0.799526">
                <text:p>0.799526</text:p>
              </table:table-cell>
              <table:table-cell office:value-type="float" office:value="4.2">
                <text:p>4.2</text:p>
              </table:table-cell>
              <table:table-cell office:value-type="float" office:value="0.798206">
                <text:p>0.798206</text:p>
              </table:table-cell>
              <table:table-cell office:value-type="float" office:value="4.17999999999995">
                <text:p>4.17999999999995</text:p>
              </table:table-cell>
              <table:table-cell office:value-type="float" office:value="0.79624432627387">
                <text:p>0.79624432627387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4.21">
                <text:p>4.21</text:p>
              </table:table-cell>
              <table:table-cell office:value-type="float" office:value="0.800534">
                <text:p>0.800534</text:p>
              </table:table-cell>
              <table:table-cell office:value-type="float" office:value="4.21">
                <text:p>4.21</text:p>
              </table:table-cell>
              <table:table-cell office:value-type="float" office:value="0.799218">
                <text:p>0.799218</text:p>
              </table:table-cell>
              <table:table-cell office:value-type="float" office:value="4.18999999999995">
                <text:p>4.18999999999995</text:p>
              </table:table-cell>
              <table:table-cell office:value-type="float" office:value="0.797260561936183">
                <text:p>0.797260561936183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4.22">
                <text:p>4.22</text:p>
              </table:table-cell>
              <table:table-cell office:value-type="float" office:value="0.801536">
                <text:p>0.801536</text:p>
              </table:table-cell>
              <table:table-cell office:value-type="float" office:value="4.22">
                <text:p>4.22</text:p>
              </table:table-cell>
              <table:table-cell office:value-type="float" office:value="0.800224">
                <text:p>0.800224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798271729101985">
                <text:p>0.798271729101985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4.23">
                <text:p>4.23</text:p>
              </table:table-cell>
              <table:table-cell office:value-type="float" office:value="0.802533">
                <text:p>0.802533</text:p>
              </table:table-cell>
              <table:table-cell office:value-type="float" office:value="4.23">
                <text:p>4.23</text:p>
              </table:table-cell>
              <table:table-cell office:value-type="float" office:value="0.801226">
                <text:p>0.801226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0.799277853050508">
                <text:p>0.799277853050508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4.24">
                <text:p>4.24</text:p>
              </table:table-cell>
              <table:table-cell office:value-type="float" office:value="0.803526">
                <text:p>0.803526</text:p>
              </table:table-cell>
              <table:table-cell office:value-type="float" office:value="4.24">
                <text:p>4.24</text:p>
              </table:table-cell>
              <table:table-cell office:value-type="float" office:value="0.802222">
                <text:p>0.802222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0.800278958934903">
                <text:p>0.800278958934903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4.25">
                <text:p>4.25</text:p>
              </table:table-cell>
              <table:table-cell office:value-type="float" office:value="0.804513">
                <text:p>0.804513</text:p>
              </table:table-cell>
              <table:table-cell office:value-type="float" office:value="4.25">
                <text:p>4.25</text:p>
              </table:table-cell>
              <table:table-cell office:value-type="float" office:value="0.803214">
                <text:p>0.80321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0.801275071782869">
                <text:p>0.801275071782869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4.26">
                <text:p>4.26</text:p>
              </table:table-cell>
              <table:table-cell office:value-type="float" office:value="0.805495">
                <text:p>0.805495</text:p>
              </table:table-cell>
              <table:table-cell office:value-type="float" office:value="4.26">
                <text:p>4.26</text:p>
              </table:table-cell>
              <table:table-cell office:value-type="float" office:value="0.8042">
                <text:p>0.8042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0.802266216497279">
                <text:p>0.802266216497279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4.27">
                <text:p>4.27</text:p>
              </table:table-cell>
              <table:table-cell office:value-type="float" office:value="0.806473">
                <text:p>0.806473</text:p>
              </table:table-cell>
              <table:table-cell office:value-type="float" office:value="4.27">
                <text:p>4.27</text:p>
              </table:table-cell>
              <table:table-cell office:value-type="float" office:value="0.805181">
                <text:p>0.805181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0.803252417856804">
                <text:p>0.803252417856804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4.28">
                <text:p>4.28</text:p>
              </table:table-cell>
              <table:table-cell office:value-type="float" office:value="0.807445">
                <text:p>0.807445</text:p>
              </table:table-cell>
              <table:table-cell office:value-type="float" office:value="4.28">
                <text:p>4.28</text:p>
              </table:table-cell>
              <table:table-cell office:value-type="float" office:value="0.806158">
                <text:p>0.806158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0.804233700516527">
                <text:p>0.80423370051652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  <table:table-cell office:value-type="float" office:value="0.808413">
                <text:p>0.808413</text:p>
              </table:table-cell>
              <table:table-cell office:value-type="float" office:value="4.29">
                <text:p>4.29</text:p>
              </table:table-cell>
              <table:table-cell office:value-type="float" office:value="0.80713">
                <text:p>0.80713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0.805210089008568">
                <text:p>0.805210089008568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4.3">
                <text:p>4.3</text:p>
              </table:table-cell>
              <table:table-cell office:value-type="float" office:value="0.809376">
                <text:p>0.809376</text:p>
              </table:table-cell>
              <table:table-cell office:value-type="float" office:value="4.3">
                <text:p>4.3</text:p>
              </table:table-cell>
              <table:table-cell office:value-type="float" office:value="0.808096">
                <text:p>0.808096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0.806181607742688">
                <text:p>0.806181607742688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4.31">
                <text:p>4.31</text:p>
              </table:table-cell>
              <table:table-cell office:value-type="float" office:value="0.810334">
                <text:p>0.810334</text:p>
              </table:table-cell>
              <table:table-cell office:value-type="float" office:value="4.31">
                <text:p>4.31</text:p>
              </table:table-cell>
              <table:table-cell office:value-type="float" office:value="0.809058">
                <text:p>0.809058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0.807148281006907">
                <text:p>0.807148281006907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4.32">
                <text:p>4.32</text:p>
              </table:table-cell>
              <table:table-cell office:value-type="float" office:value="0.811287">
                <text:p>0.811287</text:p>
              </table:table-cell>
              <table:table-cell office:value-type="float" office:value="4.32">
                <text:p>4.32</text:p>
              </table:table-cell>
              <table:table-cell office:value-type="float" office:value="0.810015">
                <text:p>0.810015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808110132968107">
                <text:p>0.808110132968107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4.33">
                <text:p>4.33</text:p>
              </table:table-cell>
              <table:table-cell office:value-type="float" office:value="0.812235">
                <text:p>0.812235</text:p>
              </table:table-cell>
              <table:table-cell office:value-type="float" office:value="4.33">
                <text:p>4.33</text:p>
              </table:table-cell>
              <table:table-cell office:value-type="float" office:value="0.810968">
                <text:p>0.810968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0.809067187672637">
                <text:p>0.809067187672637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4.34">
                <text:p>4.34</text:p>
              </table:table-cell>
              <table:table-cell office:value-type="float" office:value="0.813179">
                <text:p>0.813179</text:p>
              </table:table-cell>
              <table:table-cell office:value-type="float" office:value="4.34">
                <text:p>4.34</text:p>
              </table:table-cell>
              <table:table-cell office:value-type="float" office:value="0.811915">
                <text:p>0.811915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0.810019469046914">
                <text:p>0.810019469046914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4.35">
                <text:p>4.35</text:p>
              </table:table-cell>
              <table:table-cell office:value-type="float" office:value="0.814117">
                <text:p>0.814117</text:p>
              </table:table-cell>
              <table:table-cell office:value-type="float" office:value="4.35">
                <text:p>4.35</text:p>
              </table:table-cell>
              <table:table-cell office:value-type="float" office:value="0.812858">
                <text:p>0.812858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0.810967000898023">
                <text:p>0.810967000898023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4.36">
                <text:p>4.36</text:p>
              </table:table-cell>
              <table:table-cell office:value-type="float" office:value="0.815052">
                <text:p>0.815052</text:p>
              </table:table-cell>
              <table:table-cell office:value-type="float" office:value="4.36">
                <text:p>4.36</text:p>
              </table:table-cell>
              <table:table-cell office:value-type="float" office:value="0.813796">
                <text:p>0.813796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0.811909806914309">
                <text:p>0.811909806914309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4.37">
                <text:p>4.37</text:p>
              </table:table-cell>
              <table:table-cell office:value-type="float" office:value="0.815981">
                <text:p>0.815981</text:p>
              </table:table-cell>
              <table:table-cell office:value-type="float" office:value="4.37">
                <text:p>4.37</text:p>
              </table:table-cell>
              <table:table-cell office:value-type="float" office:value="0.81473">
                <text:p>0.81473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0.812847910665971">
                <text:p>0.812847910665971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4.38">
                <text:p>4.38</text:p>
              </table:table-cell>
              <table:table-cell office:value-type="float" office:value="0.816906">
                <text:p>0.816906</text:p>
              </table:table-cell>
              <table:table-cell office:value-type="float" office:value="4.38">
                <text:p>4.38</text:p>
              </table:table-cell>
              <table:table-cell office:value-type="float" office:value="0.815658">
                <text:p>0.815658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0.813781335605653">
                <text:p>0.81378133560565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39">
                <text:p>4.39</text:p>
              </table:table-cell>
              <table:table-cell office:value-type="float" office:value="0.817826">
                <text:p>0.817826</text:p>
              </table:table-cell>
              <table:table-cell office:value-type="float" office:value="4.39">
                <text:p>4.39</text:p>
              </table:table-cell>
              <table:table-cell office:value-type="float" office:value="0.816582">
                <text:p>0.816582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0.814710105069026">
                <text:p>0.814710105069026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4.4">
                <text:p>4.4</text:p>
              </table:table-cell>
              <table:table-cell office:value-type="float" office:value="0.818741">
                <text:p>0.818741</text:p>
              </table:table-cell>
              <table:table-cell office:value-type="float" office:value="4.4">
                <text:p>4.4</text:p>
              </table:table-cell>
              <table:table-cell office:value-type="float" office:value="0.817502">
                <text:p>0.817502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0.815634242275375">
                <text:p>0.8156342422753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4.41">
                <text:p>4.41</text:p>
              </table:table-cell>
              <table:table-cell office:value-type="float" office:value="0.819652">
                <text:p>0.819652</text:p>
              </table:table-cell>
              <table:table-cell office:value-type="float" office:value="4.41">
                <text:p>4.41</text:p>
              </table:table-cell>
              <table:table-cell office:value-type="float" office:value="0.818416">
                <text:p>0.818416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0.816553770328179">
                <text:p>0.816553770328179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4.42">
                <text:p>4.42</text:p>
              </table:table-cell>
              <table:table-cell office:value-type="float" office:value="0.820558">
                <text:p>0.820558</text:p>
              </table:table-cell>
              <table:table-cell office:value-type="float" office:value="4.42">
                <text:p>4.42</text:p>
              </table:table-cell>
              <table:table-cell office:value-type="float" office:value="0.819327">
                <text:p>0.819327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817468712215686">
                <text:p>0.817468712215686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4.43">
                <text:p>4.43</text:p>
              </table:table-cell>
              <table:table-cell office:value-type="float" office:value="0.82146">
                <text:p>0.82146</text:p>
              </table:table-cell>
              <table:table-cell office:value-type="float" office:value="4.43">
                <text:p>4.43</text:p>
              </table:table-cell>
              <table:table-cell office:value-type="float" office:value="0.820232">
                <text:p>0.82023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0.818379090811492">
                <text:p>0.818379090811492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4.44">
                <text:p>4.44</text:p>
              </table:table-cell>
              <table:table-cell office:value-type="float" office:value="0.822357">
                <text:p>0.822357</text:p>
              </table:table-cell>
              <table:table-cell office:value-type="float" office:value="4.44">
                <text:p>4.44</text:p>
              </table:table-cell>
              <table:table-cell office:value-type="float" office:value="0.821133">
                <text:p>0.82113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0.819284928875109">
                <text:p>0.819284928875109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4.45">
                <text:p>4.45</text:p>
              </table:table-cell>
              <table:table-cell office:value-type="float" office:value="0.82325">
                <text:p>0.82325</text:p>
              </table:table-cell>
              <table:table-cell office:value-type="float" office:value="4.45">
                <text:p>4.45</text:p>
              </table:table-cell>
              <table:table-cell office:value-type="float" office:value="0.82203">
                <text:p>0.82203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0.820186249052536">
                <text:p>0.820186249052536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4.46">
                <text:p>4.46</text:p>
              </table:table-cell>
              <table:table-cell office:value-type="float" office:value="0.824138">
                <text:p>0.824138</text:p>
              </table:table-cell>
              <table:table-cell office:value-type="float" office:value="4.46">
                <text:p>4.46</text:p>
              </table:table-cell>
              <table:table-cell office:value-type="float" office:value="0.822922">
                <text:p>0.822922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0.821083073876823">
                <text:p>0.821083073876823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4.47">
                <text:p>4.47</text:p>
              </table:table-cell>
              <table:table-cell office:value-type="float" office:value="0.825022">
                <text:p>0.825022</text:p>
              </table:table-cell>
              <table:table-cell office:value-type="float" office:value="4.47">
                <text:p>4.47</text:p>
              </table:table-cell>
              <table:table-cell office:value-type="float" office:value="0.82381">
                <text:p>0.82381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0.821975425768639">
                <text:p>0.821975425768639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4.48">
                <text:p>4.48</text:p>
              </table:table-cell>
              <table:table-cell office:value-type="float" office:value="0.825901">
                <text:p>0.825901</text:p>
              </table:table-cell>
              <table:table-cell office:value-type="float" office:value="4.48">
                <text:p>4.48</text:p>
              </table:table-cell>
              <table:table-cell office:value-type="float" office:value="0.824693">
                <text:p>0.824693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0.822863327036827">
                <text:p>0.82286332703682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.49">
                <text:p>4.49</text:p>
              </table:table-cell>
              <table:table-cell office:value-type="float" office:value="0.826776">
                <text:p>0.826776</text:p>
              </table:table-cell>
              <table:table-cell office:value-type="float" office:value="4.49">
                <text:p>4.49</text:p>
              </table:table-cell>
              <table:table-cell office:value-type="float" office:value="0.825572">
                <text:p>0.825572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0.823746799878966">
                <text:p>0.823746799878966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4.5">
                <text:p>4.5</text:p>
              </table:table-cell>
              <table:table-cell office:value-type="float" office:value="0.827647">
                <text:p>0.827647</text:p>
              </table:table-cell>
              <table:table-cell office:value-type="float" office:value="4.5">
                <text:p>4.5</text:p>
              </table:table-cell>
              <table:table-cell office:value-type="float" office:value="0.826446">
                <text:p>0.826446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0.824625866381921">
                <text:p>0.824625866381921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4.51">
                <text:p>4.51</text:p>
              </table:table-cell>
              <table:table-cell office:value-type="float" office:value="0.828513">
                <text:p>0.828513</text:p>
              </table:table-cell>
              <table:table-cell office:value-type="float" office:value="4.51">
                <text:p>4.51</text:p>
              </table:table-cell>
              <table:table-cell office:value-type="float" office:value="0.827316">
                <text:p>0.827316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0.825500548522402">
                <text:p>0.825500548522402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4.52">
                <text:p>4.52</text:p>
              </table:table-cell>
              <table:table-cell office:value-type="float" office:value="0.829375">
                <text:p>0.829375</text:p>
              </table:table-cell>
              <table:table-cell office:value-type="float" office:value="4.52">
                <text:p>4.52</text:p>
              </table:table-cell>
              <table:table-cell office:value-type="float" office:value="0.828182">
                <text:p>0.828182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826370868167507">
                <text:p>0.826370868167507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4.53">
                <text:p>4.53</text:p>
              </table:table-cell>
              <table:table-cell office:value-type="float" office:value="0.830232">
                <text:p>0.830232</text:p>
              </table:table-cell>
              <table:table-cell office:value-type="float" office:value="4.53">
                <text:p>4.53</text:p>
              </table:table-cell>
              <table:table-cell office:value-type="float" office:value="0.829043">
                <text:p>0.829043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0.827236847075274">
                <text:p>0.827236847075274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.54">
                <text:p>4.54</text:p>
              </table:table-cell>
              <table:table-cell office:value-type="float" office:value="0.831085">
                <text:p>0.831085</text:p>
              </table:table-cell>
              <table:table-cell office:value-type="float" office:value="4.54">
                <text:p>4.54</text:p>
              </table:table-cell>
              <table:table-cell office:value-type="float" office:value="0.8299">
                <text:p>0.8299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0.828098506895219">
                <text:p>0.828098506895219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4.55">
                <text:p>4.55</text:p>
              </table:table-cell>
              <table:table-cell office:value-type="float" office:value="0.831934">
                <text:p>0.831934</text:p>
              </table:table-cell>
              <table:table-cell office:value-type="float" office:value="4.55">
                <text:p>4.55</text:p>
              </table:table-cell>
              <table:table-cell office:value-type="float" office:value="0.830752">
                <text:p>0.830752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0.828955869168884">
                <text:p>0.828955869168884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4.56">
                <text:p>4.56</text:p>
              </table:table-cell>
              <table:table-cell office:value-type="float" office:value="0.832779">
                <text:p>0.832779</text:p>
              </table:table-cell>
              <table:table-cell office:value-type="float" office:value="4.56">
                <text:p>4.56</text:p>
              </table:table-cell>
              <table:table-cell office:value-type="float" office:value="0.831601">
                <text:p>0.831601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0.829808955330369">
                <text:p>0.829808955330369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4.57">
                <text:p>4.57</text:p>
              </table:table-cell>
              <table:table-cell office:value-type="float" office:value="0.833619">
                <text:p>0.833619</text:p>
              </table:table-cell>
              <table:table-cell office:value-type="float" office:value="4.57">
                <text:p>4.57</text:p>
              </table:table-cell>
              <table:table-cell office:value-type="float" office:value="0.832445">
                <text:p>0.832445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0.830657786706874">
                <text:p>0.830657786706874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4.58">
                <text:p>4.58</text:p>
              </table:table-cell>
              <table:table-cell office:value-type="float" office:value="0.834455">
                <text:p>0.834455</text:p>
              </table:table-cell>
              <table:table-cell office:value-type="float" office:value="4.58">
                <text:p>4.58</text:p>
              </table:table-cell>
              <table:table-cell office:value-type="float" office:value="0.833285">
                <text:p>0.833285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0.831502384519226">
                <text:p>0.83150238451922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.59">
                <text:p>4.59</text:p>
              </table:table-cell>
              <table:table-cell office:value-type="float" office:value="0.835287">
                <text:p>0.835287</text:p>
              </table:table-cell>
              <table:table-cell office:value-type="float" office:value="4.59">
                <text:p>4.59</text:p>
              </table:table-cell>
              <table:table-cell office:value-type="float" office:value="0.83412">
                <text:p>0.83412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0.832342769882415">
                <text:p>0.832342769882415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4.6">
                <text:p>4.6</text:p>
              </table:table-cell>
              <table:table-cell office:value-type="float" office:value="0.836115">
                <text:p>0.836115</text:p>
              </table:table-cell>
              <table:table-cell office:value-type="float" office:value="4.6">
                <text:p>4.6</text:p>
              </table:table-cell>
              <table:table-cell office:value-type="float" office:value="0.834952">
                <text:p>0.834952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0.83317896380612">
                <text:p>0.83317896380612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4.61">
                <text:p>4.61</text:p>
              </table:table-cell>
              <table:table-cell office:value-type="float" office:value="0.836938">
                <text:p>0.836938</text:p>
              </table:table-cell>
              <table:table-cell office:value-type="float" office:value="4.61">
                <text:p>4.61</text:p>
              </table:table-cell>
              <table:table-cell office:value-type="float" office:value="0.835779">
                <text:p>0.835779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0.834010987195231">
                <text:p>0.834010987195231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  <table:table-cell office:value-type="float" office:value="0.837758">
                <text:p>0.837758</text:p>
              </table:table-cell>
              <table:table-cell office:value-type="float" office:value="4.62">
                <text:p>4.62</text:p>
              </table:table-cell>
              <table:table-cell office:value-type="float" office:value="0.836602">
                <text:p>0.836602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834838860850376">
                <text:p>0.834838860850376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4.63">
                <text:p>4.63</text:p>
              </table:table-cell>
              <table:table-cell office:value-type="float" office:value="0.838573">
                <text:p>0.838573</text:p>
              </table:table-cell>
              <table:table-cell office:value-type="float" office:value="4.63">
                <text:p>4.63</text:p>
              </table:table-cell>
              <table:table-cell office:value-type="float" office:value="0.837421">
                <text:p>0.837421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0.835662605468441">
                <text:p>0.835662605468441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4.64">
                <text:p>4.64</text:p>
              </table:table-cell>
              <table:table-cell office:value-type="float" office:value="0.839384">
                <text:p>0.839384</text:p>
              </table:table-cell>
              <table:table-cell office:value-type="float" office:value="4.64">
                <text:p>4.64</text:p>
              </table:table-cell>
              <table:table-cell office:value-type="float" office:value="0.838236">
                <text:p>0.838236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0.836482241643083">
                <text:p>0.836482241643083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4.65">
                <text:p>4.65</text:p>
              </table:table-cell>
              <table:table-cell office:value-type="float" office:value="0.840191">
                <text:p>0.840191</text:p>
              </table:table-cell>
              <table:table-cell office:value-type="float" office:value="4.65">
                <text:p>4.65</text:p>
              </table:table-cell>
              <table:table-cell office:value-type="float" office:value="0.839047">
                <text:p>0.839047</text:p>
              </table:table-cell>
              <table:table-cell office:value-type="float" office:value="4.62999999999994">
                <text:p>4.62999999999994</text:p>
              </table:table-cell>
              <table:table-cell office:value-type="float" office:value="0.83729778986525">
                <text:p>0.83729778986525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4.66">
                <text:p>4.66</text:p>
              </table:table-cell>
              <table:table-cell office:value-type="float" office:value="0.840994">
                <text:p>0.840994</text:p>
              </table:table-cell>
              <table:table-cell office:value-type="float" office:value="4.66">
                <text:p>4.66</text:p>
              </table:table-cell>
              <table:table-cell office:value-type="float" office:value="0.839854">
                <text:p>0.839854</text:p>
              </table:table-cell>
              <table:table-cell office:value-type="float" office:value="4.63999999999994">
                <text:p>4.63999999999994</text:p>
              </table:table-cell>
              <table:table-cell office:value-type="float" office:value="0.838109270523689">
                <text:p>0.838109270523689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7">
                <text:p>4.67</text:p>
              </table:table-cell>
              <table:table-cell office:value-type="float" office:value="0.841793">
                <text:p>0.841793</text:p>
              </table:table-cell>
              <table:table-cell office:value-type="float" office:value="4.67">
                <text:p>4.67</text:p>
              </table:table-cell>
              <table:table-cell office:value-type="float" office:value="0.840657">
                <text:p>0.840657</text:p>
              </table:table-cell>
              <table:table-cell office:value-type="float" office:value="4.64999999999994">
                <text:p>4.64999999999994</text:p>
              </table:table-cell>
              <table:table-cell office:value-type="float" office:value="0.83891670390546">
                <text:p>0.83891670390546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4.68">
                <text:p>4.68</text:p>
              </table:table-cell>
              <table:table-cell office:value-type="float" office:value="0.842589">
                <text:p>0.842589</text:p>
              </table:table-cell>
              <table:table-cell office:value-type="float" office:value="4.68">
                <text:p>4.68</text:p>
              </table:table-cell>
              <table:table-cell office:value-type="float" office:value="0.841455">
                <text:p>0.841455</text:p>
              </table:table-cell>
              <table:table-cell office:value-type="float" office:value="4.65999999999994">
                <text:p>4.65999999999994</text:p>
              </table:table-cell>
              <table:table-cell office:value-type="float" office:value="0.839720110196439">
                <text:p>0.83972011019643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.69">
                <text:p>4.69</text:p>
              </table:table-cell>
              <table:table-cell office:value-type="float" office:value="0.84338">
                <text:p>0.84338</text:p>
              </table:table-cell>
              <table:table-cell office:value-type="float" office:value="4.69">
                <text:p>4.69</text:p>
              </table:table-cell>
              <table:table-cell office:value-type="float" office:value="0.84225">
                <text:p>0.84225</text:p>
              </table:table-cell>
              <table:table-cell office:value-type="float" office:value="4.66999999999994">
                <text:p>4.66999999999994</text:p>
              </table:table-cell>
              <table:table-cell office:value-type="float" office:value="0.840519509481824">
                <text:p>0.840519509481824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4.7">
                <text:p>4.7</text:p>
              </table:table-cell>
              <table:table-cell office:value-type="float" office:value="0.844167">
                <text:p>0.844167</text:p>
              </table:table-cell>
              <table:table-cell office:value-type="float" office:value="4.7">
                <text:p>4.7</text:p>
              </table:table-cell>
              <table:table-cell office:value-type="float" office:value="0.843041">
                <text:p>0.843041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0.841314921746641">
                <text:p>0.841314921746641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4.71">
                <text:p>4.71</text:p>
              </table:table-cell>
              <table:table-cell office:value-type="float" office:value="0.84495">
                <text:p>0.84495</text:p>
              </table:table-cell>
              <table:table-cell office:value-type="float" office:value="4.71">
                <text:p>4.71</text:p>
              </table:table-cell>
              <table:table-cell office:value-type="float" office:value="0.843828">
                <text:p>0.843828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0.842106366876236">
                <text:p>0.842106366876236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4.72">
                <text:p>4.72</text:p>
              </table:table-cell>
              <table:table-cell office:value-type="float" office:value="0.845729">
                <text:p>0.845729</text:p>
              </table:table-cell>
              <table:table-cell office:value-type="float" office:value="4.72">
                <text:p>4.72</text:p>
              </table:table-cell>
              <table:table-cell office:value-type="float" office:value="0.844611">
                <text:p>0.84461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0.84289386465678">
                <text:p>0.84289386465678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4.73">
                <text:p>4.73</text:p>
              </table:table-cell>
              <table:table-cell office:value-type="float" office:value="0.846504">
                <text:p>0.846504</text:p>
              </table:table-cell>
              <table:table-cell office:value-type="float" office:value="4.73">
                <text:p>4.73</text:p>
              </table:table-cell>
              <table:table-cell office:value-type="float" office:value="0.845389">
                <text:p>0.845389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0.843677434775757">
                <text:p>0.843677434775757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4.74">
                <text:p>4.74</text:p>
              </table:table-cell>
              <table:table-cell office:value-type="float" office:value="0.847275">
                <text:p>0.847275</text:p>
              </table:table-cell>
              <table:table-cell office:value-type="float" office:value="4.74">
                <text:p>4.74</text:p>
              </table:table-cell>
              <table:table-cell office:value-type="float" office:value="0.846164">
                <text:p>0.846164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0.844457096822462">
                <text:p>0.844457096822462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4.75">
                <text:p>4.75</text:p>
              </table:table-cell>
              <table:table-cell office:value-type="float" office:value="0.848043">
                <text:p>0.848043</text:p>
              </table:table-cell>
              <table:table-cell office:value-type="float" office:value="4.75">
                <text:p>4.75</text:p>
              </table:table-cell>
              <table:table-cell office:value-type="float" office:value="0.846936">
                <text:p>0.846936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0.845232870288487">
                <text:p>0.845232870288487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  <table:table-cell office:value-type="float" office:value="0.848807">
                <text:p>0.848807</text:p>
              </table:table-cell>
              <table:table-cell office:value-type="float" office:value="4.76">
                <text:p>4.76</text:p>
              </table:table-cell>
              <table:table-cell office:value-type="float" office:value="0.847703">
                <text:p>0.847703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0.846004774568208">
                <text:p>0.846004774568208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  <table:table-cell office:value-type="float" office:value="0.849566">
                <text:p>0.849566</text:p>
              </table:table-cell>
              <table:table-cell office:value-type="float" office:value="4.77">
                <text:p>4.77</text:p>
              </table:table-cell>
              <table:table-cell office:value-type="float" office:value="0.848466">
                <text:p>0.84846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0.846772828959273">
                <text:p>0.846772828959273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4.78">
                <text:p>4.78</text:p>
              </table:table-cell>
              <table:table-cell office:value-type="float" office:value="0.850322">
                <text:p>0.850322</text:p>
              </table:table-cell>
              <table:table-cell office:value-type="float" office:value="4.78">
                <text:p>4.78</text:p>
              </table:table-cell>
              <table:table-cell office:value-type="float" office:value="0.849226">
                <text:p>0.849226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0.847537052663081">
                <text:p>0.84753705266308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79">
                <text:p>4.79</text:p>
              </table:table-cell>
              <table:table-cell office:value-type="float" office:value="0.851074">
                <text:p>0.851074</text:p>
              </table:table-cell>
              <table:table-cell office:value-type="float" office:value="4.79">
                <text:p>4.79</text:p>
              </table:table-cell>
              <table:table-cell office:value-type="float" office:value="0.849982">
                <text:p>0.849982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0.848297464785264">
                <text:p>0.848297464785264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4.8">
                <text:p>4.8</text:p>
              </table:table-cell>
              <table:table-cell office:value-type="float" office:value="0.851823">
                <text:p>0.851823</text:p>
              </table:table-cell>
              <table:table-cell office:value-type="float" office:value="4.8">
                <text:p>4.8</text:p>
              </table:table-cell>
              <table:table-cell office:value-type="float" office:value="0.850734">
                <text:p>0.850734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0.849054084336167">
                <text:p>0.849054084336167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4.81">
                <text:p>4.81</text:p>
              </table:table-cell>
              <table:table-cell office:value-type="float" office:value="0.852568">
                <text:p>0.852568</text:p>
              </table:table-cell>
              <table:table-cell office:value-type="float" office:value="4.81">
                <text:p>4.81</text:p>
              </table:table-cell>
              <table:table-cell office:value-type="float" office:value="0.851482">
                <text:p>0.851482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0.849806930231316">
                <text:p>0.849806930231316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4.82">
                <text:p>4.82</text:p>
              </table:table-cell>
              <table:table-cell office:value-type="float" office:value="0.853308">
                <text:p>0.853308</text:p>
              </table:table-cell>
              <table:table-cell office:value-type="float" office:value="4.82">
                <text:p>4.82</text:p>
              </table:table-cell>
              <table:table-cell office:value-type="float" office:value="0.852226">
                <text:p>0.852226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0.850556021291898">
                <text:p>0.850556021291898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4.83">
                <text:p>4.83</text:p>
              </table:table-cell>
              <table:table-cell office:value-type="float" office:value="0.854046">
                <text:p>0.854046</text:p>
              </table:table-cell>
              <table:table-cell office:value-type="float" office:value="4.83">
                <text:p>4.83</text:p>
              </table:table-cell>
              <table:table-cell office:value-type="float" office:value="0.852967">
                <text:p>0.852967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0.851301376245229">
                <text:p>0.851301376245229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4.84">
                <text:p>4.84</text:p>
              </table:table-cell>
              <table:table-cell office:value-type="float" office:value="0.854779">
                <text:p>0.854779</text:p>
              </table:table-cell>
              <table:table-cell office:value-type="float" office:value="4.84">
                <text:p>4.84</text:p>
              </table:table-cell>
              <table:table-cell office:value-type="float" office:value="0.853704">
                <text:p>0.853704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0.852043013725222">
                <text:p>0.852043013725222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4.85">
                <text:p>4.85</text:p>
              </table:table-cell>
              <table:table-cell office:value-type="float" office:value="0.855509">
                <text:p>0.855509</text:p>
              </table:table-cell>
              <table:table-cell office:value-type="float" office:value="4.85">
                <text:p>4.85</text:p>
              </table:table-cell>
              <table:table-cell office:value-type="float" office:value="0.854437">
                <text:p>0.854437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0.852780952272851">
                <text:p>0.852780952272851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4.86">
                <text:p>4.86</text:p>
              </table:table-cell>
              <table:table-cell office:value-type="float" office:value="0.856235">
                <text:p>0.856235</text:p>
              </table:table-cell>
              <table:table-cell office:value-type="float" office:value="4.86">
                <text:p>4.86</text:p>
              </table:table-cell>
              <table:table-cell office:value-type="float" office:value="0.855167">
                <text:p>0.855167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0.85351521033662">
                <text:p>0.85351521033662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4.87">
                <text:p>4.87</text:p>
              </table:table-cell>
              <table:table-cell office:value-type="float" office:value="0.856957">
                <text:p>0.856957</text:p>
              </table:table-cell>
              <table:table-cell office:value-type="float" office:value="4.87">
                <text:p>4.87</text:p>
              </table:table-cell>
              <table:table-cell office:value-type="float" office:value="0.855893">
                <text:p>0.855893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0.854245806273018">
                <text:p>0.854245806273018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4.88">
                <text:p>4.88</text:p>
              </table:table-cell>
              <table:table-cell office:value-type="float" office:value="0.857676">
                <text:p>0.857676</text:p>
              </table:table-cell>
              <table:table-cell office:value-type="float" office:value="4.88">
                <text:p>4.88</text:p>
              </table:table-cell>
              <table:table-cell office:value-type="float" office:value="0.856615">
                <text:p>0.856615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0.854972758346981">
                <text:p>0.85497275834698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4.89">
                <text:p>4.89</text:p>
              </table:table-cell>
              <table:table-cell office:value-type="float" office:value="0.858391">
                <text:p>0.858391</text:p>
              </table:table-cell>
              <table:table-cell office:value-type="float" office:value="4.89">
                <text:p>4.89</text:p>
              </table:table-cell>
              <table:table-cell office:value-type="float" office:value="0.857334">
                <text:p>0.857334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0.85569608473235">
                <text:p>0.85569608473235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0.859103">
                <text:p>0.859103</text:p>
              </table:table-cell>
              <table:table-cell office:value-type="float" office:value="4.9">
                <text:p>4.9</text:p>
              </table:table-cell>
              <table:table-cell office:value-type="float" office:value="0.858049">
                <text:p>0.85804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0.856415803512321">
                <text:p>0.856415803512321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4.91">
                <text:p>4.91</text:p>
              </table:table-cell>
              <table:table-cell office:value-type="float" office:value="0.859811">
                <text:p>0.859811</text:p>
              </table:table-cell>
              <table:table-cell office:value-type="float" office:value="4.91">
                <text:p>4.91</text:p>
              </table:table-cell>
              <table:table-cell office:value-type="float" office:value="0.858761">
                <text:p>0.858761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0.857131932679902">
                <text:p>0.857131932679902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4.92">
                <text:p>4.92</text:p>
              </table:table-cell>
              <table:table-cell office:value-type="float" office:value="0.860516">
                <text:p>0.860516</text:p>
              </table:table-cell>
              <table:table-cell office:value-type="float" office:value="4.92">
                <text:p>4.92</text:p>
              </table:table-cell>
              <table:table-cell office:value-type="float" office:value="0.859469">
                <text:p>0.859469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0.857844490138358">
                <text:p>0.857844490138358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4.93">
                <text:p>4.93</text:p>
              </table:table-cell>
              <table:table-cell office:value-type="float" office:value="0.861216">
                <text:p>0.861216</text:p>
              </table:table-cell>
              <table:table-cell office:value-type="float" office:value="4.93">
                <text:p>4.93</text:p>
              </table:table-cell>
              <table:table-cell office:value-type="float" office:value="0.860173">
                <text:p>0.860173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0.858553493701664">
                <text:p>0.858553493701664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4.94">
                <text:p>4.94</text:p>
              </table:table-cell>
              <table:table-cell office:value-type="float" office:value="0.861914">
                <text:p>0.861914</text:p>
              </table:table-cell>
              <table:table-cell office:value-type="float" office:value="4.94">
                <text:p>4.94</text:p>
              </table:table-cell>
              <table:table-cell office:value-type="float" office:value="0.860874">
                <text:p>0.860874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0.859258961094946">
                <text:p>0.859258961094946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4.95">
                <text:p>4.95</text:p>
              </table:table-cell>
              <table:table-cell office:value-type="float" office:value="0.862608">
                <text:p>0.862608</text:p>
              </table:table-cell>
              <table:table-cell office:value-type="float" office:value="4.95">
                <text:p>4.95</text:p>
              </table:table-cell>
              <table:table-cell office:value-type="float" office:value="0.861571">
                <text:p>0.861571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0.859960909954925">
                <text:p>0.859960909954925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4.96">
                <text:p>4.96</text:p>
              </table:table-cell>
              <table:table-cell office:value-type="float" office:value="0.863298">
                <text:p>0.863298</text:p>
              </table:table-cell>
              <table:table-cell office:value-type="float" office:value="4.96">
                <text:p>4.96</text:p>
              </table:table-cell>
              <table:table-cell office:value-type="float" office:value="0.862265">
                <text:p>0.86226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0.860659357830359">
                <text:p>0.860659357830359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4.97">
                <text:p>4.97</text:p>
              </table:table-cell>
              <table:table-cell office:value-type="float" office:value="0.863985">
                <text:p>0.863985</text:p>
              </table:table-cell>
              <table:table-cell office:value-type="float" office:value="4.97">
                <text:p>4.97</text:p>
              </table:table-cell>
              <table:table-cell office:value-type="float" office:value="0.862956">
                <text:p>0.86295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0.861354322182481">
                <text:p>0.861354322182481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4.98">
                <text:p>4.98</text:p>
              </table:table-cell>
              <table:table-cell office:value-type="float" office:value="0.864669">
                <text:p>0.864669</text:p>
              </table:table-cell>
              <table:table-cell office:value-type="float" office:value="4.98">
                <text:p>4.98</text:p>
              </table:table-cell>
              <table:table-cell office:value-type="float" office:value="0.863643">
                <text:p>0.863643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0.862045820385437">
                <text:p>0.8620458203854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0.865349">
                <text:p>0.865349</text:p>
              </table:table-cell>
              <table:table-cell office:value-type="float" office:value="4.99">
                <text:p>4.99</text:p>
              </table:table-cell>
              <table:table-cell office:value-type="float" office:value="0.864326">
                <text:p>0.864326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0.862733869726718">
                <text:p>0.862733869726718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5">
                <text:p>5</text:p>
              </table:table-cell>
              <table:table-cell office:value-type="float" office:value="0.866025">
                <text:p>0.866025</text:p>
              </table:table-cell>
              <table:table-cell office:value-type="float" office:value="5">
                <text:p>5</text:p>
              </table:table-cell>
              <table:table-cell office:value-type="float" office:value="0.865006">
                <text:p>0.865006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0.863418487407592">
                <text:p>0.863418487407592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5.01">
                <text:p>5.01</text:p>
              </table:table-cell>
              <table:table-cell office:value-type="float" office:value="0.866699">
                <text:p>0.866699</text:p>
              </table:table-cell>
              <table:table-cell office:value-type="float" office:value="5.01">
                <text:p>5.01</text:p>
              </table:table-cell>
              <table:table-cell office:value-type="float" office:value="0.865683">
                <text:p>0.865683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0.864099690543538">
                <text:p>0.864099690543538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5.02">
                <text:p>5.02</text:p>
              </table:table-cell>
              <table:table-cell office:value-type="float" office:value="0.867369">
                <text:p>0.867369</text:p>
              </table:table-cell>
              <table:table-cell office:value-type="float" office:value="5.02">
                <text:p>5.02</text:p>
              </table:table-cell>
              <table:table-cell office:value-type="float" office:value="0.866356">
                <text:p>0.866356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0.864777496164669">
                <text:p>0.864777496164669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5.03">
                <text:p>5.03</text:p>
              </table:table-cell>
              <table:table-cell office:value-type="float" office:value="0.868035">
                <text:p>0.868035</text:p>
              </table:table-cell>
              <table:table-cell office:value-type="float" office:value="5.03">
                <text:p>5.03</text:p>
              </table:table-cell>
              <table:table-cell office:value-type="float" office:value="0.867026">
                <text:p>0.867026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0.865451921216162">
                <text:p>0.86545192121616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5.04">
                <text:p>5.04</text:p>
              </table:table-cell>
              <table:table-cell office:value-type="float" office:value="0.868698">
                <text:p>0.868698</text:p>
              </table:table-cell>
              <table:table-cell office:value-type="float" office:value="5.04">
                <text:p>5.04</text:p>
              </table:table-cell>
              <table:table-cell office:value-type="float" office:value="0.867693">
                <text:p>0.867693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0.866122982558678">
                <text:p>0.866122982558678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5.05">
                <text:p>5.05</text:p>
              </table:table-cell>
              <table:table-cell office:value-type="float" office:value="0.869358">
                <text:p>0.869358</text:p>
              </table:table-cell>
              <table:table-cell office:value-type="float" office:value="5.05">
                <text:p>5.05</text:p>
              </table:table-cell>
              <table:table-cell office:value-type="float" office:value="0.868356">
                <text:p>0.868356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0.866790696968784">
                <text:p>0.866790696968784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5.06">
                <text:p>5.06</text:p>
              </table:table-cell>
              <table:table-cell office:value-type="float" office:value="0.870015">
                <text:p>0.870015</text:p>
              </table:table-cell>
              <table:table-cell office:value-type="float" office:value="5.06">
                <text:p>5.06</text:p>
              </table:table-cell>
              <table:table-cell office:value-type="float" office:value="0.869016">
                <text:p>0.869016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0.867455081139377">
                <text:p>0.867455081139377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5.07">
                <text:p>5.07</text:p>
              </table:table-cell>
              <table:table-cell office:value-type="float" office:value="0.870668">
                <text:p>0.870668</text:p>
              </table:table-cell>
              <table:table-cell office:value-type="float" office:value="5.07">
                <text:p>5.07</text:p>
              </table:table-cell>
              <table:table-cell office:value-type="float" office:value="0.869672">
                <text:p>0.869672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0.868116151680096">
                <text:p>0.868116151680096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5.08">
                <text:p>5.08</text:p>
              </table:table-cell>
              <table:table-cell office:value-type="float" office:value="0.871318">
                <text:p>0.871318</text:p>
              </table:table-cell>
              <table:table-cell office:value-type="float" office:value="5.08">
                <text:p>5.08</text:p>
              </table:table-cell>
              <table:table-cell office:value-type="float" office:value="0.870326">
                <text:p>0.870326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0.868773925117737">
                <text:p>0.86877392511773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09">
                <text:p>5.09</text:p>
              </table:table-cell>
              <table:table-cell office:value-type="float" office:value="0.871964">
                <text:p>0.871964</text:p>
              </table:table-cell>
              <table:table-cell office:value-type="float" office:value="5.09">
                <text:p>5.09</text:p>
              </table:table-cell>
              <table:table-cell office:value-type="float" office:value="0.870976">
                <text:p>0.870976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0.869428417896671">
                <text:p>0.869428417896671</text:p>
              </table:table-cell>
            </table:table-row>
            <table:table-row>
              <table:table-cell office:value-type="float" office:value="5.11">
                <text:p>5.11</text:p>
              </table:table-cell>
              <table:table-cell office:value-type="float" office:value="5.1">
                <text:p>5.1</text:p>
              </table:table-cell>
              <table:table-cell office:value-type="float" office:value="0.872608">
                <text:p>0.872608</text:p>
              </table:table-cell>
              <table:table-cell office:value-type="float" office:value="5.1">
                <text:p>5.1</text:p>
              </table:table-cell>
              <table:table-cell office:value-type="float" office:value="0.871622">
                <text:p>0.871622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0.870079646379253">
                <text:p>0.870079646379253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.11">
                <text:p>5.11</text:p>
              </table:table-cell>
              <table:table-cell office:value-type="float" office:value="0.873248">
                <text:p>0.873248</text:p>
              </table:table-cell>
              <table:table-cell office:value-type="float" office:value="5.11">
                <text:p>5.11</text:p>
              </table:table-cell>
              <table:table-cell office:value-type="float" office:value="0.872266">
                <text:p>0.872266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0.870727626846227">
                <text:p>0.870727626846227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.12">
                <text:p>5.12</text:p>
              </table:table-cell>
              <table:table-cell office:value-type="float" office:value="0.873885">
                <text:p>0.873885</text:p>
              </table:table-cell>
              <table:table-cell office:value-type="float" office:value="5.12">
                <text:p>5.12</text:p>
              </table:table-cell>
              <table:table-cell office:value-type="float" office:value="0.872906">
                <text:p>0.872906</text:p>
              </table:table-cell>
              <table:table-cell office:value-type="float" office:value="5.09999999999993">
                <text:p>5.09999999999993</text:p>
              </table:table-cell>
              <table:table-cell office:value-type="float" office:value="0.871372375497139">
                <text:p>0.871372375497139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5.13">
                <text:p>5.13</text:p>
              </table:table-cell>
              <table:table-cell office:value-type="float" office:value="0.874519">
                <text:p>0.874519</text:p>
              </table:table-cell>
              <table:table-cell office:value-type="float" office:value="5.13">
                <text:p>5.13</text:p>
              </table:table-cell>
              <table:table-cell office:value-type="float" office:value="0.873543">
                <text:p>0.873543</text:p>
              </table:table-cell>
              <table:table-cell office:value-type="float" office:value="5.10999999999993">
                <text:p>5.10999999999993</text:p>
              </table:table-cell>
              <table:table-cell office:value-type="float" office:value="0.87201390845074">
                <text:p>0.87201390845074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5.14">
                <text:p>5.14</text:p>
              </table:table-cell>
              <table:table-cell office:value-type="float" office:value="0.875149">
                <text:p>0.875149</text:p>
              </table:table-cell>
              <table:table-cell office:value-type="float" office:value="5.14">
                <text:p>5.14</text:p>
              </table:table-cell>
              <table:table-cell office:value-type="float" office:value="0.874177">
                <text:p>0.874177</text:p>
              </table:table-cell>
              <table:table-cell office:value-type="float" office:value="5.11999999999993">
                <text:p>5.11999999999993</text:p>
              </table:table-cell>
              <table:table-cell office:value-type="float" office:value="0.872652241745386">
                <text:p>0.87265224174538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5.15">
                <text:p>5.15</text:p>
              </table:table-cell>
              <table:table-cell office:value-type="float" office:value="0.875777">
                <text:p>0.875777</text:p>
              </table:table-cell>
              <table:table-cell office:value-type="float" office:value="5.15">
                <text:p>5.15</text:p>
              </table:table-cell>
              <table:table-cell office:value-type="float" office:value="0.874808">
                <text:p>0.874808</text:p>
              </table:table-cell>
              <table:table-cell office:value-type="float" office:value="5.12999999999993">
                <text:p>5.12999999999993</text:p>
              </table:table-cell>
              <table:table-cell office:value-type="float" office:value="0.873287391339442">
                <text:p>0.873287391339442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5.16">
                <text:p>5.16</text:p>
              </table:table-cell>
              <table:table-cell office:value-type="float" office:value="0.876401">
                <text:p>0.876401</text:p>
              </table:table-cell>
              <table:table-cell office:value-type="float" office:value="5.16">
                <text:p>5.16</text:p>
              </table:table-cell>
              <table:table-cell office:value-type="float" office:value="0.875435">
                <text:p>0.875435</text:p>
              </table:table-cell>
              <table:table-cell office:value-type="float" office:value="5.13999999999993">
                <text:p>5.13999999999993</text:p>
              </table:table-cell>
              <table:table-cell office:value-type="float" office:value="0.873919373111683">
                <text:p>0.873919373111683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5.17">
                <text:p>5.17</text:p>
              </table:table-cell>
              <table:table-cell office:value-type="float" office:value="0.877022">
                <text:p>0.877022</text:p>
              </table:table-cell>
              <table:table-cell office:value-type="float" office:value="5.17">
                <text:p>5.17</text:p>
              </table:table-cell>
              <table:table-cell office:value-type="float" office:value="0.87606">
                <text:p>0.87606</text:p>
              </table:table-cell>
              <table:table-cell office:value-type="float" office:value="5.14999999999993">
                <text:p>5.14999999999993</text:p>
              </table:table-cell>
              <table:table-cell office:value-type="float" office:value="0.874548202861685">
                <text:p>0.874548202861685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5.18">
                <text:p>5.18</text:p>
              </table:table-cell>
              <table:table-cell office:value-type="float" office:value="0.87764">
                <text:p>0.87764</text:p>
              </table:table-cell>
              <table:table-cell office:value-type="float" office:value="5.18">
                <text:p>5.18</text:p>
              </table:table-cell>
              <table:table-cell office:value-type="float" office:value="0.876681">
                <text:p>0.876681</text:p>
              </table:table-cell>
              <table:table-cell office:value-type="float" office:value="5.15999999999993">
                <text:p>5.15999999999993</text:p>
              </table:table-cell>
              <table:table-cell office:value-type="float" office:value="0.875173896310225">
                <text:p>0.8751738963102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19">
                <text:p>5.19</text:p>
              </table:table-cell>
              <table:table-cell office:value-type="float" office:value="0.878255">
                <text:p>0.878255</text:p>
              </table:table-cell>
              <table:table-cell office:value-type="float" office:value="5.19">
                <text:p>5.19</text:p>
              </table:table-cell>
              <table:table-cell office:value-type="float" office:value="0.877299">
                <text:p>0.877299</text:p>
              </table:table-cell>
              <table:table-cell office:value-type="float" office:value="5.16999999999993">
                <text:p>5.16999999999993</text:p>
              </table:table-cell>
              <table:table-cell office:value-type="float" office:value="0.87579646909967">
                <text:p>0.87579646909967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5.2">
                <text:p>5.2</text:p>
              </table:table-cell>
              <table:table-cell office:value-type="float" office:value="0.878867">
                <text:p>0.878867</text:p>
              </table:table-cell>
              <table:table-cell office:value-type="float" office:value="5.2">
                <text:p>5.2</text:p>
              </table:table-cell>
              <table:table-cell office:value-type="float" office:value="0.877914">
                <text:p>0.877914</text:p>
              </table:table-cell>
              <table:table-cell office:value-type="float" office:value="5.17999999999993">
                <text:p>5.17999999999993</text:p>
              </table:table-cell>
              <table:table-cell office:value-type="float" office:value="0.876415936794375">
                <text:p>0.876415936794375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5.21">
                <text:p>5.21</text:p>
              </table:table-cell>
              <table:table-cell office:value-type="float" office:value="0.879475">
                <text:p>0.879475</text:p>
              </table:table-cell>
              <table:table-cell office:value-type="float" office:value="5.21">
                <text:p>5.21</text:p>
              </table:table-cell>
              <table:table-cell office:value-type="float" office:value="0.878526">
                <text:p>0.878526</text:p>
              </table:table-cell>
              <table:table-cell office:value-type="float" office:value="5.18999999999993">
                <text:p>5.18999999999993</text:p>
              </table:table-cell>
              <table:table-cell office:value-type="float" office:value="0.877032314881063">
                <text:p>0.877032314881063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5.22">
                <text:p>5.22</text:p>
              </table:table-cell>
              <table:table-cell office:value-type="float" office:value="0.880081">
                <text:p>0.880081</text:p>
              </table:table-cell>
              <table:table-cell office:value-type="float" office:value="5.22">
                <text:p>5.22</text:p>
              </table:table-cell>
              <table:table-cell office:value-type="float" office:value="0.879135">
                <text:p>0.879135</text:p>
              </table:table-cell>
              <table:table-cell office:value-type="float" office:value="5.19999999999993">
                <text:p>5.19999999999993</text:p>
              </table:table-cell>
              <table:table-cell office:value-type="float" office:value="0.877645618769218">
                <text:p>0.877645618769218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5.23">
                <text:p>5.23</text:p>
              </table:table-cell>
              <table:table-cell office:value-type="float" office:value="0.880684">
                <text:p>0.880684</text:p>
              </table:table-cell>
              <table:table-cell office:value-type="float" office:value="5.23">
                <text:p>5.23</text:p>
              </table:table-cell>
              <table:table-cell office:value-type="float" office:value="0.879741">
                <text:p>0.879741</text:p>
              </table:table-cell>
              <table:table-cell office:value-type="float" office:value="5.20999999999993">
                <text:p>5.20999999999993</text:p>
              </table:table-cell>
              <table:table-cell office:value-type="float" office:value="0.87825586379147">
                <text:p>0.87825586379147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5.24">
                <text:p>5.24</text:p>
              </table:table-cell>
              <table:table-cell office:value-type="float" office:value="0.881283">
                <text:p>0.881283</text:p>
              </table:table-cell>
              <table:table-cell office:value-type="float" office:value="5.24">
                <text:p>5.24</text:p>
              </table:table-cell>
              <table:table-cell office:value-type="float" office:value="0.880344">
                <text:p>0.880344</text:p>
              </table:table-cell>
              <table:table-cell office:value-type="float" office:value="5.21999999999993">
                <text:p>5.21999999999993</text:p>
              </table:table-cell>
              <table:table-cell office:value-type="float" office:value="0.878863065203975">
                <text:p>0.878863065203975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5.25">
                <text:p>5.25</text:p>
              </table:table-cell>
              <table:table-cell office:value-type="float" office:value="0.88188">
                <text:p>0.88188</text:p>
              </table:table-cell>
              <table:table-cell office:value-type="float" office:value="5.25">
                <text:p>5.25</text:p>
              </table:table-cell>
              <table:table-cell office:value-type="float" office:value="0.880943">
                <text:p>0.880943</text:p>
              </table:table-cell>
              <table:table-cell office:value-type="float" office:value="5.22999999999993">
                <text:p>5.22999999999993</text:p>
              </table:table-cell>
              <table:table-cell office:value-type="float" office:value="0.879467238186802">
                <text:p>0.879467238186802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5.26">
                <text:p>5.26</text:p>
              </table:table-cell>
              <table:table-cell office:value-type="float" office:value="0.882473">
                <text:p>0.882473</text:p>
              </table:table-cell>
              <table:table-cell office:value-type="float" office:value="5.26">
                <text:p>5.26</text:p>
              </table:table-cell>
              <table:table-cell office:value-type="float" office:value="0.88154">
                <text:p>0.88154</text:p>
              </table:table-cell>
              <table:table-cell office:value-type="float" office:value="5.23999999999993">
                <text:p>5.23999999999993</text:p>
              </table:table-cell>
              <table:table-cell office:value-type="float" office:value="0.880068397844306">
                <text:p>0.880068397844306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5.27">
                <text:p>5.27</text:p>
              </table:table-cell>
              <table:table-cell office:value-type="float" office:value="0.883064">
                <text:p>0.883064</text:p>
              </table:table-cell>
              <table:table-cell office:value-type="float" office:value="5.27">
                <text:p>5.27</text:p>
              </table:table-cell>
              <table:table-cell office:value-type="float" office:value="0.882134">
                <text:p>0.882134</text:p>
              </table:table-cell>
              <table:table-cell office:value-type="float" office:value="5.24999999999993">
                <text:p>5.24999999999993</text:p>
              </table:table-cell>
              <table:table-cell office:value-type="float" office:value="0.880666559205509">
                <text:p>0.880666559205509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5.28">
                <text:p>5.28</text:p>
              </table:table-cell>
              <table:table-cell office:value-type="float" office:value="0.883652">
                <text:p>0.883652</text:p>
              </table:table-cell>
              <table:table-cell office:value-type="float" office:value="5.28">
                <text:p>5.28</text:p>
              </table:table-cell>
              <table:table-cell office:value-type="float" office:value="0.882725">
                <text:p>0.882725</text:p>
              </table:table-cell>
              <table:table-cell office:value-type="float" office:value="5.25999999999993">
                <text:p>5.25999999999993</text:p>
              </table:table-cell>
              <table:table-cell office:value-type="float" office:value="0.881261737224477">
                <text:p>0.88126173722447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.29">
                <text:p>5.29</text:p>
              </table:table-cell>
              <table:table-cell office:value-type="float" office:value="0.884236">
                <text:p>0.884236</text:p>
              </table:table-cell>
              <table:table-cell office:value-type="float" office:value="5.29">
                <text:p>5.29</text:p>
              </table:table-cell>
              <table:table-cell office:value-type="float" office:value="0.883313">
                <text:p>0.883313</text:p>
              </table:table-cell>
              <table:table-cell office:value-type="float" office:value="5.26999999999993">
                <text:p>5.26999999999993</text:p>
              </table:table-cell>
              <table:table-cell office:value-type="float" office:value="0.881853946780692">
                <text:p>0.881853946780692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5.3">
                <text:p>5.3</text:p>
              </table:table-cell>
              <table:table-cell office:value-type="float" office:value="0.884818">
                <text:p>0.884818</text:p>
              </table:table-cell>
              <table:table-cell office:value-type="float" office:value="5.3">
                <text:p>5.3</text:p>
              </table:table-cell>
              <table:table-cell office:value-type="float" office:value="0.883898">
                <text:p>0.883898</text:p>
              </table:table-cell>
              <table:table-cell office:value-type="float" office:value="5.27999999999993">
                <text:p>5.27999999999993</text:p>
              </table:table-cell>
              <table:table-cell office:value-type="float" office:value="0.882443202679423">
                <text:p>0.882443202679423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5.31">
                <text:p>5.31</text:p>
              </table:table-cell>
              <table:table-cell office:value-type="float" office:value="0.885397">
                <text:p>0.885397</text:p>
              </table:table-cell>
              <table:table-cell office:value-type="float" office:value="5.31">
                <text:p>5.31</text:p>
              </table:table-cell>
              <table:table-cell office:value-type="float" office:value="0.88448">
                <text:p>0.88448</text:p>
              </table:table-cell>
              <table:table-cell office:value-type="float" office:value="5.28999999999993">
                <text:p>5.28999999999993</text:p>
              </table:table-cell>
              <table:table-cell office:value-type="float" office:value="0.883029519652098">
                <text:p>0.883029519652098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5.32">
                <text:p>5.32</text:p>
              </table:table-cell>
              <table:table-cell office:value-type="float" office:value="0.885973">
                <text:p>0.885973</text:p>
              </table:table-cell>
              <table:table-cell office:value-type="float" office:value="5.32">
                <text:p>5.32</text:p>
              </table:table-cell>
              <table:table-cell office:value-type="float" office:value="0.885059">
                <text:p>0.885059</text:p>
              </table:table-cell>
              <table:table-cell office:value-type="float" office:value="5.29999999999993">
                <text:p>5.29999999999993</text:p>
              </table:table-cell>
              <table:table-cell office:value-type="float" office:value="0.883612912356672">
                <text:p>0.883612912356672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5.33">
                <text:p>5.33</text:p>
              </table:table-cell>
              <table:table-cell office:value-type="float" office:value="0.886546">
                <text:p>0.886546</text:p>
              </table:table-cell>
              <table:table-cell office:value-type="float" office:value="5.33">
                <text:p>5.33</text:p>
              </table:table-cell>
              <table:table-cell office:value-type="float" office:value="0.885635">
                <text:p>0.885635</text:p>
              </table:table-cell>
              <table:table-cell office:value-type="float" office:value="5.30999999999993">
                <text:p>5.30999999999993</text:p>
              </table:table-cell>
              <table:table-cell office:value-type="float" office:value="0.884193395377993">
                <text:p>0.884193395377993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5.34">
                <text:p>5.34</text:p>
              </table:table-cell>
              <table:table-cell office:value-type="float" office:value="0.887116">
                <text:p>0.887116</text:p>
              </table:table-cell>
              <table:table-cell office:value-type="float" office:value="5.34">
                <text:p>5.34</text:p>
              </table:table-cell>
              <table:table-cell office:value-type="float" office:value="0.886208">
                <text:p>0.886208</text:p>
              </table:table-cell>
              <table:table-cell office:value-type="float" office:value="5.31999999999993">
                <text:p>5.31999999999993</text:p>
              </table:table-cell>
              <table:table-cell office:value-type="float" office:value="0.884770983228167">
                <text:p>0.884770983228167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5.35">
                <text:p>5.35</text:p>
              </table:table-cell>
              <table:table-cell office:value-type="float" office:value="0.887683">
                <text:p>0.887683</text:p>
              </table:table-cell>
              <table:table-cell office:value-type="float" office:value="5.35">
                <text:p>5.35</text:p>
              </table:table-cell>
              <table:table-cell office:value-type="float" office:value="0.886778">
                <text:p>0.886778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0.88534569034692">
                <text:p>0.88534569034692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5.36">
                <text:p>5.36</text:p>
              </table:table-cell>
              <table:table-cell office:value-type="float" office:value="0.888248">
                <text:p>0.888248</text:p>
              </table:table-cell>
              <table:table-cell office:value-type="float" office:value="5.36">
                <text:p>5.36</text:p>
              </table:table-cell>
              <table:table-cell office:value-type="float" office:value="0.887346">
                <text:p>0.887346</text:p>
              </table:table-cell>
              <table:table-cell office:value-type="float" office:value="5.33999999999993">
                <text:p>5.33999999999993</text:p>
              </table:table-cell>
              <table:table-cell office:value-type="float" office:value="0.885917531101961">
                <text:p>0.885917531101961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5.37">
                <text:p>5.37</text:p>
              </table:table-cell>
              <table:table-cell office:value-type="float" office:value="0.888809">
                <text:p>0.888809</text:p>
              </table:table-cell>
              <table:table-cell office:value-type="float" office:value="5.37">
                <text:p>5.37</text:p>
              </table:table-cell>
              <table:table-cell office:value-type="float" office:value="0.887911">
                <text:p>0.887911</text:p>
              </table:table-cell>
              <table:table-cell office:value-type="float" office:value="5.34999999999993">
                <text:p>5.34999999999993</text:p>
              </table:table-cell>
              <table:table-cell office:value-type="float" office:value="0.886486519789337">
                <text:p>0.886486519789337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5.38">
                <text:p>5.38</text:p>
              </table:table-cell>
              <table:table-cell office:value-type="float" office:value="0.889368">
                <text:p>0.889368</text:p>
              </table:table-cell>
              <table:table-cell office:value-type="float" office:value="5.38">
                <text:p>5.38</text:p>
              </table:table-cell>
              <table:table-cell office:value-type="float" office:value="0.888472">
                <text:p>0.888472</text:p>
              </table:table-cell>
              <table:table-cell office:value-type="float" office:value="5.35999999999993">
                <text:p>5.35999999999993</text:p>
              </table:table-cell>
              <table:table-cell office:value-type="float" office:value="0.887052670633796">
                <text:p>0.88705267063379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5.39">
                <text:p>5.39</text:p>
              </table:table-cell>
              <table:table-cell office:value-type="float" office:value="0.889924">
                <text:p>0.889924</text:p>
              </table:table-cell>
              <table:table-cell office:value-type="float" office:value="5.39">
                <text:p>5.39</text:p>
              </table:table-cell>
              <table:table-cell office:value-type="float" office:value="0.889032">
                <text:p>0.889032</text:p>
              </table:table-cell>
              <table:table-cell office:value-type="float" office:value="5.36999999999993">
                <text:p>5.36999999999993</text:p>
              </table:table-cell>
              <table:table-cell office:value-type="float" office:value="0.887615997789138">
                <text:p>0.887615997789138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5.4">
                <text:p>5.4</text:p>
              </table:table-cell>
              <table:table-cell office:value-type="float" office:value="0.890477">
                <text:p>0.890477</text:p>
              </table:table-cell>
              <table:table-cell office:value-type="float" office:value="5.4">
                <text:p>5.4</text:p>
              </table:table-cell>
              <table:table-cell office:value-type="float" office:value="0.889588">
                <text:p>0.889588</text:p>
              </table:table-cell>
              <table:table-cell office:value-type="float" office:value="5.37999999999993">
                <text:p>5.37999999999993</text:p>
              </table:table-cell>
              <table:table-cell office:value-type="float" office:value="0.888176515338571">
                <text:p>0.888176515338571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5.41">
                <text:p>5.41</text:p>
              </table:table-cell>
              <table:table-cell office:value-type="float" office:value="0.891028">
                <text:p>0.891028</text:p>
              </table:table-cell>
              <table:table-cell office:value-type="float" office:value="5.41">
                <text:p>5.41</text:p>
              </table:table-cell>
              <table:table-cell office:value-type="float" office:value="0.890141">
                <text:p>0.890141</text:p>
              </table:table-cell>
              <table:table-cell office:value-type="float" office:value="5.38999999999993">
                <text:p>5.38999999999993</text:p>
              </table:table-cell>
              <table:table-cell office:value-type="float" office:value="0.888734237295064">
                <text:p>0.888734237295064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5.42">
                <text:p>5.42</text:p>
              </table:table-cell>
              <table:table-cell office:value-type="float" office:value="0.891575">
                <text:p>0.891575</text:p>
              </table:table-cell>
              <table:table-cell office:value-type="float" office:value="5.42">
                <text:p>5.42</text:p>
              </table:table-cell>
              <table:table-cell office:value-type="float" office:value="0.890692">
                <text:p>0.890692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0.889289177601694">
                <text:p>0.889289177601694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5.43">
                <text:p>5.43</text:p>
              </table:table-cell>
              <table:table-cell office:value-type="float" office:value="0.89212">
                <text:p>0.89212</text:p>
              </table:table-cell>
              <table:table-cell office:value-type="float" office:value="5.43">
                <text:p>5.43</text:p>
              </table:table-cell>
              <table:table-cell office:value-type="float" office:value="0.89124">
                <text:p>0.89124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0.889841350131998">
                <text:p>0.889841350131998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5.44">
                <text:p>5.44</text:p>
              </table:table-cell>
              <table:table-cell office:value-type="float" office:value="0.892662">
                <text:p>0.892662</text:p>
              </table:table-cell>
              <table:table-cell office:value-type="float" office:value="5.44">
                <text:p>5.44</text:p>
              </table:table-cell>
              <table:table-cell office:value-type="float" office:value="0.891785">
                <text:p>0.891785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0.890390768690318">
                <text:p>0.890390768690318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5.45">
                <text:p>5.45</text:p>
              </table:table-cell>
              <table:table-cell office:value-type="float" office:value="0.893202">
                <text:p>0.893202</text:p>
              </table:table-cell>
              <table:table-cell office:value-type="float" office:value="5.45">
                <text:p>5.45</text:p>
              </table:table-cell>
              <table:table-cell office:value-type="float" office:value="0.892327">
                <text:p>0.892327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0.890937447012146">
                <text:p>0.890937447012146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5.46">
                <text:p>5.46</text:p>
              </table:table-cell>
              <table:table-cell office:value-type="float" office:value="0.893738">
                <text:p>0.893738</text:p>
              </table:table-cell>
              <table:table-cell office:value-type="float" office:value="5.46">
                <text:p>5.46</text:p>
              </table:table-cell>
              <table:table-cell office:value-type="float" office:value="0.892867">
                <text:p>0.892867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0.891481398764469">
                <text:p>0.891481398764469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5.47">
                <text:p>5.47</text:p>
              </table:table-cell>
              <table:table-cell office:value-type="float" office:value="0.894272">
                <text:p>0.894272</text:p>
              </table:table-cell>
              <table:table-cell office:value-type="float" office:value="5.47">
                <text:p>5.47</text:p>
              </table:table-cell>
              <table:table-cell office:value-type="float" office:value="0.893404">
                <text:p>0.893404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0.892022637546109">
                <text:p>0.892022637546109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5.48">
                <text:p>5.48</text:p>
              </table:table-cell>
              <table:table-cell office:value-type="float" office:value="0.894804">
                <text:p>0.894804</text:p>
              </table:table-cell>
              <table:table-cell office:value-type="float" office:value="5.48">
                <text:p>5.48</text:p>
              </table:table-cell>
              <table:table-cell office:value-type="float" office:value="0.893938">
                <text:p>0.893938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0.892561176888065">
                <text:p>0.89256117688806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49">
                <text:p>5.49</text:p>
              </table:table-cell>
              <table:table-cell office:value-type="float" office:value="0.895332">
                <text:p>0.895332</text:p>
              </table:table-cell>
              <table:table-cell office:value-type="float" office:value="5.49">
                <text:p>5.49</text:p>
              </table:table-cell>
              <table:table-cell office:value-type="float" office:value="0.89447">
                <text:p>0.89447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0.893097030253846">
                <text:p>0.893097030253846</text:p>
              </table:table-cell>
            </table:table-row>
            <table:table-row>
              <table:table-cell office:value-type="float" office:value="5.51">
                <text:p>5.51</text:p>
              </table:table-cell>
              <table:table-cell office:value-type="float" office:value="5.5">
                <text:p>5.5</text:p>
              </table:table-cell>
              <table:table-cell office:value-type="float" office:value="0.895858">
                <text:p>0.895858</text:p>
              </table:table-cell>
              <table:table-cell office:value-type="float" office:value="5.5">
                <text:p>5.5</text:p>
              </table:table-cell>
              <table:table-cell office:value-type="float" office:value="0.894999">
                <text:p>0.894999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0.893630211039817">
                <text:p>0.893630211039817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5.51">
                <text:p>5.51</text:p>
              </table:table-cell>
              <table:table-cell office:value-type="float" office:value="0.896382">
                <text:p>0.896382</text:p>
              </table:table-cell>
              <table:table-cell office:value-type="float" office:value="5.51">
                <text:p>5.51</text:p>
              </table:table-cell>
              <table:table-cell office:value-type="float" office:value="0.895525">
                <text:p>0.895525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0.894160732575523">
                <text:p>0.894160732575523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5.52">
                <text:p>5.52</text:p>
              </table:table-cell>
              <table:table-cell office:value-type="float" office:value="0.896902">
                <text:p>0.896902</text:p>
              </table:table-cell>
              <table:table-cell office:value-type="float" office:value="5.52">
                <text:p>5.52</text:p>
              </table:table-cell>
              <table:table-cell office:value-type="float" office:value="0.896049">
                <text:p>0.896049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0.894688608124031">
                <text:p>0.894688608124031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5.53">
                <text:p>5.53</text:p>
              </table:table-cell>
              <table:table-cell office:value-type="float" office:value="0.89742">
                <text:p>0.89742</text:p>
              </table:table-cell>
              <table:table-cell office:value-type="float" office:value="5.53">
                <text:p>5.53</text:p>
              </table:table-cell>
              <table:table-cell office:value-type="float" office:value="0.89657">
                <text:p>0.89657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0.895213850882257">
                <text:p>0.895213850882257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5.54">
                <text:p>5.54</text:p>
              </table:table-cell>
              <table:table-cell office:value-type="float" office:value="0.897936">
                <text:p>0.897936</text:p>
              </table:table-cell>
              <table:table-cell office:value-type="float" office:value="5.54">
                <text:p>5.54</text:p>
              </table:table-cell>
              <table:table-cell office:value-type="float" office:value="0.897089">
                <text:p>0.897089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0.895736473981298">
                <text:p>0.895736473981298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5.55">
                <text:p>5.55</text:p>
              </table:table-cell>
              <table:table-cell office:value-type="float" office:value="0.898449">
                <text:p>0.898449</text:p>
              </table:table-cell>
              <table:table-cell office:value-type="float" office:value="5.55">
                <text:p>5.55</text:p>
              </table:table-cell>
              <table:table-cell office:value-type="float" office:value="0.897604">
                <text:p>0.897604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0.896256490486758">
                <text:p>0.896256490486758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5.56">
                <text:p>5.56</text:p>
              </table:table-cell>
              <table:table-cell office:value-type="float" office:value="0.898959">
                <text:p>0.898959</text:p>
              </table:table-cell>
              <table:table-cell office:value-type="float" office:value="5.56">
                <text:p>5.56</text:p>
              </table:table-cell>
              <table:table-cell office:value-type="float" office:value="0.898118">
                <text:p>0.898118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0.896773913399076">
                <text:p>0.896773913399076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5.57">
                <text:p>5.57</text:p>
              </table:table-cell>
              <table:table-cell office:value-type="float" office:value="0.899467">
                <text:p>0.899467</text:p>
              </table:table-cell>
              <table:table-cell office:value-type="float" office:value="5.57">
                <text:p>5.57</text:p>
              </table:table-cell>
              <table:table-cell office:value-type="float" office:value="0.898628">
                <text:p>0.898628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0.897288755653854">
                <text:p>0.897288755653854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5.58">
                <text:p>5.58</text:p>
              </table:table-cell>
              <table:table-cell office:value-type="float" office:value="0.899972">
                <text:p>0.899972</text:p>
              </table:table-cell>
              <table:table-cell office:value-type="float" office:value="5.58">
                <text:p>5.58</text:p>
              </table:table-cell>
              <table:table-cell office:value-type="float" office:value="0.899137">
                <text:p>0.899137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0.897801030122173">
                <text:p>0.89780103012217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59">
                <text:p>5.59</text:p>
              </table:table-cell>
              <table:table-cell office:value-type="float" office:value="0.900475">
                <text:p>0.900475</text:p>
              </table:table-cell>
              <table:table-cell office:value-type="float" office:value="5.59">
                <text:p>5.59</text:p>
              </table:table-cell>
              <table:table-cell office:value-type="float" office:value="0.899642">
                <text:p>0.899642</text:p>
              </table:table-cell>
              <table:table-cell office:value-type="float" office:value="5.56999999999992">
                <text:p>5.56999999999992</text:p>
              </table:table-cell>
              <table:table-cell office:value-type="float" office:value="0.898310749610922">
                <text:p>0.898310749610922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5.6">
                <text:p>5.6</text:p>
              </table:table-cell>
              <table:table-cell office:value-type="float" office:value="0.900975">
                <text:p>0.900975</text:p>
              </table:table-cell>
              <table:table-cell office:value-type="float" office:value="5.6">
                <text:p>5.6</text:p>
              </table:table-cell>
              <table:table-cell office:value-type="float" office:value="0.900145">
                <text:p>0.900145</text:p>
              </table:table-cell>
              <table:table-cell office:value-type="float" office:value="5.57999999999992">
                <text:p>5.57999999999992</text:p>
              </table:table-cell>
              <table:table-cell office:value-type="float" office:value="0.898817926863116">
                <text:p>0.898817926863116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5.61">
                <text:p>5.61</text:p>
              </table:table-cell>
              <table:table-cell office:value-type="float" office:value="0.901472">
                <text:p>0.901472</text:p>
              </table:table-cell>
              <table:table-cell office:value-type="float" office:value="5.61">
                <text:p>5.61</text:p>
              </table:table-cell>
              <table:table-cell office:value-type="float" office:value="0.900646">
                <text:p>0.900646</text:p>
              </table:table-cell>
              <table:table-cell office:value-type="float" office:value="5.58999999999992">
                <text:p>5.58999999999992</text:p>
              </table:table-cell>
              <table:table-cell office:value-type="float" office:value="0.899322574558211">
                <text:p>0.899322574558211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5.62">
                <text:p>5.62</text:p>
              </table:table-cell>
              <table:table-cell office:value-type="float" office:value="0.901968">
                <text:p>0.901968</text:p>
              </table:table-cell>
              <table:table-cell office:value-type="float" office:value="5.62">
                <text:p>5.62</text:p>
              </table:table-cell>
              <table:table-cell office:value-type="float" office:value="0.901144">
                <text:p>0.901144</text:p>
              </table:table-cell>
              <table:table-cell office:value-type="float" office:value="5.59999999999992">
                <text:p>5.59999999999992</text:p>
              </table:table-cell>
              <table:table-cell office:value-type="float" office:value="0.899824705312426">
                <text:p>0.899824705312426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5.63">
                <text:p>5.63</text:p>
              </table:table-cell>
              <table:table-cell office:value-type="float" office:value="0.90246">
                <text:p>0.90246</text:p>
              </table:table-cell>
              <table:table-cell office:value-type="float" office:value="5.63">
                <text:p>5.63</text:p>
              </table:table-cell>
              <table:table-cell office:value-type="float" office:value="0.901639">
                <text:p>0.901639</text:p>
              </table:table-cell>
              <table:table-cell office:value-type="float" office:value="5.60999999999992">
                <text:p>5.60999999999992</text:p>
              </table:table-cell>
              <table:table-cell office:value-type="float" office:value="0.900324331679057">
                <text:p>0.900324331679057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5.64">
                <text:p>5.64</text:p>
              </table:table-cell>
              <table:table-cell office:value-type="float" office:value="0.90295">
                <text:p>0.90295</text:p>
              </table:table-cell>
              <table:table-cell office:value-type="float" office:value="5.64">
                <text:p>5.64</text:p>
              </table:table-cell>
              <table:table-cell office:value-type="float" office:value="0.902132">
                <text:p>0.902132</text:p>
              </table:table-cell>
              <table:table-cell office:value-type="float" office:value="5.61999999999992">
                <text:p>5.61999999999992</text:p>
              </table:table-cell>
              <table:table-cell office:value-type="float" office:value="0.900821466148789">
                <text:p>0.900821466148789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5.65">
                <text:p>5.65</text:p>
              </table:table-cell>
              <table:table-cell office:value-type="float" office:value="0.903438">
                <text:p>0.903438</text:p>
              </table:table-cell>
              <table:table-cell office:value-type="float" office:value="5.65">
                <text:p>5.65</text:p>
              </table:table-cell>
              <table:table-cell office:value-type="float" office:value="0.902623">
                <text:p>0.902623</text:p>
              </table:table-cell>
              <table:table-cell office:value-type="float" office:value="5.62999999999992">
                <text:p>5.62999999999992</text:p>
              </table:table-cell>
              <table:table-cell office:value-type="float" office:value="0.901316121150008">
                <text:p>0.901316121150008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5.66">
                <text:p>5.66</text:p>
              </table:table-cell>
              <table:table-cell office:value-type="float" office:value="0.903923">
                <text:p>0.903923</text:p>
              </table:table-cell>
              <table:table-cell office:value-type="float" office:value="5.66">
                <text:p>5.66</text:p>
              </table:table-cell>
              <table:table-cell office:value-type="float" office:value="0.903111">
                <text:p>0.903111</text:p>
              </table:table-cell>
              <table:table-cell office:value-type="float" office:value="5.63999999999992">
                <text:p>5.63999999999992</text:p>
              </table:table-cell>
              <table:table-cell office:value-type="float" office:value="0.901808309049117">
                <text:p>0.901808309049117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5.67">
                <text:p>5.67</text:p>
              </table:table-cell>
              <table:table-cell office:value-type="float" office:value="0.904406">
                <text:p>0.904406</text:p>
              </table:table-cell>
              <table:table-cell office:value-type="float" office:value="5.67">
                <text:p>5.67</text:p>
              </table:table-cell>
              <table:table-cell office:value-type="float" office:value="0.903597">
                <text:p>0.903597</text:p>
              </table:table-cell>
              <table:table-cell office:value-type="float" office:value="5.64999999999992">
                <text:p>5.64999999999992</text:p>
              </table:table-cell>
              <table:table-cell office:value-type="float" office:value="0.902298042150838">
                <text:p>0.902298042150838</text:p>
              </table:table-cell>
            </table:table-row>
            <table:table-row>
              <table:table-cell office:value-type="float" office:value="5.69">
                <text:p>5.69</text:p>
              </table:table-cell>
              <table:table-cell office:value-type="float" office:value="5.68">
                <text:p>5.68</text:p>
              </table:table-cell>
              <table:table-cell office:value-type="float" office:value="0.904886">
                <text:p>0.904886</text:p>
              </table:table-cell>
              <table:table-cell office:value-type="float" office:value="5.68">
                <text:p>5.68</text:p>
              </table:table-cell>
              <table:table-cell office:value-type="float" office:value="0.90408">
                <text:p>0.90408</text:p>
              </table:table-cell>
              <table:table-cell office:value-type="float" office:value="5.65999999999992">
                <text:p>5.65999999999992</text:p>
              </table:table-cell>
              <table:table-cell office:value-type="float" office:value="0.902785332698523">
                <text:p>0.90278533269852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69">
                <text:p>5.69</text:p>
              </table:table-cell>
              <table:table-cell office:value-type="float" office:value="0.905364">
                <text:p>0.905364</text:p>
              </table:table-cell>
              <table:table-cell office:value-type="float" office:value="5.69">
                <text:p>5.69</text:p>
              </table:table-cell>
              <table:table-cell office:value-type="float" office:value="0.904561">
                <text:p>0.904561</text:p>
              </table:table-cell>
              <table:table-cell office:value-type="float" office:value="5.66999999999992">
                <text:p>5.66999999999992</text:p>
              </table:table-cell>
              <table:table-cell office:value-type="float" office:value="0.903270192874463">
                <text:p>0.903270192874463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5.7">
                <text:p>5.7</text:p>
              </table:table-cell>
              <table:table-cell office:value-type="float" office:value="0.90584">
                <text:p>0.90584</text:p>
              </table:table-cell>
              <table:table-cell office:value-type="float" office:value="5.7">
                <text:p>5.7</text:p>
              </table:table-cell>
              <table:table-cell office:value-type="float" office:value="0.905039">
                <text:p>0.905039</text:p>
              </table:table-cell>
              <table:table-cell office:value-type="float" office:value="5.67999999999992">
                <text:p>5.67999999999992</text:p>
              </table:table-cell>
              <table:table-cell office:value-type="float" office:value="0.903752634800187">
                <text:p>0.903752634800187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5.71">
                <text:p>5.71</text:p>
              </table:table-cell>
              <table:table-cell office:value-type="float" office:value="0.906313">
                <text:p>0.906313</text:p>
              </table:table-cell>
              <table:table-cell office:value-type="float" office:value="5.71">
                <text:p>5.71</text:p>
              </table:table-cell>
              <table:table-cell office:value-type="float" office:value="0.905515">
                <text:p>0.905515</text:p>
              </table:table-cell>
              <table:table-cell office:value-type="float" office:value="5.68999999999992">
                <text:p>5.68999999999992</text:p>
              </table:table-cell>
              <table:table-cell office:value-type="float" office:value="0.904232670536768">
                <text:p>0.904232670536768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5.72">
                <text:p>5.72</text:p>
              </table:table-cell>
              <table:table-cell office:value-type="float" office:value="0.906784">
                <text:p>0.906784</text:p>
              </table:table-cell>
              <table:table-cell office:value-type="float" office:value="5.72">
                <text:p>5.72</text:p>
              </table:table-cell>
              <table:table-cell office:value-type="float" office:value="0.905989">
                <text:p>0.905989</text:p>
              </table:table-cell>
              <table:table-cell office:value-type="float" office:value="5.69999999999992">
                <text:p>5.69999999999992</text:p>
              </table:table-cell>
              <table:table-cell office:value-type="float" office:value="0.904710312085125">
                <text:p>0.904710312085125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5.73">
                <text:p>5.73</text:p>
              </table:table-cell>
              <table:table-cell office:value-type="float" office:value="0.907252">
                <text:p>0.907252</text:p>
              </table:table-cell>
              <table:table-cell office:value-type="float" office:value="5.73">
                <text:p>5.73</text:p>
              </table:table-cell>
              <table:table-cell office:value-type="float" office:value="0.90646">
                <text:p>0.90646</text:p>
              </table:table-cell>
              <table:table-cell office:value-type="float" office:value="5.70999999999992">
                <text:p>5.70999999999992</text:p>
              </table:table-cell>
              <table:table-cell office:value-type="float" office:value="0.905185571386321">
                <text:p>0.905185571386321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5.74">
                <text:p>5.74</text:p>
              </table:table-cell>
              <table:table-cell office:value-type="float" office:value="0.907719">
                <text:p>0.907719</text:p>
              </table:table-cell>
              <table:table-cell office:value-type="float" office:value="5.74">
                <text:p>5.74</text:p>
              </table:table-cell>
              <table:table-cell office:value-type="float" office:value="0.906929">
                <text:p>0.906929</text:p>
              </table:table-cell>
              <table:table-cell office:value-type="float" office:value="5.71999999999992">
                <text:p>5.71999999999992</text:p>
              </table:table-cell>
              <table:table-cell office:value-type="float" office:value="0.905658460321863">
                <text:p>0.905658460321863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5.75">
                <text:p>5.75</text:p>
              </table:table-cell>
              <table:table-cell office:value-type="float" office:value="0.908182">
                <text:p>0.908182</text:p>
              </table:table-cell>
              <table:table-cell office:value-type="float" office:value="5.75">
                <text:p>5.75</text:p>
              </table:table-cell>
              <table:table-cell office:value-type="float" office:value="0.907395">
                <text:p>0.907395</text:p>
              </table:table-cell>
              <table:table-cell office:value-type="float" office:value="5.72999999999992">
                <text:p>5.72999999999992</text:p>
              </table:table-cell>
              <table:table-cell office:value-type="float" office:value="0.906128990714">
                <text:p>0.906128990714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5.76">
                <text:p>5.76</text:p>
              </table:table-cell>
              <table:table-cell office:value-type="float" office:value="0.908644">
                <text:p>0.908644</text:p>
              </table:table-cell>
              <table:table-cell office:value-type="float" office:value="5.76">
                <text:p>5.76</text:p>
              </table:table-cell>
              <table:table-cell office:value-type="float" office:value="0.90786">
                <text:p>0.90786</text:p>
              </table:table-cell>
              <table:table-cell office:value-type="float" office:value="5.73999999999992">
                <text:p>5.73999999999992</text:p>
              </table:table-cell>
              <table:table-cell office:value-type="float" office:value="0.906597174326015">
                <text:p>0.90659717432601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5.77">
                <text:p>5.77</text:p>
              </table:table-cell>
              <table:table-cell office:value-type="float" office:value="0.909103">
                <text:p>0.909103</text:p>
              </table:table-cell>
              <table:table-cell office:value-type="float" office:value="5.77">
                <text:p>5.77</text:p>
              </table:table-cell>
              <table:table-cell office:value-type="float" office:value="0.908321">
                <text:p>0.908321</text:p>
              </table:table-cell>
              <table:table-cell office:value-type="float" office:value="5.74999999999992">
                <text:p>5.74999999999992</text:p>
              </table:table-cell>
              <table:table-cell office:value-type="float" office:value="0.907063022862524">
                <text:p>0.907063022862524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5.78">
                <text:p>5.78</text:p>
              </table:table-cell>
              <table:table-cell office:value-type="float" office:value="0.90956">
                <text:p>0.90956</text:p>
              </table:table-cell>
              <table:table-cell office:value-type="float" office:value="5.78">
                <text:p>5.78</text:p>
              </table:table-cell>
              <table:table-cell office:value-type="float" office:value="0.908781">
                <text:p>0.908781</text:p>
              </table:table-cell>
              <table:table-cell office:value-type="float" office:value="5.75999999999992">
                <text:p>5.75999999999992</text:p>
              </table:table-cell>
              <table:table-cell office:value-type="float" office:value="0.907526547969764">
                <text:p>0.90752654796976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79">
                <text:p>5.79</text:p>
              </table:table-cell>
              <table:table-cell office:value-type="float" office:value="0.910014">
                <text:p>0.910014</text:p>
              </table:table-cell>
              <table:table-cell office:value-type="float" office:value="5.79">
                <text:p>5.79</text:p>
              </table:table-cell>
              <table:table-cell office:value-type="float" office:value="0.909238">
                <text:p>0.909238</text:p>
              </table:table-cell>
              <table:table-cell office:value-type="float" office:value="5.76999999999992">
                <text:p>5.76999999999992</text:p>
              </table:table-cell>
              <table:table-cell office:value-type="float" office:value="0.907987761235887">
                <text:p>0.907987761235887</text:p>
              </table:table-cell>
            </table:table-row>
            <table:table-row>
              <table:table-cell office:value-type="float" office:value="5.81">
                <text:p>5.81</text:p>
              </table:table-cell>
              <table:table-cell office:value-type="float" office:value="5.8">
                <text:p>5.8</text:p>
              </table:table-cell>
              <table:table-cell office:value-type="float" office:value="0.910466">
                <text:p>0.910466</text:p>
              </table:table-cell>
              <table:table-cell office:value-type="float" office:value="5.8">
                <text:p>5.8</text:p>
              </table:table-cell>
              <table:table-cell office:value-type="float" office:value="0.909693">
                <text:p>0.909693</text:p>
              </table:table-cell>
              <table:table-cell office:value-type="float" office:value="5.77999999999992">
                <text:p>5.77999999999992</text:p>
              </table:table-cell>
              <table:table-cell office:value-type="float" office:value="0.908446674191248">
                <text:p>0.908446674191248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5.81">
                <text:p>5.81</text:p>
              </table:table-cell>
              <table:table-cell office:value-type="float" office:value="0.910916">
                <text:p>0.910916</text:p>
              </table:table-cell>
              <table:table-cell office:value-type="float" office:value="5.81">
                <text:p>5.81</text:p>
              </table:table-cell>
              <table:table-cell office:value-type="float" office:value="0.910146">
                <text:p>0.910146</text:p>
              </table:table-cell>
              <table:table-cell office:value-type="float" office:value="5.78999999999992">
                <text:p>5.78999999999992</text:p>
              </table:table-cell>
              <table:table-cell office:value-type="float" office:value="0.908903298308696">
                <text:p>0.908903298308696</text:p>
              </table:table-cell>
            </table:table-row>
            <table:table-row>
              <table:table-cell office:value-type="float" office:value="5.83">
                <text:p>5.83</text:p>
              </table:table-cell>
              <table:table-cell office:value-type="float" office:value="5.82">
                <text:p>5.82</text:p>
              </table:table-cell>
              <table:table-cell office:value-type="float" office:value="0.911364">
                <text:p>0.911364</text:p>
              </table:table-cell>
              <table:table-cell office:value-type="float" office:value="5.82">
                <text:p>5.82</text:p>
              </table:table-cell>
              <table:table-cell office:value-type="float" office:value="0.910596">
                <text:p>0.910596</text:p>
              </table:table-cell>
              <table:table-cell office:value-type="float" office:value="5.79999999999992">
                <text:p>5.79999999999992</text:p>
              </table:table-cell>
              <table:table-cell office:value-type="float" office:value="0.909357645003857">
                <text:p>0.909357645003857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5.83">
                <text:p>5.83</text:p>
              </table:table-cell>
              <table:table-cell office:value-type="float" office:value="0.911809">
                <text:p>0.911809</text:p>
              </table:table-cell>
              <table:table-cell office:value-type="float" office:value="5.83">
                <text:p>5.83</text:p>
              </table:table-cell>
              <table:table-cell office:value-type="float" office:value="0.911044">
                <text:p>0.911044</text:p>
              </table:table-cell>
              <table:table-cell office:value-type="float" office:value="5.80999999999992">
                <text:p>5.80999999999992</text:p>
              </table:table-cell>
              <table:table-cell office:value-type="float" office:value="0.909809725635422">
                <text:p>0.909809725635422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5.84">
                <text:p>5.84</text:p>
              </table:table-cell>
              <table:table-cell office:value-type="float" office:value="0.912252">
                <text:p>0.912252</text:p>
              </table:table-cell>
              <table:table-cell office:value-type="float" office:value="5.84">
                <text:p>5.84</text:p>
              </table:table-cell>
              <table:table-cell office:value-type="float" office:value="0.91149">
                <text:p>0.91149</text:p>
              </table:table-cell>
              <table:table-cell office:value-type="float" office:value="5.81999999999992">
                <text:p>5.81999999999992</text:p>
              </table:table-cell>
              <table:table-cell office:value-type="float" office:value="0.910259551505431">
                <text:p>0.910259551505431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5.85">
                <text:p>5.85</text:p>
              </table:table-cell>
              <table:table-cell office:value-type="float" office:value="0.912693">
                <text:p>0.912693</text:p>
              </table:table-cell>
              <table:table-cell office:value-type="float" office:value="5.85">
                <text:p>5.85</text:p>
              </table:table-cell>
              <table:table-cell office:value-type="float" office:value="0.911934">
                <text:p>0.911934</text:p>
              </table:table-cell>
              <table:table-cell office:value-type="float" office:value="5.82999999999992">
                <text:p>5.82999999999992</text:p>
              </table:table-cell>
              <table:table-cell office:value-type="float" office:value="0.910707133859553">
                <text:p>0.910707133859553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5.86">
                <text:p>5.86</text:p>
              </table:table-cell>
              <table:table-cell office:value-type="float" office:value="0.913132">
                <text:p>0.913132</text:p>
              </table:table-cell>
              <table:table-cell office:value-type="float" office:value="5.86">
                <text:p>5.86</text:p>
              </table:table-cell>
              <table:table-cell office:value-type="float" office:value="0.912375">
                <text:p>0.912375</text:p>
              </table:table-cell>
              <table:table-cell office:value-type="float" office:value="5.83999999999992">
                <text:p>5.83999999999992</text:p>
              </table:table-cell>
              <table:table-cell office:value-type="float" office:value="0.911152483887371">
                <text:p>0.911152483887371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5.87">
                <text:p>5.87</text:p>
              </table:table-cell>
              <table:table-cell office:value-type="float" office:value="0.913569">
                <text:p>0.913569</text:p>
              </table:table-cell>
              <table:table-cell office:value-type="float" office:value="5.87">
                <text:p>5.87</text:p>
              </table:table-cell>
              <table:table-cell office:value-type="float" office:value="0.912815">
                <text:p>0.912815</text:p>
              </table:table-cell>
              <table:table-cell office:value-type="float" office:value="5.84999999999992">
                <text:p>5.84999999999992</text:p>
              </table:table-cell>
              <table:table-cell office:value-type="float" office:value="0.911595612722659">
                <text:p>0.911595612722659</text:p>
              </table:table-cell>
            </table:table-row>
            <table:table-row>
              <table:table-cell office:value-type="float" office:value="5.89">
                <text:p>5.89</text:p>
              </table:table-cell>
              <table:table-cell office:value-type="float" office:value="5.88">
                <text:p>5.88</text:p>
              </table:table-cell>
              <table:table-cell office:value-type="float" office:value="0.914003">
                <text:p>0.914003</text:p>
              </table:table-cell>
              <table:table-cell office:value-type="float" office:value="5.88">
                <text:p>5.88</text:p>
              </table:table-cell>
              <table:table-cell office:value-type="float" office:value="0.913252">
                <text:p>0.913252</text:p>
              </table:table-cell>
              <table:table-cell office:value-type="float" office:value="5.85999999999992">
                <text:p>5.85999999999992</text:p>
              </table:table-cell>
              <table:table-cell office:value-type="float" office:value="0.912036531443661">
                <text:p>0.912036531443661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5.89">
                <text:p>5.89</text:p>
              </table:table-cell>
              <table:table-cell office:value-type="float" office:value="0.914435">
                <text:p>0.914435</text:p>
              </table:table-cell>
              <table:table-cell office:value-type="float" office:value="5.89">
                <text:p>5.89</text:p>
              </table:table-cell>
              <table:table-cell office:value-type="float" office:value="0.913686">
                <text:p>0.913686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0.912475251073367">
                <text:p>0.912475251073367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5.9">
                <text:p>5.9</text:p>
              </table:table-cell>
              <table:table-cell office:value-type="float" office:value="0.914865">
                <text:p>0.914865</text:p>
              </table:table-cell>
              <table:table-cell office:value-type="float" office:value="5.9">
                <text:p>5.9</text:p>
              </table:table-cell>
              <table:table-cell office:value-type="float" office:value="0.914119">
                <text:p>0.914119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0.912911782579792">
                <text:p>0.912911782579792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5.91">
                <text:p>5.91</text:p>
              </table:table-cell>
              <table:table-cell office:value-type="float" office:value="0.915293">
                <text:p>0.915293</text:p>
              </table:table-cell>
              <table:table-cell office:value-type="float" office:value="5.91">
                <text:p>5.91</text:p>
              </table:table-cell>
              <table:table-cell office:value-type="float" office:value="0.91455">
                <text:p>0.91455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0.913346136876245">
                <text:p>0.913346136876245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5.92">
                <text:p>5.92</text:p>
              </table:table-cell>
              <table:table-cell office:value-type="float" office:value="0.915719">
                <text:p>0.915719</text:p>
              </table:table-cell>
              <table:table-cell office:value-type="float" office:value="5.92">
                <text:p>5.92</text:p>
              </table:table-cell>
              <table:table-cell office:value-type="float" office:value="0.914978">
                <text:p>0.914978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0.913778324821607">
                <text:p>0.913778324821607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5.93">
                <text:p>5.93</text:p>
              </table:table-cell>
              <table:table-cell office:value-type="float" office:value="0.916142">
                <text:p>0.916142</text:p>
              </table:table-cell>
              <table:table-cell office:value-type="float" office:value="5.93">
                <text:p>5.93</text:p>
              </table:table-cell>
              <table:table-cell office:value-type="float" office:value="0.915404">
                <text:p>0.915404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0.914208357220599">
                <text:p>0.914208357220599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5.94">
                <text:p>5.94</text:p>
              </table:table-cell>
              <table:table-cell office:value-type="float" office:value="0.916564">
                <text:p>0.916564</text:p>
              </table:table-cell>
              <table:table-cell office:value-type="float" office:value="5.94">
                <text:p>5.94</text:p>
              </table:table-cell>
              <table:table-cell office:value-type="float" office:value="0.915828">
                <text:p>0.915828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0.914636244824053">
                <text:p>0.914636244824053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5.95">
                <text:p>5.95</text:p>
              </table:table-cell>
              <table:table-cell office:value-type="float" office:value="0.916983">
                <text:p>0.916983</text:p>
              </table:table-cell>
              <table:table-cell office:value-type="float" office:value="5.95">
                <text:p>5.95</text:p>
              </table:table-cell>
              <table:table-cell office:value-type="float" office:value="0.91625">
                <text:p>0.91625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0.915061998329181">
                <text:p>0.915061998329181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5.96">
                <text:p>5.96</text:p>
              </table:table-cell>
              <table:table-cell office:value-type="float" office:value="0.9174">
                <text:p>0.9174</text:p>
              </table:table-cell>
              <table:table-cell office:value-type="float" office:value="5.96">
                <text:p>5.96</text:p>
              </table:table-cell>
              <table:table-cell office:value-type="float" office:value="0.91667">
                <text:p>0.91667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0.915485628379844">
                <text:p>0.915485628379844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5.97">
                <text:p>5.97</text:p>
              </table:table-cell>
              <table:table-cell office:value-type="float" office:value="0.917815">
                <text:p>0.917815</text:p>
              </table:table-cell>
              <table:table-cell office:value-type="float" office:value="5.97">
                <text:p>5.97</text:p>
              </table:table-cell>
              <table:table-cell office:value-type="float" office:value="0.917088">
                <text:p>0.917088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0.915907145566815">
                <text:p>0.915907145566815</text:p>
              </table:table-cell>
            </table:table-row>
            <table:table-row>
              <table:table-cell office:value-type="float" office:value="5.99">
                <text:p>5.99</text:p>
              </table:table-cell>
              <table:table-cell office:value-type="float" office:value="5.98">
                <text:p>5.98</text:p>
              </table:table-cell>
              <table:table-cell office:value-type="float" office:value="0.918228">
                <text:p>0.918228</text:p>
              </table:table-cell>
              <table:table-cell office:value-type="float" office:value="5.98">
                <text:p>5.98</text:p>
              </table:table-cell>
              <table:table-cell office:value-type="float" office:value="0.917503">
                <text:p>0.917503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0.916326560428045">
                <text:p>0.916326560428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9">
                <text:p>5.99</text:p>
              </table:table-cell>
              <table:table-cell office:value-type="float" office:value="0.918639">
                <text:p>0.918639</text:p>
              </table:table-cell>
              <table:table-cell office:value-type="float" office:value="5.99">
                <text:p>5.99</text:p>
              </table:table-cell>
              <table:table-cell office:value-type="float" office:value="0.917917">
                <text:p>0.917917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0.916743883448928">
                <text:p>0.916743883448928</text:p>
              </table:table-cell>
            </table:table-row>
            <table:table-row>
              <table:table-cell office:value-type="float" office:value="6.01">
                <text:p>6.01</text:p>
              </table:table-cell>
              <table:table-cell office:value-type="float" office:value="6">
                <text:p>6</text:p>
              </table:table-cell>
              <table:table-cell office:value-type="float" office:value="0.919048">
                <text:p>0.919048</text:p>
              </table:table-cell>
              <table:table-cell office:value-type="float" office:value="6">
                <text:p>6</text:p>
              </table:table-cell>
              <table:table-cell office:value-type="float" office:value="0.918328">
                <text:p>0.918328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0.917159125062561">
                <text:p>0.917159125062561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6.01">
                <text:p>6.01</text:p>
              </table:table-cell>
              <table:table-cell office:value-type="float" office:value="0.919455">
                <text:p>0.919455</text:p>
              </table:table-cell>
              <table:table-cell office:value-type="float" office:value="6.01">
                <text:p>6.01</text:p>
              </table:table-cell>
              <table:table-cell office:value-type="float" office:value="0.918738">
                <text:p>0.918738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0.917572295650006">
                <text:p>0.917572295650006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6.02">
                <text:p>6.02</text:p>
              </table:table-cell>
              <table:table-cell office:value-type="float" office:value="0.919859">
                <text:p>0.919859</text:p>
              </table:table-cell>
              <table:table-cell office:value-type="float" office:value="6.02">
                <text:p>6.02</text:p>
              </table:table-cell>
              <table:table-cell office:value-type="float" office:value="0.919145">
                <text:p>0.919145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0.917983405540549">
                <text:p>0.917983405540549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6.03">
                <text:p>6.03</text:p>
              </table:table-cell>
              <table:table-cell office:value-type="float" office:value="0.920262">
                <text:p>0.920262</text:p>
              </table:table-cell>
              <table:table-cell office:value-type="float" office:value="6.03">
                <text:p>6.03</text:p>
              </table:table-cell>
              <table:table-cell office:value-type="float" office:value="0.91955">
                <text:p>0.91955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0.918392465011958">
                <text:p>0.918392465011958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6.04">
                <text:p>6.04</text:p>
              </table:table-cell>
              <table:table-cell office:value-type="float" office:value="0.920663">
                <text:p>0.920663</text:p>
              </table:table-cell>
              <table:table-cell office:value-type="float" office:value="6.04">
                <text:p>6.04</text:p>
              </table:table-cell>
              <table:table-cell office:value-type="float" office:value="0.919953">
                <text:p>0.919953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0.918799484290743">
                <text:p>0.918799484290743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6.05">
                <text:p>6.05</text:p>
              </table:table-cell>
              <table:table-cell office:value-type="float" office:value="0.921062">
                <text:p>0.921062</text:p>
              </table:table-cell>
              <table:table-cell office:value-type="float" office:value="6.05">
                <text:p>6.05</text:p>
              </table:table-cell>
              <table:table-cell office:value-type="float" office:value="0.920355">
                <text:p>0.920355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0.919204473552406">
                <text:p>0.919204473552406</text:p>
              </table:table-cell>
            </table:table-row>
            <table:table-row>
              <table:table-cell office:value-type="float" office:value="6.07">
                <text:p>6.07</text:p>
              </table:table-cell>
              <table:table-cell office:value-type="float" office:value="6.06">
                <text:p>6.06</text:p>
              </table:table-cell>
              <table:table-cell office:value-type="float" office:value="0.921458">
                <text:p>0.921458</text:p>
              </table:table-cell>
              <table:table-cell office:value-type="float" office:value="6.06">
                <text:p>6.06</text:p>
              </table:table-cell>
              <table:table-cell office:value-type="float" office:value="0.920754">
                <text:p>0.920754</text:p>
              </table:table-cell>
              <table:table-cell office:value-type="float" office:value="6.03999999999991">
                <text:p>6.03999999999991</text:p>
              </table:table-cell>
              <table:table-cell office:value-type="float" office:value="0.919607442921699">
                <text:p>0.919607442921699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6.07">
                <text:p>6.07</text:p>
              </table:table-cell>
              <table:table-cell office:value-type="float" office:value="0.921853">
                <text:p>0.921853</text:p>
              </table:table-cell>
              <table:table-cell office:value-type="float" office:value="6.07">
                <text:p>6.07</text:p>
              </table:table-cell>
              <table:table-cell office:value-type="float" office:value="0.921151">
                <text:p>0.921151</text:p>
              </table:table-cell>
              <table:table-cell office:value-type="float" office:value="6.04999999999991">
                <text:p>6.04999999999991</text:p>
              </table:table-cell>
              <table:table-cell office:value-type="float" office:value="0.920008402472879">
                <text:p>0.920008402472879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6.08">
                <text:p>6.08</text:p>
              </table:table-cell>
              <table:table-cell office:value-type="float" office:value="0.922246">
                <text:p>0.922246</text:p>
              </table:table-cell>
              <table:table-cell office:value-type="float" office:value="6.08">
                <text:p>6.08</text:p>
              </table:table-cell>
              <table:table-cell office:value-type="float" office:value="0.921546">
                <text:p>0.921546</text:p>
              </table:table-cell>
              <table:table-cell office:value-type="float" office:value="6.05999999999991">
                <text:p>6.05999999999991</text:p>
              </table:table-cell>
              <table:table-cell office:value-type="float" office:value="0.920407362229954">
                <text:p>0.92040736222995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6.09">
                <text:p>6.09</text:p>
              </table:table-cell>
              <table:table-cell office:value-type="float" office:value="0.922636">
                <text:p>0.922636</text:p>
              </table:table-cell>
              <table:table-cell office:value-type="float" office:value="6.09">
                <text:p>6.09</text:p>
              </table:table-cell>
              <table:table-cell office:value-type="float" office:value="0.92194">
                <text:p>0.92194</text:p>
              </table:table-cell>
              <table:table-cell office:value-type="float" office:value="6.06999999999991">
                <text:p>6.06999999999991</text:p>
              </table:table-cell>
              <table:table-cell office:value-type="float" office:value="0.920804332166939">
                <text:p>0.920804332166939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6.1">
                <text:p>6.1</text:p>
              </table:table-cell>
              <table:table-cell office:value-type="float" office:value="0.923025">
                <text:p>0.923025</text:p>
              </table:table-cell>
              <table:table-cell office:value-type="float" office:value="6.1">
                <text:p>6.1</text:p>
              </table:table-cell>
              <table:table-cell office:value-type="float" office:value="0.922331">
                <text:p>0.922331</text:p>
              </table:table-cell>
              <table:table-cell office:value-type="float" office:value="6.07999999999991">
                <text:p>6.07999999999991</text:p>
              </table:table-cell>
              <table:table-cell office:value-type="float" office:value="0.921199322208104">
                <text:p>0.921199322208104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6.11">
                <text:p>6.11</text:p>
              </table:table-cell>
              <table:table-cell office:value-type="float" office:value="0.923412">
                <text:p>0.923412</text:p>
              </table:table-cell>
              <table:table-cell office:value-type="float" office:value="6.11">
                <text:p>6.11</text:p>
              </table:table-cell>
              <table:table-cell office:value-type="float" office:value="0.92272">
                <text:p>0.92272</text:p>
              </table:table-cell>
              <table:table-cell office:value-type="float" office:value="6.08999999999991">
                <text:p>6.08999999999991</text:p>
              </table:table-cell>
              <table:table-cell office:value-type="float" office:value="0.921592342228219">
                <text:p>0.921592342228219</text:p>
              </table:table-cell>
            </table:table-row>
            <table:table-row>
              <table:table-cell office:value-type="float" office:value="6.13">
                <text:p>6.13</text:p>
              </table:table-cell>
              <table:table-cell office:value-type="float" office:value="6.12">
                <text:p>6.12</text:p>
              </table:table-cell>
              <table:table-cell office:value-type="float" office:value="0.923797">
                <text:p>0.923797</text:p>
              </table:table-cell>
              <table:table-cell office:value-type="float" office:value="6.12">
                <text:p>6.12</text:p>
              </table:table-cell>
              <table:table-cell office:value-type="float" office:value="0.923108">
                <text:p>0.923108</text:p>
              </table:table-cell>
              <table:table-cell office:value-type="float" office:value="6.09999999999991">
                <text:p>6.09999999999991</text:p>
              </table:table-cell>
              <table:table-cell office:value-type="float" office:value="0.921983402052807">
                <text:p>0.921983402052807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6.13">
                <text:p>6.13</text:p>
              </table:table-cell>
              <table:table-cell office:value-type="float" office:value="0.92418">
                <text:p>0.92418</text:p>
              </table:table-cell>
              <table:table-cell office:value-type="float" office:value="6.13">
                <text:p>6.13</text:p>
              </table:table-cell>
              <table:table-cell office:value-type="float" office:value="0.923493">
                <text:p>0.923493</text:p>
              </table:table-cell>
              <table:table-cell office:value-type="float" office:value="6.10999999999991">
                <text:p>6.10999999999991</text:p>
              </table:table-cell>
              <table:table-cell office:value-type="float" office:value="0.922372511458383">
                <text:p>0.922372511458383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6.14">
                <text:p>6.14</text:p>
              </table:table-cell>
              <table:table-cell office:value-type="float" office:value="0.924561">
                <text:p>0.924561</text:p>
              </table:table-cell>
              <table:table-cell office:value-type="float" office:value="6.14">
                <text:p>6.14</text:p>
              </table:table-cell>
              <table:table-cell office:value-type="float" office:value="0.923877">
                <text:p>0.923877</text:p>
              </table:table-cell>
              <table:table-cell office:value-type="float" office:value="6.11999999999991">
                <text:p>6.11999999999991</text:p>
              </table:table-cell>
              <table:table-cell office:value-type="float" office:value="0.922759680172702">
                <text:p>0.922759680172702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6.15">
                <text:p>6.15</text:p>
              </table:table-cell>
              <table:table-cell office:value-type="float" office:value="0.92494">
                <text:p>0.92494</text:p>
              </table:table-cell>
              <table:table-cell office:value-type="float" office:value="6.15">
                <text:p>6.15</text:p>
              </table:table-cell>
              <table:table-cell office:value-type="float" office:value="0.924258">
                <text:p>0.924258</text:p>
              </table:table-cell>
              <table:table-cell office:value-type="float" office:value="6.12999999999991">
                <text:p>6.12999999999991</text:p>
              </table:table-cell>
              <table:table-cell office:value-type="float" office:value="0.923144917875002">
                <text:p>0.923144917875002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6.16">
                <text:p>6.16</text:p>
              </table:table-cell>
              <table:table-cell office:value-type="float" office:value="0.925317">
                <text:p>0.925317</text:p>
              </table:table-cell>
              <table:table-cell office:value-type="float" office:value="6.16">
                <text:p>6.16</text:p>
              </table:table-cell>
              <table:table-cell office:value-type="float" office:value="0.924638">
                <text:p>0.924638</text:p>
              </table:table-cell>
              <table:table-cell office:value-type="float" office:value="6.13999999999991">
                <text:p>6.13999999999991</text:p>
              </table:table-cell>
              <table:table-cell office:value-type="float" office:value="0.923528234196247">
                <text:p>0.923528234196247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6.17">
                <text:p>6.17</text:p>
              </table:table-cell>
              <table:table-cell office:value-type="float" office:value="0.925692">
                <text:p>0.925692</text:p>
              </table:table-cell>
              <table:table-cell office:value-type="float" office:value="6.17">
                <text:p>6.17</text:p>
              </table:table-cell>
              <table:table-cell office:value-type="float" office:value="0.925016">
                <text:p>0.925016</text:p>
              </table:table-cell>
              <table:table-cell office:value-type="float" office:value="6.14999999999991">
                <text:p>6.14999999999991</text:p>
              </table:table-cell>
              <table:table-cell office:value-type="float" office:value="0.923909638719363">
                <text:p>0.923909638719363</text:p>
              </table:table-cell>
            </table:table-row>
            <table:table-row>
              <table:table-cell office:value-type="float" office:value="6.19">
                <text:p>6.19</text:p>
              </table:table-cell>
              <table:table-cell office:value-type="float" office:value="6.18">
                <text:p>6.18</text:p>
              </table:table-cell>
              <table:table-cell office:value-type="float" office:value="0.926066">
                <text:p>0.926066</text:p>
              </table:table-cell>
              <table:table-cell office:value-type="float" office:value="6.18">
                <text:p>6.18</text:p>
              </table:table-cell>
              <table:table-cell office:value-type="float" office:value="0.925391">
                <text:p>0.925391</text:p>
              </table:table-cell>
              <table:table-cell office:value-type="float" office:value="6.15999999999991">
                <text:p>6.15999999999991</text:p>
              </table:table-cell>
              <table:table-cell office:value-type="float" office:value="0.924289140979485">
                <text:p>0.92428914097948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6.19">
                <text:p>6.19</text:p>
              </table:table-cell>
              <table:table-cell office:value-type="float" office:value="0.926437">
                <text:p>0.926437</text:p>
              </table:table-cell>
              <table:table-cell office:value-type="float" office:value="6.19">
                <text:p>6.19</text:p>
              </table:table-cell>
              <table:table-cell office:value-type="float" office:value="0.925765">
                <text:p>0.925765</text:p>
              </table:table-cell>
              <table:table-cell office:value-type="float" office:value="6.16999999999991">
                <text:p>6.16999999999991</text:p>
              </table:table-cell>
              <table:table-cell office:value-type="float" office:value="0.924666750464188">
                <text:p>0.924666750464188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6.2">
                <text:p>6.2</text:p>
              </table:table-cell>
              <table:table-cell office:value-type="float" office:value="0.926807">
                <text:p>0.926807</text:p>
              </table:table-cell>
              <table:table-cell office:value-type="float" office:value="6.2">
                <text:p>6.2</text:p>
              </table:table-cell>
              <table:table-cell office:value-type="float" office:value="0.926138">
                <text:p>0.926138</text:p>
              </table:table-cell>
              <table:table-cell office:value-type="float" office:value="6.17999999999991">
                <text:p>6.17999999999991</text:p>
              </table:table-cell>
              <table:table-cell office:value-type="float" office:value="0.925042476613729">
                <text:p>0.925042476613729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6.21">
                <text:p>6.21</text:p>
              </table:table-cell>
              <table:table-cell office:value-type="float" office:value="0.927175">
                <text:p>0.927175</text:p>
              </table:table-cell>
              <table:table-cell office:value-type="float" office:value="6.21">
                <text:p>6.21</text:p>
              </table:table-cell>
              <table:table-cell office:value-type="float" office:value="0.926508">
                <text:p>0.926508</text:p>
              </table:table-cell>
              <table:table-cell office:value-type="float" office:value="6.18999999999991">
                <text:p>6.18999999999991</text:p>
              </table:table-cell>
              <table:table-cell office:value-type="float" office:value="0.925416328821281">
                <text:p>0.925416328821281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6.22">
                <text:p>6.22</text:p>
              </table:table-cell>
              <table:table-cell office:value-type="float" office:value="0.927541">
                <text:p>0.927541</text:p>
              </table:table-cell>
              <table:table-cell office:value-type="float" office:value="6.22">
                <text:p>6.22</text:p>
              </table:table-cell>
              <table:table-cell office:value-type="float" office:value="0.926876">
                <text:p>0.926876</text:p>
              </table:table-cell>
              <table:table-cell office:value-type="float" office:value="6.19999999999991">
                <text:p>6.19999999999991</text:p>
              </table:table-cell>
              <table:table-cell office:value-type="float" office:value="0.925788316433169">
                <text:p>0.925788316433169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6.23">
                <text:p>6.23</text:p>
              </table:table-cell>
              <table:table-cell office:value-type="float" office:value="0.927905">
                <text:p>0.927905</text:p>
              </table:table-cell>
              <table:table-cell office:value-type="float" office:value="6.23">
                <text:p>6.23</text:p>
              </table:table-cell>
              <table:table-cell office:value-type="float" office:value="0.927243">
                <text:p>0.927243</text:p>
              </table:table-cell>
              <table:table-cell office:value-type="float" office:value="6.20999999999991">
                <text:p>6.20999999999991</text:p>
              </table:table-cell>
              <table:table-cell office:value-type="float" office:value="0.926158448749102">
                <text:p>0.926158448749102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6.24">
                <text:p>6.24</text:p>
              </table:table-cell>
              <table:table-cell office:value-type="float" office:value="0.928267">
                <text:p>0.928267</text:p>
              </table:table-cell>
              <table:table-cell office:value-type="float" office:value="6.24">
                <text:p>6.24</text:p>
              </table:table-cell>
              <table:table-cell office:value-type="float" office:value="0.927607">
                <text:p>0.927607</text:p>
              </table:table-cell>
              <table:table-cell office:value-type="float" office:value="6.21999999999991">
                <text:p>6.21999999999991</text:p>
              </table:table-cell>
              <table:table-cell office:value-type="float" office:value="0.926526735022409">
                <text:p>0.926526735022409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6.25">
                <text:p>6.25</text:p>
              </table:table-cell>
              <table:table-cell office:value-type="float" office:value="0.928628">
                <text:p>0.928628</text:p>
              </table:table-cell>
              <table:table-cell office:value-type="float" office:value="6.25">
                <text:p>6.25</text:p>
              </table:table-cell>
              <table:table-cell office:value-type="float" office:value="0.92797">
                <text:p>0.92797</text:p>
              </table:table-cell>
              <table:table-cell office:value-type="float" office:value="6.22999999999991">
                <text:p>6.22999999999991</text:p>
              </table:table-cell>
              <table:table-cell office:value-type="float" office:value="0.926893184460264">
                <text:p>0.926893184460264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6.26">
                <text:p>6.26</text:p>
              </table:table-cell>
              <table:table-cell office:value-type="float" office:value="0.928986">
                <text:p>0.928986</text:p>
              </table:table-cell>
              <table:table-cell office:value-type="float" office:value="6.26">
                <text:p>6.26</text:p>
              </table:table-cell>
              <table:table-cell office:value-type="float" office:value="0.928331">
                <text:p>0.928331</text:p>
              </table:table-cell>
              <table:table-cell office:value-type="float" office:value="6.23999999999991">
                <text:p>6.23999999999991</text:p>
              </table:table-cell>
              <table:table-cell office:value-type="float" office:value="0.927257806223924">
                <text:p>0.927257806223924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6.27">
                <text:p>6.27</text:p>
              </table:table-cell>
              <table:table-cell office:value-type="float" office:value="0.929343">
                <text:p>0.929343</text:p>
              </table:table-cell>
              <table:table-cell office:value-type="float" office:value="6.27">
                <text:p>6.27</text:p>
              </table:table-cell>
              <table:table-cell office:value-type="float" office:value="0.928691">
                <text:p>0.928691</text:p>
              </table:table-cell>
              <table:table-cell office:value-type="float" office:value="6.24999999999991">
                <text:p>6.24999999999991</text:p>
              </table:table-cell>
              <table:table-cell office:value-type="float" office:value="0.92762060942895">
                <text:p>0.92762060942895</text:p>
              </table:table-cell>
            </table:table-row>
            <table:table-row>
              <table:table-cell office:value-type="float" office:value="6.29">
                <text:p>6.29</text:p>
              </table:table-cell>
              <table:table-cell office:value-type="float" office:value="6.28">
                <text:p>6.28</text:p>
              </table:table-cell>
              <table:table-cell office:value-type="float" office:value="0.929698">
                <text:p>0.929698</text:p>
              </table:table-cell>
              <table:table-cell office:value-type="float" office:value="6.28">
                <text:p>6.28</text:p>
              </table:table-cell>
              <table:table-cell office:value-type="float" office:value="0.929048">
                <text:p>0.929048</text:p>
              </table:table-cell>
              <table:table-cell office:value-type="float" office:value="6.25999999999991">
                <text:p>6.25999999999991</text:p>
              </table:table-cell>
              <table:table-cell office:value-type="float" office:value="0.927981603145442">
                <text:p>0.927981603145442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.29">
                <text:p>6.29</text:p>
              </table:table-cell>
              <table:table-cell office:value-type="float" office:value="0.930052">
                <text:p>0.930052</text:p>
              </table:table-cell>
              <table:table-cell office:value-type="float" office:value="6.29">
                <text:p>6.29</text:p>
              </table:table-cell>
              <table:table-cell office:value-type="float" office:value="0.929404">
                <text:p>0.929404</text:p>
              </table:table-cell>
              <table:table-cell office:value-type="float" office:value="6.26999999999991">
                <text:p>6.26999999999991</text:p>
              </table:table-cell>
              <table:table-cell office:value-type="float" office:value="0.928340796398262">
                <text:p>0.928340796398262</text:p>
              </table:table-cell>
            </table:table-row>
            <table:table-row>
              <table:table-cell office:value-type="float" office:value="6.31">
                <text:p>6.31</text:p>
              </table:table-cell>
              <table:table-cell office:value-type="float" office:value="6.3">
                <text:p>6.3</text:p>
              </table:table-cell>
              <table:table-cell office:value-type="float" office:value="0.930403">
                <text:p>0.930403</text:p>
              </table:table-cell>
              <table:table-cell office:value-type="float" office:value="6.3">
                <text:p>6.3</text:p>
              </table:table-cell>
              <table:table-cell office:value-type="float" office:value="0.929758">
                <text:p>0.929758</text:p>
              </table:table-cell>
              <table:table-cell office:value-type="float" office:value="6.27999999999991">
                <text:p>6.27999999999991</text:p>
              </table:table-cell>
              <table:table-cell office:value-type="float" office:value="0.928698198167259">
                <text:p>0.928698198167259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6.31">
                <text:p>6.31</text:p>
              </table:table-cell>
              <table:table-cell office:value-type="float" office:value="0.930753">
                <text:p>0.930753</text:p>
              </table:table-cell>
              <table:table-cell office:value-type="float" office:value="6.31">
                <text:p>6.31</text:p>
              </table:table-cell>
              <table:table-cell office:value-type="float" office:value="0.93011">
                <text:p>0.93011</text:p>
              </table:table-cell>
              <table:table-cell office:value-type="float" office:value="6.28999999999991">
                <text:p>6.28999999999991</text:p>
              </table:table-cell>
              <table:table-cell office:value-type="float" office:value="0.929053817387498">
                <text:p>0.929053817387498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6.32">
                <text:p>6.32</text:p>
              </table:table-cell>
              <table:table-cell office:value-type="float" office:value="0.931101">
                <text:p>0.931101</text:p>
              </table:table-cell>
              <table:table-cell office:value-type="float" office:value="6.32">
                <text:p>6.32</text:p>
              </table:table-cell>
              <table:table-cell office:value-type="float" office:value="0.93046">
                <text:p>0.93046</text:p>
              </table:table-cell>
              <table:table-cell office:value-type="float" office:value="6.29999999999991">
                <text:p>6.29999999999991</text:p>
              </table:table-cell>
              <table:table-cell office:value-type="float" office:value="0.929407662949475">
                <text:p>0.929407662949475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6.33">
                <text:p>6.33</text:p>
              </table:table-cell>
              <table:table-cell office:value-type="float" office:value="0.931447">
                <text:p>0.931447</text:p>
              </table:table-cell>
              <table:table-cell office:value-type="float" office:value="6.33">
                <text:p>6.33</text:p>
              </table:table-cell>
              <table:table-cell office:value-type="float" office:value="0.930809">
                <text:p>0.930809</text:p>
              </table:table-cell>
              <table:table-cell office:value-type="float" office:value="6.30999999999991">
                <text:p>6.30999999999991</text:p>
              </table:table-cell>
              <table:table-cell office:value-type="float" office:value="0.92975974369935">
                <text:p>0.92975974369935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6.34">
                <text:p>6.34</text:p>
              </table:table-cell>
              <table:table-cell office:value-type="float" office:value="0.931792">
                <text:p>0.931792</text:p>
              </table:table-cell>
              <table:table-cell office:value-type="float" office:value="6.34">
                <text:p>6.34</text:p>
              </table:table-cell>
              <table:table-cell office:value-type="float" office:value="0.931155">
                <text:p>0.931155</text:p>
              </table:table-cell>
              <table:table-cell office:value-type="float" office:value="6.31999999999991">
                <text:p>6.31999999999991</text:p>
              </table:table-cell>
              <table:table-cell office:value-type="float" office:value="0.930110068439159">
                <text:p>0.930110068439159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6.35">
                <text:p>6.35</text:p>
              </table:table-cell>
              <table:table-cell office:value-type="float" office:value="0.932134">
                <text:p>0.932134</text:p>
              </table:table-cell>
              <table:table-cell office:value-type="float" office:value="6.35">
                <text:p>6.35</text:p>
              </table:table-cell>
              <table:table-cell office:value-type="float" office:value="0.9315">
                <text:p>0.9315</text:p>
              </table:table-cell>
              <table:table-cell office:value-type="float" office:value="6.32999999999991">
                <text:p>6.32999999999991</text:p>
              </table:table-cell>
              <table:table-cell office:value-type="float" office:value="0.930458645927039">
                <text:p>0.930458645927039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6.36">
                <text:p>6.36</text:p>
              </table:table-cell>
              <table:table-cell office:value-type="float" office:value="0.932475">
                <text:p>0.932475</text:p>
              </table:table-cell>
              <table:table-cell office:value-type="float" office:value="6.36">
                <text:p>6.36</text:p>
              </table:table-cell>
              <table:table-cell office:value-type="float" office:value="0.931844">
                <text:p>0.931844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0.930805484877445">
                <text:p>0.93080548487744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6.37">
                <text:p>6.37</text:p>
              </table:table-cell>
              <table:table-cell office:value-type="float" office:value="0.932815">
                <text:p>0.932815</text:p>
              </table:table-cell>
              <table:table-cell office:value-type="float" office:value="6.37">
                <text:p>6.37</text:p>
              </table:table-cell>
              <table:table-cell office:value-type="float" office:value="0.932185">
                <text:p>0.932185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0.931150593961369">
                <text:p>0.931150593961369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6.38">
                <text:p>6.38</text:p>
              </table:table-cell>
              <table:table-cell office:value-type="float" office:value="0.933152">
                <text:p>0.933152</text:p>
              </table:table-cell>
              <table:table-cell office:value-type="float" office:value="6.38">
                <text:p>6.38</text:p>
              </table:table-cell>
              <table:table-cell office:value-type="float" office:value="0.932525">
                <text:p>0.932525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0.931493981806557">
                <text:p>0.931493981806557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.39">
                <text:p>6.39</text:p>
              </table:table-cell>
              <table:table-cell office:value-type="float" office:value="0.933488">
                <text:p>0.933488</text:p>
              </table:table-cell>
              <table:table-cell office:value-type="float" office:value="6.39">
                <text:p>6.39</text:p>
              </table:table-cell>
              <table:table-cell office:value-type="float" office:value="0.932864">
                <text:p>0.932864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0.931835656997721">
                <text:p>0.931835656997721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6.4">
                <text:p>6.4</text:p>
              </table:table-cell>
              <table:table-cell office:value-type="float" office:value="0.933822">
                <text:p>0.933822</text:p>
              </table:table-cell>
              <table:table-cell office:value-type="float" office:value="6.4">
                <text:p>6.4</text:p>
              </table:table-cell>
              <table:table-cell office:value-type="float" office:value="0.9332">
                <text:p>0.9332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0.93217562807676">
                <text:p>0.93217562807676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6.41">
                <text:p>6.41</text:p>
              </table:table-cell>
              <table:table-cell office:value-type="float" office:value="0.934155">
                <text:p>0.934155</text:p>
              </table:table-cell>
              <table:table-cell office:value-type="float" office:value="6.41">
                <text:p>6.41</text:p>
              </table:table-cell>
              <table:table-cell office:value-type="float" office:value="0.933535">
                <text:p>0.933535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0.932513903542969">
                <text:p>0.932513903542969</text:p>
              </table:table-cell>
            </table:table-row>
            <table:table-row>
              <table:table-cell office:value-type="float" office:value="6.43">
                <text:p>6.43</text:p>
              </table:table-cell>
              <table:table-cell office:value-type="float" office:value="6.42">
                <text:p>6.42</text:p>
              </table:table-cell>
              <table:table-cell office:value-type="float" office:value="0.934486">
                <text:p>0.934486</text:p>
              </table:table-cell>
              <table:table-cell office:value-type="float" office:value="6.42">
                <text:p>6.42</text:p>
              </table:table-cell>
              <table:table-cell office:value-type="float" office:value="0.933868">
                <text:p>0.933868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0.932850491853252">
                <text:p>0.932850491853252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6.43">
                <text:p>6.43</text:p>
              </table:table-cell>
              <table:table-cell office:value-type="float" office:value="0.934815">
                <text:p>0.934815</text:p>
              </table:table-cell>
              <table:table-cell office:value-type="float" office:value="6.43">
                <text:p>6.43</text:p>
              </table:table-cell>
              <table:table-cell office:value-type="float" office:value="0.9342">
                <text:p>0.9342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0.933185401422333">
                <text:p>0.933185401422333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6.44">
                <text:p>6.44</text:p>
              </table:table-cell>
              <table:table-cell office:value-type="float" office:value="0.935143">
                <text:p>0.935143</text:p>
              </table:table-cell>
              <table:table-cell office:value-type="float" office:value="6.44">
                <text:p>6.44</text:p>
              </table:table-cell>
              <table:table-cell office:value-type="float" office:value="0.934529">
                <text:p>0.934529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0.93351864062297">
                <text:p>0.93351864062297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6.45">
                <text:p>6.45</text:p>
              </table:table-cell>
              <table:table-cell office:value-type="float" office:value="0.935469">
                <text:p>0.935469</text:p>
              </table:table-cell>
              <table:table-cell office:value-type="float" office:value="6.45">
                <text:p>6.45</text:p>
              </table:table-cell>
              <table:table-cell office:value-type="float" office:value="0.934858">
                <text:p>0.934858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0.93385021778616">
                <text:p>0.93385021778616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6.46">
                <text:p>6.46</text:p>
              </table:table-cell>
              <table:table-cell office:value-type="float" office:value="0.935793">
                <text:p>0.935793</text:p>
              </table:table-cell>
              <table:table-cell office:value-type="float" office:value="6.46">
                <text:p>6.46</text:p>
              </table:table-cell>
              <table:table-cell office:value-type="float" office:value="0.935184">
                <text:p>0.935184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0.934180141201349">
                <text:p>0.934180141201349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6.47">
                <text:p>6.47</text:p>
              </table:table-cell>
              <table:table-cell office:value-type="float" office:value="0.936116">
                <text:p>0.936116</text:p>
              </table:table-cell>
              <table:table-cell office:value-type="float" office:value="6.47">
                <text:p>6.47</text:p>
              </table:table-cell>
              <table:table-cell office:value-type="float" office:value="0.935509">
                <text:p>0.935509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0.93450841911664">
                <text:p>0.93450841911664</text:p>
              </table:table-cell>
            </table:table-row>
            <table:table-row>
              <table:table-cell office:value-type="float" office:value="6.49">
                <text:p>6.49</text:p>
              </table:table-cell>
              <table:table-cell office:value-type="float" office:value="6.48">
                <text:p>6.48</text:p>
              </table:table-cell>
              <table:table-cell office:value-type="float" office:value="0.936437">
                <text:p>0.936437</text:p>
              </table:table-cell>
              <table:table-cell office:value-type="float" office:value="6.48">
                <text:p>6.48</text:p>
              </table:table-cell>
              <table:table-cell office:value-type="float" office:value="0.935832">
                <text:p>0.935832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0.934835059738999">
                <text:p>0.93483505973899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49">
                <text:p>6.49</text:p>
              </table:table-cell>
              <table:table-cell office:value-type="float" office:value="0.936756">
                <text:p>0.936756</text:p>
              </table:table-cell>
              <table:table-cell office:value-type="float" office:value="6.49">
                <text:p>6.49</text:p>
              </table:table-cell>
              <table:table-cell office:value-type="float" office:value="0.936154">
                <text:p>0.936154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0.935160071234456">
                <text:p>0.935160071234456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6.5">
                <text:p>6.5</text:p>
              </table:table-cell>
              <table:table-cell office:value-type="float" office:value="0.937074">
                <text:p>0.937074</text:p>
              </table:table-cell>
              <table:table-cell office:value-type="float" office:value="6.5">
                <text:p>6.5</text:p>
              </table:table-cell>
              <table:table-cell office:value-type="float" office:value="0.936474">
                <text:p>0.936474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0.935483461728318">
                <text:p>0.935483461728318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6.51">
                <text:p>6.51</text:p>
              </table:table-cell>
              <table:table-cell office:value-type="float" office:value="0.93739">
                <text:p>0.93739</text:p>
              </table:table-cell>
              <table:table-cell office:value-type="float" office:value="6.51">
                <text:p>6.51</text:p>
              </table:table-cell>
              <table:table-cell office:value-type="float" office:value="0.936792">
                <text:p>0.936792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0.935805239305362">
                <text:p>0.935805239305362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6.52">
                <text:p>6.52</text:p>
              </table:table-cell>
              <table:table-cell office:value-type="float" office:value="0.937705">
                <text:p>0.937705</text:p>
              </table:table-cell>
              <table:table-cell office:value-type="float" office:value="6.52">
                <text:p>6.52</text:p>
              </table:table-cell>
              <table:table-cell office:value-type="float" office:value="0.937109">
                <text:p>0.937109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0.936125412010046">
                <text:p>0.936125412010046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6.53">
                <text:p>6.53</text:p>
              </table:table-cell>
              <table:table-cell office:value-type="float" office:value="0.938018">
                <text:p>0.938018</text:p>
              </table:table-cell>
              <table:table-cell office:value-type="float" office:value="6.53">
                <text:p>6.53</text:p>
              </table:table-cell>
              <table:table-cell office:value-type="float" office:value="0.937425">
                <text:p>0.937425</text:p>
              </table:table-cell>
              <table:table-cell office:value-type="float" office:value="6.5099999999999">
                <text:p>6.5099999999999</text:p>
              </table:table-cell>
              <table:table-cell office:value-type="float" office:value="0.936443987846703">
                <text:p>0.936443987846703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6.54">
                <text:p>6.54</text:p>
              </table:table-cell>
              <table:table-cell office:value-type="float" office:value="0.938329">
                <text:p>0.938329</text:p>
              </table:table-cell>
              <table:table-cell office:value-type="float" office:value="6.54">
                <text:p>6.54</text:p>
              </table:table-cell>
              <table:table-cell office:value-type="float" office:value="0.937738">
                <text:p>0.937738</text:p>
              </table:table-cell>
              <table:table-cell office:value-type="float" office:value="6.5199999999999">
                <text:p>6.5199999999999</text:p>
              </table:table-cell>
              <table:table-cell office:value-type="float" office:value="0.936760974779746">
                <text:p>0.936760974779746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6.55">
                <text:p>6.55</text:p>
              </table:table-cell>
              <table:table-cell office:value-type="float" office:value="0.938639">
                <text:p>0.938639</text:p>
              </table:table-cell>
              <table:table-cell office:value-type="float" office:value="6.55">
                <text:p>6.55</text:p>
              </table:table-cell>
              <table:table-cell office:value-type="float" office:value="0.93805">
                <text:p>0.93805</text:p>
              </table:table-cell>
              <table:table-cell office:value-type="float" office:value="6.5299999999999">
                <text:p>6.5299999999999</text:p>
              </table:table-cell>
              <table:table-cell office:value-type="float" office:value="0.937076380733865">
                <text:p>0.937076380733865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6.56">
                <text:p>6.56</text:p>
              </table:table-cell>
              <table:table-cell office:value-type="float" office:value="0.938948">
                <text:p>0.938948</text:p>
              </table:table-cell>
              <table:table-cell office:value-type="float" office:value="6.56">
                <text:p>6.56</text:p>
              </table:table-cell>
              <table:table-cell office:value-type="float" office:value="0.938361">
                <text:p>0.938361</text:p>
              </table:table-cell>
              <table:table-cell office:value-type="float" office:value="6.5399999999999">
                <text:p>6.5399999999999</text:p>
              </table:table-cell>
              <table:table-cell office:value-type="float" office:value="0.937390213594225">
                <text:p>0.937390213594225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6.57">
                <text:p>6.57</text:p>
              </table:table-cell>
              <table:table-cell office:value-type="float" office:value="0.939254">
                <text:p>0.939254</text:p>
              </table:table-cell>
              <table:table-cell office:value-type="float" office:value="6.57">
                <text:p>6.57</text:p>
              </table:table-cell>
              <table:table-cell office:value-type="float" office:value="0.93867">
                <text:p>0.93867</text:p>
              </table:table-cell>
              <table:table-cell office:value-type="float" office:value="6.5499999999999">
                <text:p>6.5499999999999</text:p>
              </table:table-cell>
              <table:table-cell office:value-type="float" office:value="0.937702481206664">
                <text:p>0.937702481206664</text:p>
              </table:table-cell>
            </table:table-row>
            <table:table-row>
              <table:table-cell office:value-type="float" office:value="6.59">
                <text:p>6.59</text:p>
              </table:table-cell>
              <table:table-cell office:value-type="float" office:value="6.58">
                <text:p>6.58</text:p>
              </table:table-cell>
              <table:table-cell office:value-type="float" office:value="0.93956">
                <text:p>0.93956</text:p>
              </table:table-cell>
              <table:table-cell office:value-type="float" office:value="6.58">
                <text:p>6.58</text:p>
              </table:table-cell>
              <table:table-cell office:value-type="float" office:value="0.938977">
                <text:p>0.938977</text:p>
              </table:table-cell>
              <table:table-cell office:value-type="float" office:value="6.5599999999999">
                <text:p>6.5599999999999</text:p>
              </table:table-cell>
              <table:table-cell office:value-type="float" office:value="0.938013191377888">
                <text:p>0.93801319137788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.59">
                <text:p>6.59</text:p>
              </table:table-cell>
              <table:table-cell office:value-type="float" office:value="0.939863">
                <text:p>0.939863</text:p>
              </table:table-cell>
              <table:table-cell office:value-type="float" office:value="6.59">
                <text:p>6.59</text:p>
              </table:table-cell>
              <table:table-cell office:value-type="float" office:value="0.939283">
                <text:p>0.939283</text:p>
              </table:table-cell>
              <table:table-cell office:value-type="float" office:value="6.5699999999999">
                <text:p>6.5699999999999</text:p>
              </table:table-cell>
              <table:table-cell office:value-type="float" office:value="0.938322351875668">
                <text:p>0.938322351875668</text:p>
              </table:table-cell>
            </table:table-row>
            <table:table-row>
              <table:table-cell office:value-type="float" office:value="6.61">
                <text:p>6.61</text:p>
              </table:table-cell>
              <table:table-cell office:value-type="float" office:value="6.6">
                <text:p>6.6</text:p>
              </table:table-cell>
              <table:table-cell office:value-type="float" office:value="0.940166">
                <text:p>0.940166</text:p>
              </table:table-cell>
              <table:table-cell office:value-type="float" office:value="6.6">
                <text:p>6.6</text:p>
              </table:table-cell>
              <table:table-cell office:value-type="float" office:value="0.939587">
                <text:p>0.939587</text:p>
              </table:table-cell>
              <table:table-cell office:value-type="float" office:value="6.5799999999999">
                <text:p>6.5799999999999</text:p>
              </table:table-cell>
              <table:table-cell office:value-type="float" office:value="0.938629970429033">
                <text:p>0.938629970429033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6.61">
                <text:p>6.61</text:p>
              </table:table-cell>
              <table:table-cell office:value-type="float" office:value="0.940466">
                <text:p>0.940466</text:p>
              </table:table-cell>
              <table:table-cell office:value-type="float" office:value="6.61">
                <text:p>6.61</text:p>
              </table:table-cell>
              <table:table-cell office:value-type="float" office:value="0.93989">
                <text:p>0.93989</text:p>
              </table:table-cell>
              <table:table-cell office:value-type="float" office:value="6.5899999999999">
                <text:p>6.5899999999999</text:p>
              </table:table-cell>
              <table:table-cell office:value-type="float" office:value="0.938936054728463">
                <text:p>0.938936054728463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6.62">
                <text:p>6.62</text:p>
              </table:table-cell>
              <table:table-cell office:value-type="float" office:value="0.940765">
                <text:p>0.940765</text:p>
              </table:table-cell>
              <table:table-cell office:value-type="float" office:value="6.62">
                <text:p>6.62</text:p>
              </table:table-cell>
              <table:table-cell office:value-type="float" office:value="0.940192">
                <text:p>0.940192</text:p>
              </table:table-cell>
              <table:table-cell office:value-type="float" office:value="6.5999999999999">
                <text:p>6.5999999999999</text:p>
              </table:table-cell>
              <table:table-cell office:value-type="float" office:value="0.93924061242608">
                <text:p>0.93924061242608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6.63">
                <text:p>6.63</text:p>
              </table:table-cell>
              <table:table-cell office:value-type="float" office:value="0.941063">
                <text:p>0.941063</text:p>
              </table:table-cell>
              <table:table-cell office:value-type="float" office:value="6.63">
                <text:p>6.63</text:p>
              </table:table-cell>
              <table:table-cell office:value-type="float" office:value="0.940491">
                <text:p>0.940491</text:p>
              </table:table-cell>
              <table:table-cell office:value-type="float" office:value="6.6099999999999">
                <text:p>6.6099999999999</text:p>
              </table:table-cell>
              <table:table-cell office:value-type="float" office:value="0.939543651135843">
                <text:p>0.939543651135843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6.64">
                <text:p>6.64</text:p>
              </table:table-cell>
              <table:table-cell office:value-type="float" office:value="0.941359">
                <text:p>0.941359</text:p>
              </table:table-cell>
              <table:table-cell office:value-type="float" office:value="6.64">
                <text:p>6.64</text:p>
              </table:table-cell>
              <table:table-cell office:value-type="float" office:value="0.94079">
                <text:p>0.94079</text:p>
              </table:table-cell>
              <table:table-cell office:value-type="float" office:value="6.6199999999999">
                <text:p>6.6199999999999</text:p>
              </table:table-cell>
              <table:table-cell office:value-type="float" office:value="0.939845178433736">
                <text:p>0.939845178433736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6.65">
                <text:p>6.65</text:p>
              </table:table-cell>
              <table:table-cell office:value-type="float" office:value="0.941654">
                <text:p>0.941654</text:p>
              </table:table-cell>
              <table:table-cell office:value-type="float" office:value="6.65">
                <text:p>6.65</text:p>
              </table:table-cell>
              <table:table-cell office:value-type="float" office:value="0.941086">
                <text:p>0.941086</text:p>
              </table:table-cell>
              <table:table-cell office:value-type="float" office:value="6.6299999999999">
                <text:p>6.6299999999999</text:p>
              </table:table-cell>
              <table:table-cell office:value-type="float" office:value="0.940145201857956">
                <text:p>0.940145201857956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6.66">
                <text:p>6.66</text:p>
              </table:table-cell>
              <table:table-cell office:value-type="float" office:value="0.941947">
                <text:p>0.941947</text:p>
              </table:table-cell>
              <table:table-cell office:value-type="float" office:value="6.66">
                <text:p>6.66</text:p>
              </table:table-cell>
              <table:table-cell office:value-type="float" office:value="0.941382">
                <text:p>0.941382</text:p>
              </table:table-cell>
              <table:table-cell office:value-type="float" office:value="6.6399999999999">
                <text:p>6.6399999999999</text:p>
              </table:table-cell>
              <table:table-cell office:value-type="float" office:value="0.940443728909106">
                <text:p>0.940443728909106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6.67">
                <text:p>6.67</text:p>
              </table:table-cell>
              <table:table-cell office:value-type="float" office:value="0.942239">
                <text:p>0.942239</text:p>
              </table:table-cell>
              <table:table-cell office:value-type="float" office:value="6.67">
                <text:p>6.67</text:p>
              </table:table-cell>
              <table:table-cell office:value-type="float" office:value="0.941676">
                <text:p>0.941676</text:p>
              </table:table-cell>
              <table:table-cell office:value-type="float" office:value="6.6499999999999">
                <text:p>6.6499999999999</text:p>
              </table:table-cell>
              <table:table-cell office:value-type="float" office:value="0.940740767050377">
                <text:p>0.940740767050377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6.68">
                <text:p>6.68</text:p>
              </table:table-cell>
              <table:table-cell office:value-type="float" office:value="0.942529">
                <text:p>0.942529</text:p>
              </table:table-cell>
              <table:table-cell office:value-type="float" office:value="6.68">
                <text:p>6.68</text:p>
              </table:table-cell>
              <table:table-cell office:value-type="float" office:value="0.941968">
                <text:p>0.941968</text:p>
              </table:table-cell>
              <table:table-cell office:value-type="float" office:value="6.6599999999999">
                <text:p>6.6599999999999</text:p>
              </table:table-cell>
              <table:table-cell office:value-type="float" office:value="0.941036323707737">
                <text:p>0.941036323707737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.69">
                <text:p>6.69</text:p>
              </table:table-cell>
              <table:table-cell office:value-type="float" office:value="0.942818">
                <text:p>0.942818</text:p>
              </table:table-cell>
              <table:table-cell office:value-type="float" office:value="6.69">
                <text:p>6.69</text:p>
              </table:table-cell>
              <table:table-cell office:value-type="float" office:value="0.942259">
                <text:p>0.942259</text:p>
              </table:table-cell>
              <table:table-cell office:value-type="float" office:value="6.6699999999999">
                <text:p>6.6699999999999</text:p>
              </table:table-cell>
              <table:table-cell office:value-type="float" office:value="0.941330406270119">
                <text:p>0.941330406270119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6.7">
                <text:p>6.7</text:p>
              </table:table-cell>
              <table:table-cell office:value-type="float" office:value="0.943105">
                <text:p>0.943105</text:p>
              </table:table-cell>
              <table:table-cell office:value-type="float" office:value="6.7">
                <text:p>6.7</text:p>
              </table:table-cell>
              <table:table-cell office:value-type="float" office:value="0.942548">
                <text:p>0.942548</text:p>
              </table:table-cell>
              <table:table-cell office:value-type="float" office:value="6.6799999999999">
                <text:p>6.6799999999999</text:p>
              </table:table-cell>
              <table:table-cell office:value-type="float" office:value="0.941623022089602">
                <text:p>0.941623022089602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6.71">
                <text:p>6.71</text:p>
              </table:table-cell>
              <table:table-cell office:value-type="float" office:value="0.943391">
                <text:p>0.943391</text:p>
              </table:table-cell>
              <table:table-cell office:value-type="float" office:value="6.71">
                <text:p>6.71</text:p>
              </table:table-cell>
              <table:table-cell office:value-type="float" office:value="0.942836">
                <text:p>0.942836</text:p>
              </table:table-cell>
              <table:table-cell office:value-type="float" office:value="6.6899999999999">
                <text:p>6.6899999999999</text:p>
              </table:table-cell>
              <table:table-cell office:value-type="float" office:value="0.941914178481597">
                <text:p>0.941914178481597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6.72">
                <text:p>6.72</text:p>
              </table:table-cell>
              <table:table-cell office:value-type="float" office:value="0.943676">
                <text:p>0.943676</text:p>
              </table:table-cell>
              <table:table-cell office:value-type="float" office:value="6.72">
                <text:p>6.72</text:p>
              </table:table-cell>
              <table:table-cell office:value-type="float" office:value="0.943123">
                <text:p>0.943123</text:p>
              </table:table-cell>
              <table:table-cell office:value-type="float" office:value="6.6999999999999">
                <text:p>6.6999999999999</text:p>
              </table:table-cell>
              <table:table-cell office:value-type="float" office:value="0.942203882725029">
                <text:p>0.942203882725029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6.73">
                <text:p>6.73</text:p>
              </table:table-cell>
              <table:table-cell office:value-type="float" office:value="0.943959">
                <text:p>0.943959</text:p>
              </table:table-cell>
              <table:table-cell office:value-type="float" office:value="6.73">
                <text:p>6.73</text:p>
              </table:table-cell>
              <table:table-cell office:value-type="float" office:value="0.943408">
                <text:p>0.943408</text:p>
              </table:table-cell>
              <table:table-cell office:value-type="float" office:value="6.7099999999999">
                <text:p>6.7099999999999</text:p>
              </table:table-cell>
              <table:table-cell office:value-type="float" office:value="0.942492142062518">
                <text:p>0.942492142062518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6.74">
                <text:p>6.74</text:p>
              </table:table-cell>
              <table:table-cell office:value-type="float" office:value="0.94424">
                <text:p>0.94424</text:p>
              </table:table-cell>
              <table:table-cell office:value-type="float" office:value="6.74">
                <text:p>6.74</text:p>
              </table:table-cell>
              <table:table-cell office:value-type="float" office:value="0.943692">
                <text:p>0.943692</text:p>
              </table:table-cell>
              <table:table-cell office:value-type="float" office:value="6.7199999999999">
                <text:p>6.7199999999999</text:p>
              </table:table-cell>
              <table:table-cell office:value-type="float" office:value="0.942778963700564">
                <text:p>0.942778963700564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6.75">
                <text:p>6.75</text:p>
              </table:table-cell>
              <table:table-cell office:value-type="float" office:value="0.944521">
                <text:p>0.944521</text:p>
              </table:table-cell>
              <table:table-cell office:value-type="float" office:value="6.75">
                <text:p>6.75</text:p>
              </table:table-cell>
              <table:table-cell office:value-type="float" office:value="0.943974">
                <text:p>0.943974</text:p>
              </table:table-cell>
              <table:table-cell office:value-type="float" office:value="6.7299999999999">
                <text:p>6.7299999999999</text:p>
              </table:table-cell>
              <table:table-cell office:value-type="float" office:value="0.943064354809723">
                <text:p>0.943064354809723</text:p>
              </table:table-cell>
            </table:table-row>
            <table:table-row>
              <table:table-cell office:value-type="float" office:value="6.77">
                <text:p>6.77</text:p>
              </table:table-cell>
              <table:table-cell office:value-type="float" office:value="6.76">
                <text:p>6.76</text:p>
              </table:table-cell>
              <table:table-cell office:value-type="float" office:value="0.944799">
                <text:p>0.944799</text:p>
              </table:table-cell>
              <table:table-cell office:value-type="float" office:value="6.76">
                <text:p>6.76</text:p>
              </table:table-cell>
              <table:table-cell office:value-type="float" office:value="0.944255">
                <text:p>0.944255</text:p>
              </table:table-cell>
              <table:table-cell office:value-type="float" office:value="6.7399999999999">
                <text:p>6.7399999999999</text:p>
              </table:table-cell>
              <table:table-cell office:value-type="float" office:value="0.943348322524786">
                <text:p>0.943348322524786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6.77">
                <text:p>6.77</text:p>
              </table:table-cell>
              <table:table-cell office:value-type="float" office:value="0.945077">
                <text:p>0.945077</text:p>
              </table:table-cell>
              <table:table-cell office:value-type="float" office:value="6.77">
                <text:p>6.77</text:p>
              </table:table-cell>
              <table:table-cell office:value-type="float" office:value="0.944534">
                <text:p>0.944534</text:p>
              </table:table-cell>
              <table:table-cell office:value-type="float" office:value="6.7499999999999">
                <text:p>6.7499999999999</text:p>
              </table:table-cell>
              <table:table-cell office:value-type="float" office:value="0.943630873944961">
                <text:p>0.943630873944961</text:p>
              </table:table-cell>
            </table:table-row>
            <table:table-row>
              <table:table-cell office:value-type="float" office:value="6.79">
                <text:p>6.79</text:p>
              </table:table-cell>
              <table:table-cell office:value-type="float" office:value="6.78">
                <text:p>6.78</text:p>
              </table:table-cell>
              <table:table-cell office:value-type="float" office:value="0.945353">
                <text:p>0.945353</text:p>
              </table:table-cell>
              <table:table-cell office:value-type="float" office:value="6.78">
                <text:p>6.78</text:p>
              </table:table-cell>
              <table:table-cell office:value-type="float" office:value="0.944812">
                <text:p>0.944812</text:p>
              </table:table-cell>
              <table:table-cell office:value-type="float" office:value="6.7599999999999">
                <text:p>6.7599999999999</text:p>
              </table:table-cell>
              <table:table-cell office:value-type="float" office:value="0.94391201613405">
                <text:p>0.9439120161340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.79">
                <text:p>6.79</text:p>
              </table:table-cell>
              <table:table-cell office:value-type="float" office:value="0.945627">
                <text:p>0.945627</text:p>
              </table:table-cell>
              <table:table-cell office:value-type="float" office:value="6.79">
                <text:p>6.79</text:p>
              </table:table-cell>
              <table:table-cell office:value-type="float" office:value="0.945089">
                <text:p>0.945089</text:p>
              </table:table-cell>
              <table:table-cell office:value-type="float" office:value="6.7699999999999">
                <text:p>6.7699999999999</text:p>
              </table:table-cell>
              <table:table-cell office:value-type="float" office:value="0.94419175612062">
                <text:p>0.94419175612062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6.8">
                <text:p>6.8</text:p>
              </table:table-cell>
              <table:table-cell office:value-type="float" office:value="0.945901">
                <text:p>0.945901</text:p>
              </table:table-cell>
              <table:table-cell office:value-type="float" office:value="6.8">
                <text:p>6.8</text:p>
              </table:table-cell>
              <table:table-cell office:value-type="float" office:value="0.945364">
                <text:p>0.945364</text:p>
              </table:table-cell>
              <table:table-cell office:value-type="float" office:value="6.7799999999999">
                <text:p>6.7799999999999</text:p>
              </table:table-cell>
              <table:table-cell office:value-type="float" office:value="0.944470100898187">
                <text:p>0.944470100898187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6.81">
                <text:p>6.81</text:p>
              </table:table-cell>
              <table:table-cell office:value-type="float" office:value="0.946172">
                <text:p>0.946172</text:p>
              </table:table-cell>
              <table:table-cell office:value-type="float" office:value="6.81">
                <text:p>6.81</text:p>
              </table:table-cell>
              <table:table-cell office:value-type="float" office:value="0.945638">
                <text:p>0.945638</text:p>
              </table:table-cell>
              <table:table-cell office:value-type="float" office:value="6.7899999999999">
                <text:p>6.7899999999999</text:p>
              </table:table-cell>
              <table:table-cell office:value-type="float" office:value="0.944747057425384">
                <text:p>0.944747057425384</text:p>
              </table:table-cell>
            </table:table-row>
            <table:table-row>
              <table:table-cell office:value-type="float" office:value="6.83">
                <text:p>6.83</text:p>
              </table:table-cell>
              <table:table-cell office:value-type="float" office:value="6.82">
                <text:p>6.82</text:p>
              </table:table-cell>
              <table:table-cell office:value-type="float" office:value="0.946443">
                <text:p>0.946443</text:p>
              </table:table-cell>
              <table:table-cell office:value-type="float" office:value="6.82">
                <text:p>6.82</text:p>
              </table:table-cell>
              <table:table-cell office:value-type="float" office:value="0.94591">
                <text:p>0.94591</text:p>
              </table:table-cell>
              <table:table-cell office:value-type="float" office:value="6.7999999999999">
                <text:p>6.7999999999999</text:p>
              </table:table-cell>
              <table:table-cell office:value-type="float" office:value="0.945022632626139">
                <text:p>0.945022632626139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6.83">
                <text:p>6.83</text:p>
              </table:table-cell>
              <table:table-cell office:value-type="float" office:value="0.946712">
                <text:p>0.946712</text:p>
              </table:table-cell>
              <table:table-cell office:value-type="float" office:value="6.83">
                <text:p>6.83</text:p>
              </table:table-cell>
              <table:table-cell office:value-type="float" office:value="0.946181">
                <text:p>0.946181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0.945296833389846">
                <text:p>0.945296833389846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6.84">
                <text:p>6.84</text:p>
              </table:table-cell>
              <table:table-cell office:value-type="float" office:value="0.94698">
                <text:p>0.94698</text:p>
              </table:table-cell>
              <table:table-cell office:value-type="float" office:value="6.84">
                <text:p>6.84</text:p>
              </table:table-cell>
              <table:table-cell office:value-type="float" office:value="0.946451">
                <text:p>0.946451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0.945569666571539">
                <text:p>0.945569666571539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6.85">
                <text:p>6.85</text:p>
              </table:table-cell>
              <table:table-cell office:value-type="float" office:value="0.947246">
                <text:p>0.947246</text:p>
              </table:table-cell>
              <table:table-cell office:value-type="float" office:value="6.85">
                <text:p>6.85</text:p>
              </table:table-cell>
              <table:table-cell office:value-type="float" office:value="0.94672">
                <text:p>0.94672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0.945841138992061">
                <text:p>0.945841138992061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6.86">
                <text:p>6.86</text:p>
              </table:table-cell>
              <table:table-cell office:value-type="float" office:value="0.947511">
                <text:p>0.947511</text:p>
              </table:table-cell>
              <table:table-cell office:value-type="float" office:value="6.86">
                <text:p>6.86</text:p>
              </table:table-cell>
              <table:table-cell office:value-type="float" office:value="0.946987">
                <text:p>0.946987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0.946111257438238">
                <text:p>0.946111257438238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6.87">
                <text:p>6.87</text:p>
              </table:table-cell>
              <table:table-cell office:value-type="float" office:value="0.947775">
                <text:p>0.947775</text:p>
              </table:table-cell>
              <table:table-cell office:value-type="float" office:value="6.87">
                <text:p>6.87</text:p>
              </table:table-cell>
              <table:table-cell office:value-type="float" office:value="0.947252">
                <text:p>0.947252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0.946380028663043">
                <text:p>0.946380028663043</text:p>
              </table:table-cell>
            </table:table-row>
            <table:table-row>
              <table:table-cell office:value-type="float" office:value="6.89">
                <text:p>6.89</text:p>
              </table:table-cell>
              <table:table-cell office:value-type="float" office:value="6.88">
                <text:p>6.88</text:p>
              </table:table-cell>
              <table:table-cell office:value-type="float" office:value="0.948038">
                <text:p>0.948038</text:p>
              </table:table-cell>
              <table:table-cell office:value-type="float" office:value="6.88">
                <text:p>6.88</text:p>
              </table:table-cell>
              <table:table-cell office:value-type="float" office:value="0.947517">
                <text:p>0.947517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0.946647459385773">
                <text:p>0.94664745938577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6.89">
                <text:p>6.89</text:p>
              </table:table-cell>
              <table:table-cell office:value-type="float" office:value="0.948299">
                <text:p>0.948299</text:p>
              </table:table-cell>
              <table:table-cell office:value-type="float" office:value="6.89">
                <text:p>6.89</text:p>
              </table:table-cell>
              <table:table-cell office:value-type="float" office:value="0.94778">
                <text:p>0.94778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0.946913556292208">
                <text:p>0.946913556292208</text:p>
              </table:table-cell>
            </table:table-row>
            <table:table-row>
              <table:table-cell office:value-type="float" office:value="6.91">
                <text:p>6.91</text:p>
              </table:table-cell>
              <table:table-cell office:value-type="float" office:value="6.9">
                <text:p>6.9</text:p>
              </table:table-cell>
              <table:table-cell office:value-type="float" office:value="0.948559">
                <text:p>0.948559</text:p>
              </table:table-cell>
              <table:table-cell office:value-type="float" office:value="6.9">
                <text:p>6.9</text:p>
              </table:table-cell>
              <table:table-cell office:value-type="float" office:value="0.948042">
                <text:p>0.948042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0.947178326034786">
                <text:p>0.947178326034786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6.91">
                <text:p>6.91</text:p>
              </table:table-cell>
              <table:table-cell office:value-type="float" office:value="0.948817">
                <text:p>0.948817</text:p>
              </table:table-cell>
              <table:table-cell office:value-type="float" office:value="6.91">
                <text:p>6.91</text:p>
              </table:table-cell>
              <table:table-cell office:value-type="float" office:value="0.948302">
                <text:p>0.948302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0.947441775232763">
                <text:p>0.947441775232763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6.92">
                <text:p>6.92</text:p>
              </table:table-cell>
              <table:table-cell office:value-type="float" office:value="0.949074">
                <text:p>0.949074</text:p>
              </table:table-cell>
              <table:table-cell office:value-type="float" office:value="6.92">
                <text:p>6.92</text:p>
              </table:table-cell>
              <table:table-cell office:value-type="float" office:value="0.948561">
                <text:p>0.948561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0.947703910472384">
                <text:p>0.947703910472384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6.93">
                <text:p>6.93</text:p>
              </table:table-cell>
              <table:table-cell office:value-type="float" office:value="0.94933">
                <text:p>0.94933</text:p>
              </table:table-cell>
              <table:table-cell office:value-type="float" office:value="6.93">
                <text:p>6.93</text:p>
              </table:table-cell>
              <table:table-cell office:value-type="float" office:value="0.948819">
                <text:p>0.948819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0.947964738307043">
                <text:p>0.947964738307043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6.94">
                <text:p>6.94</text:p>
              </table:table-cell>
              <table:table-cell office:value-type="float" office:value="0.949585">
                <text:p>0.949585</text:p>
              </table:table-cell>
              <table:table-cell office:value-type="float" office:value="6.94">
                <text:p>6.94</text:p>
              </table:table-cell>
              <table:table-cell office:value-type="float" office:value="0.949076">
                <text:p>0.949076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0.94822426525745">
                <text:p>0.9482242652574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6.95">
                <text:p>6.95</text:p>
              </table:table-cell>
              <table:table-cell office:value-type="float" office:value="0.949838">
                <text:p>0.949838</text:p>
              </table:table-cell>
              <table:table-cell office:value-type="float" office:value="6.95">
                <text:p>6.95</text:p>
              </table:table-cell>
              <table:table-cell office:value-type="float" office:value="0.949331">
                <text:p>0.949331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0.948482497811791">
                <text:p>0.948482497811791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6.96">
                <text:p>6.96</text:p>
              </table:table-cell>
              <table:table-cell office:value-type="float" office:value="0.95009">
                <text:p>0.95009</text:p>
              </table:table-cell>
              <table:table-cell office:value-type="float" office:value="6.96">
                <text:p>6.96</text:p>
              </table:table-cell>
              <table:table-cell office:value-type="float" office:value="0.949585">
                <text:p>0.949585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0.948739442425895">
                <text:p>0.948739442425895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6.97">
                <text:p>6.97</text:p>
              </table:table-cell>
              <table:table-cell office:value-type="float" office:value="0.950341">
                <text:p>0.950341</text:p>
              </table:table-cell>
              <table:table-cell office:value-type="float" office:value="6.97">
                <text:p>6.97</text:p>
              </table:table-cell>
              <table:table-cell office:value-type="float" office:value="0.949838">
                <text:p>0.949838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0.948995105523389">
                <text:p>0.948995105523389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6.98">
                <text:p>6.98</text:p>
              </table:table-cell>
              <table:table-cell office:value-type="float" office:value="0.950591">
                <text:p>0.950591</text:p>
              </table:table-cell>
              <table:table-cell office:value-type="float" office:value="6.98">
                <text:p>6.98</text:p>
              </table:table-cell>
              <table:table-cell office:value-type="float" office:value="0.950089">
                <text:p>0.950089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0.949249493495865">
                <text:p>0.9492494934958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99">
                <text:p>6.99</text:p>
              </table:table-cell>
              <table:table-cell office:value-type="float" office:value="0.950839">
                <text:p>0.950839</text:p>
              </table:table-cell>
              <table:table-cell office:value-type="float" office:value="6.99">
                <text:p>6.99</text:p>
              </table:table-cell>
              <table:table-cell office:value-type="float" office:value="0.950339">
                <text:p>0.950339</text:p>
              </table:table-cell>
              <table:table-cell office:value-type="float" office:value="6.96999999999989">
                <text:p>6.96999999999989</text:p>
              </table:table-cell>
              <table:table-cell office:value-type="float" office:value="0.949502612703035">
                <text:p>0.949502612703035</text:p>
              </table:table-cell>
            </table:table-row>
            <table:table-row>
              <table:table-cell office:value-type="float" office:value="7.01">
                <text:p>7.01</text:p>
              </table:table-cell>
              <table:table-cell office:value-type="float" office:value="7">
                <text:p>7</text:p>
              </table:table-cell>
              <table:table-cell office:value-type="float" office:value="0.951086">
                <text:p>0.951086</text:p>
              </table:table-cell>
              <table:table-cell office:value-type="float" office:value="7">
                <text:p>7</text:p>
              </table:table-cell>
              <table:table-cell office:value-type="float" office:value="0.950588">
                <text:p>0.950588</text:p>
              </table:table-cell>
              <table:table-cell office:value-type="float" office:value="6.97999999999989">
                <text:p>6.97999999999989</text:p>
              </table:table-cell>
              <table:table-cell office:value-type="float" office:value="0.949754469472892">
                <text:p>0.949754469472892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7.01">
                <text:p>7.01</text:p>
              </table:table-cell>
              <table:table-cell office:value-type="float" office:value="0.951332">
                <text:p>0.951332</text:p>
              </table:table-cell>
              <table:table-cell office:value-type="float" office:value="7.01">
                <text:p>7.01</text:p>
              </table:table-cell>
              <table:table-cell office:value-type="float" office:value="0.950836">
                <text:p>0.950836</text:p>
              </table:table-cell>
              <table:table-cell office:value-type="float" office:value="6.98999999999989">
                <text:p>6.98999999999989</text:p>
              </table:table-cell>
              <table:table-cell office:value-type="float" office:value="0.950005070101869">
                <text:p>0.950005070101869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7.02">
                <text:p>7.02</text:p>
              </table:table-cell>
              <table:table-cell office:value-type="float" office:value="0.951576">
                <text:p>0.951576</text:p>
              </table:table-cell>
              <table:table-cell office:value-type="float" office:value="7.02">
                <text:p>7.02</text:p>
              </table:table-cell>
              <table:table-cell office:value-type="float" office:value="0.951082">
                <text:p>0.951082</text:p>
              </table:table-cell>
              <table:table-cell office:value-type="float" office:value="6.99999999999989">
                <text:p>6.99999999999989</text:p>
              </table:table-cell>
              <table:table-cell office:value-type="float" office:value="0.950254420854995">
                <text:p>0.950254420854995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7.03">
                <text:p>7.03</text:p>
              </table:table-cell>
              <table:table-cell office:value-type="float" office:value="0.95182">
                <text:p>0.95182</text:p>
              </table:table-cell>
              <table:table-cell office:value-type="float" office:value="7.03">
                <text:p>7.03</text:p>
              </table:table-cell>
              <table:table-cell office:value-type="float" office:value="0.951328">
                <text:p>0.951328</text:p>
              </table:table-cell>
              <table:table-cell office:value-type="float" office:value="7.00999999999989">
                <text:p>7.00999999999989</text:p>
              </table:table-cell>
              <table:table-cell office:value-type="float" office:value="0.950502527966052">
                <text:p>0.950502527966052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7.04">
                <text:p>7.04</text:p>
              </table:table-cell>
              <table:table-cell office:value-type="float" office:value="0.952062">
                <text:p>0.952062</text:p>
              </table:table-cell>
              <table:table-cell office:value-type="float" office:value="7.04">
                <text:p>7.04</text:p>
              </table:table-cell>
              <table:table-cell office:value-type="float" office:value="0.951572">
                <text:p>0.951572</text:p>
              </table:table-cell>
              <table:table-cell office:value-type="float" office:value="7.01999999999989">
                <text:p>7.01999999999989</text:p>
              </table:table-cell>
              <table:table-cell office:value-type="float" office:value="0.95074939763773">
                <text:p>0.95074939763773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7.05">
                <text:p>7.05</text:p>
              </table:table-cell>
              <table:table-cell office:value-type="float" office:value="0.952303">
                <text:p>0.952303</text:p>
              </table:table-cell>
              <table:table-cell office:value-type="float" office:value="7.05">
                <text:p>7.05</text:p>
              </table:table-cell>
              <table:table-cell office:value-type="float" office:value="0.951814">
                <text:p>0.951814</text:p>
              </table:table-cell>
              <table:table-cell office:value-type="float" office:value="7.02999999999989">
                <text:p>7.02999999999989</text:p>
              </table:table-cell>
              <table:table-cell office:value-type="float" office:value="0.950995036041783">
                <text:p>0.950995036041783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7.06">
                <text:p>7.06</text:p>
              </table:table-cell>
              <table:table-cell office:value-type="float" office:value="0.952542">
                <text:p>0.952542</text:p>
              </table:table-cell>
              <table:table-cell office:value-type="float" office:value="7.06">
                <text:p>7.06</text:p>
              </table:table-cell>
              <table:table-cell office:value-type="float" office:value="0.952056">
                <text:p>0.952056</text:p>
              </table:table-cell>
              <table:table-cell office:value-type="float" office:value="7.03999999999989">
                <text:p>7.03999999999989</text:p>
              </table:table-cell>
              <table:table-cell office:value-type="float" office:value="0.951239449319185">
                <text:p>0.951239449319185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7.07">
                <text:p>7.07</text:p>
              </table:table-cell>
              <table:table-cell office:value-type="float" office:value="0.952781">
                <text:p>0.952781</text:p>
              </table:table-cell>
              <table:table-cell office:value-type="float" office:value="7.07">
                <text:p>7.07</text:p>
              </table:table-cell>
              <table:table-cell office:value-type="float" office:value="0.952296">
                <text:p>0.952296</text:p>
              </table:table-cell>
              <table:table-cell office:value-type="float" office:value="7.04999999999989">
                <text:p>7.04999999999989</text:p>
              </table:table-cell>
              <table:table-cell office:value-type="float" office:value="0.951482643580281">
                <text:p>0.951482643580281</text:p>
              </table:table-cell>
            </table:table-row>
            <table:table-row>
              <table:table-cell office:value-type="float" office:value="7.09">
                <text:p>7.09</text:p>
              </table:table-cell>
              <table:table-cell office:value-type="float" office:value="7.08">
                <text:p>7.08</text:p>
              </table:table-cell>
              <table:table-cell office:value-type="float" office:value="0.953018">
                <text:p>0.953018</text:p>
              </table:table-cell>
              <table:table-cell office:value-type="float" office:value="7.08">
                <text:p>7.08</text:p>
              </table:table-cell>
              <table:table-cell office:value-type="float" office:value="0.952535">
                <text:p>0.952535</text:p>
              </table:table-cell>
              <table:table-cell office:value-type="float" office:value="7.05999999999989">
                <text:p>7.05999999999989</text:p>
              </table:table-cell>
              <table:table-cell office:value-type="float" office:value="0.951724624904939">
                <text:p>0.95172462490493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7.09">
                <text:p>7.09</text:p>
              </table:table-cell>
              <table:table-cell office:value-type="float" office:value="0.953254">
                <text:p>0.953254</text:p>
              </table:table-cell>
              <table:table-cell office:value-type="float" office:value="7.09">
                <text:p>7.09</text:p>
              </table:table-cell>
              <table:table-cell office:value-type="float" office:value="0.952773">
                <text:p>0.952773</text:p>
              </table:table-cell>
              <table:table-cell office:value-type="float" office:value="7.06999999999989">
                <text:p>7.06999999999989</text:p>
              </table:table-cell>
              <table:table-cell office:value-type="float" office:value="0.951965399342705">
                <text:p>0.951965399342705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7.1">
                <text:p>7.1</text:p>
              </table:table-cell>
              <table:table-cell office:value-type="float" office:value="0.953489">
                <text:p>0.953489</text:p>
              </table:table-cell>
              <table:table-cell office:value-type="float" office:value="7.1">
                <text:p>7.1</text:p>
              </table:table-cell>
              <table:table-cell office:value-type="float" office:value="0.95301">
                <text:p>0.95301</text:p>
              </table:table-cell>
              <table:table-cell office:value-type="float" office:value="7.07999999999989">
                <text:p>7.07999999999989</text:p>
              </table:table-cell>
              <table:table-cell office:value-type="float" office:value="0.952204972912953">
                <text:p>0.952204972912953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7.11">
                <text:p>7.11</text:p>
              </table:table-cell>
              <table:table-cell office:value-type="float" office:value="0.953723">
                <text:p>0.953723</text:p>
              </table:table-cell>
              <table:table-cell office:value-type="float" office:value="7.11">
                <text:p>7.11</text:p>
              </table:table-cell>
              <table:table-cell office:value-type="float" office:value="0.953245">
                <text:p>0.953245</text:p>
              </table:table-cell>
              <table:table-cell office:value-type="float" office:value="7.08999999999989">
                <text:p>7.08999999999989</text:p>
              </table:table-cell>
              <table:table-cell office:value-type="float" office:value="0.952443351605035">
                <text:p>0.952443351605035</text:p>
              </table:table-cell>
            </table:table-row>
            <table:table-row>
              <table:table-cell office:value-type="float" office:value="7.13">
                <text:p>7.13</text:p>
              </table:table-cell>
              <table:table-cell office:value-type="float" office:value="7.12">
                <text:p>7.12</text:p>
              </table:table-cell>
              <table:table-cell office:value-type="float" office:value="0.953955">
                <text:p>0.953955</text:p>
              </table:table-cell>
              <table:table-cell office:value-type="float" office:value="7.12">
                <text:p>7.12</text:p>
              </table:table-cell>
              <table:table-cell office:value-type="float" office:value="0.95348">
                <text:p>0.95348</text:p>
              </table:table-cell>
              <table:table-cell office:value-type="float" office:value="7.09999999999989">
                <text:p>7.09999999999989</text:p>
              </table:table-cell>
              <table:table-cell office:value-type="float" office:value="0.95268054137843">
                <text:p>0.95268054137843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7.13">
                <text:p>7.13</text:p>
              </table:table-cell>
              <table:table-cell office:value-type="float" office:value="0.954187">
                <text:p>0.954187</text:p>
              </table:table-cell>
              <table:table-cell office:value-type="float" office:value="7.13">
                <text:p>7.13</text:p>
              </table:table-cell>
              <table:table-cell office:value-type="float" office:value="0.953713">
                <text:p>0.953713</text:p>
              </table:table-cell>
              <table:table-cell office:value-type="float" office:value="7.10999999999989">
                <text:p>7.10999999999989</text:p>
              </table:table-cell>
              <table:table-cell office:value-type="float" office:value="0.952916548162895">
                <text:p>0.952916548162895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7.14">
                <text:p>7.14</text:p>
              </table:table-cell>
              <table:table-cell office:value-type="float" office:value="0.954417">
                <text:p>0.954417</text:p>
              </table:table-cell>
              <table:table-cell office:value-type="float" office:value="7.14">
                <text:p>7.14</text:p>
              </table:table-cell>
              <table:table-cell office:value-type="float" office:value="0.953945">
                <text:p>0.953945</text:p>
              </table:table-cell>
              <table:table-cell office:value-type="float" office:value="7.11999999999989">
                <text:p>7.11999999999989</text:p>
              </table:table-cell>
              <table:table-cell office:value-type="float" office:value="0.953151377858612">
                <text:p>0.953151377858612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7.15">
                <text:p>7.15</text:p>
              </table:table-cell>
              <table:table-cell office:value-type="float" office:value="0.954646">
                <text:p>0.954646</text:p>
              </table:table-cell>
              <table:table-cell office:value-type="float" office:value="7.15">
                <text:p>7.15</text:p>
              </table:table-cell>
              <table:table-cell office:value-type="float" office:value="0.954176">
                <text:p>0.954176</text:p>
              </table:table-cell>
              <table:table-cell office:value-type="float" office:value="7.12999999999989">
                <text:p>7.12999999999989</text:p>
              </table:table-cell>
              <table:table-cell office:value-type="float" office:value="0.953385036336335">
                <text:p>0.953385036336335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7.16">
                <text:p>7.16</text:p>
              </table:table-cell>
              <table:table-cell office:value-type="float" office:value="0.954874">
                <text:p>0.954874</text:p>
              </table:table-cell>
              <table:table-cell office:value-type="float" office:value="7.16">
                <text:p>7.16</text:p>
              </table:table-cell>
              <table:table-cell office:value-type="float" office:value="0.954406">
                <text:p>0.954406</text:p>
              </table:table-cell>
              <table:table-cell office:value-type="float" office:value="7.13999999999989">
                <text:p>7.13999999999989</text:p>
              </table:table-cell>
              <table:table-cell office:value-type="float" office:value="0.953617529437539">
                <text:p>0.953617529437539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7.17">
                <text:p>7.17</text:p>
              </table:table-cell>
              <table:table-cell office:value-type="float" office:value="0.955101">
                <text:p>0.955101</text:p>
              </table:table-cell>
              <table:table-cell office:value-type="float" office:value="7.17">
                <text:p>7.17</text:p>
              </table:table-cell>
              <table:table-cell office:value-type="float" office:value="0.954634">
                <text:p>0.954634</text:p>
              </table:table-cell>
              <table:table-cell office:value-type="float" office:value="7.14999999999989">
                <text:p>7.14999999999989</text:p>
              </table:table-cell>
              <table:table-cell office:value-type="float" office:value="0.953848862974562">
                <text:p>0.953848862974562</text:p>
              </table:table-cell>
            </table:table-row>
            <table:table-row>
              <table:table-cell office:value-type="float" office:value="7.19">
                <text:p>7.19</text:p>
              </table:table-cell>
              <table:table-cell office:value-type="float" office:value="7.18">
                <text:p>7.18</text:p>
              </table:table-cell>
              <table:table-cell office:value-type="float" office:value="0.955326">
                <text:p>0.955326</text:p>
              </table:table-cell>
              <table:table-cell office:value-type="float" office:value="7.18">
                <text:p>7.18</text:p>
              </table:table-cell>
              <table:table-cell office:value-type="float" office:value="0.954862">
                <text:p>0.954862</text:p>
              </table:table-cell>
              <table:table-cell office:value-type="float" office:value="7.15999999999989">
                <text:p>7.15999999999989</text:p>
              </table:table-cell>
              <table:table-cell office:value-type="float" office:value="0.954079042730757">
                <text:p>0.95407904273075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.19">
                <text:p>7.19</text:p>
              </table:table-cell>
              <table:table-cell office:value-type="float" office:value="0.955551">
                <text:p>0.955551</text:p>
              </table:table-cell>
              <table:table-cell office:value-type="float" office:value="7.19">
                <text:p>7.19</text:p>
              </table:table-cell>
              <table:table-cell office:value-type="float" office:value="0.955088">
                <text:p>0.955088</text:p>
              </table:table-cell>
              <table:table-cell office:value-type="float" office:value="7.16999999999989">
                <text:p>7.16999999999989</text:p>
              </table:table-cell>
              <table:table-cell office:value-type="float" office:value="0.954308074460628">
                <text:p>0.954308074460628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7.2">
                <text:p>7.2</text:p>
              </table:table-cell>
              <table:table-cell office:value-type="float" office:value="0.955774">
                <text:p>0.955774</text:p>
              </table:table-cell>
              <table:table-cell office:value-type="float" office:value="7.2">
                <text:p>7.2</text:p>
              </table:table-cell>
              <table:table-cell office:value-type="float" office:value="0.955313">
                <text:p>0.955313</text:p>
              </table:table-cell>
              <table:table-cell office:value-type="float" office:value="7.17999999999989">
                <text:p>7.17999999999989</text:p>
              </table:table-cell>
              <table:table-cell office:value-type="float" office:value="0.954535963889981">
                <text:p>0.954535963889981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7.21">
                <text:p>7.21</text:p>
              </table:table-cell>
              <table:table-cell office:value-type="float" office:value="0.955997">
                <text:p>0.955997</text:p>
              </table:table-cell>
              <table:table-cell office:value-type="float" office:value="7.21">
                <text:p>7.21</text:p>
              </table:table-cell>
              <table:table-cell office:value-type="float" office:value="0.955537">
                <text:p>0.955537</text:p>
              </table:table-cell>
              <table:table-cell office:value-type="float" office:value="7.18999999999989">
                <text:p>7.18999999999989</text:p>
              </table:table-cell>
              <table:table-cell office:value-type="float" office:value="0.954762716716063">
                <text:p>0.954762716716063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7.22">
                <text:p>7.22</text:p>
              </table:table-cell>
              <table:table-cell office:value-type="float" office:value="0.956218">
                <text:p>0.956218</text:p>
              </table:table-cell>
              <table:table-cell office:value-type="float" office:value="7.22">
                <text:p>7.22</text:p>
              </table:table-cell>
              <table:table-cell office:value-type="float" office:value="0.95576">
                <text:p>0.95576</text:p>
              </table:table-cell>
              <table:table-cell office:value-type="float" office:value="7.19999999999989">
                <text:p>7.19999999999989</text:p>
              </table:table-cell>
              <table:table-cell office:value-type="float" office:value="0.954988338607707">
                <text:p>0.954988338607707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7.23">
                <text:p>7.23</text:p>
              </table:table-cell>
              <table:table-cell office:value-type="float" office:value="0.956438">
                <text:p>0.956438</text:p>
              </table:table-cell>
              <table:table-cell office:value-type="float" office:value="7.23">
                <text:p>7.23</text:p>
              </table:table-cell>
              <table:table-cell office:value-type="float" office:value="0.955982">
                <text:p>0.955982</text:p>
              </table:table-cell>
              <table:table-cell office:value-type="float" office:value="7.20999999999989">
                <text:p>7.20999999999989</text:p>
              </table:table-cell>
              <table:table-cell office:value-type="float" office:value="0.955212835205472">
                <text:p>0.955212835205472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7.24">
                <text:p>7.24</text:p>
              </table:table-cell>
              <table:table-cell office:value-type="float" office:value="0.956657">
                <text:p>0.956657</text:p>
              </table:table-cell>
              <table:table-cell office:value-type="float" office:value="7.24">
                <text:p>7.24</text:p>
              </table:table-cell>
              <table:table-cell office:value-type="float" office:value="0.956202">
                <text:p>0.956202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0.955436212121784">
                <text:p>0.955436212121784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7.25">
                <text:p>7.25</text:p>
              </table:table-cell>
              <table:table-cell office:value-type="float" office:value="0.956874">
                <text:p>0.956874</text:p>
              </table:table-cell>
              <table:table-cell office:value-type="float" office:value="7.25">
                <text:p>7.25</text:p>
              </table:table-cell>
              <table:table-cell office:value-type="float" office:value="0.956422">
                <text:p>0.956422</text:p>
              </table:table-cell>
              <table:table-cell office:value-type="float" office:value="7.22999999999989">
                <text:p>7.22999999999989</text:p>
              </table:table-cell>
              <table:table-cell office:value-type="float" office:value="0.955658474941079">
                <text:p>0.955658474941079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7.26">
                <text:p>7.26</text:p>
              </table:table-cell>
              <table:table-cell office:value-type="float" office:value="0.957091">
                <text:p>0.957091</text:p>
              </table:table-cell>
              <table:table-cell office:value-type="float" office:value="7.26">
                <text:p>7.26</text:p>
              </table:table-cell>
              <table:table-cell office:value-type="float" office:value="0.95664">
                <text:p>0.95664</text:p>
              </table:table-cell>
              <table:table-cell office:value-type="float" office:value="7.23999999999989">
                <text:p>7.23999999999989</text:p>
              </table:table-cell>
              <table:table-cell office:value-type="float" office:value="0.955879629219937">
                <text:p>0.955879629219937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7.27">
                <text:p>7.27</text:p>
              </table:table-cell>
              <table:table-cell office:value-type="float" office:value="0.957307">
                <text:p>0.957307</text:p>
              </table:table-cell>
              <table:table-cell office:value-type="float" office:value="7.27">
                <text:p>7.27</text:p>
              </table:table-cell>
              <table:table-cell office:value-type="float" office:value="0.956857">
                <text:p>0.956857</text:p>
              </table:table-cell>
              <table:table-cell office:value-type="float" office:value="7.24999999999989">
                <text:p>7.24999999999989</text:p>
              </table:table-cell>
              <table:table-cell office:value-type="float" office:value="0.956099680487228">
                <text:p>0.956099680487228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7.28">
                <text:p>7.28</text:p>
              </table:table-cell>
              <table:table-cell office:value-type="float" office:value="0.957521">
                <text:p>0.957521</text:p>
              </table:table-cell>
              <table:table-cell office:value-type="float" office:value="7.28">
                <text:p>7.28</text:p>
              </table:table-cell>
              <table:table-cell office:value-type="float" office:value="0.957074">
                <text:p>0.957074</text:p>
              </table:table-cell>
              <table:table-cell office:value-type="float" office:value="7.25999999999989">
                <text:p>7.25999999999989</text:p>
              </table:table-cell>
              <table:table-cell office:value-type="float" office:value="0.956318634244245">
                <text:p>0.956318634244245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29">
                <text:p>7.29</text:p>
              </table:table-cell>
              <table:table-cell office:value-type="float" office:value="0.957735">
                <text:p>0.957735</text:p>
              </table:table-cell>
              <table:table-cell office:value-type="float" office:value="7.29">
                <text:p>7.29</text:p>
              </table:table-cell>
              <table:table-cell office:value-type="float" office:value="0.957289">
                <text:p>0.957289</text:p>
              </table:table-cell>
              <table:table-cell office:value-type="float" office:value="7.26999999999989">
                <text:p>7.26999999999989</text:p>
              </table:table-cell>
              <table:table-cell office:value-type="float" office:value="0.956536495964842">
                <text:p>0.956536495964842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7.3">
                <text:p>7.3</text:p>
              </table:table-cell>
              <table:table-cell office:value-type="float" office:value="0.957947">
                <text:p>0.957947</text:p>
              </table:table-cell>
              <table:table-cell office:value-type="float" office:value="7.3">
                <text:p>7.3</text:p>
              </table:table-cell>
              <table:table-cell office:value-type="float" office:value="0.957503">
                <text:p>0.957503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0.956753271095576">
                <text:p>0.956753271095576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7.31">
                <text:p>7.31</text:p>
              </table:table-cell>
              <table:table-cell office:value-type="float" office:value="0.958158">
                <text:p>0.958158</text:p>
              </table:table-cell>
              <table:table-cell office:value-type="float" office:value="7.31">
                <text:p>7.31</text:p>
              </table:table-cell>
              <table:table-cell office:value-type="float" office:value="0.957716">
                <text:p>0.957716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0.956968965055834">
                <text:p>0.956968965055834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7.32">
                <text:p>7.32</text:p>
              </table:table-cell>
              <table:table-cell office:value-type="float" office:value="0.958369">
                <text:p>0.958369</text:p>
              </table:table-cell>
              <table:table-cell office:value-type="float" office:value="7.32">
                <text:p>7.32</text:p>
              </table:table-cell>
              <table:table-cell office:value-type="float" office:value="0.957928">
                <text:p>0.957928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0.957183583237977">
                <text:p>0.957183583237977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7.33">
                <text:p>7.33</text:p>
              </table:table-cell>
              <table:table-cell office:value-type="float" office:value="0.958578">
                <text:p>0.958578</text:p>
              </table:table-cell>
              <table:table-cell office:value-type="float" office:value="7.33">
                <text:p>7.33</text:p>
              </table:table-cell>
              <table:table-cell office:value-type="float" office:value="0.958139">
                <text:p>0.958139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0.957397131007471">
                <text:p>0.957397131007471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7.34">
                <text:p>7.34</text:p>
              </table:table-cell>
              <table:table-cell office:value-type="float" office:value="0.958786">
                <text:p>0.958786</text:p>
              </table:table-cell>
              <table:table-cell office:value-type="float" office:value="7.34">
                <text:p>7.34</text:p>
              </table:table-cell>
              <table:table-cell office:value-type="float" office:value="0.958349">
                <text:p>0.958349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0.957609613703022">
                <text:p>0.957609613703022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7.35">
                <text:p>7.35</text:p>
              </table:table-cell>
              <table:table-cell office:value-type="float" office:value="0.958993">
                <text:p>0.958993</text:p>
              </table:table-cell>
              <table:table-cell office:value-type="float" office:value="7.35">
                <text:p>7.35</text:p>
              </table:table-cell>
              <table:table-cell office:value-type="float" office:value="0.958557">
                <text:p>0.958557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0.957821036636707">
                <text:p>0.957821036636707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7.36">
                <text:p>7.36</text:p>
              </table:table-cell>
              <table:table-cell office:value-type="float" office:value="0.959199">
                <text:p>0.959199</text:p>
              </table:table-cell>
              <table:table-cell office:value-type="float" office:value="7.36">
                <text:p>7.36</text:p>
              </table:table-cell>
              <table:table-cell office:value-type="float" office:value="0.958765">
                <text:p>0.95876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0.958031405094111">
                <text:p>0.958031405094111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7.37">
                <text:p>7.37</text:p>
              </table:table-cell>
              <table:table-cell office:value-type="float" office:value="0.959404">
                <text:p>0.959404</text:p>
              </table:table-cell>
              <table:table-cell office:value-type="float" office:value="7.37">
                <text:p>7.37</text:p>
              </table:table-cell>
              <table:table-cell office:value-type="float" office:value="0.958972">
                <text:p>0.958972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0.958240724334457">
                <text:p>0.958240724334457</text:p>
              </table:table-cell>
            </table:table-row>
            <table:table-row>
              <table:table-cell office:value-type="float" office:value="7.39">
                <text:p>7.39</text:p>
              </table:table-cell>
              <table:table-cell office:value-type="float" office:value="7.38">
                <text:p>7.38</text:p>
              </table:table-cell>
              <table:table-cell office:value-type="float" office:value="0.959608">
                <text:p>0.959608</text:p>
              </table:table-cell>
              <table:table-cell office:value-type="float" office:value="7.38">
                <text:p>7.38</text:p>
              </table:table-cell>
              <table:table-cell office:value-type="float" office:value="0.959178">
                <text:p>0.959178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0.958448999590737">
                <text:p>0.958448999590737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7.39">
                <text:p>7.39</text:p>
              </table:table-cell>
              <table:table-cell office:value-type="float" office:value="0.959811">
                <text:p>0.959811</text:p>
              </table:table-cell>
              <table:table-cell office:value-type="float" office:value="7.39">
                <text:p>7.39</text:p>
              </table:table-cell>
              <table:table-cell office:value-type="float" office:value="0.959382">
                <text:p>0.959382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0.958656236069842">
                <text:p>0.958656236069842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7.4">
                <text:p>7.4</text:p>
              </table:table-cell>
              <table:table-cell office:value-type="float" office:value="0.960013">
                <text:p>0.960013</text:p>
              </table:table-cell>
              <table:table-cell office:value-type="float" office:value="7.4">
                <text:p>7.4</text:p>
              </table:table-cell>
              <table:table-cell office:value-type="float" office:value="0.959586">
                <text:p>0.959586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0.958862438952695">
                <text:p>0.958862438952695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7.41">
                <text:p>7.41</text:p>
              </table:table-cell>
              <table:table-cell office:value-type="float" office:value="0.960214">
                <text:p>0.960214</text:p>
              </table:table-cell>
              <table:table-cell office:value-type="float" office:value="7.41">
                <text:p>7.41</text:p>
              </table:table-cell>
              <table:table-cell office:value-type="float" office:value="0.959788">
                <text:p>0.959788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0.95906761339438">
                <text:p>0.95906761339438</text:p>
              </table:table-cell>
            </table:table-row>
            <table:table-row>
              <table:table-cell office:value-type="float" office:value="7.43">
                <text:p>7.43</text:p>
              </table:table-cell>
              <table:table-cell office:value-type="float" office:value="7.42">
                <text:p>7.42</text:p>
              </table:table-cell>
              <table:table-cell office:value-type="float" office:value="0.960414">
                <text:p>0.960414</text:p>
              </table:table-cell>
              <table:table-cell office:value-type="float" office:value="7.42">
                <text:p>7.42</text:p>
              </table:table-cell>
              <table:table-cell office:value-type="float" office:value="0.95999">
                <text:p>0.95999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0.959271764524267">
                <text:p>0.959271764524267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7.43">
                <text:p>7.43</text:p>
              </table:table-cell>
              <table:table-cell office:value-type="float" office:value="0.960613">
                <text:p>0.960613</text:p>
              </table:table-cell>
              <table:table-cell office:value-type="float" office:value="7.43">
                <text:p>7.43</text:p>
              </table:table-cell>
              <table:table-cell office:value-type="float" office:value="0.960191">
                <text:p>0.960191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0.959474897446147">
                <text:p>0.959474897446147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7.44">
                <text:p>7.44</text:p>
              </table:table-cell>
              <table:table-cell office:value-type="float" office:value="0.960811">
                <text:p>0.960811</text:p>
              </table:table-cell>
              <table:table-cell office:value-type="float" office:value="7.44">
                <text:p>7.44</text:p>
              </table:table-cell>
              <table:table-cell office:value-type="float" office:value="0.96039">
                <text:p>0.96039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0.959677017238352">
                <text:p>0.959677017238352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7.45">
                <text:p>7.45</text:p>
              </table:table-cell>
              <table:table-cell office:value-type="float" office:value="0.961008">
                <text:p>0.961008</text:p>
              </table:table-cell>
              <table:table-cell office:value-type="float" office:value="7.45">
                <text:p>7.45</text:p>
              </table:table-cell>
              <table:table-cell office:value-type="float" office:value="0.960589">
                <text:p>0.960589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0.959878128953888">
                <text:p>0.959878128953888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7.46">
                <text:p>7.46</text:p>
              </table:table-cell>
              <table:table-cell office:value-type="float" office:value="0.961204">
                <text:p>0.961204</text:p>
              </table:table-cell>
              <table:table-cell office:value-type="float" office:value="7.46">
                <text:p>7.46</text:p>
              </table:table-cell>
              <table:table-cell office:value-type="float" office:value="0.960786">
                <text:p>0.960786</text:p>
              </table:table-cell>
              <table:table-cell office:value-type="float" office:value="7.43999999999988">
                <text:p>7.43999999999988</text:p>
              </table:table-cell>
              <table:table-cell office:value-type="float" office:value="0.960078237620558">
                <text:p>0.960078237620558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7.47">
                <text:p>7.47</text:p>
              </table:table-cell>
              <table:table-cell office:value-type="float" office:value="0.961399">
                <text:p>0.961399</text:p>
              </table:table-cell>
              <table:table-cell office:value-type="float" office:value="7.47">
                <text:p>7.47</text:p>
              </table:table-cell>
              <table:table-cell office:value-type="float" office:value="0.960983">
                <text:p>0.960983</text:p>
              </table:table-cell>
              <table:table-cell office:value-type="float" office:value="7.44999999999988">
                <text:p>7.44999999999988</text:p>
              </table:table-cell>
              <table:table-cell office:value-type="float" office:value="0.960277348241089">
                <text:p>0.960277348241089</text:p>
              </table:table-cell>
            </table:table-row>
            <table:table-row>
              <table:table-cell office:value-type="float" office:value="7.49">
                <text:p>7.49</text:p>
              </table:table-cell>
              <table:table-cell office:value-type="float" office:value="7.48">
                <text:p>7.48</text:p>
              </table:table-cell>
              <table:table-cell office:value-type="float" office:value="0.961593">
                <text:p>0.961593</text:p>
              </table:table-cell>
              <table:table-cell office:value-type="float" office:value="7.48">
                <text:p>7.48</text:p>
              </table:table-cell>
              <table:table-cell office:value-type="float" office:value="0.961178">
                <text:p>0.961178</text:p>
              </table:table-cell>
              <table:table-cell office:value-type="float" office:value="7.45999999999988">
                <text:p>7.45999999999988</text:p>
              </table:table-cell>
              <table:table-cell office:value-type="float" office:value="0.960475465793257">
                <text:p>0.96047546579325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7.49">
                <text:p>7.49</text:p>
              </table:table-cell>
              <table:table-cell office:value-type="float" office:value="0.961786">
                <text:p>0.961786</text:p>
              </table:table-cell>
              <table:table-cell office:value-type="float" office:value="7.49">
                <text:p>7.49</text:p>
              </table:table-cell>
              <table:table-cell office:value-type="float" office:value="0.961373">
                <text:p>0.961373</text:p>
              </table:table-cell>
              <table:table-cell office:value-type="float" office:value="7.46999999999988">
                <text:p>7.46999999999988</text:p>
              </table:table-cell>
              <table:table-cell office:value-type="float" office:value="0.960672595230012">
                <text:p>0.960672595230012</text:p>
              </table:table-cell>
            </table:table-row>
            <table:table-row>
              <table:table-cell office:value-type="float" office:value="7.51">
                <text:p>7.51</text:p>
              </table:table-cell>
              <table:table-cell office:value-type="float" office:value="7.5">
                <text:p>7.5</text:p>
              </table:table-cell>
              <table:table-cell office:value-type="float" office:value="0.961978">
                <text:p>0.961978</text:p>
              </table:table-cell>
              <table:table-cell office:value-type="float" office:value="7.5">
                <text:p>7.5</text:p>
              </table:table-cell>
              <table:table-cell office:value-type="float" office:value="0.961567">
                <text:p>0.961567</text:p>
              </table:table-cell>
              <table:table-cell office:value-type="float" office:value="7.47999999999988">
                <text:p>7.47999999999988</text:p>
              </table:table-cell>
              <table:table-cell office:value-type="float" office:value="0.960868741479599">
                <text:p>0.960868741479599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7.51">
                <text:p>7.51</text:p>
              </table:table-cell>
              <table:table-cell office:value-type="float" office:value="0.962169">
                <text:p>0.962169</text:p>
              </table:table-cell>
              <table:table-cell office:value-type="float" office:value="7.51">
                <text:p>7.51</text:p>
              </table:table-cell>
              <table:table-cell office:value-type="float" office:value="0.961759">
                <text:p>0.961759</text:p>
              </table:table-cell>
              <table:table-cell office:value-type="float" office:value="7.48999999999988">
                <text:p>7.48999999999988</text:p>
              </table:table-cell>
              <table:table-cell office:value-type="float" office:value="0.961063909445685">
                <text:p>0.961063909445685</text:p>
              </table:table-cell>
            </table:table-row>
            <table:table-row>
              <table:table-cell office:value-type="float" office:value="7.53">
                <text:p>7.53</text:p>
              </table:table-cell>
              <table:table-cell office:value-type="float" office:value="7.52">
                <text:p>7.52</text:p>
              </table:table-cell>
              <table:table-cell office:value-type="float" office:value="0.962359">
                <text:p>0.962359</text:p>
              </table:table-cell>
              <table:table-cell office:value-type="float" office:value="7.52">
                <text:p>7.52</text:p>
              </table:table-cell>
              <table:table-cell office:value-type="float" office:value="0.961951">
                <text:p>0.961951</text:p>
              </table:table-cell>
              <table:table-cell office:value-type="float" office:value="7.49999999999988">
                <text:p>7.49999999999988</text:p>
              </table:table-cell>
              <table:table-cell office:value-type="float" office:value="0.961258104007479">
                <text:p>0.961258104007479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7.53">
                <text:p>7.53</text:p>
              </table:table-cell>
              <table:table-cell office:value-type="float" office:value="0.962548">
                <text:p>0.962548</text:p>
              </table:table-cell>
              <table:table-cell office:value-type="float" office:value="7.53">
                <text:p>7.53</text:p>
              </table:table-cell>
              <table:table-cell office:value-type="float" office:value="0.962142">
                <text:p>0.962142</text:p>
              </table:table-cell>
              <table:table-cell office:value-type="float" office:value="7.50999999999988">
                <text:p>7.50999999999988</text:p>
              </table:table-cell>
              <table:table-cell office:value-type="float" office:value="0.961451330019856">
                <text:p>0.961451330019856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7.54">
                <text:p>7.54</text:p>
              </table:table-cell>
              <table:table-cell office:value-type="float" office:value="0.962736">
                <text:p>0.962736</text:p>
              </table:table-cell>
              <table:table-cell office:value-type="float" office:value="7.54">
                <text:p>7.54</text:p>
              </table:table-cell>
              <table:table-cell office:value-type="float" office:value="0.962331">
                <text:p>0.962331</text:p>
              </table:table-cell>
              <table:table-cell office:value-type="float" office:value="7.51999999999988">
                <text:p>7.51999999999988</text:p>
              </table:table-cell>
              <table:table-cell office:value-type="float" office:value="0.961643592313475">
                <text:p>0.961643592313475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7.55">
                <text:p>7.55</text:p>
              </table:table-cell>
              <table:table-cell office:value-type="float" office:value="0.962924">
                <text:p>0.962924</text:p>
              </table:table-cell>
              <table:table-cell office:value-type="float" office:value="7.55">
                <text:p>7.55</text:p>
              </table:table-cell>
              <table:table-cell office:value-type="float" office:value="0.96252">
                <text:p>0.96252</text:p>
              </table:table-cell>
              <table:table-cell office:value-type="float" office:value="7.52999999999988">
                <text:p>7.52999999999988</text:p>
              </table:table-cell>
              <table:table-cell office:value-type="float" office:value="0.961834895694905">
                <text:p>0.961834895694905</text:p>
              </table:table-cell>
            </table:table-row>
            <table:table-row>
              <table:table-cell office:value-type="float" office:value="7.57">
                <text:p>7.57</text:p>
              </table:table-cell>
              <table:table-cell office:value-type="float" office:value="7.56">
                <text:p>7.56</text:p>
              </table:table-cell>
              <table:table-cell office:value-type="float" office:value="0.96311">
                <text:p>0.96311</text:p>
              </table:table-cell>
              <table:table-cell office:value-type="float" office:value="7.56">
                <text:p>7.56</text:p>
              </table:table-cell>
              <table:table-cell office:value-type="float" office:value="0.962708">
                <text:p>0.962708</text:p>
              </table:table-cell>
              <table:table-cell office:value-type="float" office:value="7.53999999999988">
                <text:p>7.53999999999988</text:p>
              </table:table-cell>
              <table:table-cell office:value-type="float" office:value="0.962025244946739">
                <text:p>0.962025244946739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7.57">
                <text:p>7.57</text:p>
              </table:table-cell>
              <table:table-cell office:value-type="float" office:value="0.963295">
                <text:p>0.963295</text:p>
              </table:table-cell>
              <table:table-cell office:value-type="float" office:value="7.57">
                <text:p>7.57</text:p>
              </table:table-cell>
              <table:table-cell office:value-type="float" office:value="0.962895">
                <text:p>0.962895</text:p>
              </table:table-cell>
              <table:table-cell office:value-type="float" office:value="7.54999999999988">
                <text:p>7.54999999999988</text:p>
              </table:table-cell>
              <table:table-cell office:value-type="float" office:value="0.962214644827719">
                <text:p>0.962214644827719</text:p>
              </table:table-cell>
            </table:table-row>
            <table:table-row>
              <table:table-cell office:value-type="float" office:value="7.59">
                <text:p>7.59</text:p>
              </table:table-cell>
              <table:table-cell office:value-type="float" office:value="7.58">
                <text:p>7.58</text:p>
              </table:table-cell>
              <table:table-cell office:value-type="float" office:value="0.96348">
                <text:p>0.96348</text:p>
              </table:table-cell>
              <table:table-cell office:value-type="float" office:value="7.58">
                <text:p>7.58</text:p>
              </table:table-cell>
              <table:table-cell office:value-type="float" office:value="0.963081">
                <text:p>0.963081</text:p>
              </table:table-cell>
              <table:table-cell office:value-type="float" office:value="7.55999999999988">
                <text:p>7.55999999999988</text:p>
              </table:table-cell>
              <table:table-cell office:value-type="float" office:value="0.962403100072851">
                <text:p>0.96240310007285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7.59">
                <text:p>7.59</text:p>
              </table:table-cell>
              <table:table-cell office:value-type="float" office:value="0.963663">
                <text:p>0.963663</text:p>
              </table:table-cell>
              <table:table-cell office:value-type="float" office:value="7.59">
                <text:p>7.59</text:p>
              </table:table-cell>
              <table:table-cell office:value-type="float" office:value="0.963266">
                <text:p>0.963266</text:p>
              </table:table-cell>
              <table:table-cell office:value-type="float" office:value="7.56999999999988">
                <text:p>7.56999999999988</text:p>
              </table:table-cell>
              <table:table-cell office:value-type="float" office:value="0.962590615393528">
                <text:p>0.962590615393528</text:p>
              </table:table-cell>
            </table:table-row>
            <table:table-row>
              <table:table-cell office:value-type="float" office:value="7.61">
                <text:p>7.61</text:p>
              </table:table-cell>
              <table:table-cell office:value-type="float" office:value="7.6">
                <text:p>7.6</text:p>
              </table:table-cell>
              <table:table-cell office:value-type="float" office:value="0.963846">
                <text:p>0.963846</text:p>
              </table:table-cell>
              <table:table-cell office:value-type="float" office:value="7.6">
                <text:p>7.6</text:p>
              </table:table-cell>
              <table:table-cell office:value-type="float" office:value="0.96345">
                <text:p>0.96345</text:p>
              </table:table-cell>
              <table:table-cell office:value-type="float" office:value="7.57999999999988">
                <text:p>7.57999999999988</text:p>
              </table:table-cell>
              <table:table-cell office:value-type="float" office:value="0.962777195477641">
                <text:p>0.962777195477641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7.61">
                <text:p>7.61</text:p>
              </table:table-cell>
              <table:table-cell office:value-type="float" office:value="0.964028">
                <text:p>0.964028</text:p>
              </table:table-cell>
              <table:table-cell office:value-type="float" office:value="7.61">
                <text:p>7.61</text:p>
              </table:table-cell>
              <table:table-cell office:value-type="float" office:value="0.963633">
                <text:p>0.963633</text:p>
              </table:table-cell>
              <table:table-cell office:value-type="float" office:value="7.58999999999988">
                <text:p>7.58999999999988</text:p>
              </table:table-cell>
              <table:table-cell office:value-type="float" office:value="0.962962844989702">
                <text:p>0.962962844989702</text:p>
              </table:table-cell>
            </table:table-row>
            <table:table-row>
              <table:table-cell office:value-type="float" office:value="7.63">
                <text:p>7.63</text:p>
              </table:table-cell>
              <table:table-cell office:value-type="float" office:value="7.62">
                <text:p>7.62</text:p>
              </table:table-cell>
              <table:table-cell office:value-type="float" office:value="0.964208">
                <text:p>0.964208</text:p>
              </table:table-cell>
              <table:table-cell office:value-type="float" office:value="7.62">
                <text:p>7.62</text:p>
              </table:table-cell>
              <table:table-cell office:value-type="float" office:value="0.963816">
                <text:p>0.963816</text:p>
              </table:table-cell>
              <table:table-cell office:value-type="float" office:value="7.59999999999988">
                <text:p>7.59999999999988</text:p>
              </table:table-cell>
              <table:table-cell office:value-type="float" office:value="0.963147568570958">
                <text:p>0.963147568570958</text:p>
              </table:table-cell>
            </table:table-row>
            <table:table-row>
              <table:table-cell office:value-type="float" office:value="7.64">
                <text:p>7.64</text:p>
              </table:table-cell>
              <table:table-cell office:value-type="float" office:value="7.63">
                <text:p>7.63</text:p>
              </table:table-cell>
              <table:table-cell office:value-type="float" office:value="0.964388">
                <text:p>0.964388</text:p>
              </table:table-cell>
              <table:table-cell office:value-type="float" office:value="7.63">
                <text:p>7.63</text:p>
              </table:table-cell>
              <table:table-cell office:value-type="float" office:value="0.963997">
                <text:p>0.963997</text:p>
              </table:table-cell>
              <table:table-cell office:value-type="float" office:value="7.60999999999988">
                <text:p>7.60999999999988</text:p>
              </table:table-cell>
              <table:table-cell office:value-type="float" office:value="0.96333137083951">
                <text:p>0.96333137083951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7.64">
                <text:p>7.64</text:p>
              </table:table-cell>
              <table:table-cell office:value-type="float" office:value="0.964567">
                <text:p>0.964567</text:p>
              </table:table-cell>
              <table:table-cell office:value-type="float" office:value="7.64">
                <text:p>7.64</text:p>
              </table:table-cell>
              <table:table-cell office:value-type="float" office:value="0.964177">
                <text:p>0.964177</text:p>
              </table:table-cell>
              <table:table-cell office:value-type="float" office:value="7.61999999999988">
                <text:p>7.61999999999988</text:p>
              </table:table-cell>
              <table:table-cell office:value-type="float" office:value="0.963514256390423">
                <text:p>0.963514256390423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7.65">
                <text:p>7.65</text:p>
              </table:table-cell>
              <table:table-cell office:value-type="float" office:value="0.964745">
                <text:p>0.964745</text:p>
              </table:table-cell>
              <table:table-cell office:value-type="float" office:value="7.65">
                <text:p>7.65</text:p>
              </table:table-cell>
              <table:table-cell office:value-type="float" office:value="0.964357">
                <text:p>0.964357</text:p>
              </table:table-cell>
              <table:table-cell office:value-type="float" office:value="7.62999999999988">
                <text:p>7.62999999999988</text:p>
              </table:table-cell>
              <table:table-cell office:value-type="float" office:value="0.963696229795845">
                <text:p>0.963696229795845</text:p>
              </table:table-cell>
            </table:table-row>
            <table:table-row>
              <table:table-cell office:value-type="float" office:value="7.67">
                <text:p>7.67</text:p>
              </table:table-cell>
              <table:table-cell office:value-type="float" office:value="7.66">
                <text:p>7.66</text:p>
              </table:table-cell>
              <table:table-cell office:value-type="float" office:value="0.964922">
                <text:p>0.964922</text:p>
              </table:table-cell>
              <table:table-cell office:value-type="float" office:value="7.66">
                <text:p>7.66</text:p>
              </table:table-cell>
              <table:table-cell office:value-type="float" office:value="0.964536">
                <text:p>0.964536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0.963877295605121">
                <text:p>0.963877295605121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7.67">
                <text:p>7.67</text:p>
              </table:table-cell>
              <table:table-cell office:value-type="float" office:value="0.965099">
                <text:p>0.965099</text:p>
              </table:table-cell>
              <table:table-cell office:value-type="float" office:value="7.67">
                <text:p>7.67</text:p>
              </table:table-cell>
              <table:table-cell office:value-type="float" office:value="0.964713">
                <text:p>0.964713</text:p>
              </table:table-cell>
              <table:table-cell office:value-type="float" office:value="7.64999999999988">
                <text:p>7.64999999999988</text:p>
              </table:table-cell>
              <table:table-cell office:value-type="float" office:value="0.964057458344906">
                <text:p>0.964057458344906</text:p>
              </table:table-cell>
            </table:table-row>
            <table:table-row>
              <table:table-cell office:value-type="float" office:value="7.69">
                <text:p>7.69</text:p>
              </table:table-cell>
              <table:table-cell office:value-type="float" office:value="7.68">
                <text:p>7.68</text:p>
              </table:table-cell>
              <table:table-cell office:value-type="float" office:value="0.965274">
                <text:p>0.965274</text:p>
              </table:table-cell>
              <table:table-cell office:value-type="float" office:value="7.68">
                <text:p>7.68</text:p>
              </table:table-cell>
              <table:table-cell office:value-type="float" office:value="0.96489">
                <text:p>0.96489</text:p>
              </table:table-cell>
              <table:table-cell office:value-type="float" office:value="7.65999999999988">
                <text:p>7.65999999999988</text:p>
              </table:table-cell>
              <table:table-cell office:value-type="float" office:value="0.964236722519278">
                <text:p>0.964236722519278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.69">
                <text:p>7.69</text:p>
              </table:table-cell>
              <table:table-cell office:value-type="float" office:value="0.965449">
                <text:p>0.965449</text:p>
              </table:table-cell>
              <table:table-cell office:value-type="float" office:value="7.69">
                <text:p>7.69</text:p>
              </table:table-cell>
              <table:table-cell office:value-type="float" office:value="0.965066">
                <text:p>0.965066</text:p>
              </table:table-cell>
              <table:table-cell office:value-type="float" office:value="7.66999999999988">
                <text:p>7.66999999999988</text:p>
              </table:table-cell>
              <table:table-cell office:value-type="float" office:value="0.96441509260985">
                <text:p>0.96441509260985</text:p>
              </table:table-cell>
            </table:table-row>
            <table:table-row>
              <table:table-cell office:value-type="float" office:value="7.71">
                <text:p>7.71</text:p>
              </table:table-cell>
              <table:table-cell office:value-type="float" office:value="7.7">
                <text:p>7.7</text:p>
              </table:table-cell>
              <table:table-cell office:value-type="float" office:value="0.965622">
                <text:p>0.965622</text:p>
              </table:table-cell>
              <table:table-cell office:value-type="float" office:value="7.7">
                <text:p>7.7</text:p>
              </table:table-cell>
              <table:table-cell office:value-type="float" office:value="0.965241">
                <text:p>0.965241</text:p>
              </table:table-cell>
              <table:table-cell office:value-type="float" office:value="7.67999999999988">
                <text:p>7.67999999999988</text:p>
              </table:table-cell>
              <table:table-cell office:value-type="float" office:value="0.964592573075884">
                <text:p>0.964592573075884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7.71">
                <text:p>7.71</text:p>
              </table:table-cell>
              <table:table-cell office:value-type="float" office:value="0.965795">
                <text:p>0.965795</text:p>
              </table:table-cell>
              <table:table-cell office:value-type="float" office:value="7.71">
                <text:p>7.71</text:p>
              </table:table-cell>
              <table:table-cell office:value-type="float" office:value="0.965416">
                <text:p>0.965416</text:p>
              </table:table-cell>
              <table:table-cell office:value-type="float" office:value="7.68999999999988">
                <text:p>7.68999999999988</text:p>
              </table:table-cell>
              <table:table-cell office:value-type="float" office:value="0.964769168354401">
                <text:p>0.964769168354401</text:p>
              </table:table-cell>
            </table:table-row>
            <table:table-row>
              <table:table-cell office:value-type="float" office:value="7.73">
                <text:p>7.73</text:p>
              </table:table-cell>
              <table:table-cell office:value-type="float" office:value="7.72">
                <text:p>7.72</text:p>
              </table:table-cell>
              <table:table-cell office:value-type="float" office:value="0.965967">
                <text:p>0.965967</text:p>
              </table:table-cell>
              <table:table-cell office:value-type="float" office:value="7.72">
                <text:p>7.72</text:p>
              </table:table-cell>
              <table:table-cell office:value-type="float" office:value="0.965589">
                <text:p>0.965589</text:p>
              </table:table-cell>
              <table:table-cell office:value-type="float" office:value="7.69999999999988">
                <text:p>7.69999999999988</text:p>
              </table:table-cell>
              <table:table-cell office:value-type="float" office:value="0.964944882860291">
                <text:p>0.964944882860291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7.73">
                <text:p>7.73</text:p>
              </table:table-cell>
              <table:table-cell office:value-type="float" office:value="0.966138">
                <text:p>0.966138</text:p>
              </table:table-cell>
              <table:table-cell office:value-type="float" office:value="7.73">
                <text:p>7.73</text:p>
              </table:table-cell>
              <table:table-cell office:value-type="float" office:value="0.965762">
                <text:p>0.965762</text:p>
              </table:table-cell>
              <table:table-cell office:value-type="float" office:value="7.70999999999988">
                <text:p>7.70999999999988</text:p>
              </table:table-cell>
              <table:table-cell office:value-type="float" office:value="0.965119720986428">
                <text:p>0.965119720986428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7.74">
                <text:p>7.74</text:p>
              </table:table-cell>
              <table:table-cell office:value-type="float" office:value="0.966308">
                <text:p>0.966308</text:p>
              </table:table-cell>
              <table:table-cell office:value-type="float" office:value="7.74">
                <text:p>7.74</text:p>
              </table:table-cell>
              <table:table-cell office:value-type="float" office:value="0.965933">
                <text:p>0.965933</text:p>
              </table:table-cell>
              <table:table-cell office:value-type="float" office:value="7.71999999999988">
                <text:p>7.71999999999988</text:p>
              </table:table-cell>
              <table:table-cell office:value-type="float" office:value="0.965293687103772">
                <text:p>0.965293687103772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7.75">
                <text:p>7.75</text:p>
              </table:table-cell>
              <table:table-cell office:value-type="float" office:value="0.966477">
                <text:p>0.966477</text:p>
              </table:table-cell>
              <table:table-cell office:value-type="float" office:value="7.75">
                <text:p>7.75</text:p>
              </table:table-cell>
              <table:table-cell office:value-type="float" office:value="0.966104">
                <text:p>0.966104</text:p>
              </table:table-cell>
              <table:table-cell office:value-type="float" office:value="7.72999999999988">
                <text:p>7.72999999999988</text:p>
              </table:table-cell>
              <table:table-cell office:value-type="float" office:value="0.965466785561486">
                <text:p>0.965466785561486</text:p>
              </table:table-cell>
            </table:table-row>
            <table:table-row>
              <table:table-cell office:value-type="float" office:value="7.77">
                <text:p>7.77</text:p>
              </table:table-cell>
              <table:table-cell office:value-type="float" office:value="7.76">
                <text:p>7.76</text:p>
              </table:table-cell>
              <table:table-cell office:value-type="float" office:value="0.966646">
                <text:p>0.966646</text:p>
              </table:table-cell>
              <table:table-cell office:value-type="float" office:value="7.76">
                <text:p>7.76</text:p>
              </table:table-cell>
              <table:table-cell office:value-type="float" office:value="0.966274">
                <text:p>0.966274</text:p>
              </table:table-cell>
              <table:table-cell office:value-type="float" office:value="7.73999999999988">
                <text:p>7.73999999999988</text:p>
              </table:table-cell>
              <table:table-cell office:value-type="float" office:value="0.965639020687041">
                <text:p>0.965639020687041</text:p>
              </table:table-cell>
            </table:table-row>
            <table:table-row>
              <table:table-cell office:value-type="float" office:value="7.78">
                <text:p>7.78</text:p>
              </table:table-cell>
              <table:table-cell office:value-type="float" office:value="7.77">
                <text:p>7.77</text:p>
              </table:table-cell>
              <table:table-cell office:value-type="float" office:value="0.966813">
                <text:p>0.966813</text:p>
              </table:table-cell>
              <table:table-cell office:value-type="float" office:value="7.77">
                <text:p>7.77</text:p>
              </table:table-cell>
              <table:table-cell office:value-type="float" office:value="0.966443">
                <text:p>0.966443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0.965810396786324">
                <text:p>0.965810396786324</text:p>
              </table:table-cell>
            </table:table-row>
            <table:table-row>
              <table:table-cell office:value-type="float" office:value="7.79">
                <text:p>7.79</text:p>
              </table:table-cell>
              <table:table-cell office:value-type="float" office:value="7.78">
                <text:p>7.78</text:p>
              </table:table-cell>
              <table:table-cell office:value-type="float" office:value="0.96698">
                <text:p>0.96698</text:p>
              </table:table-cell>
              <table:table-cell office:value-type="float" office:value="7.78">
                <text:p>7.78</text:p>
              </table:table-cell>
              <table:table-cell office:value-type="float" office:value="0.966611">
                <text:p>0.966611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0.965980918143745">
                <text:p>0.96598091814374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7.79">
                <text:p>7.79</text:p>
              </table:table-cell>
              <table:table-cell office:value-type="float" office:value="0.967146">
                <text:p>0.967146</text:p>
              </table:table-cell>
              <table:table-cell office:value-type="float" office:value="7.79">
                <text:p>7.79</text:p>
              </table:table-cell>
              <table:table-cell office:value-type="float" office:value="0.966778">
                <text:p>0.96677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0.966150589022348">
                <text:p>0.966150589022348</text:p>
              </table:table-cell>
            </table:table-row>
            <table:table-row>
              <table:table-cell office:value-type="float" office:value="7.81">
                <text:p>7.81</text:p>
              </table:table-cell>
              <table:table-cell office:value-type="float" office:value="7.8">
                <text:p>7.8</text:p>
              </table:table-cell>
              <table:table-cell office:value-type="float" office:value="0.967311">
                <text:p>0.967311</text:p>
              </table:table-cell>
              <table:table-cell office:value-type="float" office:value="7.8">
                <text:p>7.8</text:p>
              </table:table-cell>
              <table:table-cell office:value-type="float" office:value="0.966945">
                <text:p>0.966945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0.966319413663913">
                <text:p>0.966319413663913</text:p>
              </table:table-cell>
            </table:table-row>
            <table:table-row>
              <table:table-cell office:value-type="float" office:value="7.82">
                <text:p>7.82</text:p>
              </table:table-cell>
              <table:table-cell office:value-type="float" office:value="7.81">
                <text:p>7.81</text:p>
              </table:table-cell>
              <table:table-cell office:value-type="float" office:value="0.967475">
                <text:p>0.967475</text:p>
              </table:table-cell>
              <table:table-cell office:value-type="float" office:value="7.81">
                <text:p>7.81</text:p>
              </table:table-cell>
              <table:table-cell office:value-type="float" office:value="0.967111">
                <text:p>0.967111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0.966487396289066">
                <text:p>0.966487396289066</text:p>
              </table:table-cell>
            </table:table-row>
            <table:table-row>
              <table:table-cell office:value-type="float" office:value="7.83">
                <text:p>7.83</text:p>
              </table:table-cell>
              <table:table-cell office:value-type="float" office:value="7.82">
                <text:p>7.82</text:p>
              </table:table-cell>
              <table:table-cell office:value-type="float" office:value="0.967639">
                <text:p>0.967639</text:p>
              </table:table-cell>
              <table:table-cell office:value-type="float" office:value="7.82">
                <text:p>7.82</text:p>
              </table:table-cell>
              <table:table-cell office:value-type="float" office:value="0.967276">
                <text:p>0.967276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0.966654541097381">
                <text:p>0.966654541097381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7.83">
                <text:p>7.83</text:p>
              </table:table-cell>
              <table:table-cell office:value-type="float" office:value="0.967802">
                <text:p>0.967802</text:p>
              </table:table-cell>
              <table:table-cell office:value-type="float" office:value="7.83">
                <text:p>7.83</text:p>
              </table:table-cell>
              <table:table-cell office:value-type="float" office:value="0.96744">
                <text:p>0.96744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0.966820852267487">
                <text:p>0.966820852267487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7.84">
                <text:p>7.84</text:p>
              </table:table-cell>
              <table:table-cell office:value-type="float" office:value="0.967963">
                <text:p>0.967963</text:p>
              </table:table-cell>
              <table:table-cell office:value-type="float" office:value="7.84">
                <text:p>7.84</text:p>
              </table:table-cell>
              <table:table-cell office:value-type="float" office:value="0.967603">
                <text:p>0.967603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0.966986333957171">
                <text:p>0.966986333957171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7.85">
                <text:p>7.85</text:p>
              </table:table-cell>
              <table:table-cell office:value-type="float" office:value="0.968124">
                <text:p>0.968124</text:p>
              </table:table-cell>
              <table:table-cell office:value-type="float" office:value="7.85">
                <text:p>7.85</text:p>
              </table:table-cell>
              <table:table-cell office:value-type="float" office:value="0.967765">
                <text:p>0.967765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0.967150990303484">
                <text:p>0.967150990303484</text:p>
              </table:table-cell>
            </table:table-row>
            <table:table-row>
              <table:table-cell office:value-type="float" office:value="7.87">
                <text:p>7.87</text:p>
              </table:table-cell>
              <table:table-cell office:value-type="float" office:value="7.86">
                <text:p>7.86</text:p>
              </table:table-cell>
              <table:table-cell office:value-type="float" office:value="0.968285">
                <text:p>0.968285</text:p>
              </table:table-cell>
              <table:table-cell office:value-type="float" office:value="7.86">
                <text:p>7.86</text:p>
              </table:table-cell>
              <table:table-cell office:value-type="float" office:value="0.967927">
                <text:p>0.967927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0.967314825422845">
                <text:p>0.967314825422845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7.87">
                <text:p>7.87</text:p>
              </table:table-cell>
              <table:table-cell office:value-type="float" office:value="0.968444">
                <text:p>0.968444</text:p>
              </table:table-cell>
              <table:table-cell office:value-type="float" office:value="7.87">
                <text:p>7.87</text:p>
              </table:table-cell>
              <table:table-cell office:value-type="float" office:value="0.968088">
                <text:p>0.968088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0.967477843411138">
                <text:p>0.967477843411138</text:p>
              </table:table-cell>
            </table:table-row>
            <table:table-row>
              <table:table-cell office:value-type="float" office:value="7.89">
                <text:p>7.89</text:p>
              </table:table-cell>
              <table:table-cell office:value-type="float" office:value="7.88">
                <text:p>7.88</text:p>
              </table:table-cell>
              <table:table-cell office:value-type="float" office:value="0.968603">
                <text:p>0.968603</text:p>
              </table:table-cell>
              <table:table-cell office:value-type="float" office:value="7.88">
                <text:p>7.88</text:p>
              </table:table-cell>
              <table:table-cell office:value-type="float" office:value="0.968248">
                <text:p>0.968248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0.967640048343823">
                <text:p>0.96764004834382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.89">
                <text:p>7.89</text:p>
              </table:table-cell>
              <table:table-cell office:value-type="float" office:value="0.96876">
                <text:p>0.96876</text:p>
              </table:table-cell>
              <table:table-cell office:value-type="float" office:value="7.89">
                <text:p>7.89</text:p>
              </table:table-cell>
              <table:table-cell office:value-type="float" office:value="0.968407">
                <text:p>0.968407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0.967801444276031">
                <text:p>0.967801444276031</text:p>
              </table:table-cell>
            </table:table-row>
            <table:table-row>
              <table:table-cell office:value-type="float" office:value="7.91">
                <text:p>7.91</text:p>
              </table:table-cell>
              <table:table-cell office:value-type="float" office:value="7.9">
                <text:p>7.9</text:p>
              </table:table-cell>
              <table:table-cell office:value-type="float" office:value="0.968917">
                <text:p>0.968917</text:p>
              </table:table-cell>
              <table:table-cell office:value-type="float" office:value="7.9">
                <text:p>7.9</text:p>
              </table:table-cell>
              <table:table-cell office:value-type="float" office:value="0.968565">
                <text:p>0.968565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0.967962035242669">
                <text:p>0.967962035242669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7.91">
                <text:p>7.91</text:p>
              </table:table-cell>
              <table:table-cell office:value-type="float" office:value="0.969073">
                <text:p>0.969073</text:p>
              </table:table-cell>
              <table:table-cell office:value-type="float" office:value="7.91">
                <text:p>7.91</text:p>
              </table:table-cell>
              <table:table-cell office:value-type="float" office:value="0.968723">
                <text:p>0.968723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0.96812182525852">
                <text:p>0.96812182525852</text:p>
              </table:table-cell>
            </table:table-row>
            <table:table-row>
              <table:table-cell office:value-type="float" office:value="7.93">
                <text:p>7.93</text:p>
              </table:table-cell>
              <table:table-cell office:value-type="float" office:value="7.92">
                <text:p>7.92</text:p>
              </table:table-cell>
              <table:table-cell office:value-type="float" office:value="0.969229">
                <text:p>0.969229</text:p>
              </table:table-cell>
              <table:table-cell office:value-type="float" office:value="7.92">
                <text:p>7.92</text:p>
              </table:table-cell>
              <table:table-cell office:value-type="float" office:value="0.968879">
                <text:p>0.968879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0.968280818318341">
                <text:p>0.968280818318341</text:p>
              </table:table-cell>
            </table:table-row>
            <table:table-row>
              <table:table-cell office:value-type="float" office:value="7.94">
                <text:p>7.94</text:p>
              </table:table-cell>
              <table:table-cell office:value-type="float" office:value="7.93">
                <text:p>7.93</text:p>
              </table:table-cell>
              <table:table-cell office:value-type="float" office:value="0.969384">
                <text:p>0.969384</text:p>
              </table:table-cell>
              <table:table-cell office:value-type="float" office:value="7.93">
                <text:p>7.93</text:p>
              </table:table-cell>
              <table:table-cell office:value-type="float" office:value="0.969035">
                <text:p>0.969035</text:p>
              </table:table-cell>
              <table:table-cell office:value-type="float" office:value="7.90999999999987">
                <text:p>7.90999999999987</text:p>
              </table:table-cell>
              <table:table-cell office:value-type="float" office:value="0.968439018396969">
                <text:p>0.968439018396969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7.94">
                <text:p>7.94</text:p>
              </table:table-cell>
              <table:table-cell office:value-type="float" office:value="0.969537">
                <text:p>0.969537</text:p>
              </table:table-cell>
              <table:table-cell office:value-type="float" office:value="7.94">
                <text:p>7.94</text:p>
              </table:table-cell>
              <table:table-cell office:value-type="float" office:value="0.969191">
                <text:p>0.969191</text:p>
              </table:table-cell>
              <table:table-cell office:value-type="float" office:value="7.91999999999987">
                <text:p>7.91999999999987</text:p>
              </table:table-cell>
              <table:table-cell office:value-type="float" office:value="0.968596429449412">
                <text:p>0.968596429449412</text:p>
              </table:table-cell>
            </table:table-row>
            <table:table-row>
              <table:table-cell office:value-type="float" office:value="7.96">
                <text:p>7.96</text:p>
              </table:table-cell>
              <table:table-cell office:value-type="float" office:value="7.95">
                <text:p>7.95</text:p>
              </table:table-cell>
              <table:table-cell office:value-type="float" office:value="0.96969">
                <text:p>0.96969</text:p>
              </table:table-cell>
              <table:table-cell office:value-type="float" office:value="7.95">
                <text:p>7.95</text:p>
              </table:table-cell>
              <table:table-cell office:value-type="float" office:value="0.969345">
                <text:p>0.969345</text:p>
              </table:table-cell>
              <table:table-cell office:value-type="float" office:value="7.92999999999987">
                <text:p>7.92999999999987</text:p>
              </table:table-cell>
              <table:table-cell office:value-type="float" office:value="0.968753055410957">
                <text:p>0.968753055410957</text:p>
              </table:table-cell>
            </table:table-row>
            <table:table-row>
              <table:table-cell office:value-type="float" office:value="7.97">
                <text:p>7.97</text:p>
              </table:table-cell>
              <table:table-cell office:value-type="float" office:value="7.96">
                <text:p>7.96</text:p>
              </table:table-cell>
              <table:table-cell office:value-type="float" office:value="0.969843">
                <text:p>0.969843</text:p>
              </table:table-cell>
              <table:table-cell office:value-type="float" office:value="7.96">
                <text:p>7.96</text:p>
              </table:table-cell>
              <table:table-cell office:value-type="float" office:value="0.969499">
                <text:p>0.969499</text:p>
              </table:table-cell>
              <table:table-cell office:value-type="float" office:value="7.93999999999987">
                <text:p>7.93999999999987</text:p>
              </table:table-cell>
              <table:table-cell office:value-type="float" office:value="0.968908900197259">
                <text:p>0.968908900197259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7.97">
                <text:p>7.97</text:p>
              </table:table-cell>
              <table:table-cell office:value-type="float" office:value="0.969994">
                <text:p>0.969994</text:p>
              </table:table-cell>
              <table:table-cell office:value-type="float" office:value="7.97">
                <text:p>7.97</text:p>
              </table:table-cell>
              <table:table-cell office:value-type="float" office:value="0.969652">
                <text:p>0.969652</text:p>
              </table:table-cell>
              <table:table-cell office:value-type="float" office:value="7.94999999999987">
                <text:p>7.94999999999987</text:p>
              </table:table-cell>
              <table:table-cell office:value-type="float" office:value="0.969063967704447">
                <text:p>0.969063967704447</text:p>
              </table:table-cell>
            </table:table-row>
            <table:table-row>
              <table:table-cell office:value-type="float" office:value="7.99">
                <text:p>7.99</text:p>
              </table:table-cell>
              <table:table-cell office:value-type="float" office:value="7.98">
                <text:p>7.98</text:p>
              </table:table-cell>
              <table:table-cell office:value-type="float" office:value="0.970145">
                <text:p>0.970145</text:p>
              </table:table-cell>
              <table:table-cell office:value-type="float" office:value="7.98">
                <text:p>7.98</text:p>
              </table:table-cell>
              <table:table-cell office:value-type="float" office:value="0.969804">
                <text:p>0.969804</text:p>
              </table:table-cell>
              <table:table-cell office:value-type="float" office:value="7.95999999999987">
                <text:p>7.95999999999987</text:p>
              </table:table-cell>
              <table:table-cell office:value-type="float" office:value="0.969218261809216">
                <text:p>0.9692182618092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0.970295">
                <text:p>0.970295</text:p>
              </table:table-cell>
              <table:table-cell office:value-type="float" office:value="7.99">
                <text:p>7.99</text:p>
              </table:table-cell>
              <table:table-cell office:value-type="float" office:value="0.969955">
                <text:p>0.969955</text:p>
              </table:table-cell>
              <table:table-cell office:value-type="float" office:value="7.96999999999987">
                <text:p>7.96999999999987</text:p>
              </table:table-cell>
              <table:table-cell office:value-type="float" office:value="0.969371786368927">
                <text:p>0.969371786368927</text:p>
              </table:table-cell>
            </table:table-row>
            <table:table-row>
              <table:table-cell office:value-type="float" office:value="8.01">
                <text:p>8.01</text:p>
              </table:table-cell>
              <table:table-cell office:value-type="float" office:value="8">
                <text:p>8</text:p>
              </table:table-cell>
              <table:table-cell office:value-type="float" office:value="0.970444">
                <text:p>0.970444</text:p>
              </table:table-cell>
              <table:table-cell office:value-type="float" office:value="8">
                <text:p>8</text:p>
              </table:table-cell>
              <table:table-cell office:value-type="float" office:value="0.970106">
                <text:p>0.970106</text:p>
              </table:table-cell>
              <table:table-cell office:value-type="float" office:value="7.97999999999987">
                <text:p>7.97999999999987</text:p>
              </table:table-cell>
              <table:table-cell office:value-type="float" office:value="0.969524545221702">
                <text:p>0.969524545221702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8.01">
                <text:p>8.01</text:p>
              </table:table-cell>
              <table:table-cell office:value-type="float" office:value="0.970593">
                <text:p>0.970593</text:p>
              </table:table-cell>
              <table:table-cell office:value-type="float" office:value="8.01">
                <text:p>8.01</text:p>
              </table:table-cell>
              <table:table-cell office:value-type="float" office:value="0.970256">
                <text:p>0.970256</text:p>
              </table:table-cell>
              <table:table-cell office:value-type="float" office:value="7.98999999999987">
                <text:p>7.98999999999987</text:p>
              </table:table-cell>
              <table:table-cell office:value-type="float" office:value="0.969676542186521">
                <text:p>0.969676542186521</text:p>
              </table:table-cell>
            </table:table-row>
            <table:table-row>
              <table:table-cell office:value-type="float" office:value="8.03">
                <text:p>8.03</text:p>
              </table:table-cell>
              <table:table-cell office:value-type="float" office:value="8.02">
                <text:p>8.02</text:p>
              </table:table-cell>
              <table:table-cell office:value-type="float" office:value="0.970741">
                <text:p>0.970741</text:p>
              </table:table-cell>
              <table:table-cell office:value-type="float" office:value="8.02">
                <text:p>8.02</text:p>
              </table:table-cell>
              <table:table-cell office:value-type="float" office:value="0.970405">
                <text:p>0.970405</text:p>
              </table:table-cell>
              <table:table-cell office:value-type="float" office:value="7.99999999999987">
                <text:p>7.99999999999987</text:p>
              </table:table-cell>
              <table:table-cell office:value-type="float" office:value="0.969827781063314">
                <text:p>0.969827781063314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8.03">
                <text:p>8.03</text:p>
              </table:table-cell>
              <table:table-cell office:value-type="float" office:value="0.970888">
                <text:p>0.970888</text:p>
              </table:table-cell>
              <table:table-cell office:value-type="float" office:value="8.03">
                <text:p>8.03</text:p>
              </table:table-cell>
              <table:table-cell office:value-type="float" office:value="0.970553">
                <text:p>0.970553</text:p>
              </table:table-cell>
              <table:table-cell office:value-type="float" office:value="8.00999999999987">
                <text:p>8.00999999999987</text:p>
              </table:table-cell>
              <table:table-cell office:value-type="float" office:value="0.969978265633063">
                <text:p>0.969978265633063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8.04">
                <text:p>8.04</text:p>
              </table:table-cell>
              <table:table-cell office:value-type="float" office:value="0.971034">
                <text:p>0.971034</text:p>
              </table:table-cell>
              <table:table-cell office:value-type="float" office:value="8.04">
                <text:p>8.04</text:p>
              </table:table-cell>
              <table:table-cell office:value-type="float" office:value="0.970701">
                <text:p>0.970701</text:p>
              </table:table-cell>
              <table:table-cell office:value-type="float" office:value="8.01999999999987">
                <text:p>8.01999999999987</text:p>
              </table:table-cell>
              <table:table-cell office:value-type="float" office:value="0.970127999657889">
                <text:p>0.970127999657889</text:p>
              </table:table-cell>
            </table:table-row>
            <table:table-row>
              <table:table-cell office:value-type="float" office:value="8.06">
                <text:p>8.06</text:p>
              </table:table-cell>
              <table:table-cell office:value-type="float" office:value="8.05">
                <text:p>8.05</text:p>
              </table:table-cell>
              <table:table-cell office:value-type="float" office:value="0.97118">
                <text:p>0.97118</text:p>
              </table:table-cell>
              <table:table-cell office:value-type="float" office:value="8.05">
                <text:p>8.05</text:p>
              </table:table-cell>
              <table:table-cell office:value-type="float" office:value="0.970847">
                <text:p>0.970847</text:p>
              </table:table-cell>
              <table:table-cell office:value-type="float" office:value="8.02999999999987">
                <text:p>8.02999999999987</text:p>
              </table:table-cell>
              <table:table-cell office:value-type="float" office:value="0.970276986881151">
                <text:p>0.970276986881151</text:p>
              </table:table-cell>
            </table:table-row>
            <table:table-row>
              <table:table-cell office:value-type="float" office:value="8.07">
                <text:p>8.07</text:p>
              </table:table-cell>
              <table:table-cell office:value-type="float" office:value="8.06">
                <text:p>8.06</text:p>
              </table:table-cell>
              <table:table-cell office:value-type="float" office:value="0.971324">
                <text:p>0.971324</text:p>
              </table:table-cell>
              <table:table-cell office:value-type="float" office:value="8.06">
                <text:p>8.06</text:p>
              </table:table-cell>
              <table:table-cell office:value-type="float" office:value="0.970994">
                <text:p>0.970994</text:p>
              </table:table-cell>
              <table:table-cell office:value-type="float" office:value="8.03999999999987">
                <text:p>8.03999999999987</text:p>
              </table:table-cell>
              <table:table-cell office:value-type="float" office:value="0.970425231027537">
                <text:p>0.970425231027537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8.07">
                <text:p>8.07</text:p>
              </table:table-cell>
              <table:table-cell office:value-type="float" office:value="0.971469">
                <text:p>0.971469</text:p>
              </table:table-cell>
              <table:table-cell office:value-type="float" office:value="8.07">
                <text:p>8.07</text:p>
              </table:table-cell>
              <table:table-cell office:value-type="float" office:value="0.971139">
                <text:p>0.971139</text:p>
              </table:table-cell>
              <table:table-cell office:value-type="float" office:value="8.04999999999987">
                <text:p>8.04999999999987</text:p>
              </table:table-cell>
              <table:table-cell office:value-type="float" office:value="0.970572735803158">
                <text:p>0.970572735803158</text:p>
              </table:table-cell>
            </table:table-row>
            <table:table-row>
              <table:table-cell office:value-type="float" office:value="8.09">
                <text:p>8.09</text:p>
              </table:table-cell>
              <table:table-cell office:value-type="float" office:value="8.08">
                <text:p>8.08</text:p>
              </table:table-cell>
              <table:table-cell office:value-type="float" office:value="0.971612">
                <text:p>0.971612</text:p>
              </table:table-cell>
              <table:table-cell office:value-type="float" office:value="8.08">
                <text:p>8.08</text:p>
              </table:table-cell>
              <table:table-cell office:value-type="float" office:value="0.971284">
                <text:p>0.971284</text:p>
              </table:table-cell>
              <table:table-cell office:value-type="float" office:value="8.05999999999987">
                <text:p>8.05999999999987</text:p>
              </table:table-cell>
              <table:table-cell office:value-type="float" office:value="0.970719504895641">
                <text:p>0.97071950489564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09">
                <text:p>8.09</text:p>
              </table:table-cell>
              <table:table-cell office:value-type="float" office:value="0.971755">
                <text:p>0.971755</text:p>
              </table:table-cell>
              <table:table-cell office:value-type="float" office:value="8.09">
                <text:p>8.09</text:p>
              </table:table-cell>
              <table:table-cell office:value-type="float" office:value="0.971428">
                <text:p>0.971428</text:p>
              </table:table-cell>
              <table:table-cell office:value-type="float" office:value="8.06999999999987">
                <text:p>8.06999999999987</text:p>
              </table:table-cell>
              <table:table-cell office:value-type="float" office:value="0.970865541974222">
                <text:p>0.970865541974222</text:p>
              </table:table-cell>
            </table:table-row>
            <table:table-row>
              <table:table-cell office:value-type="float" office:value="8.11">
                <text:p>8.11</text:p>
              </table:table-cell>
              <table:table-cell office:value-type="float" office:value="8.1">
                <text:p>8.1</text:p>
              </table:table-cell>
              <table:table-cell office:value-type="float" office:value="0.971897">
                <text:p>0.971897</text:p>
              </table:table-cell>
              <table:table-cell office:value-type="float" office:value="8.1">
                <text:p>8.1</text:p>
              </table:table-cell>
              <table:table-cell office:value-type="float" office:value="0.971571">
                <text:p>0.971571</text:p>
              </table:table-cell>
              <table:table-cell office:value-type="float" office:value="8.07999999999987">
                <text:p>8.07999999999987</text:p>
              </table:table-cell>
              <table:table-cell office:value-type="float" office:value="0.971010850689835">
                <text:p>0.971010850689835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8.11">
                <text:p>8.11</text:p>
              </table:table-cell>
              <table:table-cell office:value-type="float" office:value="0.972038">
                <text:p>0.972038</text:p>
              </table:table-cell>
              <table:table-cell office:value-type="float" office:value="8.11">
                <text:p>8.11</text:p>
              </table:table-cell>
              <table:table-cell office:value-type="float" office:value="0.971713">
                <text:p>0.971713</text:p>
              </table:table-cell>
              <table:table-cell office:value-type="float" office:value="8.08999999999987">
                <text:p>8.08999999999987</text:p>
              </table:table-cell>
              <table:table-cell office:value-type="float" office:value="0.971155434675205">
                <text:p>0.971155434675205</text:p>
              </table:table-cell>
            </table:table-row>
            <table:table-row>
              <table:table-cell office:value-type="float" office:value="8.13">
                <text:p>8.13</text:p>
              </table:table-cell>
              <table:table-cell office:value-type="float" office:value="8.12">
                <text:p>8.12</text:p>
              </table:table-cell>
              <table:table-cell office:value-type="float" office:value="0.972178">
                <text:p>0.972178</text:p>
              </table:table-cell>
              <table:table-cell office:value-type="float" office:value="8.12">
                <text:p>8.12</text:p>
              </table:table-cell>
              <table:table-cell office:value-type="float" office:value="0.971855">
                <text:p>0.971855</text:p>
              </table:table-cell>
              <table:table-cell office:value-type="float" office:value="8.09999999999987">
                <text:p>8.09999999999987</text:p>
              </table:table-cell>
              <table:table-cell office:value-type="float" office:value="0.971299297544939">
                <text:p>0.971299297544939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8.13">
                <text:p>8.13</text:p>
              </table:table-cell>
              <table:table-cell office:value-type="float" office:value="0.972318">
                <text:p>0.972318</text:p>
              </table:table-cell>
              <table:table-cell office:value-type="float" office:value="8.13">
                <text:p>8.13</text:p>
              </table:table-cell>
              <table:table-cell office:value-type="float" office:value="0.971996">
                <text:p>0.971996</text:p>
              </table:table-cell>
              <table:table-cell office:value-type="float" office:value="8.10999999999987">
                <text:p>8.10999999999987</text:p>
              </table:table-cell>
              <table:table-cell office:value-type="float" office:value="0.971442442895618">
                <text:p>0.971442442895618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8.14">
                <text:p>8.14</text:p>
              </table:table-cell>
              <table:table-cell office:value-type="float" office:value="0.972457">
                <text:p>0.972457</text:p>
              </table:table-cell>
              <table:table-cell office:value-type="float" office:value="8.14">
                <text:p>8.14</text:p>
              </table:table-cell>
              <table:table-cell office:value-type="float" office:value="0.972137">
                <text:p>0.972137</text:p>
              </table:table-cell>
              <table:table-cell office:value-type="float" office:value="8.11999999999987">
                <text:p>8.11999999999987</text:p>
              </table:table-cell>
              <table:table-cell office:value-type="float" office:value="0.971584874305881">
                <text:p>0.971584874305881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8.15">
                <text:p>8.15</text:p>
              </table:table-cell>
              <table:table-cell office:value-type="float" office:value="0.972596">
                <text:p>0.972596</text:p>
              </table:table-cell>
              <table:table-cell office:value-type="float" office:value="8.15">
                <text:p>8.15</text:p>
              </table:table-cell>
              <table:table-cell office:value-type="float" office:value="0.972276">
                <text:p>0.972276</text:p>
              </table:table-cell>
              <table:table-cell office:value-type="float" office:value="8.12999999999987">
                <text:p>8.12999999999987</text:p>
              </table:table-cell>
              <table:table-cell office:value-type="float" office:value="0.971726595336523">
                <text:p>0.971726595336523</text:p>
              </table:table-cell>
            </table:table-row>
            <table:table-row>
              <table:table-cell office:value-type="float" office:value="8.17">
                <text:p>8.17</text:p>
              </table:table-cell>
              <table:table-cell office:value-type="float" office:value="8.16">
                <text:p>8.16</text:p>
              </table:table-cell>
              <table:table-cell office:value-type="float" office:value="0.972733">
                <text:p>0.972733</text:p>
              </table:table-cell>
              <table:table-cell office:value-type="float" office:value="8.16">
                <text:p>8.16</text:p>
              </table:table-cell>
              <table:table-cell office:value-type="float" office:value="0.972415">
                <text:p>0.972415</text:p>
              </table:table-cell>
              <table:table-cell office:value-type="float" office:value="8.13999999999987">
                <text:p>8.13999999999987</text:p>
              </table:table-cell>
              <table:table-cell office:value-type="float" office:value="0.971867609530575">
                <text:p>0.971867609530575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8.17">
                <text:p>8.17</text:p>
              </table:table-cell>
              <table:table-cell office:value-type="float" office:value="0.97287">
                <text:p>0.97287</text:p>
              </table:table-cell>
              <table:table-cell office:value-type="float" office:value="8.17">
                <text:p>8.17</text:p>
              </table:table-cell>
              <table:table-cell office:value-type="float" office:value="0.972553">
                <text:p>0.972553</text:p>
              </table:table-cell>
              <table:table-cell office:value-type="float" office:value="8.14999999999987">
                <text:p>8.14999999999987</text:p>
              </table:table-cell>
              <table:table-cell office:value-type="float" office:value="0.9720079204134">
                <text:p>0.9720079204134</text:p>
              </table:table-cell>
            </table:table-row>
            <table:table-row>
              <table:table-cell office:value-type="float" office:value="8.19">
                <text:p>8.19</text:p>
              </table:table-cell>
              <table:table-cell office:value-type="float" office:value="8.18">
                <text:p>8.18</text:p>
              </table:table-cell>
              <table:table-cell office:value-type="float" office:value="0.973007">
                <text:p>0.973007</text:p>
              </table:table-cell>
              <table:table-cell office:value-type="float" office:value="8.18">
                <text:p>8.18</text:p>
              </table:table-cell>
              <table:table-cell office:value-type="float" office:value="0.972691">
                <text:p>0.972691</text:p>
              </table:table-cell>
              <table:table-cell office:value-type="float" office:value="8.15999999999987">
                <text:p>8.15999999999987</text:p>
              </table:table-cell>
              <table:table-cell office:value-type="float" office:value="0.972147531492777">
                <text:p>0.97214753149277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8.19">
                <text:p>8.19</text:p>
              </table:table-cell>
              <table:table-cell office:value-type="float" office:value="0.973142">
                <text:p>0.973142</text:p>
              </table:table-cell>
              <table:table-cell office:value-type="float" office:value="8.19">
                <text:p>8.19</text:p>
              </table:table-cell>
              <table:table-cell office:value-type="float" office:value="0.972828">
                <text:p>0.972828</text:p>
              </table:table-cell>
              <table:table-cell office:value-type="float" office:value="8.16999999999987">
                <text:p>8.16999999999987</text:p>
              </table:table-cell>
              <table:table-cell office:value-type="float" office:value="0.972286446258992">
                <text:p>0.972286446258992</text:p>
              </table:table-cell>
            </table:table-row>
            <table:table-row>
              <table:table-cell office:value-type="float" office:value="8.21">
                <text:p>8.21</text:p>
              </table:table-cell>
              <table:table-cell office:value-type="float" office:value="8.2">
                <text:p>8.2</text:p>
              </table:table-cell>
              <table:table-cell office:value-type="float" office:value="0.973277">
                <text:p>0.973277</text:p>
              </table:table-cell>
              <table:table-cell office:value-type="float" office:value="8.2">
                <text:p>8.2</text:p>
              </table:table-cell>
              <table:table-cell office:value-type="float" office:value="0.972964">
                <text:p>0.972964</text:p>
              </table:table-cell>
              <table:table-cell office:value-type="float" office:value="8.17999999999987">
                <text:p>8.17999999999987</text:p>
              </table:table-cell>
              <table:table-cell office:value-type="float" office:value="0.972424668184919">
                <text:p>0.972424668184919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8.21">
                <text:p>8.21</text:p>
              </table:table-cell>
              <table:table-cell office:value-type="float" office:value="0.973412">
                <text:p>0.973412</text:p>
              </table:table-cell>
              <table:table-cell office:value-type="float" office:value="8.21">
                <text:p>8.21</text:p>
              </table:table-cell>
              <table:table-cell office:value-type="float" office:value="0.9731">
                <text:p>0.9731</text:p>
              </table:table-cell>
              <table:table-cell office:value-type="float" office:value="8.18999999999987">
                <text:p>8.18999999999987</text:p>
              </table:table-cell>
              <table:table-cell office:value-type="float" office:value="0.972562200726114">
                <text:p>0.972562200726114</text:p>
              </table:table-cell>
            </table:table-row>
            <table:table-row>
              <table:table-cell office:value-type="float" office:value="8.23">
                <text:p>8.23</text:p>
              </table:table-cell>
              <table:table-cell office:value-type="float" office:value="8.22">
                <text:p>8.22</text:p>
              </table:table-cell>
              <table:table-cell office:value-type="float" office:value="0.973545">
                <text:p>0.973545</text:p>
              </table:table-cell>
              <table:table-cell office:value-type="float" office:value="8.22">
                <text:p>8.22</text:p>
              </table:table-cell>
              <table:table-cell office:value-type="float" office:value="0.973234">
                <text:p>0.973234</text:p>
              </table:table-cell>
              <table:table-cell office:value-type="float" office:value="8.19999999999987">
                <text:p>8.19999999999987</text:p>
              </table:table-cell>
              <table:table-cell office:value-type="float" office:value="0.972699047320899">
                <text:p>0.972699047320899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8.23">
                <text:p>8.23</text:p>
              </table:table-cell>
              <table:table-cell office:value-type="float" office:value="0.973678">
                <text:p>0.973678</text:p>
              </table:table-cell>
              <table:table-cell office:value-type="float" office:value="8.23">
                <text:p>8.23</text:p>
              </table:table-cell>
              <table:table-cell office:value-type="float" office:value="0.973369">
                <text:p>0.973369</text:p>
              </table:table-cell>
              <table:table-cell office:value-type="float" office:value="8.20999999999987">
                <text:p>8.20999999999987</text:p>
              </table:table-cell>
              <table:table-cell office:value-type="float" office:value="0.972835211390445">
                <text:p>0.972835211390445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8.24">
                <text:p>8.24</text:p>
              </table:table-cell>
              <table:table-cell office:value-type="float" office:value="0.97381">
                <text:p>0.97381</text:p>
              </table:table-cell>
              <table:table-cell office:value-type="float" office:value="8.24">
                <text:p>8.24</text:p>
              </table:table-cell>
              <table:table-cell office:value-type="float" office:value="0.973502">
                <text:p>0.973502</text:p>
              </table:table-cell>
              <table:table-cell office:value-type="float" office:value="8.21999999999987">
                <text:p>8.21999999999987</text:p>
              </table:table-cell>
              <table:table-cell office:value-type="float" office:value="0.972970696338861">
                <text:p>0.972970696338861</text:p>
              </table:table-cell>
            </table:table-row>
            <table:table-row>
              <table:table-cell office:value-type="float" office:value="8.26">
                <text:p>8.26</text:p>
              </table:table-cell>
              <table:table-cell office:value-type="float" office:value="8.25">
                <text:p>8.25</text:p>
              </table:table-cell>
              <table:table-cell office:value-type="float" office:value="0.973942">
                <text:p>0.973942</text:p>
              </table:table-cell>
              <table:table-cell office:value-type="float" office:value="8.25">
                <text:p>8.25</text:p>
              </table:table-cell>
              <table:table-cell office:value-type="float" office:value="0.973635">
                <text:p>0.973635</text:p>
              </table:table-cell>
              <table:table-cell office:value-type="float" office:value="8.22999999999987">
                <text:p>8.22999999999987</text:p>
              </table:table-cell>
              <table:table-cell office:value-type="float" office:value="0.973105505553277">
                <text:p>0.973105505553277</text:p>
              </table:table-cell>
            </table:table-row>
            <table:table-row>
              <table:table-cell office:value-type="float" office:value="8.27">
                <text:p>8.27</text:p>
              </table:table-cell>
              <table:table-cell office:value-type="float" office:value="8.26">
                <text:p>8.26</text:p>
              </table:table-cell>
              <table:table-cell office:value-type="float" office:value="0.974073">
                <text:p>0.974073</text:p>
              </table:table-cell>
              <table:table-cell office:value-type="float" office:value="8.26">
                <text:p>8.26</text:p>
              </table:table-cell>
              <table:table-cell office:value-type="float" office:value="0.973767">
                <text:p>0.973767</text:p>
              </table:table-cell>
              <table:table-cell office:value-type="float" office:value="8.23999999999987">
                <text:p>8.23999999999987</text:p>
              </table:table-cell>
              <table:table-cell office:value-type="float" office:value="0.973239642403932">
                <text:p>0.973239642403932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8.27">
                <text:p>8.27</text:p>
              </table:table-cell>
              <table:table-cell office:value-type="float" office:value="0.974203">
                <text:p>0.974203</text:p>
              </table:table-cell>
              <table:table-cell office:value-type="float" office:value="8.27">
                <text:p>8.27</text:p>
              </table:table-cell>
              <table:table-cell office:value-type="float" office:value="0.973899">
                <text:p>0.973899</text:p>
              </table:table-cell>
              <table:table-cell office:value-type="float" office:value="8.24999999999987">
                <text:p>8.24999999999987</text:p>
              </table:table-cell>
              <table:table-cell office:value-type="float" office:value="0.973373110244253">
                <text:p>0.973373110244253</text:p>
              </table:table-cell>
            </table:table-row>
            <table:table-row>
              <table:table-cell office:value-type="float" office:value="8.29">
                <text:p>8.29</text:p>
              </table:table-cell>
              <table:table-cell office:value-type="float" office:value="8.28">
                <text:p>8.28</text:p>
              </table:table-cell>
              <table:table-cell office:value-type="float" office:value="0.974333">
                <text:p>0.974333</text:p>
              </table:table-cell>
              <table:table-cell office:value-type="float" office:value="8.28">
                <text:p>8.28</text:p>
              </table:table-cell>
              <table:table-cell office:value-type="float" office:value="0.974029">
                <text:p>0.974029</text:p>
              </table:table-cell>
              <table:table-cell office:value-type="float" office:value="8.25999999999987">
                <text:p>8.25999999999987</text:p>
              </table:table-cell>
              <table:table-cell office:value-type="float" office:value="0.973505912410943">
                <text:p>0.97350591241094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8.29">
                <text:p>8.29</text:p>
              </table:table-cell>
              <table:table-cell office:value-type="float" office:value="0.974462">
                <text:p>0.974462</text:p>
              </table:table-cell>
              <table:table-cell office:value-type="float" office:value="8.29">
                <text:p>8.29</text:p>
              </table:table-cell>
              <table:table-cell office:value-type="float" office:value="0.97416">
                <text:p>0.97416</text:p>
              </table:table-cell>
              <table:table-cell office:value-type="float" office:value="8.26999999999987">
                <text:p>8.26999999999987</text:p>
              </table:table-cell>
              <table:table-cell office:value-type="float" office:value="0.973638052224064">
                <text:p>0.973638052224064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8.3">
                <text:p>8.3</text:p>
              </table:table-cell>
              <table:table-cell office:value-type="float" office:value="0.97459">
                <text:p>0.97459</text:p>
              </table:table-cell>
              <table:table-cell office:value-type="float" office:value="8.3">
                <text:p>8.3</text:p>
              </table:table-cell>
              <table:table-cell office:value-type="float" office:value="0.974289">
                <text:p>0.974289</text:p>
              </table:table-cell>
              <table:table-cell office:value-type="float" office:value="8.27999999999987">
                <text:p>8.27999999999987</text:p>
              </table:table-cell>
              <table:table-cell office:value-type="float" office:value="0.973769532987117">
                <text:p>0.973769532987117</text:p>
              </table:table-cell>
            </table:table-row>
            <table:table-row>
              <table:table-cell office:value-type="float" office:value="8.32">
                <text:p>8.32</text:p>
              </table:table-cell>
              <table:table-cell office:value-type="float" office:value="8.31">
                <text:p>8.31</text:p>
              </table:table-cell>
              <table:table-cell office:value-type="float" office:value="0.974718">
                <text:p>0.974718</text:p>
              </table:table-cell>
              <table:table-cell office:value-type="float" office:value="8.31">
                <text:p>8.31</text:p>
              </table:table-cell>
              <table:table-cell office:value-type="float" office:value="0.974418">
                <text:p>0.974418</text:p>
              </table:table-cell>
              <table:table-cell office:value-type="float" office:value="8.28999999999987">
                <text:p>8.28999999999987</text:p>
              </table:table-cell>
              <table:table-cell office:value-type="float" office:value="0.973900357987129">
                <text:p>0.973900357987129</text:p>
              </table:table-cell>
            </table:table-row>
            <table:table-row>
              <table:table-cell office:value-type="float" office:value="8.33">
                <text:p>8.33</text:p>
              </table:table-cell>
              <table:table-cell office:value-type="float" office:value="8.32">
                <text:p>8.32</text:p>
              </table:table-cell>
              <table:table-cell office:value-type="float" office:value="0.974845">
                <text:p>0.974845</text:p>
              </table:table-cell>
              <table:table-cell office:value-type="float" office:value="8.32">
                <text:p>8.32</text:p>
              </table:table-cell>
              <table:table-cell office:value-type="float" office:value="0.974546">
                <text:p>0.974546</text:p>
              </table:table-cell>
              <table:table-cell office:value-type="float" office:value="8.29999999999987">
                <text:p>8.29999999999987</text:p>
              </table:table-cell>
              <table:table-cell office:value-type="float" office:value="0.974030530494731">
                <text:p>0.974030530494731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8.33">
                <text:p>8.33</text:p>
              </table:table-cell>
              <table:table-cell office:value-type="float" office:value="0.974971">
                <text:p>0.974971</text:p>
              </table:table-cell>
              <table:table-cell office:value-type="float" office:value="8.33">
                <text:p>8.33</text:p>
              </table:table-cell>
              <table:table-cell office:value-type="float" office:value="0.974674">
                <text:p>0.974674</text:p>
              </table:table-cell>
              <table:table-cell office:value-type="float" office:value="8.30999999999987">
                <text:p>8.30999999999987</text:p>
              </table:table-cell>
              <table:table-cell office:value-type="float" office:value="0.974160053764243">
                <text:p>0.974160053764243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8.34">
                <text:p>8.34</text:p>
              </table:table-cell>
              <table:table-cell office:value-type="float" office:value="0.975097">
                <text:p>0.975097</text:p>
              </table:table-cell>
              <table:table-cell office:value-type="float" office:value="8.34">
                <text:p>8.34</text:p>
              </table:table-cell>
              <table:table-cell office:value-type="float" office:value="0.974801">
                <text:p>0.974801</text:p>
              </table:table-cell>
              <table:table-cell office:value-type="float" office:value="8.31999999999987">
                <text:p>8.31999999999987</text:p>
              </table:table-cell>
              <table:table-cell office:value-type="float" office:value="0.974288931033753">
                <text:p>0.974288931033753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8.35">
                <text:p>8.35</text:p>
              </table:table-cell>
              <table:table-cell office:value-type="float" office:value="0.975222">
                <text:p>0.975222</text:p>
              </table:table-cell>
              <table:table-cell office:value-type="float" office:value="8.35">
                <text:p>8.35</text:p>
              </table:table-cell>
              <table:table-cell office:value-type="float" office:value="0.974927">
                <text:p>0.974927</text:p>
              </table:table-cell>
              <table:table-cell office:value-type="float" office:value="8.32999999999987">
                <text:p>8.32999999999987</text:p>
              </table:table-cell>
              <table:table-cell office:value-type="float" office:value="0.9744171655252">
                <text:p>0.9744171655252</text:p>
              </table:table-cell>
            </table:table-row>
            <table:table-row>
              <table:table-cell office:value-type="float" office:value="8.37">
                <text:p>8.37</text:p>
              </table:table-cell>
              <table:table-cell office:value-type="float" office:value="8.36">
                <text:p>8.36</text:p>
              </table:table-cell>
              <table:table-cell office:value-type="float" office:value="0.975347">
                <text:p>0.975347</text:p>
              </table:table-cell>
              <table:table-cell office:value-type="float" office:value="8.36">
                <text:p>8.36</text:p>
              </table:table-cell>
              <table:table-cell office:value-type="float" office:value="0.975053">
                <text:p>0.975053</text:p>
              </table:table-cell>
              <table:table-cell office:value-type="float" office:value="8.33999999999987">
                <text:p>8.33999999999987</text:p>
              </table:table-cell>
              <table:table-cell office:value-type="float" office:value="0.974544760444452">
                <text:p>0.974544760444452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8.37">
                <text:p>8.37</text:p>
              </table:table-cell>
              <table:table-cell office:value-type="float" office:value="0.975471">
                <text:p>0.975471</text:p>
              </table:table-cell>
              <table:table-cell office:value-type="float" office:value="8.37">
                <text:p>8.37</text:p>
              </table:table-cell>
              <table:table-cell office:value-type="float" office:value="0.975178">
                <text:p>0.975178</text:p>
              </table:table-cell>
              <table:table-cell office:value-type="float" office:value="8.34999999999987">
                <text:p>8.34999999999987</text:p>
              </table:table-cell>
              <table:table-cell office:value-type="float" office:value="0.97467171898139">
                <text:p>0.97467171898139</text:p>
              </table:table-cell>
            </table:table-row>
            <table:table-row>
              <table:table-cell office:value-type="float" office:value="8.39">
                <text:p>8.39</text:p>
              </table:table-cell>
              <table:table-cell office:value-type="float" office:value="8.38">
                <text:p>8.38</text:p>
              </table:table-cell>
              <table:table-cell office:value-type="float" office:value="0.975594">
                <text:p>0.975594</text:p>
              </table:table-cell>
              <table:table-cell office:value-type="float" office:value="8.38">
                <text:p>8.38</text:p>
              </table:table-cell>
              <table:table-cell office:value-type="float" office:value="0.975302">
                <text:p>0.975302</text:p>
              </table:table-cell>
              <table:table-cell office:value-type="float" office:value="8.35999999999987">
                <text:p>8.35999999999987</text:p>
              </table:table-cell>
              <table:table-cell office:value-type="float" office:value="0.974798044309984">
                <text:p>0.97479804430998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8.39">
                <text:p>8.39</text:p>
              </table:table-cell>
              <table:table-cell office:value-type="float" office:value="0.975717">
                <text:p>0.975717</text:p>
              </table:table-cell>
              <table:table-cell office:value-type="float" office:value="8.39">
                <text:p>8.39</text:p>
              </table:table-cell>
              <table:table-cell office:value-type="float" office:value="0.975426">
                <text:p>0.975426</text:p>
              </table:table-cell>
              <table:table-cell office:value-type="float" office:value="8.36999999999987">
                <text:p>8.36999999999987</text:p>
              </table:table-cell>
              <table:table-cell office:value-type="float" office:value="0.974923739588372">
                <text:p>0.974923739588372</text:p>
              </table:table-cell>
            </table:table-row>
            <table:table-row>
              <table:table-cell office:value-type="float" office:value="8.41">
                <text:p>8.41</text:p>
              </table:table-cell>
              <table:table-cell office:value-type="float" office:value="8.4">
                <text:p>8.4</text:p>
              </table:table-cell>
              <table:table-cell office:value-type="float" office:value="0.975839">
                <text:p>0.975839</text:p>
              </table:table-cell>
              <table:table-cell office:value-type="float" office:value="8.4">
                <text:p>8.4</text:p>
              </table:table-cell>
              <table:table-cell office:value-type="float" office:value="0.975549">
                <text:p>0.975549</text:p>
              </table:table-cell>
              <table:table-cell office:value-type="float" office:value="8.37999999999987">
                <text:p>8.37999999999987</text:p>
              </table:table-cell>
              <table:table-cell office:value-type="float" office:value="0.975048807958944">
                <text:p>0.975048807958944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8.41">
                <text:p>8.41</text:p>
              </table:table-cell>
              <table:table-cell office:value-type="float" office:value="0.97596">
                <text:p>0.97596</text:p>
              </table:table-cell>
              <table:table-cell office:value-type="float" office:value="8.41">
                <text:p>8.41</text:p>
              </table:table-cell>
              <table:table-cell office:value-type="float" office:value="0.975672">
                <text:p>0.975672</text:p>
              </table:table-cell>
              <table:table-cell office:value-type="float" office:value="8.38999999999987">
                <text:p>8.38999999999987</text:p>
              </table:table-cell>
              <table:table-cell office:value-type="float" office:value="0.975173252548415">
                <text:p>0.975173252548415</text:p>
              </table:table-cell>
            </table:table-row>
            <table:table-row>
              <table:table-cell office:value-type="float" office:value="8.43">
                <text:p>8.43</text:p>
              </table:table-cell>
              <table:table-cell office:value-type="float" office:value="8.42">
                <text:p>8.42</text:p>
              </table:table-cell>
              <table:table-cell office:value-type="float" office:value="0.976081">
                <text:p>0.976081</text:p>
              </table:table-cell>
              <table:table-cell office:value-type="float" office:value="8.42">
                <text:p>8.42</text:p>
              </table:table-cell>
              <table:table-cell office:value-type="float" office:value="0.975794">
                <text:p>0.975794</text:p>
              </table:table-cell>
              <table:table-cell office:value-type="float" office:value="8.39999999999987">
                <text:p>8.39999999999987</text:p>
              </table:table-cell>
              <table:table-cell office:value-type="float" office:value="0.975297076467908">
                <text:p>0.975297076467908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8.43">
                <text:p>8.43</text:p>
              </table:table-cell>
              <table:table-cell office:value-type="float" office:value="0.976201">
                <text:p>0.976201</text:p>
              </table:table-cell>
              <table:table-cell office:value-type="float" office:value="8.43">
                <text:p>8.43</text:p>
              </table:table-cell>
              <table:table-cell office:value-type="float" office:value="0.975915">
                <text:p>0.975915</text:p>
              </table:table-cell>
              <table:table-cell office:value-type="float" office:value="8.40999999999987">
                <text:p>8.40999999999987</text:p>
              </table:table-cell>
              <table:table-cell office:value-type="float" office:value="0.975420282813025">
                <text:p>0.975420282813025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8.44">
                <text:p>8.44</text:p>
              </table:table-cell>
              <table:table-cell office:value-type="float" office:value="0.976321">
                <text:p>0.976321</text:p>
              </table:table-cell>
              <table:table-cell office:value-type="float" office:value="8.44">
                <text:p>8.44</text:p>
              </table:table-cell>
              <table:table-cell office:value-type="float" office:value="0.976036">
                <text:p>0.976036</text:p>
              </table:table-cell>
              <table:table-cell office:value-type="float" office:value="8.41999999999986">
                <text:p>8.41999999999986</text:p>
              </table:table-cell>
              <table:table-cell office:value-type="float" office:value="0.975542874663932">
                <text:p>0.975542874663932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8.45">
                <text:p>8.45</text:p>
              </table:table-cell>
              <table:table-cell office:value-type="float" office:value="0.97644">
                <text:p>0.97644</text:p>
              </table:table-cell>
              <table:table-cell office:value-type="float" office:value="8.45">
                <text:p>8.45</text:p>
              </table:table-cell>
              <table:table-cell office:value-type="float" office:value="0.976156">
                <text:p>0.976156</text:p>
              </table:table-cell>
              <table:table-cell office:value-type="float" office:value="8.42999999999986">
                <text:p>8.42999999999986</text:p>
              </table:table-cell>
              <table:table-cell office:value-type="float" office:value="0.975664855085432">
                <text:p>0.975664855085432</text:p>
              </table:table-cell>
            </table:table-row>
            <table:table-row>
              <table:table-cell office:value-type="float" office:value="8.47">
                <text:p>8.47</text:p>
              </table:table-cell>
              <table:table-cell office:value-type="float" office:value="8.46">
                <text:p>8.46</text:p>
              </table:table-cell>
              <table:table-cell office:value-type="float" office:value="0.976558">
                <text:p>0.976558</text:p>
              </table:table-cell>
              <table:table-cell office:value-type="float" office:value="8.46">
                <text:p>8.46</text:p>
              </table:table-cell>
              <table:table-cell office:value-type="float" office:value="0.976275">
                <text:p>0.976275</text:p>
              </table:table-cell>
              <table:table-cell office:value-type="float" office:value="8.43999999999986">
                <text:p>8.43999999999986</text:p>
              </table:table-cell>
              <table:table-cell office:value-type="float" office:value="0.975786227127042">
                <text:p>0.975786227127042</text:p>
              </table:table-cell>
            </table:table-row>
            <table:table-row>
              <table:table-cell office:value-type="float" office:value="8.48">
                <text:p>8.48</text:p>
              </table:table-cell>
              <table:table-cell office:value-type="float" office:value="8.47">
                <text:p>8.47</text:p>
              </table:table-cell>
              <table:table-cell office:value-type="float" office:value="0.976676">
                <text:p>0.976676</text:p>
              </table:table-cell>
              <table:table-cell office:value-type="float" office:value="8.47">
                <text:p>8.47</text:p>
              </table:table-cell>
              <table:table-cell office:value-type="float" office:value="0.976394">
                <text:p>0.976394</text:p>
              </table:table-cell>
              <table:table-cell office:value-type="float" office:value="8.44999999999986">
                <text:p>8.44999999999986</text:p>
              </table:table-cell>
              <table:table-cell office:value-type="float" office:value="0.975906993823069">
                <text:p>0.975906993823069</text:p>
              </table:table-cell>
            </table:table-row>
            <table:table-row>
              <table:table-cell office:value-type="float" office:value="8.49">
                <text:p>8.49</text:p>
              </table:table-cell>
              <table:table-cell office:value-type="float" office:value="8.48">
                <text:p>8.48</text:p>
              </table:table-cell>
              <table:table-cell office:value-type="float" office:value="0.976793">
                <text:p>0.976793</text:p>
              </table:table-cell>
              <table:table-cell office:value-type="float" office:value="8.48">
                <text:p>8.48</text:p>
              </table:table-cell>
              <table:table-cell office:value-type="float" office:value="0.976513">
                <text:p>0.976513</text:p>
              </table:table-cell>
              <table:table-cell office:value-type="float" office:value="8.45999999999986">
                <text:p>8.45999999999986</text:p>
              </table:table-cell>
              <table:table-cell office:value-type="float" office:value="0.976027158192687">
                <text:p>0.97602715819268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.49">
                <text:p>8.49</text:p>
              </table:table-cell>
              <table:table-cell office:value-type="float" office:value="0.97691">
                <text:p>0.97691</text:p>
              </table:table-cell>
              <table:table-cell office:value-type="float" office:value="8.49">
                <text:p>8.49</text:p>
              </table:table-cell>
              <table:table-cell office:value-type="float" office:value="0.97663">
                <text:p>0.97663</text:p>
              </table:table-cell>
              <table:table-cell office:value-type="float" office:value="8.46999999999986">
                <text:p>8.46999999999986</text:p>
              </table:table-cell>
              <table:table-cell office:value-type="float" office:value="0.976146723240011">
                <text:p>0.976146723240011</text:p>
              </table:table-cell>
            </table:table-row>
            <table:table-row>
              <table:table-cell office:value-type="float" office:value="8.51">
                <text:p>8.51</text:p>
              </table:table-cell>
              <table:table-cell office:value-type="float" office:value="8.5">
                <text:p>8.5</text:p>
              </table:table-cell>
              <table:table-cell office:value-type="float" office:value="0.977026">
                <text:p>0.977026</text:p>
              </table:table-cell>
              <table:table-cell office:value-type="float" office:value="8.5">
                <text:p>8.5</text:p>
              </table:table-cell>
              <table:table-cell office:value-type="float" office:value="0.976748">
                <text:p>0.976748</text:p>
              </table:table-cell>
              <table:table-cell office:value-type="float" office:value="8.47999999999986">
                <text:p>8.47999999999986</text:p>
              </table:table-cell>
              <table:table-cell office:value-type="float" office:value="0.976265691954173">
                <text:p>0.976265691954173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8.51">
                <text:p>8.51</text:p>
              </table:table-cell>
              <table:table-cell office:value-type="float" office:value="0.977141">
                <text:p>0.977141</text:p>
              </table:table-cell>
              <table:table-cell office:value-type="float" office:value="8.51">
                <text:p>8.51</text:p>
              </table:table-cell>
              <table:table-cell office:value-type="float" office:value="0.976864">
                <text:p>0.976864</text:p>
              </table:table-cell>
              <table:table-cell office:value-type="float" office:value="8.48999999999986">
                <text:p>8.48999999999986</text:p>
              </table:table-cell>
              <table:table-cell office:value-type="float" office:value="0.976384067309398">
                <text:p>0.976384067309398</text:p>
              </table:table-cell>
            </table:table-row>
            <table:table-row>
              <table:table-cell office:value-type="float" office:value="8.53">
                <text:p>8.53</text:p>
              </table:table-cell>
              <table:table-cell office:value-type="float" office:value="8.52">
                <text:p>8.52</text:p>
              </table:table-cell>
              <table:table-cell office:value-type="float" office:value="0.977256">
                <text:p>0.977256</text:p>
              </table:table-cell>
              <table:table-cell office:value-type="float" office:value="8.52">
                <text:p>8.52</text:p>
              </table:table-cell>
              <table:table-cell office:value-type="float" office:value="0.97698">
                <text:p>0.97698</text:p>
              </table:table-cell>
              <table:table-cell office:value-type="float" office:value="8.49999999999986">
                <text:p>8.49999999999986</text:p>
              </table:table-cell>
              <table:table-cell office:value-type="float" office:value="0.976501852265076">
                <text:p>0.976501852265076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8.53">
                <text:p>8.53</text:p>
              </table:table-cell>
              <table:table-cell office:value-type="float" office:value="0.97737">
                <text:p>0.97737</text:p>
              </table:table-cell>
              <table:table-cell office:value-type="float" office:value="8.53">
                <text:p>8.53</text:p>
              </table:table-cell>
              <table:table-cell office:value-type="float" office:value="0.977095">
                <text:p>0.977095</text:p>
              </table:table-cell>
              <table:table-cell office:value-type="float" office:value="8.50999999999986">
                <text:p>8.50999999999986</text:p>
              </table:table-cell>
              <table:table-cell office:value-type="float" office:value="0.976619049765837">
                <text:p>0.976619049765837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8.54">
                <text:p>8.54</text:p>
              </table:table-cell>
              <table:table-cell office:value-type="float" office:value="0.977484">
                <text:p>0.977484</text:p>
              </table:table-cell>
              <table:table-cell office:value-type="float" office:value="8.54">
                <text:p>8.54</text:p>
              </table:table-cell>
              <table:table-cell office:value-type="float" office:value="0.97721">
                <text:p>0.97721</text:p>
              </table:table-cell>
              <table:table-cell office:value-type="float" office:value="8.51999999999986">
                <text:p>8.51999999999986</text:p>
              </table:table-cell>
              <table:table-cell office:value-type="float" office:value="0.976735662741624">
                <text:p>0.976735662741624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8.55">
                <text:p>8.55</text:p>
              </table:table-cell>
              <table:table-cell office:value-type="float" office:value="0.977597">
                <text:p>0.977597</text:p>
              </table:table-cell>
              <table:table-cell office:value-type="float" office:value="8.55">
                <text:p>8.55</text:p>
              </table:table-cell>
              <table:table-cell office:value-type="float" office:value="0.977325">
                <text:p>0.977325</text:p>
              </table:table-cell>
              <table:table-cell office:value-type="float" office:value="8.52999999999986">
                <text:p>8.52999999999986</text:p>
              </table:table-cell>
              <table:table-cell office:value-type="float" office:value="0.976851694107768">
                <text:p>0.976851694107768</text:p>
              </table:table-cell>
            </table:table-row>
            <table:table-row>
              <table:table-cell office:value-type="float" office:value="8.57">
                <text:p>8.57</text:p>
              </table:table-cell>
              <table:table-cell office:value-type="float" office:value="8.56">
                <text:p>8.56</text:p>
              </table:table-cell>
              <table:table-cell office:value-type="float" office:value="0.97771">
                <text:p>0.97771</text:p>
              </table:table-cell>
              <table:table-cell office:value-type="float" office:value="8.56">
                <text:p>8.56</text:p>
              </table:table-cell>
              <table:table-cell office:value-type="float" office:value="0.977438">
                <text:p>0.977438</text:p>
              </table:table-cell>
              <table:table-cell office:value-type="float" office:value="8.53999999999986">
                <text:p>8.53999999999986</text:p>
              </table:table-cell>
              <table:table-cell office:value-type="float" office:value="0.976967146765059">
                <text:p>0.976967146765059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8.57">
                <text:p>8.57</text:p>
              </table:table-cell>
              <table:table-cell office:value-type="float" office:value="0.977822">
                <text:p>0.977822</text:p>
              </table:table-cell>
              <table:table-cell office:value-type="float" office:value="8.57">
                <text:p>8.57</text:p>
              </table:table-cell>
              <table:table-cell office:value-type="float" office:value="0.977551">
                <text:p>0.977551</text:p>
              </table:table-cell>
              <table:table-cell office:value-type="float" office:value="8.54999999999986">
                <text:p>8.54999999999986</text:p>
              </table:table-cell>
              <table:table-cell office:value-type="float" office:value="0.97708202359982">
                <text:p>0.97708202359982</text:p>
              </table:table-cell>
            </table:table-row>
            <table:table-row>
              <table:table-cell office:value-type="float" office:value="8.59">
                <text:p>8.59</text:p>
              </table:table-cell>
              <table:table-cell office:value-type="float" office:value="8.58">
                <text:p>8.58</text:p>
              </table:table-cell>
              <table:table-cell office:value-type="float" office:value="0.977933">
                <text:p>0.977933</text:p>
              </table:table-cell>
              <table:table-cell office:value-type="float" office:value="8.58">
                <text:p>8.58</text:p>
              </table:table-cell>
              <table:table-cell office:value-type="float" office:value="0.977664">
                <text:p>0.977664</text:p>
              </table:table-cell>
              <table:table-cell office:value-type="float" office:value="8.55999999999986">
                <text:p>8.55999999999986</text:p>
              </table:table-cell>
              <table:table-cell office:value-type="float" office:value="0.977196327483977">
                <text:p>0.97719632748397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59">
                <text:p>8.59</text:p>
              </table:table-cell>
              <table:table-cell office:value-type="float" office:value="0.978044">
                <text:p>0.978044</text:p>
              </table:table-cell>
              <table:table-cell office:value-type="float" office:value="8.59">
                <text:p>8.59</text:p>
              </table:table-cell>
              <table:table-cell office:value-type="float" office:value="0.977776">
                <text:p>0.977776</text:p>
              </table:table-cell>
              <table:table-cell office:value-type="float" office:value="8.56999999999986">
                <text:p>8.56999999999986</text:p>
              </table:table-cell>
              <table:table-cell office:value-type="float" office:value="0.977310061275133">
                <text:p>0.977310061275133</text:p>
              </table:table-cell>
            </table:table-row>
            <table:table-row>
              <table:table-cell office:value-type="float" office:value="8.61">
                <text:p>8.61</text:p>
              </table:table-cell>
              <table:table-cell office:value-type="float" office:value="8.6">
                <text:p>8.6</text:p>
              </table:table-cell>
              <table:table-cell office:value-type="float" office:value="0.978154">
                <text:p>0.978154</text:p>
              </table:table-cell>
              <table:table-cell office:value-type="float" office:value="8.6">
                <text:p>8.6</text:p>
              </table:table-cell>
              <table:table-cell office:value-type="float" office:value="0.977887">
                <text:p>0.977887</text:p>
              </table:table-cell>
              <table:table-cell office:value-type="float" office:value="8.57999999999986">
                <text:p>8.57999999999986</text:p>
              </table:table-cell>
              <table:table-cell office:value-type="float" office:value="0.977423227816639">
                <text:p>0.977423227816639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8.61">
                <text:p>8.61</text:p>
              </table:table-cell>
              <table:table-cell office:value-type="float" office:value="0.978264">
                <text:p>0.978264</text:p>
              </table:table-cell>
              <table:table-cell office:value-type="float" office:value="8.61">
                <text:p>8.61</text:p>
              </table:table-cell>
              <table:table-cell office:value-type="float" office:value="0.977998">
                <text:p>0.977998</text:p>
              </table:table-cell>
              <table:table-cell office:value-type="float" office:value="8.58999999999986">
                <text:p>8.58999999999986</text:p>
              </table:table-cell>
              <table:table-cell office:value-type="float" office:value="0.977535829937665">
                <text:p>0.977535829937665</text:p>
              </table:table-cell>
            </table:table-row>
            <table:table-row>
              <table:table-cell office:value-type="float" office:value="8.63">
                <text:p>8.63</text:p>
              </table:table-cell>
              <table:table-cell office:value-type="float" office:value="8.62">
                <text:p>8.62</text:p>
              </table:table-cell>
              <table:table-cell office:value-type="float" office:value="0.978373">
                <text:p>0.978373</text:p>
              </table:table-cell>
              <table:table-cell office:value-type="float" office:value="8.62">
                <text:p>8.62</text:p>
              </table:table-cell>
              <table:table-cell office:value-type="float" office:value="0.978108">
                <text:p>0.978108</text:p>
              </table:table-cell>
              <table:table-cell office:value-type="float" office:value="8.59999999999986">
                <text:p>8.59999999999986</text:p>
              </table:table-cell>
              <table:table-cell office:value-type="float" office:value="0.97764787045327">
                <text:p>0.97764787045327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8.63">
                <text:p>8.63</text:p>
              </table:table-cell>
              <table:table-cell office:value-type="float" office:value="0.978482">
                <text:p>0.978482</text:p>
              </table:table-cell>
              <table:table-cell office:value-type="float" office:value="8.63">
                <text:p>8.63</text:p>
              </table:table-cell>
              <table:table-cell office:value-type="float" office:value="0.978218">
                <text:p>0.978218</text:p>
              </table:table-cell>
              <table:table-cell office:value-type="float" office:value="8.60999999999986">
                <text:p>8.60999999999986</text:p>
              </table:table-cell>
              <table:table-cell office:value-type="float" office:value="0.977759352164471">
                <text:p>0.977759352164471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8.64">
                <text:p>8.64</text:p>
              </table:table-cell>
              <table:table-cell office:value-type="float" office:value="0.97859">
                <text:p>0.97859</text:p>
              </table:table-cell>
              <table:table-cell office:value-type="float" office:value="8.64">
                <text:p>8.64</text:p>
              </table:table-cell>
              <table:table-cell office:value-type="float" office:value="0.978327">
                <text:p>0.978327</text:p>
              </table:table-cell>
              <table:table-cell office:value-type="float" office:value="8.61999999999986">
                <text:p>8.61999999999986</text:p>
              </table:table-cell>
              <table:table-cell office:value-type="float" office:value="0.977870277858319">
                <text:p>0.977870277858319</text:p>
              </table:table-cell>
            </table:table-row>
            <table:table-row>
              <table:table-cell office:value-type="float" office:value="8.66">
                <text:p>8.66</text:p>
              </table:table-cell>
              <table:table-cell office:value-type="float" office:value="8.65">
                <text:p>8.65</text:p>
              </table:table-cell>
              <table:table-cell office:value-type="float" office:value="0.978698">
                <text:p>0.978698</text:p>
              </table:table-cell>
              <table:table-cell office:value-type="float" office:value="8.65">
                <text:p>8.65</text:p>
              </table:table-cell>
              <table:table-cell office:value-type="float" office:value="0.978436">
                <text:p>0.978436</text:p>
              </table:table-cell>
              <table:table-cell office:value-type="float" office:value="8.62999999999986">
                <text:p>8.62999999999986</text:p>
              </table:table-cell>
              <table:table-cell office:value-type="float" office:value="0.97798065030796">
                <text:p>0.97798065030796</text:p>
              </table:table-cell>
            </table:table-row>
            <table:table-row>
              <table:table-cell office:value-type="float" office:value="8.67">
                <text:p>8.67</text:p>
              </table:table-cell>
              <table:table-cell office:value-type="float" office:value="8.66">
                <text:p>8.66</text:p>
              </table:table-cell>
              <table:table-cell office:value-type="float" office:value="0.978805">
                <text:p>0.978805</text:p>
              </table:table-cell>
              <table:table-cell office:value-type="float" office:value="8.66">
                <text:p>8.66</text:p>
              </table:table-cell>
              <table:table-cell office:value-type="float" office:value="0.978544">
                <text:p>0.978544</text:p>
              </table:table-cell>
              <table:table-cell office:value-type="float" office:value="8.63999999999986">
                <text:p>8.63999999999986</text:p>
              </table:table-cell>
              <table:table-cell office:value-type="float" office:value="0.978090472272712">
                <text:p>0.978090472272712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8.67">
                <text:p>8.67</text:p>
              </table:table-cell>
              <table:table-cell office:value-type="float" office:value="0.978911">
                <text:p>0.978911</text:p>
              </table:table-cell>
              <table:table-cell office:value-type="float" office:value="8.67">
                <text:p>8.67</text:p>
              </table:table-cell>
              <table:table-cell office:value-type="float" office:value="0.978652">
                <text:p>0.978652</text:p>
              </table:table-cell>
              <table:table-cell office:value-type="float" office:value="8.64999999999986">
                <text:p>8.64999999999986</text:p>
              </table:table-cell>
              <table:table-cell office:value-type="float" office:value="0.97819974649813">
                <text:p>0.97819974649813</text:p>
              </table:table-cell>
            </table:table-row>
            <table:table-row>
              <table:table-cell office:value-type="float" office:value="8.69">
                <text:p>8.69</text:p>
              </table:table-cell>
              <table:table-cell office:value-type="float" office:value="8.68">
                <text:p>8.68</text:p>
              </table:table-cell>
              <table:table-cell office:value-type="float" office:value="0.979017">
                <text:p>0.979017</text:p>
              </table:table-cell>
              <table:table-cell office:value-type="float" office:value="8.68">
                <text:p>8.68</text:p>
              </table:table-cell>
              <table:table-cell office:value-type="float" office:value="0.978759">
                <text:p>0.978759</text:p>
              </table:table-cell>
              <table:table-cell office:value-type="float" office:value="8.65999999999986">
                <text:p>8.65999999999986</text:p>
              </table:table-cell>
              <table:table-cell office:value-type="float" office:value="0.978308475716074">
                <text:p>0.978308475716074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69">
                <text:p>8.69</text:p>
              </table:table-cell>
              <table:table-cell office:value-type="float" office:value="0.979123">
                <text:p>0.979123</text:p>
              </table:table-cell>
              <table:table-cell office:value-type="float" office:value="8.69">
                <text:p>8.69</text:p>
              </table:table-cell>
              <table:table-cell office:value-type="float" office:value="0.978865">
                <text:p>0.978865</text:p>
              </table:table-cell>
              <table:table-cell office:value-type="float" office:value="8.66999999999986">
                <text:p>8.66999999999986</text:p>
              </table:table-cell>
              <table:table-cell office:value-type="float" office:value="0.978416662644782">
                <text:p>0.978416662644782</text:p>
              </table:table-cell>
            </table:table-row>
            <table:table-row>
              <table:table-cell office:value-type="float" office:value="8.71">
                <text:p>8.71</text:p>
              </table:table-cell>
              <table:table-cell office:value-type="float" office:value="8.7">
                <text:p>8.7</text:p>
              </table:table-cell>
              <table:table-cell office:value-type="float" office:value="0.979228">
                <text:p>0.979228</text:p>
              </table:table-cell>
              <table:table-cell office:value-type="float" office:value="8.7">
                <text:p>8.7</text:p>
              </table:table-cell>
              <table:table-cell office:value-type="float" office:value="0.978971">
                <text:p>0.978971</text:p>
              </table:table-cell>
              <table:table-cell office:value-type="float" office:value="8.67999999999986">
                <text:p>8.67999999999986</text:p>
              </table:table-cell>
              <table:table-cell office:value-type="float" office:value="0.978524309988932">
                <text:p>0.978524309988932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8.71">
                <text:p>8.71</text:p>
              </table:table-cell>
              <table:table-cell office:value-type="float" office:value="0.979332">
                <text:p>0.979332</text:p>
              </table:table-cell>
              <table:table-cell office:value-type="float" office:value="8.71">
                <text:p>8.71</text:p>
              </table:table-cell>
              <table:table-cell office:value-type="float" office:value="0.979076">
                <text:p>0.979076</text:p>
              </table:table-cell>
              <table:table-cell office:value-type="float" office:value="8.68999999999986">
                <text:p>8.68999999999986</text:p>
              </table:table-cell>
              <table:table-cell office:value-type="float" office:value="0.978631420439714">
                <text:p>0.978631420439714</text:p>
              </table:table-cell>
            </table:table-row>
            <table:table-row>
              <table:table-cell office:value-type="float" office:value="8.73">
                <text:p>8.73</text:p>
              </table:table-cell>
              <table:table-cell office:value-type="float" office:value="8.72">
                <text:p>8.72</text:p>
              </table:table-cell>
              <table:table-cell office:value-type="float" office:value="0.979436">
                <text:p>0.979436</text:p>
              </table:table-cell>
              <table:table-cell office:value-type="float" office:value="8.72">
                <text:p>8.72</text:p>
              </table:table-cell>
              <table:table-cell office:value-type="float" office:value="0.979181">
                <text:p>0.979181</text:p>
              </table:table-cell>
              <table:table-cell office:value-type="float" office:value="8.69999999999986">
                <text:p>8.69999999999986</text:p>
              </table:table-cell>
              <table:table-cell office:value-type="float" office:value="0.978737996674893">
                <text:p>0.978737996674893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8.73">
                <text:p>8.73</text:p>
              </table:table-cell>
              <table:table-cell office:value-type="float" office:value="0.979539">
                <text:p>0.979539</text:p>
              </table:table-cell>
              <table:table-cell office:value-type="float" office:value="8.73">
                <text:p>8.73</text:p>
              </table:table-cell>
              <table:table-cell office:value-type="float" office:value="0.979286">
                <text:p>0.979286</text:p>
              </table:table-cell>
              <table:table-cell office:value-type="float" office:value="8.70999999999986">
                <text:p>8.70999999999986</text:p>
              </table:table-cell>
              <table:table-cell office:value-type="float" office:value="0.978844041358881">
                <text:p>0.978844041358881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8.74">
                <text:p>8.74</text:p>
              </table:table-cell>
              <table:table-cell office:value-type="float" office:value="0.979642">
                <text:p>0.979642</text:p>
              </table:table-cell>
              <table:table-cell office:value-type="float" office:value="8.74">
                <text:p>8.74</text:p>
              </table:table-cell>
              <table:table-cell office:value-type="float" office:value="0.979389">
                <text:p>0.979389</text:p>
              </table:table-cell>
              <table:table-cell office:value-type="float" office:value="8.71999999999986">
                <text:p>8.71999999999986</text:p>
              </table:table-cell>
              <table:table-cell office:value-type="float" office:value="0.978949557142802">
                <text:p>0.978949557142802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8.75">
                <text:p>8.75</text:p>
              </table:table-cell>
              <table:table-cell office:value-type="float" office:value="0.979744">
                <text:p>0.979744</text:p>
              </table:table-cell>
              <table:table-cell office:value-type="float" office:value="8.75">
                <text:p>8.75</text:p>
              </table:table-cell>
              <table:table-cell office:value-type="float" office:value="0.979493">
                <text:p>0.979493</text:p>
              </table:table-cell>
              <table:table-cell office:value-type="float" office:value="8.72999999999986">
                <text:p>8.72999999999986</text:p>
              </table:table-cell>
              <table:table-cell office:value-type="float" office:value="0.979054546664555">
                <text:p>0.979054546664555</text:p>
              </table:table-cell>
            </table:table-row>
            <table:table-row>
              <table:table-cell office:value-type="float" office:value="8.77">
                <text:p>8.77</text:p>
              </table:table-cell>
              <table:table-cell office:value-type="float" office:value="8.76">
                <text:p>8.76</text:p>
              </table:table-cell>
              <table:table-cell office:value-type="float" office:value="0.979846">
                <text:p>0.979846</text:p>
              </table:table-cell>
              <table:table-cell office:value-type="float" office:value="8.76">
                <text:p>8.76</text:p>
              </table:table-cell>
              <table:table-cell office:value-type="float" office:value="0.979596">
                <text:p>0.979596</text:p>
              </table:table-cell>
              <table:table-cell office:value-type="float" office:value="8.73999999999986">
                <text:p>8.73999999999986</text:p>
              </table:table-cell>
              <table:table-cell office:value-type="float" office:value="0.979159012548884">
                <text:p>0.979159012548884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8.77">
                <text:p>8.77</text:p>
              </table:table-cell>
              <table:table-cell office:value-type="float" office:value="0.979948">
                <text:p>0.979948</text:p>
              </table:table-cell>
              <table:table-cell office:value-type="float" office:value="8.77">
                <text:p>8.77</text:p>
              </table:table-cell>
              <table:table-cell office:value-type="float" office:value="0.979698">
                <text:p>0.979698</text:p>
              </table:table-cell>
              <table:table-cell office:value-type="float" office:value="8.74999999999986">
                <text:p>8.74999999999986</text:p>
              </table:table-cell>
              <table:table-cell office:value-type="float" office:value="0.979262957407441">
                <text:p>0.979262957407441</text:p>
              </table:table-cell>
            </table:table-row>
            <table:table-row>
              <table:table-cell office:value-type="float" office:value="8.79">
                <text:p>8.79</text:p>
              </table:table-cell>
              <table:table-cell office:value-type="float" office:value="8.78">
                <text:p>8.78</text:p>
              </table:table-cell>
              <table:table-cell office:value-type="float" office:value="0.980048">
                <text:p>0.980048</text:p>
              </table:table-cell>
              <table:table-cell office:value-type="float" office:value="8.78">
                <text:p>8.78</text:p>
              </table:table-cell>
              <table:table-cell office:value-type="float" office:value="0.9798">
                <text:p>0.9798</text:p>
              </table:table-cell>
              <table:table-cell office:value-type="float" office:value="8.75999999999986">
                <text:p>8.75999999999986</text:p>
              </table:table-cell>
              <table:table-cell office:value-type="float" office:value="0.979366383838853">
                <text:p>0.979366383838853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79">
                <text:p>8.79</text:p>
              </table:table-cell>
              <table:table-cell office:value-type="float" office:value="0.980149">
                <text:p>0.980149</text:p>
              </table:table-cell>
              <table:table-cell office:value-type="float" office:value="8.79">
                <text:p>8.79</text:p>
              </table:table-cell>
              <table:table-cell office:value-type="float" office:value="0.979901">
                <text:p>0.979901</text:p>
              </table:table-cell>
              <table:table-cell office:value-type="float" office:value="8.76999999999986">
                <text:p>8.76999999999986</text:p>
              </table:table-cell>
              <table:table-cell office:value-type="float" office:value="0.979469294428786">
                <text:p>0.979469294428786</text:p>
              </table:table-cell>
            </table:table-row>
            <table:table-row>
              <table:table-cell office:value-type="float" office:value="8.81">
                <text:p>8.81</text:p>
              </table:table-cell>
              <table:table-cell office:value-type="float" office:value="8.8">
                <text:p>8.8</text:p>
              </table:table-cell>
              <table:table-cell office:value-type="float" office:value="0.980248">
                <text:p>0.980248</text:p>
              </table:table-cell>
              <table:table-cell office:value-type="float" office:value="8.8">
                <text:p>8.8</text:p>
              </table:table-cell>
              <table:table-cell office:value-type="float" office:value="0.980002">
                <text:p>0.980002</text:p>
              </table:table-cell>
              <table:table-cell office:value-type="float" office:value="8.77999999999986">
                <text:p>8.77999999999986</text:p>
              </table:table-cell>
              <table:table-cell office:value-type="float" office:value="0.979571691750011">
                <text:p>0.979571691750011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8.81">
                <text:p>8.81</text:p>
              </table:table-cell>
              <table:table-cell office:value-type="float" office:value="0.980348">
                <text:p>0.980348</text:p>
              </table:table-cell>
              <table:table-cell office:value-type="float" office:value="8.81">
                <text:p>8.81</text:p>
              </table:table-cell>
              <table:table-cell office:value-type="float" office:value="0.980102">
                <text:p>0.980102</text:p>
              </table:table-cell>
              <table:table-cell office:value-type="float" office:value="8.78999999999986">
                <text:p>8.78999999999986</text:p>
              </table:table-cell>
              <table:table-cell office:value-type="float" office:value="0.979673578362466">
                <text:p>0.979673578362466</text:p>
              </table:table-cell>
            </table:table-row>
            <table:table-row>
              <table:table-cell office:value-type="float" office:value="8.83">
                <text:p>8.83</text:p>
              </table:table-cell>
              <table:table-cell office:value-type="float" office:value="8.82">
                <text:p>8.82</text:p>
              </table:table-cell>
              <table:table-cell office:value-type="float" office:value="0.980446">
                <text:p>0.980446</text:p>
              </table:table-cell>
              <table:table-cell office:value-type="float" office:value="8.82">
                <text:p>8.82</text:p>
              </table:table-cell>
              <table:table-cell office:value-type="float" office:value="0.980202">
                <text:p>0.980202</text:p>
              </table:table-cell>
              <table:table-cell office:value-type="float" office:value="8.79999999999986">
                <text:p>8.79999999999986</text:p>
              </table:table-cell>
              <table:table-cell office:value-type="float" office:value="0.979774956813321">
                <text:p>0.979774956813321</text:p>
              </table:table-cell>
            </table:table-row>
            <table:table-row>
              <table:table-cell office:value-type="float" office:value="8.84">
                <text:p>8.84</text:p>
              </table:table-cell>
              <table:table-cell office:value-type="float" office:value="8.83">
                <text:p>8.83</text:p>
              </table:table-cell>
              <table:table-cell office:value-type="float" office:value="0.980545">
                <text:p>0.980545</text:p>
              </table:table-cell>
              <table:table-cell office:value-type="float" office:value="8.83">
                <text:p>8.83</text:p>
              </table:table-cell>
              <table:table-cell office:value-type="float" office:value="0.980301">
                <text:p>0.980301</text:p>
              </table:table-cell>
              <table:table-cell office:value-type="float" office:value="8.80999999999986">
                <text:p>8.80999999999986</text:p>
              </table:table-cell>
              <table:table-cell office:value-type="float" office:value="0.979875829637043">
                <text:p>0.979875829637043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8.84">
                <text:p>8.84</text:p>
              </table:table-cell>
              <table:table-cell office:value-type="float" office:value="0.980642">
                <text:p>0.980642</text:p>
              </table:table-cell>
              <table:table-cell office:value-type="float" office:value="8.84">
                <text:p>8.84</text:p>
              </table:table-cell>
              <table:table-cell office:value-type="float" office:value="0.9804">
                <text:p>0.9804</text:p>
              </table:table-cell>
              <table:table-cell office:value-type="float" office:value="8.81999999999986">
                <text:p>8.81999999999986</text:p>
              </table:table-cell>
              <table:table-cell office:value-type="float" office:value="0.979976199355457">
                <text:p>0.979976199355457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8.85">
                <text:p>8.85</text:p>
              </table:table-cell>
              <table:table-cell office:value-type="float" office:value="0.98074">
                <text:p>0.98074</text:p>
              </table:table-cell>
              <table:table-cell office:value-type="float" office:value="8.85">
                <text:p>8.85</text:p>
              </table:table-cell>
              <table:table-cell office:value-type="float" office:value="0.980498">
                <text:p>0.980498</text:p>
              </table:table-cell>
              <table:table-cell office:value-type="float" office:value="8.82999999999986">
                <text:p>8.82999999999986</text:p>
              </table:table-cell>
              <table:table-cell office:value-type="float" office:value="0.980076068477813">
                <text:p>0.980076068477813</text:p>
              </table:table-cell>
            </table:table-row>
            <table:table-row>
              <table:table-cell office:value-type="float" office:value="8.87">
                <text:p>8.87</text:p>
              </table:table-cell>
              <table:table-cell office:value-type="float" office:value="8.86">
                <text:p>8.86</text:p>
              </table:table-cell>
              <table:table-cell office:value-type="float" office:value="0.980836">
                <text:p>0.980836</text:p>
              </table:table-cell>
              <table:table-cell office:value-type="float" office:value="8.86">
                <text:p>8.86</text:p>
              </table:table-cell>
              <table:table-cell office:value-type="float" office:value="0.980596">
                <text:p>0.980596</text:p>
              </table:table-cell>
              <table:table-cell office:value-type="float" office:value="8.83999999999986">
                <text:p>8.83999999999986</text:p>
              </table:table-cell>
              <table:table-cell office:value-type="float" office:value="0.980175439500843">
                <text:p>0.980175439500843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8.87">
                <text:p>8.87</text:p>
              </table:table-cell>
              <table:table-cell office:value-type="float" office:value="0.980933">
                <text:p>0.980933</text:p>
              </table:table-cell>
              <table:table-cell office:value-type="float" office:value="8.87">
                <text:p>8.87</text:p>
              </table:table-cell>
              <table:table-cell office:value-type="float" office:value="0.980693">
                <text:p>0.980693</text:p>
              </table:table-cell>
              <table:table-cell office:value-type="float" office:value="8.84999999999986">
                <text:p>8.84999999999986</text:p>
              </table:table-cell>
              <table:table-cell office:value-type="float" office:value="0.980274314908828">
                <text:p>0.980274314908828</text:p>
              </table:table-cell>
            </table:table-row>
            <table:table-row>
              <table:table-cell office:value-type="float" office:value="8.89">
                <text:p>8.89</text:p>
              </table:table-cell>
              <table:table-cell office:value-type="float" office:value="8.88">
                <text:p>8.88</text:p>
              </table:table-cell>
              <table:table-cell office:value-type="float" office:value="0.981029">
                <text:p>0.981029</text:p>
              </table:table-cell>
              <table:table-cell office:value-type="float" office:value="8.88">
                <text:p>8.88</text:p>
              </table:table-cell>
              <table:table-cell office:value-type="float" office:value="0.98079">
                <text:p>0.98079</text:p>
              </table:table-cell>
              <table:table-cell office:value-type="float" office:value="8.85999999999986">
                <text:p>8.85999999999986</text:p>
              </table:table-cell>
              <table:table-cell office:value-type="float" office:value="0.980372697173658">
                <text:p>0.98037269717365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.89">
                <text:p>8.89</text:p>
              </table:table-cell>
              <table:table-cell office:value-type="float" office:value="0.981124">
                <text:p>0.981124</text:p>
              </table:table-cell>
              <table:table-cell office:value-type="float" office:value="8.89">
                <text:p>8.89</text:p>
              </table:table-cell>
              <table:table-cell office:value-type="float" office:value="0.980886">
                <text:p>0.980886</text:p>
              </table:table-cell>
              <table:table-cell office:value-type="float" office:value="8.86999999999986">
                <text:p>8.86999999999986</text:p>
              </table:table-cell>
              <table:table-cell office:value-type="float" office:value="0.980470588754896">
                <text:p>0.980470588754896</text:p>
              </table:table-cell>
            </table:table-row>
            <table:table-row>
              <table:table-cell office:value-type="float" office:value="8.91">
                <text:p>8.91</text:p>
              </table:table-cell>
              <table:table-cell office:value-type="float" office:value="8.9">
                <text:p>8.9</text:p>
              </table:table-cell>
              <table:table-cell office:value-type="float" office:value="0.981219">
                <text:p>0.981219</text:p>
              </table:table-cell>
              <table:table-cell office:value-type="float" office:value="8.9">
                <text:p>8.9</text:p>
              </table:table-cell>
              <table:table-cell office:value-type="float" office:value="0.980982">
                <text:p>0.980982</text:p>
              </table:table-cell>
              <table:table-cell office:value-type="float" office:value="8.87999999999986">
                <text:p>8.87999999999986</text:p>
              </table:table-cell>
              <table:table-cell office:value-type="float" office:value="0.980567992099835">
                <text:p>0.980567992099835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8.91">
                <text:p>8.91</text:p>
              </table:table-cell>
              <table:table-cell office:value-type="float" office:value="0.981313">
                <text:p>0.981313</text:p>
              </table:table-cell>
              <table:table-cell office:value-type="float" office:value="8.91">
                <text:p>8.91</text:p>
              </table:table-cell>
              <table:table-cell office:value-type="float" office:value="0.981077">
                <text:p>0.981077</text:p>
              </table:table-cell>
              <table:table-cell office:value-type="float" office:value="8.88999999999985">
                <text:p>8.88999999999985</text:p>
              </table:table-cell>
              <table:table-cell office:value-type="float" office:value="0.980664909643564">
                <text:p>0.980664909643564</text:p>
              </table:table-cell>
            </table:table-row>
            <table:table-row>
              <table:table-cell office:value-type="float" office:value="8.93">
                <text:p>8.93</text:p>
              </table:table-cell>
              <table:table-cell office:value-type="float" office:value="8.92">
                <text:p>8.92</text:p>
              </table:table-cell>
              <table:table-cell office:value-type="float" office:value="0.981407">
                <text:p>0.981407</text:p>
              </table:table-cell>
              <table:table-cell office:value-type="float" office:value="8.92">
                <text:p>8.92</text:p>
              </table:table-cell>
              <table:table-cell office:value-type="float" office:value="0.981172">
                <text:p>0.981172</text:p>
              </table:table-cell>
              <table:table-cell office:value-type="float" office:value="8.89999999999985">
                <text:p>8.89999999999985</text:p>
              </table:table-cell>
              <table:table-cell office:value-type="float" office:value="0.980761343809028">
                <text:p>0.980761343809028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8.93">
                <text:p>8.93</text:p>
              </table:table-cell>
              <table:table-cell office:value-type="float" office:value="0.9815">
                <text:p>0.9815</text:p>
              </table:table-cell>
              <table:table-cell office:value-type="float" office:value="8.93">
                <text:p>8.93</text:p>
              </table:table-cell>
              <table:table-cell office:value-type="float" office:value="0.981266">
                <text:p>0.981266</text:p>
              </table:table-cell>
              <table:table-cell office:value-type="float" office:value="8.90999999999985">
                <text:p>8.90999999999985</text:p>
              </table:table-cell>
              <table:table-cell office:value-type="float" office:value="0.980857297007085">
                <text:p>0.980857297007085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8.94">
                <text:p>8.94</text:p>
              </table:table-cell>
              <table:table-cell office:value-type="float" office:value="0.981593">
                <text:p>0.981593</text:p>
              </table:table-cell>
              <table:table-cell office:value-type="float" office:value="8.94">
                <text:p>8.94</text:p>
              </table:table-cell>
              <table:table-cell office:value-type="float" office:value="0.98136">
                <text:p>0.98136</text:p>
              </table:table-cell>
              <table:table-cell office:value-type="float" office:value="8.91999999999985">
                <text:p>8.91999999999985</text:p>
              </table:table-cell>
              <table:table-cell office:value-type="float" office:value="0.98095277163657">
                <text:p>0.98095277163657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8.95">
                <text:p>8.95</text:p>
              </table:table-cell>
              <table:table-cell office:value-type="float" office:value="0.981686">
                <text:p>0.981686</text:p>
              </table:table-cell>
              <table:table-cell office:value-type="float" office:value="8.95">
                <text:p>8.95</text:p>
              </table:table-cell>
              <table:table-cell office:value-type="float" office:value="0.981454">
                <text:p>0.981454</text:p>
              </table:table-cell>
              <table:table-cell office:value-type="float" office:value="8.92999999999985">
                <text:p>8.92999999999985</text:p>
              </table:table-cell>
              <table:table-cell office:value-type="float" office:value="0.981047770084353">
                <text:p>0.981047770084353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8.96">
                <text:p>8.96</text:p>
              </table:table-cell>
              <table:table-cell office:value-type="float" office:value="0.981778">
                <text:p>0.981778</text:p>
              </table:table-cell>
              <table:table-cell office:value-type="float" office:value="8.96">
                <text:p>8.96</text:p>
              </table:table-cell>
              <table:table-cell office:value-type="float" office:value="0.981547">
                <text:p>0.981547</text:p>
              </table:table-cell>
              <table:table-cell office:value-type="float" office:value="8.93999999999985">
                <text:p>8.93999999999985</text:p>
              </table:table-cell>
              <table:table-cell office:value-type="float" office:value="0.981142294725402">
                <text:p>0.981142294725402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8.97">
                <text:p>8.97</text:p>
              </table:table-cell>
              <table:table-cell office:value-type="float" office:value="0.98187">
                <text:p>0.98187</text:p>
              </table:table-cell>
              <table:table-cell office:value-type="float" office:value="8.97">
                <text:p>8.97</text:p>
              </table:table-cell>
              <table:table-cell office:value-type="float" office:value="0.981639">
                <text:p>0.981639</text:p>
              </table:table-cell>
              <table:table-cell office:value-type="float" office:value="8.94999999999985">
                <text:p>8.94999999999985</text:p>
              </table:table-cell>
              <table:table-cell office:value-type="float" office:value="0.981236347922837">
                <text:p>0.981236347922837</text:p>
              </table:table-cell>
            </table:table-row>
            <table:table-row>
              <table:table-cell office:value-type="float" office:value="8.99">
                <text:p>8.99</text:p>
              </table:table-cell>
              <table:table-cell office:value-type="float" office:value="8.98">
                <text:p>8.98</text:p>
              </table:table-cell>
              <table:table-cell office:value-type="float" office:value="0.981961">
                <text:p>0.981961</text:p>
              </table:table-cell>
              <table:table-cell office:value-type="float" office:value="8.98">
                <text:p>8.98</text:p>
              </table:table-cell>
              <table:table-cell office:value-type="float" office:value="0.981731">
                <text:p>0.981731</text:p>
              </table:table-cell>
              <table:table-cell office:value-type="float" office:value="8.95999999999985">
                <text:p>8.95999999999985</text:p>
              </table:table-cell>
              <table:table-cell office:value-type="float" office:value="0.981329932027993">
                <text:p>0.9813299320279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99">
                <text:p>8.99</text:p>
              </table:table-cell>
              <table:table-cell office:value-type="float" office:value="0.982051">
                <text:p>0.982051</text:p>
              </table:table-cell>
              <table:table-cell office:value-type="float" office:value="8.99">
                <text:p>8.99</text:p>
              </table:table-cell>
              <table:table-cell office:value-type="float" office:value="0.981823">
                <text:p>0.981823</text:p>
              </table:table-cell>
              <table:table-cell office:value-type="float" office:value="8.96999999999985">
                <text:p>8.96999999999985</text:p>
              </table:table-cell>
              <table:table-cell office:value-type="float" office:value="0.981423049380477">
                <text:p>0.981423049380477</text:p>
              </table:table-cell>
            </table:table-row>
            <table:table-row>
              <table:table-cell office:value-type="float" office:value="9.01">
                <text:p>9.01</text:p>
              </table:table-cell>
              <table:table-cell office:value-type="float" office:value="9">
                <text:p>9</text:p>
              </table:table-cell>
              <table:table-cell office:value-type="float" office:value="0.982141">
                <text:p>0.982141</text:p>
              </table:table-cell>
              <table:table-cell office:value-type="float" office:value="9">
                <text:p>9</text:p>
              </table:table-cell>
              <table:table-cell office:value-type="float" office:value="0.981914">
                <text:p>0.981914</text:p>
              </table:table-cell>
              <table:table-cell office:value-type="float" office:value="8.97999999999985">
                <text:p>8.97999999999985</text:p>
              </table:table-cell>
              <table:table-cell office:value-type="float" office:value="0.981515702308228">
                <text:p>0.981515702308228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9.01">
                <text:p>9.01</text:p>
              </table:table-cell>
              <table:table-cell office:value-type="float" office:value="0.982231">
                <text:p>0.982231</text:p>
              </table:table-cell>
              <table:table-cell office:value-type="float" office:value="9.01">
                <text:p>9.01</text:p>
              </table:table-cell>
              <table:table-cell office:value-type="float" office:value="0.982004">
                <text:p>0.982004</text:p>
              </table:table-cell>
              <table:table-cell office:value-type="float" office:value="8.98999999999985">
                <text:p>8.98999999999985</text:p>
              </table:table-cell>
              <table:table-cell office:value-type="float" office:value="0.981607893127573">
                <text:p>0.981607893127573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9.02">
                <text:p>9.02</text:p>
              </table:table-cell>
              <table:table-cell office:value-type="float" office:value="0.982321">
                <text:p>0.982321</text:p>
              </table:table-cell>
              <table:table-cell office:value-type="float" office:value="9.02">
                <text:p>9.02</text:p>
              </table:table-cell>
              <table:table-cell office:value-type="float" office:value="0.982095">
                <text:p>0.982095</text:p>
              </table:table-cell>
              <table:table-cell office:value-type="float" office:value="8.99999999999985">
                <text:p>8.99999999999985</text:p>
              </table:table-cell>
              <table:table-cell office:value-type="float" office:value="0.98169962414329">
                <text:p>0.98169962414329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9.03">
                <text:p>9.03</text:p>
              </table:table-cell>
              <table:table-cell office:value-type="float" office:value="0.982409">
                <text:p>0.982409</text:p>
              </table:table-cell>
              <table:table-cell office:value-type="float" office:value="9.03">
                <text:p>9.03</text:p>
              </table:table-cell>
              <table:table-cell office:value-type="float" office:value="0.982184">
                <text:p>0.982184</text:p>
              </table:table-cell>
              <table:table-cell office:value-type="float" office:value="9.00999999999985">
                <text:p>9.00999999999985</text:p>
              </table:table-cell>
              <table:table-cell office:value-type="float" office:value="0.981790897648656">
                <text:p>0.981790897648656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9.04">
                <text:p>9.04</text:p>
              </table:table-cell>
              <table:table-cell office:value-type="float" office:value="0.982498">
                <text:p>0.982498</text:p>
              </table:table-cell>
              <table:table-cell office:value-type="float" office:value="9.04">
                <text:p>9.04</text:p>
              </table:table-cell>
              <table:table-cell office:value-type="float" office:value="0.982274">
                <text:p>0.982274</text:p>
              </table:table-cell>
              <table:table-cell office:value-type="float" office:value="9.01999999999985">
                <text:p>9.01999999999985</text:p>
              </table:table-cell>
              <table:table-cell office:value-type="float" office:value="0.981881715925516">
                <text:p>0.981881715925516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9.05">
                <text:p>9.05</text:p>
              </table:table-cell>
              <table:table-cell office:value-type="float" office:value="0.982586">
                <text:p>0.982586</text:p>
              </table:table-cell>
              <table:table-cell office:value-type="float" office:value="9.05">
                <text:p>9.05</text:p>
              </table:table-cell>
              <table:table-cell office:value-type="float" office:value="0.982363">
                <text:p>0.982363</text:p>
              </table:table-cell>
              <table:table-cell office:value-type="float" office:value="9.02999999999985">
                <text:p>9.02999999999985</text:p>
              </table:table-cell>
              <table:table-cell office:value-type="float" office:value="0.98197208124433">
                <text:p>0.98197208124433</text:p>
              </table:table-cell>
            </table:table-row>
            <table:table-row>
              <table:table-cell office:value-type="float" office:value="9.07">
                <text:p>9.07</text:p>
              </table:table-cell>
              <table:table-cell office:value-type="float" office:value="9.06">
                <text:p>9.06</text:p>
              </table:table-cell>
              <table:table-cell office:value-type="float" office:value="0.982673">
                <text:p>0.982673</text:p>
              </table:table-cell>
              <table:table-cell office:value-type="float" office:value="9.06">
                <text:p>9.06</text:p>
              </table:table-cell>
              <table:table-cell office:value-type="float" office:value="0.982451">
                <text:p>0.982451</text:p>
              </table:table-cell>
              <table:table-cell office:value-type="float" office:value="9.03999999999985">
                <text:p>9.03999999999985</text:p>
              </table:table-cell>
              <table:table-cell office:value-type="float" office:value="0.982061995864236">
                <text:p>0.982061995864236</text:p>
              </table:table-cell>
            </table:table-row>
            <table:table-row>
              <table:table-cell office:value-type="float" office:value="9.08">
                <text:p>9.08</text:p>
              </table:table-cell>
              <table:table-cell office:value-type="float" office:value="9.07">
                <text:p>9.07</text:p>
              </table:table-cell>
              <table:table-cell office:value-type="float" office:value="0.98276">
                <text:p>0.98276</text:p>
              </table:table-cell>
              <table:table-cell office:value-type="float" office:value="9.07">
                <text:p>9.07</text:p>
              </table:table-cell>
              <table:table-cell office:value-type="float" office:value="0.982539">
                <text:p>0.982539</text:p>
              </table:table-cell>
              <table:table-cell office:value-type="float" office:value="9.04999999999985">
                <text:p>9.04999999999985</text:p>
              </table:table-cell>
              <table:table-cell office:value-type="float" office:value="0.982151462033104">
                <text:p>0.982151462033104</text:p>
              </table:table-cell>
            </table:table-row>
            <table:table-row>
              <table:table-cell office:value-type="float" office:value="9.09">
                <text:p>9.09</text:p>
              </table:table-cell>
              <table:table-cell office:value-type="float" office:value="9.08">
                <text:p>9.08</text:p>
              </table:table-cell>
              <table:table-cell office:value-type="float" office:value="0.982847">
                <text:p>0.982847</text:p>
              </table:table-cell>
              <table:table-cell office:value-type="float" office:value="9.08">
                <text:p>9.08</text:p>
              </table:table-cell>
              <table:table-cell office:value-type="float" office:value="0.982626">
                <text:p>0.982626</text:p>
              </table:table-cell>
              <table:table-cell office:value-type="float" office:value="9.05999999999985">
                <text:p>9.05999999999985</text:p>
              </table:table-cell>
              <table:table-cell office:value-type="float" office:value="0.982240481987594">
                <text:p>0.98224048198759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.09">
                <text:p>9.09</text:p>
              </table:table-cell>
              <table:table-cell office:value-type="float" office:value="0.982933">
                <text:p>0.982933</text:p>
              </table:table-cell>
              <table:table-cell office:value-type="float" office:value="9.09">
                <text:p>9.09</text:p>
              </table:table-cell>
              <table:table-cell office:value-type="float" office:value="0.982714">
                <text:p>0.982714</text:p>
              </table:table-cell>
              <table:table-cell office:value-type="float" office:value="9.06999999999985">
                <text:p>9.06999999999985</text:p>
              </table:table-cell>
              <table:table-cell office:value-type="float" office:value="0.982329057953208">
                <text:p>0.982329057953208</text:p>
              </table:table-cell>
            </table:table-row>
            <table:table-row>
              <table:table-cell office:value-type="float" office:value="9.11">
                <text:p>9.11</text:p>
              </table:table-cell>
              <table:table-cell office:value-type="float" office:value="9.1">
                <text:p>9.1</text:p>
              </table:table-cell>
              <table:table-cell office:value-type="float" office:value="0.983019">
                <text:p>0.983019</text:p>
              </table:table-cell>
              <table:table-cell office:value-type="float" office:value="9.1">
                <text:p>9.1</text:p>
              </table:table-cell>
              <table:table-cell office:value-type="float" office:value="0.9828">
                <text:p>0.9828</text:p>
              </table:table-cell>
              <table:table-cell office:value-type="float" office:value="9.07999999999985">
                <text:p>9.07999999999985</text:p>
              </table:table-cell>
              <table:table-cell office:value-type="float" office:value="0.982417192144351">
                <text:p>0.982417192144351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9.11">
                <text:p>9.11</text:p>
              </table:table-cell>
              <table:table-cell office:value-type="float" office:value="0.983104">
                <text:p>0.983104</text:p>
              </table:table-cell>
              <table:table-cell office:value-type="float" office:value="9.11">
                <text:p>9.11</text:p>
              </table:table-cell>
              <table:table-cell office:value-type="float" office:value="0.982886">
                <text:p>0.982886</text:p>
              </table:table-cell>
              <table:table-cell office:value-type="float" office:value="9.08999999999985">
                <text:p>9.08999999999985</text:p>
              </table:table-cell>
              <table:table-cell office:value-type="float" office:value="0.982504886764382">
                <text:p>0.982504886764382</text:p>
              </table:table-cell>
            </table:table-row>
            <table:table-row>
              <table:table-cell office:value-type="float" office:value="9.13">
                <text:p>9.13</text:p>
              </table:table-cell>
              <table:table-cell office:value-type="float" office:value="9.12">
                <text:p>9.12</text:p>
              </table:table-cell>
              <table:table-cell office:value-type="float" office:value="0.983189">
                <text:p>0.983189</text:p>
              </table:table-cell>
              <table:table-cell office:value-type="float" office:value="9.12">
                <text:p>9.12</text:p>
              </table:table-cell>
              <table:table-cell office:value-type="float" office:value="0.982972">
                <text:p>0.982972</text:p>
              </table:table-cell>
              <table:table-cell office:value-type="float" office:value="9.09999999999985">
                <text:p>9.09999999999985</text:p>
              </table:table-cell>
              <table:table-cell office:value-type="float" office:value="0.98259214400567">
                <text:p>0.98259214400567</text:p>
              </table:table-cell>
            </table:table-row>
            <table:table-row>
              <table:table-cell office:value-type="float" office:value="9.14">
                <text:p>9.14</text:p>
              </table:table-cell>
              <table:table-cell office:value-type="float" office:value="9.13">
                <text:p>9.13</text:p>
              </table:table-cell>
              <table:table-cell office:value-type="float" office:value="0.983274">
                <text:p>0.983274</text:p>
              </table:table-cell>
              <table:table-cell office:value-type="float" office:value="9.13">
                <text:p>9.13</text:p>
              </table:table-cell>
              <table:table-cell office:value-type="float" office:value="0.983058">
                <text:p>0.983058</text:p>
              </table:table-cell>
              <table:table-cell office:value-type="float" office:value="9.10999999999985">
                <text:p>9.10999999999985</text:p>
              </table:table-cell>
              <table:table-cell office:value-type="float" office:value="0.982678966049652">
                <text:p>0.982678966049652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9.14">
                <text:p>9.14</text:p>
              </table:table-cell>
              <table:table-cell office:value-type="float" office:value="0.983358">
                <text:p>0.983358</text:p>
              </table:table-cell>
              <table:table-cell office:value-type="float" office:value="9.14">
                <text:p>9.14</text:p>
              </table:table-cell>
              <table:table-cell office:value-type="float" office:value="0.983142">
                <text:p>0.983142</text:p>
              </table:table-cell>
              <table:table-cell office:value-type="float" office:value="9.11999999999985">
                <text:p>9.11999999999985</text:p>
              </table:table-cell>
              <table:table-cell office:value-type="float" office:value="0.982765355066883">
                <text:p>0.982765355066883</text:p>
              </table:table-cell>
            </table:table-row>
            <table:table-row>
              <table:table-cell office:value-type="float" office:value="9.16">
                <text:p>9.16</text:p>
              </table:table-cell>
              <table:table-cell office:value-type="float" office:value="9.15">
                <text:p>9.15</text:p>
              </table:table-cell>
              <table:table-cell office:value-type="float" office:value="0.983441">
                <text:p>0.983441</text:p>
              </table:table-cell>
              <table:table-cell office:value-type="float" office:value="9.15">
                <text:p>9.15</text:p>
              </table:table-cell>
              <table:table-cell office:value-type="float" office:value="0.983227">
                <text:p>0.983227</text:p>
              </table:table-cell>
              <table:table-cell office:value-type="float" office:value="9.12999999999985">
                <text:p>9.12999999999985</text:p>
              </table:table-cell>
              <table:table-cell office:value-type="float" office:value="0.982851313217093">
                <text:p>0.982851313217093</text:p>
              </table:table-cell>
            </table:table-row>
            <table:table-row>
              <table:table-cell office:value-type="float" office:value="9.17">
                <text:p>9.17</text:p>
              </table:table-cell>
              <table:table-cell office:value-type="float" office:value="9.16">
                <text:p>9.16</text:p>
              </table:table-cell>
              <table:table-cell office:value-type="float" office:value="0.983525">
                <text:p>0.983525</text:p>
              </table:table-cell>
              <table:table-cell office:value-type="float" office:value="9.16">
                <text:p>9.16</text:p>
              </table:table-cell>
              <table:table-cell office:value-type="float" office:value="0.983311">
                <text:p>0.983311</text:p>
              </table:table-cell>
              <table:table-cell office:value-type="float" office:value="9.13999999999985">
                <text:p>9.13999999999985</text:p>
              </table:table-cell>
              <table:table-cell office:value-type="float" office:value="0.982936842649241">
                <text:p>0.982936842649241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9.17">
                <text:p>9.17</text:p>
              </table:table-cell>
              <table:table-cell office:value-type="float" office:value="0.983607">
                <text:p>0.983607</text:p>
              </table:table-cell>
              <table:table-cell office:value-type="float" office:value="9.17">
                <text:p>9.17</text:p>
              </table:table-cell>
              <table:table-cell office:value-type="float" office:value="0.983395">
                <text:p>0.983395</text:p>
              </table:table-cell>
              <table:table-cell office:value-type="float" office:value="9.14999999999985">
                <text:p>9.14999999999985</text:p>
              </table:table-cell>
              <table:table-cell office:value-type="float" office:value="0.983021945501566">
                <text:p>0.983021945501566</text:p>
              </table:table-cell>
            </table:table-row>
            <table:table-row>
              <table:table-cell office:value-type="float" office:value="9.19">
                <text:p>9.19</text:p>
              </table:table-cell>
              <table:table-cell office:value-type="float" office:value="9.18">
                <text:p>9.18</text:p>
              </table:table-cell>
              <table:table-cell office:value-type="float" office:value="0.98369">
                <text:p>0.98369</text:p>
              </table:table-cell>
              <table:table-cell office:value-type="float" office:value="9.18">
                <text:p>9.18</text:p>
              </table:table-cell>
              <table:table-cell office:value-type="float" office:value="0.983478">
                <text:p>0.983478</text:p>
              </table:table-cell>
              <table:table-cell office:value-type="float" office:value="9.15999999999985">
                <text:p>9.15999999999985</text:p>
              </table:table-cell>
              <table:table-cell office:value-type="float" office:value="0.983106623901644">
                <text:p>0.98310662390164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19">
                <text:p>9.19</text:p>
              </table:table-cell>
              <table:table-cell office:value-type="float" office:value="0.983772">
                <text:p>0.983772</text:p>
              </table:table-cell>
              <table:table-cell office:value-type="float" office:value="9.19">
                <text:p>9.19</text:p>
              </table:table-cell>
              <table:table-cell office:value-type="float" office:value="0.983561">
                <text:p>0.983561</text:p>
              </table:table-cell>
              <table:table-cell office:value-type="float" office:value="9.16999999999985">
                <text:p>9.16999999999985</text:p>
              </table:table-cell>
              <table:table-cell office:value-type="float" office:value="0.98319087996644">
                <text:p>0.98319087996644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9.2">
                <text:p>9.2</text:p>
              </table:table-cell>
              <table:table-cell office:value-type="float" office:value="0.983853">
                <text:p>0.983853</text:p>
              </table:table-cell>
              <table:table-cell office:value-type="float" office:value="9.2">
                <text:p>9.2</text:p>
              </table:table-cell>
              <table:table-cell office:value-type="float" office:value="0.983643">
                <text:p>0.983643</text:p>
              </table:table-cell>
              <table:table-cell office:value-type="float" office:value="9.17999999999985">
                <text:p>9.17999999999985</text:p>
              </table:table-cell>
              <table:table-cell office:value-type="float" office:value="0.98327471580236">
                <text:p>0.98327471580236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9.21">
                <text:p>9.21</text:p>
              </table:table-cell>
              <table:table-cell office:value-type="float" office:value="0.983934">
                <text:p>0.983934</text:p>
              </table:table-cell>
              <table:table-cell office:value-type="float" office:value="9.21">
                <text:p>9.21</text:p>
              </table:table-cell>
              <table:table-cell office:value-type="float" office:value="0.983725">
                <text:p>0.983725</text:p>
              </table:table-cell>
              <table:table-cell office:value-type="float" office:value="9.18999999999985">
                <text:p>9.18999999999985</text:p>
              </table:table-cell>
              <table:table-cell office:value-type="float" office:value="0.983358133505303">
                <text:p>0.983358133505303</text:p>
              </table:table-cell>
            </table:table-row>
            <table:table-row>
              <table:table-cell office:value-type="float" office:value="9.23">
                <text:p>9.23</text:p>
              </table:table-cell>
              <table:table-cell office:value-type="float" office:value="9.22">
                <text:p>9.22</text:p>
              </table:table-cell>
              <table:table-cell office:value-type="float" office:value="0.984015">
                <text:p>0.984015</text:p>
              </table:table-cell>
              <table:table-cell office:value-type="float" office:value="9.22">
                <text:p>9.22</text:p>
              </table:table-cell>
              <table:table-cell office:value-type="float" office:value="0.983807">
                <text:p>0.983807</text:p>
              </table:table-cell>
              <table:table-cell office:value-type="float" office:value="9.19999999999985">
                <text:p>9.19999999999985</text:p>
              </table:table-cell>
              <table:table-cell office:value-type="float" office:value="0.983441135160718">
                <text:p>0.983441135160718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9.23">
                <text:p>9.23</text:p>
              </table:table-cell>
              <table:table-cell office:value-type="float" office:value="0.984095">
                <text:p>0.984095</text:p>
              </table:table-cell>
              <table:table-cell office:value-type="float" office:value="9.23">
                <text:p>9.23</text:p>
              </table:table-cell>
              <table:table-cell office:value-type="float" office:value="0.983888">
                <text:p>0.983888</text:p>
              </table:table-cell>
              <table:table-cell office:value-type="float" office:value="9.20999999999985">
                <text:p>9.20999999999985</text:p>
              </table:table-cell>
              <table:table-cell office:value-type="float" office:value="0.983523722843649">
                <text:p>0.983523722843649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9.24">
                <text:p>9.24</text:p>
              </table:table-cell>
              <table:table-cell office:value-type="float" office:value="0.984175">
                <text:p>0.984175</text:p>
              </table:table-cell>
              <table:table-cell office:value-type="float" office:value="9.24">
                <text:p>9.24</text:p>
              </table:table-cell>
              <table:table-cell office:value-type="float" office:value="0.983969">
                <text:p>0.983969</text:p>
              </table:table-cell>
              <table:table-cell office:value-type="float" office:value="9.21999999999985">
                <text:p>9.21999999999985</text:p>
              </table:table-cell>
              <table:table-cell office:value-type="float" office:value="0.983605898618793">
                <text:p>0.983605898618793</text:p>
              </table:table-cell>
            </table:table-row>
            <table:table-row>
              <table:table-cell office:value-type="float" office:value="9.26">
                <text:p>9.26</text:p>
              </table:table-cell>
              <table:table-cell office:value-type="float" office:value="9.25">
                <text:p>9.25</text:p>
              </table:table-cell>
              <table:table-cell office:value-type="float" office:value="0.984255">
                <text:p>0.984255</text:p>
              </table:table-cell>
              <table:table-cell office:value-type="float" office:value="9.25">
                <text:p>9.25</text:p>
              </table:table-cell>
              <table:table-cell office:value-type="float" office:value="0.984049">
                <text:p>0.984049</text:p>
              </table:table-cell>
              <table:table-cell office:value-type="float" office:value="9.22999999999985">
                <text:p>9.22999999999985</text:p>
              </table:table-cell>
              <table:table-cell office:value-type="float" office:value="0.983687664540548">
                <text:p>0.983687664540548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9.26">
                <text:p>9.26</text:p>
              </table:table-cell>
              <table:table-cell office:value-type="float" office:value="0.984334">
                <text:p>0.984334</text:p>
              </table:table-cell>
              <table:table-cell office:value-type="float" office:value="9.26">
                <text:p>9.26</text:p>
              </table:table-cell>
              <table:table-cell office:value-type="float" office:value="0.984129">
                <text:p>0.984129</text:p>
              </table:table-cell>
              <table:table-cell office:value-type="float" office:value="9.23999999999985">
                <text:p>9.23999999999985</text:p>
              </table:table-cell>
              <table:table-cell office:value-type="float" office:value="0.983769022653068">
                <text:p>0.983769022653068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9.27">
                <text:p>9.27</text:p>
              </table:table-cell>
              <table:table-cell office:value-type="float" office:value="0.984413">
                <text:p>0.984413</text:p>
              </table:table-cell>
              <table:table-cell office:value-type="float" office:value="9.27">
                <text:p>9.27</text:p>
              </table:table-cell>
              <table:table-cell office:value-type="float" office:value="0.984209">
                <text:p>0.984209</text:p>
              </table:table-cell>
              <table:table-cell office:value-type="float" office:value="9.24999999999985">
                <text:p>9.24999999999985</text:p>
              </table:table-cell>
              <table:table-cell office:value-type="float" office:value="0.983849974990308">
                <text:p>0.983849974990308</text:p>
              </table:table-cell>
            </table:table-row>
            <table:table-row>
              <table:table-cell office:value-type="float" office:value="9.29">
                <text:p>9.29</text:p>
              </table:table-cell>
              <table:table-cell office:value-type="float" office:value="9.28">
                <text:p>9.28</text:p>
              </table:table-cell>
              <table:table-cell office:value-type="float" office:value="0.984491">
                <text:p>0.984491</text:p>
              </table:table-cell>
              <table:table-cell office:value-type="float" office:value="9.28">
                <text:p>9.28</text:p>
              </table:table-cell>
              <table:table-cell office:value-type="float" office:value="0.984288">
                <text:p>0.984288</text:p>
              </table:table-cell>
              <table:table-cell office:value-type="float" office:value="9.25999999999985">
                <text:p>9.25999999999985</text:p>
              </table:table-cell>
              <table:table-cell office:value-type="float" office:value="0.983930523576083">
                <text:p>0.98393052357608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.29">
                <text:p>9.29</text:p>
              </table:table-cell>
              <table:table-cell office:value-type="float" office:value="0.984569">
                <text:p>0.984569</text:p>
              </table:table-cell>
              <table:table-cell office:value-type="float" office:value="9.29">
                <text:p>9.29</text:p>
              </table:table-cell>
              <table:table-cell office:value-type="float" office:value="0.984366">
                <text:p>0.984366</text:p>
              </table:table-cell>
              <table:table-cell office:value-type="float" office:value="9.26999999999985">
                <text:p>9.26999999999985</text:p>
              </table:table-cell>
              <table:table-cell office:value-type="float" office:value="0.984010670424109">
                <text:p>0.984010670424109</text:p>
              </table:table-cell>
            </table:table-row>
            <table:table-row>
              <table:table-cell office:value-type="float" office:value="9.31">
                <text:p>9.31</text:p>
              </table:table-cell>
              <table:table-cell office:value-type="float" office:value="9.3">
                <text:p>9.3</text:p>
              </table:table-cell>
              <table:table-cell office:value-type="float" office:value="0.984647">
                <text:p>0.984647</text:p>
              </table:table-cell>
              <table:table-cell office:value-type="float" office:value="9.3">
                <text:p>9.3</text:p>
              </table:table-cell>
              <table:table-cell office:value-type="float" office:value="0.984445">
                <text:p>0.984445</text:p>
              </table:table-cell>
              <table:table-cell office:value-type="float" office:value="9.27999999999985">
                <text:p>9.27999999999985</text:p>
              </table:table-cell>
              <table:table-cell office:value-type="float" office:value="0.984090417538064">
                <text:p>0.984090417538064</text:p>
              </table:table-cell>
            </table:table-row>
            <table:table-row>
              <table:table-cell office:value-type="float" office:value="9.32">
                <text:p>9.32</text:p>
              </table:table-cell>
              <table:table-cell office:value-type="float" office:value="9.31">
                <text:p>9.31</text:p>
              </table:table-cell>
              <table:table-cell office:value-type="float" office:value="0.984724">
                <text:p>0.984724</text:p>
              </table:table-cell>
              <table:table-cell office:value-type="float" office:value="9.31">
                <text:p>9.31</text:p>
              </table:table-cell>
              <table:table-cell office:value-type="float" office:value="0.984523">
                <text:p>0.984523</text:p>
              </table:table-cell>
              <table:table-cell office:value-type="float" office:value="9.28999999999985">
                <text:p>9.28999999999985</text:p>
              </table:table-cell>
              <table:table-cell office:value-type="float" office:value="0.984169766911628">
                <text:p>0.984169766911628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9.32">
                <text:p>9.32</text:p>
              </table:table-cell>
              <table:table-cell office:value-type="float" office:value="0.9848">
                <text:p>0.9848</text:p>
              </table:table-cell>
              <table:table-cell office:value-type="float" office:value="9.32">
                <text:p>9.32</text:p>
              </table:table-cell>
              <table:table-cell office:value-type="float" office:value="0.9846">
                <text:p>0.9846</text:p>
              </table:table-cell>
              <table:table-cell office:value-type="float" office:value="9.29999999999985">
                <text:p>9.29999999999985</text:p>
              </table:table-cell>
              <table:table-cell office:value-type="float" office:value="0.98424872052854">
                <text:p>0.98424872052854</text:p>
              </table:table-cell>
            </table:table-row>
            <table:table-row>
              <table:table-cell office:value-type="float" office:value="9.34">
                <text:p>9.34</text:p>
              </table:table-cell>
              <table:table-cell office:value-type="float" office:value="9.33">
                <text:p>9.33</text:p>
              </table:table-cell>
              <table:table-cell office:value-type="float" office:value="0.984877">
                <text:p>0.984877</text:p>
              </table:table-cell>
              <table:table-cell office:value-type="float" office:value="9.33">
                <text:p>9.33</text:p>
              </table:table-cell>
              <table:table-cell office:value-type="float" office:value="0.984678">
                <text:p>0.984678</text:p>
              </table:table-cell>
              <table:table-cell office:value-type="float" office:value="9.30999999999985">
                <text:p>9.30999999999985</text:p>
              </table:table-cell>
              <table:table-cell office:value-type="float" office:value="0.984327280362646">
                <text:p>0.984327280362646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9.34">
                <text:p>9.34</text:p>
              </table:table-cell>
              <table:table-cell office:value-type="float" office:value="0.984953">
                <text:p>0.984953</text:p>
              </table:table-cell>
              <table:table-cell office:value-type="float" office:value="9.34">
                <text:p>9.34</text:p>
              </table:table-cell>
              <table:table-cell office:value-type="float" office:value="0.984754">
                <text:p>0.984754</text:p>
              </table:table-cell>
              <table:table-cell office:value-type="float" office:value="9.31999999999985">
                <text:p>9.31999999999985</text:p>
              </table:table-cell>
              <table:table-cell office:value-type="float" office:value="0.984405448377944">
                <text:p>0.984405448377944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9.35">
                <text:p>9.35</text:p>
              </table:table-cell>
              <table:table-cell office:value-type="float" office:value="0.985028">
                <text:p>0.985028</text:p>
              </table:table-cell>
              <table:table-cell office:value-type="float" office:value="9.35">
                <text:p>9.35</text:p>
              </table:table-cell>
              <table:table-cell office:value-type="float" office:value="0.984831">
                <text:p>0.984831</text:p>
              </table:table-cell>
              <table:table-cell office:value-type="float" office:value="9.32999999999985">
                <text:p>9.32999999999985</text:p>
              </table:table-cell>
              <table:table-cell office:value-type="float" office:value="0.984483226528639">
                <text:p>0.984483226528639</text:p>
              </table:table-cell>
            </table:table-row>
            <table:table-row>
              <table:table-cell office:value-type="float" office:value="9.37">
                <text:p>9.37</text:p>
              </table:table-cell>
              <table:table-cell office:value-type="float" office:value="9.36">
                <text:p>9.36</text:p>
              </table:table-cell>
              <table:table-cell office:value-type="float" office:value="0.985104">
                <text:p>0.985104</text:p>
              </table:table-cell>
              <table:table-cell office:value-type="float" office:value="9.36">
                <text:p>9.36</text:p>
              </table:table-cell>
              <table:table-cell office:value-type="float" office:value="0.984907">
                <text:p>0.984907</text:p>
              </table:table-cell>
              <table:table-cell office:value-type="float" office:value="9.33999999999985">
                <text:p>9.33999999999985</text:p>
              </table:table-cell>
              <table:table-cell office:value-type="float" office:value="0.98456061675919">
                <text:p>0.98456061675919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9.37">
                <text:p>9.37</text:p>
              </table:table-cell>
              <table:table-cell office:value-type="float" office:value="0.985179">
                <text:p>0.985179</text:p>
              </table:table-cell>
              <table:table-cell office:value-type="float" office:value="9.37">
                <text:p>9.37</text:p>
              </table:table-cell>
              <table:table-cell office:value-type="float" office:value="0.984982">
                <text:p>0.984982</text:p>
              </table:table-cell>
              <table:table-cell office:value-type="float" office:value="9.34999999999985">
                <text:p>9.34999999999985</text:p>
              </table:table-cell>
              <table:table-cell office:value-type="float" office:value="0.984637621004355">
                <text:p>0.984637621004355</text:p>
              </table:table-cell>
            </table:table-row>
            <table:table-row>
              <table:table-cell office:value-type="float" office:value="9.39">
                <text:p>9.39</text:p>
              </table:table-cell>
              <table:table-cell office:value-type="float" office:value="9.38">
                <text:p>9.38</text:p>
              </table:table-cell>
              <table:table-cell office:value-type="float" office:value="0.985253">
                <text:p>0.985253</text:p>
              </table:table-cell>
              <table:table-cell office:value-type="float" office:value="9.38">
                <text:p>9.38</text:p>
              </table:table-cell>
              <table:table-cell office:value-type="float" office:value="0.985058">
                <text:p>0.985058</text:p>
              </table:table-cell>
              <table:table-cell office:value-type="float" office:value="9.35999999999984">
                <text:p>9.35999999999984</text:p>
              </table:table-cell>
              <table:table-cell office:value-type="float" office:value="0.984714241189245">
                <text:p>0.98471424118924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9.39">
                <text:p>9.39</text:p>
              </table:table-cell>
              <table:table-cell office:value-type="float" office:value="0.985327">
                <text:p>0.985327</text:p>
              </table:table-cell>
              <table:table-cell office:value-type="float" office:value="9.39">
                <text:p>9.39</text:p>
              </table:table-cell>
              <table:table-cell office:value-type="float" office:value="0.985133">
                <text:p>0.985133</text:p>
              </table:table-cell>
              <table:table-cell office:value-type="float" office:value="9.36999999999984">
                <text:p>9.36999999999984</text:p>
              </table:table-cell>
              <table:table-cell office:value-type="float" office:value="0.984790479229369">
                <text:p>0.984790479229369</text:p>
              </table:table-cell>
            </table:table-row>
            <table:table-row>
              <table:table-cell office:value-type="float" office:value="9.41">
                <text:p>9.41</text:p>
              </table:table-cell>
              <table:table-cell office:value-type="float" office:value="9.4">
                <text:p>9.4</text:p>
              </table:table-cell>
              <table:table-cell office:value-type="float" office:value="0.985401">
                <text:p>0.985401</text:p>
              </table:table-cell>
              <table:table-cell office:value-type="float" office:value="9.4">
                <text:p>9.4</text:p>
              </table:table-cell>
              <table:table-cell office:value-type="float" office:value="0.985207">
                <text:p>0.985207</text:p>
              </table:table-cell>
              <table:table-cell office:value-type="float" office:value="9.37999999999984">
                <text:p>9.37999999999984</text:p>
              </table:table-cell>
              <table:table-cell office:value-type="float" office:value="0.984866337030682">
                <text:p>0.984866337030682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9.41">
                <text:p>9.41</text:p>
              </table:table-cell>
              <table:table-cell office:value-type="float" office:value="0.985474">
                <text:p>0.985474</text:p>
              </table:table-cell>
              <table:table-cell office:value-type="float" office:value="9.41">
                <text:p>9.41</text:p>
              </table:table-cell>
              <table:table-cell office:value-type="float" office:value="0.985281">
                <text:p>0.985281</text:p>
              </table:table-cell>
              <table:table-cell office:value-type="float" office:value="9.38999999999984">
                <text:p>9.38999999999984</text:p>
              </table:table-cell>
              <table:table-cell office:value-type="float" office:value="0.984941816489632">
                <text:p>0.984941816489632</text:p>
              </table:table-cell>
            </table:table-row>
            <table:table-row>
              <table:table-cell office:value-type="float" office:value="9.43">
                <text:p>9.43</text:p>
              </table:table-cell>
              <table:table-cell office:value-type="float" office:value="9.42">
                <text:p>9.42</text:p>
              </table:table-cell>
              <table:table-cell office:value-type="float" office:value="0.985547">
                <text:p>0.985547</text:p>
              </table:table-cell>
              <table:table-cell office:value-type="float" office:value="9.42">
                <text:p>9.42</text:p>
              </table:table-cell>
              <table:table-cell office:value-type="float" office:value="0.985355">
                <text:p>0.985355</text:p>
              </table:table-cell>
              <table:table-cell office:value-type="float" office:value="9.39999999999984">
                <text:p>9.39999999999984</text:p>
              </table:table-cell>
              <table:table-cell office:value-type="float" office:value="0.98501691949321">
                <text:p>0.98501691949321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9.43">
                <text:p>9.43</text:p>
              </table:table-cell>
              <table:table-cell office:value-type="float" office:value="0.98562">
                <text:p>0.98562</text:p>
              </table:table-cell>
              <table:table-cell office:value-type="float" office:value="9.43">
                <text:p>9.43</text:p>
              </table:table-cell>
              <table:table-cell office:value-type="float" office:value="0.985429">
                <text:p>0.985429</text:p>
              </table:table-cell>
              <table:table-cell office:value-type="float" office:value="9.40999999999984">
                <text:p>9.40999999999984</text:p>
              </table:table-cell>
              <table:table-cell office:value-type="float" office:value="0.985091647918995">
                <text:p>0.985091647918995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9.44">
                <text:p>9.44</text:p>
              </table:table-cell>
              <table:table-cell office:value-type="float" office:value="0.985692">
                <text:p>0.985692</text:p>
              </table:table-cell>
              <table:table-cell office:value-type="float" office:value="9.44">
                <text:p>9.44</text:p>
              </table:table-cell>
              <table:table-cell office:value-type="float" office:value="0.985502">
                <text:p>0.985502</text:p>
              </table:table-cell>
              <table:table-cell office:value-type="float" office:value="9.41999999999984">
                <text:p>9.41999999999984</text:p>
              </table:table-cell>
              <table:table-cell office:value-type="float" office:value="0.985166003635201">
                <text:p>0.985166003635201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9.45">
                <text:p>9.45</text:p>
              </table:table-cell>
              <table:table-cell office:value-type="float" office:value="0.985764">
                <text:p>0.985764</text:p>
              </table:table-cell>
              <table:table-cell office:value-type="float" office:value="9.45">
                <text:p>9.45</text:p>
              </table:table-cell>
              <table:table-cell office:value-type="float" office:value="0.985574">
                <text:p>0.985574</text:p>
              </table:table-cell>
              <table:table-cell office:value-type="float" office:value="9.42999999999984">
                <text:p>9.42999999999984</text:p>
              </table:table-cell>
              <table:table-cell office:value-type="float" office:value="0.985239988500726">
                <text:p>0.985239988500726</text:p>
              </table:table-cell>
            </table:table-row>
            <table:table-row>
              <table:table-cell office:value-type="float" office:value="9.47">
                <text:p>9.47</text:p>
              </table:table-cell>
              <table:table-cell office:value-type="float" office:value="9.46">
                <text:p>9.46</text:p>
              </table:table-cell>
              <table:table-cell office:value-type="float" office:value="0.985836">
                <text:p>0.985836</text:p>
              </table:table-cell>
              <table:table-cell office:value-type="float" office:value="9.46">
                <text:p>9.46</text:p>
              </table:table-cell>
              <table:table-cell office:value-type="float" office:value="0.985647">
                <text:p>0.985647</text:p>
              </table:table-cell>
              <table:table-cell office:value-type="float" office:value="9.43999999999984">
                <text:p>9.43999999999984</text:p>
              </table:table-cell>
              <table:table-cell office:value-type="float" office:value="0.985313604365194">
                <text:p>0.985313604365194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9.47">
                <text:p>9.47</text:p>
              </table:table-cell>
              <table:table-cell office:value-type="float" office:value="0.985907">
                <text:p>0.985907</text:p>
              </table:table-cell>
              <table:table-cell office:value-type="float" office:value="9.47">
                <text:p>9.47</text:p>
              </table:table-cell>
              <table:table-cell office:value-type="float" office:value="0.985719">
                <text:p>0.985719</text:p>
              </table:table-cell>
              <table:table-cell office:value-type="float" office:value="9.44999999999984">
                <text:p>9.44999999999984</text:p>
              </table:table-cell>
              <table:table-cell office:value-type="float" office:value="0.985386853069007">
                <text:p>0.985386853069007</text:p>
              </table:table-cell>
            </table:table-row>
            <table:table-row>
              <table:table-cell office:value-type="float" office:value="9.49">
                <text:p>9.49</text:p>
              </table:table-cell>
              <table:table-cell office:value-type="float" office:value="9.48">
                <text:p>9.48</text:p>
              </table:table-cell>
              <table:table-cell office:value-type="float" office:value="0.985978">
                <text:p>0.985978</text:p>
              </table:table-cell>
              <table:table-cell office:value-type="float" office:value="9.48">
                <text:p>9.48</text:p>
              </table:table-cell>
              <table:table-cell office:value-type="float" office:value="0.98579">
                <text:p>0.98579</text:p>
              </table:table-cell>
              <table:table-cell office:value-type="float" office:value="9.45999999999984">
                <text:p>9.45999999999984</text:p>
              </table:table-cell>
              <table:table-cell office:value-type="float" office:value="0.985459736443385">
                <text:p>0.98545973644338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.49">
                <text:p>9.49</text:p>
              </table:table-cell>
              <table:table-cell office:value-type="float" office:value="0.986048">
                <text:p>0.986048</text:p>
              </table:table-cell>
              <table:table-cell office:value-type="float" office:value="9.49">
                <text:p>9.49</text:p>
              </table:table-cell>
              <table:table-cell office:value-type="float" office:value="0.985861">
                <text:p>0.985861</text:p>
              </table:table-cell>
              <table:table-cell office:value-type="float" office:value="9.46999999999984">
                <text:p>9.46999999999984</text:p>
              </table:table-cell>
              <table:table-cell office:value-type="float" office:value="0.985532256310418">
                <text:p>0.985532256310418</text:p>
              </table:table-cell>
            </table:table-row>
            <table:table-row>
              <table:table-cell office:value-type="float" office:value="9.51">
                <text:p>9.51</text:p>
              </table:table-cell>
              <table:table-cell office:value-type="float" office:value="9.5">
                <text:p>9.5</text:p>
              </table:table-cell>
              <table:table-cell office:value-type="float" office:value="0.986118">
                <text:p>0.986118</text:p>
              </table:table-cell>
              <table:table-cell office:value-type="float" office:value="9.5">
                <text:p>9.5</text:p>
              </table:table-cell>
              <table:table-cell office:value-type="float" office:value="0.985932">
                <text:p>0.985932</text:p>
              </table:table-cell>
              <table:table-cell office:value-type="float" office:value="9.47999999999984">
                <text:p>9.47999999999984</text:p>
              </table:table-cell>
              <table:table-cell office:value-type="float" office:value="0.985604414483104">
                <text:p>0.985604414483104</text:p>
              </table:table-cell>
            </table:table-row>
            <table:table-row>
              <table:table-cell office:value-type="float" office:value="9.52">
                <text:p>9.52</text:p>
              </table:table-cell>
              <table:table-cell office:value-type="float" office:value="9.51">
                <text:p>9.51</text:p>
              </table:table-cell>
              <table:table-cell office:value-type="float" office:value="0.986188">
                <text:p>0.986188</text:p>
              </table:table-cell>
              <table:table-cell office:value-type="float" office:value="9.51">
                <text:p>9.51</text:p>
              </table:table-cell>
              <table:table-cell office:value-type="float" office:value="0.986003">
                <text:p>0.986003</text:p>
              </table:table-cell>
              <table:table-cell office:value-type="float" office:value="9.48999999999984">
                <text:p>9.48999999999984</text:p>
              </table:table-cell>
              <table:table-cell office:value-type="float" office:value="0.985676212765403">
                <text:p>0.985676212765403</text:p>
              </table:table-cell>
            </table:table-row>
            <table:table-row>
              <table:table-cell office:value-type="float" office:value="9.53">
                <text:p>9.53</text:p>
              </table:table-cell>
              <table:table-cell office:value-type="float" office:value="9.52">
                <text:p>9.52</text:p>
              </table:table-cell>
              <table:table-cell office:value-type="float" office:value="0.986257">
                <text:p>0.986257</text:p>
              </table:table-cell>
              <table:table-cell office:value-type="float" office:value="9.52">
                <text:p>9.52</text:p>
              </table:table-cell>
              <table:table-cell office:value-type="float" office:value="0.986073">
                <text:p>0.986073</text:p>
              </table:table-cell>
              <table:table-cell office:value-type="float" office:value="9.49999999999984">
                <text:p>9.49999999999984</text:p>
              </table:table-cell>
              <table:table-cell office:value-type="float" office:value="0.985747652952274">
                <text:p>0.985747652952274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9.53">
                <text:p>9.53</text:p>
              </table:table-cell>
              <table:table-cell office:value-type="float" office:value="0.986326">
                <text:p>0.986326</text:p>
              </table:table-cell>
              <table:table-cell office:value-type="float" office:value="9.53">
                <text:p>9.53</text:p>
              </table:table-cell>
              <table:table-cell office:value-type="float" office:value="0.986143">
                <text:p>0.986143</text:p>
              </table:table-cell>
              <table:table-cell office:value-type="float" office:value="9.50999999999984">
                <text:p>9.50999999999984</text:p>
              </table:table-cell>
              <table:table-cell office:value-type="float" office:value="0.985818736829728">
                <text:p>0.985818736829728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9.54">
                <text:p>9.54</text:p>
              </table:table-cell>
              <table:table-cell office:value-type="float" office:value="0.986395">
                <text:p>0.986395</text:p>
              </table:table-cell>
              <table:table-cell office:value-type="float" office:value="9.54">
                <text:p>9.54</text:p>
              </table:table-cell>
              <table:table-cell office:value-type="float" office:value="0.986212">
                <text:p>0.986212</text:p>
              </table:table-cell>
              <table:table-cell office:value-type="float" office:value="9.51999999999984">
                <text:p>9.51999999999984</text:p>
              </table:table-cell>
              <table:table-cell office:value-type="float" office:value="0.985889466174863">
                <text:p>0.985889466174863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9.55">
                <text:p>9.55</text:p>
              </table:table-cell>
              <table:table-cell office:value-type="float" office:value="0.986463">
                <text:p>0.986463</text:p>
              </table:table-cell>
              <table:table-cell office:value-type="float" office:value="9.55">
                <text:p>9.55</text:p>
              </table:table-cell>
              <table:table-cell office:value-type="float" office:value="0.986281">
                <text:p>0.986281</text:p>
              </table:table-cell>
              <table:table-cell office:value-type="float" office:value="9.52999999999984">
                <text:p>9.52999999999984</text:p>
              </table:table-cell>
              <table:table-cell office:value-type="float" office:value="0.985959842755918">
                <text:p>0.985959842755918</text:p>
              </table:table-cell>
            </table:table-row>
            <table:table-row>
              <table:table-cell office:value-type="float" office:value="9.57">
                <text:p>9.57</text:p>
              </table:table-cell>
              <table:table-cell office:value-type="float" office:value="9.56">
                <text:p>9.56</text:p>
              </table:table-cell>
              <table:table-cell office:value-type="float" office:value="0.986531">
                <text:p>0.986531</text:p>
              </table:table-cell>
              <table:table-cell office:value-type="float" office:value="9.56">
                <text:p>9.56</text:p>
              </table:table-cell>
              <table:table-cell office:value-type="float" office:value="0.98635">
                <text:p>0.98635</text:p>
              </table:table-cell>
              <table:table-cell office:value-type="float" office:value="9.53999999999984">
                <text:p>9.53999999999984</text:p>
              </table:table-cell>
              <table:table-cell office:value-type="float" office:value="0.98602986833231">
                <text:p>0.98602986833231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9.57">
                <text:p>9.57</text:p>
              </table:table-cell>
              <table:table-cell office:value-type="float" office:value="0.986599">
                <text:p>0.986599</text:p>
              </table:table-cell>
              <table:table-cell office:value-type="float" office:value="9.57">
                <text:p>9.57</text:p>
              </table:table-cell>
              <table:table-cell office:value-type="float" office:value="0.986418">
                <text:p>0.986418</text:p>
              </table:table-cell>
              <table:table-cell office:value-type="float" office:value="9.54999999999984">
                <text:p>9.54999999999984</text:p>
              </table:table-cell>
              <table:table-cell office:value-type="float" office:value="0.986099544654684">
                <text:p>0.986099544654684</text:p>
              </table:table-cell>
            </table:table-row>
            <table:table-row>
              <table:table-cell office:value-type="float" office:value="9.59">
                <text:p>9.59</text:p>
              </table:table-cell>
              <table:table-cell office:value-type="float" office:value="9.58">
                <text:p>9.58</text:p>
              </table:table-cell>
              <table:table-cell office:value-type="float" office:value="0.986666">
                <text:p>0.986666</text:p>
              </table:table-cell>
              <table:table-cell office:value-type="float" office:value="9.58">
                <text:p>9.58</text:p>
              </table:table-cell>
              <table:table-cell office:value-type="float" office:value="0.986487">
                <text:p>0.986487</text:p>
              </table:table-cell>
              <table:table-cell office:value-type="float" office:value="9.55999999999984">
                <text:p>9.55999999999984</text:p>
              </table:table-cell>
              <table:table-cell office:value-type="float" office:value="0.986168873464949">
                <text:p>0.9861688734649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.59">
                <text:p>9.59</text:p>
              </table:table-cell>
              <table:table-cell office:value-type="float" office:value="0.986733">
                <text:p>0.986733</text:p>
              </table:table-cell>
              <table:table-cell office:value-type="float" office:value="9.59">
                <text:p>9.59</text:p>
              </table:table-cell>
              <table:table-cell office:value-type="float" office:value="0.986554">
                <text:p>0.986554</text:p>
              </table:table-cell>
              <table:table-cell office:value-type="float" office:value="9.56999999999984">
                <text:p>9.56999999999984</text:p>
              </table:table-cell>
              <table:table-cell office:value-type="float" office:value="0.986237856496331">
                <text:p>0.986237856496331</text:p>
              </table:table-cell>
            </table:table-row>
            <table:table-row>
              <table:table-cell office:value-type="float" office:value="9.61">
                <text:p>9.61</text:p>
              </table:table-cell>
              <table:table-cell office:value-type="float" office:value="9.6">
                <text:p>9.6</text:p>
              </table:table-cell>
              <table:table-cell office:value-type="float" office:value="0.9868">
                <text:p>0.9868</text:p>
              </table:table-cell>
              <table:table-cell office:value-type="float" office:value="9.6">
                <text:p>9.6</text:p>
              </table:table-cell>
              <table:table-cell office:value-type="float" office:value="0.986622">
                <text:p>0.986622</text:p>
              </table:table-cell>
              <table:table-cell office:value-type="float" office:value="9.57999999999984">
                <text:p>9.57999999999984</text:p>
              </table:table-cell>
              <table:table-cell office:value-type="float" office:value="0.986306495473408">
                <text:p>0.986306495473408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9.61">
                <text:p>9.61</text:p>
              </table:table-cell>
              <table:table-cell office:value-type="float" office:value="0.986866">
                <text:p>0.986866</text:p>
              </table:table-cell>
              <table:table-cell office:value-type="float" office:value="9.61">
                <text:p>9.61</text:p>
              </table:table-cell>
              <table:table-cell office:value-type="float" office:value="0.986689">
                <text:p>0.986689</text:p>
              </table:table-cell>
              <table:table-cell office:value-type="float" office:value="9.58999999999984">
                <text:p>9.58999999999984</text:p>
              </table:table-cell>
              <table:table-cell office:value-type="float" office:value="0.986374792112159">
                <text:p>0.986374792112159</text:p>
              </table:table-cell>
            </table:table-row>
            <table:table-row>
              <table:table-cell office:value-type="float" office:value="9.63">
                <text:p>9.63</text:p>
              </table:table-cell>
              <table:table-cell office:value-type="float" office:value="9.62">
                <text:p>9.62</text:p>
              </table:table-cell>
              <table:table-cell office:value-type="float" office:value="0.986932">
                <text:p>0.986932</text:p>
              </table:table-cell>
              <table:table-cell office:value-type="float" office:value="9.62">
                <text:p>9.62</text:p>
              </table:table-cell>
              <table:table-cell office:value-type="float" office:value="0.986755">
                <text:p>0.986755</text:p>
              </table:table-cell>
              <table:table-cell office:value-type="float" office:value="9.59999999999984">
                <text:p>9.59999999999984</text:p>
              </table:table-cell>
              <table:table-cell office:value-type="float" office:value="0.986442748120004">
                <text:p>0.986442748120004</text:p>
              </table:table-cell>
            </table:table-row>
            <table:table-row>
              <table:table-cell office:value-type="float" office:value="9.64">
                <text:p>9.64</text:p>
              </table:table-cell>
              <table:table-cell office:value-type="float" office:value="9.63">
                <text:p>9.63</text:p>
              </table:table-cell>
              <table:table-cell office:value-type="float" office:value="0.986998">
                <text:p>0.986998</text:p>
              </table:table-cell>
              <table:table-cell office:value-type="float" office:value="9.63">
                <text:p>9.63</text:p>
              </table:table-cell>
              <table:table-cell office:value-type="float" office:value="0.986822">
                <text:p>0.986822</text:p>
              </table:table-cell>
              <table:table-cell office:value-type="float" office:value="9.60999999999984">
                <text:p>9.60999999999984</text:p>
              </table:table-cell>
              <table:table-cell office:value-type="float" office:value="0.986510365195845">
                <text:p>0.986510365195845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9.64">
                <text:p>9.64</text:p>
              </table:table-cell>
              <table:table-cell office:value-type="float" office:value="0.987063">
                <text:p>0.987063</text:p>
              </table:table-cell>
              <table:table-cell office:value-type="float" office:value="9.64">
                <text:p>9.64</text:p>
              </table:table-cell>
              <table:table-cell office:value-type="float" office:value="0.986888">
                <text:p>0.986888</text:p>
              </table:table-cell>
              <table:table-cell office:value-type="float" office:value="9.61999999999984">
                <text:p>9.61999999999984</text:p>
              </table:table-cell>
              <table:table-cell office:value-type="float" office:value="0.986577645030113">
                <text:p>0.986577645030113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9.65">
                <text:p>9.65</text:p>
              </table:table-cell>
              <table:table-cell office:value-type="float" office:value="0.987128">
                <text:p>0.987128</text:p>
              </table:table-cell>
              <table:table-cell office:value-type="float" office:value="9.65">
                <text:p>9.65</text:p>
              </table:table-cell>
              <table:table-cell office:value-type="float" office:value="0.986954">
                <text:p>0.986954</text:p>
              </table:table-cell>
              <table:table-cell office:value-type="float" office:value="9.62999999999984">
                <text:p>9.62999999999984</text:p>
              </table:table-cell>
              <table:table-cell office:value-type="float" office:value="0.986644589304808">
                <text:p>0.986644589304808</text:p>
              </table:table-cell>
            </table:table-row>
            <table:table-row>
              <table:table-cell office:value-type="float" office:value="9.67">
                <text:p>9.67</text:p>
              </table:table-cell>
              <table:table-cell office:value-type="float" office:value="9.66">
                <text:p>9.66</text:p>
              </table:table-cell>
              <table:table-cell office:value-type="float" office:value="0.987193">
                <text:p>0.987193</text:p>
              </table:table-cell>
              <table:table-cell office:value-type="float" office:value="9.66">
                <text:p>9.66</text:p>
              </table:table-cell>
              <table:table-cell office:value-type="float" office:value="0.987019">
                <text:p>0.987019</text:p>
              </table:table-cell>
              <table:table-cell office:value-type="float" office:value="9.63999999999984">
                <text:p>9.63999999999984</text:p>
              </table:table-cell>
              <table:table-cell office:value-type="float" office:value="0.986711199693541">
                <text:p>0.986711199693541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9.67">
                <text:p>9.67</text:p>
              </table:table-cell>
              <table:table-cell office:value-type="float" office:value="0.987258">
                <text:p>0.987258</text:p>
              </table:table-cell>
              <table:table-cell office:value-type="float" office:value="9.67">
                <text:p>9.67</text:p>
              </table:table-cell>
              <table:table-cell office:value-type="float" office:value="0.987084">
                <text:p>0.987084</text:p>
              </table:table-cell>
              <table:table-cell office:value-type="float" office:value="9.64999999999984">
                <text:p>9.64999999999984</text:p>
              </table:table-cell>
              <table:table-cell office:value-type="float" office:value="0.986777477861573">
                <text:p>0.986777477861573</text:p>
              </table:table-cell>
            </table:table-row>
            <table:table-row>
              <table:table-cell office:value-type="float" office:value="9.69">
                <text:p>9.69</text:p>
              </table:table-cell>
              <table:table-cell office:value-type="float" office:value="9.68">
                <text:p>9.68</text:p>
              </table:table-cell>
              <table:table-cell office:value-type="float" office:value="0.987322">
                <text:p>0.987322</text:p>
              </table:table-cell>
              <table:table-cell office:value-type="float" office:value="9.68">
                <text:p>9.68</text:p>
              </table:table-cell>
              <table:table-cell office:value-type="float" office:value="0.987149">
                <text:p>0.987149</text:p>
              </table:table-cell>
              <table:table-cell office:value-type="float" office:value="9.65999999999984">
                <text:p>9.65999999999984</text:p>
              </table:table-cell>
              <table:table-cell office:value-type="float" office:value="0.986843425465863">
                <text:p>0.98684342546586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9.69">
                <text:p>9.69</text:p>
              </table:table-cell>
              <table:table-cell office:value-type="float" office:value="0.987385">
                <text:p>0.987385</text:p>
              </table:table-cell>
              <table:table-cell office:value-type="float" office:value="9.69">
                <text:p>9.69</text:p>
              </table:table-cell>
              <table:table-cell office:value-type="float" office:value="0.987213">
                <text:p>0.987213</text:p>
              </table:table-cell>
              <table:table-cell office:value-type="float" office:value="9.66999999999984">
                <text:p>9.66999999999984</text:p>
              </table:table-cell>
              <table:table-cell office:value-type="float" office:value="0.986909044155105">
                <text:p>0.986909044155105</text:p>
              </table:table-cell>
            </table:table-row>
            <table:table-row>
              <table:table-cell office:value-type="float" office:value="9.71">
                <text:p>9.71</text:p>
              </table:table-cell>
              <table:table-cell office:value-type="float" office:value="9.7">
                <text:p>9.7</text:p>
              </table:table-cell>
              <table:table-cell office:value-type="float" office:value="0.987449">
                <text:p>0.987449</text:p>
              </table:table-cell>
              <table:table-cell office:value-type="float" office:value="9.7">
                <text:p>9.7</text:p>
              </table:table-cell>
              <table:table-cell office:value-type="float" office:value="0.987277">
                <text:p>0.987277</text:p>
              </table:table-cell>
              <table:table-cell office:value-type="float" office:value="9.67999999999984">
                <text:p>9.67999999999984</text:p>
              </table:table-cell>
              <table:table-cell office:value-type="float" office:value="0.986974335569769">
                <text:p>0.986974335569769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9.71">
                <text:p>9.71</text:p>
              </table:table-cell>
              <table:table-cell office:value-type="float" office:value="0.987512">
                <text:p>0.987512</text:p>
              </table:table-cell>
              <table:table-cell office:value-type="float" office:value="9.71">
                <text:p>9.71</text:p>
              </table:table-cell>
              <table:table-cell office:value-type="float" office:value="0.987341">
                <text:p>0.987341</text:p>
              </table:table-cell>
              <table:table-cell office:value-type="float" office:value="9.68999999999984">
                <text:p>9.68999999999984</text:p>
              </table:table-cell>
              <table:table-cell office:value-type="float" office:value="0.987039301342143">
                <text:p>0.987039301342143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  <table:table-cell office:value-type="float" office:value="0.987575">
                <text:p>0.987575</text:p>
              </table:table-cell>
              <table:table-cell office:value-type="float" office:value="9.72">
                <text:p>9.72</text:p>
              </table:table-cell>
              <table:table-cell office:value-type="float" office:value="0.987405">
                <text:p>0.987405</text:p>
              </table:table-cell>
              <table:table-cell office:value-type="float" office:value="9.69999999999984">
                <text:p>9.69999999999984</text:p>
              </table:table-cell>
              <table:table-cell office:value-type="float" office:value="0.987103943096376">
                <text:p>0.987103943096376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9.73">
                <text:p>9.73</text:p>
              </table:table-cell>
              <table:table-cell office:value-type="float" office:value="0.987637">
                <text:p>0.987637</text:p>
              </table:table-cell>
              <table:table-cell office:value-type="float" office:value="9.73">
                <text:p>9.73</text:p>
              </table:table-cell>
              <table:table-cell office:value-type="float" office:value="0.987468">
                <text:p>0.987468</text:p>
              </table:table-cell>
              <table:table-cell office:value-type="float" office:value="9.70999999999984">
                <text:p>9.70999999999984</text:p>
              </table:table-cell>
              <table:table-cell office:value-type="float" office:value="0.987168262448515">
                <text:p>0.987168262448515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9.74">
                <text:p>9.74</text:p>
              </table:table-cell>
              <table:table-cell office:value-type="float" office:value="0.987699">
                <text:p>0.987699</text:p>
              </table:table-cell>
              <table:table-cell office:value-type="float" office:value="9.74">
                <text:p>9.74</text:p>
              </table:table-cell>
              <table:table-cell office:value-type="float" office:value="0.987531">
                <text:p>0.987531</text:p>
              </table:table-cell>
              <table:table-cell office:value-type="float" office:value="9.71999999999984">
                <text:p>9.71999999999984</text:p>
              </table:table-cell>
              <table:table-cell office:value-type="float" office:value="0.987232261006547">
                <text:p>0.987232261006547</text:p>
              </table:table-cell>
            </table:table-row>
            <table:table-row>
              <table:table-cell office:value-type="float" office:value="9.76">
                <text:p>9.76</text:p>
              </table:table-cell>
              <table:table-cell office:value-type="float" office:value="9.75">
                <text:p>9.75</text:p>
              </table:table-cell>
              <table:table-cell office:value-type="float" office:value="0.987761">
                <text:p>0.987761</text:p>
              </table:table-cell>
              <table:table-cell office:value-type="float" office:value="9.75">
                <text:p>9.75</text:p>
              </table:table-cell>
              <table:table-cell office:value-type="float" office:value="0.987593">
                <text:p>0.987593</text:p>
              </table:table-cell>
              <table:table-cell office:value-type="float" office:value="9.72999999999984">
                <text:p>9.72999999999984</text:p>
              </table:table-cell>
              <table:table-cell office:value-type="float" office:value="0.987295940370439">
                <text:p>0.987295940370439</text:p>
              </table:table-cell>
            </table:table-row>
            <table:table-row>
              <table:table-cell office:value-type="float" office:value="9.77">
                <text:p>9.77</text:p>
              </table:table-cell>
              <table:table-cell office:value-type="float" office:value="9.76">
                <text:p>9.76</text:p>
              </table:table-cell>
              <table:table-cell office:value-type="float" office:value="0.987822">
                <text:p>0.987822</text:p>
              </table:table-cell>
              <table:table-cell office:value-type="float" office:value="9.76">
                <text:p>9.76</text:p>
              </table:table-cell>
              <table:table-cell office:value-type="float" office:value="0.987655">
                <text:p>0.987655</text:p>
              </table:table-cell>
              <table:table-cell office:value-type="float" office:value="9.73999999999984">
                <text:p>9.73999999999984</text:p>
              </table:table-cell>
              <table:table-cell office:value-type="float" office:value="0.987359302132178">
                <text:p>0.987359302132178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9.77">
                <text:p>9.77</text:p>
              </table:table-cell>
              <table:table-cell office:value-type="float" office:value="0.987884">
                <text:p>0.987884</text:p>
              </table:table-cell>
              <table:table-cell office:value-type="float" office:value="9.77">
                <text:p>9.77</text:p>
              </table:table-cell>
              <table:table-cell office:value-type="float" office:value="0.987717">
                <text:p>0.987717</text:p>
              </table:table-cell>
              <table:table-cell office:value-type="float" office:value="9.74999999999984">
                <text:p>9.74999999999984</text:p>
              </table:table-cell>
              <table:table-cell office:value-type="float" office:value="0.987422347875813">
                <text:p>0.987422347875813</text:p>
              </table:table-cell>
            </table:table-row>
            <table:table-row>
              <table:table-cell office:value-type="float" office:value="9.79">
                <text:p>9.79</text:p>
              </table:table-cell>
              <table:table-cell office:value-type="float" office:value="9.78">
                <text:p>9.78</text:p>
              </table:table-cell>
              <table:table-cell office:value-type="float" office:value="0.987944">
                <text:p>0.987944</text:p>
              </table:table-cell>
              <table:table-cell office:value-type="float" office:value="9.78">
                <text:p>9.78</text:p>
              </table:table-cell>
              <table:table-cell office:value-type="float" office:value="0.987779">
                <text:p>0.987779</text:p>
              </table:table-cell>
              <table:table-cell office:value-type="float" office:value="9.75999999999984">
                <text:p>9.75999999999984</text:p>
              </table:table-cell>
              <table:table-cell office:value-type="float" office:value="0.987485079177489">
                <text:p>0.98748507917748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9.79">
                <text:p>9.79</text:p>
              </table:table-cell>
              <table:table-cell office:value-type="float" office:value="0.988005">
                <text:p>0.988005</text:p>
              </table:table-cell>
              <table:table-cell office:value-type="float" office:value="9.79">
                <text:p>9.79</text:p>
              </table:table-cell>
              <table:table-cell office:value-type="float" office:value="0.98784">
                <text:p>0.98784</text:p>
              </table:table-cell>
              <table:table-cell office:value-type="float" office:value="9.76999999999984">
                <text:p>9.76999999999984</text:p>
              </table:table-cell>
              <table:table-cell office:value-type="float" office:value="0.987547497605493">
                <text:p>0.987547497605493</text:p>
              </table:table-cell>
            </table:table-row>
            <table:table-row>
              <table:table-cell office:value-type="float" office:value="9.81">
                <text:p>9.81</text:p>
              </table:table-cell>
              <table:table-cell office:value-type="float" office:value="9.8">
                <text:p>9.8</text:p>
              </table:table-cell>
              <table:table-cell office:value-type="float" office:value="0.988065">
                <text:p>0.988065</text:p>
              </table:table-cell>
              <table:table-cell office:value-type="float" office:value="9.8">
                <text:p>9.8</text:p>
              </table:table-cell>
              <table:table-cell office:value-type="float" office:value="0.987901">
                <text:p>0.987901</text:p>
              </table:table-cell>
              <table:table-cell office:value-type="float" office:value="9.77999999999984">
                <text:p>9.77999999999984</text:p>
              </table:table-cell>
              <table:table-cell office:value-type="float" office:value="0.987609604720288">
                <text:p>0.987609604720288</text:p>
              </table:table-cell>
            </table:table-row>
            <table:table-row>
              <table:table-cell office:value-type="float" office:value="9.82">
                <text:p>9.82</text:p>
              </table:table-cell>
              <table:table-cell office:value-type="float" office:value="9.81">
                <text:p>9.81</text:p>
              </table:table-cell>
              <table:table-cell office:value-type="float" office:value="0.988125">
                <text:p>0.988125</text:p>
              </table:table-cell>
              <table:table-cell office:value-type="float" office:value="9.81">
                <text:p>9.81</text:p>
              </table:table-cell>
              <table:table-cell office:value-type="float" office:value="0.987962">
                <text:p>0.987962</text:p>
              </table:table-cell>
              <table:table-cell office:value-type="float" office:value="9.78999999999984">
                <text:p>9.78999999999984</text:p>
              </table:table-cell>
              <table:table-cell office:value-type="float" office:value="0.987671402074557">
                <text:p>0.987671402074557</text:p>
              </table:table-cell>
            </table:table-row>
            <table:table-row>
              <table:table-cell office:value-type="float" office:value="9.83">
                <text:p>9.83</text:p>
              </table:table-cell>
              <table:table-cell office:value-type="float" office:value="9.82">
                <text:p>9.82</text:p>
              </table:table-cell>
              <table:table-cell office:value-type="float" office:value="0.988185">
                <text:p>0.988185</text:p>
              </table:table-cell>
              <table:table-cell office:value-type="float" office:value="9.82">
                <text:p>9.82</text:p>
              </table:table-cell>
              <table:table-cell office:value-type="float" office:value="0.988022">
                <text:p>0.988022</text:p>
              </table:table-cell>
              <table:table-cell office:value-type="float" office:value="9.79999999999984">
                <text:p>9.79999999999984</text:p>
              </table:table-cell>
              <table:table-cell office:value-type="float" office:value="0.987732891213234">
                <text:p>0.987732891213234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9.83">
                <text:p>9.83</text:p>
              </table:table-cell>
              <table:table-cell office:value-type="float" office:value="0.988244">
                <text:p>0.988244</text:p>
              </table:table-cell>
              <table:table-cell office:value-type="float" office:value="9.83">
                <text:p>9.83</text:p>
              </table:table-cell>
              <table:table-cell office:value-type="float" office:value="0.988082">
                <text:p>0.988082</text:p>
              </table:table-cell>
              <table:table-cell office:value-type="float" office:value="9.80999999999984">
                <text:p>9.80999999999984</text:p>
              </table:table-cell>
              <table:table-cell office:value-type="float" office:value="0.987794073673554">
                <text:p>0.987794073673554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9.84">
                <text:p>9.84</text:p>
              </table:table-cell>
              <table:table-cell office:value-type="float" office:value="0.988303">
                <text:p>0.988303</text:p>
              </table:table-cell>
              <table:table-cell office:value-type="float" office:value="9.84">
                <text:p>9.84</text:p>
              </table:table-cell>
              <table:table-cell office:value-type="float" office:value="0.988142">
                <text:p>0.988142</text:p>
              </table:table-cell>
              <table:table-cell office:value-type="float" office:value="9.81999999999984">
                <text:p>9.81999999999984</text:p>
              </table:table-cell>
              <table:table-cell office:value-type="float" office:value="0.987854950985079">
                <text:p>0.987854950985079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9.85">
                <text:p>9.85</text:p>
              </table:table-cell>
              <table:table-cell office:value-type="float" office:value="0.988362">
                <text:p>0.988362</text:p>
              </table:table-cell>
              <table:table-cell office:value-type="float" office:value="9.85">
                <text:p>9.85</text:p>
              </table:table-cell>
              <table:table-cell office:value-type="float" office:value="0.988201">
                <text:p>0.988201</text:p>
              </table:table-cell>
              <table:table-cell office:value-type="float" office:value="9.82999999999983">
                <text:p>9.82999999999983</text:p>
              </table:table-cell>
              <table:table-cell office:value-type="float" office:value="0.987915524669747">
                <text:p>0.987915524669747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9.86">
                <text:p>9.86</text:p>
              </table:table-cell>
              <table:table-cell office:value-type="float" office:value="0.988421">
                <text:p>0.988421</text:p>
              </table:table-cell>
              <table:table-cell office:value-type="float" office:value="9.86">
                <text:p>9.86</text:p>
              </table:table-cell>
              <table:table-cell office:value-type="float" office:value="0.98826">
                <text:p>0.98826</text:p>
              </table:table-cell>
              <table:table-cell office:value-type="float" office:value="9.83999999999983">
                <text:p>9.83999999999983</text:p>
              </table:table-cell>
              <table:table-cell office:value-type="float" office:value="0.987975796241901">
                <text:p>0.987975796241901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9.87">
                <text:p>9.87</text:p>
              </table:table-cell>
              <table:table-cell office:value-type="float" office:value="0.988479">
                <text:p>0.988479</text:p>
              </table:table-cell>
              <table:table-cell office:value-type="float" office:value="9.87">
                <text:p>9.87</text:p>
              </table:table-cell>
              <table:table-cell office:value-type="float" office:value="0.988319">
                <text:p>0.988319</text:p>
              </table:table-cell>
              <table:table-cell office:value-type="float" office:value="9.84999999999983">
                <text:p>9.84999999999983</text:p>
              </table:table-cell>
              <table:table-cell office:value-type="float" office:value="0.988035767208336">
                <text:p>0.988035767208336</text:p>
              </table:table-cell>
            </table:table-row>
            <table:table-row>
              <table:table-cell office:value-type="float" office:value="9.89">
                <text:p>9.89</text:p>
              </table:table-cell>
              <table:table-cell office:value-type="float" office:value="9.88">
                <text:p>9.88</text:p>
              </table:table-cell>
              <table:table-cell office:value-type="float" office:value="0.988537">
                <text:p>0.988537</text:p>
              </table:table-cell>
              <table:table-cell office:value-type="float" office:value="9.88">
                <text:p>9.88</text:p>
              </table:table-cell>
              <table:table-cell office:value-type="float" office:value="0.988378">
                <text:p>0.988378</text:p>
              </table:table-cell>
              <table:table-cell office:value-type="float" office:value="9.85999999999983">
                <text:p>9.85999999999983</text:p>
              </table:table-cell>
              <table:table-cell office:value-type="float" office:value="0.988095439068328">
                <text:p>0.988095439068328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9.89">
                <text:p>9.89</text:p>
              </table:table-cell>
              <table:table-cell office:value-type="float" office:value="0.988594">
                <text:p>0.988594</text:p>
              </table:table-cell>
              <table:table-cell office:value-type="float" office:value="9.89">
                <text:p>9.89</text:p>
              </table:table-cell>
              <table:table-cell office:value-type="float" office:value="0.988436">
                <text:p>0.988436</text:p>
              </table:table-cell>
              <table:table-cell office:value-type="float" office:value="9.86999999999983">
                <text:p>9.86999999999983</text:p>
              </table:table-cell>
              <table:table-cell office:value-type="float" office:value="0.988154813313676">
                <text:p>0.988154813313676</text:p>
              </table:table-cell>
            </table:table-row>
            <table:table-row>
              <table:table-cell office:value-type="float" office:value="9.91">
                <text:p>9.91</text:p>
              </table:table-cell>
              <table:table-cell office:value-type="float" office:value="9.9">
                <text:p>9.9</text:p>
              </table:table-cell>
              <table:table-cell office:value-type="float" office:value="0.988652">
                <text:p>0.988652</text:p>
              </table:table-cell>
              <table:table-cell office:value-type="float" office:value="9.9">
                <text:p>9.9</text:p>
              </table:table-cell>
              <table:table-cell office:value-type="float" office:value="0.988494">
                <text:p>0.988494</text:p>
              </table:table-cell>
              <table:table-cell office:value-type="float" office:value="9.87999999999983">
                <text:p>9.87999999999983</text:p>
              </table:table-cell>
              <table:table-cell office:value-type="float" office:value="0.988213891428741">
                <text:p>0.988213891428741</text:p>
              </table:table-cell>
            </table:table-row>
            <table:table-row>
              <table:table-cell office:value-type="float" office:value="9.92">
                <text:p>9.92</text:p>
              </table:table-cell>
              <table:table-cell office:value-type="float" office:value="9.91">
                <text:p>9.91</text:p>
              </table:table-cell>
              <table:table-cell office:value-type="float" office:value="0.988709">
                <text:p>0.988709</text:p>
              </table:table-cell>
              <table:table-cell office:value-type="float" office:value="9.91">
                <text:p>9.91</text:p>
              </table:table-cell>
              <table:table-cell office:value-type="float" office:value="0.988552">
                <text:p>0.988552</text:p>
              </table:table-cell>
              <table:table-cell office:value-type="float" office:value="9.88999999999983">
                <text:p>9.88999999999983</text:p>
              </table:table-cell>
              <table:table-cell office:value-type="float" office:value="0.988272674890477">
                <text:p>0.988272674890477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9.92">
                <text:p>9.92</text:p>
              </table:table-cell>
              <table:table-cell office:value-type="float" office:value="0.988765">
                <text:p>0.988765</text:p>
              </table:table-cell>
              <table:table-cell office:value-type="float" office:value="9.92">
                <text:p>9.92</text:p>
              </table:table-cell>
              <table:table-cell office:value-type="float" office:value="0.988609">
                <text:p>0.988609</text:p>
              </table:table-cell>
              <table:table-cell office:value-type="float" office:value="9.89999999999983">
                <text:p>9.89999999999983</text:p>
              </table:table-cell>
              <table:table-cell office:value-type="float" office:value="0.988331165168474">
                <text:p>0.988331165168474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9.93">
                <text:p>9.93</text:p>
              </table:table-cell>
              <table:table-cell office:value-type="float" office:value="0.988822">
                <text:p>0.988822</text:p>
              </table:table-cell>
              <table:table-cell office:value-type="float" office:value="9.93">
                <text:p>9.93</text:p>
              </table:table-cell>
              <table:table-cell office:value-type="float" office:value="0.988666">
                <text:p>0.988666</text:p>
              </table:table-cell>
              <table:table-cell office:value-type="float" office:value="9.90999999999983">
                <text:p>9.90999999999983</text:p>
              </table:table-cell>
              <table:table-cell office:value-type="float" office:value="0.988389363724993">
                <text:p>0.988389363724993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9.94">
                <text:p>9.94</text:p>
              </table:table-cell>
              <table:table-cell office:value-type="float" office:value="0.988878">
                <text:p>0.988878</text:p>
              </table:table-cell>
              <table:table-cell office:value-type="float" office:value="9.94">
                <text:p>9.94</text:p>
              </table:table-cell>
              <table:table-cell office:value-type="float" office:value="0.988723">
                <text:p>0.988723</text:p>
              </table:table-cell>
              <table:table-cell office:value-type="float" office:value="9.91999999999983">
                <text:p>9.91999999999983</text:p>
              </table:table-cell>
              <table:table-cell office:value-type="float" office:value="0.988447272015001">
                <text:p>0.988447272015001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9.95">
                <text:p>9.95</text:p>
              </table:table-cell>
              <table:table-cell office:value-type="float" office:value="0.988934">
                <text:p>0.988934</text:p>
              </table:table-cell>
              <table:table-cell office:value-type="float" office:value="9.95">
                <text:p>9.95</text:p>
              </table:table-cell>
              <table:table-cell office:value-type="float" office:value="0.988779">
                <text:p>0.988779</text:p>
              </table:table-cell>
              <table:table-cell office:value-type="float" office:value="9.92999999999983">
                <text:p>9.92999999999983</text:p>
              </table:table-cell>
              <table:table-cell office:value-type="float" office:value="0.988504891486207">
                <text:p>0.988504891486207</text:p>
              </table:table-cell>
            </table:table-row>
            <table:table-row>
              <table:table-cell office:value-type="float" office:value="9.97">
                <text:p>9.97</text:p>
              </table:table-cell>
              <table:table-cell office:value-type="float" office:value="9.96">
                <text:p>9.96</text:p>
              </table:table-cell>
              <table:table-cell office:value-type="float" office:value="0.98899">
                <text:p>0.98899</text:p>
              </table:table-cell>
              <table:table-cell office:value-type="float" office:value="9.96">
                <text:p>9.96</text:p>
              </table:table-cell>
              <table:table-cell office:value-type="float" office:value="0.988836">
                <text:p>0.988836</text:p>
              </table:table-cell>
              <table:table-cell office:value-type="float" office:value="9.93999999999983">
                <text:p>9.93999999999983</text:p>
              </table:table-cell>
              <table:table-cell office:value-type="float" office:value="0.988562223579102">
                <text:p>0.988562223579102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9.97">
                <text:p>9.97</text:p>
              </table:table-cell>
              <table:table-cell office:value-type="float" office:value="0.989045">
                <text:p>0.989045</text:p>
              </table:table-cell>
              <table:table-cell office:value-type="float" office:value="9.97">
                <text:p>9.97</text:p>
              </table:table-cell>
              <table:table-cell office:value-type="float" office:value="0.988892">
                <text:p>0.988892</text:p>
              </table:table-cell>
              <table:table-cell office:value-type="float" office:value="9.94999999999983">
                <text:p>9.94999999999983</text:p>
              </table:table-cell>
              <table:table-cell office:value-type="float" office:value="0.98861926972699">
                <text:p>0.98861926972699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9.98">
                <text:p>9.98</text:p>
              </table:table-cell>
              <table:table-cell office:value-type="float" office:value="0.9891">
                <text:p>0.9891</text:p>
              </table:table-cell>
              <table:table-cell office:value-type="float" office:value="9.98">
                <text:p>9.98</text:p>
              </table:table-cell>
              <table:table-cell office:value-type="float" office:value="0.988947">
                <text:p>0.988947</text:p>
              </table:table-cell>
              <table:table-cell office:value-type="float" office:value="9.95999999999983">
                <text:p>9.95999999999983</text:p>
              </table:table-cell>
              <table:table-cell office:value-type="float" office:value="0.988676031356029">
                <text:p>0.9886760313560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9">
                <text:p>9.99</text:p>
              </table:table-cell>
              <table:table-cell office:value-type="float" office:value="0.989155">
                <text:p>0.989155</text:p>
              </table:table-cell>
              <table:table-cell office:value-type="float" office:value="9.99">
                <text:p>9.99</text:p>
              </table:table-cell>
              <table:table-cell office:value-type="float" office:value="0.989003">
                <text:p>0.989003</text:p>
              </table:table-cell>
              <table:table-cell office:value-type="float" office:value="9.96999999999983">
                <text:p>9.96999999999983</text:p>
              </table:table-cell>
              <table:table-cell office:value-type="float" office:value="0.988732509885262">
                <text:p>0.988732509885262</text:p>
              </table:table-cell>
            </table:table-row>
            <table:table-row>
              <table:table-cell office:value-type="float" office:value="10.01">
                <text:p>10.01</text:p>
              </table:table-cell>
              <table:table-cell office:value-type="float" office:value="10">
                <text:p>10</text:p>
              </table:table-cell>
              <table:table-cell office:value-type="float" office:value="0.989209">
                <text:p>0.989209</text:p>
              </table:table-cell>
              <table:table-cell office:value-type="float" office:value="10">
                <text:p>10</text:p>
              </table:table-cell>
              <table:table-cell office:value-type="float" office:value="0.989058">
                <text:p>0.989058</text:p>
              </table:table-cell>
              <table:table-cell office:value-type="float" office:value="9.97999999999983">
                <text:p>9.97999999999983</text:p>
              </table:table-cell>
              <table:table-cell office:value-type="float" office:value="0.988788706726655">
                <text:p>0.988788706726655</text:p>
              </table:table-cell>
            </table:table-row>
            <table:table-row>
              <table:table-cell office:value-type="string"/>
              <table:table-cell office:value-type="float" office:value="10.01">
                <text:p>10.01</text:p>
              </table:table-cell>
              <table:table-cell office:value-type="float" office:value="NaN">
                <text:p>NaN</text:p>
              </table:table-cell>
              <table:table-cell office:value-type="float" office:value="10.01">
                <text:p>10.01</text:p>
              </table:table-cell>
              <table:table-cell office:value-type="float" office:value="0.989113">
                <text:p>0.989113</text:p>
              </table:table-cell>
              <table:table-cell office:value-type="float" office:value="9.98999999999983">
                <text:p>9.98999999999983</text:p>
              </table:table-cell>
              <table:table-cell office:value-type="float" office:value="0.988844623285133">
                <text:p>0.988844623285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88900260958612">
                <text:p>0.988900260958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